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Calibri" svg:font-family="Calibri"/>
    <style:font-face style:name="Calibri11" svg:font-family="Calibri11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8" style:family="table-cell" style:parent-style-name="S5" style:data-style-name="N0">
      <style:table-cell-properties fo:border="thin solid #000000" style:vertical-align="middle" fo:wrap-option="wrap" fo:background-color="#993366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S6" style:data-style-name="N4">
      <style:table-cell-properties fo:border="thin solid #000000" style:vertical-align="middle" fo:wrap-option="wrap" fo:background-color="#993366" style:repeat-content="false"/>
      <style:paragraph-properties fo:text-align="center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Excel_BuiltIn_Percent" style:data-style-name="N14">
      <style:table-cell-properties fo:border="thin solid #000000" style:vertical-align="middle" fo:wrap-option="wrap" fo:background-color="#99336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S8" style:data-style-name="N0">
      <style:table-cell-properties fo:border="thin solid #000000" style:vertical-align="middle" fo:wrap-option="wrap" fo:background-color="#993366" style:repeat-content="false"/>
      <style:paragraph-properties fo:text-align="start" fo:margin-left="0cm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S9" style:data-style-name="N4">
      <style:table-cell-properties fo:border="thin solid #000000" style:vertical-align="middle" fo:wrap-option="wrap" fo:background-color="#993366" style:repeat-content="false"/>
      <style:paragraph-properties fo:text-align="start" fo:margin-left="0cm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S9" style:data-style-name="N4">
      <style:table-cell-properties fo:border="thin solid #000000" style:vertical-align="middle" fo:wrap-option="wrap" fo:background-color="#993366" style:repeat-content="false"/>
      <style:paragraph-properties fo:text-align="end" fo:margin-right="0cm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S12" style:data-style-name="N4">
      <style:table-cell-properties fo:border="thin solid #000000" style:vertical-align="middle" fo:wrap-option="wrap" fo:background-color="#993366" style:repeat-content="false"/>
      <style:paragraph-properties fo:text-align="start" fo:margin-left="0cm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S12" style:data-style-name="N4">
      <style:table-cell-properties fo:border="thin solid #000000" style:vertical-align="middle" fo:wrap-option="wrap" fo:background-color="#993366" style:repeat-content="false"/>
      <style:paragraph-properties fo:text-align="end" fo:margin-right="0cm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S8" style:data-style-name="N0">
      <style:table-cell-properties fo:border="thin solid #000000" style:vertical-align="middle" fo:wrap-option="wrap" fo:background-color="#969696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S12" style:data-style-name="N4">
      <style:table-cell-properties fo:border="thin solid #000000" style:vertical-align="middle" fo:wrap-option="wrap" fo:background-color="#969696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BuiltIn_Percent" style:data-style-name="N14">
      <style:table-cell-properties fo:border="thin solid #000000" style:vertical-align="middle" fo:wrap-option="wrap" fo:background-color="#969696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4">
      <style:table-cell-properties fo:border="thin solid #000000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Calibri" style:font-name-asian="Calibri" style:font-name-complex="Calibri" style:font-family-generic="swiss"/>
    </style:style>
    <style:style style:name="ce23" style:family="table-cell" style:parent-style-name="Excel_BuiltIn_Percent" style:data-style-name="N14">
      <style:table-cell-properties fo:border="thin solid #000000" style:vertical-align="middle" fo:wrap-option="no-wrap" fo:background-color="transparent" style:repeat-content="false"/>
      <style:paragraph-properties fo:text-align="center" style:writing-mode="l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no-wrap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25" style:family="table-cell" style:parent-style-name="S8" style:data-style-name="N0">
      <style:table-cell-properties fo:border="thin solid #000000" style:vertical-align="middle" fo:wrap-option="no-wrap" fo:background-color="#969696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27" style:family="table-cell" style:parent-style-name="Porcentagem" style:data-style-name="N14">
      <style:table-cell-properties fo:border="thin solid #000000" style:vertical-align="middle" fo:wrap-option="wrap" fo:background-color="#99336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Porcentagem" style:data-style-name="N14">
      <style:table-cell-properties fo:border="thin solid #000000" style:vertical-align="middle" fo:wrap-option="wrap" fo:background-color="#969696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" style:family="table-cell" style:parent-style-name="Default" style:data-style-name="N4">
      <style:table-cell-properties fo:border="thin solid #000000" style:vertical-align="middle" fo:wrap-option="no-wrap" style:repeat-content="false"/>
      <style:paragraph-properties fo:text-align="end" fo:margin-right="0cm" style:writing-mode="lr"/>
      <style:text-properties style:font-name="Calibri" style:font-name-asian="Calibri" style:font-name-complex="Calibri" style:font-family-generic="swiss"/>
    </style:style>
    <style:style style:name="ce30" style:family="table-cell" style:parent-style-name="Porcentagem" style:data-style-name="N1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e33" style:family="table-cell" style:parent-style-name="S8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S12" style:data-style-name="N4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" style:family="table-cell" style:parent-style-name="Normal_32_2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Normal_32_2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8" style:family="table-cell" style:parent-style-name="Normal_32_2" style:data-style-name="N0">
      <style:table-cell-properties fo:border="thin solid #000000" style:vertical-align="middle" fo:wrap-option="no-wrap" fo:background-color="transparent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39" style:family="table-cell" style:parent-style-name="S8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S12" style:data-style-name="N4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Excel_BuiltIn_Percent" style:data-style-name="N1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2" style:family="table-cell" style:parent-style-name="Excel_BuiltIn_Percent" style:data-style-name="N1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3" style:family="table-cell" style:parent-style-name="Excel_BuiltIn_Currency" style:data-style-name="N4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4" style:family="table-cell" style:parent-style-name="Default" style:data-style-name="N4">
      <style:table-cell-properties style:vertical-align="top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45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46" style:family="table-cell" style:parent-style-name="Excel_BuiltIn_Percent" style:data-style-name="N14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11" style:font-name-asian="Calibri11" style:font-name-complex="Calibri11"/>
    </style:style>
    <style:style style:name="ce50" style:family="table-cell" style:parent-style-name="Default" style:data-style-name="N0"/>
    <style:style style:name="ce51" style:family="table-cell" style:parent-style-name="Default" style:data-style-name="N30">
      <style:table-cell-properties fo:border="thin solid #000000" style:vertical-align="middle" fo:wrap-option="wrap" fo:background-color="#993366" style:repeat-content="false"/>
      <style:paragraph-properties fo:text-align="center"/>
      <style:text-properties fo:color="#C0C0C0" style:font-name="Calibri" style:font-name-asian="Calibri" style:font-name-complex="Calibri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993366" style:repeat-content="false"/>
      <style:paragraph-properties fo:text-align="center"/>
      <style:text-properties fo:color="#C0C0C0" style:font-name="Calibri" style:font-name-asian="Calibri" style:font-name-complex="Calibri" fo:font-weight="bold" style:font-weight-asian="bold" style:font-weight-complex="bold" style:font-family-generic="swiss"/>
    </style:style>
    <style:style style:name="ce53" style:family="table-cell" style:parent-style-name="Porcentagem" style:data-style-name="N14">
      <style:table-cell-properties fo:border="thin solid #000000" style:vertical-align="middle" fo:wrap-option="wrap" fo:background-color="#993366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11" style:font-name-asian="Calibri11" style:font-name-complex="Calibri11"/>
    </style:style>
    <style:style style:name="ce55" style:family="table-cell" style:parent-style-name="Default" style:data-style-name="N0">
      <style:table-cell-properties fo:border="thin solid #000000" fo:background-color="#969696"/>
      <style:text-properties fo:color="#993366" style:font-name="Calibri" style:font-name-asian="Calibri" style:font-name-complex="Calibri" fo:font-weight="bold" style:font-weight-asian="bold" style:font-weight-complex="bold" style:font-family-generic="swiss"/>
    </style:style>
    <style:style style:name="ce56" style:family="table-cell" style:parent-style-name="Default" style:data-style-name="N4">
      <style:table-cell-properties fo:border="thin solid #000000" style:vertical-align="middle" fo:wrap-option="wrap" fo:background-color="#969696" style:repeat-content="false"/>
      <style:paragraph-properties fo:text-align="end" fo:margin-right="0cm"/>
      <style:text-properties fo:color="#993366"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Porcentagem" style:data-style-name="N14">
      <style:table-cell-properties fo:border="thin solid #000000" style:vertical-align="middle" fo:wrap-option="wrap" fo:background-color="#969696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8" style:family="table-cell" style:parent-style-name="Default" style:data-style-name="N4">
      <style:table-cell-properties fo:border="thin solid #000000"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59" style:family="table-cell" style:parent-style-name="Porcentagem" style:data-style-name="N1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0" style:family="table-cell" style:parent-style-name="Default" style:data-style-name="N4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61" style:family="table-cell" style:parent-style-name="Moeda" style:data-style-name="N37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fo:background-color="#80808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3" style:family="table-cell" style:parent-style-name="Default" style:data-style-name="N4">
      <style:table-cell-properties fo:border="thin solid #000000" style:vertical-align="middle" fo:wrap-option="wrap" fo:background-color="#808080" style:repeat-content="false"/>
      <style:paragraph-properties fo:text-align="end" fo:margin-righ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Porcentagem" style:data-style-name="N14">
      <style:table-cell-properties fo:border="thin solid #000000" style:vertical-align="middle" fo:wrap-option="wrap" fo:background-color="#80808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66" style:family="table-cell" style:parent-style-name="Default" style:data-style-name="N0">
      <style:table-cell-properties fo:background-color="transparent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993366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8" style:family="table-cell" style:parent-style-name="Default" style:data-style-name="N4">
      <style:table-cell-properties fo:border="thin solid #000000" style:vertical-align="middle" fo:wrap-option="wrap" fo:background-color="#993366" style:repeat-content="false"/>
      <style:paragraph-properties fo:text-align="end" fo:margin-righ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Porcentagem" style:data-style-name="N14">
      <style:table-cell-properties fo:border="thin solid #000000" style:vertical-align="middle" fo:wrap-option="wrap" fo:background-color="#993366" style:repeat-content="false"/>
      <style:paragraph-properties fo:text-align="end" fo:margin-righ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e71" style:family="table-cell" style:parent-style-name="Default" style:data-style-name="N4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993366" style:font-name="Calibri" style:font-name-asian="Calibri" style:font-name-complex="Calibri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11" style:font-name-asian="Calibri11" style:font-name-complex="Calibri11"/>
    </style:style>
    <style:style style:name="ce73" style:family="table-cell" style:parent-style-name="Default" style:data-style-name="N0">
      <style:table-cell-properties fo:border="thin solid #000000" fo:background-color="transparent"/>
      <style:text-properties style:font-name="Calibri" style:font-name-asian="Calibri" style:font-name-complex="Calibri" style:font-family-generic="swiss"/>
    </style:style>
    <style:style style:name="ce74" style:family="table-cell" style:parent-style-name="Default" style:data-style-name="N0">
      <style:table-cell-properties fo:border="thin solid #000000"/>
      <style:text-properties fo:color="#993366" style:font-name="Calibri" style:font-name-asian="Calibri" style:font-name-complex="Calibri" fo:font-weight="bold" style:font-weight-asian="bold" style:font-weight-complex="bold" style:font-family-generic="swiss"/>
    </style:style>
    <style:style style:name="ce75" style:family="table-cell" style:parent-style-name="Default" style:data-style-name="N4">
      <style:table-cell-properties fo:border="thin solid #000000" style:vertical-align="middle" fo:wrap-option="wrap" style:repeat-content="false"/>
      <style:paragraph-properties fo:text-align="end" fo:margin-right="0cm"/>
      <style:text-properties fo:color="#993366" style:font-name="Calibri" style:font-name-asian="Calibri" style:font-name-complex="Calibri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96969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7" style:family="table-cell" style:parent-style-name="Default" style:data-style-name="N4">
      <style:table-cell-properties fo:border="thin solid #000000" style:vertical-align="middle" fo:wrap-option="wrap" fo:background-color="#969696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8" style:family="table-cell" style:parent-style-name="Default" style:data-style-name="N4"/>
    <style:style style:name="ce7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0" style:family="table-cell" style:parent-style-name="Default" style:data-style-name="N0">
      <style:table-cell-properties fo:border="thin solid #000000" style:vertical-align="automatic" fo:wrap-option="wrap" fo:background-color="#96969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80808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2" style:family="table-cell" style:parent-style-name="Default" style:data-style-name="N4">
      <style:table-cell-properties fo:border-top="thin solid #000000" fo:border-bottom="none" fo:border-left="thin solid #000000" fo:border-right="thin solid #000000" style:vertical-align="middle" fo:wrap-option="wrap" fo:background-color="#80808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3" style:family="table-cell" style:parent-style-name="Porcentagem" style:data-style-name="N14">
      <style:table-cell-properties fo:border-top="thin solid #000000" fo:border-bottom="none" fo:border-left="thin solid #000000" fo:border-right="thin solid #000000" style:vertical-align="middle" fo:wrap-option="wrap" fo:background-color="#969696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4" style:family="table-cell" style:parent-style-name="Default" style:data-style-name="N0">
      <style:text-properties fo:color="#993366" style:font-name="Calibri" style:font-name-asian="Calibri" style:font-name-complex="Calibri" fo:font-weight="bold" style:font-weight-asian="bold" style:font-weight-complex="bold" style:font-family-generic="swiss"/>
    </style:style>
    <style:style style:name="ce8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6" style:family="table-cell" style:parent-style-name="Default" style:data-style-name="N4">
      <style:table-cell-properties fo:border="thin solid #000000"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7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88" style:family="table-cell" style:parent-style-name="Default" style:data-style-name="N4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89" style:family="table-cell" style:parent-style-name="Default" style:data-style-name="N0">
      <style:table-cell-properties fo:background-color="#FFFF00"/>
      <style:text-properties style:font-name="Calibri" style:font-name-asian="Calibri" style:font-name-complex="Calibri" style:font-family-generic="swiss"/>
    </style:style>
    <style:style style:name="ce90" style:family="table-cell" style:parent-style-name="Default" style:data-style-name="N36">
      <style:table-cell-properties style:vertical-align="middle" fo:wrap-option="wrap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91" style:family="table-cell" style:parent-style-name="Default" style:data-style-name="N0">
      <style:table-cell-properties fo:background-color="#99CC00"/>
      <style:text-properties style:font-name="Calibri" style:font-name-asian="Calibri" style:font-name-complex="Calibri" style:font-family-generic="swiss"/>
    </style:style>
    <style:style style:name="ce92" style:family="table-cell" style:parent-style-name="Default" style:data-style-name="N36">
      <style:table-cell-properties style:vertical-align="middle" fo:wrap-option="wrap" fo:background-color="#99CC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93" style:family="table-cell" style:parent-style-name="Default" style:data-style-name="N0">
      <style:table-cell-properties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4" style:family="table-cell" style:parent-style-name="Default" style:data-style-name="N36">
      <style:table-cell-properties style:vertical-align="middle" fo:wrap-option="wrap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5" style:family="table-cell" style:parent-style-name="Default" style:data-style-name="N0">
      <style:table-cell-properties fo:background-color="#99CC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6" style:family="table-cell" style:parent-style-name="Default" style:data-style-name="N36">
      <style:table-cell-properties style:vertical-align="middle" fo:wrap-option="wrap" fo:background-color="#99CC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7" style:family="table-cell" style:parent-style-name="Default" style:data-style-name="N4">
      <style:table-cell-properties style:vertical-align="middle" fo:wrap-option="wrap" style:repeat-content="false"/>
      <style:paragraph-properties fo:text-align="end" fo:margin-right="0cm"/>
      <style:text-properties style:font-name="Calibri11" style:font-name-asian="Calibri11" style:font-name-complex="Calibri11"/>
    </style:style>
    <style:style style:name="ce98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Calibri11" style:font-name-asian="Calibri11" style:font-name-complex="Calibri11"/>
    </style:style>
    <style:style style:name="ce9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Calibri11" style:font-name-asian="Calibri11" style:font-name-complex="Calibri11"/>
    </style:style>
    <style:style style:name="ce100" style:family="table-cell" style:parent-style-name="S2" style:data-style-name="N0">
      <style:table-cell-properties fo:border="thin solid #000000" style:vertical-align="middle" fo:wrap-option="wrap" fo:background-color="#993366" style:repeat-content="false"/>
      <style:paragraph-properties fo:text-align="center"/>
      <style:text-properties fo:color="#C0C0C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1" style:family="table-cell" style:parent-style-name="Excel_BuiltIn_Percent" style:data-style-name="N14">
      <style:table-cell-properties style:vertical-align="middle" fo:wrap-option="no-wrap" fo:background-color="transparent" style:repeat-content="false"/>
      <style:paragraph-properties fo:text-align="center" style:writing-mode="lr"/>
      <style:text-properties style:font-name="Calibri" style:font-name-asian="Calibri" style:font-name-complex="Calibri" style:font-family-generic="swiss"/>
    </style:style>
    <style:style style:name="ce102" style:family="table-cell" style:parent-style-name="S8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3" style:family="table-cell" style:parent-style-name="S12" style:data-style-name="N4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4" style:family="table-cell" style:parent-style-name="Porcentagem" style:data-style-name="N14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5" style:family="table-cell" style:parent-style-name="Porcentagem" style:data-style-name="N14">
      <style:table-cell-properties fo:border="thin solid #000000" style:vertical-align="middle" fo:wrap-option="no-wrap" fo:background-color="transparent" style:repeat-content="false"/>
      <style:paragraph-properties fo:text-align="center" style:writing-mode="lr"/>
      <style:text-properties style:font-name="Calibri" style:font-name-asian="Calibri" style:font-name-complex="Calibri" style:font-family-generic="swiss"/>
    </style:style>
    <style:style style:name="ce106" style:family="table-cell" style:parent-style-name="Moeda" style:data-style-name="N4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7" style:family="table-cell" style:parent-style-name="Porcentagem" style:data-style-name="N14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8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109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 style:writing-mode="l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10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end" fo:margin-right="0cm" style:writing-mode="lr"/>
      <style:text-properties style:font-name="Calibri" style:font-name-asian="Calibri" style:font-name-complex="Calibri" style:font-family-generic="swiss"/>
    </style:style>
    <style:style style:name="ce111" style:family="table-cell" style:parent-style-name="Excel_BuiltIn_Percent" style:data-style-name="N14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12" style:family="table-cell" style:parent-style-name="Default" style:data-style-name="N4">
      <style:table-cell-properties fo:border="thin solid #000000" style:vertical-align="middle" fo:wrap-option="wrap" style:repeat-content="false"/>
      <style:paragraph-properties fo:text-align="end" fo:margin-right="0cm" style:writing-mode="lr"/>
      <style:text-properties style:font-name="Calibri" style:font-name-asian="Calibri" style:font-name-complex="Calibri" style:font-family-generic="swiss"/>
    </style:style>
    <style:style style:name="ce113" style:family="table-cell" style:parent-style-name="S12" style:data-style-name="N4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14" style:family="table-cell" style:parent-style-name="Porcentagem" style:data-style-name="N14">
      <style:table-cell-properties fo:border="thin solid #000000" style:vertical-align="middle" fo:wrap-option="wrap" fo:background-color="transparent" style:repeat-content="false"/>
      <style:paragraph-properties fo:text-align="center" style:writing-mode="lr"/>
      <style:text-properties style:font-name="Calibri" style:font-name-asian="Calibri" style:font-name-complex="Calibri" style:font-family-generic="swiss"/>
    </style:style>
    <style:style style:name="ce115" style:family="table-cell" style:parent-style-name="Normal_32_2" style:data-style-name="N4">
      <style:table-cell-properties fo:border="thin solid #000000" style:vertical-align="middle" fo:wrap-option="no-wrap" fo:background-color="transparent" style:repeat-content="false"/>
      <style:paragraph-properties fo:text-align="end" fo:margin-right="0cm" style:writing-mode="lr"/>
      <style:text-properties style:font-name="Calibri" style:font-name-asian="Calibri" style:font-name-complex="Calibri" style:font-family-generic="swiss"/>
    </style:style>
    <style:style style:name="ce116" style:family="table-cell" style:parent-style-name="S8" style:data-style-name="N0">
      <style:table-cell-properties fo:border="thin solid #000000" style:vertical-align="middle" fo:wrap-option="wrap" fo:background-color="#808080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Default" style:data-style-name="N4">
      <style:table-cell-properties fo:border="thin solid #000000" style:vertical-align="middle" fo:wrap-option="wrap" fo:background-color="#993366" style:repeat-content="false"/>
      <style:paragraph-properties fo:text-align="end" fo:margin-right="0cm" style:writing-mode="l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8" style:family="table-cell" style:parent-style-name="Excel_BuiltIn_Percent" style:data-style-name="N14">
      <style:table-cell-properties fo:border="thin solid #000000" style:vertical-align="middle" fo:wrap-option="no-wrap" fo:background-color="#993366" style:repeat-content="false"/>
      <style:paragraph-properties fo:text-align="center" style:writing-mode="l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9" style:family="table-cell" style:parent-style-name="Excel_BuiltIn_Percent" style:data-style-name="N14">
      <style:table-cell-properties fo:border="thin solid #000000" style:vertical-align="middle" fo:wrap-option="no-wrap" fo:background-color="#993366" style:repeat-content="false"/>
      <style:paragraph-properties fo:text-align="center" style:writing-mode="lr"/>
      <style:text-properties fo:color="#FFFFFF" style:font-name="Calibri" style:font-name-asian="Calibri" style:font-name-complex="Calibri" style:font-family-generic="swiss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#969696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121" style:family="table-cell" style:parent-style-name="Excel_BuiltIn_Percent" style:data-style-name="N14">
      <style:table-cell-properties fo:border="thin solid #000000" style:vertical-align="middle" fo:wrap-option="no-wrap" fo:background-color="#969696" style:repeat-content="false"/>
      <style:paragraph-properties fo:text-align="center" style:writing-mode="lr"/>
      <style:text-properties style:font-name="Calibri" style:font-name-asian="Calibri" style:font-name-complex="Calibri" style:font-family-generic="swiss"/>
    </style:style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123" style:family="table-cell" style:parent-style-name="Default" style:data-style-name="N4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end" fo:margin-right="0cm" style:writing-mode="lr"/>
      <style:text-properties style:font-name="Calibri" style:font-name-asian="Calibri" style:font-name-complex="Calibri" style:font-family-generic="swiss"/>
    </style:style>
    <style:style style:name="ce124" style:family="table-cell" style:parent-style-name="Excel_BuiltIn_Percent" style:data-style-name="N14">
      <style:table-cell-properties fo:border-top="thin solid #000000" fo:border-bottom="none" fo:border-left="thin solid #000000" fo:border-right="thin solid #000000" style:vertical-align="middle" fo:wrap-option="no-wrap" fo:background-color="transparent" style:repeat-content="false"/>
      <style:paragraph-properties fo:text-align="center" style:writing-mode="lr"/>
      <style:text-properties style:font-name="Calibri" style:font-name-asian="Calibri" style:font-name-complex="Calibri" style:font-family-generic="swiss"/>
    </style:style>
    <style:style style:name="ce125" style:family="table-cell" style:parent-style-name="Excel_BuiltIn_Currency" style:data-style-name="N4">
      <style:table-cell-properties fo:border="thin solid #000000" style:vertical-align="top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C0C0C0" style:font-name="Calibri" style:font-name-asian="Calibri" style:font-name-complex="Calibri"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able-cell-properties fo:border="thin solid #000000" fo:background-color="transparent"/>
      <style:text-properties fo:color="#993366" style:font-name="Calibri" style:font-name-asian="Calibri" style:font-name-complex="Calibri"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2" style:family="table-cell" style:parent-style-name="Default" style:data-style-name="N0">
      <style:table-cell-properties fo:background-color="transparent"/>
      <style:text-properties fo:color="#993366" style:font-name="Calibri" style:font-name-asian="Calibri" style:font-name-complex="Calibri" fo:font-weight="bold" style:font-weight-asian="bold" style:font-weight-complex="bold" style:font-family-generic="swiss"/>
    </style:style>
    <style:style style:name="ce133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11" style:font-name-asian="Calibri11" style:font-name-complex="Calibri11"/>
    </style:style>
    <style:style style:name="ce135" style:family="table-cell" style:parent-style-name="Default" style:data-style-name="N0">
      <style:table-cell-properties fo:border="thin solid #000000" fo:background-color="#275317"/>
      <style:text-properties fo:color="#993366" style:font-name="Calibri" style:font-name-asian="Calibri" style:font-name-complex="Calibri" fo:font-weight="bold" style:font-weight-asian="bold" style:font-weight-complex="bold" style:font-family-generic="swiss"/>
    </style:style>
    <style:style style:name="ce136" style:family="table-cell" style:parent-style-name="Default" style:data-style-name="N0">
      <style:table-cell-properties fo:border="thin solid #000000" style:vertical-align="middle" fo:wrap-option="wrap" fo:background-color="#275317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137" style:family="table-cell" style:parent-style-name="Default" style:data-style-name="N21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8" style:family="table-cell" style:parent-style-name="Default" style:data-style-name="N0">
      <style:table-cell-properties fo:border="thin solid #000000" fo:background-color="#275317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39" style:family="table-cell" style:parent-style-name="Default" style:data-style-name="N4">
      <style:table-cell-properties fo:border="thin solid #000000" style:vertical-align="middle" fo:wrap-option="wrap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140" style:family="table-cell" style:parent-style-name="Default" style:data-style-name="N0">
      <style:table-cell-properties fo:border="thin solid #000000" style:vertical-align="middle" fo:wrap-option="wrap" fo:background-color="#275317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41" style:family="table-cell" style:parent-style-name="Default" style:data-style-name="N0">
      <style:table-cell-properties fo:border="thin solid #000000" style:vertical-align="middle" fo:wrap-option="wrap" fo:background-color="#DAF2D0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142" style:family="table-cell" style:parent-style-name="Default" style:data-style-name="N0">
      <style:table-cell-properties fo:border="thin solid #000000" style:vertical-align="middle" fo:wrap-option="no-wrap" fo:background-color="#DAF2D0" style:repeat-content="false"/>
      <style:paragraph-properties fo:text-align="start" fo:margin-left="0cm" style:writing-mode="lr"/>
      <style:text-properties style:font-name="Calibri" style:font-name-asian="Calibri" style:font-name-complex="Calibri" style:font-family-generic="swiss"/>
    </style:style>
    <style:style style:name="ce143" style:family="table-cell" style:parent-style-name="Default" style:data-style-name="N0">
      <style:table-cell-properties fo:border="thin solid #000000" fo:background-color="#275317"/>
      <style:text-properties style:font-name="Calibri" style:font-name-asian="Calibri" style:font-name-complex="Calibri" style:font-family-generic="swiss"/>
    </style:style>
    <style:style style:name="ce144" style:family="table-cell" style:parent-style-name="Default" style:data-style-name="N0">
      <style:table-cell-properties fo:border="thin solid #000000" style:vertical-align="middle" fo:wrap-option="wrap" fo:background-color="#275317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5" style:family="table-cell" style:parent-style-name="Default" style:data-style-name="N0">
      <style:table-cell-properties fo:border="thin solid #000000" style:vertical-align="automatic" fo:wrap-option="wrap" fo:background-color="#275317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46" style:family="table-cell" style:parent-style-name="Default" style:data-style-name="N0">
      <style:table-cell-properties fo:border="thin solid #000000" style:vertical-align="automatic" fo:wrap-option="wrap" fo:background-color="#275317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275317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8" style:family="table-cell" style:parent-style-name="Default" style:data-style-name="N0">
      <style:table-cell-properties fo:border="thin solid #000000" fo:background-color="#275317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7.38187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8.94291666666667cm" style:use-optimal-column-width="true"/>
    </style:style>
    <style:style style:name="co13" style:family="table-column">
      <style:table-column-properties fo:break-before="auto" style:column-width="3.59833333333333cm"/>
    </style:style>
    <style:style style:name="co14" style:family="table-column">
      <style:table-column-properties fo:break-before="auto" style:column-width="0.767291666666667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3.14854166666667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2225cm"/>
    </style:style>
    <style:style style:name="co21" style:family="table-column">
      <style:table-column-properties fo:break-before="auto" style:column-width="1.74625cm"/>
    </style:style>
    <style:style style:name="co22" style:family="table-column">
      <style:table-column-properties fo:break-before="auto" style:column-width="0.661458333333333cm"/>
    </style:style>
    <style:style style:name="co23" style:family="table-column">
      <style:table-column-properties fo:break-before="auto" style:column-width="2.59291666666667cm" style:use-optimal-column-width="true"/>
    </style:style>
    <style:style style:name="co24" style:family="table-column">
      <style:table-column-properties fo:break-before="auto" style:column-width="2.38125cm"/>
    </style:style>
    <style:style style:name="co25" style:family="table-column">
      <style:table-column-properties fo:break-before="auto" style:column-width="8.78416666666667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3.65125cm"/>
    </style:style>
    <style:style style:name="co29" style:family="table-column">
      <style:table-column-properties fo:break-before="auto" style:column-width="5.66208333333333cm"/>
    </style:style>
    <style:style style:name="co30" style:family="table-column">
      <style:table-column-properties fo:break-before="auto" style:column-width="3.30729166666667cm"/>
    </style:style>
    <style:style style:name="co31" style:family="table-column">
      <style:table-column-properties fo:break-before="auto" style:column-width="2.619375cm"/>
    </style:style>
    <style:style style:name="co32" style:family="table-column">
      <style:table-column-properties fo:break-before="auto" style:column-width="3.33375cm"/>
    </style:style>
    <style:style style:name="co33" style:family="table-column">
      <style:table-column-properties fo:break-before="auto" style:column-width="2.80458333333333cm"/>
    </style:style>
    <style:style style:name="co34" style:family="table-column">
      <style:table-column-properties fo:break-before="auto" style:column-width="2.56645833333333cm"/>
    </style:style>
    <style:style style:name="co35" style:family="table-column">
      <style:table-column-properties fo:break-before="auto" style:column-width="2.778125cm"/>
    </style:style>
    <style:style style:name="co36" style:family="table-column">
      <style:table-column-properties fo:break-before="auto" style:column-width="3.43958333333333cm"/>
    </style:style>
    <style:style style:name="co37" style:family="table-column">
      <style:table-column-properties fo:break-before="auto" style:column-width="2.43416666666667cm" style:use-optimal-column-width="true"/>
    </style:style>
    <style:style style:name="co38" style:family="table-column">
      <style:table-column-properties fo:break-before="auto" style:column-width="2.24895833333333cm"/>
    </style:style>
    <style:style style:name="co39" style:family="table-column">
      <style:table-column-properties fo:break-before="auto" style:column-width="3.62479166666667cm"/>
    </style:style>
    <style:style style:name="co40" style:family="table-column">
      <style:table-column-properties fo:break-before="auto" style:column-width="5.953125cm"/>
    </style:style>
    <style:style style:name="co41" style:family="table-column">
      <style:table-column-properties fo:break-before="auto" style:column-width="2.51354166666667cm"/>
    </style:style>
    <style:style style:name="co42" style:family="table-column">
      <style:table-column-properties fo:break-before="auto" style:column-width="2.460625cm"/>
    </style:style>
    <style:style style:name="co43" style:family="table-column">
      <style:table-column-properties fo:break-before="auto" style:column-width="3.38666666666667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42.9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NDABRASA_CO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3" table:default-cell-style-name="ce45"/>
        <table:table-column table:style-name="co4" table:number-columns-repeated="2" table:default-cell-style-name="ce45"/>
        <table:table-column table:style-name="co5" table:default-cell-style-name="ce45"/>
        <table:table-column table:style-name="co5" table:number-columns-repeated="3" table:default-cell-style-name="ce45" table:visibility="collapse"/>
        <table:table-column table:style-name="co6" table:number-columns-repeated="2" table:default-cell-style-name="ce45" table:visibility="collapse"/>
        <table:table-column table:style-name="co7" table:default-cell-style-name="ce45" table:visibility="collapse"/>
        <table:table-column table:style-name="co8" table:default-cell-style-name="ce45"/>
        <table:table-column table:style-name="co9" table:default-cell-style-name="ce46"/>
        <table:table-column table:style-name="co10" table:number-columns-repeated="239" table:default-cell-style-name="ce11"/>
        <table:table-column table:style-name="co10" table:number-columns-repeated="4" table:default-cell-style-name="ce3"/>
        <table:table-column table:style-name="co11" table:number-columns-repeated="16125" table:default-cell-style-name="ce3"/>
        <table:table-row table:style-name="ro1">
          <table:table-cell office:value-type="string" table:number-columns-spanned="15" table:number-rows-spanned="1" table:style-name="ce47">
            <text:p>ANÁLISE E INDICADORES CONTÁBEIS 2025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1">
          <table:table-cell office:value-type="string" table:number-columns-spanned="16" table:number-rows-spanned="1" table:style-name="ce47">
            <text:p>MANDABRASA CO</text:p>
          </table:table-cell>
          <table:covered-table-cell table:number-columns-repeated="15"/>
          <table:table-cell table:number-columns-repeated="16368" table:style-name="ce3"/>
        </table:table-row>
        <table:table-row table:style-name="ro1">
          <table:table-cell office:value-type="string" table:number-columns-spanned="15" table:number-rows-spanned="1" table:style-name="ce47">
            <text:p>DRE SINTÉTICO MENSAL E ACUMULADO DE 2025</text:p>
          </table:table-cell>
          <table:covered-table-cell table:number-columns-repeated="14"/>
          <table:table-cell table:style-name="ce2"/>
          <table:table-cell table:number-columns-repeated="16368" table:style-name="ce3"/>
        </table:table-row>
        <table:table-row table:style-name="ro2">
          <table:table-cell table:style-name="ce4"/>
          <table:table-cell table:number-columns-repeated="13" table:style-name="ce5"/>
          <table:table-cell table:style-name="ce6"/>
          <table:table-cell table:style-name="ce2"/>
          <table:table-cell table:number-columns-repeated="16368" table:style-name="ce3"/>
        </table:table-row>
        <table:table-row table:style-name="ro2">
          <table:table-cell table:style-name="ce2"/>
          <table:table-cell table:number-columns-repeated="13" table:style-name="ce7"/>
          <table:table-cell table:style-name="ce6"/>
          <table:table-cell table:number-columns-repeated="243" table:style-name="ce2"/>
          <table:table-cell table:number-columns-repeated="8" table:style-name="ce3"/>
          <table:table-cell table:number-columns-repeated="16118" table:style-name="ce2"/>
        </table:table-row>
        <table:table-row table:style-name="ro2">
          <table:table-cell table:style-name="ce8"/>
          <table:table-cell office:value-type="string" table:style-name="ce9">
            <text:p>Descrição</text:p>
          </table:table-cell>
          <table:table-cell office:value-type="string" table:style-name="ce9">
            <text:p>JANEIRO</text:p>
          </table:table-cell>
          <table:table-cell office:value-type="string" table:style-name="ce9">
            <text:p>FEVEREIRO</text:p>
          </table:table-cell>
          <table:table-cell office:value-type="string" table:style-name="ce9">
            <text:p>MARÇO</text:p>
          </table:table-cell>
          <table:table-cell office:value-type="string" table:style-name="ce9">
            <text:p>ABRIL</text:p>
          </table:table-cell>
          <table:table-cell office:value-type="string" table:style-name="ce9">
            <text:p>MAIO</text:p>
          </table:table-cell>
          <table:table-cell office:value-type="string" table:style-name="ce9">
            <text:p>JUNHO</text:p>
          </table:table-cell>
          <table:table-cell office:value-type="string" table:style-name="ce9">
            <text:p>JULHO</text:p>
          </table:table-cell>
          <table:table-cell office:value-type="string" table:style-name="ce9">
            <text:p>AGOSTO</text:p>
          </table:table-cell>
          <table:table-cell office:value-type="string" table:style-name="ce9">
            <text:p>SETEMBRO</text:p>
          </table:table-cell>
          <table:table-cell office:value-type="string" table:style-name="ce9">
            <text:p>OUTUBRO</text:p>
          </table:table-cell>
          <table:table-cell office:value-type="string" table:style-name="ce9">
            <text:p>NOVEMBRO</text:p>
          </table:table-cell>
          <table:table-cell office:value-type="string" table:style-name="ce9">
            <text:p>DEZEMBRO</text:p>
          </table:table-cell>
          <table:table-cell office:value-type="string" table:style-name="ce9">
            <text:p>TOTAL</text:p>
          </table:table-cell>
          <table:table-cell office:value-type="string" table:style-name="ce10">
            <text:p>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2">
            <text:p>3</text:p>
          </table:table-cell>
          <table:table-cell office:value-type="string" table:style-name="ce13">
            <text:p>CUSTOS E/OU DESPESAS</text:p>
          </table:table-cell>
          <table:table-cell office:value-type="float" office:value="-7101394.1700000009" table:formula="of:=[.C8]+[.C137]" table:style-name="ce14">
            <text:p>-7.101.394,17</text:p>
          </table:table-cell>
          <table:table-cell office:value-type="float" office:value="-5849382.0699999984" table:formula="of:=[.D8]+[.D137]" table:style-name="ce14">
            <text:p>-5.849.382,07</text:p>
          </table:table-cell>
          <table:table-cell office:value-type="float" office:value="-5579752.0430000005" table:formula="of:=[.E8]+[.E137]" table:style-name="ce14">
            <text:p>-5.579.752,04</text:p>
          </table:table-cell>
          <table:table-cell office:value-type="float" office:value="-6418325.5700000003" table:formula="of:=[.F8]+[.F137]" table:style-name="ce14">
            <text:p>-6.418.325,57</text:p>
          </table:table-cell>
          <table:table-cell office:value-type="float" office:value="-6388367.0900000008" table:formula="of:=[.G8]+[.G137]" table:style-name="ce14">
            <text:p>-6.388.367,09</text:p>
          </table:table-cell>
          <table:table-cell office:value-type="float" office:value="-6339925.1400000006" table:formula="of:=[.H8]+[.H137]" table:style-name="ce14">
            <text:p>-6.339.925,14</text:p>
          </table:table-cell>
          <table:table-cell office:value-type="float" office:value="0" table:formula="of:=[.I8]+[.I137]" table:style-name="ce14">
            <text:p>0,00</text:p>
          </table:table-cell>
          <table:table-cell office:value-type="float" office:value="0" table:formula="of:=[.J8]+[.J137]" table:style-name="ce14">
            <text:p>0,00</text:p>
          </table:table-cell>
          <table:table-cell office:value-type="float" office:value="0" table:formula="of:=[.K8]+[.K137]" table:style-name="ce14">
            <text:p>0,00</text:p>
          </table:table-cell>
          <table:table-cell office:value-type="float" office:value="0" table:formula="of:=[.L8]+[.L137]" table:style-name="ce14">
            <text:p>0,00</text:p>
          </table:table-cell>
          <table:table-cell office:value-type="float" office:value="0" table:formula="of:=[.M8]+[.M137]" table:style-name="ce14">
            <text:p>0,00</text:p>
          </table:table-cell>
          <table:table-cell office:value-type="float" office:value="0" table:formula="of:=[.N8]+[.N137]" table:style-name="ce14">
            <text:p>0,00</text:p>
          </table:table-cell>
          <table:table-cell office:value-type="float" office:value="-37677146.082999997" table:formula="of:=[.O8]+[.O137]" table:style-name="ce14">
            <text:p>-37.677.146,08</text:p>
          </table:table-cell>
          <table:table-cell office:value-type="percentage" office:value="-1.0090940955940957" table:formula="of:=[.O7]/[.$O$148]" table:style-name="ce10">
            <text:p>-100,91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2">
            <text:p>3.1</text:p>
          </table:table-cell>
          <table:table-cell office:value-type="string" table:style-name="ce13">
            <text:p>CUSTO OPERACIONAL DE GERAL</text:p>
          </table:table-cell>
          <table:table-cell office:value-type="float" office:value="-6993607.9700000007" table:formula="of:=[.C9]+[.C20]" table:style-name="ce14">
            <text:p>-6.993.607,97</text:p>
          </table:table-cell>
          <table:table-cell office:value-type="float" office:value="-5796860.0599999987" table:formula="of:=[.D9]+[.D20]" table:style-name="ce14">
            <text:p>-5.796.860,06</text:p>
          </table:table-cell>
          <table:table-cell office:value-type="float" office:value="-5536255.3430000003" table:formula="of:=[.E9]+[.E20]" table:style-name="ce14">
            <text:p>-5.536.255,34</text:p>
          </table:table-cell>
          <table:table-cell office:value-type="float" office:value="-6352466.2000000002" table:formula="of:=[.F9]+[.F20]" table:style-name="ce14">
            <text:p>-6.352.466,20</text:p>
          </table:table-cell>
          <table:table-cell office:value-type="float" office:value="-6315303.6400000006" table:formula="of:=[.G9]+[.G20]" table:style-name="ce14">
            <text:p>-6.315.303,64</text:p>
          </table:table-cell>
          <table:table-cell office:value-type="float" office:value="-6240732.120000001" table:formula="of:=[.H9]+[.H20]" table:style-name="ce14">
            <text:p>-6.240.732,12</text:p>
          </table:table-cell>
          <table:table-cell office:value-type="float" office:value="0" table:formula="of:=[.I9]+[.I20]" table:style-name="ce14">
            <text:p>0,00</text:p>
          </table:table-cell>
          <table:table-cell office:value-type="float" office:value="0" table:formula="of:=[.J9]+[.J20]" table:style-name="ce14">
            <text:p>0,00</text:p>
          </table:table-cell>
          <table:table-cell office:value-type="float" office:value="0" table:formula="of:=[.K9]+[.K20]" table:style-name="ce14">
            <text:p>0,00</text:p>
          </table:table-cell>
          <table:table-cell office:value-type="float" office:value="0" table:formula="of:=[.L9]+[.L20]" table:style-name="ce14">
            <text:p>0,00</text:p>
          </table:table-cell>
          <table:table-cell office:value-type="float" office:value="0" table:formula="of:=[.M9]+[.M20]" table:style-name="ce14">
            <text:p>0,00</text:p>
          </table:table-cell>
          <table:table-cell office:value-type="float" office:value="0" table:formula="of:=[.N9]+[.N20]" table:style-name="ce14">
            <text:p>0,00</text:p>
          </table:table-cell>
          <table:table-cell office:value-type="float" office:value="-37235225.332999997" table:formula="of:=[.O9]+[.O20]" table:style-name="ce14">
            <text:p>-37.235.225,33</text:p>
          </table:table-cell>
          <table:table-cell office:value-type="percentage" office:value="-0.9972582835460404" table:formula="of:=[.O8]/[.$O$148]" table:style-name="ce10">
            <text:p>-99,73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2">
            <text:p>3.1.2</text:p>
          </table:table-cell>
          <table:table-cell office:value-type="string" table:style-name="ce16">
            <text:p>CUSTO MERCADORIAS VENDIDAS</text:p>
          </table:table-cell>
          <table:table-cell office:value-type="float" office:value="-2168570.3800000008" table:formula="of:=[.C10]" table:style-name="ce17">
            <text:p>-2.168.570,38</text:p>
          </table:table-cell>
          <table:table-cell office:value-type="float" office:value="-1971442.5699999998" table:formula="of:=[.D10]" table:style-name="ce17">
            <text:p>-1.971.442,57</text:p>
          </table:table-cell>
          <table:table-cell office:value-type="float" office:value="-2141163.83" table:formula="of:=[.E10]" table:style-name="ce17">
            <text:p>-2.141.163,83</text:p>
          </table:table-cell>
          <table:table-cell office:value-type="float" office:value="-2213988.9300000002" table:formula="of:=[.F10]" table:style-name="ce17">
            <text:p>-2.213.988,93</text:p>
          </table:table-cell>
          <table:table-cell office:value-type="float" office:value="-2149083.1300000004" table:formula="of:=[.G10]" table:style-name="ce17">
            <text:p>-2.149.083,13</text:p>
          </table:table-cell>
          <table:table-cell office:value-type="float" office:value="-2272865.1800000002" table:formula="of:=[.H10]" table:style-name="ce17">
            <text:p>-2.272.865,18</text:p>
          </table:table-cell>
          <table:table-cell office:value-type="float" office:value="0" table:formula="of:=[.I10]" table:style-name="ce17">
            <text:p>0,00</text:p>
          </table:table-cell>
          <table:table-cell office:value-type="float" office:value="0" table:formula="of:=[.J10]" table:style-name="ce17">
            <text:p>0,00</text:p>
          </table:table-cell>
          <table:table-cell office:value-type="float" office:value="0" table:formula="of:=[.K10]" table:style-name="ce17">
            <text:p>0,00</text:p>
          </table:table-cell>
          <table:table-cell office:value-type="float" office:value="0" table:formula="of:=[.L10]" table:style-name="ce17">
            <text:p>0,00</text:p>
          </table:table-cell>
          <table:table-cell office:value-type="float" office:value="0" table:formula="of:=[.M10]" table:style-name="ce17">
            <text:p>0,00</text:p>
          </table:table-cell>
          <table:table-cell office:value-type="float" office:value="0" table:formula="of:=[.N10]" table:style-name="ce17">
            <text:p>0,00</text:p>
          </table:table-cell>
          <table:table-cell office:value-type="float" office:value="-12917114.02" table:formula="of:=[.O10]" table:style-name="ce17">
            <text:p>-12.917.114,02</text:p>
          </table:table-cell>
          <table:table-cell office:value-type="percentage" office:value="-0.34595463947782773" table:formula="of:=[.O9]/[.$O$148]" table:style-name="ce10">
            <text:p>-34,60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2">
            <text:p>3.1.2.01</text:p>
          </table:table-cell>
          <table:table-cell office:value-type="string" table:style-name="ce16">
            <text:p>CUSTO MERCADORIAS VENDIDAS</text:p>
          </table:table-cell>
          <table:table-cell office:value-type="float" office:value="-2168570.3800000008" table:formula="of:=[.C11]" table:style-name="ce17">
            <text:p>-2.168.570,38</text:p>
          </table:table-cell>
          <table:table-cell office:value-type="float" office:value="-1971442.5699999998" table:formula="of:=[.D11]" table:style-name="ce17">
            <text:p>-1.971.442,57</text:p>
          </table:table-cell>
          <table:table-cell office:value-type="float" office:value="-2141163.83" table:formula="of:=[.E11]" table:style-name="ce17">
            <text:p>-2.141.163,83</text:p>
          </table:table-cell>
          <table:table-cell office:value-type="float" office:value="-2213988.9300000002" table:formula="of:=[.F11]" table:style-name="ce17">
            <text:p>-2.213.988,93</text:p>
          </table:table-cell>
          <table:table-cell office:value-type="float" office:value="-2149083.1300000004" table:formula="of:=[.G11]" table:style-name="ce17">
            <text:p>-2.149.083,13</text:p>
          </table:table-cell>
          <table:table-cell office:value-type="float" office:value="-2272865.1800000002" table:formula="of:=[.H11]" table:style-name="ce17">
            <text:p>-2.272.865,18</text:p>
          </table:table-cell>
          <table:table-cell office:value-type="float" office:value="0" table:formula="of:=[.I11]" table:style-name="ce17">
            <text:p>0,00</text:p>
          </table:table-cell>
          <table:table-cell office:value-type="float" office:value="0" table:formula="of:=[.J11]" table:style-name="ce17">
            <text:p>0,00</text:p>
          </table:table-cell>
          <table:table-cell office:value-type="float" office:value="0" table:formula="of:=[.K11]" table:style-name="ce17">
            <text:p>0,00</text:p>
          </table:table-cell>
          <table:table-cell office:value-type="float" office:value="0" table:formula="of:=[.L11]" table:style-name="ce17">
            <text:p>0,00</text:p>
          </table:table-cell>
          <table:table-cell office:value-type="float" office:value="0" table:formula="of:=[.M11]" table:style-name="ce17">
            <text:p>0,00</text:p>
          </table:table-cell>
          <table:table-cell office:value-type="float" office:value="0" table:formula="of:=[.N11]" table:style-name="ce17">
            <text:p>0,00</text:p>
          </table:table-cell>
          <table:table-cell office:value-type="float" office:value="-12917114.02" table:formula="of:=[.O11]" table:style-name="ce17">
            <text:p>-12.917.114,02</text:p>
          </table:table-cell>
          <table:table-cell office:value-type="percentage" office:value="-0.34595463947782773" table:formula="of:=[.O10]/[.$O$148]" table:style-name="ce10">
            <text:p>-34,60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4">
          <table:table-cell office:value-type="string" table:style-name="ce18">
            <text:p>3.1.2.01.01</text:p>
          </table:table-cell>
          <table:table-cell office:value-type="string" table:style-name="ce18">
            <text:p>CUSTO DAS MERCADORIAS VENDIDAS</text:p>
          </table:table-cell>
          <table:table-cell office:value-type="float" office:value="-2168570.3800000008" table:formula="of:=SUM([.C12:.C19])" table:style-name="ce19">
            <text:p>-2.168.570,38</text:p>
          </table:table-cell>
          <table:table-cell office:value-type="float" office:value="-1971442.5699999998" table:formula="of:=SUM([.D12:.D19])" table:style-name="ce19">
            <text:p>-1.971.442,57</text:p>
          </table:table-cell>
          <table:table-cell office:value-type="float" office:value="-2141163.83" table:formula="of:=SUM([.E12:.E19])" table:style-name="ce19">
            <text:p>-2.141.163,83</text:p>
          </table:table-cell>
          <table:table-cell office:value-type="float" office:value="-2213988.9300000002" table:formula="of:=SUM([.F12:.F19])" table:style-name="ce19">
            <text:p>-2.213.988,93</text:p>
          </table:table-cell>
          <table:table-cell office:value-type="float" office:value="-2149083.1300000004" table:formula="of:=SUM([.G12:.G19])" table:style-name="ce19">
            <text:p>-2.149.083,13</text:p>
          </table:table-cell>
          <table:table-cell office:value-type="float" office:value="-2272865.1800000002" table:formula="of:=SUM([.H12:.H19])" table:style-name="ce19">
            <text:p>-2.272.865,18</text:p>
          </table:table-cell>
          <table:table-cell office:value-type="float" office:value="0" table:formula="of:=SUM([.I12:.I19])" table:style-name="ce19">
            <text:p>0,00</text:p>
          </table:table-cell>
          <table:table-cell office:value-type="float" office:value="0" table:formula="of:=SUM([.J12:.J19])" table:style-name="ce19">
            <text:p>0,00</text:p>
          </table:table-cell>
          <table:table-cell office:value-type="float" office:value="0" table:formula="of:=SUM([.K12:.K19])" table:style-name="ce19">
            <text:p>0,00</text:p>
          </table:table-cell>
          <table:table-cell office:value-type="float" office:value="0" table:formula="of:=SUM([.L12:.L19])" table:style-name="ce19">
            <text:p>0,00</text:p>
          </table:table-cell>
          <table:table-cell office:value-type="float" office:value="0" table:formula="of:=SUM([.M12:.M19])" table:style-name="ce19">
            <text:p>0,00</text:p>
          </table:table-cell>
          <table:table-cell office:value-type="float" office:value="0" table:formula="of:=SUM([.N12:.N19])" table:style-name="ce19">
            <text:p>0,00</text:p>
          </table:table-cell>
          <table:table-cell office:value-type="float" office:value="-12917114.02" table:formula="of:=SUM([.O12:.O19])" table:style-name="ce19">
            <text:p>-12.917.114,02</text:p>
          </table:table-cell>
          <table:table-cell office:value-type="percentage" office:value="-0.34595463947782773" table:formula="of:=[.O11]/[.$O$148]" table:style-name="ce20">
            <text:p>-34,60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2.01.01.00430</text:p>
          </table:table-cell>
          <table:table-cell office:value-type="string" table:style-name="ce21">
            <text:p>MERCADORIAS C/COMPRAS</text:p>
          </table:table-cell>
          <table:table-cell office:value-type="float" office:value="-2333701.17" table:formula="of:=['1835'.C12]+[MANDABRASA.C12]" table:style-name="ce22">
            <text:p>-2.333.701,17</text:p>
          </table:table-cell>
          <table:table-cell office:value-type="float" office:value="-1884085.46" table:formula="of:=['1835'.D12]+[MANDABRASA.D12]" table:style-name="ce22">
            <text:p>-1.884.085,46</text:p>
          </table:table-cell>
          <table:table-cell office:value-type="float" office:value="-1654790.8499999999" table:formula="of:=['1835'.E12]+[MANDABRASA.E12]" table:style-name="ce22">
            <text:p>-1.654.790,85</text:p>
          </table:table-cell>
          <table:table-cell office:value-type="float" office:value="-2357947.29" table:formula="of:=['1835'.F12]+[MANDABRASA.F12]" table:style-name="ce22">
            <text:p>-2.357.947,29</text:p>
          </table:table-cell>
          <table:table-cell office:value-type="float" office:value="-2308457.2599999998" table:formula="of:=['1835'.G12]+[MANDABRASA.G12]" table:style-name="ce22">
            <text:p>-2.308.457,26</text:p>
          </table:table-cell>
          <table:table-cell office:value-type="float" office:value="-2249156.9500000002" table:formula="of:=['1835'.H12]+[MANDABRASA.H12]" table:style-name="ce22">
            <text:p>-2.249.156,95</text:p>
          </table:table-cell>
          <table:table-cell office:value-type="float" office:value="0" table:formula="of:=['1835'.I12]+[MANDABRASA.I12]" table:style-name="ce22">
            <text:p>0,00</text:p>
          </table:table-cell>
          <table:table-cell office:value-type="float" office:value="0" table:formula="of:=['1835'.J12]+[MANDABRASA.J12]" table:style-name="ce22">
            <text:p>0,00</text:p>
          </table:table-cell>
          <table:table-cell office:value-type="float" office:value="0" table:formula="of:=['1835'.K12]+[MANDABRASA.K12]" table:style-name="ce22">
            <text:p>0,00</text:p>
          </table:table-cell>
          <table:table-cell office:value-type="float" office:value="0" table:formula="of:=['1835'.L12]+[MANDABRASA.L12]" table:style-name="ce22">
            <text:p>0,00</text:p>
          </table:table-cell>
          <table:table-cell office:value-type="float" office:value="0" table:formula="of:=['1835'.M12]+[MANDABRASA.M12]" table:style-name="ce22">
            <text:p>0,00</text:p>
          </table:table-cell>
          <table:table-cell office:value-type="float" office:value="0" table:formula="of:=['1835'.N12]+[MANDABRASA.N12]" table:style-name="ce22">
            <text:p>0,00</text:p>
          </table:table-cell>
          <table:table-cell office:value-type="float" office:value="-12788138.98" table:formula="of:=SUM([.C12:.N12])" table:style-name="ce22">
            <text:p>-12.788.138,98</text:p>
          </table:table-cell>
          <table:table-cell office:value-type="percentage" office:value="-0.34250034516752342" table:formula="of:=[.O12]/[.$O$148]" table:style-name="ce23">
            <text:p>-34,2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2.01.01.00431</text:p>
          </table:table-cell>
          <table:table-cell office:value-type="string" table:style-name="ce21">
            <text:p>FRETES S/COMPRAS</text:p>
          </table:table-cell>
          <table:table-cell office:value-type="float" office:value="-3903.54" table:formula="of:=['1835'.C13]+[MANDABRASA.C13]" table:style-name="ce22">
            <text:p>-3.903,54</text:p>
          </table:table-cell>
          <table:table-cell office:value-type="float" office:value="-4327" table:formula="of:=['1835'.D13]+[MANDABRASA.D13]" table:style-name="ce22">
            <text:p>-4.327,00</text:p>
          </table:table-cell>
          <table:table-cell office:value-type="float" office:value="-4494.42" table:formula="of:=['1835'.E13]+[MANDABRASA.E13]" table:style-name="ce22">
            <text:p>-4.494,42</text:p>
          </table:table-cell>
          <table:table-cell office:value-type="float" office:value="-8469.74" table:formula="of:=['1835'.F13]+[MANDABRASA.F13]" table:style-name="ce22">
            <text:p>-8.469,74</text:p>
          </table:table-cell>
          <table:table-cell office:value-type="float" office:value="-4266.92" table:formula="of:=['1835'.G13]+[MANDABRASA.G13]" table:style-name="ce22">
            <text:p>-4.266,92</text:p>
          </table:table-cell>
          <table:table-cell office:value-type="float" office:value="-6651.1900000000005" table:formula="of:=['1835'.H13]+[MANDABRASA.H13]" table:style-name="ce22">
            <text:p>-6.651,19</text:p>
          </table:table-cell>
          <table:table-cell office:value-type="float" office:value="0" table:formula="of:=['1835'.I13]+[MANDABRASA.I13]" table:style-name="ce22">
            <text:p>0,00</text:p>
          </table:table-cell>
          <table:table-cell office:value-type="float" office:value="0" table:formula="of:=['1835'.J13]+[MANDABRASA.J13]" table:style-name="ce22">
            <text:p>0,00</text:p>
          </table:table-cell>
          <table:table-cell office:value-type="float" office:value="0" table:formula="of:=['1835'.K13]+[MANDABRASA.K13]" table:style-name="ce22">
            <text:p>0,00</text:p>
          </table:table-cell>
          <table:table-cell office:value-type="float" office:value="0" table:formula="of:=['1835'.L13]+[MANDABRASA.L13]" table:style-name="ce22">
            <text:p>0,00</text:p>
          </table:table-cell>
          <table:table-cell office:value-type="float" office:value="0" table:formula="of:=['1835'.M13]+[MANDABRASA.M13]" table:style-name="ce22">
            <text:p>0,00</text:p>
          </table:table-cell>
          <table:table-cell office:value-type="float" office:value="0" table:formula="of:=['1835'.N13]+[MANDABRASA.N13]" table:style-name="ce22">
            <text:p>0,00</text:p>
          </table:table-cell>
          <table:table-cell office:value-type="float" office:value="-32112.810000000005" table:formula="of:=SUM([.C13:.N13])" table:style-name="ce22">
            <text:p>-32.112,81</text:p>
          </table:table-cell>
          <table:table-cell office:value-type="percentage" office:value="-8.6006638858870921E-4" table:formula="of:=[.O13]/[.$O$148]" table:style-name="ce23">
            <text:p>-0,09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2.01.01.00432</text:p>
          </table:table-cell>
          <table:table-cell office:value-type="string" table:style-name="ce21">
            <text:p>COMPRAS DE EMBALAGENS</text:p>
          </table:table-cell>
          <table:table-cell office:value-type="float" office:value="-21266.68" table:formula="of:=['1835'.C14]+[MANDABRASA.C14]" table:style-name="ce22">
            <text:p>-21.266,68</text:p>
          </table:table-cell>
          <table:table-cell office:value-type="float" office:value="-39503.51" table:formula="of:=['1835'.D14]+[MANDABRASA.D14]" table:style-name="ce22">
            <text:p>-39.503,51</text:p>
          </table:table-cell>
          <table:table-cell office:value-type="float" office:value="-20627" table:formula="of:=['1835'.E14]+[MANDABRASA.E14]" table:style-name="ce22">
            <text:p>-20.627,00</text:p>
          </table:table-cell>
          <table:table-cell office:value-type="float" office:value="-34342.239999999998" table:formula="of:=['1835'.F14]+[MANDABRASA.F14]" table:style-name="ce22">
            <text:p>-34.342,24</text:p>
          </table:table-cell>
          <table:table-cell office:value-type="float" office:value="-32469.850000000002" table:formula="of:=['1835'.G14]+[MANDABRASA.G14]" table:style-name="ce22">
            <text:p>-32.469,85</text:p>
          </table:table-cell>
          <table:table-cell office:value-type="float" office:value="-17702.599999999999" table:formula="of:=['1835'.H14]+[MANDABRASA.H14]" table:style-name="ce22">
            <text:p>-17.702,60</text:p>
          </table:table-cell>
          <table:table-cell office:value-type="float" office:value="0" table:formula="of:=['1835'.I14]+[MANDABRASA.I14]" table:style-name="ce22">
            <text:p>0,00</text:p>
          </table:table-cell>
          <table:table-cell office:value-type="float" office:value="0" table:formula="of:=['1835'.J14]+[MANDABRASA.J14]" table:style-name="ce22">
            <text:p>0,00</text:p>
          </table:table-cell>
          <table:table-cell office:value-type="float" office:value="0" table:formula="of:=['1835'.K14]+[MANDABRASA.K14]" table:style-name="ce22">
            <text:p>0,00</text:p>
          </table:table-cell>
          <table:table-cell office:value-type="float" office:value="0" table:formula="of:=['1835'.L14]+[MANDABRASA.L14]" table:style-name="ce22">
            <text:p>0,00</text:p>
          </table:table-cell>
          <table:table-cell office:value-type="float" office:value="0" table:formula="of:=['1835'.M14]+[MANDABRASA.M14]" table:style-name="ce22">
            <text:p>0,00</text:p>
          </table:table-cell>
          <table:table-cell office:value-type="float" office:value="0" table:formula="of:=['1835'.N14]+[MANDABRASA.N14]" table:style-name="ce22">
            <text:p>0,00</text:p>
          </table:table-cell>
          <table:table-cell office:value-type="float" office:value="-165911.88" table:formula="of:=SUM([.C14:.N14])" table:style-name="ce22">
            <text:p>-165.911,88</text:p>
          </table:table-cell>
          <table:table-cell office:value-type="percentage" office:value="-4.4435610417015289E-3" table:formula="of:=[.O14]/[.$O$148]" table:style-name="ce23">
            <text:p>-0,44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2.01.01.00435</text:p>
          </table:table-cell>
          <table:table-cell office:value-type="string" table:style-name="ce21">
            <text:p>(-)DEVOLUÇÕES DE COMPRAS</text:p>
          </table:table-cell>
          <table:table-cell office:value-type="float" office:value="1293.78" table:formula="of:=['1835'.C15]+[MANDABRASA.C15]" table:style-name="ce22">
            <text:p>1.293,78</text:p>
          </table:table-cell>
          <table:table-cell office:value-type="float" office:value="2880.09" table:formula="of:=['1835'.D15]+[MANDABRASA.D15]" table:style-name="ce22">
            <text:p>2.880,09</text:p>
          </table:table-cell>
          <table:table-cell office:value-type="float" office:value="6432.43" table:formula="of:=['1835'.E15]+[MANDABRASA.E15]" table:style-name="ce22">
            <text:p>6.432,43</text:p>
          </table:table-cell>
          <table:table-cell office:value-type="float" office:value="0" table:formula="of:=['1835'.F15]+[MANDABRASA.F15]" table:style-name="ce22">
            <text:p>0,00</text:p>
          </table:table-cell>
          <table:table-cell office:value-type="float" office:value="4893.67" table:formula="of:=['1835'.G15]+[MANDABRASA.G15]" table:style-name="ce22">
            <text:p>4.893,67</text:p>
          </table:table-cell>
          <table:table-cell office:value-type="float" office:value="18352.89" table:formula="of:=['1835'.H15]+[MANDABRASA.H15]" table:style-name="ce22">
            <text:p>18.352,89</text:p>
          </table:table-cell>
          <table:table-cell office:value-type="float" office:value="0" table:formula="of:=['1835'.I15]+[MANDABRASA.I15]" table:style-name="ce22">
            <text:p>0,00</text:p>
          </table:table-cell>
          <table:table-cell office:value-type="float" office:value="0" table:formula="of:=['1835'.J15]+[MANDABRASA.J15]" table:style-name="ce22">
            <text:p>0,00</text:p>
          </table:table-cell>
          <table:table-cell office:value-type="float" office:value="0" table:formula="of:=['1835'.K15]+[MANDABRASA.K15]" table:style-name="ce22">
            <text:p>0,00</text:p>
          </table:table-cell>
          <table:table-cell office:value-type="float" office:value="0" table:formula="of:=['1835'.L15]+[MANDABRASA.L15]" table:style-name="ce22">
            <text:p>0,00</text:p>
          </table:table-cell>
          <table:table-cell office:value-type="float" office:value="0" table:formula="of:=['1835'.M15]+[MANDABRASA.M15]" table:style-name="ce22">
            <text:p>0,00</text:p>
          </table:table-cell>
          <table:table-cell office:value-type="float" office:value="0" table:formula="of:=['1835'.N15]+[MANDABRASA.N15]" table:style-name="ce22">
            <text:p>0,00</text:p>
          </table:table-cell>
          <table:table-cell office:value-type="float" office:value="33852.86" table:formula="of:=SUM([.C15:.N15])" table:style-name="ce22">
            <text:p>33.852,86</text:p>
          </table:table-cell>
          <table:table-cell office:value-type="percentage" office:value="9.0666955160881801E-4" table:formula="of:=[.O15]/[.$O$148]" table:style-name="ce23">
            <text:p>0,09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2.01.01.00445</text:p>
          </table:table-cell>
          <table:table-cell office:value-type="string" table:style-name="ce21">
            <text:p>(-)ESTOQUE FINAL DE MERCADORIAS</text:p>
          </table:table-cell>
          <table:table-cell office:value-type="float" office:value="1013388.7999999999" table:formula="of:=['1835'.C16]+[MANDABRASA.C16]" table:style-name="ce22">
            <text:p>1.013.388,80</text:p>
          </table:table-cell>
          <table:table-cell office:value-type="float" office:value="818866.75" table:formula="of:=['1835'.D16]+[MANDABRASA.D16]" table:style-name="ce22">
            <text:p>818.866,75</text:p>
          </table:table-cell>
          <table:table-cell office:value-type="float" office:value="343441.61" table:formula="of:=['1835'.E16]+[MANDABRASA.E16]" table:style-name="ce22">
            <text:p>343.441,61</text:p>
          </table:table-cell>
          <table:table-cell office:value-type="float" office:value="414940.41000000015" table:formula="of:=['1835'.F16]+[MANDABRASA.F16]" table:style-name="ce22">
            <text:p>414.940,41</text:p>
          </table:table-cell>
          <table:table-cell office:value-type="float" office:value="519431.62999999989" table:formula="of:=['1835'.G16]+[MANDABRASA.G16]" table:style-name="ce22">
            <text:p>519.431,63</text:p>
          </table:table-cell>
          <table:table-cell office:value-type="float" office:value="261366.96999999997" table:formula="of:=['1835'.H16]+[MANDABRASA.H16]" table:style-name="ce22">
            <text:p>261.366,97</text:p>
          </table:table-cell>
          <table:table-cell office:value-type="float" office:value="0" table:formula="of:=['1835'.I16]+[MANDABRASA.I16]" table:style-name="ce22">
            <text:p>0,00</text:p>
          </table:table-cell>
          <table:table-cell office:value-type="float" office:value="0" table:formula="of:=['1835'.J16]+[MANDABRASA.J16]" table:style-name="ce22">
            <text:p>0,00</text:p>
          </table:table-cell>
          <table:table-cell office:value-type="float" office:value="0" table:formula="of:=['1835'.K16]+[MANDABRASA.K16]" table:style-name="ce22">
            <text:p>0,00</text:p>
          </table:table-cell>
          <table:table-cell office:value-type="float" office:value="0" table:formula="of:=['1835'.L16]+[MANDABRASA.L16]" table:style-name="ce22">
            <text:p>0,00</text:p>
          </table:table-cell>
          <table:table-cell office:value-type="float" office:value="0" table:formula="of:=['1835'.M16]+[MANDABRASA.M16]" table:style-name="ce22">
            <text:p>0,00</text:p>
          </table:table-cell>
          <table:table-cell office:value-type="float" office:value="0" table:formula="of:=['1835'.N16]+[MANDABRASA.N16]" table:style-name="ce22">
            <text:p>0,00</text:p>
          </table:table-cell>
          <table:table-cell office:value-type="float" office:value="3371436.17" table:formula="of:=SUM([.C16:.N16])" table:style-name="ce22">
            <text:p>3.371.436,17</text:p>
          </table:table-cell>
          <table:table-cell office:value-type="percentage" office:value="9.0296019908854094E-2" table:formula="of:=[.O16]/[.$O$148]" table:style-name="ce23">
            <text:p>9,03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5">
          <table:table-cell office:value-type="string" table:style-name="ce21">
            <text:p>3.1.2.01.01.00449</text:p>
          </table:table-cell>
          <table:table-cell office:value-type="string" table:style-name="ce21">
            <text:p>ESTOQUE INICIAL MERCADORIA</text:p>
          </table:table-cell>
          <table:table-cell office:value-type="float" office:value="-803962.57000000007" table:formula="of:=['1835'.C17]+[MANDABRASA.C17]" table:style-name="ce22">
            <text:p>-803.962,57</text:p>
          </table:table-cell>
          <table:table-cell office:value-type="float" office:value="-887059.08" table:formula="of:=['1835'.D17]+[MANDABRASA.D17]" table:style-name="ce22">
            <text:p>-887.059,08</text:p>
          </table:table-cell>
          <table:table-cell office:value-type="float" office:value="-813643.31" table:formula="of:=['1835'.E17]+[MANDABRASA.E17]" table:style-name="ce22">
            <text:p>-813.643,31</text:p>
          </table:table-cell>
          <table:table-cell office:value-type="float" office:value="-256905.96999999997" table:formula="of:=['1835'.F17]+[MANDABRASA.F17]" table:style-name="ce22">
            <text:p>-256.905,97</text:p>
          </table:table-cell>
          <table:table-cell office:value-type="float" office:value="-251967.83000000007" table:formula="of:=['1835'.G17]+[MANDABRASA.G17]" table:style-name="ce22">
            <text:p>-251.967,83</text:p>
          </table:table-cell>
          <table:table-cell office:value-type="float" office:value="-293434.46999999997" table:formula="of:=['1835'.H17]+[MANDABRASA.H17]" table:style-name="ce22">
            <text:p>-293.434,47</text:p>
          </table:table-cell>
          <table:table-cell office:value-type="float" office:value="0" table:formula="of:=['1835'.I17]+[MANDABRASA.I17]" table:style-name="ce22">
            <text:p>0,00</text:p>
          </table:table-cell>
          <table:table-cell office:value-type="float" office:value="0" table:formula="of:=['1835'.J17]+[MANDABRASA.J17]" table:style-name="ce22">
            <text:p>0,00</text:p>
          </table:table-cell>
          <table:table-cell office:value-type="float" office:value="0" table:formula="of:=['1835'.K17]+[MANDABRASA.K17]" table:style-name="ce22">
            <text:p>0,00</text:p>
          </table:table-cell>
          <table:table-cell office:value-type="float" office:value="0" table:formula="of:=['1835'.L17]+[MANDABRASA.L17]" table:style-name="ce22">
            <text:p>0,00</text:p>
          </table:table-cell>
          <table:table-cell office:value-type="float" office:value="0" table:formula="of:=['1835'.M17]+[MANDABRASA.M17]" table:style-name="ce22">
            <text:p>0,00</text:p>
          </table:table-cell>
          <table:table-cell office:value-type="float" office:value="0" table:formula="of:=['1835'.N17]+[MANDABRASA.N17]" table:style-name="ce22">
            <text:p>0,00</text:p>
          </table:table-cell>
          <table:table-cell office:value-type="float" office:value="-3306973.2299999995" table:formula="of:=SUM([.C17:.N17])" table:style-name="ce22">
            <text:p>-3.306.973,23</text:p>
          </table:table-cell>
          <table:table-cell office:value-type="percentage" office:value="-8.8569531071420973E-2" table:formula="of:=[.O17]/[.$O$148]" table:style-name="ce23">
            <text:p>-8,86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2.01.01.00450</text:p>
          </table:table-cell>
          <table:table-cell office:value-type="string" table:style-name="ce21">
            <text:p>ESTOQUE INICIAL EMBALAGENS</text:p>
          </table:table-cell>
          <table:table-cell office:value-type="float" office:value="-128824.48000000001" table:formula="of:=['1835'.C18]+[MANDABRASA.C18]" table:style-name="ce22">
            <text:p>-128.824,48</text:p>
          </table:table-cell>
          <table:table-cell office:value-type="float" office:value="-108405.48" table:formula="of:=['1835'.D18]+[MANDABRASA.D18]" table:style-name="ce22">
            <text:p>-108.405,48</text:p>
          </table:table-cell>
          <table:table-cell office:value-type="float" office:value="-130191.12" table:formula="of:=['1835'.E18]+[MANDABRASA.E18]" table:style-name="ce22">
            <text:p>-130.191,12</text:p>
          </table:table-cell>
          <table:table-cell office:value-type="float" office:value="-132708.82999999999" table:formula="of:=['1835'.F18]+[MANDABRASA.F18]" table:style-name="ce22">
            <text:p>-132.708,83</text:p>
          </table:table-cell>
          <table:table-cell office:value-type="float" office:value="-161444.72" table:formula="of:=['1835'.G18]+[MANDABRASA.G18]" table:style-name="ce22">
            <text:p>-161.444,72</text:p>
          </table:table-cell>
          <table:table-cell office:value-type="float" office:value="-85198.15" table:formula="of:=['1835'.H18]+[MANDABRASA.H18]" table:style-name="ce22">
            <text:p>-85.198,15</text:p>
          </table:table-cell>
          <table:table-cell office:value-type="float" office:value="0" table:formula="of:=['1835'.I18]+[MANDABRASA.I18]" table:style-name="ce22">
            <text:p>0,00</text:p>
          </table:table-cell>
          <table:table-cell office:value-type="float" office:value="0" table:formula="of:=['1835'.J18]+[MANDABRASA.J18]" table:style-name="ce22">
            <text:p>0,00</text:p>
          </table:table-cell>
          <table:table-cell office:value-type="float" office:value="0" table:formula="of:=['1835'.K18]+[MANDABRASA.K18]" table:style-name="ce22">
            <text:p>0,00</text:p>
          </table:table-cell>
          <table:table-cell office:value-type="float" office:value="0" table:formula="of:=['1835'.L18]+[MANDABRASA.L18]" table:style-name="ce22">
            <text:p>0,00</text:p>
          </table:table-cell>
          <table:table-cell office:value-type="float" office:value="0" table:formula="of:=['1835'.M18]+[MANDABRASA.M18]" table:style-name="ce22">
            <text:p>0,00</text:p>
          </table:table-cell>
          <table:table-cell office:value-type="float" office:value="0" table:formula="of:=['1835'.N18]+[MANDABRASA.N18]" table:style-name="ce22">
            <text:p>0,00</text:p>
          </table:table-cell>
          <table:table-cell office:value-type="float" office:value="-746772.78" table:formula="of:=SUM([.C18:.N18])" table:style-name="ce22">
            <text:p>-746.772,78</text:p>
          </table:table-cell>
          <table:table-cell office:value-type="percentage" office:value="-2.0000559527208941E-2" table:formula="of:=[.O18]/[.$O$148]" table:style-name="ce23">
            <text:p>-2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2.01.01.20592</text:p>
          </table:table-cell>
          <table:table-cell office:value-type="string" table:style-name="ce21">
            <text:p>(-)ESTOQUE FINAL EMBALAGENS</text:p>
          </table:table-cell>
          <table:table-cell office:value-type="float" office:value="108405.48" table:formula="of:=['1835'.C19]+[MANDABRASA.C19]" table:style-name="ce22">
            <text:p>108.405,48</text:p>
          </table:table-cell>
          <table:table-cell office:value-type="float" office:value="130191.12" table:formula="of:=['1835'.D19]+[MANDABRASA.D19]" table:style-name="ce22">
            <text:p>130.191,12</text:p>
          </table:table-cell>
          <table:table-cell office:value-type="float" office:value="132708.82999999999" table:formula="of:=['1835'.E19]+[MANDABRASA.E19]" table:style-name="ce22">
            <text:p>132.708,83</text:p>
          </table:table-cell>
          <table:table-cell office:value-type="float" office:value="161444.72999999998" table:formula="of:=['1835'.F19]+[MANDABRASA.F19]" table:style-name="ce22">
            <text:p>161.444,73</text:p>
          </table:table-cell>
          <table:table-cell office:value-type="float" office:value="85198.15" table:formula="of:=['1835'.G19]+[MANDABRASA.G19]" table:style-name="ce22">
            <text:p>85.198,15</text:p>
          </table:table-cell>
          <table:table-cell office:value-type="float" office:value="99558.32" table:formula="of:=['1835'.H19]+[MANDABRASA.H19]" table:style-name="ce22">
            <text:p>99.558,32</text:p>
          </table:table-cell>
          <table:table-cell office:value-type="float" office:value="0" table:formula="of:=['1835'.I19]+[MANDABRASA.I19]" table:style-name="ce22">
            <text:p>0,00</text:p>
          </table:table-cell>
          <table:table-cell office:value-type="float" office:value="0" table:formula="of:=['1835'.J19]+[MANDABRASA.J19]" table:style-name="ce22">
            <text:p>0,00</text:p>
          </table:table-cell>
          <table:table-cell office:value-type="float" office:value="0" table:formula="of:=['1835'.K19]+[MANDABRASA.K19]" table:style-name="ce22">
            <text:p>0,00</text:p>
          </table:table-cell>
          <table:table-cell office:value-type="float" office:value="0" table:formula="of:=['1835'.L19]+[MANDABRASA.L19]" table:style-name="ce22">
            <text:p>0,00</text:p>
          </table:table-cell>
          <table:table-cell office:value-type="float" office:value="0" table:formula="of:=['1835'.M19]+[MANDABRASA.M19]" table:style-name="ce22">
            <text:p>0,00</text:p>
          </table:table-cell>
          <table:table-cell office:value-type="float" office:value="0" table:formula="of:=['1835'.N19]+[MANDABRASA.N19]" table:style-name="ce22">
            <text:p>0,00</text:p>
          </table:table-cell>
          <table:table-cell office:value-type="float" office:value="717506.62999999989" table:formula="of:=SUM([.C19:.N19])" table:style-name="ce22">
            <text:p>717.506,63</text:p>
          </table:table-cell>
          <table:table-cell office:value-type="percentage" office:value="1.9216734258152901E-2" table:formula="of:=[.O19]/[.$O$148]" table:style-name="ce23">
            <text:p>1,92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2">
            <text:p>3.1.4</text:p>
          </table:table-cell>
          <table:table-cell office:value-type="string" table:style-name="ce16">
            <text:p>DESPESAS OPERACIONAIS</text:p>
          </table:table-cell>
          <table:table-cell office:value-type="float" office:value="-4825037.59" table:formula="of:=[.C21]+[.C48]+[.C51]+[.C116]+[.C126]" table:style-name="ce17">
            <text:p>-4.825.037,59</text:p>
          </table:table-cell>
          <table:table-cell office:value-type="float" office:value="-3825417.4899999993" table:formula="of:=[.D21]+[.D48]+[.D51]+[.D116]+[.D126]" table:style-name="ce17">
            <text:p>-3.825.417,49</text:p>
          </table:table-cell>
          <table:table-cell office:value-type="float" office:value="-3395091.5129999998" table:formula="of:=[.E21]+[.E48]+[.E51]+[.E116]+[.E126]" table:style-name="ce17">
            <text:p>-3.395.091,51</text:p>
          </table:table-cell>
          <table:table-cell office:value-type="float" office:value="-4138477.27" table:formula="of:=[.F21]+[.F48]+[.F51]+[.F116]+[.F126]" table:style-name="ce17">
            <text:p>-4.138.477,27</text:p>
          </table:table-cell>
          <table:table-cell office:value-type="float" office:value="-4166220.51" table:formula="of:=[.G21]+[.G48]+[.G51]+[.G116]+[.G126]" table:style-name="ce17">
            <text:p>-4.166.220,51</text:p>
          </table:table-cell>
          <table:table-cell office:value-type="float" office:value="-3967866.9400000004" table:formula="of:=[.H21]+[.H48]+[.H51]+[.H116]+[.H126]" table:style-name="ce17">
            <text:p>-3.967.866,94</text:p>
          </table:table-cell>
          <table:table-cell office:value-type="float" office:value="0" table:formula="of:=[.I21]+[.I48]+[.I51]+[.I116]+[.I126]" table:style-name="ce17">
            <text:p>0,00</text:p>
          </table:table-cell>
          <table:table-cell office:value-type="float" office:value="0" table:formula="of:=[.J21]+[.J48]+[.J51]+[.J116]+[.J126]" table:style-name="ce17">
            <text:p>0,00</text:p>
          </table:table-cell>
          <table:table-cell office:value-type="float" office:value="0" table:formula="of:=[.K21]+[.K48]+[.K51]+[.K116]+[.K126]" table:style-name="ce17">
            <text:p>0,00</text:p>
          </table:table-cell>
          <table:table-cell office:value-type="float" office:value="0" table:formula="of:=[.L21]+[.L48]+[.L51]+[.L116]+[.L126]" table:style-name="ce17">
            <text:p>0,00</text:p>
          </table:table-cell>
          <table:table-cell office:value-type="float" office:value="0" table:formula="of:=[.M21]+[.M48]+[.M51]+[.M116]+[.M126]" table:style-name="ce17">
            <text:p>0,00</text:p>
          </table:table-cell>
          <table:table-cell office:value-type="float" office:value="0" table:formula="of:=[.N21]+[.N48]+[.N51]+[.N116]+[.N126]" table:style-name="ce17">
            <text:p>0,00</text:p>
          </table:table-cell>
          <table:table-cell office:value-type="float" office:value="-24318111.312999997" table:formula="of:=[.O21]+[.O48]+[.O51]+[.O116]+[.O126]" table:style-name="ce17">
            <text:p>-24.318.111,31</text:p>
          </table:table-cell>
          <table:table-cell office:value-type="float" office:value="-0.65121365433932699" table:formula="of:=[.P21]+[.P51]+[.P116]+[.P126]" table:style-name="ce17">
            <text:p>-0,65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2">
            <text:p>3.1.4.05</text:p>
          </table:table-cell>
          <table:table-cell office:value-type="string" table:style-name="ce16">
            <text:p>DESPESAS DE RECURSOS HUMANOS</text:p>
          </table:table-cell>
          <table:table-cell office:value-type="float" office:value="-3073304.02" table:formula="of:=[.C22]+[.C38]" table:style-name="ce17">
            <text:p>-3.073.304,02</text:p>
          </table:table-cell>
          <table:table-cell office:value-type="float" office:value="-2378497.5499999998" table:formula="of:=[.D22]+[.D38]" table:style-name="ce17">
            <text:p>-2.378.497,55</text:p>
          </table:table-cell>
          <table:table-cell office:value-type="float" office:value="-2110744.1329999999" table:formula="of:=[.E22]+[.E38]" table:style-name="ce17">
            <text:p>-2.110.744,13</text:p>
          </table:table-cell>
          <table:table-cell office:value-type="float" office:value="-2384242.4900000002" table:formula="of:=[.F22]+[.F38]" table:style-name="ce17">
            <text:p>-2.384.242,49</text:p>
          </table:table-cell>
          <table:table-cell office:value-type="float" office:value="-2265773.17" table:formula="of:=[.G22]+[.G38]" table:style-name="ce17">
            <text:p>-2.265.773,17</text:p>
          </table:table-cell>
          <table:table-cell office:value-type="float" office:value="-2400978.4000000004" table:formula="of:=[.H22]+[.H38]" table:style-name="ce17">
            <text:p>-2.400.978,40</text:p>
          </table:table-cell>
          <table:table-cell office:value-type="float" office:value="0" table:formula="of:=[.I22]+[.I38]" table:style-name="ce17">
            <text:p>0,00</text:p>
          </table:table-cell>
          <table:table-cell office:value-type="float" office:value="0" table:formula="of:=[.J22]+[.J38]" table:style-name="ce17">
            <text:p>0,00</text:p>
          </table:table-cell>
          <table:table-cell office:value-type="float" office:value="0" table:formula="of:=[.K22]+[.K38]" table:style-name="ce17">
            <text:p>0,00</text:p>
          </table:table-cell>
          <table:table-cell office:value-type="float" office:value="0" table:formula="of:=[.L22]+[.L38]" table:style-name="ce17">
            <text:p>0,00</text:p>
          </table:table-cell>
          <table:table-cell office:value-type="float" office:value="0" table:formula="of:=[.M22]+[.M38]" table:style-name="ce17">
            <text:p>0,00</text:p>
          </table:table-cell>
          <table:table-cell office:value-type="float" office:value="0" table:formula="of:=[.N22]+[.N38]" table:style-name="ce17">
            <text:p>0,00</text:p>
          </table:table-cell>
          <table:table-cell office:value-type="float" office:value="-14613539.763" table:formula="of:=[.O22]+[.O38]" table:style-name="ce17">
            <text:p>-14.613.539,76</text:p>
          </table:table-cell>
          <table:table-cell office:value-type="percentage" office:value="-0.39138942896809431" table:formula="of:=[.P22]+[.P38]" table:style-name="ce10">
            <text:p>-39,14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8">
            <text:p>3.1.4.05.01</text:p>
          </table:table-cell>
          <table:table-cell office:value-type="string" table:style-name="ce18">
            <text:p>DESPESAS OPERACIONAL C/PESSOAL</text:p>
          </table:table-cell>
          <table:table-cell office:value-type="float" office:value="-2883652.04" table:formula="of:=SUM([.C23:.C37])" table:style-name="ce19">
            <text:p>-2.883.652,04</text:p>
          </table:table-cell>
          <table:table-cell office:value-type="float" office:value="-2201141.02" table:formula="of:=SUM([.D23:.D37])" table:style-name="ce19">
            <text:p>-2.201.141,02</text:p>
          </table:table-cell>
          <table:table-cell office:value-type="float" office:value="-1949687.0330000001" table:formula="of:=SUM([.E23:.E37])" table:style-name="ce19">
            <text:p>-1.949.687,03</text:p>
          </table:table-cell>
          <table:table-cell office:value-type="float" office:value="-2250370.9900000002" table:formula="of:=SUM([.F23:.F37])" table:style-name="ce19">
            <text:p>-2.250.370,99</text:p>
          </table:table-cell>
          <table:table-cell office:value-type="float" office:value="-2074862.8800000001" table:formula="of:=SUM([.G23:.G37])" table:style-name="ce19">
            <text:p>-2.074.862,88</text:p>
          </table:table-cell>
          <table:table-cell office:value-type="float" office:value="-2121598.85" table:formula="of:=SUM([.H23:.H37])" table:style-name="ce19">
            <text:p>-2.121.598,85</text:p>
          </table:table-cell>
          <table:table-cell office:value-type="float" office:value="0" table:formula="of:=SUM([.I23:.I37])" table:style-name="ce19">
            <text:p>0,00</text:p>
          </table:table-cell>
          <table:table-cell office:value-type="float" office:value="0" table:formula="of:=SUM([.J23:.J37])" table:style-name="ce19">
            <text:p>0,00</text:p>
          </table:table-cell>
          <table:table-cell office:value-type="float" office:value="0" table:formula="of:=SUM([.K23:.K37])" table:style-name="ce19">
            <text:p>0,00</text:p>
          </table:table-cell>
          <table:table-cell office:value-type="float" office:value="0" table:formula="of:=SUM([.L23:.L37])" table:style-name="ce19">
            <text:p>0,00</text:p>
          </table:table-cell>
          <table:table-cell office:value-type="float" office:value="0" table:formula="of:=SUM([.M23:.M37])" table:style-name="ce19">
            <text:p>0,00</text:p>
          </table:table-cell>
          <table:table-cell office:value-type="float" office:value="0" table:formula="of:=SUM([.N23:.N37])" table:style-name="ce19">
            <text:p>0,00</text:p>
          </table:table-cell>
          <table:table-cell office:value-type="float" office:value="-13481312.812999999" table:formula="of:=SUM([.O23:.O37])" table:style-name="ce19">
            <text:p>-13.481.312,81</text:p>
          </table:table-cell>
          <table:table-cell office:value-type="percentage" office:value="-0.3610653824598844" table:formula="of:=[.O22]/[.$O$148]" table:style-name="ce20">
            <text:p>-36,11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05.01.00601</text:p>
          </table:table-cell>
          <table:table-cell office:value-type="string" table:style-name="ce21">
            <text:p>CONTRIBUIÇÃO P/FGTS</text:p>
          </table:table-cell>
          <table:table-cell office:value-type="float" office:value="-139661.48000000001" table:formula="of:=['1835'.C23]+[MANDABRASA.C23]" table:style-name="ce22">
            <text:p>-139.661,48</text:p>
          </table:table-cell>
          <table:table-cell office:value-type="float" office:value="-123026.8" table:formula="of:=['1835'.D23]+[MANDABRASA.D23]" table:style-name="ce22">
            <text:p>-123.026,80</text:p>
          </table:table-cell>
          <table:table-cell office:value-type="float" office:value="-121500.18999999999" table:formula="of:=['1835'.E23]+[MANDABRASA.E23]" table:style-name="ce22">
            <text:p>-121.500,19</text:p>
          </table:table-cell>
          <table:table-cell office:value-type="float" office:value="-117613.94999999998" table:formula="of:=['1835'.F23]+[MANDABRASA.F23]" table:style-name="ce22">
            <text:p>-117.613,95</text:p>
          </table:table-cell>
          <table:table-cell office:value-type="float" office:value="-92228.26" table:formula="of:=['1835'.G23]+[MANDABRASA.G23]" table:style-name="ce22">
            <text:p>-92.228,26</text:p>
          </table:table-cell>
          <table:table-cell office:value-type="float" office:value="-129783.82" table:formula="of:=['1835'.H23]+[MANDABRASA.H23]" table:style-name="ce22">
            <text:p>-129.783,82</text:p>
          </table:table-cell>
          <table:table-cell office:value-type="float" office:value="0" table:formula="of:=['1835'.I23]+[MANDABRASA.I23]" table:style-name="ce22">
            <text:p>0,00</text:p>
          </table:table-cell>
          <table:table-cell office:value-type="float" office:value="0" table:formula="of:=['1835'.J23]+[MANDABRASA.J23]" table:style-name="ce22">
            <text:p>0,00</text:p>
          </table:table-cell>
          <table:table-cell office:value-type="float" office:value="0" table:formula="of:=['1835'.K23]+[MANDABRASA.K23]" table:style-name="ce22">
            <text:p>0,00</text:p>
          </table:table-cell>
          <table:table-cell office:value-type="float" office:value="0" table:formula="of:=['1835'.L23]+[MANDABRASA.L23]" table:style-name="ce22">
            <text:p>0,00</text:p>
          </table:table-cell>
          <table:table-cell office:value-type="float" office:value="0" table:formula="of:=['1835'.M23]+[MANDABRASA.M23]" table:style-name="ce22">
            <text:p>0,00</text:p>
          </table:table-cell>
          <table:table-cell office:value-type="float" office:value="0" table:formula="of:=['1835'.N23]+[MANDABRASA.N23]" table:style-name="ce22">
            <text:p>0,00</text:p>
          </table:table-cell>
          <table:table-cell office:value-type="float" office:value="-723814.5" table:formula="of:=SUM([.C23:.N23])" table:style-name="ce22">
            <text:p>-723.814,50</text:p>
          </table:table-cell>
          <table:table-cell office:value-type="percentage" office:value="-1.9385675779327382E-2" table:formula="of:=[.O23]/[.$O$148]" table:style-name="ce23">
            <text:p>-1,94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00602</text:p>
          </table:table-cell>
          <table:table-cell office:value-type="string" table:style-name="ce21">
            <text:p>13º SALÁRIO</text:p>
          </table:table-cell>
          <table:table-cell office:value-type="float" office:value="-99583.28" table:formula="of:=['1835'.C24]+[MANDABRASA.C24]" table:style-name="ce22">
            <text:p>-99.583,28</text:p>
          </table:table-cell>
          <table:table-cell office:value-type="float" office:value="-98517.23" table:formula="of:=['1835'.D24]+[MANDABRASA.D24]" table:style-name="ce22">
            <text:p>-98.517,23</text:p>
          </table:table-cell>
          <table:table-cell office:value-type="float" office:value="-91574.15" table:formula="of:=['1835'.E24]+[MANDABRASA.E24]" table:style-name="ce22">
            <text:p>-91.574,15</text:p>
          </table:table-cell>
          <table:table-cell office:value-type="float" office:value="-108811.35" table:formula="of:=['1835'.F24]+[MANDABRASA.F24]" table:style-name="ce22">
            <text:p>-108.811,35</text:p>
          </table:table-cell>
          <table:table-cell office:value-type="float" office:value="-88977.46" table:formula="of:=['1835'.G24]+[MANDABRASA.G24]" table:style-name="ce22">
            <text:p>-88.977,46</text:p>
          </table:table-cell>
          <table:table-cell office:value-type="float" office:value="-96866.08" table:formula="of:=['1835'.H24]+[MANDABRASA.H24]" table:style-name="ce22">
            <text:p>-96.866,08</text:p>
          </table:table-cell>
          <table:table-cell office:value-type="float" office:value="0" table:formula="of:=['1835'.I24]+[MANDABRASA.I24]" table:style-name="ce22">
            <text:p>0,00</text:p>
          </table:table-cell>
          <table:table-cell office:value-type="float" office:value="0" table:formula="of:=['1835'.J24]+[MANDABRASA.J24]" table:style-name="ce22">
            <text:p>0,00</text:p>
          </table:table-cell>
          <table:table-cell office:value-type="float" office:value="0" table:formula="of:=['1835'.K24]+[MANDABRASA.K24]" table:style-name="ce22">
            <text:p>0,00</text:p>
          </table:table-cell>
          <table:table-cell office:value-type="float" office:value="0" table:formula="of:=['1835'.L24]+[MANDABRASA.L24]" table:style-name="ce22">
            <text:p>0,00</text:p>
          </table:table-cell>
          <table:table-cell office:value-type="float" office:value="0" table:formula="of:=['1835'.M24]+[MANDABRASA.M24]" table:style-name="ce22">
            <text:p>0,00</text:p>
          </table:table-cell>
          <table:table-cell office:value-type="float" office:value="0" table:formula="of:=['1835'.N24]+[MANDABRASA.N24]" table:style-name="ce22">
            <text:p>0,00</text:p>
          </table:table-cell>
          <table:table-cell office:value-type="float" office:value="-584329.55000000005" table:formula="of:=SUM([.C24:.N24])" table:style-name="ce22">
            <text:p>-584.329,55</text:p>
          </table:table-cell>
          <table:table-cell office:value-type="percentage" office:value="-1.5649898150120328E-2" table:formula="of:=[.O24]/[.$O$148]" table:style-name="ce23">
            <text:p>-1,56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00603</text:p>
          </table:table-cell>
          <table:table-cell office:value-type="string" table:style-name="ce21">
            <text:p>FÉRIAS</text:p>
          </table:table-cell>
          <table:table-cell office:value-type="float" office:value="0" table:formula="of:=['1835'.C25]+[MANDABRASA.C25]" table:style-name="ce22">
            <text:p>0,00</text:p>
          </table:table-cell>
          <table:table-cell office:value-type="float" office:value="0" table:formula="of:=['1835'.D25]+[MANDABRASA.D25]" table:style-name="ce22">
            <text:p>0,00</text:p>
          </table:table-cell>
          <table:table-cell office:value-type="float" office:value="0" table:formula="of:=['1835'.E25]+[MANDABRASA.E25]" table:style-name="ce22">
            <text:p>0,00</text:p>
          </table:table-cell>
          <table:table-cell office:value-type="float" office:value="0" table:formula="of:=['1835'.F25]+[MANDABRASA.F25]" table:style-name="ce22">
            <text:p>0,00</text:p>
          </table:table-cell>
          <table:table-cell office:value-type="float" office:value="0" table:formula="of:=['1835'.G25]+[MANDABRASA.G25]" table:style-name="ce22">
            <text:p>0,00</text:p>
          </table:table-cell>
          <table:table-cell office:value-type="float" office:value="0" table:formula="of:=['1835'.H25]+[MANDABRASA.H25]" table:style-name="ce22">
            <text:p>0,00</text:p>
          </table:table-cell>
          <table:table-cell office:value-type="float" office:value="0" table:formula="of:=['1835'.I25]+[MANDABRASA.I25]" table:style-name="ce22">
            <text:p>0,00</text:p>
          </table:table-cell>
          <table:table-cell office:value-type="float" office:value="0" table:formula="of:=['1835'.J25]+[MANDABRASA.J25]" table:style-name="ce22">
            <text:p>0,00</text:p>
          </table:table-cell>
          <table:table-cell office:value-type="float" office:value="0" table:formula="of:=['1835'.K25]+[MANDABRASA.K25]" table:style-name="ce22">
            <text:p>0,00</text:p>
          </table:table-cell>
          <table:table-cell office:value-type="float" office:value="0" table:formula="of:=['1835'.L25]+[MANDABRASA.L25]" table:style-name="ce22">
            <text:p>0,00</text:p>
          </table:table-cell>
          <table:table-cell office:value-type="float" office:value="0" table:formula="of:=['1835'.M25]+[MANDABRASA.M25]" table:style-name="ce22">
            <text:p>0,00</text:p>
          </table:table-cell>
          <table:table-cell office:value-type="float" office:value="0" table:formula="of:=['1835'.N25]+[MANDABRASA.N25]" table:style-name="ce22">
            <text:p>0,00</text:p>
          </table:table-cell>
          <table:table-cell office:value-type="float" office:value="0" table:formula="of:=SUM([.C25:.N25])" table:style-name="ce22">
            <text:p>0,00</text:p>
          </table:table-cell>
          <table:table-cell office:value-type="percentage" office:value="0" table:formula="of:=[.O25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00604</text:p>
          </table:table-cell>
          <table:table-cell office:value-type="string" table:style-name="ce21">
            <text:p>INDENIZAÇÕES TRABALHISTAS</text:p>
          </table:table-cell>
          <table:table-cell office:value-type="float" office:value="-15208.64" table:formula="of:=['1835'.C26]+[MANDABRASA.C26]" table:style-name="ce22">
            <text:p>-15.208,64</text:p>
          </table:table-cell>
          <table:table-cell office:value-type="float" office:value="-32783.18" table:formula="of:=['1835'.D26]+[MANDABRASA.D26]" table:style-name="ce22">
            <text:p>-32.783,18</text:p>
          </table:table-cell>
          <table:table-cell office:value-type="float" office:value="-79908.149999999994" table:formula="of:=['1835'.E26]+[MANDABRASA.E26]" table:style-name="ce22">
            <text:p>-79.908,15</text:p>
          </table:table-cell>
          <table:table-cell office:value-type="float" office:value="-28417.46" table:formula="of:=['1835'.F26]+[MANDABRASA.F26]" table:style-name="ce22">
            <text:p>-28.417,46</text:p>
          </table:table-cell>
          <table:table-cell office:value-type="float" office:value="-8550.6299999999992" table:formula="of:=['1835'.G26]+[MANDABRASA.G26]" table:style-name="ce22">
            <text:p>-8.550,63</text:p>
          </table:table-cell>
          <table:table-cell office:value-type="float" office:value="-23671.3" table:formula="of:=['1835'.H26]+[MANDABRASA.H26]" table:style-name="ce22">
            <text:p>-23.671,30</text:p>
          </table:table-cell>
          <table:table-cell office:value-type="float" office:value="0" table:formula="of:=['1835'.I26]+[MANDABRASA.I26]" table:style-name="ce22">
            <text:p>0,00</text:p>
          </table:table-cell>
          <table:table-cell office:value-type="float" office:value="0" table:formula="of:=['1835'.J26]+[MANDABRASA.J26]" table:style-name="ce22">
            <text:p>0,00</text:p>
          </table:table-cell>
          <table:table-cell office:value-type="float" office:value="0" table:formula="of:=['1835'.K26]+[MANDABRASA.K26]" table:style-name="ce22">
            <text:p>0,00</text:p>
          </table:table-cell>
          <table:table-cell office:value-type="float" office:value="0" table:formula="of:=['1835'.L26]+[MANDABRASA.L26]" table:style-name="ce22">
            <text:p>0,00</text:p>
          </table:table-cell>
          <table:table-cell office:value-type="float" office:value="0" table:formula="of:=['1835'.M26]+[MANDABRASA.M26]" table:style-name="ce22">
            <text:p>0,00</text:p>
          </table:table-cell>
          <table:table-cell office:value-type="float" office:value="0" table:formula="of:=['1835'.N26]+[MANDABRASA.N26]" table:style-name="ce22">
            <text:p>0,00</text:p>
          </table:table-cell>
          <table:table-cell office:value-type="float" office:value="-188539.36" table:formula="of:=SUM([.C26:.N26])" table:style-name="ce22">
            <text:p>-188.539,36</text:p>
          </table:table-cell>
          <table:table-cell office:value-type="percentage" office:value="-5.0495850865130299E-3" table:formula="of:=[.O26]/[.$O$148]" table:style-name="ce23">
            <text:p>-0,5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00605</text:p>
          </table:table-cell>
          <table:table-cell office:value-type="string" table:style-name="ce21">
            <text:p>PREVIDÊNCIA SOCIAL</text:p>
          </table:table-cell>
          <table:table-cell office:value-type="float" office:value="-425422.21" table:formula="of:=['1835'.C27]+[MANDABRASA.C27]" table:style-name="ce22">
            <text:p>-425.422,21</text:p>
          </table:table-cell>
          <table:table-cell office:value-type="float" office:value="-333068.49" table:formula="of:=['1835'.D27]+[MANDABRASA.D27]" table:style-name="ce22">
            <text:p>-333.068,49</text:p>
          </table:table-cell>
          <table:table-cell office:value-type="float" office:value="-281664.3" table:formula="of:=['1835'.E27]+[MANDABRASA.E27]" table:style-name="ce22">
            <text:p>-281.664,30</text:p>
          </table:table-cell>
          <table:table-cell office:value-type="float" office:value="-370165.87" table:formula="of:=['1835'.F27]+[MANDABRASA.F27]" table:style-name="ce22">
            <text:p>-370.165,87</text:p>
          </table:table-cell>
          <table:table-cell office:value-type="float" office:value="-345252.93999999994" table:formula="of:=['1835'.G27]+[MANDABRASA.G27]" table:style-name="ce22">
            <text:p>-345.252,94</text:p>
          </table:table-cell>
          <table:table-cell office:value-type="float" office:value="-366565.95" table:formula="of:=['1835'.H27]+[MANDABRASA.H27]" table:style-name="ce22">
            <text:p>-366.565,95</text:p>
          </table:table-cell>
          <table:table-cell office:value-type="float" office:value="0" table:formula="of:=['1835'.I27]+[MANDABRASA.I27]" table:style-name="ce22">
            <text:p>0,00</text:p>
          </table:table-cell>
          <table:table-cell office:value-type="float" office:value="0" table:formula="of:=['1835'.J27]+[MANDABRASA.J27]" table:style-name="ce22">
            <text:p>0,00</text:p>
          </table:table-cell>
          <table:table-cell office:value-type="float" office:value="0" table:formula="of:=['1835'.K27]+[MANDABRASA.K27]" table:style-name="ce22">
            <text:p>0,00</text:p>
          </table:table-cell>
          <table:table-cell office:value-type="float" office:value="0" table:formula="of:=['1835'.L27]+[MANDABRASA.L27]" table:style-name="ce22">
            <text:p>0,00</text:p>
          </table:table-cell>
          <table:table-cell office:value-type="float" office:value="0" table:formula="of:=['1835'.M27]+[MANDABRASA.M27]" table:style-name="ce22">
            <text:p>0,00</text:p>
          </table:table-cell>
          <table:table-cell office:value-type="float" office:value="0" table:formula="of:=['1835'.N27]+[MANDABRASA.N27]" table:style-name="ce22">
            <text:p>0,00</text:p>
          </table:table-cell>
          <table:table-cell office:value-type="float" office:value="-2122139.7600000002" table:formula="of:=SUM([.C27:.N27])" table:style-name="ce22">
            <text:p>-2.122.139,76</text:p>
          </table:table-cell>
          <table:table-cell office:value-type="percentage" office:value="-5.6836542160705029E-2" table:formula="of:=[.O27]/[.$O$148]" table:style-name="ce23">
            <text:p>-5,68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00606</text:p>
          </table:table-cell>
          <table:table-cell office:value-type="string" table:style-name="ce21">
            <text:p>PRO-LABORE</text:p>
          </table:table-cell>
          <table:table-cell office:value-type="float" office:value="-1518" table:formula="of:=['1835'.C28]+[MANDABRASA.C28]" table:style-name="ce22">
            <text:p>-1.518,00</text:p>
          </table:table-cell>
          <table:table-cell office:value-type="float" office:value="-1518" table:formula="of:=['1835'.D28]+[MANDABRASA.D28]" table:style-name="ce22">
            <text:p>-1.518,00</text:p>
          </table:table-cell>
          <table:table-cell office:value-type="float" office:value="-1518" table:formula="of:=['1835'.E28]+[MANDABRASA.E28]" table:style-name="ce22">
            <text:p>-1.518,00</text:p>
          </table:table-cell>
          <table:table-cell office:value-type="float" office:value="-1518" table:formula="of:=['1835'.F28]+[MANDABRASA.F28]" table:style-name="ce22">
            <text:p>-1.518,00</text:p>
          </table:table-cell>
          <table:table-cell office:value-type="float" office:value="-1518" table:formula="of:=['1835'.G28]+[MANDABRASA.G28]" table:style-name="ce22">
            <text:p>-1.518,00</text:p>
          </table:table-cell>
          <table:table-cell office:value-type="float" office:value="-1518" table:formula="of:=['1835'.H28]+[MANDABRASA.H28]" table:style-name="ce22">
            <text:p>-1.518,00</text:p>
          </table:table-cell>
          <table:table-cell office:value-type="float" office:value="0" table:formula="of:=['1835'.I28]+[MANDABRASA.I28]" table:style-name="ce22">
            <text:p>0,00</text:p>
          </table:table-cell>
          <table:table-cell office:value-type="float" office:value="0" table:formula="of:=['1835'.J28]+[MANDABRASA.J28]" table:style-name="ce22">
            <text:p>0,00</text:p>
          </table:table-cell>
          <table:table-cell office:value-type="float" office:value="0" table:formula="of:=['1835'.K28]+[MANDABRASA.K28]" table:style-name="ce22">
            <text:p>0,00</text:p>
          </table:table-cell>
          <table:table-cell office:value-type="float" office:value="0" table:formula="of:=['1835'.L28]+[MANDABRASA.L28]" table:style-name="ce22">
            <text:p>0,00</text:p>
          </table:table-cell>
          <table:table-cell office:value-type="float" office:value="0" table:formula="of:=['1835'.M28]+[MANDABRASA.M28]" table:style-name="ce22">
            <text:p>0,00</text:p>
          </table:table-cell>
          <table:table-cell office:value-type="float" office:value="0" table:formula="of:=['1835'.N28]+[MANDABRASA.N28]" table:style-name="ce22">
            <text:p>0,00</text:p>
          </table:table-cell>
          <table:table-cell office:value-type="float" office:value="-9108" table:formula="of:=SUM([.C28:.N28])" table:style-name="ce22">
            <text:p>-9.108,00</text:p>
          </table:table-cell>
          <table:table-cell office:value-type="percentage" office:value="-2.4393644365802814E-4" table:formula="of:=[.O28]/[.$O$148]" table:style-name="ce23">
            <text:p>-0,02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00607</text:p>
          </table:table-cell>
          <table:table-cell office:value-type="string" table:style-name="ce21">
            <text:p>SALÁRIOS</text:p>
          </table:table-cell>
          <table:table-cell office:value-type="float" office:value="-737690.30999999994" table:formula="of:=['1835'.C29]+[MANDABRASA.C29]" table:style-name="ce22">
            <text:p>-737.690,31</text:p>
          </table:table-cell>
          <table:table-cell office:value-type="float" office:value="-704170.66" table:formula="of:=['1835'.D29]+[MANDABRASA.D29]" table:style-name="ce22">
            <text:p>-704.170,66</text:p>
          </table:table-cell>
          <table:table-cell office:value-type="float" office:value="-610632.1" table:formula="of:=['1835'.E29]+[MANDABRASA.E29]" table:style-name="ce22">
            <text:p>-610.632,10</text:p>
          </table:table-cell>
          <table:table-cell office:value-type="float" office:value="-774382.18" table:formula="of:=['1835'.F29]+[MANDABRASA.F29]" table:style-name="ce22">
            <text:p>-774.382,18</text:p>
          </table:table-cell>
          <table:table-cell office:value-type="float" office:value="-682351.64" table:formula="of:=['1835'.G29]+[MANDABRASA.G29]" table:style-name="ce22">
            <text:p>-682.351,64</text:p>
          </table:table-cell>
          <table:table-cell office:value-type="float" office:value="-655559.94999999995" table:formula="of:=['1835'.H29]+[MANDABRASA.H29]" table:style-name="ce22">
            <text:p>-655.559,95</text:p>
          </table:table-cell>
          <table:table-cell office:value-type="float" office:value="0" table:formula="of:=['1835'.I29]+[MANDABRASA.I29]" table:style-name="ce22">
            <text:p>0,00</text:p>
          </table:table-cell>
          <table:table-cell office:value-type="float" office:value="0" table:formula="of:=['1835'.J29]+[MANDABRASA.J29]" table:style-name="ce22">
            <text:p>0,00</text:p>
          </table:table-cell>
          <table:table-cell office:value-type="float" office:value="0" table:formula="of:=['1835'.K29]+[MANDABRASA.K29]" table:style-name="ce22">
            <text:p>0,00</text:p>
          </table:table-cell>
          <table:table-cell office:value-type="float" office:value="0" table:formula="of:=['1835'.L29]+[MANDABRASA.L29]" table:style-name="ce22">
            <text:p>0,00</text:p>
          </table:table-cell>
          <table:table-cell office:value-type="float" office:value="0" table:formula="of:=['1835'.M29]+[MANDABRASA.M29]" table:style-name="ce22">
            <text:p>0,00</text:p>
          </table:table-cell>
          <table:table-cell office:value-type="float" office:value="0" table:formula="of:=['1835'.N29]+[MANDABRASA.N29]" table:style-name="ce22">
            <text:p>0,00</text:p>
          </table:table-cell>
          <table:table-cell office:value-type="float" office:value="-4164786.84" table:formula="of:=SUM([.C29:.N29])" table:style-name="ce22">
            <text:p>-4.164.786,84</text:p>
          </table:table-cell>
          <table:table-cell office:value-type="percentage" office:value="-0.11154405910664877" table:formula="of:=[.O29]/[.$O$148]" table:style-name="ce23">
            <text:p>-11,1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00608</text:p>
          </table:table-cell>
          <table:table-cell office:value-type="string" table:style-name="ce21">
            <text:p>FÉRIAS GOZADAS</text:p>
          </table:table-cell>
          <table:table-cell office:value-type="float" office:value="-340812.57" table:formula="of:=['1835'.C30]+[MANDABRASA.C30]" table:style-name="ce22">
            <text:p>-340.812,57</text:p>
          </table:table-cell>
          <table:table-cell office:value-type="float" office:value="-140318.53" table:formula="of:=['1835'.D30]+[MANDABRASA.D30]" table:style-name="ce22">
            <text:p>-140.318,53</text:p>
          </table:table-cell>
          <table:table-cell office:value-type="float" office:value="-146356.37" table:formula="of:=['1835'.E30]+[MANDABRASA.E30]" table:style-name="ce22">
            <text:p>-146.356,37</text:p>
          </table:table-cell>
          <table:table-cell office:value-type="float" office:value="-158586.23000000001" table:formula="of:=['1835'.F30]+[MANDABRASA.F30]" table:style-name="ce22">
            <text:p>-158.586,23</text:p>
          </table:table-cell>
          <table:table-cell office:value-type="float" office:value="-139267.76999999999" table:formula="of:=['1835'.G30]+[MANDABRASA.G30]" table:style-name="ce22">
            <text:p>-139.267,77</text:p>
          </table:table-cell>
          <table:table-cell office:value-type="float" office:value="-129596.09999999999" table:formula="of:=['1835'.H30]+[MANDABRASA.H30]" table:style-name="ce22">
            <text:p>-129.596,10</text:p>
          </table:table-cell>
          <table:table-cell office:value-type="float" office:value="0" table:formula="of:=['1835'.I30]+[MANDABRASA.I30]" table:style-name="ce22">
            <text:p>0,00</text:p>
          </table:table-cell>
          <table:table-cell office:value-type="float" office:value="0" table:formula="of:=['1835'.J30]+[MANDABRASA.J30]" table:style-name="ce22">
            <text:p>0,00</text:p>
          </table:table-cell>
          <table:table-cell office:value-type="float" office:value="0" table:formula="of:=['1835'.K30]+[MANDABRASA.K30]" table:style-name="ce22">
            <text:p>0,00</text:p>
          </table:table-cell>
          <table:table-cell office:value-type="float" office:value="0" table:formula="of:=['1835'.L30]+[MANDABRASA.L30]" table:style-name="ce22">
            <text:p>0,00</text:p>
          </table:table-cell>
          <table:table-cell office:value-type="float" office:value="0" table:formula="of:=['1835'.M30]+[MANDABRASA.M30]" table:style-name="ce22">
            <text:p>0,00</text:p>
          </table:table-cell>
          <table:table-cell office:value-type="float" office:value="0" table:formula="of:=['1835'.N30]+[MANDABRASA.N30]" table:style-name="ce22">
            <text:p>0,00</text:p>
          </table:table-cell>
          <table:table-cell office:value-type="float" office:value="-1054937.57" table:formula="of:=SUM([.C30:.N30])" table:style-name="ce22">
            <text:p>-1.054.937,57</text:p>
          </table:table-cell>
          <table:table-cell office:value-type="percentage" office:value="-2.825403152251231E-2" table:formula="of:=[.O30]/[.$O$148]" table:style-name="ce23">
            <text:p>-2,83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20460</text:p>
          </table:table-cell>
          <table:table-cell office:value-type="string" table:style-name="ce21">
            <text:p>GORJETAS</text:p>
          </table:table-cell>
          <table:table-cell office:value-type="float" office:value="-436074.95" table:formula="of:=['1835'.C31]+[MANDABRASA.C31]" table:style-name="ce22">
            <text:p>-436.074,95</text:p>
          </table:table-cell>
          <table:table-cell office:value-type="float" office:value="-345539.56" table:formula="of:=['1835'.D31]+[MANDABRASA.D31]" table:style-name="ce22">
            <text:p>-345.539,56</text:p>
          </table:table-cell>
          <table:table-cell office:value-type="float" office:value="-267852.68" table:formula="of:=['1835'.E31]+[MANDABRASA.E31]" table:style-name="ce22">
            <text:p>-267.852,68</text:p>
          </table:table-cell>
          <table:table-cell office:value-type="float" office:value="-365738.31" table:formula="of:=['1835'.F31]+[MANDABRASA.F31]" table:style-name="ce22">
            <text:p>-365.738,31</text:p>
          </table:table-cell>
          <table:table-cell office:value-type="float" office:value="-381013.07" table:formula="of:=['1835'.G31]+[MANDABRASA.G31]" table:style-name="ce22">
            <text:p>-381.013,07</text:p>
          </table:table-cell>
          <table:table-cell office:value-type="float" office:value="-431972.03" table:formula="of:=['1835'.H31]+[MANDABRASA.H31]" table:style-name="ce22">
            <text:p>-431.972,03</text:p>
          </table:table-cell>
          <table:table-cell office:value-type="float" office:value="0" table:formula="of:=['1835'.I31]+[MANDABRASA.I31]" table:style-name="ce22">
            <text:p>0,00</text:p>
          </table:table-cell>
          <table:table-cell office:value-type="float" office:value="0" table:formula="of:=['1835'.J31]+[MANDABRASA.J31]" table:style-name="ce22">
            <text:p>0,00</text:p>
          </table:table-cell>
          <table:table-cell office:value-type="float" office:value="0" table:formula="of:=['1835'.K31]+[MANDABRASA.K31]" table:style-name="ce22">
            <text:p>0,00</text:p>
          </table:table-cell>
          <table:table-cell office:value-type="float" office:value="0" table:formula="of:=['1835'.L31]+[MANDABRASA.L31]" table:style-name="ce22">
            <text:p>0,00</text:p>
          </table:table-cell>
          <table:table-cell office:value-type="float" office:value="0" table:formula="of:=['1835'.M31]+[MANDABRASA.M31]" table:style-name="ce22">
            <text:p>0,00</text:p>
          </table:table-cell>
          <table:table-cell office:value-type="float" office:value="0" table:formula="of:=['1835'.N31]+[MANDABRASA.N31]" table:style-name="ce22">
            <text:p>0,00</text:p>
          </table:table-cell>
          <table:table-cell office:value-type="float" office:value="-2228190.6" table:formula="of:=SUM([.C31:.N31])" table:style-name="ce22">
            <text:p>-2.228.190,60</text:p>
          </table:table-cell>
          <table:table-cell office:value-type="percentage" office:value="-5.9676865476092217E-2" table:formula="of:=[.O31]/[.$O$148]" table:style-name="ce23">
            <text:p>-5,97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20461</text:p>
          </table:table-cell>
          <table:table-cell office:value-type="string" table:style-name="ce21">
            <text:p>PROCESSOS JUDICIAIS - TRABALHISTAS</text:p>
          </table:table-cell>
          <table:table-cell office:value-type="float" office:value="-9296.56" table:formula="of:=['1835'.C32]+[MANDABRASA.C32]" table:style-name="ce22">
            <text:p>-9.296,56</text:p>
          </table:table-cell>
          <table:table-cell office:value-type="float" office:value="-4109.0600000000004" table:formula="of:=['1835'.D32]+[MANDABRASA.D32]" table:style-name="ce22">
            <text:p>-4.109,06</text:p>
          </table:table-cell>
          <table:table-cell office:value-type="float" office:value="-10577.64" table:formula="of:=['1835'.E32]+[MANDABRASA.E32]" table:style-name="ce22">
            <text:p>-10.577,64</text:p>
          </table:table-cell>
          <table:table-cell office:value-type="float" office:value="-1531.08" table:formula="of:=['1835'.F32]+[MANDABRASA.F32]" table:style-name="ce22">
            <text:p>-1.531,08</text:p>
          </table:table-cell>
          <table:table-cell office:value-type="float" office:value="-2590" table:formula="of:=['1835'.G32]+[MANDABRASA.G32]" table:style-name="ce22">
            <text:p>-2.590,00</text:p>
          </table:table-cell>
          <table:table-cell office:value-type="float" office:value="-19653.46" table:formula="of:=['1835'.H32]+[MANDABRASA.H32]" table:style-name="ce22">
            <text:p>-19.653,46</text:p>
          </table:table-cell>
          <table:table-cell office:value-type="float" office:value="0" table:formula="of:=['1835'.I32]+[MANDABRASA.I32]" table:style-name="ce22">
            <text:p>0,00</text:p>
          </table:table-cell>
          <table:table-cell office:value-type="float" office:value="0" table:formula="of:=['1835'.J32]+[MANDABRASA.J32]" table:style-name="ce22">
            <text:p>0,00</text:p>
          </table:table-cell>
          <table:table-cell office:value-type="float" office:value="0" table:formula="of:=['1835'.K32]+[MANDABRASA.K32]" table:style-name="ce22">
            <text:p>0,00</text:p>
          </table:table-cell>
          <table:table-cell office:value-type="float" office:value="0" table:formula="of:=['1835'.L32]+[MANDABRASA.L32]" table:style-name="ce22">
            <text:p>0,00</text:p>
          </table:table-cell>
          <table:table-cell office:value-type="float" office:value="0" table:formula="of:=['1835'.M32]+[MANDABRASA.M32]" table:style-name="ce22">
            <text:p>0,00</text:p>
          </table:table-cell>
          <table:table-cell office:value-type="float" office:value="0" table:formula="of:=['1835'.N32]+[MANDABRASA.N32]" table:style-name="ce22">
            <text:p>0,00</text:p>
          </table:table-cell>
          <table:table-cell office:value-type="float" office:value="-47757.799999999996" table:formula="of:=SUM([.C32:.N32])" table:style-name="ce22">
            <text:p>-47.757,80</text:p>
          </table:table-cell>
          <table:table-cell office:value-type="percentage" office:value="-1.2790807958861852E-3" table:formula="of:=[.O32]/[.$O$148]" table:style-name="ce23">
            <text:p>-0,13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20462</text:p>
          </table:table-cell>
          <table:table-cell office:value-type="string" table:style-name="ce21">
            <text:p>SERVICOS CONTRATADOS PJ</text:p>
          </table:table-cell>
          <table:table-cell office:value-type="float" office:value="-261414.83000000002" table:formula="of:=['1835'.C33]+[MANDABRASA.C33]" table:style-name="ce22">
            <text:p>-261.414,83</text:p>
          </table:table-cell>
          <table:table-cell office:value-type="float" office:value="-173240.68" table:formula="of:=['1835'.D33]+[MANDABRASA.D33]" table:style-name="ce22">
            <text:p>-173.240,68</text:p>
          </table:table-cell>
          <table:table-cell office:value-type="float" office:value="-180081.77000000002" table:formula="of:=['1835'.E33]+[MANDABRASA.E33]" table:style-name="ce22">
            <text:p>-180.081,77</text:p>
          </table:table-cell>
          <table:table-cell office:value-type="float" office:value="-142913.61000000002" table:formula="of:=['1835'.F33]+[MANDABRASA.F33]" table:style-name="ce22">
            <text:p>-142.913,61</text:p>
          </table:table-cell>
          <table:table-cell office:value-type="float" office:value="-162241.62" table:formula="of:=['1835'.G33]+[MANDABRASA.G33]" table:style-name="ce22">
            <text:p>-162.241,62</text:p>
          </table:table-cell>
          <table:table-cell office:value-type="float" office:value="-112454.19" table:formula="of:=['1835'.H33]+[MANDABRASA.H33]" table:style-name="ce22">
            <text:p>-112.454,19</text:p>
          </table:table-cell>
          <table:table-cell office:value-type="float" office:value="0" table:formula="of:=['1835'.I33]+[MANDABRASA.I33]" table:style-name="ce22">
            <text:p>0,00</text:p>
          </table:table-cell>
          <table:table-cell office:value-type="float" office:value="0" table:formula="of:=['1835'.J33]+[MANDABRASA.J33]" table:style-name="ce22">
            <text:p>0,00</text:p>
          </table:table-cell>
          <table:table-cell office:value-type="float" office:value="0" table:formula="of:=['1835'.K33]+[MANDABRASA.K33]" table:style-name="ce22">
            <text:p>0,00</text:p>
          </table:table-cell>
          <table:table-cell office:value-type="float" office:value="0" table:formula="of:=['1835'.L33]+[MANDABRASA.L33]" table:style-name="ce22">
            <text:p>0,00</text:p>
          </table:table-cell>
          <table:table-cell office:value-type="float" office:value="0" table:formula="of:=['1835'.M33]+[MANDABRASA.M33]" table:style-name="ce22">
            <text:p>0,00</text:p>
          </table:table-cell>
          <table:table-cell office:value-type="float" office:value="0" table:formula="of:=['1835'.N33]+[MANDABRASA.N33]" table:style-name="ce22">
            <text:p>0,00</text:p>
          </table:table-cell>
          <table:table-cell office:value-type="float" office:value="-1032346.7" table:formula="of:=SUM([.C33:.N33])" table:style-name="ce22">
            <text:p>-1.032.346,70</text:p>
          </table:table-cell>
          <table:table-cell office:value-type="percentage" office:value="-2.7648987990788458E-2" table:formula="of:=[.O33]/[.$O$148]" table:style-name="ce23">
            <text:p>-2,76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1.20651</text:p>
          </table:table-cell>
          <table:table-cell office:value-type="string" table:style-name="ce21">
            <text:p>MAO DE OBRA TEMPORARIA – INDEDUTIVEL</text:p>
          </table:table-cell>
          <table:table-cell office:value-type="float" office:value="-314642.87" table:formula="of:=['1835'.C34]+[MANDABRASA.C34]" table:style-name="ce22">
            <text:p>-314.642,87</text:p>
          </table:table-cell>
          <table:table-cell office:value-type="float" office:value="-185311.05" table:formula="of:=['1835'.D34]+[MANDABRASA.D34]" table:style-name="ce22">
            <text:p>-185.311,05</text:p>
          </table:table-cell>
          <table:table-cell office:value-type="float" office:value="-119897.933" table:formula="of:=['1835'.E34]+[MANDABRASA.E34]" table:style-name="ce22">
            <text:p>-119.897,93</text:p>
          </table:table-cell>
          <table:table-cell office:value-type="float" office:value="-179241.4" table:formula="of:=['1835'.F34]+[MANDABRASA.F34]" table:style-name="ce22">
            <text:p>-179.241,40</text:p>
          </table:table-cell>
          <table:table-cell office:value-type="float" office:value="-153256.18" table:formula="of:=['1835'.G34]+[MANDABRASA.G34]" table:style-name="ce22">
            <text:p>-153.256,18</text:p>
          </table:table-cell>
          <table:table-cell office:value-type="float" office:value="-149931.95000000001" table:formula="of:=['1835'.H34]+[MANDABRASA.H34]" table:style-name="ce22">
            <text:p>-149.931,95</text:p>
          </table:table-cell>
          <table:table-cell office:value-type="float" office:value="0" table:formula="of:=['1835'.I34]+[MANDABRASA.I34]" table:style-name="ce22">
            <text:p>0,00</text:p>
          </table:table-cell>
          <table:table-cell office:value-type="float" office:value="0" table:formula="of:=['1835'.J34]+[MANDABRASA.J34]" table:style-name="ce22">
            <text:p>0,00</text:p>
          </table:table-cell>
          <table:table-cell office:value-type="float" office:value="0" table:formula="of:=['1835'.K34]+[MANDABRASA.K34]" table:style-name="ce22">
            <text:p>0,00</text:p>
          </table:table-cell>
          <table:table-cell office:value-type="float" office:value="0" table:formula="of:=['1835'.L34]+[MANDABRASA.L34]" table:style-name="ce22">
            <text:p>0,00</text:p>
          </table:table-cell>
          <table:table-cell office:value-type="float" office:value="0" table:formula="of:=['1835'.M34]+[MANDABRASA.M34]" table:style-name="ce22">
            <text:p>0,00</text:p>
          </table:table-cell>
          <table:table-cell office:value-type="float" office:value="0" table:formula="of:=['1835'.N34]+[MANDABRASA.N34]" table:style-name="ce22">
            <text:p>0,00</text:p>
          </table:table-cell>
          <table:table-cell office:value-type="float" office:value="-1102281.3829999999" table:formula="of:=SUM([.C34:.N34])" table:style-name="ce22">
            <text:p>-1.102.281,38</text:p>
          </table:table-cell>
          <table:table-cell office:value-type="percentage" office:value="-2.9522024646406766E-2" table:formula="of:=[.O34]/[.$O$148]" table:style-name="ce23">
            <text:p>-2,9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4">
            <text:p>3.1.4.05.01.21506</text:p>
          </table:table-cell>
          <table:table-cell office:value-type="string" table:style-name="ce24">
            <text:p>GRATIFICAÇOES (BONUS)</text:p>
          </table:table-cell>
          <table:table-cell office:value-type="float" office:value="-29828.870000000003" table:formula="of:=['1835'.C35]+[MANDABRASA.C35]" table:style-name="ce22">
            <text:p>-29.828,87</text:p>
          </table:table-cell>
          <table:table-cell office:value-type="float" office:value="-31637.9" table:formula="of:=['1835'.D35]+[MANDABRASA.D35]" table:style-name="ce22">
            <text:p>-31.637,90</text:p>
          </table:table-cell>
          <table:table-cell office:value-type="float" office:value="-36148.71" table:formula="of:=['1835'.E35]+[MANDABRASA.E35]" table:style-name="ce22">
            <text:p>-36.148,71</text:p>
          </table:table-cell>
          <table:table-cell office:value-type="float" office:value="-100" table:formula="of:=['1835'.F35]+[MANDABRASA.F35]" table:style-name="ce22">
            <text:p>-100,00</text:p>
          </table:table-cell>
          <table:table-cell office:value-type="float" office:value="-16609.189999999999" table:formula="of:=['1835'.G35]+[MANDABRASA.G35]" table:style-name="ce22">
            <text:p>-16.609,19</text:p>
          </table:table-cell>
          <table:table-cell office:value-type="float" office:value="0" table:formula="of:=['1835'.H35]+[MANDABRASA.H35]" table:style-name="ce22">
            <text:p>0,00</text:p>
          </table:table-cell>
          <table:table-cell office:value-type="float" office:value="0" table:formula="of:=['1835'.I35]+[MANDABRASA.I35]" table:style-name="ce22">
            <text:p>0,00</text:p>
          </table:table-cell>
          <table:table-cell office:value-type="float" office:value="0" table:formula="of:=['1835'.J35]+[MANDABRASA.J35]" table:style-name="ce22">
            <text:p>0,00</text:p>
          </table:table-cell>
          <table:table-cell office:value-type="float" office:value="0" table:formula="of:=['1835'.K35]+[MANDABRASA.K35]" table:style-name="ce22">
            <text:p>0,00</text:p>
          </table:table-cell>
          <table:table-cell office:value-type="float" office:value="0" table:formula="of:=['1835'.L35]+[MANDABRASA.L35]" table:style-name="ce22">
            <text:p>0,00</text:p>
          </table:table-cell>
          <table:table-cell office:value-type="float" office:value="0" table:formula="of:=['1835'.M35]+[MANDABRASA.M35]" table:style-name="ce22">
            <text:p>0,00</text:p>
          </table:table-cell>
          <table:table-cell office:value-type="float" office:value="0" table:formula="of:=['1835'.N35]+[MANDABRASA.N35]" table:style-name="ce22">
            <text:p>0,00</text:p>
          </table:table-cell>
          <table:table-cell office:value-type="float" office:value="-114324.67000000001" table:formula="of:=SUM([.C35:.N35])" table:style-name="ce22">
            <text:p>-114.324,67</text:p>
          </table:table-cell>
          <table:table-cell office:value-type="percentage" office:value="-3.0619184697164761E-3" table:formula="of:=[.O35]/[.$O$148]" table:style-name="ce23">
            <text:p>-0,3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4">
            <text:p>3.1.4.05.01.20653</text:p>
          </table:table-cell>
          <table:table-cell office:value-type="string" table:style-name="ce24">
            <text:p>ALUGUEL DE ALOJAMENTOS</text:p>
          </table:table-cell>
          <table:table-cell office:value-type="float" office:value="-71389.960000000006" table:formula="of:=['1835'.C36]+[MANDABRASA.C36]" table:style-name="ce22">
            <text:p>-71.389,96</text:p>
          </table:table-cell>
          <table:table-cell office:value-type="float" office:value="-26896.22" table:formula="of:=['1835'.D36]+[MANDABRASA.D36]" table:style-name="ce22">
            <text:p>-26.896,22</text:p>
          </table:table-cell>
          <table:table-cell office:value-type="float" office:value="-705.57" table:formula="of:=['1835'.E36]+[MANDABRASA.E36]" table:style-name="ce22">
            <text:p>-705,57</text:p>
          </table:table-cell>
          <table:table-cell office:value-type="float" office:value="0" table:formula="of:=['1835'.F36]+[MANDABRASA.F36]" table:style-name="ce22">
            <text:p>0,00</text:p>
          </table:table-cell>
          <table:table-cell office:value-type="float" office:value="0" table:formula="of:=['1835'.G36]+[MANDABRASA.G36]" table:style-name="ce22">
            <text:p>0,00</text:p>
          </table:table-cell>
          <table:table-cell office:value-type="float" office:value="-522" table:formula="of:=['1835'.H36]+[MANDABRASA.H36]" table:style-name="ce22">
            <text:p>-522,00</text:p>
          </table:table-cell>
          <table:table-cell office:value-type="float" office:value="0" table:formula="of:=['1835'.I36]+[MANDABRASA.I36]" table:style-name="ce22">
            <text:p>0,00</text:p>
          </table:table-cell>
          <table:table-cell office:value-type="float" office:value="0" table:formula="of:=['1835'.J36]+[MANDABRASA.J36]" table:style-name="ce22">
            <text:p>0,00</text:p>
          </table:table-cell>
          <table:table-cell office:value-type="float" office:value="0" table:formula="of:=['1835'.K36]+[MANDABRASA.K36]" table:style-name="ce22">
            <text:p>0,00</text:p>
          </table:table-cell>
          <table:table-cell office:value-type="float" office:value="0" table:formula="of:=['1835'.L36]+[MANDABRASA.L36]" table:style-name="ce22">
            <text:p>0,00</text:p>
          </table:table-cell>
          <table:table-cell office:value-type="float" office:value="0" table:formula="of:=['1835'.M36]+[MANDABRASA.M36]" table:style-name="ce22">
            <text:p>0,00</text:p>
          </table:table-cell>
          <table:table-cell office:value-type="float" office:value="0" table:formula="of:=['1835'.N36]+[MANDABRASA.N36]" table:style-name="ce22">
            <text:p>0,00</text:p>
          </table:table-cell>
          <table:table-cell office:value-type="float" office:value="-99513.750000000015" table:formula="of:=SUM([.C36:.N36])" table:style-name="ce22">
            <text:p>-99.513,75</text:p>
          </table:table-cell>
          <table:table-cell office:value-type="percentage" office:value="-2.6652426734820049E-3" table:formula="of:=[.O36]/[.$O$148]" table:style-name="ce23">
            <text:p>-0,27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4">
            <text:p>3.1.4.05.01.21508</text:p>
          </table:table-cell>
          <table:table-cell office:value-type="string" table:style-name="ce24">
            <text:p>MENOR APRENDIZ</text:p>
          </table:table-cell>
          <table:table-cell office:value-type="float" office:value="-1107.51" table:formula="of:=['1835'.C37]+[MANDABRASA.C37]" table:style-name="ce22">
            <text:p>-1.107,51</text:p>
          </table:table-cell>
          <table:table-cell office:value-type="float" office:value="-1003.66" table:formula="of:=['1835'.D37]+[MANDABRASA.D37]" table:style-name="ce22">
            <text:p>-1.003,66</text:p>
          </table:table-cell>
          <table:table-cell office:value-type="float" office:value="-1269.47" table:formula="of:=['1835'.E37]+[MANDABRASA.E37]" table:style-name="ce22">
            <text:p>-1.269,47</text:p>
          </table:table-cell>
          <table:table-cell office:value-type="float" office:value="-1351.55" table:formula="of:=['1835'.F37]+[MANDABRASA.F37]" table:style-name="ce22">
            <text:p>-1.351,55</text:p>
          </table:table-cell>
          <table:table-cell office:value-type="float" office:value="-1006.12" table:formula="of:=['1835'.G37]+[MANDABRASA.G37]" table:style-name="ce22">
            <text:p>-1.006,12</text:p>
          </table:table-cell>
          <table:table-cell office:value-type="float" office:value="-3504.02" table:formula="of:=['1835'.H37]+[MANDABRASA.H37]" table:style-name="ce22">
            <text:p>-3.504,02</text:p>
          </table:table-cell>
          <table:table-cell office:value-type="float" office:value="0" table:formula="of:=['1835'.I37]+[MANDABRASA.I37]" table:style-name="ce22">
            <text:p>0,00</text:p>
          </table:table-cell>
          <table:table-cell office:value-type="float" office:value="0" table:formula="of:=['1835'.J37]+[MANDABRASA.J37]" table:style-name="ce22">
            <text:p>0,00</text:p>
          </table:table-cell>
          <table:table-cell office:value-type="float" office:value="0" table:formula="of:=['1835'.K37]+[MANDABRASA.K37]" table:style-name="ce22">
            <text:p>0,00</text:p>
          </table:table-cell>
          <table:table-cell office:value-type="float" office:value="0" table:formula="of:=['1835'.L37]+[MANDABRASA.L37]" table:style-name="ce22">
            <text:p>0,00</text:p>
          </table:table-cell>
          <table:table-cell office:value-type="float" office:value="0" table:formula="of:=['1835'.M37]+[MANDABRASA.M37]" table:style-name="ce22">
            <text:p>0,00</text:p>
          </table:table-cell>
          <table:table-cell office:value-type="float" office:value="0" table:formula="of:=['1835'.N37]+[MANDABRASA.N37]" table:style-name="ce22">
            <text:p>0,00</text:p>
          </table:table-cell>
          <table:table-cell office:value-type="float" office:value="-9242.33" table:formula="of:=SUM([.C37:.N37])" table:style-name="ce22">
            <text:p>-9.242,33</text:p>
          </table:table-cell>
          <table:table-cell office:value-type="percentage" office:value="-2.4753415802743775E-4" table:formula="of:=[.O37]/[.$O$148]" table:style-name="ce23">
            <text:p>-0,02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8">
            <text:p>3.1.4.05.02</text:p>
          </table:table-cell>
          <table:table-cell office:value-type="string" table:style-name="ce25">
            <text:p>DESPESAS OPERACIONAL - BENEF.EMPREGADOS</text:p>
          </table:table-cell>
          <table:table-cell office:value-type="float" office:value="-189651.97999999998" table:formula="of:=SUM([.C39:.C47])" table:style-name="ce19">
            <text:p>-189.651,98</text:p>
          </table:table-cell>
          <table:table-cell office:value-type="float" office:value="-177356.53000000003" table:formula="of:=SUM([.D39:.D47])" table:style-name="ce19">
            <text:p>-177.356,53</text:p>
          </table:table-cell>
          <table:table-cell office:value-type="float" office:value="-161057.1" table:formula="of:=SUM([.E39:.E47])" table:style-name="ce19">
            <text:p>-161.057,10</text:p>
          </table:table-cell>
          <table:table-cell office:value-type="float" office:value="-133871.49999999997" table:formula="of:=SUM([.F39:.F47])" table:style-name="ce19">
            <text:p>-133.871,50</text:p>
          </table:table-cell>
          <table:table-cell office:value-type="float" office:value="-190910.29" table:formula="of:=SUM([.G39:.G47])" table:style-name="ce19">
            <text:p>-190.910,29</text:p>
          </table:table-cell>
          <table:table-cell office:value-type="float" office:value="-279379.55000000005" table:formula="of:=SUM([.H39:.H47])" table:style-name="ce19">
            <text:p>-279.379,55</text:p>
          </table:table-cell>
          <table:table-cell office:value-type="float" office:value="0" table:formula="of:=SUM([.I39:.I47])" table:style-name="ce19">
            <text:p>0,00</text:p>
          </table:table-cell>
          <table:table-cell office:value-type="float" office:value="0" table:formula="of:=SUM([.J39:.J47])" table:style-name="ce19">
            <text:p>0,00</text:p>
          </table:table-cell>
          <table:table-cell office:value-type="float" office:value="0" table:formula="of:=SUM([.K39:.K47])" table:style-name="ce19">
            <text:p>0,00</text:p>
          </table:table-cell>
          <table:table-cell office:value-type="float" office:value="0" table:formula="of:=SUM([.L39:.L47])" table:style-name="ce19">
            <text:p>0,00</text:p>
          </table:table-cell>
          <table:table-cell office:value-type="float" office:value="0" table:formula="of:=SUM([.M39:.M47])" table:style-name="ce19">
            <text:p>0,00</text:p>
          </table:table-cell>
          <table:table-cell office:value-type="float" office:value="0" table:formula="of:=SUM([.N39:.N47])" table:style-name="ce19">
            <text:p>0,00</text:p>
          </table:table-cell>
          <table:table-cell office:value-type="float" office:value="-1132226.9500000002" table:formula="of:=SUM([.O39:.O47])" table:style-name="ce19">
            <text:p>-1.132.226,95</text:p>
          </table:table-cell>
          <table:table-cell office:value-type="percentage" office:value="-3.0324046508209933E-2" table:formula="of:=[.O38]/[.$O$148]" table:style-name="ce20">
            <text:p>-3,03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05.02.00612</text:p>
          </table:table-cell>
          <table:table-cell office:value-type="string" table:style-name="ce21">
            <text:p>ASSISTÊNCIA MEDICA/FARMÁCIA</text:p>
          </table:table-cell>
          <table:table-cell office:value-type="float" office:value="-12629.060000000001" table:formula="of:=[MANDABRASA.C39]+['1835'.C39]" table:style-name="ce22">
            <text:p>-12.629,06</text:p>
          </table:table-cell>
          <table:table-cell office:value-type="float" office:value="-19192.170000000002" table:formula="of:=[MANDABRASA.D39]+['1835'.D39]" table:style-name="ce22">
            <text:p>-19.192,17</text:p>
          </table:table-cell>
          <table:table-cell office:value-type="float" office:value="-5788.2800000000007" table:formula="of:=[MANDABRASA.E39]+['1835'.E39]" table:style-name="ce22">
            <text:p>-5.788,28</text:p>
          </table:table-cell>
          <table:table-cell office:value-type="float" office:value="-8549.11" table:formula="of:=[MANDABRASA.F39]+['1835'.F39]" table:style-name="ce22">
            <text:p>-8.549,11</text:p>
          </table:table-cell>
          <table:table-cell office:value-type="float" office:value="-15373.14" table:formula="of:=[MANDABRASA.G39]+['1835'.G39]" table:style-name="ce22">
            <text:p>-15.373,14</text:p>
          </table:table-cell>
          <table:table-cell office:value-type="float" office:value="-9982.48" table:formula="of:=[MANDABRASA.H39]+['1835'.H39]" table:style-name="ce22">
            <text:p>-9.982,48</text:p>
          </table:table-cell>
          <table:table-cell office:value-type="float" office:value="0" table:formula="of:=[MANDABRASA.I38]+['1835'.I38]" table:style-name="ce22">
            <text:p>0,00</text:p>
          </table:table-cell>
          <table:table-cell office:value-type="float" office:value="0" table:formula="of:=[MANDABRASA.J38]+['1835'.J38]" table:style-name="ce22">
            <text:p>0,00</text:p>
          </table:table-cell>
          <table:table-cell office:value-type="float" office:value="0" table:formula="of:=[MANDABRASA.K38]+['1835'.K38]" table:style-name="ce22">
            <text:p>0,00</text:p>
          </table:table-cell>
          <table:table-cell office:value-type="float" office:value="0" table:formula="of:=[MANDABRASA.L38]+['1835'.L38]" table:style-name="ce22">
            <text:p>0,00</text:p>
          </table:table-cell>
          <table:table-cell office:value-type="float" office:value="0" table:formula="of:=[MANDABRASA.M38]+['1835'.M38]" table:style-name="ce22">
            <text:p>0,00</text:p>
          </table:table-cell>
          <table:table-cell office:value-type="float" office:value="0" table:formula="of:=[MANDABRASA.N38]+['1835'.N38]" table:style-name="ce22">
            <text:p>0,00</text:p>
          </table:table-cell>
          <table:table-cell office:value-type="float" office:value="-71514.240000000005" table:formula="of:=SUM([.C39:.N39])" table:style-name="ce22">
            <text:p>-71.514,24</text:p>
          </table:table-cell>
          <table:table-cell office:value-type="percentage" office:value="-1.9153413896032831E-3" table:formula="of:=[.O39]/[.$O$148]" table:style-name="ce23">
            <text:p>-0,19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6">
            <text:p>3.1.4.05.02.00613</text:p>
          </table:table-cell>
          <table:table-cell office:value-type="string" table:style-name="ce26">
            <text:p>CURSOS E TREINAMENTOS</text:p>
          </table:table-cell>
          <table:table-cell office:value-type="float" office:value="-3588" table:formula="of:=[MANDABRASA.C40]+['1835'.C40]" table:style-name="ce22">
            <text:p>-3.588,00</text:p>
          </table:table-cell>
          <table:table-cell office:value-type="float" office:value="-4455" table:formula="of:=[MANDABRASA.D40]+['1835'.D40]" table:style-name="ce22">
            <text:p>-4.455,00</text:p>
          </table:table-cell>
          <table:table-cell office:value-type="float" office:value="-13320" table:formula="of:=[MANDABRASA.E40]+['1835'.E40]" table:style-name="ce22">
            <text:p>-13.320,00</text:p>
          </table:table-cell>
          <table:table-cell office:value-type="float" office:value="-9852" table:formula="of:=[MANDABRASA.F40]+['1835'.F40]" table:style-name="ce22">
            <text:p>-9.852,00</text:p>
          </table:table-cell>
          <table:table-cell office:value-type="float" office:value="-10951" table:formula="of:=[MANDABRASA.G40]+['1835'.G40]" table:style-name="ce22">
            <text:p>-10.951,00</text:p>
          </table:table-cell>
          <table:table-cell office:value-type="float" office:value="-13279" table:formula="of:=[MANDABRASA.H40]+['1835'.H40]" table:style-name="ce22">
            <text:p>-13.279,00</text:p>
          </table:table-cell>
          <table:table-cell office:value-type="float" office:value="0" table:formula="of:=[MANDABRASA.I39]+['1835'.I39]" table:style-name="ce22">
            <text:p>0,00</text:p>
          </table:table-cell>
          <table:table-cell office:value-type="float" office:value="0" table:formula="of:=[MANDABRASA.J39]+['1835'.J39]" table:style-name="ce22">
            <text:p>0,00</text:p>
          </table:table-cell>
          <table:table-cell office:value-type="float" office:value="0" table:formula="of:=[MANDABRASA.K39]+['1835'.K39]" table:style-name="ce22">
            <text:p>0,00</text:p>
          </table:table-cell>
          <table:table-cell office:value-type="float" office:value="0" table:formula="of:=[MANDABRASA.L39]+['1835'.L39]" table:style-name="ce22">
            <text:p>0,00</text:p>
          </table:table-cell>
          <table:table-cell office:value-type="float" office:value="0" table:formula="of:=[MANDABRASA.M39]+['1835'.M39]" table:style-name="ce22">
            <text:p>0,00</text:p>
          </table:table-cell>
          <table:table-cell office:value-type="float" office:value="0" table:formula="of:=[MANDABRASA.N39]+['1835'.N39]" table:style-name="ce22">
            <text:p>0,00</text:p>
          </table:table-cell>
          <table:table-cell office:value-type="float" office:value="-55445" table:formula="of:=SUM([.C40:.N40])" table:style-name="ce22">
            <text:p>-55.445,00</text:p>
          </table:table-cell>
          <table:table-cell office:value-type="percentage" office:value="-1.4849644399011167E-3" table:formula="of:=[.O40]/[.$O$148]" table:style-name="ce23">
            <text:p>-0,1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2.00614</text:p>
          </table:table-cell>
          <table:table-cell office:value-type="string" table:style-name="ce21">
            <text:p>CRECHE</text:p>
          </table:table-cell>
          <table:table-cell office:value-type="float" office:value="-1448" table:formula="of:=[MANDABRASA.C41]+['1835'.C41]" table:style-name="ce22">
            <text:p>-1.448,00</text:p>
          </table:table-cell>
          <table:table-cell office:value-type="float" office:value="-1610.81" table:formula="of:=[MANDABRASA.D41]+['1835'.D41]" table:style-name="ce22">
            <text:p>-1.610,81</text:p>
          </table:table-cell>
          <table:table-cell office:value-type="float" office:value="-1810" table:formula="of:=[MANDABRASA.E41]+['1835'.E41]" table:style-name="ce22">
            <text:p>-1.810,00</text:p>
          </table:table-cell>
          <table:table-cell office:value-type="float" office:value="-1629" table:formula="of:=[MANDABRASA.F41]+['1835'.F41]" table:style-name="ce22">
            <text:p>-1.629,00</text:p>
          </table:table-cell>
          <table:table-cell office:value-type="float" office:value="0" table:formula="of:=[MANDABRASA.G41]+['1835'.G41]" table:style-name="ce22">
            <text:p>0,00</text:p>
          </table:table-cell>
          <table:table-cell office:value-type="float" office:value="-1128.23" table:formula="of:=[MANDABRASA.H41]+['1835'.H41]" table:style-name="ce22">
            <text:p>-1.128,23</text:p>
          </table:table-cell>
          <table:table-cell office:value-type="float" office:value="0" table:formula="of:=[MANDABRASA.I40]+['1835'.I40]" table:style-name="ce22">
            <text:p>0,00</text:p>
          </table:table-cell>
          <table:table-cell office:value-type="float" office:value="0" table:formula="of:=[MANDABRASA.J40]+['1835'.J40]" table:style-name="ce22">
            <text:p>0,00</text:p>
          </table:table-cell>
          <table:table-cell office:value-type="float" office:value="0" table:formula="of:=[MANDABRASA.K40]+['1835'.K40]" table:style-name="ce22">
            <text:p>0,00</text:p>
          </table:table-cell>
          <table:table-cell office:value-type="float" office:value="0" table:formula="of:=[MANDABRASA.L40]+['1835'.L40]" table:style-name="ce22">
            <text:p>0,00</text:p>
          </table:table-cell>
          <table:table-cell office:value-type="float" office:value="0" table:formula="of:=[MANDABRASA.M40]+['1835'.M40]" table:style-name="ce22">
            <text:p>0,00</text:p>
          </table:table-cell>
          <table:table-cell office:value-type="float" office:value="0" table:formula="of:=[MANDABRASA.N40]+['1835'.N40]" table:style-name="ce22">
            <text:p>0,00</text:p>
          </table:table-cell>
          <table:table-cell office:value-type="float" office:value="-7626.0399999999991" table:formula="of:=SUM([.C41:.N41])" table:style-name="ce22">
            <text:p>-7.626,04</text:p>
          </table:table-cell>
          <table:table-cell office:value-type="percentage" office:value="-2.042456166879522E-4" table:formula="of:=[.O41]/[.$O$148]" table:style-name="ce23">
            <text:p>-0,02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2.00615</text:p>
          </table:table-cell>
          <table:table-cell office:value-type="string" table:style-name="ce21">
            <text:p>VALE REFEICAO | ALIMENTACAO FUNCIONARIOS</text:p>
          </table:table-cell>
          <table:table-cell office:value-type="float" office:value="-76288.5" table:formula="of:=[MANDABRASA.C42]+['1835'.C42]" table:style-name="ce22">
            <text:p>-76.288,50</text:p>
          </table:table-cell>
          <table:table-cell office:value-type="float" office:value="-72712.55" table:formula="of:=[MANDABRASA.D42]+['1835'.D42]" table:style-name="ce22">
            <text:p>-72.712,55</text:p>
          </table:table-cell>
          <table:table-cell office:value-type="float" office:value="-61977.77" table:formula="of:=[MANDABRASA.E42]+['1835'.E42]" table:style-name="ce22">
            <text:p>-61.977,77</text:p>
          </table:table-cell>
          <table:table-cell office:value-type="float" office:value="-55091.5" table:formula="of:=[MANDABRASA.F42]+['1835'.F42]" table:style-name="ce22">
            <text:p>-55.091,50</text:p>
          </table:table-cell>
          <table:table-cell office:value-type="float" office:value="-89149.02" table:formula="of:=[MANDABRASA.G42]+['1835'.G42]" table:style-name="ce22">
            <text:p>-89.149,02</text:p>
          </table:table-cell>
          <table:table-cell office:value-type="float" office:value="-130033.27" table:formula="of:=[MANDABRASA.H42]+['1835'.H42]" table:style-name="ce22">
            <text:p>-130.033,27</text:p>
          </table:table-cell>
          <table:table-cell office:value-type="float" office:value="0" table:formula="of:=[MANDABRASA.I41]+['1835'.I41]" table:style-name="ce22">
            <text:p>0,00</text:p>
          </table:table-cell>
          <table:table-cell office:value-type="float" office:value="0" table:formula="of:=[MANDABRASA.J41]+['1835'.J41]" table:style-name="ce22">
            <text:p>0,00</text:p>
          </table:table-cell>
          <table:table-cell office:value-type="float" office:value="0" table:formula="of:=[MANDABRASA.K41]+['1835'.K41]" table:style-name="ce22">
            <text:p>0,00</text:p>
          </table:table-cell>
          <table:table-cell office:value-type="float" office:value="0" table:formula="of:=[MANDABRASA.L41]+['1835'.L41]" table:style-name="ce22">
            <text:p>0,00</text:p>
          </table:table-cell>
          <table:table-cell office:value-type="float" office:value="0" table:formula="of:=[MANDABRASA.M41]+['1835'.M41]" table:style-name="ce22">
            <text:p>0,00</text:p>
          </table:table-cell>
          <table:table-cell office:value-type="float" office:value="0" table:formula="of:=[MANDABRASA.N41]+['1835'.N41]" table:style-name="ce22">
            <text:p>0,00</text:p>
          </table:table-cell>
          <table:table-cell office:value-type="float" office:value="-485252.61" table:formula="of:=SUM([.C42:.N42])" table:style-name="ce22">
            <text:p>-485.252,61</text:p>
          </table:table-cell>
          <table:table-cell office:value-type="percentage" office:value="-1.2996354409220036E-2" table:formula="of:=[.O42]/[.$O$148]" table:style-name="ce23">
            <text:p>-1,3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2.00616</text:p>
          </table:table-cell>
          <table:table-cell office:value-type="string" table:style-name="ce21">
            <text:p>UNIFORMES E EPI / MATERIAL DE SEGURANÇA</text:p>
          </table:table-cell>
          <table:table-cell office:value-type="float" office:value="-14162.4" table:formula="of:=[MANDABRASA.C43]+['1835'.C43]" table:style-name="ce22">
            <text:p>-14.162,40</text:p>
          </table:table-cell>
          <table:table-cell office:value-type="float" office:value="-2178.86" table:formula="of:=[MANDABRASA.D43]+['1835'.D43]" table:style-name="ce22">
            <text:p>-2.178,86</text:p>
          </table:table-cell>
          <table:table-cell office:value-type="float" office:value="-4502.99" table:formula="of:=[MANDABRASA.E43]+['1835'.E43]" table:style-name="ce22">
            <text:p>-4.502,99</text:p>
          </table:table-cell>
          <table:table-cell office:value-type="float" office:value="-935.33999999999992" table:formula="of:=[MANDABRASA.F43]+['1835'.F43]" table:style-name="ce22">
            <text:p>-935,34</text:p>
          </table:table-cell>
          <table:table-cell office:value-type="float" office:value="-10877.64" table:formula="of:=[MANDABRASA.G43]+['1835'.G43]" table:style-name="ce22">
            <text:p>-10.877,64</text:p>
          </table:table-cell>
          <table:table-cell office:value-type="float" office:value="-12134.04" table:formula="of:=[MANDABRASA.H43]+['1835'.H43]" table:style-name="ce22">
            <text:p>-12.134,04</text:p>
          </table:table-cell>
          <table:table-cell office:value-type="float" office:value="0" table:formula="of:=[MANDABRASA.I42]+['1835'.I42]" table:style-name="ce22">
            <text:p>0,00</text:p>
          </table:table-cell>
          <table:table-cell office:value-type="float" office:value="0" table:formula="of:=[MANDABRASA.J42]+['1835'.J42]" table:style-name="ce22">
            <text:p>0,00</text:p>
          </table:table-cell>
          <table:table-cell office:value-type="float" office:value="0" table:formula="of:=[MANDABRASA.K42]+['1835'.K42]" table:style-name="ce22">
            <text:p>0,00</text:p>
          </table:table-cell>
          <table:table-cell office:value-type="float" office:value="0" table:formula="of:=[MANDABRASA.L42]+['1835'.L42]" table:style-name="ce22">
            <text:p>0,00</text:p>
          </table:table-cell>
          <table:table-cell office:value-type="float" office:value="0" table:formula="of:=[MANDABRASA.M42]+['1835'.M42]" table:style-name="ce22">
            <text:p>0,00</text:p>
          </table:table-cell>
          <table:table-cell office:value-type="float" office:value="0" table:formula="of:=[MANDABRASA.N42]+['1835'.N42]" table:style-name="ce22">
            <text:p>0,00</text:p>
          </table:table-cell>
          <table:table-cell office:value-type="float" office:value="-44791.270000000004" table:formula="of:=SUM([.C43:.N43])" table:style-name="ce22">
            <text:p>-44.791,27</text:p>
          </table:table-cell>
          <table:table-cell office:value-type="percentage" office:value="-1.1996292392102027E-3" table:formula="of:=[.O43]/[.$O$148]" table:style-name="ce23">
            <text:p>-0,12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2.00617</text:p>
          </table:table-cell>
          <table:table-cell office:value-type="string" table:style-name="ce21">
            <text:p>SEGURO DE VIDA</text:p>
          </table:table-cell>
          <table:table-cell office:value-type="float" office:value="0" table:formula="of:=[MANDABRASA.C44]+['1835'.C44]" table:style-name="ce22">
            <text:p>0,00</text:p>
          </table:table-cell>
          <table:table-cell office:value-type="float" office:value="0" table:formula="of:=[MANDABRASA.D44]+['1835'.D44]" table:style-name="ce22">
            <text:p>0,00</text:p>
          </table:table-cell>
          <table:table-cell office:value-type="float" office:value="0" table:formula="of:=[MANDABRASA.E44]+['1835'.E44]" table:style-name="ce22">
            <text:p>0,00</text:p>
          </table:table-cell>
          <table:table-cell office:value-type="float" office:value="0" table:formula="of:=[MANDABRASA.F44]+['1835'.F44]" table:style-name="ce22">
            <text:p>0,00</text:p>
          </table:table-cell>
          <table:table-cell office:value-type="float" office:value="0" table:formula="of:=[MANDABRASA.G44]+['1835'.G44]" table:style-name="ce22">
            <text:p>0,00</text:p>
          </table:table-cell>
          <table:table-cell office:value-type="float" office:value="0" table:formula="of:=[MANDABRASA.H44]+['1835'.H44]" table:style-name="ce22">
            <text:p>0,00</text:p>
          </table:table-cell>
          <table:table-cell office:value-type="float" office:value="0" table:formula="of:=[MANDABRASA.I43]+['1835'.I43]" table:style-name="ce22">
            <text:p>0,00</text:p>
          </table:table-cell>
          <table:table-cell office:value-type="float" office:value="0" table:formula="of:=[MANDABRASA.J43]+['1835'.J43]" table:style-name="ce22">
            <text:p>0,00</text:p>
          </table:table-cell>
          <table:table-cell office:value-type="float" office:value="0" table:formula="of:=[MANDABRASA.K43]+['1835'.K43]" table:style-name="ce22">
            <text:p>0,00</text:p>
          </table:table-cell>
          <table:table-cell office:value-type="float" office:value="0" table:formula="of:=[MANDABRASA.L43]+['1835'.L43]" table:style-name="ce22">
            <text:p>0,00</text:p>
          </table:table-cell>
          <table:table-cell office:value-type="float" office:value="0" table:formula="of:=[MANDABRASA.M43]+['1835'.M43]" table:style-name="ce22">
            <text:p>0,00</text:p>
          </table:table-cell>
          <table:table-cell office:value-type="float" office:value="0" table:formula="of:=[MANDABRASA.N43]+['1835'.N43]" table:style-name="ce22">
            <text:p>0,00</text:p>
          </table:table-cell>
          <table:table-cell office:value-type="float" office:value="0" table:formula="of:=SUM([.C44:.N44])" table:style-name="ce22">
            <text:p>0,00</text:p>
          </table:table-cell>
          <table:table-cell office:value-type="percentage" office:value="0" table:formula="of:=[.O44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2.00618</text:p>
          </table:table-cell>
          <table:table-cell office:value-type="string" table:style-name="ce21">
            <text:p>VALE TRANSPORTE</text:p>
          </table:table-cell>
          <table:table-cell office:value-type="float" office:value="-58579.22" table:formula="of:=[MANDABRASA.C45]+['1835'.C45]" table:style-name="ce22">
            <text:p>-58.579,22</text:p>
          </table:table-cell>
          <table:table-cell office:value-type="float" office:value="-70104.94" table:formula="of:=[MANDABRASA.D45]+['1835'.D45]" table:style-name="ce22">
            <text:p>-70.104,94</text:p>
          </table:table-cell>
          <table:table-cell office:value-type="float" office:value="-59899.17" table:formula="of:=[MANDABRASA.E45]+['1835'.E45]" table:style-name="ce22">
            <text:p>-59.899,17</text:p>
          </table:table-cell>
          <table:table-cell office:value-type="float" office:value="-40257.35" table:formula="of:=[MANDABRASA.F45]+['1835'.F45]" table:style-name="ce22">
            <text:p>-40.257,35</text:p>
          </table:table-cell>
          <table:table-cell office:value-type="float" office:value="-36268.639999999999" table:formula="of:=[MANDABRASA.G45]+['1835'.G45]" table:style-name="ce22">
            <text:p>-36.268,64</text:p>
          </table:table-cell>
          <table:table-cell office:value-type="float" office:value="-76148.08" table:formula="of:=[MANDABRASA.H45]+['1835'.H45]" table:style-name="ce22">
            <text:p>-76.148,08</text:p>
          </table:table-cell>
          <table:table-cell office:value-type="float" office:value="0" table:formula="of:=[MANDABRASA.I44]+['1835'.I44]" table:style-name="ce22">
            <text:p>0,00</text:p>
          </table:table-cell>
          <table:table-cell office:value-type="float" office:value="0" table:formula="of:=[MANDABRASA.J44]+['1835'.J44]" table:style-name="ce22">
            <text:p>0,00</text:p>
          </table:table-cell>
          <table:table-cell office:value-type="float" office:value="0" table:formula="of:=[MANDABRASA.K44]+['1835'.K44]" table:style-name="ce22">
            <text:p>0,00</text:p>
          </table:table-cell>
          <table:table-cell office:value-type="float" office:value="0" table:formula="of:=[MANDABRASA.L44]+['1835'.L44]" table:style-name="ce22">
            <text:p>0,00</text:p>
          </table:table-cell>
          <table:table-cell office:value-type="float" office:value="0" table:formula="of:=[MANDABRASA.M44]+['1835'.M44]" table:style-name="ce22">
            <text:p>0,00</text:p>
          </table:table-cell>
          <table:table-cell office:value-type="float" office:value="0" table:formula="of:=[MANDABRASA.N44]+['1835'.N44]" table:style-name="ce22">
            <text:p>0,00</text:p>
          </table:table-cell>
          <table:table-cell office:value-type="float" office:value="-341257.4" table:formula="of:=SUM([.C45:.N45])" table:style-name="ce22">
            <text:p>-341.257,40</text:p>
          </table:table-cell>
          <table:table-cell office:value-type="percentage" office:value="-9.1397800316189264E-3" table:formula="of:=[.O45]/[.$O$148]" table:style-name="ce23">
            <text:p>-0,9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05.02.00619</text:p>
          </table:table-cell>
          <table:table-cell office:value-type="string" table:style-name="ce21">
            <text:p>TRANSPORTE DE FUNCIONÁRIOS</text:p>
          </table:table-cell>
          <table:table-cell office:value-type="float" office:value="-17575" table:formula="of:=[MANDABRASA.C46]+['1835'.C46]" table:style-name="ce22">
            <text:p>-17.575,00</text:p>
          </table:table-cell>
          <table:table-cell office:value-type="float" office:value="0" table:formula="of:=[MANDABRASA.D46]+['1835'.D46]" table:style-name="ce22">
            <text:p>0,00</text:p>
          </table:table-cell>
          <table:table-cell office:value-type="float" office:value="-7055.69" table:formula="of:=[MANDABRASA.E46]+['1835'.E46]" table:style-name="ce22">
            <text:p>-7.055,69</text:p>
          </table:table-cell>
          <table:table-cell office:value-type="float" office:value="-11492.4" table:formula="of:=[MANDABRASA.F46]+['1835'.F46]" table:style-name="ce22">
            <text:p>-11.492,40</text:p>
          </table:table-cell>
          <table:table-cell office:value-type="float" office:value="-28290.85" table:formula="of:=[MANDABRASA.G46]+['1835'.G46]" table:style-name="ce22">
            <text:p>-28.290,85</text:p>
          </table:table-cell>
          <table:table-cell office:value-type="float" office:value="-24939.34" table:formula="of:=[MANDABRASA.H46]+['1835'.H46]" table:style-name="ce22">
            <text:p>-24.939,34</text:p>
          </table:table-cell>
          <table:table-cell office:value-type="float" office:value="0" table:formula="of:=[MANDABRASA.I45]+['1835'.I45]" table:style-name="ce22">
            <text:p>0,00</text:p>
          </table:table-cell>
          <table:table-cell office:value-type="float" office:value="0" table:formula="of:=[MANDABRASA.J45]+['1835'.J45]" table:style-name="ce22">
            <text:p>0,00</text:p>
          </table:table-cell>
          <table:table-cell office:value-type="float" office:value="0" table:formula="of:=[MANDABRASA.K45]+['1835'.K45]" table:style-name="ce22">
            <text:p>0,00</text:p>
          </table:table-cell>
          <table:table-cell office:value-type="float" office:value="0" table:formula="of:=[MANDABRASA.L45]+['1835'.L45]" table:style-name="ce22">
            <text:p>0,00</text:p>
          </table:table-cell>
          <table:table-cell office:value-type="float" office:value="0" table:formula="of:=[MANDABRASA.M45]+['1835'.M45]" table:style-name="ce22">
            <text:p>0,00</text:p>
          </table:table-cell>
          <table:table-cell office:value-type="float" office:value="0" table:formula="of:=[MANDABRASA.N45]+['1835'.N45]" table:style-name="ce22">
            <text:p>0,00</text:p>
          </table:table-cell>
          <table:table-cell office:value-type="float" office:value="-89353.279999999999" table:formula="of:=SUM([.C46:.N46])" table:style-name="ce22">
            <text:p>-89.353,28</text:p>
          </table:table-cell>
          <table:table-cell office:value-type="percentage" office:value="-2.3931182863834006E-3" table:formula="of:=[.O46]/[.$O$148]" table:style-name="ce23">
            <text:p>-0,24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4">
            <text:p>3.1.4.05.02.00620</text:p>
          </table:table-cell>
          <table:table-cell office:value-type="string" table:style-name="ce24">
            <text:p>OUTRAS DESPESAS COM PESSOAL</text:p>
          </table:table-cell>
          <table:table-cell office:value-type="float" office:value="-5381.8" table:formula="of:=[MANDABRASA.C47]+['1835'.C47]" table:style-name="ce22">
            <text:p>-5.381,80</text:p>
          </table:table-cell>
          <table:table-cell office:value-type="float" office:value="-7102.2" table:formula="of:=[MANDABRASA.D47]+['1835'.D47]" table:style-name="ce22">
            <text:p>-7.102,20</text:p>
          </table:table-cell>
          <table:table-cell office:value-type="float" office:value="-6703.2" table:formula="of:=[MANDABRASA.E47]+['1835'.E47]" table:style-name="ce22">
            <text:p>-6.703,20</text:p>
          </table:table-cell>
          <table:table-cell office:value-type="float" office:value="-6064.8" table:formula="of:=[MANDABRASA.F47]+['1835'.F47]" table:style-name="ce22">
            <text:p>-6.064,80</text:p>
          </table:table-cell>
          <table:table-cell office:value-type="float" office:value="0" table:formula="of:=[MANDABRASA.G47]+['1835'.G47]" table:style-name="ce22">
            <text:p>0,00</text:p>
          </table:table-cell>
          <table:table-cell office:value-type="float" office:value="-11735.11" table:formula="of:=[MANDABRASA.H47]+['1835'.H47]" table:style-name="ce22">
            <text:p>-11.735,11</text:p>
          </table:table-cell>
          <table:table-cell table:number-columns-repeated="6" table:style-name="ce22"/>
          <table:table-cell office:value-type="float" office:value="-36987.11" table:formula="of:=SUM([.C47:.N47])" table:style-name="ce22">
            <text:p>-36.987,11</text:p>
          </table:table-cell>
          <table:table-cell office:value-type="percentage" office:value="-9.9061309558501191E-4" table:formula="of:=[.O47]/[.$O$148]" table:style-name="ce23">
            <text:p>-0,1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2">
            <text:p>3.1.4.06</text:p>
          </table:table-cell>
          <table:table-cell office:value-type="string" table:style-name="ce16">
            <text:p>DESPESAS MARKETING</text:p>
          </table:table-cell>
          <table:table-cell office:value-type="float" office:value="0" table:formula="of:=[.C49]" table:style-name="ce17">
            <text:p>0,00</text:p>
          </table:table-cell>
          <table:table-cell office:value-type="float" office:value="0" table:formula="of:=[.D49]" table:style-name="ce17">
            <text:p>0,00</text:p>
          </table:table-cell>
          <table:table-cell office:value-type="float" office:value="0" table:formula="of:=[.E49]" table:style-name="ce17">
            <text:p>0,00</text:p>
          </table:table-cell>
          <table:table-cell office:value-type="float" office:value="0" table:formula="of:=[.F49]" table:style-name="ce17">
            <text:p>0,00</text:p>
          </table:table-cell>
          <table:table-cell office:value-type="float" office:value="-3360" table:formula="of:=[.G49]" table:style-name="ce17">
            <text:p>-3.360,00</text:p>
          </table:table-cell>
          <table:table-cell office:value-type="float" office:value="0" table:formula="of:=[.H49]" table:style-name="ce17">
            <text:p>0,00</text:p>
          </table:table-cell>
          <table:table-cell office:value-type="float" office:value="0" table:formula="of:=[.I49]" table:style-name="ce17">
            <text:p>0,00</text:p>
          </table:table-cell>
          <table:table-cell office:value-type="float" office:value="0" table:formula="of:=[.J49]" table:style-name="ce17">
            <text:p>0,00</text:p>
          </table:table-cell>
          <table:table-cell office:value-type="float" office:value="0" table:formula="of:=[.K49]" table:style-name="ce17">
            <text:p>0,00</text:p>
          </table:table-cell>
          <table:table-cell office:value-type="float" office:value="0" table:formula="of:=[.L49]" table:style-name="ce17">
            <text:p>0,00</text:p>
          </table:table-cell>
          <table:table-cell office:value-type="float" office:value="0" table:formula="of:=[.M49]" table:style-name="ce17">
            <text:p>0,00</text:p>
          </table:table-cell>
          <table:table-cell office:value-type="float" office:value="0" table:formula="of:=[.N49]" table:style-name="ce17">
            <text:p>0,00</text:p>
          </table:table-cell>
          <table:table-cell office:value-type="float" office:value="-3360" table:formula="of:=[.O49]" table:style-name="ce17">
            <text:p>-3.360,00</text:p>
          </table:table-cell>
          <table:table-cell office:value-type="percentage" office:value="2.5651791014919675E-3" table:formula="of:=[.O48]/[.$O$154]" table:style-name="ce27">
            <text:p>0,26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5">
          <table:table-cell office:value-type="string" table:style-name="ce18">
            <text:p>3.1.4.06.01</text:p>
          </table:table-cell>
          <table:table-cell office:value-type="string" table:style-name="ce18">
            <text:p>DESPESAS DE MKT</text:p>
          </table:table-cell>
          <table:table-cell office:value-type="float" office:value="0" table:formula="of:=SUM([.C50])" table:style-name="ce19">
            <text:p>0,00</text:p>
          </table:table-cell>
          <table:table-cell office:value-type="float" office:value="0" table:formula="of:=SUM([.D50])" table:style-name="ce19">
            <text:p>0,00</text:p>
          </table:table-cell>
          <table:table-cell office:value-type="float" office:value="0" table:formula="of:=SUM([.E50])" table:style-name="ce19">
            <text:p>0,00</text:p>
          </table:table-cell>
          <table:table-cell office:value-type="float" office:value="0" table:formula="of:=SUM([.F50])" table:style-name="ce19">
            <text:p>0,00</text:p>
          </table:table-cell>
          <table:table-cell office:value-type="float" office:value="-3360" table:formula="of:=SUM([.G50])" table:style-name="ce19">
            <text:p>-3.360,00</text:p>
          </table:table-cell>
          <table:table-cell office:value-type="float" office:value="0" table:formula="of:=SUM([.H50])" table:style-name="ce19">
            <text:p>0,00</text:p>
          </table:table-cell>
          <table:table-cell office:value-type="float" office:value="0" table:formula="of:=SUM([.I50])" table:style-name="ce19">
            <text:p>0,00</text:p>
          </table:table-cell>
          <table:table-cell office:value-type="float" office:value="0" table:formula="of:=SUM([.J50])" table:style-name="ce19">
            <text:p>0,00</text:p>
          </table:table-cell>
          <table:table-cell office:value-type="float" office:value="0" table:formula="of:=SUM([.K50])" table:style-name="ce19">
            <text:p>0,00</text:p>
          </table:table-cell>
          <table:table-cell office:value-type="float" office:value="0" table:formula="of:=SUM([.L50])" table:style-name="ce19">
            <text:p>0,00</text:p>
          </table:table-cell>
          <table:table-cell office:value-type="float" office:value="0" table:formula="of:=SUM([.M50])" table:style-name="ce19">
            <text:p>0,00</text:p>
          </table:table-cell>
          <table:table-cell office:value-type="float" office:value="0" table:formula="of:=SUM([.N50])" table:style-name="ce19">
            <text:p>0,00</text:p>
          </table:table-cell>
          <table:table-cell office:value-type="float" office:value="-3360" table:formula="of:=SUM([.O50])" table:style-name="ce19">
            <text:p>-3.360,00</text:p>
          </table:table-cell>
          <table:table-cell office:value-type="percentage" office:value="2.5651791014919675E-3" table:formula="of:=[.O49]/[.$O$154]" table:style-name="ce28">
            <text:p>0,26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4">
            <text:p>3.1.4.06.01.20469</text:p>
          </table:table-cell>
          <table:table-cell office:value-type="string" table:style-name="ce24">
            <text:p>313 DESPESAS DE MKT</text:p>
          </table:table-cell>
          <table:table-cell office:value-type="float" office:value="0" table:formula="of:=[MANDABRASA.C50]+['1835'.C50]" table:style-name="ce29">
            <text:p>0,00</text:p>
          </table:table-cell>
          <table:table-cell office:value-type="float" office:value="0" table:formula="of:=[MANDABRASA.D50]+['1835'.D50]" table:style-name="ce29">
            <text:p>0,00</text:p>
          </table:table-cell>
          <table:table-cell office:value-type="float" office:value="0" table:formula="of:=[MANDABRASA.E50]+['1835'.E50]" table:style-name="ce29">
            <text:p>0,00</text:p>
          </table:table-cell>
          <table:table-cell office:value-type="float" office:value="0" table:formula="of:=[MANDABRASA.F50]+['1835'.F50]" table:style-name="ce29">
            <text:p>0,00</text:p>
          </table:table-cell>
          <table:table-cell office:value-type="float" office:value="-3360" table:formula="of:=[MANDABRASA.G50]+['1835'.G50]" table:style-name="ce29">
            <text:p>-3.360,00</text:p>
          </table:table-cell>
          <table:table-cell office:value-type="float" office:value="0" table:formula="of:=[MANDABRASA.H50]+['1835'.H50]" table:style-name="ce29">
            <text:p>0,00</text:p>
          </table:table-cell>
          <table:table-cell office:value-type="float" office:value="0" table:formula="of:=[MANDABRASA.I50]+['1835'.I50]" table:style-name="ce29">
            <text:p>0,00</text:p>
          </table:table-cell>
          <table:table-cell office:value-type="float" office:value="0" table:formula="of:=[MANDABRASA.J50]+['1835'.J50]" table:style-name="ce29">
            <text:p>0,00</text:p>
          </table:table-cell>
          <table:table-cell office:value-type="float" office:value="0" table:formula="of:=[MANDABRASA.K50]+['1835'.K50]" table:style-name="ce29">
            <text:p>0,00</text:p>
          </table:table-cell>
          <table:table-cell office:value-type="float" office:value="0" table:formula="of:=[MANDABRASA.L50]+['1835'.L50]" table:style-name="ce29">
            <text:p>0,00</text:p>
          </table:table-cell>
          <table:table-cell office:value-type="float" office:value="0" table:formula="of:=[MANDABRASA.M50]+['1835'.M50]" table:style-name="ce29">
            <text:p>0,00</text:p>
          </table:table-cell>
          <table:table-cell office:value-type="float" office:value="0" table:formula="of:=[MANDABRASA.N50]+['1835'.N50]" table:style-name="ce29">
            <text:p>0,00</text:p>
          </table:table-cell>
          <table:table-cell office:value-type="float" office:value="-3360" table:formula="of:=[MANDABRASA.O50]+['1835'.O50]" table:style-name="ce29">
            <text:p>-3.360,00</text:p>
          </table:table-cell>
          <table:table-cell office:value-type="percentage" office:value="2.5651791014919675E-3" table:formula="of:=[.O50]/[.$O$154]" table:style-name="ce30">
            <text:p>0,26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2">
            <text:p>3.1.4.17</text:p>
          </table:table-cell>
          <table:table-cell office:value-type="string" table:style-name="ce16">
            <text:p>DESPESAS COMERCIAIS EM GERAL</text:p>
          </table:table-cell>
          <table:table-cell office:value-type="float" office:value="-1612685.3900000001" table:formula="of:=[.C52]+[.C66]+[.C72]+[.C79]+[.C91]+[.C99]+[.C104]" table:style-name="ce17">
            <text:p>-1.612.685,39</text:p>
          </table:table-cell>
          <table:table-cell office:value-type="float" office:value="-1346014.4799999997" table:formula="of:=[.D52]+[.D66]+[.D72]+[.D79]+[.D91]+[.D99]+[.D104]" table:style-name="ce17">
            <text:p>-1.346.014,48</text:p>
          </table:table-cell>
          <table:table-cell office:value-type="float" office:value="-1227656.5899999999" table:formula="of:=[.E52]+[.E66]+[.E72]+[.E79]+[.E91]+[.E99]+[.E104]" table:style-name="ce17">
            <text:p>-1.227.656,59</text:p>
          </table:table-cell>
          <table:table-cell office:value-type="float" office:value="-1667885.47" table:formula="of:=[.F52]+[.F66]+[.F72]+[.F79]+[.F91]+[.F99]+[.F104]" table:style-name="ce17">
            <text:p>-1.667.885,47</text:p>
          </table:table-cell>
          <table:table-cell office:value-type="float" office:value="-1694512.5899999999" table:formula="of:=[.G52]+[.G66]+[.G72]+[.G79]+[.G91]+[.G99]+[.G104]" table:style-name="ce17">
            <text:p>-1.694.512,59</text:p>
          </table:table-cell>
          <table:table-cell office:value-type="float" office:value="-1415550.79" table:formula="of:=[.H52]+[.H66]+[.H72]+[.H79]+[.H91]+[.H99]+[.H104]" table:style-name="ce17">
            <text:p>-1.415.550,79</text:p>
          </table:table-cell>
          <table:table-cell office:value-type="float" office:value="0" table:formula="of:=[.I52]+[.I66]+[.I72]+[.I79]+[.I91]+[.I99]+[.I104]" table:style-name="ce17">
            <text:p>0,00</text:p>
          </table:table-cell>
          <table:table-cell office:value-type="float" office:value="0" table:formula="of:=[.J52]+[.J66]+[.J72]+[.J79]+[.J91]+[.J99]+[.J104]" table:style-name="ce17">
            <text:p>0,00</text:p>
          </table:table-cell>
          <table:table-cell office:value-type="float" office:value="0" table:formula="of:=[.K52]+[.K66]+[.K72]+[.K79]+[.K91]+[.K99]+[.K104]" table:style-name="ce17">
            <text:p>0,00</text:p>
          </table:table-cell>
          <table:table-cell office:value-type="float" office:value="0" table:formula="of:=[.L52]+[.L66]+[.L72]+[.L79]+[.L91]+[.L99]+[.L104]" table:style-name="ce17">
            <text:p>0,00</text:p>
          </table:table-cell>
          <table:table-cell office:value-type="float" office:value="0" table:formula="of:=[.M52]+[.M66]+[.M72]+[.M79]+[.M91]+[.M99]+[.M104]" table:style-name="ce17">
            <text:p>0,00</text:p>
          </table:table-cell>
          <table:table-cell office:value-type="float" office:value="0" table:formula="of:=[.N52]+[.N66]+[.N72]+[.N79]+[.N91]+[.N99]+[.N104]" table:style-name="ce17">
            <text:p>0,00</text:p>
          </table:table-cell>
          <table:table-cell office:value-type="float" office:value="-8964305.3100000005" table:formula="of:=[.O52]+[.O66]+[.O72]+[.O79]+[.O91]+[.O99]+[.O104]" table:style-name="ce17">
            <text:p>-8.964.305,31</text:p>
          </table:table-cell>
          <table:table-cell office:value-type="percentage" office:value="-0.24008791800463083" table:formula="of:=[.O51]/[.$O$148]" table:style-name="ce10">
            <text:p>-24,01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8">
            <text:p>3.1.4.17.03</text:p>
          </table:table-cell>
          <table:table-cell office:value-type="string" table:style-name="ce18">
            <text:p>142 DESPESAS COM ESTRUTURA</text:p>
          </table:table-cell>
          <table:table-cell office:value-type="float" office:value="-729029.67" table:formula="of:=SUM([.C53:.C65])" table:style-name="ce19">
            <text:p>-729.029,67</text:p>
          </table:table-cell>
          <table:table-cell office:value-type="float" office:value="-701480.64" table:formula="of:=SUM([.D53:.D65])" table:style-name="ce19">
            <text:p>-701.480,64</text:p>
          </table:table-cell>
          <table:table-cell office:value-type="float" office:value="-761896.41" table:formula="of:=SUM([.E53:.E65])" table:style-name="ce19">
            <text:p>-761.896,41</text:p>
          </table:table-cell>
          <table:table-cell office:value-type="float" office:value="-1032578.0499999998" table:formula="of:=SUM([.F53:.F65])" table:style-name="ce19">
            <text:p>-1.032.578,05</text:p>
          </table:table-cell>
          <table:table-cell office:value-type="float" office:value="-931624.51" table:formula="of:=SUM([.G53:.G65])" table:style-name="ce19">
            <text:p>-931.624,51</text:p>
          </table:table-cell>
          <table:table-cell office:value-type="float" office:value="-852594.09" table:formula="of:=SUM([.H53:.H65])" table:style-name="ce19">
            <text:p>-852.594,09</text:p>
          </table:table-cell>
          <table:table-cell office:value-type="float" office:value="0" table:formula="of:=SUM([.I53:.I65])" table:style-name="ce19">
            <text:p>0,00</text:p>
          </table:table-cell>
          <table:table-cell office:value-type="float" office:value="0" table:formula="of:=SUM([.J53:.J65])" table:style-name="ce19">
            <text:p>0,00</text:p>
          </table:table-cell>
          <table:table-cell office:value-type="float" office:value="0" table:formula="of:=SUM([.K53:.K65])" table:style-name="ce19">
            <text:p>0,00</text:p>
          </table:table-cell>
          <table:table-cell office:value-type="float" office:value="0" table:formula="of:=SUM([.L53:.L65])" table:style-name="ce19">
            <text:p>0,00</text:p>
          </table:table-cell>
          <table:table-cell office:value-type="float" office:value="0" table:formula="of:=SUM([.M53:.M65])" table:style-name="ce19">
            <text:p>0,00</text:p>
          </table:table-cell>
          <table:table-cell office:value-type="float" office:value="0" table:formula="of:=SUM([.N53:.N65])" table:style-name="ce19">
            <text:p>0,00</text:p>
          </table:table-cell>
          <table:table-cell office:value-type="float" office:value="-5009203.37" table:formula="of:=SUM([.O53:.O65])" table:style-name="ce19">
            <text:p>-5.009.203,37</text:p>
          </table:table-cell>
          <table:table-cell office:value-type="percentage" office:value="-0.13415977773798965" table:formula="of:=[.O52]/[.$O$148]" table:style-name="ce20">
            <text:p>-13,42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17.03.00650</text:p>
          </table:table-cell>
          <table:table-cell office:value-type="string" table:style-name="ce21">
            <text:p>143 AGUA E ESGOTO</text:p>
          </table:table-cell>
          <table:table-cell office:value-type="float" office:value="-29850.69" table:formula="of:=[MANDABRASA.C53]+['1835'.C53]" table:style-name="ce22">
            <text:p>-29.850,69</text:p>
          </table:table-cell>
          <table:table-cell office:value-type="float" office:value="-20129.689999999999" table:formula="of:=[MANDABRASA.D53]+['1835'.D53]" table:style-name="ce22">
            <text:p>-20.129,69</text:p>
          </table:table-cell>
          <table:table-cell office:value-type="float" office:value="-20981.11" table:formula="of:=[MANDABRASA.E53]+['1835'.E53]" table:style-name="ce22">
            <text:p>-20.981,11</text:p>
          </table:table-cell>
          <table:table-cell office:value-type="float" office:value="-19303.12" table:formula="of:=[MANDABRASA.F53]+['1835'.F53]" table:style-name="ce22">
            <text:p>-19.303,12</text:p>
          </table:table-cell>
          <table:table-cell office:value-type="float" office:value="-7821.4" table:formula="of:=[MANDABRASA.G53]+['1835'.G53]" table:style-name="ce22">
            <text:p>-7.821,40</text:p>
          </table:table-cell>
          <table:table-cell office:value-type="float" office:value="-7569.63" table:formula="of:=[MANDABRASA.H53]+['1835'.H53]" table:style-name="ce22">
            <text:p>-7.569,63</text:p>
          </table:table-cell>
          <table:table-cell office:value-type="float" office:value="0" table:formula="of:=[MANDABRASA.I55]+['1835'.I55]" table:style-name="ce22">
            <text:p>0,00</text:p>
          </table:table-cell>
          <table:table-cell office:value-type="float" office:value="0" table:formula="of:=[MANDABRASA.J55]+['1835'.J55]" table:style-name="ce22">
            <text:p>0,00</text:p>
          </table:table-cell>
          <table:table-cell office:value-type="float" office:value="0" table:formula="of:=[MANDABRASA.K55]+['1835'.K55]" table:style-name="ce22">
            <text:p>0,00</text:p>
          </table:table-cell>
          <table:table-cell office:value-type="float" office:value="0" table:formula="of:=[MANDABRASA.L55]+['1835'.L55]" table:style-name="ce22">
            <text:p>0,00</text:p>
          </table:table-cell>
          <table:table-cell office:value-type="float" office:value="0" table:formula="of:=[MANDABRASA.M55]+['1835'.M55]" table:style-name="ce22">
            <text:p>0,00</text:p>
          </table:table-cell>
          <table:table-cell office:value-type="float" office:value="0" table:formula="of:=[MANDABRASA.N55]+['1835'.N55]" table:style-name="ce22">
            <text:p>0,00</text:p>
          </table:table-cell>
          <table:table-cell office:value-type="float" office:value="-105655.63999999998" table:formula="of:=SUM([.C53:.N53])" table:style-name="ce22">
            <text:p>-105.655,64</text:p>
          </table:table-cell>
          <table:table-cell office:value-type="percentage" office:value="-2.8297388091801604E-3" table:formula="of:=[.O53]/[.$O$148]" table:style-name="ce23">
            <text:p>-0,28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53</text:p>
          </table:table-cell>
          <table:table-cell office:value-type="string" table:style-name="ce21">
            <text:p>144 ALUGUEL</text:p>
          </table:table-cell>
          <table:table-cell office:value-type="float" office:value="-333729.62" table:formula="of:=[MANDABRASA.C54]+['1835'.C54]" table:style-name="ce22">
            <text:p>-333.729,62</text:p>
          </table:table-cell>
          <table:table-cell office:value-type="float" office:value="-304947.53000000003" table:formula="of:=[MANDABRASA.D54]+['1835'.D54]" table:style-name="ce22">
            <text:p>-304.947,53</text:p>
          </table:table-cell>
          <table:table-cell office:value-type="float" office:value="-360137.64" table:formula="of:=[MANDABRASA.E54]+['1835'.E54]" table:style-name="ce22">
            <text:p>-360.137,64</text:p>
          </table:table-cell>
          <table:table-cell office:value-type="float" office:value="-551568.47" table:formula="of:=[MANDABRASA.F54]+['1835'.F54]" table:style-name="ce22">
            <text:p>-551.568,47</text:p>
          </table:table-cell>
          <table:table-cell office:value-type="float" office:value="-482488.67" table:formula="of:=[MANDABRASA.G54]+['1835'.G54]" table:style-name="ce22">
            <text:p>-482.488,67</text:p>
          </table:table-cell>
          <table:table-cell office:value-type="float" office:value="-394600.51999999996" table:formula="of:=[MANDABRASA.H54]+['1835'.H54]" table:style-name="ce22">
            <text:p>-394.600,52</text:p>
          </table:table-cell>
          <table:table-cell office:value-type="float" office:value="0" table:formula="of:=[MANDABRASA.I57]+['1835'.I57]" table:style-name="ce22">
            <text:p>0,00</text:p>
          </table:table-cell>
          <table:table-cell office:value-type="float" office:value="0" table:formula="of:=[MANDABRASA.J57]+['1835'.J57]" table:style-name="ce22">
            <text:p>0,00</text:p>
          </table:table-cell>
          <table:table-cell office:value-type="float" office:value="0" table:formula="of:=[MANDABRASA.K57]+['1835'.K57]" table:style-name="ce22">
            <text:p>0,00</text:p>
          </table:table-cell>
          <table:table-cell office:value-type="float" office:value="0" table:formula="of:=[MANDABRASA.L57]+['1835'.L57]" table:style-name="ce22">
            <text:p>0,00</text:p>
          </table:table-cell>
          <table:table-cell office:value-type="float" office:value="0" table:formula="of:=[MANDABRASA.M57]+['1835'.M57]" table:style-name="ce22">
            <text:p>0,00</text:p>
          </table:table-cell>
          <table:table-cell office:value-type="float" office:value="0" table:formula="of:=[MANDABRASA.N57]+['1835'.N57]" table:style-name="ce22">
            <text:p>0,00</text:p>
          </table:table-cell>
          <table:table-cell office:value-type="float" office:value="-2427472.4499999997" table:formula="of:=SUM([.C54:.N54])" table:style-name="ce22">
            <text:p>-2.427.472,45</text:p>
          </table:table-cell>
          <table:table-cell office:value-type="percentage" office:value="-6.501416299196755E-2" table:formula="of:=[.O54]/[.$O$148]" table:style-name="ce23">
            <text:p>-6,5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54</text:p>
          </table:table-cell>
          <table:table-cell office:value-type="string" table:style-name="ce21">
            <text:p>145 CONDOMINIO</text:p>
          </table:table-cell>
          <table:table-cell office:value-type="float" office:value="-42184.23" table:formula="of:=[MANDABRASA.C55]+['1835'.C55]" table:style-name="ce22">
            <text:p>-42.184,23</text:p>
          </table:table-cell>
          <table:table-cell office:value-type="float" office:value="-39267.42" table:formula="of:=[MANDABRASA.D55]+['1835'.D55]" table:style-name="ce22">
            <text:p>-39.267,42</text:p>
          </table:table-cell>
          <table:table-cell office:value-type="float" office:value="-7793.95" table:formula="of:=[MANDABRASA.E55]+['1835'.E55]" table:style-name="ce22">
            <text:p>-7.793,95</text:p>
          </table:table-cell>
          <table:table-cell office:value-type="float" office:value="-7715.12" table:formula="of:=[MANDABRASA.F55]+['1835'.F55]" table:style-name="ce22">
            <text:p>-7.715,12</text:p>
          </table:table-cell>
          <table:table-cell office:value-type="float" office:value="-7741.95" table:formula="of:=[MANDABRASA.G55]+['1835'.G55]" table:style-name="ce22">
            <text:p>-7.741,95</text:p>
          </table:table-cell>
          <table:table-cell office:value-type="float" office:value="-54449.81" table:formula="of:=[MANDABRASA.H55]+['1835'.H55]" table:style-name="ce22">
            <text:p>-54.449,81</text:p>
          </table:table-cell>
          <table:table-cell office:value-type="float" office:value="0" table:formula="of:=[MANDABRASA.I58]+['1835'.I58]" table:style-name="ce22">
            <text:p>0,00</text:p>
          </table:table-cell>
          <table:table-cell office:value-type="float" office:value="0" table:formula="of:=[MANDABRASA.J58]+['1835'.J58]" table:style-name="ce22">
            <text:p>0,00</text:p>
          </table:table-cell>
          <table:table-cell office:value-type="float" office:value="0" table:formula="of:=[MANDABRASA.K58]+['1835'.K58]" table:style-name="ce22">
            <text:p>0,00</text:p>
          </table:table-cell>
          <table:table-cell office:value-type="float" office:value="0" table:formula="of:=[MANDABRASA.L58]+['1835'.L58]" table:style-name="ce22">
            <text:p>0,00</text:p>
          </table:table-cell>
          <table:table-cell office:value-type="float" office:value="0" table:formula="of:=[MANDABRASA.M58]+['1835'.M58]" table:style-name="ce22">
            <text:p>0,00</text:p>
          </table:table-cell>
          <table:table-cell office:value-type="float" office:value="0" table:formula="of:=[MANDABRASA.N58]+['1835'.N58]" table:style-name="ce22">
            <text:p>0,00</text:p>
          </table:table-cell>
          <table:table-cell office:value-type="float" office:value="-159152.47999999998" table:formula="of:=SUM([.C55:.N55])" table:style-name="ce22">
            <text:p>-159.152,48</text:p>
          </table:table-cell>
          <table:table-cell office:value-type="percentage" office:value="-4.2625263472283095E-3" table:formula="of:=[.O55]/[.$O$148]" table:style-name="ce23">
            <text:p>-0,43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57</text:p>
          </table:table-cell>
          <table:table-cell office:value-type="string" table:style-name="ce21">
            <text:p>148 GAS PRIVATIVO</text:p>
          </table:table-cell>
          <table:table-cell office:value-type="float" office:value="-8829.6" table:formula="of:=[MANDABRASA.C56]+['1835'.C56]" table:style-name="ce22">
            <text:p>-8.829,60</text:p>
          </table:table-cell>
          <table:table-cell office:value-type="float" office:value="-8756.06" table:formula="of:=[MANDABRASA.D56]+['1835'.D56]" table:style-name="ce22">
            <text:p>-8.756,06</text:p>
          </table:table-cell>
          <table:table-cell office:value-type="float" office:value="-8648.48" table:formula="of:=[MANDABRASA.E56]+['1835'.E56]" table:style-name="ce22">
            <text:p>-8.648,48</text:p>
          </table:table-cell>
          <table:table-cell office:value-type="float" office:value="-9247.7999999999993" table:formula="of:=[MANDABRASA.F56]+['1835'.F56]" table:style-name="ce22">
            <text:p>-9.247,80</text:p>
          </table:table-cell>
          <table:table-cell office:value-type="float" office:value="-9490.75" table:formula="of:=[MANDABRASA.G56]+['1835'.G56]" table:style-name="ce22">
            <text:p>-9.490,75</text:p>
          </table:table-cell>
          <table:table-cell office:value-type="float" office:value="-35140.25" table:formula="of:=[MANDABRASA.H56]+['1835'.H56]" table:style-name="ce22">
            <text:p>-35.140,25</text:p>
          </table:table-cell>
          <table:table-cell office:value-type="float" office:value="0" table:formula="of:=[MANDABRASA.I59]+['1835'.I59]" table:style-name="ce22">
            <text:p>0,00</text:p>
          </table:table-cell>
          <table:table-cell office:value-type="float" office:value="0" table:formula="of:=[MANDABRASA.J59]+['1835'.J59]" table:style-name="ce22">
            <text:p>0,00</text:p>
          </table:table-cell>
          <table:table-cell office:value-type="float" office:value="0" table:formula="of:=[MANDABRASA.K59]+['1835'.K59]" table:style-name="ce22">
            <text:p>0,00</text:p>
          </table:table-cell>
          <table:table-cell office:value-type="float" office:value="0" table:formula="of:=[MANDABRASA.L59]+['1835'.L59]" table:style-name="ce22">
            <text:p>0,00</text:p>
          </table:table-cell>
          <table:table-cell office:value-type="float" office:value="0" table:formula="of:=[MANDABRASA.M59]+['1835'.M59]" table:style-name="ce22">
            <text:p>0,00</text:p>
          </table:table-cell>
          <table:table-cell office:value-type="float" office:value="0" table:formula="of:=[MANDABRASA.N59]+['1835'.N59]" table:style-name="ce22">
            <text:p>0,00</text:p>
          </table:table-cell>
          <table:table-cell office:value-type="float" office:value="-80112.94" table:formula="of:=SUM([.C56:.N56])" table:style-name="ce22">
            <text:p>-80.112,94</text:p>
          </table:table-cell>
          <table:table-cell office:value-type="percentage" office:value="-2.1456374258442016E-3" table:formula="of:=[.O56]/[.$O$148]" table:style-name="ce23">
            <text:p>-0,2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59</text:p>
          </table:table-cell>
          <table:table-cell office:value-type="string" table:style-name="ce21">
            <text:p>PAISAGISMO</text:p>
          </table:table-cell>
          <table:table-cell office:value-type="float" office:value="-1200" table:formula="of:=[MANDABRASA.C57]+['1835'.C57]" table:style-name="ce22">
            <text:p>-1.200,00</text:p>
          </table:table-cell>
          <table:table-cell office:value-type="float" office:value="-1200" table:formula="of:=[MANDABRASA.D57]+['1835'.D57]" table:style-name="ce22">
            <text:p>-1.200,00</text:p>
          </table:table-cell>
          <table:table-cell office:value-type="float" office:value="-16125" table:formula="of:=[MANDABRASA.E57]+['1835'.E57]" table:style-name="ce22">
            <text:p>-16.125,00</text:p>
          </table:table-cell>
          <table:table-cell office:value-type="float" office:value="-7150" table:formula="of:=[MANDABRASA.F57]+['1835'.F57]" table:style-name="ce22">
            <text:p>-7.150,00</text:p>
          </table:table-cell>
          <table:table-cell office:value-type="float" office:value="-20800" table:formula="of:=[MANDABRASA.G57]+['1835'.G57]" table:style-name="ce22">
            <text:p>-20.800,00</text:p>
          </table:table-cell>
          <table:table-cell office:value-type="float" office:value="-8580" table:formula="of:=[MANDABRASA.H57]+['1835'.H57]" table:style-name="ce22">
            <text:p>-8.580,00</text:p>
          </table:table-cell>
          <table:table-cell office:value-type="float" office:value="0" table:formula="of:=[MANDABRASA.I60]+['1835'.I60]" table:style-name="ce22">
            <text:p>0,00</text:p>
          </table:table-cell>
          <table:table-cell office:value-type="float" office:value="0" table:formula="of:=[MANDABRASA.J60]+['1835'.J60]" table:style-name="ce22">
            <text:p>0,00</text:p>
          </table:table-cell>
          <table:table-cell office:value-type="float" office:value="0" table:formula="of:=[MANDABRASA.K60]+['1835'.K60]" table:style-name="ce22">
            <text:p>0,00</text:p>
          </table:table-cell>
          <table:table-cell office:value-type="float" office:value="0" table:formula="of:=[MANDABRASA.L60]+['1835'.L60]" table:style-name="ce22">
            <text:p>0,00</text:p>
          </table:table-cell>
          <table:table-cell office:value-type="float" office:value="0" table:formula="of:=[MANDABRASA.M60]+['1835'.M60]" table:style-name="ce22">
            <text:p>0,00</text:p>
          </table:table-cell>
          <table:table-cell office:value-type="float" office:value="0" table:formula="of:=[MANDABRASA.N60]+['1835'.N60]" table:style-name="ce22">
            <text:p>0,00</text:p>
          </table:table-cell>
          <table:table-cell office:value-type="float" office:value="-55055" table:formula="of:=SUM([.C57:.N57])" table:style-name="ce22">
            <text:p>-55.055,00</text:p>
          </table:table-cell>
          <table:table-cell office:value-type="percentage" office:value="-1.4745192035125975E-3" table:formula="of:=[.O57]/[.$O$148]" table:style-name="ce23">
            <text:p>-0,1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62</text:p>
          </table:table-cell>
          <table:table-cell office:value-type="string" table:style-name="ce21">
            <text:p>DEPRECIAÇÕES</text:p>
          </table:table-cell>
          <table:table-cell office:value-type="float" office:value="-119306.88" table:formula="of:=[MANDABRASA.C58]+['1835'.C58]" table:style-name="ce22">
            <text:p>-119.306,88</text:p>
          </table:table-cell>
          <table:table-cell office:value-type="float" office:value="-124498.45" table:formula="of:=[MANDABRASA.D58]+['1835'.D58]" table:style-name="ce22">
            <text:p>-124.498,45</text:p>
          </table:table-cell>
          <table:table-cell office:value-type="float" office:value="-132347.97" table:formula="of:=[MANDABRASA.E58]+['1835'.E58]" table:style-name="ce22">
            <text:p>-132.347,97</text:p>
          </table:table-cell>
          <table:table-cell office:value-type="float" office:value="-136494.21" table:formula="of:=[MANDABRASA.F58]+['1835'.F58]" table:style-name="ce22">
            <text:p>-136.494,21</text:p>
          </table:table-cell>
          <table:table-cell office:value-type="float" office:value="-137939.22" table:formula="of:=[MANDABRASA.G58]+['1835'.G58]" table:style-name="ce22">
            <text:p>-137.939,22</text:p>
          </table:table-cell>
          <table:table-cell office:value-type="float" office:value="-138919.79999999999" table:formula="of:=[MANDABRASA.H58]+['1835'.H58]" table:style-name="ce22">
            <text:p>-138.919,80</text:p>
          </table:table-cell>
          <table:table-cell office:value-type="float" office:value="0" table:formula="of:=[MANDABRASA.I61]+['1835'.I61]" table:style-name="ce22">
            <text:p>0,00</text:p>
          </table:table-cell>
          <table:table-cell office:value-type="float" office:value="0" table:formula="of:=[MANDABRASA.J61]+['1835'.J61]" table:style-name="ce22">
            <text:p>0,00</text:p>
          </table:table-cell>
          <table:table-cell office:value-type="float" office:value="0" table:formula="of:=[MANDABRASA.K61]+['1835'.K61]" table:style-name="ce22">
            <text:p>0,00</text:p>
          </table:table-cell>
          <table:table-cell office:value-type="float" office:value="0" table:formula="of:=[MANDABRASA.L61]+['1835'.L61]" table:style-name="ce22">
            <text:p>0,00</text:p>
          </table:table-cell>
          <table:table-cell office:value-type="float" office:value="0" table:formula="of:=[MANDABRASA.M61]+['1835'.M61]" table:style-name="ce22">
            <text:p>0,00</text:p>
          </table:table-cell>
          <table:table-cell office:value-type="float" office:value="0" table:formula="of:=[MANDABRASA.N61]+['1835'.N61]" table:style-name="ce22">
            <text:p>0,00</text:p>
          </table:table-cell>
          <table:table-cell office:value-type="float" office:value="-789506.53" table:formula="of:=SUM([.C58:.N58])" table:style-name="ce22">
            <text:p>-789.506,53</text:p>
          </table:table-cell>
          <table:table-cell office:value-type="percentage" office:value="-2.1145082913152209E-2" table:formula="of:=[.O58]/[.$O$148]" table:style-name="ce23">
            <text:p>-2,1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63</text:p>
          </table:table-cell>
          <table:table-cell office:value-type="string" table:style-name="ce21">
            <text:p>149 IPTU</text:p>
          </table:table-cell>
          <table:table-cell office:value-type="float" office:value="-3308.82" table:formula="of:=[MANDABRASA.C59]+['1835'.C59]" table:style-name="ce22">
            <text:p>-3.308,82</text:p>
          </table:table-cell>
          <table:table-cell office:value-type="float" office:value="-5661.6" table:formula="of:=[MANDABRASA.D59]+['1835'.D59]" table:style-name="ce22">
            <text:p>-5.661,60</text:p>
          </table:table-cell>
          <table:table-cell office:value-type="float" office:value="-10733.44" table:formula="of:=[MANDABRASA.E59]+['1835'.E59]" table:style-name="ce22">
            <text:p>-10.733,44</text:p>
          </table:table-cell>
          <table:table-cell office:value-type="float" office:value="-10733.44" table:formula="of:=[MANDABRASA.F59]+['1835'.F59]" table:style-name="ce22">
            <text:p>-10.733,44</text:p>
          </table:table-cell>
          <table:table-cell office:value-type="float" office:value="-12977.97" table:formula="of:=[MANDABRASA.G59]+['1835'.G59]" table:style-name="ce22">
            <text:p>-12.977,97</text:p>
          </table:table-cell>
          <table:table-cell office:value-type="float" office:value="-12615.48" table:formula="of:=[MANDABRASA.H59]+['1835'.H59]" table:style-name="ce22">
            <text:p>-12.615,48</text:p>
          </table:table-cell>
          <table:table-cell office:value-type="float" office:value="0" table:formula="of:=[MANDABRASA.I62]+['1835'.I62]" table:style-name="ce22">
            <text:p>0,00</text:p>
          </table:table-cell>
          <table:table-cell office:value-type="float" office:value="0" table:formula="of:=[MANDABRASA.J62]+['1835'.J62]" table:style-name="ce22">
            <text:p>0,00</text:p>
          </table:table-cell>
          <table:table-cell office:value-type="float" office:value="0" table:formula="of:=[MANDABRASA.K62]+['1835'.K62]" table:style-name="ce22">
            <text:p>0,00</text:p>
          </table:table-cell>
          <table:table-cell office:value-type="float" office:value="0" table:formula="of:=[MANDABRASA.L62]+['1835'.L62]" table:style-name="ce22">
            <text:p>0,00</text:p>
          </table:table-cell>
          <table:table-cell office:value-type="float" office:value="0" table:formula="of:=[MANDABRASA.M62]+['1835'.M62]" table:style-name="ce22">
            <text:p>0,00</text:p>
          </table:table-cell>
          <table:table-cell office:value-type="float" office:value="0" table:formula="of:=[MANDABRASA.N62]+['1835'.N62]" table:style-name="ce22">
            <text:p>0,00</text:p>
          </table:table-cell>
          <table:table-cell office:value-type="float" office:value="-56030.75" table:formula="of:=SUM([.C59:.N59])" table:style-name="ce22">
            <text:p>-56.030,75</text:p>
          </table:table-cell>
          <table:table-cell office:value-type="percentage" office:value="-1.50065238147695E-3" table:formula="of:=[.O59]/[.$O$148]" table:style-name="ce23">
            <text:p>-0,1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66</text:p>
          </table:table-cell>
          <table:table-cell office:value-type="string" table:style-name="ce21">
            <text:p>151 SERVICOS DE SEGURANCA</text:p>
          </table:table-cell>
          <table:table-cell office:value-type="float" office:value="-11361.83" table:formula="of:=[MANDABRASA.C60]+['1835'.C60]" table:style-name="ce22">
            <text:p>-11.361,83</text:p>
          </table:table-cell>
          <table:table-cell office:value-type="float" office:value="-15959.03" table:formula="of:=[MANDABRASA.D60]+['1835'.D60]" table:style-name="ce22">
            <text:p>-15.959,03</text:p>
          </table:table-cell>
          <table:table-cell office:value-type="float" office:value="-15832.03" table:formula="of:=[MANDABRASA.E60]+['1835'.E60]" table:style-name="ce22">
            <text:p>-15.832,03</text:p>
          </table:table-cell>
          <table:table-cell office:value-type="float" office:value="-8365.6" table:formula="of:=[MANDABRASA.F60]+['1835'.F60]" table:style-name="ce22">
            <text:p>-8.365,60</text:p>
          </table:table-cell>
          <table:table-cell office:value-type="float" office:value="-2980.6" table:formula="of:=[MANDABRASA.G60]+['1835'.G60]" table:style-name="ce22">
            <text:p>-2.980,60</text:p>
          </table:table-cell>
          <table:table-cell office:value-type="float" office:value="-1562.99" table:formula="of:=[MANDABRASA.H60]+['1835'.H60]" table:style-name="ce22">
            <text:p>-1.562,99</text:p>
          </table:table-cell>
          <table:table-cell office:value-type="float" office:value="0" table:formula="of:=[MANDABRASA.I64]+['1835'.I64]" table:style-name="ce22">
            <text:p>0,00</text:p>
          </table:table-cell>
          <table:table-cell office:value-type="float" office:value="0" table:formula="of:=[MANDABRASA.J64]+['1835'.J64]" table:style-name="ce22">
            <text:p>0,00</text:p>
          </table:table-cell>
          <table:table-cell office:value-type="float" office:value="0" table:formula="of:=[MANDABRASA.K64]+['1835'.K64]" table:style-name="ce22">
            <text:p>0,00</text:p>
          </table:table-cell>
          <table:table-cell office:value-type="float" office:value="0" table:formula="of:=[MANDABRASA.L64]+['1835'.L64]" table:style-name="ce22">
            <text:p>0,00</text:p>
          </table:table-cell>
          <table:table-cell office:value-type="float" office:value="0" table:formula="of:=[MANDABRASA.M64]+['1835'.M64]" table:style-name="ce22">
            <text:p>0,00</text:p>
          </table:table-cell>
          <table:table-cell office:value-type="float" office:value="0" table:formula="of:=[MANDABRASA.N64]+['1835'.N64]" table:style-name="ce22">
            <text:p>0,00</text:p>
          </table:table-cell>
          <table:table-cell office:value-type="float" office:value="-56062.079999999994" table:formula="of:=SUM([.C60:.N60])" table:style-name="ce22">
            <text:p>-56.062,08</text:p>
          </table:table-cell>
          <table:table-cell office:value-type="percentage" office:value="-1.5014914821334941E-3" table:formula="of:=[.O60]/[.$O$148]" table:style-name="ce23">
            <text:p>-0,1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74</text:p>
          </table:table-cell>
          <table:table-cell office:value-type="string" table:style-name="ce21">
            <text:p>152 CONTROLE DE PRAGAS</text:p>
          </table:table-cell>
          <table:table-cell office:value-type="float" office:value="-2880" table:formula="of:=[MANDABRASA.C61]+['1835'.C61]" table:style-name="ce22">
            <text:p>-2.880,00</text:p>
          </table:table-cell>
          <table:table-cell office:value-type="float" office:value="-3325.9" table:formula="of:=[MANDABRASA.D61]+['1835'.D61]" table:style-name="ce22">
            <text:p>-3.325,90</text:p>
          </table:table-cell>
          <table:table-cell office:value-type="float" office:value="-3384.62" table:formula="of:=[MANDABRASA.E61]+['1835'.E61]" table:style-name="ce22">
            <text:p>-3.384,62</text:p>
          </table:table-cell>
          <table:table-cell office:value-type="float" office:value="-3435.2700000000004" table:formula="of:=[MANDABRASA.F61]+['1835'.F61]" table:style-name="ce22">
            <text:p>-3.435,27</text:p>
          </table:table-cell>
          <table:table-cell office:value-type="float" office:value="-3971.9700000000003" table:formula="of:=[MANDABRASA.G61]+['1835'.G61]" table:style-name="ce22">
            <text:p>-3.971,97</text:p>
          </table:table-cell>
          <table:table-cell office:value-type="float" office:value="-3821.9700000000003" table:formula="of:=[MANDABRASA.H61]+['1835'.H61]" table:style-name="ce22">
            <text:p>-3.821,97</text:p>
          </table:table-cell>
          <table:table-cell office:value-type="float" office:value="0" table:formula="of:=[MANDABRASA.I68]+['1835'.I68]" table:style-name="ce22">
            <text:p>0,00</text:p>
          </table:table-cell>
          <table:table-cell office:value-type="float" office:value="0" table:formula="of:=[MANDABRASA.J68]+['1835'.J68]" table:style-name="ce22">
            <text:p>0,00</text:p>
          </table:table-cell>
          <table:table-cell office:value-type="float" office:value="0" table:formula="of:=[MANDABRASA.K68]+['1835'.K68]" table:style-name="ce22">
            <text:p>0,00</text:p>
          </table:table-cell>
          <table:table-cell office:value-type="float" office:value="0" table:formula="of:=[MANDABRASA.L68]+['1835'.L68]" table:style-name="ce22">
            <text:p>0,00</text:p>
          </table:table-cell>
          <table:table-cell office:value-type="float" office:value="0" table:formula="of:=[MANDABRASA.M68]+['1835'.M68]" table:style-name="ce22">
            <text:p>0,00</text:p>
          </table:table-cell>
          <table:table-cell office:value-type="float" office:value="0" table:formula="of:=[MANDABRASA.N68]+['1835'.N68]" table:style-name="ce22">
            <text:p>0,00</text:p>
          </table:table-cell>
          <table:table-cell office:value-type="float" office:value="-20819.730000000003" table:formula="of:=SUM([.C61:.N61])" table:style-name="ce22">
            <text:p>-20.819,73</text:p>
          </table:table-cell>
          <table:table-cell office:value-type="percentage" office:value="-5.5760769588497573E-4" table:formula="of:=[.O61]/[.$O$148]" table:style-name="ce23">
            <text:p>-0,06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81</text:p>
          </table:table-cell>
          <table:table-cell office:value-type="string" table:style-name="ce21">
            <text:p>IMPOSTOS E TAXAS DIVERSAS</text:p>
          </table:table-cell>
          <table:table-cell office:value-type="float" office:value="-1277.04" table:formula="of:=[MANDABRASA.C62]+['1835'.C62]" table:style-name="ce22">
            <text:p>-1.277,04</text:p>
          </table:table-cell>
          <table:table-cell office:value-type="float" office:value="0" table:formula="of:=[MANDABRASA.D62]+['1835'.D62]" table:style-name="ce22">
            <text:p>0,00</text:p>
          </table:table-cell>
          <table:table-cell office:value-type="float" office:value="0" table:formula="of:=[MANDABRASA.E62]+['1835'.E62]" table:style-name="ce22">
            <text:p>0,00</text:p>
          </table:table-cell>
          <table:table-cell office:value-type="float" office:value="0" table:formula="of:=[MANDABRASA.F62]+['1835'.F62]" table:style-name="ce22">
            <text:p>0,00</text:p>
          </table:table-cell>
          <table:table-cell office:value-type="float" office:value="0" table:formula="of:=[MANDABRASA.G62]+['1835'.G62]" table:style-name="ce22">
            <text:p>0,00</text:p>
          </table:table-cell>
          <table:table-cell office:value-type="float" office:value="0" table:formula="of:=[MANDABRASA.H62]+['1835'.H62]" table:style-name="ce22">
            <text:p>0,00</text:p>
          </table:table-cell>
          <table:table-cell office:value-type="float" office:value="0" table:formula="of:=[MANDABRASA.I70]+['1835'.I70]" table:style-name="ce22">
            <text:p>0,00</text:p>
          </table:table-cell>
          <table:table-cell office:value-type="float" office:value="0" table:formula="of:=[MANDABRASA.J70]+['1835'.J70]" table:style-name="ce22">
            <text:p>0,00</text:p>
          </table:table-cell>
          <table:table-cell office:value-type="float" office:value="0" table:formula="of:=[MANDABRASA.K70]+['1835'.K70]" table:style-name="ce22">
            <text:p>0,00</text:p>
          </table:table-cell>
          <table:table-cell office:value-type="float" office:value="0" table:formula="of:=[MANDABRASA.L70]+['1835'.L70]" table:style-name="ce22">
            <text:p>0,00</text:p>
          </table:table-cell>
          <table:table-cell office:value-type="float" office:value="0" table:formula="of:=[MANDABRASA.M70]+['1835'.M70]" table:style-name="ce22">
            <text:p>0,00</text:p>
          </table:table-cell>
          <table:table-cell office:value-type="float" office:value="0" table:formula="of:=[MANDABRASA.N70]+['1835'.N70]" table:style-name="ce22">
            <text:p>0,00</text:p>
          </table:table-cell>
          <table:table-cell office:value-type="float" office:value="-1277.04" table:formula="of:=SUM([.C62:.N62])" table:style-name="ce22">
            <text:p>-1.277,04</text:p>
          </table:table-cell>
          <table:table-cell office:value-type="percentage" office:value="-3.4202524814344342E-5" table:formula="of:=[.O62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84</text:p>
          </table:table-cell>
          <table:table-cell office:value-type="string" table:style-name="ce21">
            <text:p>150 MANUTENÇAO PREDIAL</text:p>
          </table:table-cell>
          <table:table-cell office:value-type="float" office:value="-96323.05" table:formula="of:=[MANDABRASA.C63]+['1835'.C63]" table:style-name="ce22">
            <text:p>-96.323,05</text:p>
          </table:table-cell>
          <table:table-cell office:value-type="float" office:value="-93578.75" table:formula="of:=[MANDABRASA.D63]+['1835'.D63]" table:style-name="ce22">
            <text:p>-93.578,75</text:p>
          </table:table-cell>
          <table:table-cell office:value-type="float" office:value="-92443.74" table:formula="of:=[MANDABRASA.E63]+['1835'.E63]" table:style-name="ce22">
            <text:p>-92.443,74</text:p>
          </table:table-cell>
          <table:table-cell office:value-type="float" office:value="-123969.31" table:formula="of:=[MANDABRASA.F63]+['1835'.F63]" table:style-name="ce22">
            <text:p>-123.969,31</text:p>
          </table:table-cell>
          <table:table-cell office:value-type="float" office:value="-101365.64" table:formula="of:=[MANDABRASA.G63]+['1835'.G63]" table:style-name="ce22">
            <text:p>-101.365,64</text:p>
          </table:table-cell>
          <table:table-cell office:value-type="float" office:value="-133942.51" table:formula="of:=[MANDABRASA.H63]+['1835'.H63]" table:style-name="ce22">
            <text:p>-133.942,51</text:p>
          </table:table-cell>
          <table:table-cell office:value-type="float" office:value="0" table:formula="of:=[MANDABRASA.I73]+['1835'.I73]" table:style-name="ce22">
            <text:p>0,00</text:p>
          </table:table-cell>
          <table:table-cell office:value-type="float" office:value="0" table:formula="of:=[MANDABRASA.J73]+['1835'.J73]" table:style-name="ce22">
            <text:p>0,00</text:p>
          </table:table-cell>
          <table:table-cell office:value-type="float" office:value="0" table:formula="of:=[MANDABRASA.K73]+['1835'.K73]" table:style-name="ce22">
            <text:p>0,00</text:p>
          </table:table-cell>
          <table:table-cell office:value-type="float" office:value="0" table:formula="of:=[MANDABRASA.L73]+['1835'.L73]" table:style-name="ce22">
            <text:p>0,00</text:p>
          </table:table-cell>
          <table:table-cell office:value-type="float" office:value="0" table:formula="of:=[MANDABRASA.M73]+['1835'.M73]" table:style-name="ce22">
            <text:p>0,00</text:p>
          </table:table-cell>
          <table:table-cell office:value-type="float" office:value="0" table:formula="of:=[MANDABRASA.N73]+['1835'.N73]" table:style-name="ce22">
            <text:p>0,00</text:p>
          </table:table-cell>
          <table:table-cell office:value-type="float" office:value="-641623" table:formula="of:=SUM([.C63:.N63])" table:style-name="ce22">
            <text:p>-641.623,00</text:p>
          </table:table-cell>
          <table:table-cell office:value-type="percentage" office:value="-1.7184368993104413E-2" table:formula="of:=[.O63]/[.$O$148]" table:style-name="ce23">
            <text:p>-1,72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6">
            <text:p>3.1.4.17.03.00692</text:p>
          </table:table-cell>
          <table:table-cell office:value-type="string" table:style-name="ce26">
            <text:p>153 SEGUROS PATRIMONIAIS</text:p>
          </table:table-cell>
          <table:table-cell office:value-type="float" office:value="-14736.48" table:formula="of:=[MANDABRASA.C64]+['1835'.C64]" table:style-name="ce22">
            <text:p>-14.736,48</text:p>
          </table:table-cell>
          <table:table-cell office:value-type="float" office:value="-7591.46" table:formula="of:=[MANDABRASA.D64]+['1835'.D64]" table:style-name="ce22">
            <text:p>-7.591,46</text:p>
          </table:table-cell>
          <table:table-cell office:value-type="float" office:value="-6281.0599999999995" table:formula="of:=[MANDABRASA.E64]+['1835'.E64]" table:style-name="ce22">
            <text:p>-6.281,06</text:p>
          </table:table-cell>
          <table:table-cell office:value-type="float" office:value="-10757" table:formula="of:=[MANDABRASA.F64]+['1835'.F64]" table:style-name="ce22">
            <text:p>-10.757,00</text:p>
          </table:table-cell>
          <table:table-cell office:value-type="float" office:value="-10590.27" table:formula="of:=[MANDABRASA.G64]+['1835'.G64]" table:style-name="ce22">
            <text:p>-10.590,27</text:p>
          </table:table-cell>
          <table:table-cell office:value-type="float" office:value="-2858.87" table:formula="of:=[MANDABRASA.H64]+['1835'.H64]" table:style-name="ce22">
            <text:p>-2.858,87</text:p>
          </table:table-cell>
          <table:table-cell office:value-type="float" office:value="0" table:formula="of:=[MANDABRASA.I78]+['1835'.I78]" table:style-name="ce22">
            <text:p>0,00</text:p>
          </table:table-cell>
          <table:table-cell office:value-type="float" office:value="0" table:formula="of:=[MANDABRASA.J78]+['1835'.J78]" table:style-name="ce22">
            <text:p>0,00</text:p>
          </table:table-cell>
          <table:table-cell office:value-type="float" office:value="0" table:formula="of:=[MANDABRASA.K78]+['1835'.K78]" table:style-name="ce22">
            <text:p>0,00</text:p>
          </table:table-cell>
          <table:table-cell office:value-type="float" office:value="0" table:formula="of:=[MANDABRASA.L78]+['1835'.L78]" table:style-name="ce22">
            <text:p>0,00</text:p>
          </table:table-cell>
          <table:table-cell office:value-type="float" office:value="0" table:formula="of:=[MANDABRASA.M78]+['1835'.M78]" table:style-name="ce22">
            <text:p>0,00</text:p>
          </table:table-cell>
          <table:table-cell office:value-type="float" office:value="0" table:formula="of:=[MANDABRASA.N78]+['1835'.N78]" table:style-name="ce22">
            <text:p>0,00</text:p>
          </table:table-cell>
          <table:table-cell office:value-type="float" office:value="-52815.140000000007" table:formula="of:=SUM([.C64:.N64])" table:style-name="ce22">
            <text:p>-52.815,14</text:p>
          </table:table-cell>
          <table:table-cell office:value-type="percentage" office:value="-1.4145298004941667E-3" table:formula="of:=[.O64]/[.$O$148]" table:style-name="ce23">
            <text:p>-0,14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3.00698</text:p>
          </table:table-cell>
          <table:table-cell office:value-type="string" table:style-name="ce21">
            <text:p>ENERGIA ELETRICA<text:s/></text:p>
          </table:table-cell>
          <table:table-cell office:value-type="float" office:value="-64041.43" table:formula="of:=[MANDABRASA.C65]+['1835'.C65]" table:style-name="ce22">
            <text:p>-64.041,43</text:p>
          </table:table-cell>
          <table:table-cell office:value-type="float" office:value="-76564.75" table:formula="of:=[MANDABRASA.D65]+['1835'.D65]" table:style-name="ce22">
            <text:p>-76.564,75</text:p>
          </table:table-cell>
          <table:table-cell office:value-type="float" office:value="-87187.37" table:formula="of:=[MANDABRASA.E65]+['1835'.E65]" table:style-name="ce22">
            <text:p>-87.187,37</text:p>
          </table:table-cell>
          <table:table-cell office:value-type="float" office:value="-143838.71" table:formula="of:=[MANDABRASA.F65]+['1835'.F65]" table:style-name="ce22">
            <text:p>-143.838,71</text:p>
          </table:table-cell>
          <table:table-cell office:value-type="float" office:value="-133456.07" table:formula="of:=[MANDABRASA.G65]+['1835'.G65]" table:style-name="ce22">
            <text:p>-133.456,07</text:p>
          </table:table-cell>
          <table:table-cell office:value-type="float" office:value="-58532.26" table:formula="of:=[MANDABRASA.H65]+['1835'.H65]" table:style-name="ce22">
            <text:p>-58.532,26</text:p>
          </table:table-cell>
          <table:table-cell office:value-type="float" office:value="0" table:formula="of:=[MANDABRASA.I81]+['1835'.I81]" table:style-name="ce22">
            <text:p>0,00</text:p>
          </table:table-cell>
          <table:table-cell office:value-type="float" office:value="0" table:formula="of:=[MANDABRASA.J81]+['1835'.J81]" table:style-name="ce22">
            <text:p>0,00</text:p>
          </table:table-cell>
          <table:table-cell office:value-type="float" office:value="0" table:formula="of:=[MANDABRASA.K81]+['1835'.K81]" table:style-name="ce22">
            <text:p>0,00</text:p>
          </table:table-cell>
          <table:table-cell office:value-type="float" office:value="0" table:formula="of:=[MANDABRASA.L81]+['1835'.L81]" table:style-name="ce22">
            <text:p>0,00</text:p>
          </table:table-cell>
          <table:table-cell office:value-type="float" office:value="0" table:formula="of:=[MANDABRASA.M81]+['1835'.M81]" table:style-name="ce22">
            <text:p>0,00</text:p>
          </table:table-cell>
          <table:table-cell office:value-type="float" office:value="0" table:formula="of:=[MANDABRASA.N81]+['1835'.N81]" table:style-name="ce22">
            <text:p>0,00</text:p>
          </table:table-cell>
          <table:table-cell office:value-type="float" office:value="-563620.59" table:formula="of:=SUM([.C65:.N65])" table:style-name="ce22">
            <text:p>-563.620,59</text:p>
          </table:table-cell>
          <table:table-cell office:value-type="percentage" office:value="-1.5095257169196264E-2" table:formula="of:=[.O65]/[.$O$148]" table:style-name="ce23">
            <text:p>-1,5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8">
            <text:p>3.1.4.17.04</text:p>
          </table:table-cell>
          <table:table-cell office:value-type="string" table:style-name="ce18">
            <text:p>154 DESPESAS DE CONECTIVIDADE E TI</text:p>
          </table:table-cell>
          <table:table-cell office:value-type="float" office:value="-53387.29" table:formula="of:=SUM([.C67:.C71])" table:style-name="ce19">
            <text:p>-53.387,29</text:p>
          </table:table-cell>
          <table:table-cell office:value-type="float" office:value="-102374.16999999998" table:formula="of:=SUM([.D67:.D71])" table:style-name="ce19">
            <text:p>-102.374,17</text:p>
          </table:table-cell>
          <table:table-cell office:value-type="float" office:value="-57796.33" table:formula="of:=SUM([.E67:.E71])" table:style-name="ce19">
            <text:p>-57.796,33</text:p>
          </table:table-cell>
          <table:table-cell office:value-type="float" office:value="-55842.859999999993" table:formula="of:=SUM([.F67:.F71])" table:style-name="ce19">
            <text:p>-55.842,86</text:p>
          </table:table-cell>
          <table:table-cell office:value-type="float" office:value="-53466.689999999995" table:formula="of:=SUM([.G67:.G71])" table:style-name="ce19">
            <text:p>-53.466,69</text:p>
          </table:table-cell>
          <table:table-cell office:value-type="float" office:value="-54292.509999999995" table:formula="of:=SUM([.H67:.H71])" table:style-name="ce19">
            <text:p>-54.292,51</text:p>
          </table:table-cell>
          <table:table-cell office:value-type="float" office:value="0" table:formula="of:=SUM([.I67:.I71])" table:style-name="ce19">
            <text:p>0,00</text:p>
          </table:table-cell>
          <table:table-cell office:value-type="float" office:value="0" table:formula="of:=SUM([.J67:.J71])" table:style-name="ce19">
            <text:p>0,00</text:p>
          </table:table-cell>
          <table:table-cell office:value-type="float" office:value="0" table:formula="of:=SUM([.K67:.K71])" table:style-name="ce19">
            <text:p>0,00</text:p>
          </table:table-cell>
          <table:table-cell office:value-type="float" office:value="0" table:formula="of:=SUM([.L67:.L71])" table:style-name="ce19">
            <text:p>0,00</text:p>
          </table:table-cell>
          <table:table-cell office:value-type="float" office:value="0" table:formula="of:=SUM([.M67:.M71])" table:style-name="ce19">
            <text:p>0,00</text:p>
          </table:table-cell>
          <table:table-cell office:value-type="float" office:value="0" table:formula="of:=SUM([.N67:.N71])" table:style-name="ce19">
            <text:p>0,00</text:p>
          </table:table-cell>
          <table:table-cell office:value-type="float" office:value="-377159.85000000003" table:formula="of:=SUM([.O67:.O71])" table:style-name="ce19">
            <text:p>-377.159,85</text:p>
          </table:table-cell>
          <table:table-cell office:value-type="percentage" office:value="-1.0101343050021448E-2" table:formula="of:=[.O66]/[.$O$148]" table:style-name="ce20">
            <text:p>-1,01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17.04.01601</text:p>
          </table:table-cell>
          <table:table-cell office:value-type="string" table:style-name="ce21">
            <text:p>156 INTERNET</text:p>
          </table:table-cell>
          <table:table-cell office:value-type="float" office:value="-2583.9299999999998" table:formula="of:=[MANDABRASA.C67]+['1835'.C67]" table:style-name="ce22">
            <text:p>-2.583,93</text:p>
          </table:table-cell>
          <table:table-cell office:value-type="float" office:value="-3236.81" table:formula="of:=[MANDABRASA.D67]+['1835'.D67]" table:style-name="ce22">
            <text:p>-3.236,81</text:p>
          </table:table-cell>
          <table:table-cell office:value-type="float" office:value="-2403.33" table:formula="of:=[MANDABRASA.E67]+['1835'.E67]" table:style-name="ce22">
            <text:p>-2.403,33</text:p>
          </table:table-cell>
          <table:table-cell office:value-type="float" office:value="-2523.1400000000003" table:formula="of:=[MANDABRASA.F67]+['1835'.F67]" table:style-name="ce22">
            <text:p>-2.523,14</text:p>
          </table:table-cell>
          <table:table-cell office:value-type="float" office:value="-2075.6799999999998" table:formula="of:=[MANDABRASA.G67]+['1835'.G67]" table:style-name="ce22">
            <text:p>-2.075,68</text:p>
          </table:table-cell>
          <table:table-cell office:value-type="float" office:value="-2701.64" table:formula="of:=[MANDABRASA.H67]+['1835'.H67]" table:style-name="ce22">
            <text:p>-2.701,64</text:p>
          </table:table-cell>
          <table:table-cell office:value-type="float" office:value="0" table:formula="of:=[MANDABRASA.I85]+['1835'.I85]" table:style-name="ce22">
            <text:p>0,00</text:p>
          </table:table-cell>
          <table:table-cell office:value-type="float" office:value="0" table:formula="of:=[MANDABRASA.J85]+['1835'.J85]" table:style-name="ce22">
            <text:p>0,00</text:p>
          </table:table-cell>
          <table:table-cell office:value-type="float" office:value="0" table:formula="of:=[MANDABRASA.K85]+['1835'.K85]" table:style-name="ce22">
            <text:p>0,00</text:p>
          </table:table-cell>
          <table:table-cell office:value-type="float" office:value="0" table:formula="of:=[MANDABRASA.L85]+['1835'.L85]" table:style-name="ce22">
            <text:p>0,00</text:p>
          </table:table-cell>
          <table:table-cell office:value-type="float" office:value="0" table:formula="of:=[MANDABRASA.M85]+['1835'.M85]" table:style-name="ce22">
            <text:p>0,00</text:p>
          </table:table-cell>
          <table:table-cell office:value-type="float" office:value="0" table:formula="of:=[MANDABRASA.N85]+['1835'.N85]" table:style-name="ce22">
            <text:p>0,00</text:p>
          </table:table-cell>
          <table:table-cell office:value-type="float" office:value="-15524.529999999999" table:formula="of:=SUM([.C67:.N67])" table:style-name="ce22">
            <text:p>-15.524,53</text:p>
          </table:table-cell>
          <table:table-cell office:value-type="percentage" office:value="-4.1578816838629416E-4" table:formula="of:=[.O67]/[.$O$148]" table:style-name="ce23">
            <text:p>-0,04%</text:p>
          </table:table-cell>
          <table:table-cell table:number-columns-repeated="239" table:style-name="ce31"/>
          <table:table-cell table:number-columns-repeated="11" table:style-name="ce32"/>
          <table:table-cell table:number-columns-repeated="16118" table:style-name="ce31"/>
        </table:table-row>
        <table:table-row table:style-name="ro3">
          <table:table-cell office:value-type="string" table:style-name="ce21">
            <text:p>3.1.4.17.04.01602</text:p>
          </table:table-cell>
          <table:table-cell office:value-type="string" table:style-name="ce21">
            <text:p>157 MENSALIDADE SISTEMAS</text:p>
          </table:table-cell>
          <table:table-cell office:value-type="float" office:value="-45919.51" table:formula="of:=[MANDABRASA.C68]+['1835'.C68]" table:style-name="ce22">
            <text:p>-45.919,51</text:p>
          </table:table-cell>
          <table:table-cell office:value-type="float" office:value="-93859.709999999992" table:formula="of:=[MANDABRASA.D68]+['1835'.D68]" table:style-name="ce22">
            <text:p>-93.859,71</text:p>
          </table:table-cell>
          <table:table-cell office:value-type="float" office:value="-52476.05" table:formula="of:=[MANDABRASA.E68]+['1835'.E68]" table:style-name="ce22">
            <text:p>-52.476,05</text:p>
          </table:table-cell>
          <table:table-cell office:value-type="float" office:value="-49321.14" table:formula="of:=[MANDABRASA.F68]+['1835'.F68]" table:style-name="ce22">
            <text:p>-49.321,14</text:p>
          </table:table-cell>
          <table:table-cell office:value-type="float" office:value="-47817.729999999996" table:formula="of:=[MANDABRASA.G68]+['1835'.G68]" table:style-name="ce22">
            <text:p>-47.817,73</text:p>
          </table:table-cell>
          <table:table-cell office:value-type="float" office:value="-44558.49" table:formula="of:=[MANDABRASA.H68]+['1835'.H68]" table:style-name="ce22">
            <text:p>-44.558,49</text:p>
          </table:table-cell>
          <table:table-cell office:value-type="float" office:value="0" table:formula="of:=[MANDABRASA.I86]+['1835'.I86]" table:style-name="ce22">
            <text:p>0,00</text:p>
          </table:table-cell>
          <table:table-cell office:value-type="float" office:value="0" table:formula="of:=[MANDABRASA.J86]+['1835'.J86]" table:style-name="ce22">
            <text:p>0,00</text:p>
          </table:table-cell>
          <table:table-cell office:value-type="float" office:value="0" table:formula="of:=[MANDABRASA.K86]+['1835'.K86]" table:style-name="ce22">
            <text:p>0,00</text:p>
          </table:table-cell>
          <table:table-cell office:value-type="float" office:value="0" table:formula="of:=[MANDABRASA.L86]+['1835'.L86]" table:style-name="ce22">
            <text:p>0,00</text:p>
          </table:table-cell>
          <table:table-cell office:value-type="float" office:value="0" table:formula="of:=[MANDABRASA.M86]+['1835'.M86]" table:style-name="ce22">
            <text:p>0,00</text:p>
          </table:table-cell>
          <table:table-cell office:value-type="float" office:value="0" table:formula="of:=[MANDABRASA.N86]+['1835'.N86]" table:style-name="ce22">
            <text:p>0,00</text:p>
          </table:table-cell>
          <table:table-cell office:value-type="float" office:value="-333952.63" table:formula="of:=SUM([.C68:.N68])" table:style-name="ce22">
            <text:p>-333.952,63</text:p>
          </table:table-cell>
          <table:table-cell office:value-type="percentage" office:value="-8.9441388792759462E-3" table:formula="of:=[.O68]/[.$O$148]" table:style-name="ce23">
            <text:p>-0,89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4.01604</text:p>
          </table:table-cell>
          <table:table-cell office:value-type="string" table:style-name="ce21">
            <text:p>159 SERVICO DE TERCEIROS - TI</text:p>
          </table:table-cell>
          <table:table-cell office:value-type="float" office:value="-1957.2" table:formula="of:=[MANDABRASA.C69]+['1835'.C69]" table:style-name="ce22">
            <text:p>-1.957,20</text:p>
          </table:table-cell>
          <table:table-cell office:value-type="float" office:value="-1957.2" table:formula="of:=[MANDABRASA.D69]+['1835'.D69]" table:style-name="ce22">
            <text:p>-1.957,20</text:p>
          </table:table-cell>
          <table:table-cell office:value-type="float" office:value="-1957.2" table:formula="of:=[MANDABRASA.E69]+['1835'.E69]" table:style-name="ce22">
            <text:p>-1.957,20</text:p>
          </table:table-cell>
          <table:table-cell office:value-type="float" office:value="-2572.1999999999998" table:formula="of:=[MANDABRASA.F69]+['1835'.F69]" table:style-name="ce22">
            <text:p>-2.572,20</text:p>
          </table:table-cell>
          <table:table-cell office:value-type="float" office:value="-2546.9" table:formula="of:=[MANDABRASA.G69]+['1835'.G69]" table:style-name="ce22">
            <text:p>-2.546,90</text:p>
          </table:table-cell>
          <table:table-cell office:value-type="float" office:value="-6006" table:formula="of:=[MANDABRASA.H69]+['1835'.H69]" table:style-name="ce22">
            <text:p>-6.006,00</text:p>
          </table:table-cell>
          <table:table-cell office:value-type="float" office:value="0" table:formula="of:=[MANDABRASA.I87]+['1835'.I87]" table:style-name="ce22">
            <text:p>0,00</text:p>
          </table:table-cell>
          <table:table-cell office:value-type="float" office:value="0" table:formula="of:=[MANDABRASA.J87]+['1835'.J87]" table:style-name="ce22">
            <text:p>0,00</text:p>
          </table:table-cell>
          <table:table-cell office:value-type="float" office:value="0" table:formula="of:=[MANDABRASA.K87]+['1835'.K87]" table:style-name="ce22">
            <text:p>0,00</text:p>
          </table:table-cell>
          <table:table-cell office:value-type="float" office:value="0" table:formula="of:=[MANDABRASA.L87]+['1835'.L87]" table:style-name="ce22">
            <text:p>0,00</text:p>
          </table:table-cell>
          <table:table-cell office:value-type="float" office:value="0" table:formula="of:=[MANDABRASA.M87]+['1835'.M87]" table:style-name="ce22">
            <text:p>0,00</text:p>
          </table:table-cell>
          <table:table-cell office:value-type="float" office:value="0" table:formula="of:=[MANDABRASA.N87]+['1835'.N87]" table:style-name="ce22">
            <text:p>0,00</text:p>
          </table:table-cell>
          <table:table-cell office:value-type="float" office:value="-16996.699999999997" table:formula="of:=SUM([.C69:.N69])" table:style-name="ce22">
            <text:p>-16.996,70</text:p>
          </table:table-cell>
          <table:table-cell office:value-type="percentage" office:value="-4.5521679314036078E-4" table:formula="of:=[.O69]/[.$O$148]" table:style-name="ce23">
            <text:p>-0,0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6">
            <text:p>3.1.4.17.04.01606</text:p>
          </table:table-cell>
          <table:table-cell office:value-type="string" table:style-name="ce26">
            <text:p>161 TELEFONE MÓVEL</text:p>
          </table:table-cell>
          <table:table-cell office:value-type="float" office:value="-959.75" table:formula="of:=[MANDABRASA.C70]+['1835'.C70]" table:style-name="ce22">
            <text:p>-959,75</text:p>
          </table:table-cell>
          <table:table-cell office:value-type="float" office:value="-976.53000000000009" table:formula="of:=[MANDABRASA.D70]+['1835'.D70]" table:style-name="ce22">
            <text:p>-976,53</text:p>
          </table:table-cell>
          <table:table-cell office:value-type="float" office:value="-959.75" table:formula="of:=[MANDABRASA.E70]+['1835'.E70]" table:style-name="ce22">
            <text:p>-959,75</text:p>
          </table:table-cell>
          <table:table-cell office:value-type="float" office:value="-1026.3800000000001" table:formula="of:=[MANDABRASA.F70]+['1835'.F70]" table:style-name="ce22">
            <text:p>-1.026,38</text:p>
          </table:table-cell>
          <table:table-cell office:value-type="float" office:value="-1026.3800000000001" table:formula="of:=[MANDABRASA.G70]+['1835'.G70]" table:style-name="ce22">
            <text:p>-1.026,38</text:p>
          </table:table-cell>
          <table:table-cell office:value-type="float" office:value="-1026.3800000000001" table:formula="of:=[MANDABRASA.H70]+['1835'.H70]" table:style-name="ce22">
            <text:p>-1.026,38</text:p>
          </table:table-cell>
          <table:table-cell office:value-type="float" office:value="0" table:formula="of:=[MANDABRASA.I88]+['1835'.I88]" table:style-name="ce22">
            <text:p>0,00</text:p>
          </table:table-cell>
          <table:table-cell office:value-type="float" office:value="0" table:formula="of:=[MANDABRASA.J88]+['1835'.J88]" table:style-name="ce22">
            <text:p>0,00</text:p>
          </table:table-cell>
          <table:table-cell office:value-type="float" office:value="0" table:formula="of:=[MANDABRASA.K88]+['1835'.K88]" table:style-name="ce22">
            <text:p>0,00</text:p>
          </table:table-cell>
          <table:table-cell office:value-type="float" office:value="0" table:formula="of:=[MANDABRASA.L88]+['1835'.L88]" table:style-name="ce22">
            <text:p>0,00</text:p>
          </table:table-cell>
          <table:table-cell office:value-type="float" office:value="0" table:formula="of:=[MANDABRASA.M88]+['1835'.M88]" table:style-name="ce22">
            <text:p>0,00</text:p>
          </table:table-cell>
          <table:table-cell office:value-type="float" office:value="0" table:formula="of:=[MANDABRASA.N88]+['1835'.N88]" table:style-name="ce22">
            <text:p>0,00</text:p>
          </table:table-cell>
          <table:table-cell office:value-type="float" office:value="-5975.170000000001" table:formula="of:=SUM([.C70:.N70])" table:style-name="ce22">
            <text:p>-5.975,17</text:p>
          </table:table-cell>
          <table:table-cell office:value-type="percentage" office:value="-1.6003093105535136E-4" table:formula="of:=[.O70]/[.$O$148]" table:style-name="ce23">
            <text:p>-0,02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4.01605</text:p>
          </table:table-cell>
          <table:table-cell office:value-type="string" table:style-name="ce21">
            <text:p>162 MANUTENÇÃO EQUIPAMENTO TI</text:p>
          </table:table-cell>
          <table:table-cell office:value-type="float" office:value="-1966.9" table:formula="of:=[MANDABRASA.C71]+['1835'.C71]" table:style-name="ce22">
            <text:p>-1.966,90</text:p>
          </table:table-cell>
          <table:table-cell office:value-type="float" office:value="-2343.92" table:formula="of:=[MANDABRASA.D71]+['1835'.D71]" table:style-name="ce22">
            <text:p>-2.343,92</text:p>
          </table:table-cell>
          <table:table-cell office:value-type="float" office:value="0" table:formula="of:=[MANDABRASA.E71]+['1835'.E71]" table:style-name="ce22">
            <text:p>0,00</text:p>
          </table:table-cell>
          <table:table-cell office:value-type="float" office:value="-400" table:formula="of:=[MANDABRASA.F71]+['1835'.F71]" table:style-name="ce22">
            <text:p>-400,00</text:p>
          </table:table-cell>
          <table:table-cell office:value-type="float" office:value="0" table:formula="of:=[MANDABRASA.G71]+['1835'.G71]" table:style-name="ce22">
            <text:p>0,00</text:p>
          </table:table-cell>
          <table:table-cell office:value-type="float" office:value="0" table:formula="of:=[MANDABRASA.H71]+['1835'.H71]" table:style-name="ce22">
            <text:p>0,00</text:p>
          </table:table-cell>
          <table:table-cell office:value-type="float" office:value="0" table:formula="of:=[MANDABRASA.I88]+['1835'.I88]" table:style-name="ce22">
            <text:p>0,00</text:p>
          </table:table-cell>
          <table:table-cell office:value-type="float" office:value="0" table:formula="of:=[MANDABRASA.J88]+['1835'.J88]" table:style-name="ce22">
            <text:p>0,00</text:p>
          </table:table-cell>
          <table:table-cell office:value-type="float" office:value="0" table:formula="of:=[MANDABRASA.K88]+['1835'.K88]" table:style-name="ce22">
            <text:p>0,00</text:p>
          </table:table-cell>
          <table:table-cell office:value-type="float" office:value="0" table:formula="of:=[MANDABRASA.L88]+['1835'.L88]" table:style-name="ce22">
            <text:p>0,00</text:p>
          </table:table-cell>
          <table:table-cell office:value-type="float" office:value="0" table:formula="of:=[MANDABRASA.M88]+['1835'.M88]" table:style-name="ce22">
            <text:p>0,00</text:p>
          </table:table-cell>
          <table:table-cell office:value-type="float" office:value="0" table:formula="of:=[MANDABRASA.N88]+['1835'.N88]" table:style-name="ce22">
            <text:p>0,00</text:p>
          </table:table-cell>
          <table:table-cell office:value-type="float" office:value="-4710.82" table:formula="of:=SUM([.C71:.N71])" table:style-name="ce22">
            <text:p>-4.710,82</text:p>
          </table:table-cell>
          <table:table-cell office:value-type="percentage" office:value="-1.2616827816349494E-4" table:formula="of:=[.O71]/[.$O$148]" table:style-name="ce23">
            <text:p>-0,0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8">
            <text:p>3.1.4.17.05</text:p>
          </table:table-cell>
          <table:table-cell office:value-type="string" table:style-name="ce18">
            <text:p>164 DESPESAS COM EQUIPAMENTOS E UTENSIL</text:p>
          </table:table-cell>
          <table:table-cell office:value-type="float" office:value="-143109.31" table:formula="of:=SUM([.C73:.C78])" table:style-name="ce19">
            <text:p>-143.109,31</text:p>
          </table:table-cell>
          <table:table-cell office:value-type="float" office:value="-185597.68" table:formula="of:=SUM([.D73:.D78])" table:style-name="ce19">
            <text:p>-185.597,68</text:p>
          </table:table-cell>
          <table:table-cell office:value-type="float" office:value="-93135.89" table:formula="of:=SUM([.E73:.E78])" table:style-name="ce19">
            <text:p>-93.135,89</text:p>
          </table:table-cell>
          <table:table-cell office:value-type="float" office:value="-142551.56" table:formula="of:=SUM([.F73:.F78])" table:style-name="ce19">
            <text:p>-142.551,56</text:p>
          </table:table-cell>
          <table:table-cell office:value-type="float" office:value="-337909.86" table:formula="of:=SUM([.G73:.G78])" table:style-name="ce19">
            <text:p>-337.909,86</text:p>
          </table:table-cell>
          <table:table-cell office:value-type="float" office:value="-114855.98999999999" table:formula="of:=SUM([.H73:.H78])" table:style-name="ce19">
            <text:p>-114.855,99</text:p>
          </table:table-cell>
          <table:table-cell office:value-type="float" office:value="0" table:formula="of:=SUM([.I73:.I78])" table:style-name="ce19">
            <text:p>0,00</text:p>
          </table:table-cell>
          <table:table-cell office:value-type="float" office:value="0" table:formula="of:=SUM([.J73:.J78])" table:style-name="ce19">
            <text:p>0,00</text:p>
          </table:table-cell>
          <table:table-cell office:value-type="float" office:value="0" table:formula="of:=SUM([.K73:.K78])" table:style-name="ce19">
            <text:p>0,00</text:p>
          </table:table-cell>
          <table:table-cell office:value-type="float" office:value="0" table:formula="of:=SUM([.L73:.L78])" table:style-name="ce19">
            <text:p>0,00</text:p>
          </table:table-cell>
          <table:table-cell office:value-type="float" office:value="0" table:formula="of:=SUM([.M73:.M78])" table:style-name="ce19">
            <text:p>0,00</text:p>
          </table:table-cell>
          <table:table-cell office:value-type="float" office:value="0" table:formula="of:=SUM([.N73:.N78])" table:style-name="ce19">
            <text:p>0,00</text:p>
          </table:table-cell>
          <table:table-cell office:value-type="float" office:value="-1017160.29" table:formula="of:=SUM([.O73:.O78])" table:style-name="ce19">
            <text:p>-1.017.160,29</text:p>
          </table:table-cell>
          <table:table-cell office:value-type="percentage" office:value="-2.7242255574524435E-2" table:formula="of:=[.O72]/[.$O$148]" table:style-name="ce20">
            <text:p>-2,72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5.01650</text:p>
          </table:table-cell>
          <table:table-cell office:value-type="string" table:style-name="ce21">
            <text:p>165 ALUGUEL DE EQUIPAMENTOS</text:p>
          </table:table-cell>
          <table:table-cell office:value-type="float" office:value="0" table:formula="of:=[MANDABRASA.C73]+['1835'.C73]" table:style-name="ce22">
            <text:p>0,00</text:p>
          </table:table-cell>
          <table:table-cell office:value-type="float" office:value="0" table:formula="of:=[MANDABRASA.D73]+['1835'.D73]" table:style-name="ce22">
            <text:p>0,00</text:p>
          </table:table-cell>
          <table:table-cell office:value-type="float" office:value="0" table:formula="of:=[MANDABRASA.E73]+['1835'.E73]" table:style-name="ce22">
            <text:p>0,00</text:p>
          </table:table-cell>
          <table:table-cell office:value-type="float" office:value="0" table:formula="of:=[MANDABRASA.F73]+['1835'.F73]" table:style-name="ce22">
            <text:p>0,00</text:p>
          </table:table-cell>
          <table:table-cell office:value-type="float" office:value="0" table:formula="of:=[MANDABRASA.G73]+['1835'.G73]" table:style-name="ce22">
            <text:p>0,00</text:p>
          </table:table-cell>
          <table:table-cell office:value-type="float" office:value="0" table:formula="of:=[MANDABRASA.H73]+['1835'.H73]" table:style-name="ce22">
            <text:p>0,00</text:p>
          </table:table-cell>
          <table:table-cell office:value-type="float" office:value="0" table:formula="of:=[MANDABRASA.I90]+['1835'.I90]" table:style-name="ce22">
            <text:p>0,00</text:p>
          </table:table-cell>
          <table:table-cell office:value-type="float" office:value="0" table:formula="of:=[MANDABRASA.J90]+['1835'.J90]" table:style-name="ce22">
            <text:p>0,00</text:p>
          </table:table-cell>
          <table:table-cell office:value-type="float" office:value="0" table:formula="of:=[MANDABRASA.K90]+['1835'.K90]" table:style-name="ce22">
            <text:p>0,00</text:p>
          </table:table-cell>
          <table:table-cell office:value-type="float" office:value="0" table:formula="of:=[MANDABRASA.L90]+['1835'.L90]" table:style-name="ce22">
            <text:p>0,00</text:p>
          </table:table-cell>
          <table:table-cell office:value-type="float" office:value="0" table:formula="of:=[MANDABRASA.M90]+['1835'.M90]" table:style-name="ce22">
            <text:p>0,00</text:p>
          </table:table-cell>
          <table:table-cell office:value-type="float" office:value="0" table:formula="of:=[MANDABRASA.N90]+['1835'.N90]" table:style-name="ce22">
            <text:p>0,00</text:p>
          </table:table-cell>
          <table:table-cell office:value-type="float" office:value="0" table:formula="of:=SUM([.C73:.N73])" table:style-name="ce22">
            <text:p>0,00</text:p>
          </table:table-cell>
          <table:table-cell office:value-type="percentage" office:value="0" table:formula="of:=[.O73]/[.$O$148]" table:style-name="ce23">
            <text:p>0,00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17.05.01651</text:p>
          </table:table-cell>
          <table:table-cell office:value-type="string" table:style-name="ce21">
            <text:p>166 MANUTENCAO DE MAQUINAS E EQUIPS</text:p>
          </table:table-cell>
          <table:table-cell office:value-type="float" office:value="-83780.179999999993" table:formula="of:=[MANDABRASA.C74]+['1835'.C74]" table:style-name="ce22">
            <text:p>-83.780,18</text:p>
          </table:table-cell>
          <table:table-cell office:value-type="float" office:value="-103655.62" table:formula="of:=[MANDABRASA.D74]+['1835'.D74]" table:style-name="ce22">
            <text:p>-103.655,62</text:p>
          </table:table-cell>
          <table:table-cell office:value-type="float" office:value="-57569.05" table:formula="of:=[MANDABRASA.E74]+['1835'.E74]" table:style-name="ce22">
            <text:p>-57.569,05</text:p>
          </table:table-cell>
          <table:table-cell office:value-type="float" office:value="-86683.68" table:formula="of:=[MANDABRASA.F74]+['1835'.F74]" table:style-name="ce22">
            <text:p>-86.683,68</text:p>
          </table:table-cell>
          <table:table-cell office:value-type="float" office:value="-290262.40000000002" table:formula="of:=[MANDABRASA.G74]+['1835'.G74]" table:style-name="ce22">
            <text:p>-290.262,40</text:p>
          </table:table-cell>
          <table:table-cell office:value-type="float" office:value="-38657.9" table:formula="of:=[MANDABRASA.H74]+['1835'.H74]" table:style-name="ce22">
            <text:p>-38.657,90</text:p>
          </table:table-cell>
          <table:table-cell office:value-type="float" office:value="0" table:formula="of:=[MANDABRASA.I91]+['1835'.I91]" table:style-name="ce22">
            <text:p>0,00</text:p>
          </table:table-cell>
          <table:table-cell office:value-type="float" office:value="0" table:formula="of:=[MANDABRASA.J91]+['1835'.J91]" table:style-name="ce22">
            <text:p>0,00</text:p>
          </table:table-cell>
          <table:table-cell office:value-type="float" office:value="0" table:formula="of:=[MANDABRASA.K91]+['1835'.K91]" table:style-name="ce22">
            <text:p>0,00</text:p>
          </table:table-cell>
          <table:table-cell office:value-type="float" office:value="0" table:formula="of:=[MANDABRASA.L91]+['1835'.L91]" table:style-name="ce22">
            <text:p>0,00</text:p>
          </table:table-cell>
          <table:table-cell office:value-type="float" office:value="0" table:formula="of:=[MANDABRASA.M91]+['1835'.M91]" table:style-name="ce22">
            <text:p>0,00</text:p>
          </table:table-cell>
          <table:table-cell office:value-type="float" office:value="0" table:formula="of:=[MANDABRASA.N91]+['1835'.N91]" table:style-name="ce22">
            <text:p>0,00</text:p>
          </table:table-cell>
          <table:table-cell office:value-type="float" office:value="-660608.82999999996" table:formula="of:=SUM([.C74:.N74])" table:style-name="ce22">
            <text:p>-660.608,83</text:p>
          </table:table-cell>
          <table:table-cell office:value-type="percentage" office:value="-1.769285997357168E-2" table:formula="of:=[.O74]/[.$O$148]" table:style-name="ce23">
            <text:p>-1,77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6">
          <table:table-cell office:value-type="string" table:style-name="ce21">
            <text:p>3.1.4.17.05.01653</text:p>
          </table:table-cell>
          <table:table-cell office:value-type="string" table:style-name="ce21">
            <text:p>168 UTENSILIOS DE COZINHA</text:p>
          </table:table-cell>
          <table:table-cell office:value-type="float" office:value="-7750.42" table:formula="of:=[MANDABRASA.C75]+['1835'.C75]" table:style-name="ce22">
            <text:p>-7.750,42</text:p>
          </table:table-cell>
          <table:table-cell office:value-type="float" office:value="-12772.39" table:formula="of:=[MANDABRASA.D75]+['1835'.D75]" table:style-name="ce22">
            <text:p>-12.772,39</text:p>
          </table:table-cell>
          <table:table-cell office:value-type="float" office:value="-11203.08" table:formula="of:=[MANDABRASA.E75]+['1835'.E75]" table:style-name="ce22">
            <text:p>-11.203,08</text:p>
          </table:table-cell>
          <table:table-cell office:value-type="float" office:value="-13676" table:formula="of:=[MANDABRASA.F75]+['1835'.F75]" table:style-name="ce22">
            <text:p>-13.676,00</text:p>
          </table:table-cell>
          <table:table-cell office:value-type="float" office:value="-8163.3" table:formula="of:=[MANDABRASA.G75]+['1835'.G75]" table:style-name="ce22">
            <text:p>-8.163,30</text:p>
          </table:table-cell>
          <table:table-cell office:value-type="float" office:value="-3455.08" table:formula="of:=[MANDABRASA.H75]+['1835'.H75]" table:style-name="ce22">
            <text:p>-3.455,08</text:p>
          </table:table-cell>
          <table:table-cell office:value-type="float" office:value="0" table:formula="of:=[MANDABRASA.I92]+['1835'.I92]" table:style-name="ce22">
            <text:p>0,00</text:p>
          </table:table-cell>
          <table:table-cell office:value-type="float" office:value="0" table:formula="of:=[MANDABRASA.J92]+['1835'.J92]" table:style-name="ce22">
            <text:p>0,00</text:p>
          </table:table-cell>
          <table:table-cell office:value-type="float" office:value="0" table:formula="of:=[MANDABRASA.K92]+['1835'.K92]" table:style-name="ce22">
            <text:p>0,00</text:p>
          </table:table-cell>
          <table:table-cell office:value-type="float" office:value="0" table:formula="of:=[MANDABRASA.L92]+['1835'.L92]" table:style-name="ce22">
            <text:p>0,00</text:p>
          </table:table-cell>
          <table:table-cell office:value-type="float" office:value="0" table:formula="of:=[MANDABRASA.M92]+['1835'.M92]" table:style-name="ce22">
            <text:p>0,00</text:p>
          </table:table-cell>
          <table:table-cell office:value-type="float" office:value="0" table:formula="of:=[MANDABRASA.N92]+['1835'.N92]" table:style-name="ce22">
            <text:p>0,00</text:p>
          </table:table-cell>
          <table:table-cell office:value-type="float" office:value="-57020.270000000004" table:formula="of:=SUM([.C75:.N75])" table:style-name="ce22">
            <text:p>-57.020,27</text:p>
          </table:table-cell>
          <table:table-cell office:value-type="percentage" office:value="-1.5271543566337893E-3" table:formula="of:=[.O75]/[.$O$148]" table:style-name="ce23">
            <text:p>-0,1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6">
          <table:table-cell office:value-type="string" table:style-name="ce21">
            <text:p>3.1.4.17.05.01652</text:p>
          </table:table-cell>
          <table:table-cell office:value-type="string" table:style-name="ce21">
            <text:p>167 OBJETOS DE DECORAÇAO</text:p>
          </table:table-cell>
          <table:table-cell office:value-type="float" office:value="0" table:formula="of:=[MANDABRASA.C76]+['1835'.C76]" table:style-name="ce22">
            <text:p>0,00</text:p>
          </table:table-cell>
          <table:table-cell office:value-type="float" office:value="-28500" table:formula="of:=[MANDABRASA.D76]+['1835'.D76]" table:style-name="ce22">
            <text:p>-28.500,00</text:p>
          </table:table-cell>
          <table:table-cell office:value-type="float" office:value="0" table:formula="of:=[MANDABRASA.E76]+['1835'.E76]" table:style-name="ce22">
            <text:p>0,00</text:p>
          </table:table-cell>
          <table:table-cell office:value-type="float" office:value="0" table:formula="of:=[MANDABRASA.F76]+['1835'.F76]" table:style-name="ce22">
            <text:p>0,00</text:p>
          </table:table-cell>
          <table:table-cell office:value-type="float" office:value="0" table:formula="of:=[MANDABRASA.G76]+['1835'.G76]" table:style-name="ce22">
            <text:p>0,00</text:p>
          </table:table-cell>
          <table:table-cell office:value-type="float" office:value="-8460" table:formula="of:=[MANDABRASA.H76]+['1835'.H76]" table:style-name="ce22">
            <text:p>-8.460,00</text:p>
          </table:table-cell>
          <table:table-cell office:value-type="float" office:value="0" table:formula="of:=[MANDABRASA.I93]+['1835'.I93]" table:style-name="ce22">
            <text:p>0,00</text:p>
          </table:table-cell>
          <table:table-cell office:value-type="float" office:value="0" table:formula="of:=[MANDABRASA.J93]+['1835'.J93]" table:style-name="ce22">
            <text:p>0,00</text:p>
          </table:table-cell>
          <table:table-cell office:value-type="float" office:value="0" table:formula="of:=[MANDABRASA.K93]+['1835'.K93]" table:style-name="ce22">
            <text:p>0,00</text:p>
          </table:table-cell>
          <table:table-cell office:value-type="float" office:value="0" table:formula="of:=[MANDABRASA.L93]+['1835'.L93]" table:style-name="ce22">
            <text:p>0,00</text:p>
          </table:table-cell>
          <table:table-cell office:value-type="float" office:value="0" table:formula="of:=[MANDABRASA.M93]+['1835'.M93]" table:style-name="ce22">
            <text:p>0,00</text:p>
          </table:table-cell>
          <table:table-cell office:value-type="float" office:value="0" table:formula="of:=[MANDABRASA.N93]+['1835'.N93]" table:style-name="ce22">
            <text:p>0,00</text:p>
          </table:table-cell>
          <table:table-cell office:value-type="float" office:value="-36960" table:formula="of:=SUM([.C76:.N76])" table:style-name="ce22">
            <text:p>-36.960,00</text:p>
          </table:table-cell>
          <table:table-cell table:style-name="ce23"/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5.01654</text:p>
          </table:table-cell>
          <table:table-cell office:value-type="string" table:style-name="ce21">
            <text:p>169 UTENSILIOS DE SALAO</text:p>
          </table:table-cell>
          <table:table-cell office:value-type="float" office:value="-48078.71" table:formula="of:=[MANDABRASA.C77]+['1835'.C77]" table:style-name="ce22">
            <text:p>-48.078,71</text:p>
          </table:table-cell>
          <table:table-cell office:value-type="float" office:value="-37169.67" table:formula="of:=[MANDABRASA.D77]+['1835'.D77]" table:style-name="ce22">
            <text:p>-37.169,67</text:p>
          </table:table-cell>
          <table:table-cell office:value-type="float" office:value="-20863.759999999998" table:formula="of:=[MANDABRASA.E77]+['1835'.E77]" table:style-name="ce22">
            <text:p>-20.863,76</text:p>
          </table:table-cell>
          <table:table-cell office:value-type="float" office:value="-42191.88" table:formula="of:=[MANDABRASA.F77]+['1835'.F77]" table:style-name="ce22">
            <text:p>-42.191,88</text:p>
          </table:table-cell>
          <table:table-cell office:value-type="float" office:value="-39484.160000000003" table:formula="of:=[MANDABRASA.G77]+['1835'.G77]" table:style-name="ce22">
            <text:p>-39.484,16</text:p>
          </table:table-cell>
          <table:table-cell office:value-type="float" office:value="-64283.009999999995" table:formula="of:=[MANDABRASA.H77]+['1835'.H77]" table:style-name="ce22">
            <text:p>-64.283,01</text:p>
          </table:table-cell>
          <table:table-cell office:value-type="float" office:value="0" table:formula="of:=[MANDABRASA.I94]+['1835'.I94]" table:style-name="ce22">
            <text:p>0,00</text:p>
          </table:table-cell>
          <table:table-cell office:value-type="float" office:value="0" table:formula="of:=[MANDABRASA.J94]+['1835'.J94]" table:style-name="ce22">
            <text:p>0,00</text:p>
          </table:table-cell>
          <table:table-cell office:value-type="float" office:value="0" table:formula="of:=[MANDABRASA.K94]+['1835'.K94]" table:style-name="ce22">
            <text:p>0,00</text:p>
          </table:table-cell>
          <table:table-cell office:value-type="float" office:value="0" table:formula="of:=[MANDABRASA.L94]+['1835'.L94]" table:style-name="ce22">
            <text:p>0,00</text:p>
          </table:table-cell>
          <table:table-cell office:value-type="float" office:value="0" table:formula="of:=[MANDABRASA.M94]+['1835'.M94]" table:style-name="ce22">
            <text:p>0,00</text:p>
          </table:table-cell>
          <table:table-cell office:value-type="float" office:value="0" table:formula="of:=[MANDABRASA.N94]+['1835'.N94]" table:style-name="ce22">
            <text:p>0,00</text:p>
          </table:table-cell>
          <table:table-cell office:value-type="float" office:value="-252071.19" table:formula="of:=SUM([.C77:.N77])" table:style-name="ce22">
            <text:p>-252.071,19</text:p>
          </table:table-cell>
          <table:table-cell office:value-type="percentage" office:value="-6.7511363238084215E-3" table:formula="of:=[.O77]/[.$O$148]" table:style-name="ce23">
            <text:p>-0,68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5.01655</text:p>
          </table:table-cell>
          <table:table-cell office:value-type="string" table:style-name="ce21">
            <text:p>170 SERVICOS GRAFICOS UTENSILIOS</text:p>
          </table:table-cell>
          <table:table-cell office:value-type="float" office:value="-3500" table:formula="of:=[MANDABRASA.C78]+['1835'.C78]" table:style-name="ce22">
            <text:p>-3.500,00</text:p>
          </table:table-cell>
          <table:table-cell office:value-type="float" office:value="-3500" table:formula="of:=[MANDABRASA.D78]+['1835'.D78]" table:style-name="ce22">
            <text:p>-3.500,00</text:p>
          </table:table-cell>
          <table:table-cell office:value-type="float" office:value="-3500" table:formula="of:=[MANDABRASA.E78]+['1835'.E78]" table:style-name="ce22">
            <text:p>-3.500,00</text:p>
          </table:table-cell>
          <table:table-cell office:value-type="float" office:value="0" table:formula="of:=[MANDABRASA.F78]+['1835'.F78]" table:style-name="ce22">
            <text:p>0,00</text:p>
          </table:table-cell>
          <table:table-cell office:value-type="float" office:value="0" table:formula="of:=[MANDABRASA.G78]+['1835'.G78]" table:style-name="ce22">
            <text:p>0,00</text:p>
          </table:table-cell>
          <table:table-cell office:value-type="float" office:value="0" table:formula="of:=[MANDABRASA.H78]+['1835'.H78]" table:style-name="ce22">
            <text:p>0,00</text:p>
          </table:table-cell>
          <table:table-cell office:value-type="float" office:value="0" table:formula="of:=[MANDABRASA.I95]+['1835'.I95]" table:style-name="ce22">
            <text:p>0,00</text:p>
          </table:table-cell>
          <table:table-cell office:value-type="float" office:value="0" table:formula="of:=[MANDABRASA.J95]+['1835'.J95]" table:style-name="ce22">
            <text:p>0,00</text:p>
          </table:table-cell>
          <table:table-cell office:value-type="float" office:value="0" table:formula="of:=[MANDABRASA.K95]+['1835'.K95]" table:style-name="ce22">
            <text:p>0,00</text:p>
          </table:table-cell>
          <table:table-cell office:value-type="float" office:value="0" table:formula="of:=[MANDABRASA.L95]+['1835'.L95]" table:style-name="ce22">
            <text:p>0,00</text:p>
          </table:table-cell>
          <table:table-cell office:value-type="float" office:value="0" table:formula="of:=[MANDABRASA.M95]+['1835'.M95]" table:style-name="ce22">
            <text:p>0,00</text:p>
          </table:table-cell>
          <table:table-cell office:value-type="float" office:value="0" table:formula="of:=[MANDABRASA.N95]+['1835'.N95]" table:style-name="ce22">
            <text:p>0,00</text:p>
          </table:table-cell>
          <table:table-cell office:value-type="float" office:value="-10500" table:formula="of:=SUM([.C78:.N78])" table:style-name="ce22">
            <text:p>-10.500,00</text:p>
          </table:table-cell>
          <table:table-cell office:value-type="percentage" office:value="-2.81217902767819E-4" table:formula="of:=[.O78]/[.$O$148]" table:style-name="ce23">
            <text:p>-0,03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8">
            <text:p>3.1.4.17.06</text:p>
          </table:table-cell>
          <table:table-cell office:value-type="string" table:style-name="ce18">
            <text:p>171 DESPESAS COM SERVICOS TERCERIZADOS</text:p>
          </table:table-cell>
          <table:table-cell office:value-type="float" office:value="-111317.68000000001" table:formula="of:=SUM([.C80:.C90])" table:style-name="ce19">
            <text:p>-111.317,68</text:p>
          </table:table-cell>
          <table:table-cell office:value-type="float" office:value="-110000.64" table:formula="of:=SUM([.D80:.D90])" table:style-name="ce19">
            <text:p>-110.000,64</text:p>
          </table:table-cell>
          <table:table-cell office:value-type="float" office:value="-128796.11" table:formula="of:=SUM([.E80:.E90])" table:style-name="ce19">
            <text:p>-128.796,11</text:p>
          </table:table-cell>
          <table:table-cell office:value-type="float" office:value="-128544.59" table:formula="of:=SUM([.F80:.F90])" table:style-name="ce19">
            <text:p>-128.544,59</text:p>
          </table:table-cell>
          <table:table-cell office:value-type="float" office:value="-111160.48" table:formula="of:=SUM([.G80:.G90])" table:style-name="ce19">
            <text:p>-111.160,48</text:p>
          </table:table-cell>
          <table:table-cell office:value-type="float" office:value="-141147.25" table:formula="of:=SUM([.H80:.H90])" table:style-name="ce19">
            <text:p>-141.147,25</text:p>
          </table:table-cell>
          <table:table-cell office:value-type="float" office:value="0" table:formula="of:=SUM([.I80:.I90])" table:style-name="ce19">
            <text:p>0,00</text:p>
          </table:table-cell>
          <table:table-cell office:value-type="float" office:value="0" table:formula="of:=SUM([.J80:.J90])" table:style-name="ce19">
            <text:p>0,00</text:p>
          </table:table-cell>
          <table:table-cell office:value-type="float" office:value="0" table:formula="of:=SUM([.K80:.K90])" table:style-name="ce19">
            <text:p>0,00</text:p>
          </table:table-cell>
          <table:table-cell office:value-type="float" office:value="0" table:formula="of:=SUM([.L80:.L90])" table:style-name="ce19">
            <text:p>0,00</text:p>
          </table:table-cell>
          <table:table-cell office:value-type="float" office:value="0" table:formula="of:=SUM([.M80:.M90])" table:style-name="ce19">
            <text:p>0,00</text:p>
          </table:table-cell>
          <table:table-cell office:value-type="float" office:value="0" table:formula="of:=SUM([.N80:.N90])" table:style-name="ce19">
            <text:p>0,00</text:p>
          </table:table-cell>
          <table:table-cell office:value-type="float" office:value="-730966.75000000012" table:formula="of:=SUM([.O80:.O90])" table:style-name="ce19">
            <text:p>-730.966,75</text:p>
          </table:table-cell>
          <table:table-cell office:value-type="percentage" office:value="-1.9577232040762733E-2" table:formula="of:=[.O79]/[.$O$148]" table:style-name="ce20">
            <text:p>-1,96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6.01700</text:p>
          </table:table-cell>
          <table:table-cell office:value-type="string" table:style-name="ce21">
            <text:p>172 ASSESSORIA CONTABIL</text:p>
          </table:table-cell>
          <table:table-cell office:value-type="float" office:value="-39885.300000000003" table:formula="of:=[MANDABRASA.C80]+['1835'.C80]" table:style-name="ce22">
            <text:p>-39.885,30</text:p>
          </table:table-cell>
          <table:table-cell office:value-type="float" office:value="-40673.800000000003" table:formula="of:=[MANDABRASA.D80]+['1835'.D80]" table:style-name="ce22">
            <text:p>-40.673,80</text:p>
          </table:table-cell>
          <table:table-cell office:value-type="float" office:value="-40503.300000000003" table:formula="of:=[MANDABRASA.E80]+['1835'.E80]" table:style-name="ce22">
            <text:p>-40.503,30</text:p>
          </table:table-cell>
          <table:table-cell office:value-type="float" office:value="-40142.800000000003" table:formula="of:=[MANDABRASA.F80]+['1835'.F80]" table:style-name="ce22">
            <text:p>-40.142,80</text:p>
          </table:table-cell>
          <table:table-cell office:value-type="float" office:value="-42871.3" table:formula="of:=[MANDABRASA.G80]+['1835'.G80]" table:style-name="ce22">
            <text:p>-42.871,30</text:p>
          </table:table-cell>
          <table:table-cell office:value-type="float" office:value="-39215.800000000003" table:formula="of:=[MANDABRASA.H80]+['1835'.H80]" table:style-name="ce22">
            <text:p>-39.215,80</text:p>
          </table:table-cell>
          <table:table-cell office:value-type="float" office:value="0" table:formula="of:=[MANDABRASA.I97]+['1835'.I97]" table:style-name="ce22">
            <text:p>0,00</text:p>
          </table:table-cell>
          <table:table-cell office:value-type="float" office:value="0" table:formula="of:=[MANDABRASA.J97]+['1835'.J97]" table:style-name="ce22">
            <text:p>0,00</text:p>
          </table:table-cell>
          <table:table-cell office:value-type="float" office:value="0" table:formula="of:=[MANDABRASA.K97]+['1835'.K97]" table:style-name="ce22">
            <text:p>0,00</text:p>
          </table:table-cell>
          <table:table-cell office:value-type="float" office:value="0" table:formula="of:=[MANDABRASA.L97]+['1835'.L97]" table:style-name="ce22">
            <text:p>0,00</text:p>
          </table:table-cell>
          <table:table-cell office:value-type="float" office:value="0" table:formula="of:=[MANDABRASA.M97]+['1835'.M97]" table:style-name="ce22">
            <text:p>0,00</text:p>
          </table:table-cell>
          <table:table-cell office:value-type="float" office:value="0" table:formula="of:=[MANDABRASA.N97]+['1835'.N97]" table:style-name="ce22">
            <text:p>0,00</text:p>
          </table:table-cell>
          <table:table-cell office:value-type="float" office:value="-243292.3" table:formula="of:=SUM([.C80:.N80])" table:style-name="ce22">
            <text:p>-243.292,30</text:p>
          </table:table-cell>
          <table:table-cell office:value-type="percentage" office:value="-6.5160143205294325E-3" table:formula="of:=[.O80]/[.$O$148]" table:style-name="ce23">
            <text:p>-0,65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17.06.01701</text:p>
          </table:table-cell>
          <table:table-cell office:value-type="string" table:style-name="ce21">
            <text:p>173 ASSESSORIA ADMINISTRATIVA</text:p>
          </table:table-cell>
          <table:table-cell office:value-type="float" office:value="-28648.880000000001" table:formula="of:=[MANDABRASA.C81]+['1835'.C81]" table:style-name="ce22">
            <text:p>-28.648,88</text:p>
          </table:table-cell>
          <table:table-cell office:value-type="float" office:value="-23590.84" table:formula="of:=[MANDABRASA.D81]+['1835'.D81]" table:style-name="ce22">
            <text:p>-23.590,84</text:p>
          </table:table-cell>
          <table:table-cell office:value-type="float" office:value="-38786.26" table:formula="of:=[MANDABRASA.E81]+['1835'.E81]" table:style-name="ce22">
            <text:p>-38.786,26</text:p>
          </table:table-cell>
          <table:table-cell office:value-type="float" office:value="-25541.54" table:formula="of:=[MANDABRASA.F81]+['1835'.F81]" table:style-name="ce22">
            <text:p>-25.541,54</text:p>
          </table:table-cell>
          <table:table-cell office:value-type="float" office:value="-25704.809999999998" table:formula="of:=[MANDABRASA.G81]+['1835'.G81]" table:style-name="ce22">
            <text:p>-25.704,81</text:p>
          </table:table-cell>
          <table:table-cell office:value-type="float" office:value="-57453.15" table:formula="of:=[MANDABRASA.H81]+['1835'.H81]" table:style-name="ce22">
            <text:p>-57.453,15</text:p>
          </table:table-cell>
          <table:table-cell office:value-type="float" office:value="0" table:formula="of:=[MANDABRASA.I98]+['1835'.I99]" table:style-name="ce22">
            <text:p>0,00</text:p>
          </table:table-cell>
          <table:table-cell office:value-type="float" office:value="0" table:formula="of:=[MANDABRASA.J98]+['1835'.J99]" table:style-name="ce22">
            <text:p>0,00</text:p>
          </table:table-cell>
          <table:table-cell office:value-type="float" office:value="0" table:formula="of:=[MANDABRASA.K98]+['1835'.K99]" table:style-name="ce22">
            <text:p>0,00</text:p>
          </table:table-cell>
          <table:table-cell office:value-type="float" office:value="0" table:formula="of:=[MANDABRASA.L98]+['1835'.L99]" table:style-name="ce22">
            <text:p>0,00</text:p>
          </table:table-cell>
          <table:table-cell office:value-type="float" office:value="0" table:formula="of:=[MANDABRASA.M98]+['1835'.M99]" table:style-name="ce22">
            <text:p>0,00</text:p>
          </table:table-cell>
          <table:table-cell office:value-type="float" office:value="0" table:formula="of:=[MANDABRASA.N98]+['1835'.N99]" table:style-name="ce22">
            <text:p>0,00</text:p>
          </table:table-cell>
          <table:table-cell office:value-type="float" office:value="-199725.48" table:formula="of:=SUM([.C81:.N81])" table:style-name="ce22">
            <text:p>-199.725,48</text:p>
          </table:table-cell>
          <table:table-cell office:value-type="percentage" office:value="-5.3491791061805695E-3" table:formula="of:=[.O81]/[.$O$148]" table:style-name="ce23">
            <text:p>-0,53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6.01702</text:p>
          </table:table-cell>
          <table:table-cell office:value-type="string" table:style-name="ce21">
            <text:p>174 ASSESSORIA JURIDICA</text:p>
          </table:table-cell>
          <table:table-cell office:value-type="float" office:value="-26124.560000000001" table:formula="of:=[MANDABRASA.C82]+['1835'.C82]" table:style-name="ce22">
            <text:p>-26.124,56</text:p>
          </table:table-cell>
          <table:table-cell office:value-type="float" office:value="-26124.560000000001" table:formula="of:=[MANDABRASA.D82]+['1835'.D82]" table:style-name="ce22">
            <text:p>-26.124,56</text:p>
          </table:table-cell>
          <table:table-cell office:value-type="float" office:value="-27725.360000000001" table:formula="of:=[MANDABRASA.E82]+['1835'.E82]" table:style-name="ce22">
            <text:p>-27.725,36</text:p>
          </table:table-cell>
          <table:table-cell office:value-type="float" office:value="-38124.559999999998" table:formula="of:=[MANDABRASA.F82]+['1835'.F82]" table:style-name="ce22">
            <text:p>-38.124,56</text:p>
          </table:table-cell>
          <table:table-cell office:value-type="float" office:value="-26124.560000000001" table:formula="of:=[MANDABRASA.G82]+['1835'.G82]" table:style-name="ce22">
            <text:p>-26.124,56</text:p>
          </table:table-cell>
          <table:table-cell office:value-type="float" office:value="-26124.560000000001" table:formula="of:=[MANDABRASA.H82]+['1835'.H82]" table:style-name="ce22">
            <text:p>-26.124,56</text:p>
          </table:table-cell>
          <table:table-cell office:value-type="float" office:value="0" table:formula="of:=[MANDABRASA.I99]+['1835'.I98]" table:style-name="ce22">
            <text:p>0,00</text:p>
          </table:table-cell>
          <table:table-cell office:value-type="float" office:value="0" table:formula="of:=[MANDABRASA.J99]+['1835'.J98]" table:style-name="ce22">
            <text:p>0,00</text:p>
          </table:table-cell>
          <table:table-cell office:value-type="float" office:value="0" table:formula="of:=[MANDABRASA.K99]+['1835'.K98]" table:style-name="ce22">
            <text:p>0,00</text:p>
          </table:table-cell>
          <table:table-cell office:value-type="float" office:value="0" table:formula="of:=[MANDABRASA.L99]+['1835'.L98]" table:style-name="ce22">
            <text:p>0,00</text:p>
          </table:table-cell>
          <table:table-cell office:value-type="float" office:value="0" table:formula="of:=[MANDABRASA.M99]+['1835'.M98]" table:style-name="ce22">
            <text:p>0,00</text:p>
          </table:table-cell>
          <table:table-cell office:value-type="float" office:value="0" table:formula="of:=[MANDABRASA.N99]+['1835'.N98]" table:style-name="ce22">
            <text:p>0,00</text:p>
          </table:table-cell>
          <table:table-cell office:value-type="float" office:value="-170348.16" table:formula="of:=SUM([.C82:.N82])" table:style-name="ce22">
            <text:p>-170.348,16</text:p>
          </table:table-cell>
          <table:table-cell office:value-type="percentage" office:value="-4.5623764091006543E-3" table:formula="of:=[.O82]/[.$O$148]" table:style-name="ce23">
            <text:p>-0,46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6.01703</text:p>
          </table:table-cell>
          <table:table-cell office:value-type="string" table:style-name="ce21">
            <text:p>175 SERVICO DE ARQUITETURA</text:p>
          </table:table-cell>
          <table:table-cell office:value-type="float" office:value="0" table:formula="of:=[MANDABRASA.C83]+['1835'.C83]" table:style-name="ce22">
            <text:p>0,00</text:p>
          </table:table-cell>
          <table:table-cell office:value-type="float" office:value="0" table:formula="of:=[MANDABRASA.D83]+['1835'.D83]" table:style-name="ce22">
            <text:p>0,00</text:p>
          </table:table-cell>
          <table:table-cell office:value-type="float" office:value="-10000" table:formula="of:=[MANDABRASA.E83]+['1835'.E83]" table:style-name="ce22">
            <text:p>-10.000,00</text:p>
          </table:table-cell>
          <table:table-cell office:value-type="float" office:value="-10000" table:formula="of:=[MANDABRASA.F83]+['1835'.F83]" table:style-name="ce22">
            <text:p>-10.000,00</text:p>
          </table:table-cell>
          <table:table-cell office:value-type="float" office:value="-5000" table:formula="of:=[MANDABRASA.G83]+['1835'.G83]" table:style-name="ce22">
            <text:p>-5.000,00</text:p>
          </table:table-cell>
          <table:table-cell office:value-type="float" office:value="0" table:formula="of:=[MANDABRASA.H83]+['1835'.H83]" table:style-name="ce22">
            <text:p>0,00</text:p>
          </table:table-cell>
          <table:table-cell office:value-type="float" office:value="0" table:formula="of:=[MANDABRASA.I100]+['1835'.I100]" table:style-name="ce22">
            <text:p>0,00</text:p>
          </table:table-cell>
          <table:table-cell office:value-type="float" office:value="0" table:formula="of:=[MANDABRASA.J100]+['1835'.J100]" table:style-name="ce22">
            <text:p>0,00</text:p>
          </table:table-cell>
          <table:table-cell office:value-type="float" office:value="0" table:formula="of:=[MANDABRASA.K100]+['1835'.K100]" table:style-name="ce22">
            <text:p>0,00</text:p>
          </table:table-cell>
          <table:table-cell office:value-type="float" office:value="0" table:formula="of:=[MANDABRASA.L100]+['1835'.L100]" table:style-name="ce22">
            <text:p>0,00</text:p>
          </table:table-cell>
          <table:table-cell office:value-type="float" office:value="0" table:formula="of:=[MANDABRASA.M100]+['1835'.M100]" table:style-name="ce22">
            <text:p>0,00</text:p>
          </table:table-cell>
          <table:table-cell office:value-type="float" office:value="0" table:formula="of:=[MANDABRASA.N100]+['1835'.N100]" table:style-name="ce22">
            <text:p>0,00</text:p>
          </table:table-cell>
          <table:table-cell office:value-type="float" office:value="-25000" table:formula="of:=SUM([.C83:.N83])" table:style-name="ce22">
            <text:p>-25.000,00</text:p>
          </table:table-cell>
          <table:table-cell office:value-type="percentage" office:value="-6.6956643516147382E-4" table:formula="of:=[.O83]/[.$O$148]" table:style-name="ce23">
            <text:p>-0,07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6.01704</text:p>
          </table:table-cell>
          <table:table-cell office:value-type="string" table:style-name="ce21">
            <text:p>176 COLETA DE LIXO</text:p>
          </table:table-cell>
          <table:table-cell office:value-type="float" office:value="-10300" table:formula="of:=[MANDABRASA.C84]+['1835'.C84]" table:style-name="ce22">
            <text:p>-10.300,00</text:p>
          </table:table-cell>
          <table:table-cell office:value-type="float" office:value="-7200" table:formula="of:=[MANDABRASA.D84]+['1835'.D84]" table:style-name="ce22">
            <text:p>-7.200,00</text:p>
          </table:table-cell>
          <table:table-cell office:value-type="float" office:value="-7200" table:formula="of:=[MANDABRASA.E84]+['1835'.E84]" table:style-name="ce22">
            <text:p>-7.200,00</text:p>
          </table:table-cell>
          <table:table-cell office:value-type="float" office:value="-1000" table:formula="of:=[MANDABRASA.F84]+['1835'.F84]" table:style-name="ce22">
            <text:p>-1.000,00</text:p>
          </table:table-cell>
          <table:table-cell office:value-type="float" office:value="-1500" table:formula="of:=[MANDABRASA.G84]+['1835'.G84]" table:style-name="ce22">
            <text:p>-1.500,00</text:p>
          </table:table-cell>
          <table:table-cell office:value-type="float" office:value="-4571.0200000000004" table:formula="of:=[MANDABRASA.H84]+['1835'.H84]" table:style-name="ce22">
            <text:p>-4.571,02</text:p>
          </table:table-cell>
          <table:table-cell office:value-type="float" office:value="0" table:formula="of:=[MANDABRASA.I101]+['1835'.I101]" table:style-name="ce22">
            <text:p>0,00</text:p>
          </table:table-cell>
          <table:table-cell office:value-type="float" office:value="0" table:formula="of:=[MANDABRASA.J101]+['1835'.J101]" table:style-name="ce22">
            <text:p>0,00</text:p>
          </table:table-cell>
          <table:table-cell office:value-type="float" office:value="0" table:formula="of:=[MANDABRASA.K101]+['1835'.K101]" table:style-name="ce22">
            <text:p>0,00</text:p>
          </table:table-cell>
          <table:table-cell office:value-type="float" office:value="0" table:formula="of:=[MANDABRASA.L101]+['1835'.L101]" table:style-name="ce22">
            <text:p>0,00</text:p>
          </table:table-cell>
          <table:table-cell office:value-type="float" office:value="0" table:formula="of:=[MANDABRASA.M101]+['1835'.M101]" table:style-name="ce22">
            <text:p>0,00</text:p>
          </table:table-cell>
          <table:table-cell office:value-type="float" office:value="0" table:formula="of:=[MANDABRASA.N101]+['1835'.N101]" table:style-name="ce22">
            <text:p>0,00</text:p>
          </table:table-cell>
          <table:table-cell office:value-type="float" office:value="-31771.02" table:formula="of:=SUM([.C84:.N84])" table:style-name="ce22">
            <text:p>-31.771,02</text:p>
          </table:table-cell>
          <table:table-cell office:value-type="percentage" office:value="-8.509123441137555E-4" table:formula="of:=[.O84]/[.$O$148]" table:style-name="ce23">
            <text:p>-0,09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4">
            <text:p>3.1.4.17.06.01705</text:p>
          </table:table-cell>
          <table:table-cell office:value-type="string" table:style-name="ce24">
            <text:p>177 CONSULTORIA PATRIMONIAL</text:p>
          </table:table-cell>
          <table:table-cell office:value-type="float" office:value="0" table:formula="of:=[MANDABRASA.C85]+['1835'.C85]" table:style-name="ce22">
            <text:p>0,00</text:p>
          </table:table-cell>
          <table:table-cell office:value-type="float" office:value="0" table:formula="of:=[MANDABRASA.D85]+['1835'.D85]" table:style-name="ce22">
            <text:p>0,00</text:p>
          </table:table-cell>
          <table:table-cell office:value-type="float" office:value="0" table:formula="of:=[MANDABRASA.E85]+['1835'.E85]" table:style-name="ce22">
            <text:p>0,00</text:p>
          </table:table-cell>
          <table:table-cell office:value-type="float" office:value="0" table:formula="of:=[MANDABRASA.F85]+['1835'.F85]" table:style-name="ce22">
            <text:p>0,00</text:p>
          </table:table-cell>
          <table:table-cell office:value-type="float" office:value="-650" table:formula="of:=[MANDABRASA.G85]+['1835'.G85]" table:style-name="ce22">
            <text:p>-650,00</text:p>
          </table:table-cell>
          <table:table-cell office:value-type="float" office:value="0" table:formula="of:=[MANDABRASA.H85]+['1835'.H85]" table:style-name="ce22">
            <text:p>0,00</text:p>
          </table:table-cell>
          <table:table-cell table:number-columns-repeated="6" table:style-name="ce22"/>
          <table:table-cell office:value-type="float" office:value="-650" table:formula="of:=SUM([.C85:.N85])" table:style-name="ce22">
            <text:p>-650,00</text:p>
          </table:table-cell>
          <table:table-cell office:value-type="percentage" office:value="-1.7408727314198319E-5" table:formula="of:=[.O85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6.01706</text:p>
          </table:table-cell>
          <table:table-cell office:value-type="string" table:style-name="ce21">
            <text:p>178 TRANSPORTE DE DOCUMENTOS</text:p>
          </table:table-cell>
          <table:table-cell office:value-type="float" office:value="0" table:formula="of:=[MANDABRASA.C86]+['1835'.C86]" table:style-name="ce22">
            <text:p>0,00</text:p>
          </table:table-cell>
          <table:table-cell office:value-type="float" office:value="0" table:formula="of:=[MANDABRASA.D86]+['1835'.D86]" table:style-name="ce22">
            <text:p>0,00</text:p>
          </table:table-cell>
          <table:table-cell office:value-type="float" office:value="0" table:formula="of:=[MANDABRASA.E86]+['1835'.E86]" table:style-name="ce22">
            <text:p>0,00</text:p>
          </table:table-cell>
          <table:table-cell office:value-type="float" office:value="0" table:formula="of:=[MANDABRASA.F86]+['1835'.F86]" table:style-name="ce22">
            <text:p>0,00</text:p>
          </table:table-cell>
          <table:table-cell office:value-type="float" office:value="0" table:formula="of:=[MANDABRASA.G86]+['1835'.G86]" table:style-name="ce22">
            <text:p>0,00</text:p>
          </table:table-cell>
          <table:table-cell office:value-type="float" office:value="0" table:formula="of:=[MANDABRASA.H86]+['1835'.H86]" table:style-name="ce22">
            <text:p>0,00</text:p>
          </table:table-cell>
          <table:table-cell office:value-type="float" office:value="0" table:formula="of:=[MANDABRASA.I102]+['1835'.I102]" table:style-name="ce22">
            <text:p>0,00</text:p>
          </table:table-cell>
          <table:table-cell office:value-type="float" office:value="0" table:formula="of:=[MANDABRASA.J102]+['1835'.J102]" table:style-name="ce22">
            <text:p>0,00</text:p>
          </table:table-cell>
          <table:table-cell office:value-type="float" office:value="0" table:formula="of:=[MANDABRASA.K102]+['1835'.K102]" table:style-name="ce22">
            <text:p>0,00</text:p>
          </table:table-cell>
          <table:table-cell office:value-type="float" office:value="0" table:formula="of:=[MANDABRASA.L102]+['1835'.L102]" table:style-name="ce22">
            <text:p>0,00</text:p>
          </table:table-cell>
          <table:table-cell office:value-type="float" office:value="0" table:formula="of:=[MANDABRASA.M102]+['1835'.M102]" table:style-name="ce22">
            <text:p>0,00</text:p>
          </table:table-cell>
          <table:table-cell office:value-type="float" office:value="0" table:formula="of:=[MANDABRASA.N102]+['1835'.N102]" table:style-name="ce22">
            <text:p>0,00</text:p>
          </table:table-cell>
          <table:table-cell office:value-type="float" office:value="0" table:formula="of:=SUM([.C86:.N86])" table:style-name="ce22">
            <text:p>0,00</text:p>
          </table:table-cell>
          <table:table-cell office:value-type="percentage" office:value="0" table:formula="of:=[.O86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6.01707</text:p>
          </table:table-cell>
          <table:table-cell office:value-type="string" table:style-name="ce21">
            <text:p>179 ECAD</text:p>
          </table:table-cell>
          <table:table-cell office:value-type="float" office:value="-2131.19" table:formula="of:=[MANDABRASA.C87]+['1835'.C87]" table:style-name="ce22">
            <text:p>-2.131,19</text:p>
          </table:table-cell>
          <table:table-cell office:value-type="float" office:value="-2131.19" table:formula="of:=[MANDABRASA.D87]+['1835'.D87]" table:style-name="ce22">
            <text:p>-2.131,19</text:p>
          </table:table-cell>
          <table:table-cell office:value-type="float" office:value="-2131.19" table:formula="of:=[MANDABRASA.E87]+['1835'.E87]" table:style-name="ce22">
            <text:p>-2.131,19</text:p>
          </table:table-cell>
          <table:table-cell office:value-type="float" office:value="-2131.19" table:formula="of:=[MANDABRASA.F87]+['1835'.F87]" table:style-name="ce22">
            <text:p>-2.131,19</text:p>
          </table:table-cell>
          <table:table-cell office:value-type="float" office:value="-1829.81" table:formula="of:=[MANDABRASA.G87]+['1835'.G87]" table:style-name="ce22">
            <text:p>-1.829,81</text:p>
          </table:table-cell>
          <table:table-cell office:value-type="float" office:value="-2464.79" table:formula="of:=[MANDABRASA.H87]+['1835'.H87]" table:style-name="ce22">
            <text:p>-2.464,79</text:p>
          </table:table-cell>
          <table:table-cell office:value-type="float" office:value="0" table:formula="of:=[MANDABRASA.I103]+['1835'.I103]" table:style-name="ce22">
            <text:p>0,00</text:p>
          </table:table-cell>
          <table:table-cell office:value-type="float" office:value="0" table:formula="of:=[MANDABRASA.J103]+['1835'.J103]" table:style-name="ce22">
            <text:p>0,00</text:p>
          </table:table-cell>
          <table:table-cell office:value-type="float" office:value="0" table:formula="of:=[MANDABRASA.K103]+['1835'.K103]" table:style-name="ce22">
            <text:p>0,00</text:p>
          </table:table-cell>
          <table:table-cell office:value-type="float" office:value="0" table:formula="of:=[MANDABRASA.L103]+['1835'.L103]" table:style-name="ce22">
            <text:p>0,00</text:p>
          </table:table-cell>
          <table:table-cell office:value-type="float" office:value="0" table:formula="of:=[MANDABRASA.M103]+['1835'.M103]" table:style-name="ce22">
            <text:p>0,00</text:p>
          </table:table-cell>
          <table:table-cell office:value-type="float" office:value="0" table:formula="of:=[MANDABRASA.N103]+['1835'.N103]" table:style-name="ce22">
            <text:p>0,00</text:p>
          </table:table-cell>
          <table:table-cell office:value-type="float" office:value="-12819.36" table:formula="of:=SUM([.C87:.N87])" table:style-name="ce22">
            <text:p>-12.819,36</text:p>
          </table:table-cell>
          <table:table-cell office:value-type="percentage" office:value="-3.4333652705006366E-4" table:formula="of:=[.O87]/[.$O$148]" table:style-name="ce23">
            <text:p>-0,03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6.01709</text:p>
          </table:table-cell>
          <table:table-cell office:value-type="string" table:style-name="ce21">
            <text:p>181 OUTROS SERVICOS</text:p>
          </table:table-cell>
          <table:table-cell office:value-type="float" office:value="-4150" table:formula="of:=[MANDABRASA.C88]+['1835'.C88]" table:style-name="ce22">
            <text:p>-4.150,00</text:p>
          </table:table-cell>
          <table:table-cell office:value-type="float" office:value="-10280.25" table:formula="of:=[MANDABRASA.D88]+['1835'.D88]" table:style-name="ce22">
            <text:p>-10.280,25</text:p>
          </table:table-cell>
          <table:table-cell office:value-type="float" office:value="-2450" table:formula="of:=[MANDABRASA.E88]+['1835'.E88]" table:style-name="ce22">
            <text:p>-2.450,00</text:p>
          </table:table-cell>
          <table:table-cell office:value-type="float" office:value="-11604.5" table:formula="of:=[MANDABRASA.F88]+['1835'.F88]" table:style-name="ce22">
            <text:p>-11.604,50</text:p>
          </table:table-cell>
          <table:table-cell office:value-type="float" office:value="-7480" table:formula="of:=[MANDABRASA.G88]+['1835'.G88]" table:style-name="ce22">
            <text:p>-7.480,00</text:p>
          </table:table-cell>
          <table:table-cell office:value-type="float" office:value="-11317.93" table:formula="of:=[MANDABRASA.H88]+['1835'.H88]" table:style-name="ce22">
            <text:p>-11.317,93</text:p>
          </table:table-cell>
          <table:table-cell office:value-type="float" office:value="0" table:formula="of:=[MANDABRASA.I104]+['1835'.I104]" table:style-name="ce22">
            <text:p>0,00</text:p>
          </table:table-cell>
          <table:table-cell office:value-type="float" office:value="0" table:formula="of:=[MANDABRASA.J104]+['1835'.J104]" table:style-name="ce22">
            <text:p>0,00</text:p>
          </table:table-cell>
          <table:table-cell office:value-type="float" office:value="0" table:formula="of:=[MANDABRASA.K104]+['1835'.K104]" table:style-name="ce22">
            <text:p>0,00</text:p>
          </table:table-cell>
          <table:table-cell office:value-type="float" office:value="0" table:formula="of:=[MANDABRASA.L104]+['1835'.L104]" table:style-name="ce22">
            <text:p>0,00</text:p>
          </table:table-cell>
          <table:table-cell office:value-type="float" office:value="0" table:formula="of:=[MANDABRASA.M104]+['1835'.M104]" table:style-name="ce22">
            <text:p>0,00</text:p>
          </table:table-cell>
          <table:table-cell office:value-type="float" office:value="0" table:formula="of:=[MANDABRASA.N104]+['1835'.N104]" table:style-name="ce22">
            <text:p>0,00</text:p>
          </table:table-cell>
          <table:table-cell office:value-type="float" office:value="-47282.68" table:formula="of:=SUM([.C88:.N88])" table:style-name="ce22">
            <text:p>-47.282,68</text:p>
          </table:table-cell>
          <table:table-cell office:value-type="percentage" office:value="-1.2663558196992285E-3" table:formula="of:=[.O88]/[.$O$148]" table:style-name="ce23">
            <text:p>-0,13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6.01713</text:p>
          </table:table-cell>
          <table:table-cell office:value-type="string" table:style-name="ce21">
            <text:p>FRETES/MOTOBOY</text:p>
          </table:table-cell>
          <table:table-cell office:value-type="float" office:value="-77.75" table:formula="of:=[MANDABRASA.C89]+['1835'.C89]" table:style-name="ce22">
            <text:p>-77,75</text:p>
          </table:table-cell>
          <table:table-cell office:value-type="float" office:value="0" table:formula="of:=[MANDABRASA.D89]+['1835'.D89]" table:style-name="ce22">
            <text:p>0,00</text:p>
          </table:table-cell>
          <table:table-cell office:value-type="float" office:value="0" table:formula="of:=[MANDABRASA.E89]+['1835'.E89]" table:style-name="ce22">
            <text:p>0,00</text:p>
          </table:table-cell>
          <table:table-cell office:value-type="float" office:value="0" table:formula="of:=[MANDABRASA.F89]+['1835'.F89]" table:style-name="ce22">
            <text:p>0,00</text:p>
          </table:table-cell>
          <table:table-cell office:value-type="float" office:value="0" table:formula="of:=[MANDABRASA.G89]+['1835'.G89]" table:style-name="ce22">
            <text:p>0,00</text:p>
          </table:table-cell>
          <table:table-cell office:value-type="float" office:value="0" table:formula="of:=[MANDABRASA.H89]+['1835'.H89]" table:style-name="ce22">
            <text:p>0,00</text:p>
          </table:table-cell>
          <table:table-cell office:value-type="float" office:value="0" table:formula="of:=[MANDABRASA.I107]+['1835'.I107]" table:style-name="ce22">
            <text:p>0,00</text:p>
          </table:table-cell>
          <table:table-cell office:value-type="float" office:value="0" table:formula="of:=[MANDABRASA.J107]+['1835'.J107]" table:style-name="ce22">
            <text:p>0,00</text:p>
          </table:table-cell>
          <table:table-cell office:value-type="float" office:value="0" table:formula="of:=[MANDABRASA.K107]+['1835'.K107]" table:style-name="ce22">
            <text:p>0,00</text:p>
          </table:table-cell>
          <table:table-cell office:value-type="float" office:value="0" table:formula="of:=[MANDABRASA.L107]+['1835'.L107]" table:style-name="ce22">
            <text:p>0,00</text:p>
          </table:table-cell>
          <table:table-cell office:value-type="float" office:value="0" table:formula="of:=[MANDABRASA.M107]+['1835'.M107]" table:style-name="ce22">
            <text:p>0,00</text:p>
          </table:table-cell>
          <table:table-cell office:value-type="float" office:value="0" table:formula="of:=[MANDABRASA.N107]+['1835'.N107]" table:style-name="ce22">
            <text:p>0,00</text:p>
          </table:table-cell>
          <table:table-cell office:value-type="float" office:value="-77.75" table:formula="of:=SUM([.C89:.N89])" table:style-name="ce22">
            <text:p>-77,75</text:p>
          </table:table-cell>
          <table:table-cell office:value-type="percentage" office:value="-2.0823516133521835E-6" table:formula="of:=[.O89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6.01714</text:p>
          </table:table-cell>
          <table:table-cell office:value-type="string" table:style-name="ce21">
            <text:p>OUTRAS ASSESSORIAS</text:p>
          </table:table-cell>
          <table:table-cell office:value-type="float" office:value="0" table:formula="of:=[MANDABRASA.C90]+['1835'.C90]" table:style-name="ce22">
            <text:p>0,00</text:p>
          </table:table-cell>
          <table:table-cell office:value-type="float" office:value="0" table:formula="of:=[MANDABRASA.D90]+['1835'.D90]" table:style-name="ce22">
            <text:p>0,00</text:p>
          </table:table-cell>
          <table:table-cell office:value-type="float" office:value="0" table:formula="of:=[MANDABRASA.E90]+['1835'.E90]" table:style-name="ce22">
            <text:p>0,00</text:p>
          </table:table-cell>
          <table:table-cell office:value-type="float" office:value="0" table:formula="of:=[MANDABRASA.F90]+['1835'.F90]" table:style-name="ce22">
            <text:p>0,00</text:p>
          </table:table-cell>
          <table:table-cell office:value-type="float" office:value="0" table:formula="of:=[MANDABRASA.G90]+['1835'.G90]" table:style-name="ce22">
            <text:p>0,00</text:p>
          </table:table-cell>
          <table:table-cell office:value-type="float" office:value="0" table:formula="of:=[MANDABRASA.H90]+['1835'.H90]" table:style-name="ce22">
            <text:p>0,00</text:p>
          </table:table-cell>
          <table:table-cell office:value-type="float" office:value="0" table:formula="of:=[MANDABRASA.I108]+['1835'.I108]" table:style-name="ce22">
            <text:p>0,00</text:p>
          </table:table-cell>
          <table:table-cell office:value-type="float" office:value="0" table:formula="of:=[MANDABRASA.J108]+['1835'.J108]" table:style-name="ce22">
            <text:p>0,00</text:p>
          </table:table-cell>
          <table:table-cell office:value-type="float" office:value="0" table:formula="of:=[MANDABRASA.K108]+['1835'.K108]" table:style-name="ce22">
            <text:p>0,00</text:p>
          </table:table-cell>
          <table:table-cell office:value-type="float" office:value="0" table:formula="of:=[MANDABRASA.L108]+['1835'.L108]" table:style-name="ce22">
            <text:p>0,00</text:p>
          </table:table-cell>
          <table:table-cell office:value-type="float" office:value="0" table:formula="of:=[MANDABRASA.M108]+['1835'.M108]" table:style-name="ce22">
            <text:p>0,00</text:p>
          </table:table-cell>
          <table:table-cell office:value-type="float" office:value="0" table:formula="of:=[MANDABRASA.N108]+['1835'.N108]" table:style-name="ce22">
            <text:p>0,00</text:p>
          </table:table-cell>
          <table:table-cell office:value-type="float" office:value="0" table:formula="of:=SUM([.C90:.N90])" table:style-name="ce22">
            <text:p>0,00</text:p>
          </table:table-cell>
          <table:table-cell office:value-type="percentage" office:value="0" table:formula="of:=[.O90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8">
            <text:p>3.1.4.17.07</text:p>
          </table:table-cell>
          <table:table-cell office:value-type="string" table:style-name="ce18">
            <text:p>183 DESPESAS COMERCIAIS</text:p>
          </table:table-cell>
          <table:table-cell office:value-type="float" office:value="-339592.71" table:formula="of:=SUM([.C92:.C98])" table:style-name="ce19">
            <text:p>-339.592,71</text:p>
          </table:table-cell>
          <table:table-cell office:value-type="float" office:value="-94934.989999999991" table:formula="of:=SUM([.D92:.D98])" table:style-name="ce19">
            <text:p>-94.934,99</text:p>
          </table:table-cell>
          <table:table-cell office:value-type="float" office:value="-74626.14" table:formula="of:=SUM([.E92:.E98])" table:style-name="ce19">
            <text:p>-74.626,14</text:p>
          </table:table-cell>
          <table:table-cell office:value-type="float" office:value="-173213.21000000002" table:formula="of:=SUM([.F92:.F98])" table:style-name="ce19">
            <text:p>-173.213,21</text:p>
          </table:table-cell>
          <table:table-cell office:value-type="float" office:value="-91738.26999999999" table:formula="of:=SUM([.G92:.G98])" table:style-name="ce19">
            <text:p>-91.738,27</text:p>
          </table:table-cell>
          <table:table-cell office:value-type="float" office:value="-147600.08000000002" table:formula="of:=SUM([.H92:.H98])" table:style-name="ce19">
            <text:p>-147.600,08</text:p>
          </table:table-cell>
          <table:table-cell office:value-type="float" office:value="0" table:formula="of:=SUM([.I92:.I98])" table:style-name="ce19">
            <text:p>0,00</text:p>
          </table:table-cell>
          <table:table-cell office:value-type="float" office:value="0" table:formula="of:=SUM([.J92:.J98])" table:style-name="ce19">
            <text:p>0,00</text:p>
          </table:table-cell>
          <table:table-cell office:value-type="float" office:value="0" table:formula="of:=SUM([.K92:.K98])" table:style-name="ce19">
            <text:p>0,00</text:p>
          </table:table-cell>
          <table:table-cell office:value-type="float" office:value="0" table:formula="of:=SUM([.L92:.L98])" table:style-name="ce19">
            <text:p>0,00</text:p>
          </table:table-cell>
          <table:table-cell office:value-type="float" office:value="0" table:formula="of:=SUM([.M92:.M98])" table:style-name="ce19">
            <text:p>0,00</text:p>
          </table:table-cell>
          <table:table-cell office:value-type="float" office:value="0" table:formula="of:=SUM([.N92:.N98])" table:style-name="ce19">
            <text:p>0,00</text:p>
          </table:table-cell>
          <table:table-cell office:value-type="float" office:value="-921705.4" table:formula="of:=SUM([.O92:.O98])" table:style-name="ce19">
            <text:p>-921.705,40</text:p>
          </table:table-cell>
          <table:table-cell office:value-type="percentage" office:value="-2.4685719957883212E-2" table:formula="of:=[.O91]/[.$O$148]" table:style-name="ce20">
            <text:p>-2,47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24">
            <text:p>3.1.4.17.07.01750</text:p>
          </table:table-cell>
          <table:table-cell office:value-type="string" table:style-name="ce33">
            <text:p>184 ASSESSORIA DE IMPRENSA</text:p>
          </table:table-cell>
          <table:table-cell office:value-type="float" office:value="0" table:formula="of:=[MANDABRASA.C92]+['1835'.C92]" table:style-name="ce34">
            <text:p>0,00</text:p>
          </table:table-cell>
          <table:table-cell office:value-type="float" office:value="0" table:formula="of:=[MANDABRASA.D92]+['1835'.D92]" table:style-name="ce34">
            <text:p>0,00</text:p>
          </table:table-cell>
          <table:table-cell office:value-type="float" office:value="0" table:formula="of:=[MANDABRASA.E92]+['1835'.E92]" table:style-name="ce34">
            <text:p>0,00</text:p>
          </table:table-cell>
          <table:table-cell office:value-type="float" office:value="0" table:formula="of:=[MANDABRASA.F92]+['1835'.F92]" table:style-name="ce34">
            <text:p>0,00</text:p>
          </table:table-cell>
          <table:table-cell office:value-type="float" office:value="0" table:formula="of:=[MANDABRASA.G92]+['1835'.G92]" table:style-name="ce34">
            <text:p>0,00</text:p>
          </table:table-cell>
          <table:table-cell office:value-type="float" office:value="-16279.06" table:formula="of:=[MANDABRASA.H92]+['1835'.H92]" table:style-name="ce34">
            <text:p>-16.279,06</text:p>
          </table:table-cell>
          <table:table-cell table:number-columns-repeated="6" table:style-name="ce34"/>
          <table:table-cell office:value-type="float" office:value="-16279.06" table:formula="of:=SUM([.C92:.N92])" table:style-name="ce22">
            <text:p>-16.279,06</text:p>
          </table:table-cell>
          <table:table-cell office:value-type="percentage" office:value="-4.3599648687918965E-4" table:formula="of:=[.O92]/[.$O$148]" table:style-name="ce23">
            <text:p>-0,04%</text:p>
          </table:table-cell>
          <table:table-cell table:number-columns-repeated="239" table:style-name="ce35"/>
          <table:table-cell table:number-columns-repeated="16129" table:style-name="ce32"/>
        </table:table-row>
        <table:table-row table:style-name="ro3">
          <table:table-cell office:value-type="string" table:style-name="ce21">
            <text:p>3.1.4.17.07.01751</text:p>
          </table:table-cell>
          <table:table-cell office:value-type="string" table:style-name="ce21">
            <text:p>185 ANUNCIOS, PRODUCAO E PUBLICACOES</text:p>
          </table:table-cell>
          <table:table-cell office:value-type="float" office:value="-33449.050000000003" table:formula="of:=[MANDABRASA.C93]+['1835'.C93]" table:style-name="ce34">
            <text:p>-33.449,05</text:p>
          </table:table-cell>
          <table:table-cell office:value-type="float" office:value="-20527.060000000001" table:formula="of:=[MANDABRASA.D93]+['1835'.D93]" table:style-name="ce34">
            <text:p>-20.527,06</text:p>
          </table:table-cell>
          <table:table-cell office:value-type="float" office:value="-28981.06" table:formula="of:=[MANDABRASA.E93]+['1835'.E93]" table:style-name="ce34">
            <text:p>-28.981,06</text:p>
          </table:table-cell>
          <table:table-cell office:value-type="float" office:value="-41051.949999999997" table:formula="of:=[MANDABRASA.F93]+['1835'.F93]" table:style-name="ce34">
            <text:p>-41.051,95</text:p>
          </table:table-cell>
          <table:table-cell office:value-type="float" office:value="-27430.27" table:formula="of:=[MANDABRASA.G93]+['1835'.G93]" table:style-name="ce34">
            <text:p>-27.430,27</text:p>
          </table:table-cell>
          <table:table-cell office:value-type="float" office:value="-9751.32" table:formula="of:=[MANDABRASA.H93]+['1835'.H93]" table:style-name="ce34">
            <text:p>-9.751,32</text:p>
          </table:table-cell>
          <table:table-cell office:value-type="float" office:value="0" table:formula="of:=[MANDABRASA.I110]+['1835'.I110]" table:style-name="ce22">
            <text:p>0,00</text:p>
          </table:table-cell>
          <table:table-cell office:value-type="float" office:value="0" table:formula="of:=[MANDABRASA.J110]+['1835'.J110]" table:style-name="ce22">
            <text:p>0,00</text:p>
          </table:table-cell>
          <table:table-cell office:value-type="float" office:value="0" table:formula="of:=[MANDABRASA.K110]+['1835'.K110]" table:style-name="ce22">
            <text:p>0,00</text:p>
          </table:table-cell>
          <table:table-cell office:value-type="float" office:value="0" table:formula="of:=[MANDABRASA.L110]+['1835'.L110]" table:style-name="ce22">
            <text:p>0,00</text:p>
          </table:table-cell>
          <table:table-cell office:value-type="float" office:value="0" table:formula="of:=[MANDABRASA.M110]+['1835'.M110]" table:style-name="ce22">
            <text:p>0,00</text:p>
          </table:table-cell>
          <table:table-cell office:value-type="float" office:value="0" table:formula="of:=[MANDABRASA.N110]+['1835'.N110]" table:style-name="ce22">
            <text:p>0,00</text:p>
          </table:table-cell>
          <table:table-cell office:value-type="float" office:value="-161190.71" table:formula="of:=SUM([.C93:.N93])" table:style-name="ce22">
            <text:p>-161.190,71</text:p>
          </table:table-cell>
          <table:table-cell office:value-type="percentage" office:value="-4.3171155630338772E-3" table:formula="of:=[.O93]/[.$O$148]" table:style-name="ce23">
            <text:p>-0,43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4">
            <text:p>3.1.4.17.07.01752</text:p>
          </table:table-cell>
          <table:table-cell office:value-type="string" table:style-name="ce24">
            <text:p>187 DESENVOLVIMENTO DE PRODUTOS</text:p>
          </table:table-cell>
          <table:table-cell office:value-type="float" office:value="0" table:formula="of:=[MANDABRASA.C94]+['1835'.C94]" table:style-name="ce34">
            <text:p>0,00</text:p>
          </table:table-cell>
          <table:table-cell office:value-type="float" office:value="0" table:formula="of:=[MANDABRASA.D94]+['1835'.D94]" table:style-name="ce34">
            <text:p>0,00</text:p>
          </table:table-cell>
          <table:table-cell office:value-type="float" office:value="0" table:formula="of:=[MANDABRASA.E94]+['1835'.E94]" table:style-name="ce34">
            <text:p>0,00</text:p>
          </table:table-cell>
          <table:table-cell office:value-type="float" office:value="0" table:formula="of:=[MANDABRASA.F94]+['1835'.F94]" table:style-name="ce34">
            <text:p>0,00</text:p>
          </table:table-cell>
          <table:table-cell office:value-type="float" office:value="0" table:formula="of:=[MANDABRASA.G94]+['1835'.G94]" table:style-name="ce34">
            <text:p>0,00</text:p>
          </table:table-cell>
          <table:table-cell office:value-type="float" office:value="-152.69999999999999" table:formula="of:=[MANDABRASA.H94]+['1835'.H94]" table:style-name="ce34">
            <text:p>-152,70</text:p>
          </table:table-cell>
          <table:table-cell table:number-columns-repeated="6" table:style-name="ce22"/>
          <table:table-cell office:value-type="float" office:value="-152.69999999999999" table:formula="of:=SUM([.C94:.N94])" table:style-name="ce22">
            <text:p>-152,70</text:p>
          </table:table-cell>
          <table:table-cell office:value-type="percentage" office:value="-4.0897117859662815E-6" table:formula="of:=[.O94]/[.$O$148]" table:style-name="ce23">
            <text:p>0,00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17.07.01755</text:p>
          </table:table-cell>
          <table:table-cell office:value-type="string" table:style-name="ce21">
            <text:p>189 GRAFICA</text:p>
          </table:table-cell>
          <table:table-cell office:value-type="float" office:value="-42336" table:formula="of:=[MANDABRASA.C95]+['1835'.C95]" table:style-name="ce34">
            <text:p>-42.336,00</text:p>
          </table:table-cell>
          <table:table-cell office:value-type="float" office:value="-35991.699999999997" table:formula="of:=[MANDABRASA.D95]+['1835'.D95]" table:style-name="ce34">
            <text:p>-35.991,70</text:p>
          </table:table-cell>
          <table:table-cell office:value-type="float" office:value="-12885" table:formula="of:=[MANDABRASA.E95]+['1835'.E95]" table:style-name="ce34">
            <text:p>-12.885,00</text:p>
          </table:table-cell>
          <table:table-cell office:value-type="float" office:value="-43909.15" table:formula="of:=[MANDABRASA.F95]+['1835'.F95]" table:style-name="ce34">
            <text:p>-43.909,15</text:p>
          </table:table-cell>
          <table:table-cell office:value-type="float" office:value="-24977.599999999999" table:formula="of:=[MANDABRASA.G95]+['1835'.G95]" table:style-name="ce34">
            <text:p>-24.977,60</text:p>
          </table:table-cell>
          <table:table-cell office:value-type="float" office:value="-20580" table:formula="of:=[MANDABRASA.H95]+['1835'.H95]" table:style-name="ce34">
            <text:p>-20.580,00</text:p>
          </table:table-cell>
          <table:table-cell office:value-type="float" office:value="0" table:formula="of:=[MANDABRASA.I111]+['1835'.I111]" table:style-name="ce22">
            <text:p>0,00</text:p>
          </table:table-cell>
          <table:table-cell office:value-type="float" office:value="0" table:formula="of:=[MANDABRASA.J111]+['1835'.J111]" table:style-name="ce22">
            <text:p>0,00</text:p>
          </table:table-cell>
          <table:table-cell office:value-type="float" office:value="0" table:formula="of:=[MANDABRASA.K111]+['1835'.K111]" table:style-name="ce22">
            <text:p>0,00</text:p>
          </table:table-cell>
          <table:table-cell office:value-type="float" office:value="0" table:formula="of:=[MANDABRASA.L111]+['1835'.L111]" table:style-name="ce22">
            <text:p>0,00</text:p>
          </table:table-cell>
          <table:table-cell office:value-type="float" office:value="0" table:formula="of:=[MANDABRASA.M111]+['1835'.M111]" table:style-name="ce22">
            <text:p>0,00</text:p>
          </table:table-cell>
          <table:table-cell office:value-type="float" office:value="0" table:formula="of:=[MANDABRASA.N111]+['1835'.N111]" table:style-name="ce22">
            <text:p>0,00</text:p>
          </table:table-cell>
          <table:table-cell office:value-type="float" office:value="-180679.45" table:formula="of:=SUM([.C95:.N95])" table:style-name="ce22">
            <text:p>-180.679,45</text:p>
          </table:table-cell>
          <table:table-cell office:value-type="percentage" office:value="-4.8390758097374299E-3" table:formula="of:=[.O95]/[.$O$148]" table:style-name="ce23">
            <text:p>-0,48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4">
            <text:p>3.1.4.17.07.01756</text:p>
          </table:table-cell>
          <table:table-cell office:value-type="string" table:style-name="ce24">
            <text:p>190 WEB SITE</text:p>
          </table:table-cell>
          <table:table-cell office:value-type="float" office:value="0" table:formula="of:=[MANDABRASA.C96]+['1835'.C96]" table:style-name="ce34">
            <text:p>0,00</text:p>
          </table:table-cell>
          <table:table-cell office:value-type="float" office:value="0" table:formula="of:=[MANDABRASA.D96]+['1835'.D96]" table:style-name="ce34">
            <text:p>0,00</text:p>
          </table:table-cell>
          <table:table-cell office:value-type="float" office:value="0" table:formula="of:=[MANDABRASA.E96]+['1835'.E96]" table:style-name="ce34">
            <text:p>0,00</text:p>
          </table:table-cell>
          <table:table-cell office:value-type="float" office:value="0" table:formula="of:=[MANDABRASA.F96]+['1835'.F96]" table:style-name="ce34">
            <text:p>0,00</text:p>
          </table:table-cell>
          <table:table-cell office:value-type="float" office:value="0" table:formula="of:=[MANDABRASA.G96]+['1835'.G96]" table:style-name="ce34">
            <text:p>0,00</text:p>
          </table:table-cell>
          <table:table-cell office:value-type="float" office:value="0" table:formula="of:=[MANDABRASA.H96]+['1835'.H96]" table:style-name="ce34">
            <text:p>0,00</text:p>
          </table:table-cell>
          <table:table-cell office:value-type="float" office:value="0" table:formula="of:=[MANDABRASA.I112]+['1835'.I112]" table:style-name="ce22">
            <text:p>0,00</text:p>
          </table:table-cell>
          <table:table-cell office:value-type="float" office:value="0" table:formula="of:=[MANDABRASA.J112]+['1835'.J112]" table:style-name="ce22">
            <text:p>0,00</text:p>
          </table:table-cell>
          <table:table-cell office:value-type="float" office:value="0" table:formula="of:=[MANDABRASA.K112]+['1835'.K112]" table:style-name="ce22">
            <text:p>0,00</text:p>
          </table:table-cell>
          <table:table-cell office:value-type="float" office:value="0" table:formula="of:=[MANDABRASA.L112]+['1835'.L112]" table:style-name="ce22">
            <text:p>0,00</text:p>
          </table:table-cell>
          <table:table-cell office:value-type="float" office:value="0" table:formula="of:=[MANDABRASA.M112]+['1835'.M112]" table:style-name="ce22">
            <text:p>0,00</text:p>
          </table:table-cell>
          <table:table-cell office:value-type="float" office:value="0" table:formula="of:=[MANDABRASA.N112]+['1835'.N112]" table:style-name="ce22">
            <text:p>0,00</text:p>
          </table:table-cell>
          <table:table-cell office:value-type="float" office:value="0" table:formula="of:=SUM([.C96:.N96])" table:style-name="ce22">
            <text:p>0,00</text:p>
          </table:table-cell>
          <table:table-cell office:value-type="percentage" office:value="0" table:formula="of:=[.O96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7.01758</text:p>
          </table:table-cell>
          <table:table-cell office:value-type="string" table:style-name="ce21">
            <text:p>192 DESPESAS COM EVENTOS</text:p>
          </table:table-cell>
          <table:table-cell office:value-type="float" office:value="-263807.66000000003" table:formula="of:=[MANDABRASA.C97]+['1835'.C97]" table:style-name="ce34">
            <text:p>-263.807,66</text:p>
          </table:table-cell>
          <table:table-cell office:value-type="float" office:value="-38416.229999999996" table:formula="of:=[MANDABRASA.D97]+['1835'.D97]" table:style-name="ce34">
            <text:p>-38.416,23</text:p>
          </table:table-cell>
          <table:table-cell office:value-type="float" office:value="-32760.080000000002" table:formula="of:=[MANDABRASA.E97]+['1835'.E97]" table:style-name="ce34">
            <text:p>-32.760,08</text:p>
          </table:table-cell>
          <table:table-cell office:value-type="float" office:value="-84152.11" table:formula="of:=[MANDABRASA.F97]+['1835'.F97]" table:style-name="ce34">
            <text:p>-84.152,11</text:p>
          </table:table-cell>
          <table:table-cell office:value-type="float" office:value="-39330.400000000001" table:formula="of:=[MANDABRASA.G97]+['1835'.G97]" table:style-name="ce34">
            <text:p>-39.330,40</text:p>
          </table:table-cell>
          <table:table-cell office:value-type="float" office:value="-100837" table:formula="of:=[MANDABRASA.H97]+['1835'.H97]" table:style-name="ce34">
            <text:p>-100.837,00</text:p>
          </table:table-cell>
          <table:table-cell office:value-type="float" office:value="0" table:formula="of:=[MANDABRASA.I113]+['1835'.I113]" table:style-name="ce22">
            <text:p>0,00</text:p>
          </table:table-cell>
          <table:table-cell office:value-type="float" office:value="0" table:formula="of:=[MANDABRASA.J113]+['1835'.J113]" table:style-name="ce22">
            <text:p>0,00</text:p>
          </table:table-cell>
          <table:table-cell office:value-type="float" office:value="0" table:formula="of:=[MANDABRASA.K113]+['1835'.K113]" table:style-name="ce22">
            <text:p>0,00</text:p>
          </table:table-cell>
          <table:table-cell office:value-type="float" office:value="0" table:formula="of:=[MANDABRASA.L113]+['1835'.L113]" table:style-name="ce22">
            <text:p>0,00</text:p>
          </table:table-cell>
          <table:table-cell office:value-type="float" office:value="0" table:formula="of:=[MANDABRASA.M113]+['1835'.M113]" table:style-name="ce22">
            <text:p>0,00</text:p>
          </table:table-cell>
          <table:table-cell office:value-type="float" office:value="0" table:formula="of:=[MANDABRASA.N113]+['1835'.N113]" table:style-name="ce22">
            <text:p>0,00</text:p>
          </table:table-cell>
          <table:table-cell office:value-type="float" office:value="-559303.48" table:formula="of:=SUM([.C97:.N97])" table:style-name="ce22">
            <text:p>-559.303,48</text:p>
          </table:table-cell>
          <table:table-cell office:value-type="percentage" office:value="-1.4979633491080266E-2" table:formula="of:=[.O97]/[.$O$148]" table:style-name="ce23">
            <text:p>-1,5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7.01759</text:p>
          </table:table-cell>
          <table:table-cell office:value-type="string" table:style-name="ce21">
            <text:p>193 FOTOGRAFIA E FILME</text:p>
          </table:table-cell>
          <table:table-cell office:value-type="float" office:value="0" table:formula="of:=[MANDABRASA.C98]+['1835'.C98]" table:style-name="ce34">
            <text:p>0,00</text:p>
          </table:table-cell>
          <table:table-cell office:value-type="float" office:value="0" table:formula="of:=[MANDABRASA.D98]+['1835'.D98]" table:style-name="ce34">
            <text:p>0,00</text:p>
          </table:table-cell>
          <table:table-cell office:value-type="float" office:value="0" table:formula="of:=[MANDABRASA.E98]+['1835'.E98]" table:style-name="ce34">
            <text:p>0,00</text:p>
          </table:table-cell>
          <table:table-cell office:value-type="float" office:value="-4100" table:formula="of:=[MANDABRASA.F98]+['1835'.F98]" table:style-name="ce34">
            <text:p>-4.100,00</text:p>
          </table:table-cell>
          <table:table-cell office:value-type="float" office:value="0" table:formula="of:=[MANDABRASA.G98]+['1835'.G98]" table:style-name="ce34">
            <text:p>0,00</text:p>
          </table:table-cell>
          <table:table-cell office:value-type="float" office:value="0" table:formula="of:=[MANDABRASA.H98]+['1835'.H98]" table:style-name="ce34">
            <text:p>0,00</text:p>
          </table:table-cell>
          <table:table-cell office:value-type="float" office:value="0" table:formula="of:=[MANDABRASA.I114]+['1835'.I114]" table:style-name="ce22">
            <text:p>0,00</text:p>
          </table:table-cell>
          <table:table-cell office:value-type="float" office:value="0" table:formula="of:=[MANDABRASA.J114]+['1835'.J114]" table:style-name="ce22">
            <text:p>0,00</text:p>
          </table:table-cell>
          <table:table-cell office:value-type="float" office:value="0" table:formula="of:=[MANDABRASA.K114]+['1835'.K114]" table:style-name="ce22">
            <text:p>0,00</text:p>
          </table:table-cell>
          <table:table-cell office:value-type="float" office:value="0" table:formula="of:=[MANDABRASA.L114]+['1835'.L114]" table:style-name="ce22">
            <text:p>0,00</text:p>
          </table:table-cell>
          <table:table-cell office:value-type="float" office:value="0" table:formula="of:=[MANDABRASA.M114]+['1835'.M114]" table:style-name="ce22">
            <text:p>0,00</text:p>
          </table:table-cell>
          <table:table-cell office:value-type="float" office:value="0" table:formula="of:=[MANDABRASA.N114]+['1835'.N114]" table:style-name="ce22">
            <text:p>0,00</text:p>
          </table:table-cell>
          <table:table-cell office:value-type="float" office:value="-4100" table:formula="of:=SUM([.C98:.N98])" table:style-name="ce22">
            <text:p>-4.100,00</text:p>
          </table:table-cell>
          <table:table-cell office:value-type="percentage" office:value="-1.098088953664817E-4" table:formula="of:=[.O98]/[.$O$148]" table:style-name="ce23">
            <text:p>-0,0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8">
            <text:p>3.1.4.17.08</text:p>
          </table:table-cell>
          <table:table-cell office:value-type="string" table:style-name="ce18">
            <text:p>194 MATERIAIS</text:p>
          </table:table-cell>
          <table:table-cell office:value-type="float" office:value="-178087.13" table:formula="of:=SUM([.C100:.C103])" table:style-name="ce19">
            <text:p>-178.087,13</text:p>
          </table:table-cell>
          <table:table-cell office:value-type="float" office:value="-116358.41" table:formula="of:=SUM([.D100:.D103])" table:style-name="ce19">
            <text:p>-116.358,41</text:p>
          </table:table-cell>
          <table:table-cell office:value-type="float" office:value="-89699.709999999992" table:formula="of:=SUM([.E100:.E103])" table:style-name="ce19">
            <text:p>-89.699,71</text:p>
          </table:table-cell>
          <table:table-cell office:value-type="float" office:value="-86319.400000000009" table:formula="of:=SUM([.F100:.F103])" table:style-name="ce19">
            <text:p>-86.319,40</text:p>
          </table:table-cell>
          <table:table-cell office:value-type="float" office:value="-127178.13" table:formula="of:=SUM([.G100:.G103])" table:style-name="ce19">
            <text:p>-127.178,13</text:p>
          </table:table-cell>
          <table:table-cell office:value-type="float" office:value="-59297.54" table:formula="of:=SUM([.H100:.H103])" table:style-name="ce19">
            <text:p>-59.297,54</text:p>
          </table:table-cell>
          <table:table-cell office:value-type="float" office:value="0" table:formula="of:=SUM([.I100:.I102])" table:style-name="ce19">
            <text:p>0,00</text:p>
          </table:table-cell>
          <table:table-cell office:value-type="float" office:value="0" table:formula="of:=SUM([.J100:.J102])" table:style-name="ce19">
            <text:p>0,00</text:p>
          </table:table-cell>
          <table:table-cell office:value-type="float" office:value="0" table:formula="of:=SUM([.K100:.K102])" table:style-name="ce19">
            <text:p>0,00</text:p>
          </table:table-cell>
          <table:table-cell office:value-type="float" office:value="0" table:formula="of:=SUM([.L100:.L102])" table:style-name="ce19">
            <text:p>0,00</text:p>
          </table:table-cell>
          <table:table-cell office:value-type="float" office:value="0" table:formula="of:=SUM([.M100:.M102])" table:style-name="ce19">
            <text:p>0,00</text:p>
          </table:table-cell>
          <table:table-cell office:value-type="float" office:value="0" table:formula="of:=SUM([.N100:.N102])" table:style-name="ce19">
            <text:p>0,00</text:p>
          </table:table-cell>
          <table:table-cell office:value-type="float" office:value="-656940.32000000007" table:formula="of:=SUM([.O100:.O103])" table:style-name="ce19">
            <text:p>-656.940,32</text:p>
          </table:table-cell>
          <table:table-cell office:value-type="percentage" office:value="-1.7594607527049517E-2" table:formula="of:=[.O99]/[.$O$148]" table:style-name="ce20">
            <text:p>-1,76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8.01800</text:p>
          </table:table-cell>
          <table:table-cell office:value-type="string" table:style-name="ce21">
            <text:p>195 MATERIAIS DE ESCRITORIO</text:p>
          </table:table-cell>
          <table:table-cell office:value-type="float" office:value="-5973.6500000000005" table:formula="of:=[MANDABRASA.C100]+['1835'.C100]" table:style-name="ce22">
            <text:p>-5.973,65</text:p>
          </table:table-cell>
          <table:table-cell office:value-type="float" office:value="-8206.2999999999993" table:formula="of:=[MANDABRASA.D100]+['1835'.D100]" table:style-name="ce22">
            <text:p>-8.206,30</text:p>
          </table:table-cell>
          <table:table-cell office:value-type="float" office:value="-7288.3" table:formula="of:=[MANDABRASA.E100]+['1835'.E100]" table:style-name="ce22">
            <text:p>-7.288,30</text:p>
          </table:table-cell>
          <table:table-cell office:value-type="float" office:value="-5357.33" table:formula="of:=[MANDABRASA.F100]+['1835'.F100]" table:style-name="ce22">
            <text:p>-5.357,33</text:p>
          </table:table-cell>
          <table:table-cell office:value-type="float" office:value="-8971.1899999999987" table:formula="of:=[MANDABRASA.G100]+['1835'.G100]" table:style-name="ce22">
            <text:p>-8.971,19</text:p>
          </table:table-cell>
          <table:table-cell office:value-type="float" office:value="-1627.73" table:formula="of:=[MANDABRASA.H100]+['1835'.H100]" table:style-name="ce22">
            <text:p>-1.627,73</text:p>
          </table:table-cell>
          <table:table-cell office:value-type="float" office:value="0" table:formula="of:=[MANDABRASA.I116]+['1835'.I116]" table:style-name="ce22">
            <text:p>0,00</text:p>
          </table:table-cell>
          <table:table-cell office:value-type="float" office:value="0" table:formula="of:=[MANDABRASA.J116]+['1835'.J116]" table:style-name="ce22">
            <text:p>0,00</text:p>
          </table:table-cell>
          <table:table-cell office:value-type="float" office:value="0" table:formula="of:=[MANDABRASA.K116]+['1835'.K116]" table:style-name="ce22">
            <text:p>0,00</text:p>
          </table:table-cell>
          <table:table-cell office:value-type="float" office:value="0" table:formula="of:=[MANDABRASA.L116]+['1835'.L116]" table:style-name="ce22">
            <text:p>0,00</text:p>
          </table:table-cell>
          <table:table-cell office:value-type="float" office:value="0" table:formula="of:=[MANDABRASA.M116]+['1835'.M116]" table:style-name="ce22">
            <text:p>0,00</text:p>
          </table:table-cell>
          <table:table-cell office:value-type="float" office:value="0" table:formula="of:=[MANDABRASA.N116]+['1835'.N116]" table:style-name="ce22">
            <text:p>0,00</text:p>
          </table:table-cell>
          <table:table-cell office:value-type="float" office:value="-37424.500000000007" table:formula="of:=SUM([.C100:.N100])" table:style-name="ce22">
            <text:p>-37.424,50</text:p>
          </table:table-cell>
          <table:table-cell office:value-type="percentage" office:value="-1.0023275621080232E-3" table:formula="of:=[.O100]/[.$O$148]" table:style-name="ce23">
            <text:p>-0,10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17.08.01801</text:p>
          </table:table-cell>
          <table:table-cell office:value-type="string" table:style-name="ce21">
            <text:p>196 MATERIAIS DE INFORMATICA</text:p>
          </table:table-cell>
          <table:table-cell office:value-type="float" office:value="0" table:formula="of:=[MANDABRASA.C101]+['1835'.C101]" table:style-name="ce22">
            <text:p>0,00</text:p>
          </table:table-cell>
          <table:table-cell office:value-type="float" office:value="-1338.5" table:formula="of:=[MANDABRASA.D101]+['1835'.D101]" table:style-name="ce22">
            <text:p>-1.338,50</text:p>
          </table:table-cell>
          <table:table-cell office:value-type="float" office:value="0" table:formula="of:=[MANDABRASA.E101]+['1835'.E101]" table:style-name="ce22">
            <text:p>0,00</text:p>
          </table:table-cell>
          <table:table-cell office:value-type="float" office:value="0" table:formula="of:=[MANDABRASA.F101]+['1835'.F101]" table:style-name="ce22">
            <text:p>0,00</text:p>
          </table:table-cell>
          <table:table-cell office:value-type="float" office:value="0" table:formula="of:=[MANDABRASA.G101]+['1835'.G101]" table:style-name="ce22">
            <text:p>0,00</text:p>
          </table:table-cell>
          <table:table-cell office:value-type="float" office:value="-1019.9" table:formula="of:=[MANDABRASA.H101]+['1835'.H101]" table:style-name="ce22">
            <text:p>-1.019,90</text:p>
          </table:table-cell>
          <table:table-cell office:value-type="float" office:value="0" table:formula="of:=[MANDABRASA.I117]+['1835'.I117]" table:style-name="ce22">
            <text:p>0,00</text:p>
          </table:table-cell>
          <table:table-cell office:value-type="float" office:value="0" table:formula="of:=[MANDABRASA.J117]+['1835'.J117]" table:style-name="ce22">
            <text:p>0,00</text:p>
          </table:table-cell>
          <table:table-cell office:value-type="float" office:value="0" table:formula="of:=[MANDABRASA.K117]+['1835'.K117]" table:style-name="ce22">
            <text:p>0,00</text:p>
          </table:table-cell>
          <table:table-cell office:value-type="float" office:value="0" table:formula="of:=[MANDABRASA.L117]+['1835'.L117]" table:style-name="ce22">
            <text:p>0,00</text:p>
          </table:table-cell>
          <table:table-cell office:value-type="float" office:value="0" table:formula="of:=[MANDABRASA.M117]+['1835'.M117]" table:style-name="ce22">
            <text:p>0,00</text:p>
          </table:table-cell>
          <table:table-cell office:value-type="float" office:value="0" table:formula="of:=[MANDABRASA.N117]+['1835'.N117]" table:style-name="ce22">
            <text:p>0,00</text:p>
          </table:table-cell>
          <table:table-cell office:value-type="float" office:value="-2358.4" table:formula="of:=SUM([.C101:.N101])" table:style-name="ce22">
            <text:p>-2.358,40</text:p>
          </table:table-cell>
          <table:table-cell office:value-type="percentage" office:value="-6.3164219227392797E-5" table:formula="of:=[.O101]/[.$O$148]" table:style-name="ce23">
            <text:p>-0,0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8.01802</text:p>
          </table:table-cell>
          <table:table-cell office:value-type="string" table:style-name="ce21">
            <text:p>197 MATERIAL DE HIGIENE E LIMPEZA</text:p>
          </table:table-cell>
          <table:table-cell office:value-type="float" office:value="-172050.32" table:formula="of:=[MANDABRASA.C102]+['1835'.C102]" table:style-name="ce22">
            <text:p>-172.050,32</text:p>
          </table:table-cell>
          <table:table-cell office:value-type="float" office:value="-106813.61" table:formula="of:=[MANDABRASA.D102]+['1835'.D102]" table:style-name="ce22">
            <text:p>-106.813,61</text:p>
          </table:table-cell>
          <table:table-cell office:value-type="float" office:value="-82347.179999999993" table:formula="of:=[MANDABRASA.E102]+['1835'.E102]" table:style-name="ce22">
            <text:p>-82.347,18</text:p>
          </table:table-cell>
          <table:table-cell office:value-type="float" office:value="-80962.070000000007" table:formula="of:=[MANDABRASA.F102]+['1835'.F102]" table:style-name="ce22">
            <text:p>-80.962,07</text:p>
          </table:table-cell>
          <table:table-cell office:value-type="float" office:value="-118206.94" table:formula="of:=[MANDABRASA.G102]+['1835'.G102]" table:style-name="ce22">
            <text:p>-118.206,94</text:p>
          </table:table-cell>
          <table:table-cell office:value-type="float" office:value="-56649.91" table:formula="of:=[MANDABRASA.H102]+['1835'.H102]" table:style-name="ce22">
            <text:p>-56.649,91</text:p>
          </table:table-cell>
          <table:table-cell office:value-type="float" office:value="0" table:formula="of:=[MANDABRASA.I118]+['1835'.I118]" table:style-name="ce22">
            <text:p>0,00</text:p>
          </table:table-cell>
          <table:table-cell office:value-type="float" office:value="0" table:formula="of:=[MANDABRASA.J118]+['1835'.J118]" table:style-name="ce22">
            <text:p>0,00</text:p>
          </table:table-cell>
          <table:table-cell office:value-type="float" office:value="0" table:formula="of:=[MANDABRASA.K118]+['1835'.K118]" table:style-name="ce22">
            <text:p>0,00</text:p>
          </table:table-cell>
          <table:table-cell office:value-type="float" office:value="0" table:formula="of:=[MANDABRASA.L118]+['1835'.L118]" table:style-name="ce22">
            <text:p>0,00</text:p>
          </table:table-cell>
          <table:table-cell office:value-type="float" office:value="0" table:formula="of:=[MANDABRASA.M118]+['1835'.M118]" table:style-name="ce22">
            <text:p>0,00</text:p>
          </table:table-cell>
          <table:table-cell office:value-type="float" office:value="0" table:formula="of:=[MANDABRASA.N118]+['1835'.N118]" table:style-name="ce22">
            <text:p>0,00</text:p>
          </table:table-cell>
          <table:table-cell office:value-type="float" office:value="-617030.03" table:formula="of:=SUM([.C102:.N102])" table:style-name="ce22">
            <text:p>-617.030,03</text:p>
          </table:table-cell>
          <table:table-cell office:value-type="percentage" office:value="-1.6525703902987091E-2" table:formula="of:=[.O102]/[.$O$148]" table:style-name="ce23">
            <text:p>-1,6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4">
            <text:p>3.1.4.17.08.01803</text:p>
          </table:table-cell>
          <table:table-cell office:value-type="string" table:style-name="ce24">
            <text:p>MATERIAL DE EXPEDIENTE</text:p>
          </table:table-cell>
          <table:table-cell office:value-type="float" office:value="-63.16" table:formula="of:=[MANDABRASA.C103]+['1835'.C103]" table:style-name="ce22">
            <text:p>-63,16</text:p>
          </table:table-cell>
          <table:table-cell office:value-type="float" office:value="0" table:formula="of:=[MANDABRASA.D103]+['1835'.D103]" table:style-name="ce22">
            <text:p>0,00</text:p>
          </table:table-cell>
          <table:table-cell office:value-type="float" office:value="-64.23" table:formula="of:=[MANDABRASA.E103]+['1835'.E103]" table:style-name="ce22">
            <text:p>-64,23</text:p>
          </table:table-cell>
          <table:table-cell office:value-type="float" office:value="0" table:formula="of:=[MANDABRASA.F103]+['1835'.F103]" table:style-name="ce22">
            <text:p>0,00</text:p>
          </table:table-cell>
          <table:table-cell office:value-type="float" office:value="0" table:formula="of:=[MANDABRASA.G103]+['1835'.G103]" table:style-name="ce22">
            <text:p>0,00</text:p>
          </table:table-cell>
          <table:table-cell office:value-type="float" office:value="0" table:formula="of:=[MANDABRASA.H103]+['1835'.H103]" table:style-name="ce22">
            <text:p>0,00</text:p>
          </table:table-cell>
          <table:table-cell table:number-columns-repeated="6" table:style-name="ce22"/>
          <table:table-cell office:value-type="float" office:value="-127.39" table:formula="of:=SUM([.C103:.N103])" table:style-name="ce22">
            <text:p>-127,39</text:p>
          </table:table-cell>
          <table:table-cell office:value-type="percentage" office:value="-3.4118427270088059E-6" table:formula="of:=[.O103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8">
            <text:p>3.1.4.17.09</text:p>
          </table:table-cell>
          <table:table-cell office:value-type="string" table:style-name="ce18">
            <text:p>198 DESPESAS GERAIS</text:p>
          </table:table-cell>
          <table:table-cell office:value-type="float" office:value="-58161.600000000006" table:formula="of:=SUM([.C105:.C115])" table:style-name="ce19">
            <text:p>-58.161,60</text:p>
          </table:table-cell>
          <table:table-cell office:value-type="float" office:value="-35267.949999999997" table:formula="of:=SUM([.D105:.D115])" table:style-name="ce19">
            <text:p>-35.267,95</text:p>
          </table:table-cell>
          <table:table-cell office:value-type="float" office:value="-21706" table:formula="of:=SUM([.E105:.E115])" table:style-name="ce19">
            <text:p>-21.706,00</text:p>
          </table:table-cell>
          <table:table-cell office:value-type="float" office:value="-48835.8" table:formula="of:=SUM([.F105:.F115])" table:style-name="ce19">
            <text:p>-48.835,80</text:p>
          </table:table-cell>
          <table:table-cell office:value-type="float" office:value="-41434.65" table:formula="of:=SUM([.G105:.G115])" table:style-name="ce19">
            <text:p>-41.434,65</text:p>
          </table:table-cell>
          <table:table-cell office:value-type="float" office:value="-45763.329999999994" table:formula="of:=SUM([.H105:.H115])" table:style-name="ce19">
            <text:p>-45.763,33</text:p>
          </table:table-cell>
          <table:table-cell office:value-type="float" office:value="0" table:formula="of:=SUM([.I105:.I115])" table:style-name="ce19">
            <text:p>0,00</text:p>
          </table:table-cell>
          <table:table-cell office:value-type="float" office:value="0" table:formula="of:=SUM([.J105:.J115])" table:style-name="ce19">
            <text:p>0,00</text:p>
          </table:table-cell>
          <table:table-cell office:value-type="float" office:value="0" table:formula="of:=SUM([.K105:.K115])" table:style-name="ce19">
            <text:p>0,00</text:p>
          </table:table-cell>
          <table:table-cell office:value-type="float" office:value="0" table:formula="of:=SUM([.L105:.L115])" table:style-name="ce19">
            <text:p>0,00</text:p>
          </table:table-cell>
          <table:table-cell office:value-type="float" office:value="0" table:formula="of:=SUM([.M105:.M115])" table:style-name="ce19">
            <text:p>0,00</text:p>
          </table:table-cell>
          <table:table-cell office:value-type="float" office:value="0" table:formula="of:=SUM([.N105:.N115])" table:style-name="ce19">
            <text:p>0,00</text:p>
          </table:table-cell>
          <table:table-cell office:value-type="float" office:value="-251169.33000000005" table:formula="of:=SUM([.O105:.O115])" table:style-name="ce19">
            <text:p>-251.169,33</text:p>
          </table:table-cell>
          <table:table-cell office:value-type="percentage" office:value="-6.7269821163998336E-3" table:formula="of:=[.O104]/[.$O$148]" table:style-name="ce20">
            <text:p>-0,67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9.01850</text:p>
          </table:table-cell>
          <table:table-cell office:value-type="string" table:style-name="ce33">
            <text:p>199 LOCAÇÕES DE VEICULOS</text:p>
          </table:table-cell>
          <table:table-cell office:value-type="float" office:value="-6219.3" table:formula="of:=[MANDABRASA.C105]+['1835'.C105]" table:style-name="ce34">
            <text:p>-6.219,30</text:p>
          </table:table-cell>
          <table:table-cell office:value-type="float" office:value="-3396.99" table:formula="of:=[MANDABRASA.D105]+['1835'.D105]" table:style-name="ce34">
            <text:p>-3.396,99</text:p>
          </table:table-cell>
          <table:table-cell office:value-type="float" office:value="-4946.99" table:formula="of:=[MANDABRASA.E105]+['1835'.E105]" table:style-name="ce34">
            <text:p>-4.946,99</text:p>
          </table:table-cell>
          <table:table-cell office:value-type="float" office:value="-3533.66" table:formula="of:=[MANDABRASA.F105]+['1835'.F105]" table:style-name="ce34">
            <text:p>-3.533,66</text:p>
          </table:table-cell>
          <table:table-cell office:value-type="float" office:value="-9667.89" table:formula="of:=[MANDABRASA.G105]+['1835'.G105]" table:style-name="ce34">
            <text:p>-9.667,89</text:p>
          </table:table-cell>
          <table:table-cell office:value-type="float" office:value="-6149.26" table:formula="of:=[MANDABRASA.H105]+['1835'.H105]" table:style-name="ce34">
            <text:p>-6.149,26</text:p>
          </table:table-cell>
          <table:table-cell office:value-type="float" office:value="0" table:formula="of:=[MANDABRASA.I96]+['1835'.I96]" table:style-name="ce34">
            <text:p>0,00</text:p>
          </table:table-cell>
          <table:table-cell office:value-type="float" office:value="0" table:formula="of:=[MANDABRASA.J96]+['1835'.J96]" table:style-name="ce34">
            <text:p>0,00</text:p>
          </table:table-cell>
          <table:table-cell office:value-type="float" office:value="0" table:formula="of:=[MANDABRASA.K96]+['1835'.K96]" table:style-name="ce34">
            <text:p>0,00</text:p>
          </table:table-cell>
          <table:table-cell office:value-type="float" office:value="0" table:formula="of:=[MANDABRASA.L96]+['1835'.L96]" table:style-name="ce34">
            <text:p>0,00</text:p>
          </table:table-cell>
          <table:table-cell office:value-type="float" office:value="0" table:formula="of:=[MANDABRASA.M96]+['1835'.M96]" table:style-name="ce34">
            <text:p>0,00</text:p>
          </table:table-cell>
          <table:table-cell office:value-type="float" office:value="0" table:formula="of:=[MANDABRASA.N96]+['1835'.N96]" table:style-name="ce34">
            <text:p>0,00</text:p>
          </table:table-cell>
          <table:table-cell office:value-type="float" office:value="-33914.090000000004" table:formula="of:=SUM([.C105:.N105])" table:style-name="ce22">
            <text:p>-33.914,09</text:p>
          </table:table-cell>
          <table:table-cell office:value-type="percentage" office:value="-9.0830945372181559E-4" table:formula="of:=[.O105]/[.$O$148]" table:style-name="ce23">
            <text:p>-0,09%</text:p>
          </table:table-cell>
          <table:table-cell table:number-columns-repeated="239" table:style-name="ce31"/>
          <table:table-cell table:number-columns-repeated="3" table:style-name="ce32"/>
          <table:table-cell table:number-columns-repeated="8" table:style-name="ce3"/>
          <table:table-cell table:number-columns-repeated="16118" table:style-name="ce32"/>
        </table:table-row>
        <table:table-row table:style-name="ro3">
          <table:table-cell office:value-type="string" table:style-name="ce21">
            <text:p>3.1.4.17.09.01851</text:p>
          </table:table-cell>
          <table:table-cell office:value-type="string" table:style-name="ce21">
            <text:p>200 CONFRATERNIZACOES</text:p>
          </table:table-cell>
          <table:table-cell office:value-type="float" office:value="-473.92" table:formula="of:=[MANDABRASA.C106]+['1835'.C106]" table:style-name="ce34">
            <text:p>-473,92</text:p>
          </table:table-cell>
          <table:table-cell office:value-type="float" office:value="0" table:formula="of:=[MANDABRASA.D106]+['1835'.D106]" table:style-name="ce34">
            <text:p>0,00</text:p>
          </table:table-cell>
          <table:table-cell office:value-type="float" office:value="-216" table:formula="of:=[MANDABRASA.E106]+['1835'.E106]" table:style-name="ce34">
            <text:p>-216,00</text:p>
          </table:table-cell>
          <table:table-cell office:value-type="float" office:value="-3630" table:formula="of:=[MANDABRASA.F106]+['1835'.F106]" table:style-name="ce34">
            <text:p>-3.630,00</text:p>
          </table:table-cell>
          <table:table-cell office:value-type="float" office:value="0" table:formula="of:=[MANDABRASA.G106]+['1835'.G106]" table:style-name="ce34">
            <text:p>0,00</text:p>
          </table:table-cell>
          <table:table-cell office:value-type="float" office:value="0" table:formula="of:=[MANDABRASA.H106]+['1835'.H106]" table:style-name="ce34">
            <text:p>0,00</text:p>
          </table:table-cell>
          <table:table-cell office:value-type="float" office:value="0" table:formula="of:=[MANDABRASA.I97]+['1835'.I97]" table:style-name="ce34">
            <text:p>0,00</text:p>
          </table:table-cell>
          <table:table-cell office:value-type="float" office:value="0" table:formula="of:=[MANDABRASA.J97]+['1835'.J97]" table:style-name="ce34">
            <text:p>0,00</text:p>
          </table:table-cell>
          <table:table-cell office:value-type="float" office:value="0" table:formula="of:=[MANDABRASA.K97]+['1835'.K97]" table:style-name="ce34">
            <text:p>0,00</text:p>
          </table:table-cell>
          <table:table-cell office:value-type="float" office:value="0" table:formula="of:=[MANDABRASA.L97]+['1835'.L97]" table:style-name="ce34">
            <text:p>0,00</text:p>
          </table:table-cell>
          <table:table-cell office:value-type="float" office:value="0" table:formula="of:=[MANDABRASA.M97]+['1835'.M97]" table:style-name="ce34">
            <text:p>0,00</text:p>
          </table:table-cell>
          <table:table-cell office:value-type="float" office:value="0" table:formula="of:=[MANDABRASA.N97]+['1835'.N97]" table:style-name="ce34">
            <text:p>0,00</text:p>
          </table:table-cell>
          <table:table-cell office:value-type="float" office:value="-4319.92" table:formula="of:=SUM([.C106:.N106])" table:style-name="ce22">
            <text:p>-4.319,92</text:p>
          </table:table-cell>
          <table:table-cell office:value-type="percentage" office:value="-1.1569893738331016E-4" table:formula="of:=[.O106]/[.$O$148]" table:style-name="ce23">
            <text:p>-0,01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4">
            <text:p>3.1.4.17.09.01852</text:p>
          </table:table-cell>
          <table:table-cell office:value-type="string" table:style-name="ce24">
            <text:p>201 CORREIOS E MALOTES</text:p>
          </table:table-cell>
          <table:table-cell office:value-type="float" office:value="0" table:formula="of:=[MANDABRASA.C107]+['1835'.C107]" table:style-name="ce34">
            <text:p>0,00</text:p>
          </table:table-cell>
          <table:table-cell office:value-type="float" office:value="0" table:formula="of:=[MANDABRASA.D107]+['1835'.D107]" table:style-name="ce34">
            <text:p>0,00</text:p>
          </table:table-cell>
          <table:table-cell office:value-type="float" office:value="0" table:formula="of:=[MANDABRASA.E107]+['1835'.E107]" table:style-name="ce34">
            <text:p>0,00</text:p>
          </table:table-cell>
          <table:table-cell office:value-type="float" office:value="0" table:formula="of:=[MANDABRASA.F107]+['1835'.F107]" table:style-name="ce34">
            <text:p>0,00</text:p>
          </table:table-cell>
          <table:table-cell office:value-type="float" office:value="0" table:formula="of:=[MANDABRASA.G107]+['1835'.G107]" table:style-name="ce34">
            <text:p>0,00</text:p>
          </table:table-cell>
          <table:table-cell office:value-type="float" office:value="-87.2" table:formula="of:=[MANDABRASA.H107]+['1835'.H107]" table:style-name="ce34">
            <text:p>-87,20</text:p>
          </table:table-cell>
          <table:table-cell table:number-columns-repeated="6" table:style-name="ce34"/>
          <table:table-cell office:value-type="float" office:value="-87.2" table:formula="of:=SUM([.C107:.N107])" table:style-name="ce22">
            <text:p>-87,20</text:p>
          </table:table-cell>
          <table:table-cell office:value-type="percentage" office:value="-2.3354477258432208E-6" table:formula="of:=[.O107]/[.$O$148]" table:style-name="ce23">
            <text:p>0,00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4">
            <text:p>3.1.4.17.09.01854</text:p>
          </table:table-cell>
          <table:table-cell office:value-type="string" table:style-name="ce24">
            <text:p>203 MULTAS E IMPOSTOS S/ VEICULOS</text:p>
          </table:table-cell>
          <table:table-cell office:value-type="float" office:value="0" table:formula="of:=[MANDABRASA.C108]+['1835'.C108]" table:style-name="ce34">
            <text:p>0,00</text:p>
          </table:table-cell>
          <table:table-cell office:value-type="float" office:value="0" table:formula="of:=[MANDABRASA.D108]+['1835'.D108]" table:style-name="ce34">
            <text:p>0,00</text:p>
          </table:table-cell>
          <table:table-cell office:value-type="float" office:value="0" table:formula="of:=[MANDABRASA.E108]+['1835'.E108]" table:style-name="ce34">
            <text:p>0,00</text:p>
          </table:table-cell>
          <table:table-cell office:value-type="float" office:value="0" table:formula="of:=[MANDABRASA.F108]+['1835'.F108]" table:style-name="ce34">
            <text:p>0,00</text:p>
          </table:table-cell>
          <table:table-cell office:value-type="float" office:value="-8885.58" table:formula="of:=[MANDABRASA.G108]+['1835'.G108]" table:style-name="ce34">
            <text:p>-8.885,58</text:p>
          </table:table-cell>
          <table:table-cell office:value-type="float" office:value="0" table:formula="of:=[MANDABRASA.H108]+['1835'.H108]" table:style-name="ce34">
            <text:p>0,00</text:p>
          </table:table-cell>
          <table:table-cell table:number-columns-repeated="6" table:style-name="ce34"/>
          <table:table-cell office:value-type="float" office:value="-8885.58" table:formula="of:=SUM([.C108:.N108])" table:style-name="ce22">
            <text:p>-8.885,58</text:p>
          </table:table-cell>
          <table:table-cell office:value-type="percentage" office:value="-2.3797944499768354E-4" table:formula="of:=[.O108]/[.$O$148]" table:style-name="ce23">
            <text:p>-0,02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17.09.01852</text:p>
          </table:table-cell>
          <table:table-cell office:value-type="string" table:style-name="ce33">
            <text:p>204 COMBUSTIVEIS E LUBRIFICANTES</text:p>
          </table:table-cell>
          <table:table-cell office:value-type="float" office:value="-2540.37" table:formula="of:=[MANDABRASA.C109]+['1835'.C109]" table:style-name="ce34">
            <text:p>-2.540,37</text:p>
          </table:table-cell>
          <table:table-cell office:value-type="float" office:value="-1283.3499999999999" table:formula="of:=[MANDABRASA.D109]+['1835'.D109]" table:style-name="ce34">
            <text:p>-1.283,35</text:p>
          </table:table-cell>
          <table:table-cell office:value-type="float" office:value="-1095.56" table:formula="of:=[MANDABRASA.E109]+['1835'.E109]" table:style-name="ce34">
            <text:p>-1.095,56</text:p>
          </table:table-cell>
          <table:table-cell office:value-type="float" office:value="-1355.31" table:formula="of:=[MANDABRASA.F109]+['1835'.F109]" table:style-name="ce34">
            <text:p>-1.355,31</text:p>
          </table:table-cell>
          <table:table-cell office:value-type="float" office:value="-1412.04" table:formula="of:=[MANDABRASA.G109]+['1835'.G109]" table:style-name="ce34">
            <text:p>-1.412,04</text:p>
          </table:table-cell>
          <table:table-cell office:value-type="float" office:value="-689.2" table:formula="of:=[MANDABRASA.H109]+['1835'.H109]" table:style-name="ce34">
            <text:p>-689,20</text:p>
          </table:table-cell>
          <table:table-cell office:value-type="float" office:value="0" table:formula="of:=[MANDABRASA.I98]+['1835'.I98]" table:style-name="ce34">
            <text:p>0,00</text:p>
          </table:table-cell>
          <table:table-cell office:value-type="float" office:value="0" table:formula="of:=[MANDABRASA.J98]+['1835'.J98]" table:style-name="ce34">
            <text:p>0,00</text:p>
          </table:table-cell>
          <table:table-cell office:value-type="float" office:value="0" table:formula="of:=[MANDABRASA.K98]+['1835'.K98]" table:style-name="ce34">
            <text:p>0,00</text:p>
          </table:table-cell>
          <table:table-cell office:value-type="float" office:value="0" table:formula="of:=[MANDABRASA.L98]+['1835'.L98]" table:style-name="ce34">
            <text:p>0,00</text:p>
          </table:table-cell>
          <table:table-cell office:value-type="float" office:value="0" table:formula="of:=[MANDABRASA.M98]+['1835'.M98]" table:style-name="ce34">
            <text:p>0,00</text:p>
          </table:table-cell>
          <table:table-cell office:value-type="float" office:value="0" table:formula="of:=[MANDABRASA.N98]+['1835'.N98]" table:style-name="ce34">
            <text:p>0,00</text:p>
          </table:table-cell>
          <table:table-cell office:value-type="float" office:value="-8375.83" table:formula="of:=SUM([.C109:.N109])" table:style-name="ce22">
            <text:p>-8.375,83</text:p>
          </table:table-cell>
          <table:table-cell office:value-type="percentage" office:value="-2.2432698538474107E-4" table:formula="of:=[.O109]/[.$O$148]" table:style-name="ce23">
            <text:p>-0,02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17.09.01856</text:p>
          </table:table-cell>
          <table:table-cell office:value-type="string" table:style-name="ce33">
            <text:p>205 VIAGENS E HOSPEDAGEM</text:p>
          </table:table-cell>
          <table:table-cell office:value-type="float" office:value="-23239.16" table:formula="of:=[MANDABRASA.C110]+['1835'.C110]" table:style-name="ce34">
            <text:p>-23.239,16</text:p>
          </table:table-cell>
          <table:table-cell office:value-type="float" office:value="-18711.419999999998" table:formula="of:=[MANDABRASA.D110]+['1835'.D110]" table:style-name="ce34">
            <text:p>-18.711,42</text:p>
          </table:table-cell>
          <table:table-cell office:value-type="float" office:value="-3828.23" table:formula="of:=[MANDABRASA.E110]+['1835'.E110]" table:style-name="ce34">
            <text:p>-3.828,23</text:p>
          </table:table-cell>
          <table:table-cell office:value-type="float" office:value="-25409.129999999997" table:formula="of:=[MANDABRASA.F110]+['1835'.F110]" table:style-name="ce34">
            <text:p>-25.409,13</text:p>
          </table:table-cell>
          <table:table-cell office:value-type="float" office:value="-7882.95" table:formula="of:=[MANDABRASA.G110]+['1835'.G110]" table:style-name="ce34">
            <text:p>-7.882,95</text:p>
          </table:table-cell>
          <table:table-cell office:value-type="float" office:value="-15830.19" table:formula="of:=[MANDABRASA.H110]+['1835'.H110]" table:style-name="ce34">
            <text:p>-15.830,19</text:p>
          </table:table-cell>
          <table:table-cell office:value-type="float" office:value="0" table:formula="of:=[MANDABRASA.I100]+['1835'.I100]" table:style-name="ce34">
            <text:p>0,00</text:p>
          </table:table-cell>
          <table:table-cell office:value-type="float" office:value="0" table:formula="of:=[MANDABRASA.J100]+['1835'.J100]" table:style-name="ce34">
            <text:p>0,00</text:p>
          </table:table-cell>
          <table:table-cell office:value-type="float" office:value="0" table:formula="of:=[MANDABRASA.K100]+['1835'.K100]" table:style-name="ce34">
            <text:p>0,00</text:p>
          </table:table-cell>
          <table:table-cell office:value-type="float" office:value="0" table:formula="of:=[MANDABRASA.L100]+['1835'.L100]" table:style-name="ce34">
            <text:p>0,00</text:p>
          </table:table-cell>
          <table:table-cell office:value-type="float" office:value="0" table:formula="of:=[MANDABRASA.M100]+['1835'.M100]" table:style-name="ce34">
            <text:p>0,00</text:p>
          </table:table-cell>
          <table:table-cell office:value-type="float" office:value="0" table:formula="of:=[MANDABRASA.N100]+['1835'.N100]" table:style-name="ce34">
            <text:p>0,00</text:p>
          </table:table-cell>
          <table:table-cell office:value-type="float" office:value="-94901.08" table:formula="of:=SUM([.C110:.N110])" table:style-name="ce22">
            <text:p>-94.901,08</text:p>
          </table:table-cell>
          <table:table-cell office:value-type="percentage" office:value="-2.5417031131429535E-3" table:formula="of:=[.O110]/[.$O$148]" table:style-name="ce23">
            <text:p>-0,2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7.09.01857</text:p>
          </table:table-cell>
          <table:table-cell office:value-type="string" table:style-name="ce33">
            <text:p>206 LOCACAO DE EQUIPAMENTOS</text:p>
          </table:table-cell>
          <table:table-cell office:value-type="float" office:value="-22967.69" table:formula="of:=[MANDABRASA.C111]+['1835'.C111]" table:style-name="ce34">
            <text:p>-22.967,69</text:p>
          </table:table-cell>
          <table:table-cell office:value-type="float" office:value="-11062.69" table:formula="of:=[MANDABRASA.D111]+['1835'.D111]" table:style-name="ce34">
            <text:p>-11.062,69</text:p>
          </table:table-cell>
          <table:table-cell office:value-type="float" office:value="-10902.69" table:formula="of:=[MANDABRASA.E111]+['1835'.E111]" table:style-name="ce34">
            <text:p>-10.902,69</text:p>
          </table:table-cell>
          <table:table-cell office:value-type="float" office:value="-12881.69" table:formula="of:=[MANDABRASA.F111]+['1835'.F111]" table:style-name="ce34">
            <text:p>-12.881,69</text:p>
          </table:table-cell>
          <table:table-cell office:value-type="float" office:value="-12301.69" table:formula="of:=[MANDABRASA.G111]+['1835'.G111]" table:style-name="ce34">
            <text:p>-12.301,69</text:p>
          </table:table-cell>
          <table:table-cell office:value-type="float" office:value="-21161.69" table:formula="of:=[MANDABRASA.H111]+['1835'.H111]" table:style-name="ce34">
            <text:p>-21.161,69</text:p>
          </table:table-cell>
          <table:table-cell office:value-type="float" office:value="0" table:formula="of:=[MANDABRASA.I101]+['1835'.I101]" table:style-name="ce34">
            <text:p>0,00</text:p>
          </table:table-cell>
          <table:table-cell office:value-type="float" office:value="0" table:formula="of:=[MANDABRASA.J101]+['1835'.J101]" table:style-name="ce34">
            <text:p>0,00</text:p>
          </table:table-cell>
          <table:table-cell office:value-type="float" office:value="0" table:formula="of:=[MANDABRASA.K101]+['1835'.K101]" table:style-name="ce34">
            <text:p>0,00</text:p>
          </table:table-cell>
          <table:table-cell office:value-type="float" office:value="0" table:formula="of:=[MANDABRASA.L101]+['1835'.L101]" table:style-name="ce34">
            <text:p>0,00</text:p>
          </table:table-cell>
          <table:table-cell office:value-type="float" office:value="0" table:formula="of:=[MANDABRASA.M101]+['1835'.M101]" table:style-name="ce34">
            <text:p>0,00</text:p>
          </table:table-cell>
          <table:table-cell office:value-type="float" office:value="0" table:formula="of:=[MANDABRASA.N101]+['1835'.N101]" table:style-name="ce34">
            <text:p>0,00</text:p>
          </table:table-cell>
          <table:table-cell office:value-type="float" office:value="-91278.14" table:formula="of:=SUM([.C111:.N111])" table:style-name="ce22">
            <text:p>-91.278,14</text:p>
          </table:table-cell>
          <table:table-cell office:value-type="percentage" office:value="-2.4446711523187972E-3" table:formula="of:=[.O111]/[.$O$148]" table:style-name="ce23">
            <text:p>-0,24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33">
            <text:p>3.1.4.17.09.01858</text:p>
          </table:table-cell>
          <table:table-cell office:value-type="string" table:style-name="ce33">
            <text:p>207 MANUTENÇÃO DE VEICULOS</text:p>
          </table:table-cell>
          <table:table-cell office:value-type="float" office:value="0" table:formula="of:=[MANDABRASA.C112]+['1835'.C112]" table:style-name="ce34">
            <text:p>0,00</text:p>
          </table:table-cell>
          <table:table-cell office:value-type="float" office:value="0" table:formula="of:=[MANDABRASA.D112]+['1835'.D112]" table:style-name="ce34">
            <text:p>0,00</text:p>
          </table:table-cell>
          <table:table-cell office:value-type="float" office:value="0" table:formula="of:=[MANDABRASA.E112]+['1835'.E112]" table:style-name="ce34">
            <text:p>0,00</text:p>
          </table:table-cell>
          <table:table-cell office:value-type="float" office:value="-270" table:formula="of:=[MANDABRASA.F112]+['1835'.F112]" table:style-name="ce34">
            <text:p>-270,00</text:p>
          </table:table-cell>
          <table:table-cell office:value-type="float" office:value="-126" table:formula="of:=[MANDABRASA.G112]+['1835'.G112]" table:style-name="ce34">
            <text:p>-126,00</text:p>
          </table:table-cell>
          <table:table-cell office:value-type="float" office:value="-345" table:formula="of:=[MANDABRASA.H112]+['1835'.H112]" table:style-name="ce34">
            <text:p>-345,00</text:p>
          </table:table-cell>
          <table:table-cell office:value-type="float" office:value="0" table:formula="of:=[MANDABRASA.I102]+['1835'.I102]" table:style-name="ce34">
            <text:p>0,00</text:p>
          </table:table-cell>
          <table:table-cell office:value-type="float" office:value="0" table:formula="of:=[MANDABRASA.J102]+['1835'.J102]" table:style-name="ce34">
            <text:p>0,00</text:p>
          </table:table-cell>
          <table:table-cell office:value-type="float" office:value="0" table:formula="of:=[MANDABRASA.K102]+['1835'.K102]" table:style-name="ce34">
            <text:p>0,00</text:p>
          </table:table-cell>
          <table:table-cell office:value-type="float" office:value="0" table:formula="of:=[MANDABRASA.L102]+['1835'.L102]" table:style-name="ce34">
            <text:p>0,00</text:p>
          </table:table-cell>
          <table:table-cell office:value-type="float" office:value="0" table:formula="of:=[MANDABRASA.M102]+['1835'.M102]" table:style-name="ce34">
            <text:p>0,00</text:p>
          </table:table-cell>
          <table:table-cell office:value-type="float" office:value="0" table:formula="of:=[MANDABRASA.N102]+['1835'.N102]" table:style-name="ce34">
            <text:p>0,00</text:p>
          </table:table-cell>
          <table:table-cell office:value-type="float" office:value="-741" table:formula="of:=SUM([.C112:.N112])" table:style-name="ce22">
            <text:p>-741,00</text:p>
          </table:table-cell>
          <table:table-cell office:value-type="percentage" office:value="-1.9845949138186083E-5" table:formula="of:=[.O112]/[.$O$148]" table:style-name="ce23">
            <text:p>0,00%</text:p>
          </table:table-cell>
          <table:table-cell table:number-columns-repeated="233" table:style-name="ce36"/>
          <table:table-cell table:number-columns-repeated="3" table:style-name="ce37"/>
          <table:table-cell table:number-columns-repeated="4" table:style-name="ce35"/>
          <table:table-cell table:number-columns-repeated="16128" table:style-name="ce3"/>
        </table:table-row>
        <table:table-row table:style-name="ro3">
          <table:table-cell office:value-type="string" table:style-name="ce38">
            <text:p>3.1.4.17.09.01859</text:p>
          </table:table-cell>
          <table:table-cell office:value-type="string" table:style-name="ce38">
            <text:p>PEDAGIOS</text:p>
          </table:table-cell>
          <table:table-cell office:value-type="float" office:value="0" table:formula="of:=[MANDABRASA.C113]+['1835'.C113]" table:style-name="ce34">
            <text:p>0,00</text:p>
          </table:table-cell>
          <table:table-cell office:value-type="float" office:value="0" table:formula="of:=[MANDABRASA.D113]+['1835'.D113]" table:style-name="ce34">
            <text:p>0,00</text:p>
          </table:table-cell>
          <table:table-cell office:value-type="float" office:value="0" table:formula="of:=[MANDABRASA.E113]+['1835'.E113]" table:style-name="ce34">
            <text:p>0,00</text:p>
          </table:table-cell>
          <table:table-cell office:value-type="float" office:value="-66.849999999999994" table:formula="of:=[MANDABRASA.F113]+['1835'.F113]" table:style-name="ce34">
            <text:p>-66,85</text:p>
          </table:table-cell>
          <table:table-cell office:value-type="float" office:value="-89.5" table:formula="of:=[MANDABRASA.G113]+['1835'.G113]" table:style-name="ce34">
            <text:p>-89,50</text:p>
          </table:table-cell>
          <table:table-cell office:value-type="float" office:value="-118.13" table:formula="of:=[MANDABRASA.H113]+['1835'.H113]" table:style-name="ce34">
            <text:p>-118,13</text:p>
          </table:table-cell>
          <table:table-cell office:value-type="float" office:value="0" table:formula="of:=[MANDABRASA.I103]+['1835'.I103]" table:style-name="ce34">
            <text:p>0,00</text:p>
          </table:table-cell>
          <table:table-cell office:value-type="float" office:value="0" table:formula="of:=[MANDABRASA.J103]+['1835'.J103]" table:style-name="ce34">
            <text:p>0,00</text:p>
          </table:table-cell>
          <table:table-cell office:value-type="float" office:value="0" table:formula="of:=[MANDABRASA.K103]+['1835'.K103]" table:style-name="ce34">
            <text:p>0,00</text:p>
          </table:table-cell>
          <table:table-cell office:value-type="float" office:value="0" table:formula="of:=[MANDABRASA.L103]+['1835'.L103]" table:style-name="ce34">
            <text:p>0,00</text:p>
          </table:table-cell>
          <table:table-cell office:value-type="float" office:value="0" table:formula="of:=[MANDABRASA.M103]+['1835'.M103]" table:style-name="ce34">
            <text:p>0,00</text:p>
          </table:table-cell>
          <table:table-cell office:value-type="float" office:value="0" table:formula="of:=[MANDABRASA.N103]+['1835'.N103]" table:style-name="ce34">
            <text:p>0,00</text:p>
          </table:table-cell>
          <table:table-cell office:value-type="float" office:value="-274.48" table:formula="of:=SUM([.C113:.N113])" table:style-name="ce22">
            <text:p>-274,48</text:p>
          </table:table-cell>
          <table:table-cell office:value-type="percentage" office:value="-7.3513038049248533E-6" table:formula="of:=[.O113]/[.$O$148]" table:style-name="ce23">
            <text:p>0,00%</text:p>
          </table:table-cell>
          <table:table-cell table:number-columns-repeated="233" table:style-name="ce36"/>
          <table:table-cell table:number-columns-repeated="3" table:style-name="ce37"/>
          <table:table-cell table:number-columns-repeated="4" table:style-name="ce35"/>
          <table:table-cell table:number-columns-repeated="16128" table:style-name="ce3"/>
        </table:table-row>
        <table:table-row table:style-name="ro3">
          <table:table-cell office:value-type="string" table:style-name="ce38">
            <text:p>3.1.4.17.09.01861</text:p>
          </table:table-cell>
          <table:table-cell office:value-type="string" table:style-name="ce38">
            <text:p>ESTACIONAMENTOS</text:p>
          </table:table-cell>
          <table:table-cell office:value-type="float" office:value="-163.75" table:formula="of:=[MANDABRASA.C114]+['1835'.C114]" table:style-name="ce34">
            <text:p>-163,75</text:p>
          </table:table-cell>
          <table:table-cell office:value-type="float" office:value="-77.5" table:formula="of:=[MANDABRASA.D114]+['1835'.D114]" table:style-name="ce34">
            <text:p>-77,50</text:p>
          </table:table-cell>
          <table:table-cell office:value-type="float" office:value="-54.5" table:formula="of:=[MANDABRASA.E114]+['1835'.E114]" table:style-name="ce34">
            <text:p>-54,50</text:p>
          </table:table-cell>
          <table:table-cell office:value-type="float" office:value="-744" table:formula="of:=[MANDABRASA.F114]+['1835'.F114]" table:style-name="ce34">
            <text:p>-744,00</text:p>
          </table:table-cell>
          <table:table-cell office:value-type="float" office:value="-443" table:formula="of:=[MANDABRASA.G114]+['1835'.G114]" table:style-name="ce34">
            <text:p>-443,00</text:p>
          </table:table-cell>
          <table:table-cell office:value-type="float" office:value="-144" table:formula="of:=[MANDABRASA.H114]+['1835'.H114]" table:style-name="ce34">
            <text:p>-144,00</text:p>
          </table:table-cell>
          <table:table-cell office:value-type="float" office:value="0" table:formula="of:=[MANDABRASA.I104]+['1835'.I104]" table:style-name="ce34">
            <text:p>0,00</text:p>
          </table:table-cell>
          <table:table-cell office:value-type="float" office:value="0" table:formula="of:=[MANDABRASA.J104]+['1835'.J104]" table:style-name="ce34">
            <text:p>0,00</text:p>
          </table:table-cell>
          <table:table-cell office:value-type="float" office:value="0" table:formula="of:=[MANDABRASA.K104]+['1835'.K104]" table:style-name="ce34">
            <text:p>0,00</text:p>
          </table:table-cell>
          <table:table-cell office:value-type="float" office:value="0" table:formula="of:=[MANDABRASA.L104]+['1835'.L104]" table:style-name="ce34">
            <text:p>0,00</text:p>
          </table:table-cell>
          <table:table-cell office:value-type="float" office:value="0" table:formula="of:=[MANDABRASA.M104]+['1835'.M104]" table:style-name="ce34">
            <text:p>0,00</text:p>
          </table:table-cell>
          <table:table-cell office:value-type="float" office:value="0" table:formula="of:=[MANDABRASA.N104]+['1835'.N104]" table:style-name="ce34">
            <text:p>0,00</text:p>
          </table:table-cell>
          <table:table-cell office:value-type="float" office:value="-1626.75" table:formula="of:=SUM([.C114:.N114])" table:style-name="ce22">
            <text:p>-1.626,75</text:p>
          </table:table-cell>
          <table:table-cell office:value-type="percentage" office:value="-4.3568687935957102E-5" table:formula="of:=[.O114]/[.$O$148]" table:style-name="ce23">
            <text:p>0,00%</text:p>
          </table:table-cell>
          <table:table-cell table:number-columns-repeated="233" table:style-name="ce36"/>
          <table:table-cell table:number-columns-repeated="3" table:style-name="ce37"/>
          <table:table-cell table:number-columns-repeated="4" table:style-name="ce35"/>
          <table:table-cell table:number-columns-repeated="16128" table:style-name="ce3"/>
        </table:table-row>
        <table:table-row table:style-name="ro3">
          <table:table-cell office:value-type="string" table:style-name="ce38">
            <text:p>3.1.4.17.09.01863</text:p>
          </table:table-cell>
          <table:table-cell office:value-type="string" table:style-name="ce38">
            <text:p>MENSALIDADES EASSOCIAÇÕES</text:p>
          </table:table-cell>
          <table:table-cell office:value-type="float" office:value="-2557.41" table:formula="of:=[MANDABRASA.C115]+['1835'.C115]" table:style-name="ce34">
            <text:p>-2.557,41</text:p>
          </table:table-cell>
          <table:table-cell office:value-type="float" office:value="-736" table:formula="of:=[MANDABRASA.D115]+['1835'.D115]" table:style-name="ce34">
            <text:p>-736,00</text:p>
          </table:table-cell>
          <table:table-cell office:value-type="float" office:value="-662.03" table:formula="of:=[MANDABRASA.E115]+['1835'.E115]" table:style-name="ce34">
            <text:p>-662,03</text:p>
          </table:table-cell>
          <table:table-cell office:value-type="float" office:value="-945.16" table:formula="of:=[MANDABRASA.F115]+['1835'.F115]" table:style-name="ce34">
            <text:p>-945,16</text:p>
          </table:table-cell>
          <table:table-cell office:value-type="float" office:value="-626" table:formula="of:=[MANDABRASA.G115]+['1835'.G115]" table:style-name="ce34">
            <text:p>-626,00</text:p>
          </table:table-cell>
          <table:table-cell office:value-type="float" office:value="-1238.6600000000001" table:formula="of:=[MANDABRASA.H115]+['1835'.H115]" table:style-name="ce34">
            <text:p>-1.238,66</text:p>
          </table:table-cell>
          <table:table-cell office:value-type="float" office:value="0" table:formula="of:=[MANDABRASA.I105]+['1835'.I105]" table:style-name="ce34">
            <text:p>0,00</text:p>
          </table:table-cell>
          <table:table-cell office:value-type="float" office:value="0" table:formula="of:=[MANDABRASA.J105]+['1835'.J105]" table:style-name="ce34">
            <text:p>0,00</text:p>
          </table:table-cell>
          <table:table-cell office:value-type="float" office:value="0" table:formula="of:=[MANDABRASA.K105]+['1835'.K105]" table:style-name="ce34">
            <text:p>0,00</text:p>
          </table:table-cell>
          <table:table-cell office:value-type="float" office:value="0" table:formula="of:=[MANDABRASA.L105]+['1835'.L105]" table:style-name="ce34">
            <text:p>0,00</text:p>
          </table:table-cell>
          <table:table-cell office:value-type="float" office:value="0" table:formula="of:=[MANDABRASA.M105]+['1835'.M105]" table:style-name="ce34">
            <text:p>0,00</text:p>
          </table:table-cell>
          <table:table-cell office:value-type="float" office:value="0" table:formula="of:=[MANDABRASA.N105]+['1835'.N105]" table:style-name="ce34">
            <text:p>0,00</text:p>
          </table:table-cell>
          <table:table-cell office:value-type="float" office:value="-6765.2599999999993" table:formula="of:=SUM([.C115:.N115])" table:style-name="ce22">
            <text:p>-6.765,26</text:p>
          </table:table-cell>
          <table:table-cell office:value-type="percentage" office:value="-1.8119164084562047E-4" table:formula="of:=[.O115]/[.$O$148]" table:style-name="ce23">
            <text:p>-0,02%</text:p>
          </table:table-cell>
          <table:table-cell table:number-columns-repeated="233" table:style-name="ce36"/>
          <table:table-cell table:number-columns-repeated="3" table:style-name="ce37"/>
          <table:table-cell table:number-columns-repeated="4" table:style-name="ce35"/>
          <table:table-cell table:number-columns-repeated="16128" table:style-name="ce3"/>
        </table:table-row>
        <table:table-row table:style-name="ro3">
          <table:table-cell office:value-type="string" table:style-name="ce12">
            <text:p>3.1.4.19</text:p>
          </table:table-cell>
          <table:table-cell office:value-type="string" table:style-name="ce16">
            <text:p>DESPESAS TRIBUTARIAS</text:p>
          </table:table-cell>
          <table:table-cell office:value-type="float" office:value="-33444.54" table:formula="of:=[.C117]+[.C120]" table:style-name="ce17">
            <text:p>-33.444,54</text:p>
          </table:table-cell>
          <table:table-cell office:value-type="float" office:value="-31404.300000000003" table:formula="of:=[.D117]+[.D120]" table:style-name="ce17">
            <text:p>-31.404,30</text:p>
          </table:table-cell>
          <table:table-cell office:value-type="float" office:value="-18719.379999999997" table:formula="of:=[.E117]+[.E120]" table:style-name="ce17">
            <text:p>-18.719,38</text:p>
          </table:table-cell>
          <table:table-cell office:value-type="float" office:value="-21288.33" table:formula="of:=[.F117]+[.F120]" table:style-name="ce17">
            <text:p>-21.288,33</text:p>
          </table:table-cell>
          <table:table-cell office:value-type="float" office:value="-77235.44" table:formula="of:=[.G117]+[.G120]" table:style-name="ce17">
            <text:p>-77.235,44</text:p>
          </table:table-cell>
          <table:table-cell office:value-type="float" office:value="-34731.370000000003" table:formula="of:=[.H117]+[.H120]" table:style-name="ce17">
            <text:p>-34.731,37</text:p>
          </table:table-cell>
          <table:table-cell office:value-type="float" office:value="0" table:formula="of:=[.I117]+[.I120]" table:style-name="ce17">
            <text:p>0,00</text:p>
          </table:table-cell>
          <table:table-cell office:value-type="float" office:value="0" table:formula="of:=[.J117]+[.J120]" table:style-name="ce17">
            <text:p>0,00</text:p>
          </table:table-cell>
          <table:table-cell office:value-type="float" office:value="0" table:formula="of:=[.K117]+[.K120]" table:style-name="ce17">
            <text:p>0,00</text:p>
          </table:table-cell>
          <table:table-cell office:value-type="float" office:value="0" table:formula="of:=[.L117]+[.L120]" table:style-name="ce17">
            <text:p>0,00</text:p>
          </table:table-cell>
          <table:table-cell office:value-type="float" office:value="0" table:formula="of:=[.M117]+[.M120]" table:style-name="ce17">
            <text:p>0,00</text:p>
          </table:table-cell>
          <table:table-cell office:value-type="float" office:value="0" table:formula="of:=[.N117]+[.N120]" table:style-name="ce17">
            <text:p>0,00</text:p>
          </table:table-cell>
          <table:table-cell office:value-type="float" office:value="-216823.36000000002" table:formula="of:=[.O117]+[.O120]" table:style-name="ce17">
            <text:p>-216.823,36</text:p>
          </table:table-cell>
          <table:table-cell office:value-type="percentage" office:value="-5.8071057685973159E-3" table:formula="of:=[.O116]/[.$O$148]" table:style-name="ce10">
            <text:p>-0,58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18">
            <text:p>3.1.4.19.01</text:p>
          </table:table-cell>
          <table:table-cell office:value-type="string" table:style-name="ce18">
            <text:p>DESPESAS TRIBUTARIAS PUNITIVAS</text:p>
          </table:table-cell>
          <table:table-cell office:value-type="float" office:value="-3134.15" table:formula="of:=[.C118]+[.C119]" table:style-name="ce19">
            <text:p>-3.134,15</text:p>
          </table:table-cell>
          <table:table-cell office:value-type="float" office:value="-3131.97" table:formula="of:=[.D118]+[.D119]" table:style-name="ce19">
            <text:p>-3.131,97</text:p>
          </table:table-cell>
          <table:table-cell office:value-type="float" office:value="0" table:formula="of:=[.E118]+[.E119]" table:style-name="ce19">
            <text:p>0,00</text:p>
          </table:table-cell>
          <table:table-cell office:value-type="float" office:value="-3841.41" table:formula="of:=[.F118]+[.F119]" table:style-name="ce19">
            <text:p>-3.841,41</text:p>
          </table:table-cell>
          <table:table-cell office:value-type="float" office:value="-3841.41" table:formula="of:=[.G118]+[.G119]" table:style-name="ce19">
            <text:p>-3.841,41</text:p>
          </table:table-cell>
          <table:table-cell office:value-type="float" office:value="0" table:formula="of:=[.H118]+[.H119]" table:style-name="ce19">
            <text:p>0,00</text:p>
          </table:table-cell>
          <table:table-cell office:value-type="float" office:value="0" table:formula="of:=[.I118]+[.I119]" table:style-name="ce19">
            <text:p>0,00</text:p>
          </table:table-cell>
          <table:table-cell office:value-type="float" office:value="0" table:formula="of:=[.J118]+[.J119]" table:style-name="ce19">
            <text:p>0,00</text:p>
          </table:table-cell>
          <table:table-cell office:value-type="float" office:value="0" table:formula="of:=[.K118]+[.K119]" table:style-name="ce19">
            <text:p>0,00</text:p>
          </table:table-cell>
          <table:table-cell office:value-type="float" office:value="0" table:formula="of:=[.L118]+[.L119]" table:style-name="ce19">
            <text:p>0,00</text:p>
          </table:table-cell>
          <table:table-cell office:value-type="float" office:value="0" table:formula="of:=[.M118]+[.M119]" table:style-name="ce19">
            <text:p>0,00</text:p>
          </table:table-cell>
          <table:table-cell office:value-type="float" office:value="0" table:formula="of:=[.N118]+[.N119]" table:style-name="ce19">
            <text:p>0,00</text:p>
          </table:table-cell>
          <table:table-cell office:value-type="float" office:value="-13948.939999999999" table:formula="of:=[.O118]+[.O119]" table:style-name="ce19">
            <text:p>-13.948,94</text:p>
          </table:table-cell>
          <table:table-cell office:value-type="percentage" office:value="-3.7358968120325148E-4" table:formula="of:=[.O117]/[.$O$148]" table:style-name="ce20">
            <text:p>-0,04%</text:p>
          </table:table-cell>
          <table:table-cell table:number-columns-repeated="239" table:style-name="ce3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39">
            <text:p>3.1.4.19.01.00801</text:p>
          </table:table-cell>
          <table:table-cell office:value-type="string" table:style-name="ce40">
            <text:p>MULTAS E MORAS FISCAIS ESPONTÂNEA</text:p>
          </table:table-cell>
          <table:table-cell office:value-type="float" office:value="-3134.15" table:formula="of:=[MANDABRASA.C118]+['1835'.C118]" table:style-name="ce34">
            <text:p>-3.134,15</text:p>
          </table:table-cell>
          <table:table-cell office:value-type="float" office:value="-3131.97" table:formula="of:=[MANDABRASA.D118]+['1835'.D118]" table:style-name="ce34">
            <text:p>-3.131,97</text:p>
          </table:table-cell>
          <table:table-cell office:value-type="float" office:value="0" table:formula="of:=[MANDABRASA.E118]+['1835'.E118]" table:style-name="ce34">
            <text:p>0,00</text:p>
          </table:table-cell>
          <table:table-cell office:value-type="float" office:value="-3841.41" table:formula="of:=[MANDABRASA.F118]+['1835'.F118]" table:style-name="ce34">
            <text:p>-3.841,41</text:p>
          </table:table-cell>
          <table:table-cell office:value-type="float" office:value="-3841.41" table:formula="of:=[MANDABRASA.G118]+['1835'.G118]" table:style-name="ce34">
            <text:p>-3.841,41</text:p>
          </table:table-cell>
          <table:table-cell office:value-type="float" office:value="0" table:formula="of:=[MANDABRASA.H118]+['1835'.H118]" table:style-name="ce34">
            <text:p>0,00</text:p>
          </table:table-cell>
          <table:table-cell office:value-type="float" office:value="0" table:formula="of:=[MANDABRASA.I164]+['1835'.I164]" table:style-name="ce34">
            <text:p>0,00</text:p>
          </table:table-cell>
          <table:table-cell office:value-type="float" office:value="0" table:formula="of:=[MANDABRASA.J164]+['1835'.J164]" table:style-name="ce34">
            <text:p>0,00</text:p>
          </table:table-cell>
          <table:table-cell office:value-type="float" office:value="0" table:formula="of:=[MANDABRASA.K164]+['1835'.K164]" table:style-name="ce34">
            <text:p>0,00</text:p>
          </table:table-cell>
          <table:table-cell office:value-type="float" office:value="0" table:formula="of:=[MANDABRASA.L164]+['1835'.L164]" table:style-name="ce34">
            <text:p>0,00</text:p>
          </table:table-cell>
          <table:table-cell office:value-type="float" office:value="0" table:formula="of:=[MANDABRASA.M164]+['1835'.M164]" table:style-name="ce34">
            <text:p>0,00</text:p>
          </table:table-cell>
          <table:table-cell office:value-type="float" office:value="0" table:formula="of:=[MANDABRASA.N164]+['1835'.N164]" table:style-name="ce34">
            <text:p>0,00</text:p>
          </table:table-cell>
          <table:table-cell office:value-type="float" office:value="-13948.939999999999" table:formula="of:=SUM([.C118:.N118])" table:style-name="ce22">
            <text:p>-13.948,94</text:p>
          </table:table-cell>
          <table:table-cell office:value-type="percentage" office:value="-3.7358968120325148E-4" table:formula="of:=[.O118]/[.$O$148]" table:style-name="ce41">
            <text:p>-0,04%</text:p>
          </table:table-cell>
          <table:table-cell table:number-columns-repeated="239" table:style-name="ce31"/>
          <table:table-cell table:number-columns-repeated="11" table:style-name="ce3"/>
          <table:table-cell table:number-columns-repeated="16118" table:style-name="ce31"/>
        </table:table-row>
        <table:table-row table:style-name="ro3">
          <table:table-cell office:value-type="string" table:style-name="ce39">
            <text:p>3.1.4.19.01</text:p>
          </table:table-cell>
          <table:table-cell office:value-type="string" table:style-name="ce40">
            <text:p>DEMAIS MULTAS E MORAS</text:p>
          </table:table-cell>
          <table:table-cell office:value-type="float" office:value="0" table:formula="of:=[MANDABRASA.C119]+['1835'.C119]" table:style-name="ce34">
            <text:p>0,00</text:p>
          </table:table-cell>
          <table:table-cell office:value-type="float" office:value="0" table:formula="of:=[MANDABRASA.D119]+['1835'.D119]" table:style-name="ce34">
            <text:p>0,00</text:p>
          </table:table-cell>
          <table:table-cell office:value-type="float" office:value="0" table:formula="of:=[MANDABRASA.E119]+['1835'.E119]" table:style-name="ce34">
            <text:p>0,00</text:p>
          </table:table-cell>
          <table:table-cell office:value-type="float" office:value="0" table:formula="of:=[MANDABRASA.F119]+['1835'.F119]" table:style-name="ce34">
            <text:p>0,00</text:p>
          </table:table-cell>
          <table:table-cell office:value-type="float" office:value="0" table:formula="of:=[MANDABRASA.G119]+['1835'.G119]" table:style-name="ce34">
            <text:p>0,00</text:p>
          </table:table-cell>
          <table:table-cell office:value-type="float" office:value="0" table:formula="of:=[MANDABRASA.H119]+['1835'.H119]" table:style-name="ce34">
            <text:p>0,00</text:p>
          </table:table-cell>
          <table:table-cell office:value-type="float" office:value="0" table:formula="of:=[MANDABRASA.I165]+['1835'.I165]" table:style-name="ce34">
            <text:p>0,00</text:p>
          </table:table-cell>
          <table:table-cell office:value-type="float" office:value="0" table:formula="of:=[MANDABRASA.J165]+['1835'.J165]" table:style-name="ce34">
            <text:p>0,00</text:p>
          </table:table-cell>
          <table:table-cell office:value-type="float" office:value="0" table:formula="of:=[MANDABRASA.K165]+['1835'.K165]" table:style-name="ce34">
            <text:p>0,00</text:p>
          </table:table-cell>
          <table:table-cell office:value-type="float" office:value="0" table:formula="of:=[MANDABRASA.L165]+['1835'.L165]" table:style-name="ce34">
            <text:p>0,00</text:p>
          </table:table-cell>
          <table:table-cell office:value-type="float" office:value="0" table:formula="of:=[MANDABRASA.M165]+['1835'.M165]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formula="of:=SUM([.C119:.N119])" table:style-name="ce22">
            <text:p>0,00</text:p>
          </table:table-cell>
          <table:table-cell office:value-type="percentage" office:value="0" table:formula="of:=[.O119]/[.$O$148]" table:style-name="ce41">
            <text:p>0,00%</text:p>
          </table:table-cell>
          <table:table-cell table:number-columns-repeated="239" table:style-name="ce31"/>
          <table:table-cell table:number-columns-repeated="11" table:style-name="ce3"/>
          <table:table-cell table:number-columns-repeated="16118" table:style-name="ce31"/>
        </table:table-row>
        <table:table-row table:style-name="ro3">
          <table:table-cell office:value-type="string" table:style-name="ce18">
            <text:p>3.1.4.19.02</text:p>
          </table:table-cell>
          <table:table-cell office:value-type="string" table:style-name="ce18">
            <text:p>DESPESAS TRIBUTARIAS EM GERAL</text:p>
          </table:table-cell>
          <table:table-cell office:value-type="float" office:value="-30310.39" table:formula="of:=SUM([.C121:.C125])" table:style-name="ce19">
            <text:p>-30.310,39</text:p>
          </table:table-cell>
          <table:table-cell office:value-type="float" office:value="-28272.33" table:formula="of:=SUM([.D121:.D125])" table:style-name="ce19">
            <text:p>-28.272,33</text:p>
          </table:table-cell>
          <table:table-cell office:value-type="float" office:value="-18719.379999999997" table:formula="of:=SUM([.E121:.E125])" table:style-name="ce19">
            <text:p>-18.719,38</text:p>
          </table:table-cell>
          <table:table-cell office:value-type="float" office:value="-17446.920000000002" table:formula="of:=SUM([.F121:.F125])" table:style-name="ce19">
            <text:p>-17.446,92</text:p>
          </table:table-cell>
          <table:table-cell office:value-type="float" office:value="-73394.03" table:formula="of:=SUM([.G121:.G125])" table:style-name="ce19">
            <text:p>-73.394,03</text:p>
          </table:table-cell>
          <table:table-cell office:value-type="float" office:value="-34731.370000000003" table:formula="of:=SUM([.H121:.H125])" table:style-name="ce19">
            <text:p>-34.731,37</text:p>
          </table:table-cell>
          <table:table-cell office:value-type="float" office:value="0" table:formula="of:=SUM([.I121:.I125])" table:style-name="ce19">
            <text:p>0,00</text:p>
          </table:table-cell>
          <table:table-cell office:value-type="float" office:value="0" table:formula="of:=SUM([.J121:.J125])" table:style-name="ce19">
            <text:p>0,00</text:p>
          </table:table-cell>
          <table:table-cell office:value-type="float" office:value="0" table:formula="of:=SUM([.K121:.K125])" table:style-name="ce19">
            <text:p>0,00</text:p>
          </table:table-cell>
          <table:table-cell office:value-type="float" office:value="0" table:formula="of:=SUM([.L121:.L125])" table:style-name="ce19">
            <text:p>0,00</text:p>
          </table:table-cell>
          <table:table-cell office:value-type="float" office:value="0" table:formula="of:=SUM([.M121:.M125])" table:style-name="ce19">
            <text:p>0,00</text:p>
          </table:table-cell>
          <table:table-cell office:value-type="float" office:value="0" table:formula="of:=SUM([.N121:.N125])" table:style-name="ce19">
            <text:p>0,00</text:p>
          </table:table-cell>
          <table:table-cell office:value-type="float" office:value="-202874.42" table:formula="of:=SUM([.O121:.O125])" table:style-name="ce19">
            <text:p>-202.874,42</text:p>
          </table:table-cell>
          <table:table-cell office:value-type="percentage" office:value="-5.4335160873940644E-3" table:formula="of:=[.O120]/[.$O$148]" table:style-name="ce20">
            <text:p>-0,54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31"/>
        </table:table-row>
        <table:table-row table:style-name="ro3">
          <table:table-cell office:value-type="string" table:style-name="ce21">
            <text:p>3.1.4.19.02.00809</text:p>
          </table:table-cell>
          <table:table-cell office:value-type="string" table:style-name="ce21">
            <text:p>107 CONTRIBUICAO SINDICAL PATRONAL</text:p>
          </table:table-cell>
          <table:table-cell office:value-type="float" office:value="-470" table:formula="of:=[MANDABRASA.C121]+['1835'.C121]" table:style-name="ce22">
            <text:p>-470,00</text:p>
          </table:table-cell>
          <table:table-cell office:value-type="float" office:value="-355" table:formula="of:=[MANDABRASA.D121]+['1835'.D121]" table:style-name="ce22">
            <text:p>-355,00</text:p>
          </table:table-cell>
          <table:table-cell office:value-type="float" office:value="-355" table:formula="of:=[MANDABRASA.E121]+['1835'.E121]" table:style-name="ce22">
            <text:p>-355,00</text:p>
          </table:table-cell>
          <table:table-cell office:value-type="float" office:value="-355" table:formula="of:=[MANDABRASA.F121]+['1835'.F121]" table:style-name="ce22">
            <text:p>-355,00</text:p>
          </table:table-cell>
          <table:table-cell office:value-type="float" office:value="-8146.96" table:formula="of:=[MANDABRASA.G121]+['1835'.G121]" table:style-name="ce22">
            <text:p>-8.146,96</text:p>
          </table:table-cell>
          <table:table-cell office:value-type="float" office:value="-14463.17" table:formula="of:=[MANDABRASA.H121]+['1835'.H121]" table:style-name="ce22">
            <text:p>-14.463,17</text:p>
          </table:table-cell>
          <table:table-cell office:value-type="float" office:value="0" table:formula="of:=[MANDABRASA.I121]+['1835'.I121]" table:style-name="ce22">
            <text:p>0,00</text:p>
          </table:table-cell>
          <table:table-cell office:value-type="float" office:value="0" table:formula="of:=[MANDABRASA.J121]+['1835'.J121]" table:style-name="ce22">
            <text:p>0,00</text:p>
          </table:table-cell>
          <table:table-cell office:value-type="float" office:value="0" table:formula="of:=[MANDABRASA.K121]+['1835'.K121]" table:style-name="ce22">
            <text:p>0,00</text:p>
          </table:table-cell>
          <table:table-cell office:value-type="float" office:value="0" table:formula="of:=[MANDABRASA.L121]+['1835'.L121]" table:style-name="ce22">
            <text:p>0,00</text:p>
          </table:table-cell>
          <table:table-cell office:value-type="float" office:value="0" table:formula="of:=[MANDABRASA.M121]+['1835'.M121]" table:style-name="ce22">
            <text:p>0,00</text:p>
          </table:table-cell>
          <table:table-cell office:value-type="float" office:value="0" table:formula="of:=[MANDABRASA.N121]+['1835'.N121]" table:style-name="ce22">
            <text:p>0,00</text:p>
          </table:table-cell>
          <table:table-cell office:value-type="float" office:value="-24145.129999999997" table:formula="of:=SUM([.C121:.N121])" table:style-name="ce22">
            <text:p>-24.145,13</text:p>
          </table:table-cell>
          <table:table-cell office:value-type="percentage" office:value="-6.4667074482441418E-4" table:formula="of:=[.O121]/[.$O$148]" table:style-name="ce23">
            <text:p>-0,06%</text:p>
          </table:table-cell>
          <table:table-cell table:number-columns-repeated="238" table:style-name="ce3"/>
          <table:table-cell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19.02.00811</text:p>
          </table:table-cell>
          <table:table-cell office:value-type="string" table:style-name="ce21">
            <text:p>IOF</text:p>
          </table:table-cell>
          <table:table-cell office:value-type="float" office:value="-6360.49" table:formula="of:=[MANDABRASA.C122]+['1835'.C122]" table:style-name="ce22">
            <text:p>-6.360,49</text:p>
          </table:table-cell>
          <table:table-cell office:value-type="float" office:value="-136.81" table:formula="of:=[MANDABRASA.D122]+['1835'.D122]" table:style-name="ce22">
            <text:p>-136,81</text:p>
          </table:table-cell>
          <table:table-cell office:value-type="float" office:value="-0.26" table:formula="of:=[MANDABRASA.E122]+['1835'.E122]" table:style-name="ce22">
            <text:p>-0,26</text:p>
          </table:table-cell>
          <table:table-cell office:value-type="float" office:value="-155.88" table:formula="of:=[MANDABRASA.F122]+['1835'.F122]" table:style-name="ce22">
            <text:p>-155,88</text:p>
          </table:table-cell>
          <table:table-cell office:value-type="float" office:value="-1.21" table:formula="of:=[MANDABRASA.G122]+['1835'.G122]" table:style-name="ce22">
            <text:p>-1,21</text:p>
          </table:table-cell>
          <table:table-cell office:value-type="float" office:value="-14.59" table:formula="of:=[MANDABRASA.H122]+['1835'.H122]" table:style-name="ce22">
            <text:p>-14,59</text:p>
          </table:table-cell>
          <table:table-cell office:value-type="float" office:value="0" table:formula="of:=[MANDABRASA.I122]+['1835'.I122]" table:style-name="ce22">
            <text:p>0,00</text:p>
          </table:table-cell>
          <table:table-cell office:value-type="float" office:value="0" table:formula="of:=[MANDABRASA.J122]+['1835'.J122]" table:style-name="ce22">
            <text:p>0,00</text:p>
          </table:table-cell>
          <table:table-cell office:value-type="float" office:value="0" table:formula="of:=[MANDABRASA.K122]+['1835'.K122]" table:style-name="ce22">
            <text:p>0,00</text:p>
          </table:table-cell>
          <table:table-cell office:value-type="float" office:value="0" table:formula="of:=[MANDABRASA.L122]+['1835'.L122]" table:style-name="ce22">
            <text:p>0,00</text:p>
          </table:table-cell>
          <table:table-cell office:value-type="float" office:value="0" table:formula="of:=[MANDABRASA.M122]+['1835'.M122]" table:style-name="ce22">
            <text:p>0,00</text:p>
          </table:table-cell>
          <table:table-cell office:value-type="float" office:value="0" table:formula="of:=[MANDABRASA.N122]+['1835'.N122]" table:style-name="ce22">
            <text:p>0,00</text:p>
          </table:table-cell>
          <table:table-cell office:value-type="float" office:value="-6669.2400000000007" table:formula="of:=SUM([.C122:.N122])" table:style-name="ce22">
            <text:p>-6.669,24</text:p>
          </table:table-cell>
          <table:table-cell office:value-type="percentage" office:value="-1.7861997008145232E-4" table:formula="of:=[.O122]/[.$O$148]" table:style-name="ce23">
            <text:p>-0,02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9.02.00816</text:p>
          </table:table-cell>
          <table:table-cell office:value-type="string" table:style-name="ce21">
            <text:p>IMPOSTOS E TAXAS DIVERSAS</text:p>
          </table:table-cell>
          <table:table-cell office:value-type="float" office:value="-4659.1400000000003" table:formula="of:=[MANDABRASA.C123]+['1835'.C123]" table:style-name="ce22">
            <text:p>-4.659,14</text:p>
          </table:table-cell>
          <table:table-cell office:value-type="float" office:value="0" table:formula="of:=[MANDABRASA.D123]+['1835'.D123]" table:style-name="ce22">
            <text:p>0,00</text:p>
          </table:table-cell>
          <table:table-cell office:value-type="float" office:value="0" table:formula="of:=[MANDABRASA.E123]+['1835'.E123]" table:style-name="ce22">
            <text:p>0,00</text:p>
          </table:table-cell>
          <table:table-cell office:value-type="float" office:value="-328.03" table:formula="of:=[MANDABRASA.F123]+['1835'.F123]" table:style-name="ce22">
            <text:p>-328,03</text:p>
          </table:table-cell>
          <table:table-cell office:value-type="float" office:value="0" table:formula="of:=[MANDABRASA.G123]+['1835'.G123]" table:style-name="ce22">
            <text:p>0,00</text:p>
          </table:table-cell>
          <table:table-cell office:value-type="float" office:value="-328.67999999999995" table:formula="of:=[MANDABRASA.H123]+['1835'.H123]" table:style-name="ce22">
            <text:p>-328,68</text:p>
          </table:table-cell>
          <table:table-cell office:value-type="float" office:value="0" table:formula="of:=[MANDABRASA.I123]+['1835'.I123]" table:style-name="ce22">
            <text:p>0,00</text:p>
          </table:table-cell>
          <table:table-cell office:value-type="float" office:value="0" table:formula="of:=[MANDABRASA.J123]+['1835'.J123]" table:style-name="ce22">
            <text:p>0,00</text:p>
          </table:table-cell>
          <table:table-cell office:value-type="float" office:value="0" table:formula="of:=[MANDABRASA.K123]+['1835'.K123]" table:style-name="ce22">
            <text:p>0,00</text:p>
          </table:table-cell>
          <table:table-cell office:value-type="float" office:value="0" table:formula="of:=[MANDABRASA.L123]+['1835'.L123]" table:style-name="ce22">
            <text:p>0,00</text:p>
          </table:table-cell>
          <table:table-cell office:value-type="float" office:value="0" table:formula="of:=[MANDABRASA.M123]+['1835'.M123]" table:style-name="ce22">
            <text:p>0,00</text:p>
          </table:table-cell>
          <table:table-cell office:value-type="float" office:value="0" table:formula="of:=[MANDABRASA.N123]+['1835'.N123]" table:style-name="ce22">
            <text:p>0,00</text:p>
          </table:table-cell>
          <table:table-cell office:value-type="float" office:value="-5315.85" table:formula="of:=SUM([.C123:.N123])" table:style-name="ce22">
            <text:p>-5.315,85</text:p>
          </table:table-cell>
          <table:table-cell office:value-type="percentage" office:value="-1.4237258937412482E-4" table:formula="of:=[.O123]/[.$O$148]" table:style-name="ce23">
            <text:p>-0,0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9.02.00817</text:p>
          </table:table-cell>
          <table:table-cell office:value-type="string" table:style-name="ce21">
            <text:p>ICMS DIFAL</text:p>
          </table:table-cell>
          <table:table-cell office:value-type="float" office:value="-18820.759999999998" table:formula="of:=[MANDABRASA.C124]+['1835'.C124]" table:style-name="ce22">
            <text:p>-18.820,76</text:p>
          </table:table-cell>
          <table:table-cell office:value-type="float" office:value="-27780.52" table:formula="of:=[MANDABRASA.D124]+['1835'.D124]" table:style-name="ce22">
            <text:p>-27.780,52</text:p>
          </table:table-cell>
          <table:table-cell office:value-type="float" office:value="-18364.12" table:formula="of:=[MANDABRASA.E124]+['1835'.E124]" table:style-name="ce22">
            <text:p>-18.364,12</text:p>
          </table:table-cell>
          <table:table-cell office:value-type="float" office:value="-16608.010000000002" table:formula="of:=[MANDABRASA.F124]+['1835'.F124]" table:style-name="ce22">
            <text:p>-16.608,01</text:p>
          </table:table-cell>
          <table:table-cell office:value-type="float" office:value="-65245.86" table:formula="of:=[MANDABRASA.G124]+['1835'.G124]" table:style-name="ce22">
            <text:p>-65.245,86</text:p>
          </table:table-cell>
          <table:table-cell office:value-type="float" office:value="-19924.93" table:formula="of:=[MANDABRASA.H124]+['1835'.H124]" table:style-name="ce22">
            <text:p>-19.924,93</text:p>
          </table:table-cell>
          <table:table-cell office:value-type="float" office:value="0" table:formula="of:=[MANDABRASA.I124]+['1835'.I124]" table:style-name="ce22">
            <text:p>0,00</text:p>
          </table:table-cell>
          <table:table-cell office:value-type="float" office:value="0" table:formula="of:=[MANDABRASA.J124]+['1835'.J124]" table:style-name="ce22">
            <text:p>0,00</text:p>
          </table:table-cell>
          <table:table-cell office:value-type="float" office:value="0" table:formula="of:=[MANDABRASA.K124]+['1835'.K124]" table:style-name="ce22">
            <text:p>0,00</text:p>
          </table:table-cell>
          <table:table-cell office:value-type="float" office:value="0" table:formula="of:=[MANDABRASA.L124]+['1835'.L124]" table:style-name="ce22">
            <text:p>0,00</text:p>
          </table:table-cell>
          <table:table-cell office:value-type="float" office:value="0" table:formula="of:=[MANDABRASA.M124]+['1835'.M124]" table:style-name="ce22">
            <text:p>0,00</text:p>
          </table:table-cell>
          <table:table-cell office:value-type="float" office:value="0" table:formula="of:=[MANDABRASA.N124]+['1835'.N124]" table:style-name="ce22">
            <text:p>0,00</text:p>
          </table:table-cell>
          <table:table-cell office:value-type="float" office:value="-166744.20000000001" table:formula="of:=SUM([.C124:.N124])" table:style-name="ce22">
            <text:p>-166.744,20</text:p>
          </table:table-cell>
          <table:table-cell office:value-type="percentage" office:value="-4.4658527831140729E-3" table:formula="of:=[.O124]/[.$O$148]" table:style-name="ce23">
            <text:p>-0,4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19.02.00818</text:p>
          </table:table-cell>
          <table:table-cell office:value-type="string" table:style-name="ce21">
            <text:p>ICMS S/ OUTRAS ENTRADAS</text:p>
          </table:table-cell>
          <table:table-cell office:value-type="float" office:value="0" table:formula="of:=[MANDABRASA.C125]+['1835'.C125]" table:style-name="ce22">
            <text:p>0,00</text:p>
          </table:table-cell>
          <table:table-cell office:value-type="float" office:value="0" table:formula="of:=[MANDABRASA.D125]+['1835'.D125]" table:style-name="ce22">
            <text:p>0,00</text:p>
          </table:table-cell>
          <table:table-cell office:value-type="float" office:value="0" table:formula="of:=[MANDABRASA.E125]+['1835'.E125]" table:style-name="ce22">
            <text:p>0,00</text:p>
          </table:table-cell>
          <table:table-cell office:value-type="float" office:value="0" table:formula="of:=[MANDABRASA.F125]+['1835'.F125]" table:style-name="ce22">
            <text:p>0,00</text:p>
          </table:table-cell>
          <table:table-cell office:value-type="float" office:value="0" table:formula="of:=[MANDABRASA.G125]+['1835'.G125]" table:style-name="ce22">
            <text:p>0,00</text:p>
          </table:table-cell>
          <table:table-cell office:value-type="float" office:value="0" table:formula="of:=[MANDABRASA.H125]+['1835'.H125]" table:style-name="ce22">
            <text:p>0,00</text:p>
          </table:table-cell>
          <table:table-cell office:value-type="float" office:value="0" table:formula="of:=[MANDABRASA.I125]+['1835'.I125]" table:style-name="ce22">
            <text:p>0,00</text:p>
          </table:table-cell>
          <table:table-cell office:value-type="float" office:value="0" table:formula="of:=[MANDABRASA.J125]+['1835'.J125]" table:style-name="ce22">
            <text:p>0,00</text:p>
          </table:table-cell>
          <table:table-cell office:value-type="float" office:value="0" table:formula="of:=[MANDABRASA.K125]+['1835'.K125]" table:style-name="ce22">
            <text:p>0,00</text:p>
          </table:table-cell>
          <table:table-cell office:value-type="float" office:value="0" table:formula="of:=[MANDABRASA.L125]+['1835'.L125]" table:style-name="ce22">
            <text:p>0,00</text:p>
          </table:table-cell>
          <table:table-cell office:value-type="float" office:value="0" table:formula="of:=[MANDABRASA.M125]+['1835'.M125]" table:style-name="ce22">
            <text:p>0,00</text:p>
          </table:table-cell>
          <table:table-cell office:value-type="float" office:value="0" table:formula="of:=[MANDABRASA.N125]+['1835'.N125]" table:style-name="ce22">
            <text:p>0,00</text:p>
          </table:table-cell>
          <table:table-cell office:value-type="float" office:value="0" table:formula="of:=SUM([.C125:.N125])" table:style-name="ce22">
            <text:p>0,00</text:p>
          </table:table-cell>
          <table:table-cell office:value-type="percentage" office:value="0" table:formula="of:=[.O125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2">
            <text:p>3.1.4.20</text:p>
          </table:table-cell>
          <table:table-cell office:value-type="string" table:style-name="ce16">
            <text:p>DESPESAS FINANCEIRAS</text:p>
          </table:table-cell>
          <table:table-cell office:value-type="float" office:value="-105603.64" table:formula="of:=[.C127]" table:style-name="ce17">
            <text:p>-105.603,64</text:p>
          </table:table-cell>
          <table:table-cell office:value-type="float" office:value="-69501.16" table:formula="of:=[.D127]" table:style-name="ce17">
            <text:p>-69.501,16</text:p>
          </table:table-cell>
          <table:table-cell office:value-type="float" office:value="-37971.410000000003" table:formula="of:=[.E127]" table:style-name="ce17">
            <text:p>-37.971,41</text:p>
          </table:table-cell>
          <table:table-cell office:value-type="float" office:value="-65060.98" table:formula="of:=[.F127]" table:style-name="ce17">
            <text:p>-65.060,98</text:p>
          </table:table-cell>
          <table:table-cell office:value-type="float" office:value="-125339.30999999998" table:formula="of:=[.G127]" table:style-name="ce17">
            <text:p>-125.339,31</text:p>
          </table:table-cell>
          <table:table-cell office:value-type="float" office:value="-116606.38" table:formula="of:=[.H127]" table:style-name="ce17">
            <text:p>-116.606,38</text:p>
          </table:table-cell>
          <table:table-cell office:value-type="float" office:value="0" table:formula="of:=[.I127]" table:style-name="ce17">
            <text:p>0,00</text:p>
          </table:table-cell>
          <table:table-cell office:value-type="float" office:value="0" table:formula="of:=[.J127]" table:style-name="ce17">
            <text:p>0,00</text:p>
          </table:table-cell>
          <table:table-cell office:value-type="float" office:value="0" table:formula="of:=[.K127]" table:style-name="ce17">
            <text:p>0,00</text:p>
          </table:table-cell>
          <table:table-cell office:value-type="float" office:value="0" table:formula="of:=[.L127]" table:style-name="ce17">
            <text:p>0,00</text:p>
          </table:table-cell>
          <table:table-cell office:value-type="float" office:value="0" table:formula="of:=[.M127]" table:style-name="ce17">
            <text:p>0,00</text:p>
          </table:table-cell>
          <table:table-cell office:value-type="float" office:value="0" table:formula="of:=[.N127]" table:style-name="ce17">
            <text:p>0,00</text:p>
          </table:table-cell>
          <table:table-cell office:value-type="float" office:value="-520082.88000000006" table:formula="of:=[.O127]" table:style-name="ce17">
            <text:p>-520.082,88</text:p>
          </table:table-cell>
          <table:table-cell office:value-type="percentage" office:value="-1.3929201598004504E-2" table:formula="of:=[.O126]/[.$O$148]" table:style-name="ce10">
            <text:p>-1,39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18">
            <text:p>3.1.4.20.03</text:p>
          </table:table-cell>
          <table:table-cell office:value-type="string" table:style-name="ce18">
            <text:p>211 DESPESAS FINANCEIRAS DIVERSAS</text:p>
          </table:table-cell>
          <table:table-cell office:value-type="float" office:value="-105603.64" table:formula="of:=SUM([.C128:.C136])" table:style-name="ce19">
            <text:p>-105.603,64</text:p>
          </table:table-cell>
          <table:table-cell office:value-type="float" office:value="-69501.16" table:formula="of:=SUM([.D128:.D136])" table:style-name="ce19">
            <text:p>-69.501,16</text:p>
          </table:table-cell>
          <table:table-cell office:value-type="float" office:value="-37971.410000000003" table:formula="of:=SUM([.E128:.E136])" table:style-name="ce19">
            <text:p>-37.971,41</text:p>
          </table:table-cell>
          <table:table-cell office:value-type="float" office:value="-65060.98" table:formula="of:=SUM([.F128:.F136])" table:style-name="ce19">
            <text:p>-65.060,98</text:p>
          </table:table-cell>
          <table:table-cell office:value-type="float" office:value="-125339.30999999998" table:formula="of:=SUM([.G128:.G136])" table:style-name="ce19">
            <text:p>-125.339,31</text:p>
          </table:table-cell>
          <table:table-cell office:value-type="float" office:value="-116606.38" table:formula="of:=SUM([.H128:.H136])" table:style-name="ce19">
            <text:p>-116.606,38</text:p>
          </table:table-cell>
          <table:table-cell office:value-type="float" office:value="0" table:formula="of:=SUM([.I128:.I136])" table:style-name="ce19">
            <text:p>0,00</text:p>
          </table:table-cell>
          <table:table-cell office:value-type="float" office:value="0" table:formula="of:=SUM([.J128:.J136])" table:style-name="ce19">
            <text:p>0,00</text:p>
          </table:table-cell>
          <table:table-cell office:value-type="float" office:value="0" table:formula="of:=SUM([.K128:.K136])" table:style-name="ce19">
            <text:p>0,00</text:p>
          </table:table-cell>
          <table:table-cell office:value-type="float" office:value="0" table:formula="of:=SUM([.L128:.L136])" table:style-name="ce19">
            <text:p>0,00</text:p>
          </table:table-cell>
          <table:table-cell office:value-type="float" office:value="0" table:formula="of:=SUM([.M128:.M136])" table:style-name="ce19">
            <text:p>0,00</text:p>
          </table:table-cell>
          <table:table-cell office:value-type="float" office:value="0" table:formula="of:=SUM([.N128:.N136])" table:style-name="ce19">
            <text:p>0,00</text:p>
          </table:table-cell>
          <table:table-cell office:value-type="float" office:value="-520082.88000000006" table:formula="of:=SUM([.O128:.O136])" table:style-name="ce19">
            <text:p>-520.082,88</text:p>
          </table:table-cell>
          <table:table-cell office:value-type="percentage" office:value="-1.3929201598004504E-2" table:formula="of:=[.O127]/[.$O$148]" table:style-name="ce20">
            <text:p>-1,39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20.03.00846</text:p>
          </table:table-cell>
          <table:table-cell office:value-type="string" table:style-name="ce21">
            <text:p>DESPESAS BANCARIAS</text:p>
          </table:table-cell>
          <table:table-cell office:value-type="float" office:value="-2935.68" table:formula="of:=[MANDABRASA.C128]+['1835'.C128]" table:style-name="ce22">
            <text:p>-2.935,68</text:p>
          </table:table-cell>
          <table:table-cell office:value-type="float" office:value="-3769.17" table:formula="of:=[MANDABRASA.D128]+['1835'.D128]" table:style-name="ce22">
            <text:p>-3.769,17</text:p>
          </table:table-cell>
          <table:table-cell office:value-type="float" office:value="-3172.22" table:formula="of:=[MANDABRASA.E128]+['1835'.E128]" table:style-name="ce22">
            <text:p>-3.172,22</text:p>
          </table:table-cell>
          <table:table-cell office:value-type="float" office:value="-3595.29" table:formula="of:=[MANDABRASA.F128]+['1835'.F128]" table:style-name="ce22">
            <text:p>-3.595,29</text:p>
          </table:table-cell>
          <table:table-cell office:value-type="float" office:value="-4133.8499999999995" table:formula="of:=[MANDABRASA.G128]+['1835'.G128]" table:style-name="ce22">
            <text:p>-4.133,85</text:p>
          </table:table-cell>
          <table:table-cell office:value-type="float" office:value="-3736.02" table:formula="of:=[MANDABRASA.H128]+['1835'.H128]" table:style-name="ce22">
            <text:p>-3.736,02</text:p>
          </table:table-cell>
          <table:table-cell office:value-type="float" office:value="0" table:formula="of:=[MANDABRASA.I118]+['1835'.I118]" table:style-name="ce22">
            <text:p>0,00</text:p>
          </table:table-cell>
          <table:table-cell office:value-type="float" office:value="0" table:formula="of:=[MANDABRASA.J118]+['1835'.J118]" table:style-name="ce22">
            <text:p>0,00</text:p>
          </table:table-cell>
          <table:table-cell office:value-type="float" office:value="0" table:formula="of:=[MANDABRASA.K118]+['1835'.K118]" table:style-name="ce22">
            <text:p>0,00</text:p>
          </table:table-cell>
          <table:table-cell office:value-type="float" office:value="0" table:formula="of:=[MANDABRASA.L118]+['1835'.L118]" table:style-name="ce22">
            <text:p>0,00</text:p>
          </table:table-cell>
          <table:table-cell office:value-type="float" office:value="0" table:formula="of:=[MANDABRASA.M118]+['1835'.M118]" table:style-name="ce22">
            <text:p>0,00</text:p>
          </table:table-cell>
          <table:table-cell office:value-type="float" office:value="0" table:formula="of:=[MANDABRASA.N118]+['1835'.N118]" table:style-name="ce22">
            <text:p>0,00</text:p>
          </table:table-cell>
          <table:table-cell office:value-type="float" office:value="-21342.23" table:formula="of:=SUM([.C128:.N128])" table:style-name="ce22">
            <text:p>-21.342,23</text:p>
          </table:table-cell>
          <table:table-cell office:value-type="percentage" office:value="-5.7160163437985044E-4" table:formula="of:=[.O128]/[.$O$148]" table:style-name="ce23">
            <text:p>-0,06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1.4.20.03.00849</text:p>
          </table:table-cell>
          <table:table-cell office:value-type="string" table:style-name="ce21">
            <text:p>JUROS PASSIVOS</text:p>
          </table:table-cell>
          <table:table-cell office:value-type="float" office:value="-42627.6" table:formula="of:=[MANDABRASA.C129]+['1835'.C129]" table:style-name="ce22">
            <text:p>-42.627,60</text:p>
          </table:table-cell>
          <table:table-cell office:value-type="float" office:value="-44404.1" table:formula="of:=[MANDABRASA.D129]+['1835'.D129]" table:style-name="ce22">
            <text:p>-44.404,10</text:p>
          </table:table-cell>
          <table:table-cell office:value-type="float" office:value="-31978.49" table:formula="of:=[MANDABRASA.E129]+['1835'.E129]" table:style-name="ce22">
            <text:p>-31.978,49</text:p>
          </table:table-cell>
          <table:table-cell office:value-type="float" office:value="-33158.76" table:formula="of:=[MANDABRASA.F129]+['1835'.F129]" table:style-name="ce22">
            <text:p>-33.158,76</text:p>
          </table:table-cell>
          <table:table-cell office:value-type="float" office:value="-31740.18" table:formula="of:=[MANDABRASA.G129]+['1835'.G129]" table:style-name="ce22">
            <text:p>-31.740,18</text:p>
          </table:table-cell>
          <table:table-cell office:value-type="float" office:value="-31159.38" table:formula="of:=[MANDABRASA.H129]+['1835'.H129]" table:style-name="ce22">
            <text:p>-31.159,38</text:p>
          </table:table-cell>
          <table:table-cell office:value-type="float" office:value="0" table:formula="of:=[MANDABRASA.I119]+['1835'.I119]" table:style-name="ce22">
            <text:p>0,00</text:p>
          </table:table-cell>
          <table:table-cell office:value-type="float" office:value="0" table:formula="of:=[MANDABRASA.J119]+['1835'.J119]" table:style-name="ce22">
            <text:p>0,00</text:p>
          </table:table-cell>
          <table:table-cell office:value-type="float" office:value="0" table:formula="of:=[MANDABRASA.K119]+['1835'.K119]" table:style-name="ce22">
            <text:p>0,00</text:p>
          </table:table-cell>
          <table:table-cell office:value-type="float" office:value="0" table:formula="of:=[MANDABRASA.L119]+['1835'.L119]" table:style-name="ce22">
            <text:p>0,00</text:p>
          </table:table-cell>
          <table:table-cell office:value-type="float" office:value="0" table:formula="of:=[MANDABRASA.M119]+['1835'.M119]" table:style-name="ce22">
            <text:p>0,00</text:p>
          </table:table-cell>
          <table:table-cell office:value-type="float" office:value="0" table:formula="of:=[MANDABRASA.N119]+['1835'.N119]" table:style-name="ce22">
            <text:p>0,00</text:p>
          </table:table-cell>
          <table:table-cell office:value-type="float" office:value="-215068.51" table:formula="of:=SUM([.C129:.N129])" table:style-name="ce22">
            <text:p>-215.068,51</text:p>
          </table:table-cell>
          <table:table-cell office:value-type="percentage" office:value="-5.7601062222475911E-3" table:formula="of:=[.O129]/[.$O$148]" table:style-name="ce23">
            <text:p>-0,58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20.03.00853</text:p>
          </table:table-cell>
          <table:table-cell office:value-type="string" table:style-name="ce21">
            <text:p>220 TAXA DE ADMINISTRAÇÃO CARTÃO DE DEBI</text:p>
          </table:table-cell>
          <table:table-cell office:value-type="float" office:value="-6937.73" table:formula="of:=[MANDABRASA.C130]+['1835'.C130]" table:style-name="ce22">
            <text:p>-6.937,73</text:p>
          </table:table-cell>
          <table:table-cell office:value-type="float" office:value="-1301.71" table:formula="of:=[MANDABRASA.D130]+['1835'.D130]" table:style-name="ce22">
            <text:p>-1.301,71</text:p>
          </table:table-cell>
          <table:table-cell office:value-type="float" office:value="-32.159999999999997" table:formula="of:=[MANDABRASA.E130]+['1835'.E130]" table:style-name="ce22">
            <text:p>-32,16</text:p>
          </table:table-cell>
          <table:table-cell office:value-type="float" office:value="0" table:formula="of:=[MANDABRASA.F130]+['1835'.F130]" table:style-name="ce22">
            <text:p>0,00</text:p>
          </table:table-cell>
          <table:table-cell office:value-type="float" office:value="-5577.9" table:formula="of:=[MANDABRASA.G130]+['1835'.G130]" table:style-name="ce22">
            <text:p>-5.577,90</text:p>
          </table:table-cell>
          <table:table-cell office:value-type="float" office:value="-16457.98" table:formula="of:=[MANDABRASA.H130]+['1835'.H130]" table:style-name="ce22">
            <text:p>-16.457,98</text:p>
          </table:table-cell>
          <table:table-cell office:value-type="float" office:value="0" table:formula="of:=[MANDABRASA.I120]+['1835'.I120]" table:style-name="ce22">
            <text:p>0,00</text:p>
          </table:table-cell>
          <table:table-cell office:value-type="float" office:value="0" table:formula="of:=[MANDABRASA.J120]+['1835'.J120]" table:style-name="ce22">
            <text:p>0,00</text:p>
          </table:table-cell>
          <table:table-cell office:value-type="float" office:value="0" table:formula="of:=[MANDABRASA.K120]+['1835'.K120]" table:style-name="ce22">
            <text:p>0,00</text:p>
          </table:table-cell>
          <table:table-cell office:value-type="float" office:value="0" table:formula="of:=[MANDABRASA.L120]+['1835'.L120]" table:style-name="ce22">
            <text:p>0,00</text:p>
          </table:table-cell>
          <table:table-cell office:value-type="float" office:value="0" table:formula="of:=[MANDABRASA.M120]+['1835'.M120]" table:style-name="ce22">
            <text:p>0,00</text:p>
          </table:table-cell>
          <table:table-cell office:value-type="float" office:value="0" table:formula="of:=[MANDABRASA.N120]+['1835'.N120]" table:style-name="ce22">
            <text:p>0,00</text:p>
          </table:table-cell>
          <table:table-cell office:value-type="float" office:value="-30307.479999999996" table:formula="of:=SUM([.C130:.N130])" table:style-name="ce22">
            <text:p>-30.307,48</text:p>
          </table:table-cell>
          <table:table-cell office:value-type="percentage" office:value="-8.117148536931065E-4" table:formula="of:=[.O130]/[.$O$148]" table:style-name="ce23">
            <text:p>-0,08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20.03.00854</text:p>
          </table:table-cell>
          <table:table-cell office:value-type="string" table:style-name="ce21">
            <text:p>221 TAXA DE ADMINISTRAÇÃO CARTÃO CRED</text:p>
          </table:table-cell>
          <table:table-cell office:value-type="float" office:value="-50604.33" table:formula="of:=[MANDABRASA.C131]+['1835'.C131]" table:style-name="ce22">
            <text:p>-50.604,33</text:p>
          </table:table-cell>
          <table:table-cell office:value-type="float" office:value="-17467.870000000003" table:formula="of:=[MANDABRASA.D131]+['1835'.D131]" table:style-name="ce22">
            <text:p>-17.467,87</text:p>
          </table:table-cell>
          <table:table-cell office:value-type="float" office:value="-1360.18" table:formula="of:=[MANDABRASA.E131]+['1835'.E131]" table:style-name="ce22">
            <text:p>-1.360,18</text:p>
          </table:table-cell>
          <table:table-cell office:value-type="float" office:value="-27269.41" table:formula="of:=[MANDABRASA.F131]+['1835'.F131]" table:style-name="ce22">
            <text:p>-27.269,41</text:p>
          </table:table-cell>
          <table:table-cell office:value-type="float" office:value="-82554.399999999994" table:formula="of:=[MANDABRASA.G131]+['1835'.G131]" table:style-name="ce22">
            <text:p>-82.554,40</text:p>
          </table:table-cell>
          <table:table-cell office:value-type="float" office:value="-64395.490000000005" table:formula="of:=[MANDABRASA.H131]+['1835'.H131]" table:style-name="ce22">
            <text:p>-64.395,49</text:p>
          </table:table-cell>
          <table:table-cell office:value-type="float" office:value="0" table:formula="of:=[MANDABRASA.I121]+['1835'.I121]" table:style-name="ce22">
            <text:p>0,00</text:p>
          </table:table-cell>
          <table:table-cell office:value-type="float" office:value="0" table:formula="of:=[MANDABRASA.J121]+['1835'.J121]" table:style-name="ce22">
            <text:p>0,00</text:p>
          </table:table-cell>
          <table:table-cell office:value-type="float" office:value="0" table:formula="of:=[MANDABRASA.K121]+['1835'.K121]" table:style-name="ce22">
            <text:p>0,00</text:p>
          </table:table-cell>
          <table:table-cell office:value-type="float" office:value="0" table:formula="of:=[MANDABRASA.L121]+['1835'.L121]" table:style-name="ce22">
            <text:p>0,00</text:p>
          </table:table-cell>
          <table:table-cell office:value-type="float" office:value="0" table:formula="of:=[MANDABRASA.M121]+['1835'.M121]" table:style-name="ce22">
            <text:p>0,00</text:p>
          </table:table-cell>
          <table:table-cell office:value-type="float" office:value="0" table:formula="of:=[MANDABRASA.N121]+['1835'.N121]" table:style-name="ce22">
            <text:p>0,00</text:p>
          </table:table-cell>
          <table:table-cell office:value-type="float" office:value="-243651.68" table:formula="of:=SUM([.C131:.N131])" table:style-name="ce22">
            <text:p>-243.651,68</text:p>
          </table:table-cell>
          <table:table-cell office:value-type="percentage" office:value="-6.5256394719481661E-3" table:formula="of:=[.O131]/[.$O$148]" table:style-name="ce23">
            <text:p>-0,6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20.03.00870</text:p>
          </table:table-cell>
          <table:table-cell office:value-type="string" table:style-name="ce21">
            <text:p>222 TAXA DE ADMINISTRAÇÃO VOUCHER</text:p>
          </table:table-cell>
          <table:table-cell office:value-type="float" office:value="0" table:formula="of:=[MANDABRASA.C132]+['1835'.C132]" table:style-name="ce22">
            <text:p>0,00</text:p>
          </table:table-cell>
          <table:table-cell office:value-type="float" office:value="0" table:formula="of:=[MANDABRASA.D132]+['1835'.D132]" table:style-name="ce22">
            <text:p>0,00</text:p>
          </table:table-cell>
          <table:table-cell office:value-type="float" office:value="0" table:formula="of:=[MANDABRASA.E132]+['1835'.E132]" table:style-name="ce22">
            <text:p>0,00</text:p>
          </table:table-cell>
          <table:table-cell office:value-type="float" office:value="0" table:formula="of:=[MANDABRASA.F132]+['1835'.F132]" table:style-name="ce22">
            <text:p>0,00</text:p>
          </table:table-cell>
          <table:table-cell office:value-type="float" office:value="-158.9" table:formula="of:=[MANDABRASA.G132]+['1835'.G132]" table:style-name="ce22">
            <text:p>-158,90</text:p>
          </table:table-cell>
          <table:table-cell office:value-type="float" office:value="0" table:formula="of:=[MANDABRASA.H132]+['1835'.H132]" table:style-name="ce22">
            <text:p>0,00</text:p>
          </table:table-cell>
          <table:table-cell office:value-type="float" office:value="0" table:formula="of:=[MANDABRASA.I122]+['1835'.I122]" table:style-name="ce22">
            <text:p>0,00</text:p>
          </table:table-cell>
          <table:table-cell office:value-type="float" office:value="0" table:formula="of:=[MANDABRASA.J122]+['1835'.J122]" table:style-name="ce22">
            <text:p>0,00</text:p>
          </table:table-cell>
          <table:table-cell office:value-type="float" office:value="0" table:formula="of:=[MANDABRASA.K122]+['1835'.K122]" table:style-name="ce22">
            <text:p>0,00</text:p>
          </table:table-cell>
          <table:table-cell office:value-type="float" office:value="0" table:formula="of:=[MANDABRASA.L122]+['1835'.L122]" table:style-name="ce22">
            <text:p>0,00</text:p>
          </table:table-cell>
          <table:table-cell office:value-type="float" office:value="0" table:formula="of:=[MANDABRASA.M122]+['1835'.M122]" table:style-name="ce22">
            <text:p>0,00</text:p>
          </table:table-cell>
          <table:table-cell office:value-type="float" office:value="0" table:formula="of:=[MANDABRASA.N122]+['1835'.N122]" table:style-name="ce22">
            <text:p>0,00</text:p>
          </table:table-cell>
          <table:table-cell office:value-type="float" office:value="-158.9" table:formula="of:=SUM([.C132:.N132])" table:style-name="ce22">
            <text:p>-158,90</text:p>
          </table:table-cell>
          <table:table-cell office:value-type="percentage" office:value="-4.2557642618863275E-6" table:formula="of:=[.O132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20.03.00872</text:p>
          </table:table-cell>
          <table:table-cell office:value-type="string" table:style-name="ce21">
            <text:p>226 PÓS TAXA DE ALUGUEL MAQUINAS</text:p>
          </table:table-cell>
          <table:table-cell office:value-type="float" office:value="-124.7" table:formula="of:=[MANDABRASA.C133]+['1835'.C133]" table:style-name="ce22">
            <text:p>-124,70</text:p>
          </table:table-cell>
          <table:table-cell office:value-type="float" office:value="-452.63" table:formula="of:=[MANDABRASA.D133]+['1835'.D133]" table:style-name="ce22">
            <text:p>-452,63</text:p>
          </table:table-cell>
          <table:table-cell office:value-type="float" office:value="0" table:formula="of:=[MANDABRASA.E133]+['1835'.E133]" table:style-name="ce22">
            <text:p>0,00</text:p>
          </table:table-cell>
          <table:table-cell office:value-type="float" office:value="0" table:formula="of:=[MANDABRASA.F133]+['1835'.F133]" table:style-name="ce22">
            <text:p>0,00</text:p>
          </table:table-cell>
          <table:table-cell office:value-type="float" office:value="0" table:formula="of:=[MANDABRASA.G133]+['1835'.G133]" table:style-name="ce22">
            <text:p>0,00</text:p>
          </table:table-cell>
          <table:table-cell office:value-type="float" office:value="0" table:formula="of:=[MANDABRASA.H133]+['1835'.H133]" table:style-name="ce22">
            <text:p>0,00</text:p>
          </table:table-cell>
          <table:table-cell office:value-type="float" office:value="0" table:formula="of:=[MANDABRASA.I123]+['1835'.I123]" table:style-name="ce22">
            <text:p>0,00</text:p>
          </table:table-cell>
          <table:table-cell office:value-type="float" office:value="0" table:formula="of:=[MANDABRASA.J123]+['1835'.J123]" table:style-name="ce22">
            <text:p>0,00</text:p>
          </table:table-cell>
          <table:table-cell office:value-type="float" office:value="0" table:formula="of:=[MANDABRASA.K123]+['1835'.K123]" table:style-name="ce22">
            <text:p>0,00</text:p>
          </table:table-cell>
          <table:table-cell office:value-type="float" office:value="0" table:formula="of:=[MANDABRASA.L123]+['1835'.L123]" table:style-name="ce22">
            <text:p>0,00</text:p>
          </table:table-cell>
          <table:table-cell office:value-type="float" office:value="0" table:formula="of:=[MANDABRASA.M123]+['1835'.M123]" table:style-name="ce22">
            <text:p>0,00</text:p>
          </table:table-cell>
          <table:table-cell office:value-type="float" office:value="0" table:formula="of:=[MANDABRASA.N123]+['1835'.N123]" table:style-name="ce22">
            <text:p>0,00</text:p>
          </table:table-cell>
          <table:table-cell office:value-type="float" office:value="-577.33000000000004" table:formula="of:=SUM([.C133:.N133])" table:style-name="ce22">
            <text:p>-577,33</text:p>
          </table:table-cell>
          <table:table-cell office:value-type="percentage" office:value="-1.5462431600470948E-5" table:formula="of:=[.O133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20.03.00873</text:p>
          </table:table-cell>
          <table:table-cell office:value-type="string" table:style-name="ce21">
            <text:p>276 TAXA DE ADMINISTRAÇÃO PIX</text:p>
          </table:table-cell>
          <table:table-cell office:value-type="float" office:value="-2373.6" table:formula="of:=[MANDABRASA.C134]+['1835'.C134]" table:style-name="ce22">
            <text:p>-2.373,60</text:p>
          </table:table-cell>
          <table:table-cell office:value-type="float" office:value="-2105.6799999999998" table:formula="of:=[MANDABRASA.D134]+['1835'.D134]" table:style-name="ce22">
            <text:p>-2.105,68</text:p>
          </table:table-cell>
          <table:table-cell office:value-type="float" office:value="-1428.3600000000001" table:formula="of:=[MANDABRASA.E134]+['1835'.E134]" table:style-name="ce22">
            <text:p>-1.428,36</text:p>
          </table:table-cell>
          <table:table-cell office:value-type="float" office:value="-1037.52" table:formula="of:=[MANDABRASA.F134]+['1835'.F134]" table:style-name="ce22">
            <text:p>-1.037,52</text:p>
          </table:table-cell>
          <table:table-cell office:value-type="float" office:value="-1174.08" table:formula="of:=[MANDABRASA.G134]+['1835'.G134]" table:style-name="ce22">
            <text:p>-1.174,08</text:p>
          </table:table-cell>
          <table:table-cell office:value-type="float" office:value="-857.51" table:formula="of:=[MANDABRASA.H134]+['1835'.H134]" table:style-name="ce22">
            <text:p>-857,51</text:p>
          </table:table-cell>
          <table:table-cell office:value-type="float" office:value="0" table:formula="of:=[MANDABRASA.I124]+['1835'.I124]" table:style-name="ce22">
            <text:p>0,00</text:p>
          </table:table-cell>
          <table:table-cell office:value-type="float" office:value="0" table:formula="of:=[MANDABRASA.J124]+['1835'.J124]" table:style-name="ce22">
            <text:p>0,00</text:p>
          </table:table-cell>
          <table:table-cell office:value-type="float" office:value="0" table:formula="of:=[MANDABRASA.K124]+['1835'.K124]" table:style-name="ce22">
            <text:p>0,00</text:p>
          </table:table-cell>
          <table:table-cell office:value-type="float" office:value="0" table:formula="of:=[MANDABRASA.L124]+['1835'.L124]" table:style-name="ce22">
            <text:p>0,00</text:p>
          </table:table-cell>
          <table:table-cell office:value-type="float" office:value="0" table:formula="of:=[MANDABRASA.M124]+['1835'.M124]" table:style-name="ce22">
            <text:p>0,00</text:p>
          </table:table-cell>
          <table:table-cell office:value-type="float" office:value="0" table:formula="of:=[MANDABRASA.N124]+['1835'.N124]" table:style-name="ce22">
            <text:p>0,00</text:p>
          </table:table-cell>
          <table:table-cell office:value-type="float" office:value="-8976.75" table:formula="of:=SUM([.C134:.N134])" table:style-name="ce22">
            <text:p>-8.976,75</text:p>
          </table:table-cell>
          <table:table-cell office:value-type="percentage" office:value="-2.4042121987343038E-4" table:formula="of:=[.O134]/[.$O$148]" table:style-name="ce23">
            <text:p>-0,02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20.03.00874</text:p>
          </table:table-cell>
          <table:table-cell office:value-type="string" table:style-name="ce21">
            <text:p>JUROS DE MORA</text:p>
          </table:table-cell>
          <table:table-cell office:value-type="float" office:value="0" table:formula="of:=[MANDABRASA.C135]+['1835'.C135]" table:style-name="ce22">
            <text:p>0,00</text:p>
          </table:table-cell>
          <table:table-cell office:value-type="float" office:value="0" table:formula="of:=[MANDABRASA.D135]+['1835'.D135]" table:style-name="ce22">
            <text:p>0,00</text:p>
          </table:table-cell>
          <table:table-cell office:value-type="float" office:value="0" table:formula="of:=[MANDABRASA.E135]+['1835'.E135]" table:style-name="ce22">
            <text:p>0,00</text:p>
          </table:table-cell>
          <table:table-cell office:value-type="float" office:value="0" table:formula="of:=[MANDABRASA.F135]+['1835'.F135]" table:style-name="ce22">
            <text:p>0,00</text:p>
          </table:table-cell>
          <table:table-cell office:value-type="float" office:value="0" table:formula="of:=[MANDABRASA.G135]+['1835'.G135]" table:style-name="ce22">
            <text:p>0,00</text:p>
          </table:table-cell>
          <table:table-cell office:value-type="float" office:value="0" table:formula="of:=[MANDABRASA.H135]+['1835'.H135]" table:style-name="ce22">
            <text:p>0,00</text:p>
          </table:table-cell>
          <table:table-cell office:value-type="float" office:value="0" table:formula="of:=[MANDABRASA.I125]+['1835'.I125]" table:style-name="ce22">
            <text:p>0,00</text:p>
          </table:table-cell>
          <table:table-cell office:value-type="float" office:value="0" table:formula="of:=[MANDABRASA.J125]+['1835'.J125]" table:style-name="ce22">
            <text:p>0,00</text:p>
          </table:table-cell>
          <table:table-cell office:value-type="float" office:value="0" table:formula="of:=[MANDABRASA.K125]+['1835'.K125]" table:style-name="ce22">
            <text:p>0,00</text:p>
          </table:table-cell>
          <table:table-cell office:value-type="float" office:value="0" table:formula="of:=[MANDABRASA.L125]+['1835'.L125]" table:style-name="ce22">
            <text:p>0,00</text:p>
          </table:table-cell>
          <table:table-cell office:value-type="float" office:value="0" table:formula="of:=[MANDABRASA.M125]+['1835'.M125]" table:style-name="ce22">
            <text:p>0,00</text:p>
          </table:table-cell>
          <table:table-cell office:value-type="float" office:value="0" table:formula="of:=[MANDABRASA.N125]+['1835'.N125]" table:style-name="ce22">
            <text:p>0,00</text:p>
          </table:table-cell>
          <table:table-cell office:value-type="float" office:value="0" table:formula="of:=SUM([.C135:.N135])" table:style-name="ce22">
            <text:p>0,00</text:p>
          </table:table-cell>
          <table:table-cell office:value-type="percentage" office:value="0" table:formula="of:=[.O135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3.1.4.20.03.00875</text:p>
          </table:table-cell>
          <table:table-cell office:value-type="string" table:style-name="ce21">
            <text:p>JUROS EMPRESTIMOS</text:p>
          </table:table-cell>
          <table:table-cell office:value-type="float" office:value="0" table:formula="of:=[MANDABRASA.C136]+['1835'.C136]" table:style-name="ce22">
            <text:p>0,00</text:p>
          </table:table-cell>
          <table:table-cell office:value-type="float" office:value="0" table:formula="of:=[MANDABRASA.D136]+['1835'.D136]" table:style-name="ce22">
            <text:p>0,00</text:p>
          </table:table-cell>
          <table:table-cell office:value-type="float" office:value="0" table:formula="of:=[MANDABRASA.E136]+['1835'.E136]" table:style-name="ce22">
            <text:p>0,00</text:p>
          </table:table-cell>
          <table:table-cell office:value-type="float" office:value="0" table:formula="of:=[MANDABRASA.F136]+['1835'.F136]" table:style-name="ce22">
            <text:p>0,00</text:p>
          </table:table-cell>
          <table:table-cell office:value-type="float" office:value="0" table:formula="of:=[MANDABRASA.G136]+['1835'.G136]" table:style-name="ce22">
            <text:p>0,00</text:p>
          </table:table-cell>
          <table:table-cell office:value-type="float" office:value="0" table:formula="of:=[MANDABRASA.H136]+['1835'.H136]" table:style-name="ce22">
            <text:p>0,00</text:p>
          </table:table-cell>
          <table:table-cell office:value-type="float" office:value="0" table:formula="of:=[MANDABRASA.I126]+['1835'.I126]" table:style-name="ce22">
            <text:p>0,00</text:p>
          </table:table-cell>
          <table:table-cell office:value-type="float" office:value="0" table:formula="of:=[MANDABRASA.J126]+['1835'.J126]" table:style-name="ce22">
            <text:p>0,00</text:p>
          </table:table-cell>
          <table:table-cell office:value-type="float" office:value="0" table:formula="of:=[MANDABRASA.K126]+['1835'.K126]" table:style-name="ce22">
            <text:p>0,00</text:p>
          </table:table-cell>
          <table:table-cell office:value-type="float" office:value="0" table:formula="of:=[MANDABRASA.L126]+['1835'.L126]" table:style-name="ce22">
            <text:p>0,00</text:p>
          </table:table-cell>
          <table:table-cell office:value-type="float" office:value="0" table:formula="of:=[MANDABRASA.M126]+['1835'.M126]" table:style-name="ce22">
            <text:p>0,00</text:p>
          </table:table-cell>
          <table:table-cell office:value-type="float" office:value="0" table:formula="of:=[MANDABRASA.N126]+['1835'.N126]" table:style-name="ce22">
            <text:p>0,00</text:p>
          </table:table-cell>
          <table:table-cell office:value-type="float" office:value="0" table:formula="of:=SUM([.C136:.N136])" table:style-name="ce22">
            <text:p>0,00</text:p>
          </table:table-cell>
          <table:table-cell office:value-type="percentage" office:value="0" table:formula="of:=[.O136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2">
            <text:p>3.2</text:p>
          </table:table-cell>
          <table:table-cell office:value-type="string" table:style-name="ce16">
            <text:p>DESPESAS NÃO OPERACIONAIS</text:p>
          </table:table-cell>
          <table:table-cell office:value-type="float" office:value="-107786.20000000001" table:formula="of:=[.C138]" table:style-name="ce17">
            <text:p>-107.786,20</text:p>
          </table:table-cell>
          <table:table-cell office:value-type="float" office:value="-52522.009999999995" table:formula="of:=[.D138]" table:style-name="ce17">
            <text:p>-52.522,01</text:p>
          </table:table-cell>
          <table:table-cell office:value-type="float" office:value="-43496.700000000004" table:formula="of:=[.E138]" table:style-name="ce17">
            <text:p>-43.496,70</text:p>
          </table:table-cell>
          <table:table-cell office:value-type="float" office:value="-65859.37" table:formula="of:=[.F138]" table:style-name="ce17">
            <text:p>-65.859,37</text:p>
          </table:table-cell>
          <table:table-cell office:value-type="float" office:value="-73063.45" table:formula="of:=[.G138]" table:style-name="ce17">
            <text:p>-73.063,45</text:p>
          </table:table-cell>
          <table:table-cell office:value-type="float" office:value="-99193.01999999999" table:formula="of:=[.H138]" table:style-name="ce17">
            <text:p>-99.193,02</text:p>
          </table:table-cell>
          <table:table-cell office:value-type="float" office:value="0" table:formula="of:=[.I138]" table:style-name="ce17">
            <text:p>0,00</text:p>
          </table:table-cell>
          <table:table-cell office:value-type="float" office:value="0" table:formula="of:=[.J138]" table:style-name="ce17">
            <text:p>0,00</text:p>
          </table:table-cell>
          <table:table-cell office:value-type="float" office:value="0" table:formula="of:=[.K138]" table:style-name="ce17">
            <text:p>0,00</text:p>
          </table:table-cell>
          <table:table-cell office:value-type="float" office:value="0" table:formula="of:=[.L138]" table:style-name="ce17">
            <text:p>0,00</text:p>
          </table:table-cell>
          <table:table-cell office:value-type="float" office:value="0" table:formula="of:=[.M138]" table:style-name="ce17">
            <text:p>0,00</text:p>
          </table:table-cell>
          <table:table-cell office:value-type="float" office:value="0" table:formula="of:=[.N138]" table:style-name="ce17">
            <text:p>0,00</text:p>
          </table:table-cell>
          <table:table-cell office:value-type="float" office:value="-441920.75" table:formula="of:=[.O138]" table:style-name="ce17">
            <text:p>-441.920,75</text:p>
          </table:table-cell>
          <table:table-cell office:value-type="percentage" office:value="-1.1835812048055394E-2" table:formula="of:=[.O137]/[.$O$148]" table:style-name="ce10">
            <text:p>-1,18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12">
            <text:p>3.2.1</text:p>
          </table:table-cell>
          <table:table-cell office:value-type="string" table:style-name="ce16">
            <text:p>DESPESAS NÃO OPERACIONAIS</text:p>
          </table:table-cell>
          <table:table-cell office:value-type="float" office:value="-107786.20000000001" table:formula="of:=[.C139]" table:style-name="ce17">
            <text:p>-107.786,20</text:p>
          </table:table-cell>
          <table:table-cell office:value-type="float" office:value="-52522.009999999995" table:formula="of:=[.D139]" table:style-name="ce17">
            <text:p>-52.522,01</text:p>
          </table:table-cell>
          <table:table-cell office:value-type="float" office:value="-43496.700000000004" table:formula="of:=[.E139]" table:style-name="ce17">
            <text:p>-43.496,70</text:p>
          </table:table-cell>
          <table:table-cell office:value-type="float" office:value="-65859.37" table:formula="of:=[.F139]" table:style-name="ce17">
            <text:p>-65.859,37</text:p>
          </table:table-cell>
          <table:table-cell office:value-type="float" office:value="-73063.45" table:formula="of:=[.G139]" table:style-name="ce17">
            <text:p>-73.063,45</text:p>
          </table:table-cell>
          <table:table-cell office:value-type="float" office:value="-99193.01999999999" table:formula="of:=[.H139]" table:style-name="ce17">
            <text:p>-99.193,02</text:p>
          </table:table-cell>
          <table:table-cell office:value-type="float" office:value="0" table:formula="of:=[.I139]" table:style-name="ce17">
            <text:p>0,00</text:p>
          </table:table-cell>
          <table:table-cell office:value-type="float" office:value="0" table:formula="of:=[.J139]" table:style-name="ce17">
            <text:p>0,00</text:p>
          </table:table-cell>
          <table:table-cell office:value-type="float" office:value="0" table:formula="of:=[.K139]" table:style-name="ce17">
            <text:p>0,00</text:p>
          </table:table-cell>
          <table:table-cell office:value-type="float" office:value="0" table:formula="of:=[.L139]" table:style-name="ce17">
            <text:p>0,00</text:p>
          </table:table-cell>
          <table:table-cell office:value-type="float" office:value="0" table:formula="of:=[.M139]" table:style-name="ce17">
            <text:p>0,00</text:p>
          </table:table-cell>
          <table:table-cell office:value-type="float" office:value="0" table:formula="of:=[.N139]" table:style-name="ce17">
            <text:p>0,00</text:p>
          </table:table-cell>
          <table:table-cell office:value-type="float" office:value="-441920.75" table:formula="of:=[.O139]" table:style-name="ce17">
            <text:p>-441.920,75</text:p>
          </table:table-cell>
          <table:table-cell office:value-type="percentage" office:value="-1.1835812048055394E-2" table:formula="of:=[.O138]/[.$O$148]" table:style-name="ce10">
            <text:p>-1,18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2">
            <text:p>3.2.1.01</text:p>
          </table:table-cell>
          <table:table-cell office:value-type="string" table:style-name="ce16">
            <text:p>DESPESAS DIVERSAS</text:p>
          </table:table-cell>
          <table:table-cell office:value-type="float" office:value="-107786.20000000001" table:formula="of:=[.C140]" table:style-name="ce17">
            <text:p>-107.786,20</text:p>
          </table:table-cell>
          <table:table-cell office:value-type="float" office:value="-52522.009999999995" table:formula="of:=[.D140]" table:style-name="ce17">
            <text:p>-52.522,01</text:p>
          </table:table-cell>
          <table:table-cell office:value-type="float" office:value="-43496.700000000004" table:formula="of:=[.E140]" table:style-name="ce17">
            <text:p>-43.496,70</text:p>
          </table:table-cell>
          <table:table-cell office:value-type="float" office:value="-65859.37" table:formula="of:=[.F140]" table:style-name="ce17">
            <text:p>-65.859,37</text:p>
          </table:table-cell>
          <table:table-cell office:value-type="float" office:value="-73063.45" table:formula="of:=[.G140]" table:style-name="ce17">
            <text:p>-73.063,45</text:p>
          </table:table-cell>
          <table:table-cell office:value-type="float" office:value="-99193.01999999999" table:formula="of:=[.H140]" table:style-name="ce17">
            <text:p>-99.193,02</text:p>
          </table:table-cell>
          <table:table-cell office:value-type="float" office:value="0" table:formula="of:=[.I140]" table:style-name="ce17">
            <text:p>0,00</text:p>
          </table:table-cell>
          <table:table-cell office:value-type="float" office:value="0" table:formula="of:=[.J140]" table:style-name="ce17">
            <text:p>0,00</text:p>
          </table:table-cell>
          <table:table-cell office:value-type="float" office:value="0" table:formula="of:=[.K140]" table:style-name="ce17">
            <text:p>0,00</text:p>
          </table:table-cell>
          <table:table-cell office:value-type="float" office:value="0" table:formula="of:=[.L140]" table:style-name="ce17">
            <text:p>0,00</text:p>
          </table:table-cell>
          <table:table-cell office:value-type="float" office:value="0" table:formula="of:=[.M140]" table:style-name="ce17">
            <text:p>0,00</text:p>
          </table:table-cell>
          <table:table-cell office:value-type="float" office:value="0" table:formula="of:=[.N140]" table:style-name="ce17">
            <text:p>0,00</text:p>
          </table:table-cell>
          <table:table-cell office:value-type="float" office:value="-441920.75" table:formula="of:=[.O140]" table:style-name="ce17">
            <text:p>-441.920,75</text:p>
          </table:table-cell>
          <table:table-cell office:value-type="percentage" office:value="-1.1835812048055394E-2" table:formula="of:=[.O139]/[.$O$148]" table:style-name="ce10">
            <text:p>-1,18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8">
            <text:p>3.2.1.01.02</text:p>
          </table:table-cell>
          <table:table-cell office:value-type="string" table:style-name="ce18">
            <text:p>OUTRAS DESPESAS</text:p>
          </table:table-cell>
          <table:table-cell office:value-type="float" office:value="-107786.20000000001" table:formula="of:=SUM([.C141:.C143])" table:style-name="ce19">
            <text:p>-107.786,20</text:p>
          </table:table-cell>
          <table:table-cell office:value-type="float" office:value="-52522.009999999995" table:formula="of:=SUM([.D141:.D143])" table:style-name="ce19">
            <text:p>-52.522,01</text:p>
          </table:table-cell>
          <table:table-cell office:value-type="float" office:value="-43496.700000000004" table:formula="of:=SUM([.E141:.E143])" table:style-name="ce19">
            <text:p>-43.496,70</text:p>
          </table:table-cell>
          <table:table-cell office:value-type="float" office:value="-65859.37" table:formula="of:=SUM([.F141:.F143])" table:style-name="ce19">
            <text:p>-65.859,37</text:p>
          </table:table-cell>
          <table:table-cell office:value-type="float" office:value="-73063.45" table:formula="of:=SUM([.G141:.G143])" table:style-name="ce19">
            <text:p>-73.063,45</text:p>
          </table:table-cell>
          <table:table-cell office:value-type="float" office:value="-99193.01999999999" table:formula="of:=SUM([.H141:.H143])" table:style-name="ce19">
            <text:p>-99.193,02</text:p>
          </table:table-cell>
          <table:table-cell office:value-type="float" office:value="0" table:formula="of:=SUM([.I141:.I143])" table:style-name="ce19">
            <text:p>0,00</text:p>
          </table:table-cell>
          <table:table-cell office:value-type="float" office:value="0" table:formula="of:=SUM([.J141:.J143])" table:style-name="ce19">
            <text:p>0,00</text:p>
          </table:table-cell>
          <table:table-cell office:value-type="float" office:value="0" table:formula="of:=SUM([.K141:.K143])" table:style-name="ce19">
            <text:p>0,00</text:p>
          </table:table-cell>
          <table:table-cell office:value-type="float" office:value="0" table:formula="of:=SUM([.L141:.L143])" table:style-name="ce19">
            <text:p>0,00</text:p>
          </table:table-cell>
          <table:table-cell office:value-type="float" office:value="0" table:formula="of:=SUM([.M141:.M143])" table:style-name="ce19">
            <text:p>0,00</text:p>
          </table:table-cell>
          <table:table-cell office:value-type="float" office:value="0" table:formula="of:=SUM([.N141:.N143])" table:style-name="ce19">
            <text:p>0,00</text:p>
          </table:table-cell>
          <table:table-cell office:value-type="float" office:value="-441920.75" table:formula="of:=SUM([.O141:.O143])" table:style-name="ce19">
            <text:p>-441.920,75</text:p>
          </table:table-cell>
          <table:table-cell office:value-type="percentage" office:value="-1.1835812048055394E-2" table:formula="of:=[.O140]/[.$O$148]" table:style-name="ce20">
            <text:p>-1,18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2.1.01.02.00855</text:p>
          </table:table-cell>
          <table:table-cell office:value-type="string" table:style-name="ce33">
            <text:p>PERDAS</text:p>
          </table:table-cell>
          <table:table-cell office:value-type="float" office:value="0" table:formula="of:=[MANDABRASA.C141]+['1835'.C141]" table:style-name="ce22">
            <text:p>0,00</text:p>
          </table:table-cell>
          <table:table-cell office:value-type="float" office:value="0" table:formula="of:=[MANDABRASA.D141]+['1835'.D141]" table:style-name="ce22">
            <text:p>0,00</text:p>
          </table:table-cell>
          <table:table-cell office:value-type="float" office:value="0" table:formula="of:=[MANDABRASA.E141]+['1835'.E141]" table:style-name="ce22">
            <text:p>0,00</text:p>
          </table:table-cell>
          <table:table-cell office:value-type="float" office:value="0" table:formula="of:=[MANDABRASA.F141]+['1835'.F141]" table:style-name="ce22">
            <text:p>0,00</text:p>
          </table:table-cell>
          <table:table-cell office:value-type="float" office:value="0" table:formula="of:=[MANDABRASA.G141]+['1835'.G141]" table:style-name="ce22">
            <text:p>0,00</text:p>
          </table:table-cell>
          <table:table-cell office:value-type="float" office:value="0" table:formula="of:=[MANDABRASA.H141]+['1835'.H141]" table:style-name="ce22">
            <text:p>0,00</text:p>
          </table:table-cell>
          <table:table-cell office:value-type="float" office:value="0" table:formula="of:=[MANDABRASA.I131]+['1835'.I131]" table:style-name="ce22">
            <text:p>0,00</text:p>
          </table:table-cell>
          <table:table-cell office:value-type="float" office:value="0" table:formula="of:=[MANDABRASA.J131]+['1835'.J131]" table:style-name="ce22">
            <text:p>0,00</text:p>
          </table:table-cell>
          <table:table-cell office:value-type="float" office:value="0" table:formula="of:=[MANDABRASA.K131]+['1835'.K131]" table:style-name="ce22">
            <text:p>0,00</text:p>
          </table:table-cell>
          <table:table-cell office:value-type="float" office:value="0" table:formula="of:=[MANDABRASA.L131]+['1835'.L131]" table:style-name="ce22">
            <text:p>0,00</text:p>
          </table:table-cell>
          <table:table-cell office:value-type="float" office:value="0" table:formula="of:=[MANDABRASA.M131]+['1835'.M131]" table:style-name="ce22">
            <text:p>0,00</text:p>
          </table:table-cell>
          <table:table-cell office:value-type="float" office:value="0" table:formula="of:=[MANDABRASA.N131]+['1835'.N131]" table:style-name="ce22">
            <text:p>0,00</text:p>
          </table:table-cell>
          <table:table-cell office:value-type="float" office:value="0" table:formula="of:=SUM([.C141:.N141])" table:style-name="ce22">
            <text:p>0,00</text:p>
          </table:table-cell>
          <table:table-cell office:value-type="percentage" office:value="0" table:formula="of:=[.O141]/[.$O$148]" table:style-name="ce23">
            <text:p>0,00%</text:p>
          </table:table-cell>
          <table:table-cell table:number-columns-repeated="239" table:style-name="ce31"/>
          <table:table-cell table:number-columns-repeated="3" table:style-name="ce32"/>
          <table:table-cell table:number-columns-repeated="8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3.2.1.01.02.00856</text:p>
          </table:table-cell>
          <table:table-cell office:value-type="string" table:style-name="ce21">
            <text:p>DESPESAS INDEDUTÍVEIS</text:p>
          </table:table-cell>
          <table:table-cell office:value-type="float" office:value="-21214.49" table:formula="of:=[MANDABRASA.C142]+['1835'.C142]" table:style-name="ce22">
            <text:p>-21.214,49</text:p>
          </table:table-cell>
          <table:table-cell office:value-type="float" office:value="-21802.09" table:formula="of:=[MANDABRASA.D142]+['1835'.D142]" table:style-name="ce22">
            <text:p>-21.802,09</text:p>
          </table:table-cell>
          <table:table-cell office:value-type="float" office:value="-21337.370000000003" table:formula="of:=[MANDABRASA.E142]+['1835'.E142]" table:style-name="ce22">
            <text:p>-21.337,37</text:p>
          </table:table-cell>
          <table:table-cell office:value-type="float" office:value="-19351.89" table:formula="of:=[MANDABRASA.F142]+['1835'.F142]" table:style-name="ce22">
            <text:p>-19.351,89</text:p>
          </table:table-cell>
          <table:table-cell office:value-type="float" office:value="-15664.5" table:formula="of:=[MANDABRASA.G142]+['1835'.G142]" table:style-name="ce22">
            <text:p>-15.664,50</text:p>
          </table:table-cell>
          <table:table-cell office:value-type="float" office:value="-20985.599999999999" table:formula="of:=[MANDABRASA.H142]+['1835'.H142]" table:style-name="ce22">
            <text:p>-20.985,60</text:p>
          </table:table-cell>
          <table:table-cell office:value-type="float" office:value="0" table:formula="of:=[MANDABRASA.I132]+['1835'.I132]" table:style-name="ce22">
            <text:p>0,00</text:p>
          </table:table-cell>
          <table:table-cell office:value-type="float" office:value="0" table:formula="of:=[MANDABRASA.J132]+['1835'.J132]" table:style-name="ce22">
            <text:p>0,00</text:p>
          </table:table-cell>
          <table:table-cell office:value-type="float" office:value="0" table:formula="of:=[MANDABRASA.K132]+['1835'.K132]" table:style-name="ce22">
            <text:p>0,00</text:p>
          </table:table-cell>
          <table:table-cell office:value-type="float" office:value="0" table:formula="of:=[MANDABRASA.L132]+['1835'.L132]" table:style-name="ce22">
            <text:p>0,00</text:p>
          </table:table-cell>
          <table:table-cell office:value-type="float" office:value="0" table:formula="of:=[MANDABRASA.M132]+['1835'.M132]" table:style-name="ce22">
            <text:p>0,00</text:p>
          </table:table-cell>
          <table:table-cell office:value-type="float" office:value="0" table:formula="of:=[MANDABRASA.N132]+['1835'.N132]" table:style-name="ce22">
            <text:p>0,00</text:p>
          </table:table-cell>
          <table:table-cell office:value-type="float" office:value="-120355.94" table:formula="of:=SUM([.C142:.N142])" table:style-name="ce22">
            <text:p>-120.355,94</text:p>
          </table:table-cell>
          <table:table-cell office:value-type="percentage" office:value="-3.2234519078523293E-3" table:formula="of:=[.O142]/[.$O$148]" table:style-name="ce23">
            <text:p>-0,32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31"/>
        </table:table-row>
        <table:table-row table:style-name="ro3">
          <table:table-cell office:value-type="string" table:style-name="ce21">
            <text:p>3.2.1.01.02.00857</text:p>
          </table:table-cell>
          <table:table-cell office:value-type="string" table:style-name="ce21">
            <text:p>MULTAS CONTRATUAIS</text:p>
          </table:table-cell>
          <table:table-cell office:value-type="float" office:value="-86571.71" table:formula="of:=[MANDABRASA.C143]+['1835'.C143]" table:style-name="ce22">
            <text:p>-86.571,71</text:p>
          </table:table-cell>
          <table:table-cell office:value-type="float" office:value="-30719.919999999998" table:formula="of:=[MANDABRASA.D143]+['1835'.D143]" table:style-name="ce22">
            <text:p>-30.719,92</text:p>
          </table:table-cell>
          <table:table-cell office:value-type="float" office:value="-22159.33" table:formula="of:=[MANDABRASA.E143]+['1835'.E143]" table:style-name="ce22">
            <text:p>-22.159,33</text:p>
          </table:table-cell>
          <table:table-cell office:value-type="float" office:value="-46507.48" table:formula="of:=[MANDABRASA.F143]+['1835'.F143]" table:style-name="ce22">
            <text:p>-46.507,48</text:p>
          </table:table-cell>
          <table:table-cell office:value-type="float" office:value="-57398.95" table:formula="of:=[MANDABRASA.G143]+['1835'.G143]" table:style-name="ce22">
            <text:p>-57.398,95</text:p>
          </table:table-cell>
          <table:table-cell office:value-type="float" office:value="-78207.42" table:formula="of:=[MANDABRASA.H143]+['1835'.H143]" table:style-name="ce22">
            <text:p>-78.207,42</text:p>
          </table:table-cell>
          <table:table-cell office:value-type="float" office:value="0" table:formula="of:=[MANDABRASA.I133]+['1835'.I133]" table:style-name="ce22">
            <text:p>0,00</text:p>
          </table:table-cell>
          <table:table-cell office:value-type="float" office:value="0" table:formula="of:=[MANDABRASA.J133]+['1835'.J133]" table:style-name="ce22">
            <text:p>0,00</text:p>
          </table:table-cell>
          <table:table-cell office:value-type="float" office:value="0" table:formula="of:=[MANDABRASA.K133]+['1835'.K133]" table:style-name="ce22">
            <text:p>0,00</text:p>
          </table:table-cell>
          <table:table-cell office:value-type="float" office:value="0" table:formula="of:=[MANDABRASA.L133]+['1835'.L133]" table:style-name="ce22">
            <text:p>0,00</text:p>
          </table:table-cell>
          <table:table-cell office:value-type="float" office:value="0" table:formula="of:=[MANDABRASA.M133]+['1835'.M133]" table:style-name="ce22">
            <text:p>0,00</text:p>
          </table:table-cell>
          <table:table-cell office:value-type="float" office:value="0" table:formula="of:=[MANDABRASA.N133]+['1835'.N133]" table:style-name="ce22">
            <text:p>0,00</text:p>
          </table:table-cell>
          <table:table-cell office:value-type="float" office:value="-321564.81" table:formula="of:=SUM([.C143:.N143])" table:style-name="ce22">
            <text:p>-321.564,81</text:p>
          </table:table-cell>
          <table:table-cell office:value-type="percentage" office:value="-8.6123601402030656E-3" table:formula="of:=[.O143]/[.$O$148]" table:style-name="ce23">
            <text:p>-0,86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2">
            <text:p>4</text:p>
          </table:table-cell>
          <table:table-cell office:value-type="string" table:style-name="ce16">
            <text:p>R E C E I T A S</text:p>
          </table:table-cell>
          <table:table-cell office:value-type="float" office:value="6971495.7600000007" table:formula="of:=[.C145]+[.C169]" table:style-name="ce17">
            <text:p>6.971.495,76</text:p>
          </table:table-cell>
          <table:table-cell office:value-type="float" office:value="6133617.1600000001" table:formula="of:=[.D145]+[.D169]" table:style-name="ce17">
            <text:p>6.133.617,16</text:p>
          </table:table-cell>
          <table:table-cell office:value-type="float" office:value="6568418.2799999993" table:formula="of:=[.E145]+[.E169]" table:style-name="ce17">
            <text:p>6.568.418,28</text:p>
          </table:table-cell>
          <table:table-cell office:value-type="float" office:value="6208004.4500000002" table:formula="of:=[.F145]+[.F169]" table:style-name="ce17">
            <text:p>6.208.004,45</text:p>
          </table:table-cell>
          <table:table-cell office:value-type="float" office:value="6750278.3499999996" table:formula="of:=[.G145]+[.G169]" table:style-name="ce17">
            <text:p>6.750.278,35</text:p>
          </table:table-cell>
          <table:table-cell office:value-type="float" office:value="6780346.04" table:formula="of:=[.H145]+[.H169]" table:style-name="ce17">
            <text:p>6.780.346,04</text:p>
          </table:table-cell>
          <table:table-cell office:value-type="float" office:value="0" table:formula="of:=[.I145]+[.I169]" table:style-name="ce17">
            <text:p>0,00</text:p>
          </table:table-cell>
          <table:table-cell office:value-type="float" office:value="0" table:formula="of:=[.J145]+[.J169]" table:style-name="ce17">
            <text:p>0,00</text:p>
          </table:table-cell>
          <table:table-cell office:value-type="float" office:value="0" table:formula="of:=[.K145]+[.K169]" table:style-name="ce17">
            <text:p>0,00</text:p>
          </table:table-cell>
          <table:table-cell office:value-type="float" office:value="0" table:formula="of:=[.L145]+[.L169]" table:style-name="ce17">
            <text:p>0,00</text:p>
          </table:table-cell>
          <table:table-cell office:value-type="float" office:value="0" table:formula="of:=[.M145]+[.M169]" table:style-name="ce17">
            <text:p>0,00</text:p>
          </table:table-cell>
          <table:table-cell office:value-type="float" office:value="0" table:formula="of:=[.N145]+[.N169]" table:style-name="ce17">
            <text:p>0,00</text:p>
          </table:table-cell>
          <table:table-cell office:value-type="float" office:value="39412160.039999999" table:formula="of:=[.O145]+[.O169]" table:style-name="ce17">
            <text:p>39.412.160,04</text:p>
          </table:table-cell>
          <table:table-cell office:value-type="percentage" office:value="1.0555623799998515" table:formula="of:=[.O144]/[.$O$148]" table:style-name="ce10">
            <text:p>105,56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12">
            <text:p>4.1</text:p>
          </table:table-cell>
          <table:table-cell office:value-type="string" table:style-name="ce16">
            <text:p>RECEITAS OPERACIONAIS</text:p>
          </table:table-cell>
          <table:table-cell office:value-type="float" office:value="6963995.7600000007" table:formula="of:=[.C146]+[.C161]" table:style-name="ce17">
            <text:p>6.963.995,76</text:p>
          </table:table-cell>
          <table:table-cell office:value-type="float" office:value="5857277.2300000004" table:formula="of:=[.D146]+[.D161]" table:style-name="ce17">
            <text:p>5.857.277,23</text:p>
          </table:table-cell>
          <table:table-cell office:value-type="float" office:value="6346056.5699999994" table:formula="of:=[.E146]+[.E161]" table:style-name="ce17">
            <text:p>6.346.056,57</text:p>
          </table:table-cell>
          <table:table-cell office:value-type="float" office:value="6200504.4500000002" table:formula="of:=[.F146]+[.F161]" table:style-name="ce17">
            <text:p>6.200.504,45</text:p>
          </table:table-cell>
          <table:table-cell office:value-type="float" office:value="6750278.3499999996" table:formula="of:=[.G146]+[.G161]" table:style-name="ce17">
            <text:p>6.750.278,35</text:p>
          </table:table-cell>
          <table:table-cell office:value-type="float" office:value="6674361.6600000001" table:formula="of:=[.H146]+[.H161]" table:style-name="ce17">
            <text:p>6.674.361,66</text:p>
          </table:table-cell>
          <table:table-cell office:value-type="float" office:value="0" table:formula="of:=[.I146]+[.I161]" table:style-name="ce17">
            <text:p>0,00</text:p>
          </table:table-cell>
          <table:table-cell office:value-type="float" office:value="0" table:formula="of:=[.J146]+[.J161]" table:style-name="ce17">
            <text:p>0,00</text:p>
          </table:table-cell>
          <table:table-cell office:value-type="float" office:value="0" table:formula="of:=[.K146]+[.K161]" table:style-name="ce17">
            <text:p>0,00</text:p>
          </table:table-cell>
          <table:table-cell office:value-type="float" office:value="0" table:formula="of:=[.L146]+[.L161]" table:style-name="ce17">
            <text:p>0,00</text:p>
          </table:table-cell>
          <table:table-cell office:value-type="float" office:value="0" table:formula="of:=[.M146]+[.M161]" table:style-name="ce17">
            <text:p>0,00</text:p>
          </table:table-cell>
          <table:table-cell office:value-type="float" office:value="0" table:formula="of:=[.N146]+[.N161]" table:style-name="ce17">
            <text:p>0,00</text:p>
          </table:table-cell>
          <table:table-cell office:value-type="float" office:value="38792474.019999996" table:formula="of:=[.O146]+[.O161]" table:style-name="ce17">
            <text:p>38.792.474,02</text:p>
          </table:table-cell>
          <table:table-cell office:value-type="percentage" office:value="1.0389655416266192" table:formula="of:=[.O145]/[.$O$148]" table:style-name="ce10">
            <text:p>103,90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12">
            <text:p>4.1.1</text:p>
          </table:table-cell>
          <table:table-cell office:value-type="string" table:style-name="ce16">
            <text:p>RECEITA OPERACIONAL LIQUIDA</text:p>
          </table:table-cell>
          <table:table-cell office:value-type="float" office:value="6852676.790000001" table:formula="of:=[.C147]" table:style-name="ce17">
            <text:p>6.852.676,79</text:p>
          </table:table-cell>
          <table:table-cell office:value-type="float" office:value="5821308.54" table:formula="of:=[.D147]" table:style-name="ce17">
            <text:p>5.821.308,54</text:p>
          </table:table-cell>
          <table:table-cell office:value-type="float" office:value="6267128.9299999997" table:formula="of:=[.E147]" table:style-name="ce17">
            <text:p>6.267.128,93</text:p>
          </table:table-cell>
          <table:table-cell office:value-type="float" office:value="6179065.2999999998" table:formula="of:=[.F147]" table:style-name="ce17">
            <text:p>6.179.065,30</text:p>
          </table:table-cell>
          <table:table-cell office:value-type="float" office:value="6724440.3499999996" table:formula="of:=[.G147]" table:style-name="ce17">
            <text:p>6.724.440,35</text:p>
          </table:table-cell>
          <table:table-cell office:value-type="float" office:value="6674336.1799999997" table:formula="of:=[.H147]" table:style-name="ce17">
            <text:p>6.674.336,18</text:p>
          </table:table-cell>
          <table:table-cell office:value-type="float" office:value="0" table:formula="of:=[.I147]" table:style-name="ce17">
            <text:p>0,00</text:p>
          </table:table-cell>
          <table:table-cell office:value-type="float" office:value="0" table:formula="of:=[.J147]" table:style-name="ce17">
            <text:p>0,00</text:p>
          </table:table-cell>
          <table:table-cell office:value-type="float" office:value="0" table:formula="of:=[.K147]" table:style-name="ce17">
            <text:p>0,00</text:p>
          </table:table-cell>
          <table:table-cell office:value-type="float" office:value="0" table:formula="of:=[.L147]" table:style-name="ce17">
            <text:p>0,00</text:p>
          </table:table-cell>
          <table:table-cell office:value-type="float" office:value="0" table:formula="of:=[.M147]" table:style-name="ce17">
            <text:p>0,00</text:p>
          </table:table-cell>
          <table:table-cell office:value-type="float" office:value="0" table:formula="of:=[.N147]" table:style-name="ce17">
            <text:p>0,00</text:p>
          </table:table-cell>
          <table:table-cell office:value-type="float" office:value="38518956.089999996" table:formula="of:=[.O147]" table:style-name="ce17">
            <text:p>38.518.956,09</text:p>
          </table:table-cell>
          <table:table-cell office:value-type="percentage" office:value="1.0316400046129055" table:formula="of:=[.O146]/[.$O$148]" table:style-name="ce10">
            <text:p>103,16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2">
            <text:p>4.1.1.01</text:p>
          </table:table-cell>
          <table:table-cell office:value-type="string" table:style-name="ce16">
            <text:p>RECEITA OPERACIONAL BRUTA</text:p>
          </table:table-cell>
          <table:table-cell office:value-type="float" office:value="6852676.790000001" table:formula="of:=[.C148]+[.C150]+[.C153]" table:style-name="ce17">
            <text:p>6.852.676,79</text:p>
          </table:table-cell>
          <table:table-cell office:value-type="float" office:value="5821308.54" table:formula="of:=[.D148]+[.D150]+[.D153]" table:style-name="ce17">
            <text:p>5.821.308,54</text:p>
          </table:table-cell>
          <table:table-cell office:value-type="float" office:value="6267128.9299999997" table:formula="of:=[.E148]+[.E150]+[.E153]" table:style-name="ce17">
            <text:p>6.267.128,93</text:p>
          </table:table-cell>
          <table:table-cell office:value-type="float" office:value="6179065.2999999998" table:formula="of:=[.F148]+[.F150]+[.F153]" table:style-name="ce17">
            <text:p>6.179.065,30</text:p>
          </table:table-cell>
          <table:table-cell office:value-type="float" office:value="6724440.3499999996" table:formula="of:=[.G148]+[.G150]+[.G153]" table:style-name="ce17">
            <text:p>6.724.440,35</text:p>
          </table:table-cell>
          <table:table-cell office:value-type="float" office:value="6674336.1799999997" table:formula="of:=[.H148]+[.H150]+[.H153]" table:style-name="ce17">
            <text:p>6.674.336,18</text:p>
          </table:table-cell>
          <table:table-cell office:value-type="float" office:value="0" table:formula="of:=[.I148]+[.I150]+[.I153]" table:style-name="ce17">
            <text:p>0,00</text:p>
          </table:table-cell>
          <table:table-cell office:value-type="float" office:value="0" table:formula="of:=[.J148]+[.J150]+[.J153]" table:style-name="ce17">
            <text:p>0,00</text:p>
          </table:table-cell>
          <table:table-cell office:value-type="float" office:value="0" table:formula="of:=[.K148]+[.K150]+[.K153]" table:style-name="ce17">
            <text:p>0,00</text:p>
          </table:table-cell>
          <table:table-cell office:value-type="float" office:value="0" table:formula="of:=[.L148]+[.L150]+[.L153]" table:style-name="ce17">
            <text:p>0,00</text:p>
          </table:table-cell>
          <table:table-cell office:value-type="float" office:value="0" table:formula="of:=[.M148]+[.M150]+[.M153]" table:style-name="ce17">
            <text:p>0,00</text:p>
          </table:table-cell>
          <table:table-cell office:value-type="float" office:value="0" table:formula="of:=[.N148]+[.N150]+[.N153]" table:style-name="ce17">
            <text:p>0,00</text:p>
          </table:table-cell>
          <table:table-cell office:value-type="float" office:value="38518956.089999996" table:formula="of:=[.O148]+[.O150]+[.O153]" table:style-name="ce17">
            <text:p>38.518.956,09</text:p>
          </table:table-cell>
          <table:table-cell office:value-type="percentage" office:value="1.0316400046129055" table:formula="of:=[.O147]/[.$O$148]" table:style-name="ce10">
            <text:p>103,16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8">
            <text:p>4.1.1.01.01</text:p>
          </table:table-cell>
          <table:table-cell office:value-type="string" table:style-name="ce18">
            <text:p>RECEITA OPERACIONAL BRUTA</text:p>
          </table:table-cell>
          <table:table-cell office:value-type="float" office:value="6499914.8200000003" table:formula="of:=SUM([.C149])" table:style-name="ce19">
            <text:p>6.499.914,82</text:p>
          </table:table-cell>
          <table:table-cell office:value-type="float" office:value="5342700.45" table:formula="of:=SUM([.D149])" table:style-name="ce19">
            <text:p>5.342.700,45</text:p>
          </table:table-cell>
          <table:table-cell office:value-type="float" office:value="5840966.5" table:formula="of:=SUM([.E149])" table:style-name="ce19">
            <text:p>5.840.966,50</text:p>
          </table:table-cell>
          <table:table-cell office:value-type="float" office:value="6236194.5499999998" table:formula="of:=SUM([.F149])" table:style-name="ce19">
            <text:p>6.236.194,55</text:p>
          </table:table-cell>
          <table:table-cell office:value-type="float" office:value="6703351.9399999995" table:formula="of:=SUM([.G149])" table:style-name="ce19">
            <text:p>6.703.351,94</text:p>
          </table:table-cell>
          <table:table-cell office:value-type="float" office:value="6714466.1699999999" table:formula="of:=SUM([.H149])" table:style-name="ce19">
            <text:p>6.714.466,17</text:p>
          </table:table-cell>
          <table:table-cell office:value-type="float" office:value="0" table:formula="of:=SUM([.I149:.I152])" table:style-name="ce19">
            <text:p>0,00</text:p>
          </table:table-cell>
          <table:table-cell office:value-type="float" office:value="0" table:formula="of:=SUM([.J149:.J152])" table:style-name="ce19">
            <text:p>0,00</text:p>
          </table:table-cell>
          <table:table-cell office:value-type="float" office:value="0" table:formula="of:=SUM([.K149:.K152])" table:style-name="ce19">
            <text:p>0,00</text:p>
          </table:table-cell>
          <table:table-cell office:value-type="float" office:value="0" table:formula="of:=SUM([.L149:.L152])" table:style-name="ce19">
            <text:p>0,00</text:p>
          </table:table-cell>
          <table:table-cell office:value-type="float" office:value="0" table:formula="of:=SUM([.M149:.M152])" table:style-name="ce19">
            <text:p>0,00</text:p>
          </table:table-cell>
          <table:table-cell office:value-type="float" office:value="0" table:formula="of:=SUM([.N149:.N152])" table:style-name="ce19">
            <text:p>0,00</text:p>
          </table:table-cell>
          <table:table-cell office:value-type="float" office:value="37337594.43" table:formula="of:=SUM([.O149])" table:style-name="ce19">
            <text:p>37.337.594,43</text:p>
          </table:table-cell>
          <table:table-cell office:value-type="percentage" office:value="1" table:formula="of:=[.O148]/[.$O$148]" table:style-name="ce20">
            <text:p>100,00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4.1.1.01.01.00907</text:p>
          </table:table-cell>
          <table:table-cell office:value-type="string" table:style-name="ce21">
            <text:p>VENDAS DE MERCADORIA</text:p>
          </table:table-cell>
          <table:table-cell office:value-type="float" office:value="6499914.8200000003" table:formula="of:=[MANDABRASA.C149]+['1835'.C149]" table:style-name="ce22">
            <text:p>6.499.914,82</text:p>
          </table:table-cell>
          <table:table-cell office:value-type="float" office:value="5342700.45" table:formula="of:=[MANDABRASA.D149]+['1835'.D149]" table:style-name="ce22">
            <text:p>5.342.700,45</text:p>
          </table:table-cell>
          <table:table-cell office:value-type="float" office:value="5840966.5" table:formula="of:=[MANDABRASA.E149]+['1835'.E149]" table:style-name="ce22">
            <text:p>5.840.966,50</text:p>
          </table:table-cell>
          <table:table-cell office:value-type="float" office:value="6236194.5499999998" table:formula="of:=[MANDABRASA.F149]+['1835'.F149]" table:style-name="ce22">
            <text:p>6.236.194,55</text:p>
          </table:table-cell>
          <table:table-cell office:value-type="float" office:value="6703351.9399999995" table:formula="of:=[MANDABRASA.G149]+['1835'.G149]" table:style-name="ce22">
            <text:p>6.703.351,94</text:p>
          </table:table-cell>
          <table:table-cell office:value-type="float" office:value="6714466.1699999999" table:formula="of:=[MANDABRASA.H149]+['1835'.H149]" table:style-name="ce22">
            <text:p>6.714.466,17</text:p>
          </table:table-cell>
          <table:table-cell office:value-type="float" office:value="0" table:formula="of:=[MANDABRASA.I139]+['1835'.I139]" table:style-name="ce22">
            <text:p>0,00</text:p>
          </table:table-cell>
          <table:table-cell office:value-type="float" office:value="0" table:formula="of:=[MANDABRASA.J139]+['1835'.J139]" table:style-name="ce22">
            <text:p>0,00</text:p>
          </table:table-cell>
          <table:table-cell office:value-type="float" office:value="0" table:formula="of:=[MANDABRASA.K139]+['1835'.K139]" table:style-name="ce22">
            <text:p>0,00</text:p>
          </table:table-cell>
          <table:table-cell office:value-type="float" office:value="0" table:formula="of:=[MANDABRASA.L139]+['1835'.L139]" table:style-name="ce22">
            <text:p>0,00</text:p>
          </table:table-cell>
          <table:table-cell office:value-type="float" office:value="0" table:formula="of:=[MANDABRASA.M139]+['1835'.M139]" table:style-name="ce22">
            <text:p>0,00</text:p>
          </table:table-cell>
          <table:table-cell office:value-type="float" office:value="0" table:formula="of:=[MANDABRASA.N139]+['1835'.N139]" table:style-name="ce22">
            <text:p>0,00</text:p>
          </table:table-cell>
          <table:table-cell office:value-type="float" office:value="37337594.43" table:formula="of:=SUM([.C149:.N149])" table:style-name="ce22">
            <text:p>37.337.594,43</text:p>
          </table:table-cell>
          <table:table-cell office:value-type="percentage" office:value="1" table:formula="of:=[.O149]/[.$O$148]" table:style-name="ce23">
            <text:p>100,00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8">
            <text:p>4.1.1.01.02</text:p>
          </table:table-cell>
          <table:table-cell office:value-type="string" table:style-name="ce18">
            <text:p>TAXA DE SERVICO</text:p>
          </table:table-cell>
          <table:table-cell office:value-type="float" office:value="584941.24" table:formula="of:=SUM([.C151:.C152])" table:style-name="ce19">
            <text:p>584.941,24</text:p>
          </table:table-cell>
          <table:table-cell office:value-type="float" office:value="671762.56" table:formula="of:=SUM([.D151:.D152])" table:style-name="ce19">
            <text:p>671.762,56</text:p>
          </table:table-cell>
          <table:table-cell office:value-type="float" office:value="695208.3" table:formula="of:=SUM([.E151:.E152])" table:style-name="ce19">
            <text:p>695.208,30</text:p>
          </table:table-cell>
          <table:table-cell office:value-type="float" office:value="548399.09" table:formula="of:=SUM([.F151:.F152])" table:style-name="ce19">
            <text:p>548.399,09</text:p>
          </table:table-cell>
          <table:table-cell office:value-type="float" office:value="678022.92" table:formula="of:=SUM([.G151:.G152])" table:style-name="ce19">
            <text:p>678.022,92</text:p>
          </table:table-cell>
          <table:table-cell office:value-type="float" office:value="632095.57000000007" table:formula="of:=SUM([.H151:.H152])" table:style-name="ce19">
            <text:p>632.095,57</text:p>
          </table:table-cell>
          <table:table-cell office:value-type="float" office:value="0" table:formula="of:=SUM([.I151:.I152])" table:style-name="ce19">
            <text:p>0,00</text:p>
          </table:table-cell>
          <table:table-cell office:value-type="float" office:value="0" table:formula="of:=SUM([.J151:.J152])" table:style-name="ce19">
            <text:p>0,00</text:p>
          </table:table-cell>
          <table:table-cell office:value-type="float" office:value="0" table:formula="of:=SUM([.K151:.K152])" table:style-name="ce19">
            <text:p>0,00</text:p>
          </table:table-cell>
          <table:table-cell office:value-type="float" office:value="0" table:formula="of:=SUM([.L151:.L152])" table:style-name="ce19">
            <text:p>0,00</text:p>
          </table:table-cell>
          <table:table-cell office:value-type="float" office:value="0" table:formula="of:=SUM([.M151:.M152])" table:style-name="ce19">
            <text:p>0,00</text:p>
          </table:table-cell>
          <table:table-cell office:value-type="float" office:value="0" table:formula="of:=SUM([.N151:.N152])" table:style-name="ce19">
            <text:p>0,00</text:p>
          </table:table-cell>
          <table:table-cell office:value-type="float" office:value="3810429.6799999997" table:formula="of:=SUM([.O151:.O152])" table:style-name="ce19">
            <text:p>3.810.429,68</text:p>
          </table:table-cell>
          <table:table-cell office:value-type="percentage" office:value="0.10205343269084301" table:formula="of:=[.O150]/[.$O$148]" table:style-name="ce20">
            <text:p>10,21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5">
          <table:table-cell office:value-type="string" table:style-name="ce24">
            <text:p>4.1.1.01.02.21711</text:p>
          </table:table-cell>
          <table:table-cell office:value-type="string" table:style-name="ce24">
            <text:p>SERVIÇOS PRESTADOS</text:p>
          </table:table-cell>
          <table:table-cell office:value-type="float" office:value="0" table:formula="of:=[MANDABRASA.C151]" table:style-name="ce22">
            <text:p>0,00</text:p>
          </table:table-cell>
          <table:table-cell office:value-type="float" office:value="215320" table:formula="of:=[MANDABRASA.D151]+['1835'.D151]" table:style-name="ce22">
            <text:p>215.320,00</text:p>
          </table:table-cell>
          <table:table-cell office:value-type="float" office:value="180000" table:formula="of:=[MANDABRASA.E151]+['1835'.E151]" table:style-name="ce22">
            <text:p>180.000,00</text:p>
          </table:table-cell>
          <table:table-cell office:value-type="float" office:value="0" table:formula="of:=[MANDABRASA.F151]+['1835'.F151]" table:style-name="ce22">
            <text:p>0,00</text:p>
          </table:table-cell>
          <table:table-cell office:value-type="float" office:value="67559" table:formula="of:=[MANDABRASA.G151]+['1835'.G151]" table:style-name="ce22">
            <text:p>67.559,00</text:p>
          </table:table-cell>
          <table:table-cell office:value-type="float" office:value="0" table:formula="of:=[MANDABRASA.H151]+['1835'.H151]" table:style-name="ce22">
            <text:p>0,00</text:p>
          </table:table-cell>
          <table:table-cell office:value-type="float" office:value="0" table:formula="of:=[MANDABRASA.I140]+['1835'.I140]" table:style-name="ce22">
            <text:p>0,00</text:p>
          </table:table-cell>
          <table:table-cell office:value-type="float" office:value="0" table:formula="of:=[MANDABRASA.J140]+['1835'.J140]" table:style-name="ce22">
            <text:p>0,00</text:p>
          </table:table-cell>
          <table:table-cell office:value-type="float" office:value="0" table:formula="of:=[MANDABRASA.K140]+['1835'.K140]" table:style-name="ce22">
            <text:p>0,00</text:p>
          </table:table-cell>
          <table:table-cell office:value-type="float" office:value="0" table:formula="of:=[MANDABRASA.L140]+['1835'.L140]" table:style-name="ce22">
            <text:p>0,00</text:p>
          </table:table-cell>
          <table:table-cell office:value-type="float" office:value="0" table:formula="of:=[MANDABRASA.M140]+['1835'.M140]" table:style-name="ce22">
            <text:p>0,00</text:p>
          </table:table-cell>
          <table:table-cell office:value-type="float" office:value="0" table:formula="of:=[MANDABRASA.N140]+['1835'.N140]" table:style-name="ce22">
            <text:p>0,00</text:p>
          </table:table-cell>
          <table:table-cell office:value-type="float" office:value="462879" table:formula="of:=SUM([.C151:.N151])" table:style-name="ce22">
            <text:p>462.879,00</text:p>
          </table:table-cell>
          <table:table-cell office:value-type="percentage" office:value="1.2397129677644314E-2" table:formula="of:=[.O151]/[.$O$148]" table:style-name="ce23">
            <text:p>1,24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4">
            <text:p>4.1.1.01.02.21712</text:p>
          </table:table-cell>
          <table:table-cell office:value-type="string" table:style-name="ce24">
            <text:p>TAXA DE SERVICO</text:p>
          </table:table-cell>
          <table:table-cell office:value-type="float" office:value="584941.24" table:formula="of:=[MANDABRASA.C152]+['1835'.C152]" table:style-name="ce22">
            <text:p>584.941,24</text:p>
          </table:table-cell>
          <table:table-cell office:value-type="float" office:value="456442.56" table:formula="of:=[MANDABRASA.D152]+['1835'.D152]" table:style-name="ce22">
            <text:p>456.442,56</text:p>
          </table:table-cell>
          <table:table-cell office:value-type="float" office:value="515208.3" table:formula="of:=[MANDABRASA.E152]+['1835'.E152]" table:style-name="ce22">
            <text:p>515.208,30</text:p>
          </table:table-cell>
          <table:table-cell office:value-type="float" office:value="548399.09" table:formula="of:=[MANDABRASA.F152]+['1835'.F152]" table:style-name="ce22">
            <text:p>548.399,09</text:p>
          </table:table-cell>
          <table:table-cell office:value-type="float" office:value="610463.92000000004" table:formula="of:=[MANDABRASA.G152]+['1835'.G152]" table:style-name="ce22">
            <text:p>610.463,92</text:p>
          </table:table-cell>
          <table:table-cell office:value-type="float" office:value="632095.57000000007" table:formula="of:=[MANDABRASA.H152]+['1835'.H152]" table:style-name="ce22">
            <text:p>632.095,57</text:p>
          </table:table-cell>
          <table:table-cell office:value-type="float" office:value="0" table:formula="of:=[MANDABRASA.I141]+['1835'.I141]" table:style-name="ce22">
            <text:p>0,00</text:p>
          </table:table-cell>
          <table:table-cell office:value-type="float" office:value="0" table:formula="of:=[MANDABRASA.J141]+['1835'.J141]" table:style-name="ce22">
            <text:p>0,00</text:p>
          </table:table-cell>
          <table:table-cell office:value-type="float" office:value="0" table:formula="of:=[MANDABRASA.K141]+['1835'.K141]" table:style-name="ce22">
            <text:p>0,00</text:p>
          </table:table-cell>
          <table:table-cell office:value-type="float" office:value="0" table:formula="of:=[MANDABRASA.L141]+['1835'.L141]" table:style-name="ce22">
            <text:p>0,00</text:p>
          </table:table-cell>
          <table:table-cell office:value-type="float" office:value="0" table:formula="of:=[MANDABRASA.M141]+['1835'.M141]" table:style-name="ce22">
            <text:p>0,00</text:p>
          </table:table-cell>
          <table:table-cell office:value-type="float" office:value="0" table:formula="of:=[MANDABRASA.N141]+['1835'.N141]" table:style-name="ce22">
            <text:p>0,00</text:p>
          </table:table-cell>
          <table:table-cell office:value-type="float" office:value="3347550.6799999997" table:formula="of:=SUM([.C152:.N152])" table:style-name="ce22">
            <text:p>3.347.550,68</text:p>
          </table:table-cell>
          <table:table-cell office:value-type="percentage" office:value="8.9656303013198699E-2" table:formula="of:=[.O152]/[.$O$148]" table:style-name="ce23">
            <text:p>8,97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8">
            <text:p>4.1.1.01.03</text:p>
          </table:table-cell>
          <table:table-cell office:value-type="string" table:style-name="ce18">
            <text:p>(-)DEDUÇÕES RECEITA OPERAC.BRUTA</text:p>
          </table:table-cell>
          <table:table-cell office:value-type="float" office:value="-232179.26999999996" table:formula="of:=SUM([.C154:.C160])" table:style-name="ce19">
            <text:p>-232.179,27</text:p>
          </table:table-cell>
          <table:table-cell office:value-type="float" office:value="-193154.46999999997" table:formula="of:=SUM([.D154:.D160])" table:style-name="ce19">
            <text:p>-193.154,47</text:p>
          </table:table-cell>
          <table:table-cell office:value-type="float" office:value="-269045.87" table:formula="of:=SUM([.E154:.E160])" table:style-name="ce19">
            <text:p>-269.045,87</text:p>
          </table:table-cell>
          <table:table-cell office:value-type="float" office:value="-605528.34000000008" table:formula="of:=SUM([.F154:.F160])" table:style-name="ce19">
            <text:p>-605.528,34</text:p>
          </table:table-cell>
          <table:table-cell office:value-type="float" office:value="-656934.51" table:formula="of:=SUM([.G154:.G160])" table:style-name="ce19">
            <text:p>-656.934,51</text:p>
          </table:table-cell>
          <table:table-cell office:value-type="float" office:value="-672225.56" table:formula="of:=SUM([.H154:.H160])" table:style-name="ce19">
            <text:p>-672.225,56</text:p>
          </table:table-cell>
          <table:table-cell office:value-type="float" office:value="0" table:formula="of:=SUM([.I154:.I160])" table:style-name="ce19">
            <text:p>0,00</text:p>
          </table:table-cell>
          <table:table-cell office:value-type="float" office:value="0" table:formula="of:=SUM([.J154:.J160])" table:style-name="ce19">
            <text:p>0,00</text:p>
          </table:table-cell>
          <table:table-cell office:value-type="float" office:value="0" table:formula="of:=SUM([.K154:.K160])" table:style-name="ce19">
            <text:p>0,00</text:p>
          </table:table-cell>
          <table:table-cell office:value-type="float" office:value="0" table:formula="of:=SUM([.L154:.L160])" table:style-name="ce19">
            <text:p>0,00</text:p>
          </table:table-cell>
          <table:table-cell office:value-type="float" office:value="0" table:formula="of:=SUM([.M154:.M160])" table:style-name="ce19">
            <text:p>0,00</text:p>
          </table:table-cell>
          <table:table-cell office:value-type="float" office:value="0" table:formula="of:=SUM([.N154:.N160])" table:style-name="ce19">
            <text:p>0,00</text:p>
          </table:table-cell>
          <table:table-cell office:value-type="float" office:value="-2629068.02" table:formula="of:=SUM([.O154:.O160])" table:style-name="ce19">
            <text:p>-2.629.068,02</text:p>
          </table:table-cell>
          <table:table-cell office:value-type="percentage" office:value="-7.0413428077937379E-2" table:formula="of:=[.O153]/[.$O$148]" table:style-name="ce20">
            <text:p>-7,04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21">
            <text:p>4.1.1.01.03.00918</text:p>
          </table:table-cell>
          <table:table-cell office:value-type="string" table:style-name="ce21">
            <text:p>(-) ICMS</text:p>
          </table:table-cell>
          <table:table-cell office:value-type="float" office:value="-232179.27" table:formula="of:=[MANDABRASA.C154]+['1835'.C154]" table:style-name="ce22">
            <text:p>-232.179,27</text:p>
          </table:table-cell>
          <table:table-cell office:value-type="float" office:value="-192848.06999999998" table:formula="of:=[MANDABRASA.D154]+['1835'.D154]" table:style-name="ce22">
            <text:p>-192.848,07</text:p>
          </table:table-cell>
          <table:table-cell office:value-type="float" office:value="-194179.34" table:formula="of:=[MANDABRASA.E154]+['1835'.E154]" table:style-name="ce22">
            <text:p>-194.179,34</text:p>
          </table:table-cell>
          <table:table-cell office:value-type="float" office:value="-220047.30000000002" table:formula="of:=[MANDABRASA.F154]+['1835'.F154]" table:style-name="ce22">
            <text:p>-220.047,30</text:p>
          </table:table-cell>
          <table:table-cell office:value-type="float" office:value="-235826.82" table:formula="of:=[MANDABRASA.G154]+['1835'.G154]" table:style-name="ce22">
            <text:p>-235.826,82</text:p>
          </table:table-cell>
          <table:table-cell office:value-type="float" office:value="-234769.26" table:formula="of:=[MANDABRASA.H154]+['1835'.H154]" table:style-name="ce22">
            <text:p>-234.769,26</text:p>
          </table:table-cell>
          <table:table-cell office:value-type="float" office:value="0" table:formula="of:=[MANDABRASA.I143]+['1835'.I143]" table:style-name="ce22">
            <text:p>0,00</text:p>
          </table:table-cell>
          <table:table-cell office:value-type="float" office:value="0" table:formula="of:=[MANDABRASA.J143]+['1835'.J143]" table:style-name="ce22">
            <text:p>0,00</text:p>
          </table:table-cell>
          <table:table-cell office:value-type="float" office:value="0" table:formula="of:=[MANDABRASA.K143]+['1835'.K143]" table:style-name="ce22">
            <text:p>0,00</text:p>
          </table:table-cell>
          <table:table-cell office:value-type="float" office:value="0" table:formula="of:=[MANDABRASA.L143]+['1835'.L143]" table:style-name="ce22">
            <text:p>0,00</text:p>
          </table:table-cell>
          <table:table-cell office:value-type="float" office:value="0" table:formula="of:=[MANDABRASA.M143]+['1835'.M143]" table:style-name="ce22">
            <text:p>0,00</text:p>
          </table:table-cell>
          <table:table-cell office:value-type="float" office:value="0" table:formula="of:=[MANDABRASA.N143]+['1835'.N143]" table:style-name="ce22">
            <text:p>0,00</text:p>
          </table:table-cell>
          <table:table-cell office:value-type="float" office:value="-1309850.06" table:formula="of:=SUM([.C154:.N154])" table:style-name="ce22">
            <text:p>-1.309.850,06</text:p>
          </table:table-cell>
          <table:table-cell office:value-type="percentage" office:value="-3.5081265410809706E-2" table:formula="of:=[.O154]/[.$O$148]" table:style-name="ce23">
            <text:p>-3,5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4.1.1.01.03.00919</text:p>
          </table:table-cell>
          <table:table-cell office:value-type="string" table:style-name="ce21">
            <text:p>(-) ISS</text:p>
          </table:table-cell>
          <table:table-cell office:value-type="float" office:value="0" table:formula="of:=[MANDABRASA.C155]+['1835'.C155]" table:style-name="ce22">
            <text:p>0,00</text:p>
          </table:table-cell>
          <table:table-cell office:value-type="float" office:value="-306.39999999999998" table:formula="of:=[MANDABRASA.D155]+['1835'.D155]" table:style-name="ce22">
            <text:p>-306,40</text:p>
          </table:table-cell>
          <table:table-cell office:value-type="float" office:value="-4000" table:formula="of:=[MANDABRASA.E155]+['1835'.E155]" table:style-name="ce22">
            <text:p>-4.000,00</text:p>
          </table:table-cell>
          <table:table-cell office:value-type="float" office:value="-6580.55" table:formula="of:=[MANDABRASA.F155]+['1835'.F155]" table:style-name="ce22">
            <text:p>-6.580,55</text:p>
          </table:table-cell>
          <table:table-cell office:value-type="float" office:value="-1351.18" table:formula="of:=[MANDABRASA.G155]+['1835'.G155]" table:style-name="ce22">
            <text:p>-1.351,18</text:p>
          </table:table-cell>
          <table:table-cell office:value-type="float" office:value="0" table:formula="of:=[MANDABRASA.H155]+['1835'.H155]" table:style-name="ce22">
            <text:p>0,00</text:p>
          </table:table-cell>
          <table:table-cell office:value-type="float" office:value="0" table:formula="of:=[MANDABRASA.I144]+['1835'.I144]" table:style-name="ce22">
            <text:p>0,00</text:p>
          </table:table-cell>
          <table:table-cell office:value-type="float" office:value="0" table:formula="of:=[MANDABRASA.J144]+['1835'.J144]" table:style-name="ce22">
            <text:p>0,00</text:p>
          </table:table-cell>
          <table:table-cell office:value-type="float" office:value="0" table:formula="of:=[MANDABRASA.K144]+['1835'.K144]" table:style-name="ce22">
            <text:p>0,00</text:p>
          </table:table-cell>
          <table:table-cell office:value-type="float" office:value="0" table:formula="of:=[MANDABRASA.L144]+['1835'.L144]" table:style-name="ce22">
            <text:p>0,00</text:p>
          </table:table-cell>
          <table:table-cell office:value-type="float" office:value="0" table:formula="of:=[MANDABRASA.M144]+['1835'.M144]" table:style-name="ce22">
            <text:p>0,00</text:p>
          </table:table-cell>
          <table:table-cell office:value-type="float" office:value="0" table:formula="of:=[MANDABRASA.N144]+['1835'.N144]" table:style-name="ce22">
            <text:p>0,00</text:p>
          </table:table-cell>
          <table:table-cell office:value-type="float" office:value="-12238.130000000001" table:formula="of:=SUM([.C155:.N155])" table:style-name="ce22">
            <text:p>-12.238,13</text:p>
          </table:table-cell>
          <table:table-cell office:value-type="percentage" office:value="-3.2776964308570751E-4" table:formula="of:=[.O155]/[.$O$148]" table:style-name="ce23">
            <text:p>-0,03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4.1.1.01.03.20455</text:p>
          </table:table-cell>
          <table:table-cell office:value-type="string" table:style-name="ce21">
            <text:p>(-) COFINS</text:p>
          </table:table-cell>
          <table:table-cell office:value-type="float" office:value="-205821.01" table:formula="of:=[MANDABRASA.C156]+['1835'.C156]" table:style-name="ce22">
            <text:p>-205.821,01</text:p>
          </table:table-cell>
          <table:table-cell office:value-type="float" office:value="-174637.06999999998" table:formula="of:=[MANDABRASA.D156]+['1835'.D156]" table:style-name="ce22">
            <text:p>-174.637,07</text:p>
          </table:table-cell>
          <table:table-cell office:value-type="float" office:value="-190937.5" table:formula="of:=[MANDABRASA.E156]+['1835'.E156]" table:style-name="ce22">
            <text:p>-190.937,50</text:p>
          </table:table-cell>
          <table:table-cell office:value-type="float" office:value="-156793.72" table:formula="of:=[MANDABRASA.F156]+['1835'.F156]" table:style-name="ce22">
            <text:p>-156.793,72</text:p>
          </table:table-cell>
          <table:table-cell office:value-type="float" office:value="-172308.27" table:formula="of:=[MANDABRASA.G156]+['1835'.G156]" table:style-name="ce22">
            <text:p>-172.308,27</text:p>
          </table:table-cell>
          <table:table-cell office:value-type="float" office:value="-176719.52000000002" table:formula="of:=[MANDABRASA.H156]+['1835'.H156]" table:style-name="ce22">
            <text:p>-176.719,52</text:p>
          </table:table-cell>
          <table:table-cell office:value-type="float" office:value="0" table:formula="of:=[MANDABRASA.I145]+['1835'.I145]" table:style-name="ce22">
            <text:p>0,00</text:p>
          </table:table-cell>
          <table:table-cell office:value-type="float" office:value="0" table:formula="of:=[MANDABRASA.J145]+['1835'.J145]" table:style-name="ce22">
            <text:p>0,00</text:p>
          </table:table-cell>
          <table:table-cell office:value-type="float" office:value="0" table:formula="of:=[MANDABRASA.K145]+['1835'.K145]" table:style-name="ce22">
            <text:p>0,00</text:p>
          </table:table-cell>
          <table:table-cell office:value-type="float" office:value="0" table:formula="of:=[MANDABRASA.L145]+['1835'.L145]" table:style-name="ce22">
            <text:p>0,00</text:p>
          </table:table-cell>
          <table:table-cell office:value-type="float" office:value="0" table:formula="of:=[MANDABRASA.M145]+['1835'.M145]" table:style-name="ce22">
            <text:p>0,00</text:p>
          </table:table-cell>
          <table:table-cell office:value-type="float" office:value="0" table:formula="of:=[MANDABRASA.N145]+['1835'.N145]" table:style-name="ce22">
            <text:p>0,00</text:p>
          </table:table-cell>
          <table:table-cell office:value-type="float" office:value="-1077217.0899999999" table:formula="of:=SUM([.C156:.N156])" table:style-name="ce22">
            <text:p>-1.077.217,09</text:p>
          </table:table-cell>
          <table:table-cell office:value-type="percentage" office:value="-2.8850736273852654E-2" table:formula="of:=[.O156]/[.$O$148]" table:style-name="ce23">
            <text:p>-2,89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4.1.1.01.03.20456</text:p>
          </table:table-cell>
          <table:table-cell office:value-type="string" table:style-name="ce21">
            <text:p>(-) PIS</text:p>
          </table:table-cell>
          <table:table-cell office:value-type="float" office:value="-44594.49" table:formula="of:=[MANDABRASA.C157]+['1835'.C157]" table:style-name="ce22">
            <text:p>-44.594,49</text:p>
          </table:table-cell>
          <table:table-cell office:value-type="float" office:value="-37838.03" table:formula="of:=[MANDABRASA.D157]+['1835'.D157]" table:style-name="ce22">
            <text:p>-37.838,03</text:p>
          </table:table-cell>
          <table:table-cell office:value-type="float" office:value="-41369.800000000003" table:formula="of:=[MANDABRASA.E157]+['1835'.E157]" table:style-name="ce22">
            <text:p>-41.369,80</text:p>
          </table:table-cell>
          <table:table-cell office:value-type="float" office:value="-33971.97" table:formula="of:=[MANDABRASA.F157]+['1835'.F157]" table:style-name="ce22">
            <text:p>-33.971,97</text:p>
          </table:table-cell>
          <table:table-cell office:value-type="float" office:value="-37634.57" table:formula="of:=[MANDABRASA.G157]+['1835'.G157]" table:style-name="ce22">
            <text:p>-37.634,57</text:p>
          </table:table-cell>
          <table:table-cell office:value-type="float" office:value="-39305.279999999999" table:formula="of:=[MANDABRASA.H157]+['1835'.H157]" table:style-name="ce22">
            <text:p>-39.305,28</text:p>
          </table:table-cell>
          <table:table-cell office:value-type="float" office:value="0" table:formula="of:=[MANDABRASA.I146]+['1835'.I146]" table:style-name="ce22">
            <text:p>0,00</text:p>
          </table:table-cell>
          <table:table-cell office:value-type="float" office:value="0" table:formula="of:=[MANDABRASA.J146]+['1835'.J146]" table:style-name="ce22">
            <text:p>0,00</text:p>
          </table:table-cell>
          <table:table-cell office:value-type="float" office:value="0" table:formula="of:=[MANDABRASA.K146]+['1835'.K146]" table:style-name="ce22">
            <text:p>0,00</text:p>
          </table:table-cell>
          <table:table-cell office:value-type="float" office:value="0" table:formula="of:=[MANDABRASA.L146]+['1835'.L146]" table:style-name="ce22">
            <text:p>0,00</text:p>
          </table:table-cell>
          <table:table-cell office:value-type="float" office:value="0" table:formula="of:=[MANDABRASA.M146]+['1835'.M146]" table:style-name="ce22">
            <text:p>0,00</text:p>
          </table:table-cell>
          <table:table-cell office:value-type="float" office:value="0" table:formula="of:=[MANDABRASA.N146]+['1835'.N146]" table:style-name="ce22">
            <text:p>0,00</text:p>
          </table:table-cell>
          <table:table-cell office:value-type="float" office:value="-234714.13999999998" table:formula="of:=SUM([.C157:.N157])" table:style-name="ce22">
            <text:p>-234.714,14</text:p>
          </table:table-cell>
          <table:table-cell office:value-type="percentage" office:value="-6.2862684000716427E-3" table:formula="of:=[.O157]/[.$O$148]" table:style-name="ce23">
            <text:p>-0,63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4.1.1.01.03.20457</text:p>
          </table:table-cell>
          <table:table-cell office:value-type="string" table:style-name="ce21">
            <text:p>(-) CONTRIBUIÇÃO SOCIAL</text:p>
          </table:table-cell>
          <table:table-cell office:value-type="float" office:value="-76516.44" table:formula="of:=[MANDABRASA.C158]+['1835'.C158]" table:style-name="ce22">
            <text:p>-76.516,44</text:p>
          </table:table-cell>
          <table:table-cell office:value-type="float" office:value="-64615.14" table:formula="of:=[MANDABRASA.D158]+['1835'.D158]" table:style-name="ce22">
            <text:p>-64.615,14</text:p>
          </table:table-cell>
          <table:table-cell office:value-type="float" office:value="-70675.56" table:formula="of:=[MANDABRASA.E158]+['1835'.E158]" table:style-name="ce22">
            <text:p>-70.675,56</text:p>
          </table:table-cell>
          <table:table-cell office:value-type="float" office:value="-67350.900000000009" table:formula="of:=[MANDABRASA.F158]+['1835'.F158]" table:style-name="ce22">
            <text:p>-67.350,90</text:p>
          </table:table-cell>
          <table:table-cell office:value-type="float" office:value="-74341.899999999994" table:formula="of:=[MANDABRASA.G158]+['1835'.G158]" table:style-name="ce22">
            <text:p>-74.341,90</text:p>
          </table:table-cell>
          <table:table-cell office:value-type="float" office:value="-77466.489999999991" table:formula="of:=[MANDABRASA.H158]+['1835'.H158]" table:style-name="ce22">
            <text:p>-77.466,49</text:p>
          </table:table-cell>
          <table:table-cell office:value-type="float" office:value="0" table:formula="of:=[MANDABRASA.I147]+['1835'.I147]" table:style-name="ce22">
            <text:p>0,00</text:p>
          </table:table-cell>
          <table:table-cell office:value-type="float" office:value="0" table:formula="of:=[MANDABRASA.J147]+['1835'.J147]" table:style-name="ce22">
            <text:p>0,00</text:p>
          </table:table-cell>
          <table:table-cell office:value-type="float" office:value="0" table:formula="of:=[MANDABRASA.K147]+['1835'.K147]" table:style-name="ce22">
            <text:p>0,00</text:p>
          </table:table-cell>
          <table:table-cell office:value-type="float" office:value="0" table:formula="of:=[MANDABRASA.L147]+['1835'.L147]" table:style-name="ce22">
            <text:p>0,00</text:p>
          </table:table-cell>
          <table:table-cell office:value-type="float" office:value="0" table:formula="of:=[MANDABRASA.M147]+['1835'.M147]" table:style-name="ce22">
            <text:p>0,00</text:p>
          </table:table-cell>
          <table:table-cell office:value-type="float" office:value="0" table:formula="of:=[MANDABRASA.N147]+['1835'.N147]" table:style-name="ce22">
            <text:p>0,00</text:p>
          </table:table-cell>
          <table:table-cell office:value-type="float" office:value="-430966.43000000005" table:formula="of:=SUM([.C158:.N158])" table:style-name="ce22">
            <text:p>-430.966,43</text:p>
          </table:table-cell>
          <table:table-cell office:value-type="percentage" office:value="-1.1542426248374675E-2" table:formula="of:=[.O158]/[.$O$148]" table:style-name="ce23">
            <text:p>-1,1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4.1.1.01.03.20458</text:p>
          </table:table-cell>
          <table:table-cell office:value-type="string" table:style-name="ce21">
            <text:p>(-) IMPOSTO DE RENDA -MTZ</text:p>
          </table:table-cell>
          <table:table-cell office:value-type="float" office:value="-137697.12" table:formula="of:=[MANDABRASA.C159]+['1835'.C159]" table:style-name="ce22">
            <text:p>-137.697,12</text:p>
          </table:table-cell>
          <table:table-cell office:value-type="float" office:value="-129208.46" table:formula="of:=[MANDABRASA.D159]+['1835'.D159]" table:style-name="ce22">
            <text:p>-129.208,46</text:p>
          </table:table-cell>
          <table:table-cell office:value-type="float" office:value="-209065.78" table:formula="of:=[MANDABRASA.E159]+['1835'.E159]" table:style-name="ce22">
            <text:p>-209.065,78</text:p>
          </table:table-cell>
          <table:table-cell office:value-type="float" office:value="-120783.9" table:formula="of:=[MANDABRASA.F159]+['1835'.F159]" table:style-name="ce22">
            <text:p>-120.783,90</text:p>
          </table:table-cell>
          <table:table-cell office:value-type="float" office:value="-135471.77000000002" table:formula="of:=[MANDABRASA.G159]+['1835'.G159]" table:style-name="ce22">
            <text:p>-135.471,77</text:p>
          </table:table-cell>
          <table:table-cell office:value-type="float" office:value="-143965.01" table:formula="of:=[MANDABRASA.H159]+['1835'.H159]" table:style-name="ce22">
            <text:p>-143.965,01</text:p>
          </table:table-cell>
          <table:table-cell office:value-type="float" office:value="0" table:formula="of:=[MANDABRASA.I148]+['1835'.I148]" table:style-name="ce22">
            <text:p>0,00</text:p>
          </table:table-cell>
          <table:table-cell office:value-type="float" office:value="0" table:formula="of:=[MANDABRASA.J148]+['1835'.J148]" table:style-name="ce22">
            <text:p>0,00</text:p>
          </table:table-cell>
          <table:table-cell office:value-type="float" office:value="0" table:formula="of:=[MANDABRASA.K148]+['1835'.K148]" table:style-name="ce22">
            <text:p>0,00</text:p>
          </table:table-cell>
          <table:table-cell office:value-type="float" office:value="0" table:formula="of:=[MANDABRASA.L148]+['1835'.L148]" table:style-name="ce22">
            <text:p>0,00</text:p>
          </table:table-cell>
          <table:table-cell office:value-type="float" office:value="0" table:formula="of:=[MANDABRASA.M148]+['1835'.M148]" table:style-name="ce22">
            <text:p>0,00</text:p>
          </table:table-cell>
          <table:table-cell office:value-type="float" office:value="0" table:formula="of:=[MANDABRASA.N148]+['1835'.N148]" table:style-name="ce22">
            <text:p>0,00</text:p>
          </table:table-cell>
          <table:table-cell office:value-type="float" office:value="-876192.04" table:formula="of:=SUM([.C159:.N159])" table:style-name="ce22">
            <text:p>-876.192,04</text:p>
          </table:table-cell>
          <table:table-cell office:value-type="percentage" office:value="-2.3466751229586379E-2" table:formula="of:=[.O159]/[.$O$148]" table:style-name="ce23">
            <text:p>-2,35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4.1.1.01.03.20459</text:p>
          </table:table-cell>
          <table:table-cell office:value-type="string" table:style-name="ce21">
            <text:p>SUBVENCAO PERSE</text:p>
          </table:table-cell>
          <table:table-cell office:value-type="float" office:value="464629.06" table:formula="of:=[MANDABRASA.C160]+['1835'.C160]" table:style-name="ce22">
            <text:p>464.629,06</text:p>
          </table:table-cell>
          <table:table-cell office:value-type="float" office:value="406298.69999999995" table:formula="of:=[MANDABRASA.D160]+['1835'.D160]" table:style-name="ce22">
            <text:p>406.298,70</text:p>
          </table:table-cell>
          <table:table-cell office:value-type="float" office:value="441182.11" table:formula="of:=[MANDABRASA.E160]+['1835'.E160]" table:style-name="ce22">
            <text:p>441.182,11</text:p>
          </table:table-cell>
          <table:table-cell office:value-type="float" office:value="0" table:formula="of:=[MANDABRASA.F160]+['1835'.F160]" table:style-name="ce22">
            <text:p>0,00</text:p>
          </table:table-cell>
          <table:table-cell office:value-type="float" office:value="0" table:formula="of:=[MANDABRASA.G160]+['1835'.G160]" table:style-name="ce22">
            <text:p>0,00</text:p>
          </table:table-cell>
          <table:table-cell office:value-type="float" office:value="0" table:formula="of:=[MANDABRASA.H160]+['1835'.H160]" table:style-name="ce22">
            <text:p>0,00</text:p>
          </table:table-cell>
          <table:table-cell office:value-type="float" office:value="0" table:formula="of:=[MANDABRASA.I149]+['1835'.I149]" table:style-name="ce22">
            <text:p>0,00</text:p>
          </table:table-cell>
          <table:table-cell office:value-type="float" office:value="0" table:formula="of:=[MANDABRASA.J149]+['1835'.J149]" table:style-name="ce22">
            <text:p>0,00</text:p>
          </table:table-cell>
          <table:table-cell office:value-type="float" office:value="0" table:formula="of:=[MANDABRASA.K149]+['1835'.K149]" table:style-name="ce22">
            <text:p>0,00</text:p>
          </table:table-cell>
          <table:table-cell office:value-type="float" office:value="0" table:formula="of:=[MANDABRASA.L149]+['1835'.L149]" table:style-name="ce22">
            <text:p>0,00</text:p>
          </table:table-cell>
          <table:table-cell office:value-type="float" office:value="0" table:formula="of:=[MANDABRASA.M149]+['1835'.M149]" table:style-name="ce22">
            <text:p>0,00</text:p>
          </table:table-cell>
          <table:table-cell office:value-type="float" office:value="0" table:formula="of:=[MANDABRASA.N149]+['1835'.N149]" table:style-name="ce22">
            <text:p>0,00</text:p>
          </table:table-cell>
          <table:table-cell office:value-type="float" office:value="1312109.8700000001" table:formula="of:=SUM([.C160:.N160])" table:style-name="ce22">
            <text:p>1.312.109,87</text:p>
          </table:table-cell>
          <table:table-cell office:value-type="percentage" office:value="3.5141789127843395E-2" table:formula="of:=[.O160]/[.$O$148]" table:style-name="ce23">
            <text:p>3,5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2">
            <text:p>4.1.2</text:p>
          </table:table-cell>
          <table:table-cell office:value-type="string" table:style-name="ce16">
            <text:p>RECEITAS FINANCEIRAS</text:p>
          </table:table-cell>
          <table:table-cell office:value-type="float" office:value="111318.97" table:formula="of:=[.C162]" table:style-name="ce17">
            <text:p>111.318,97</text:p>
          </table:table-cell>
          <table:table-cell office:value-type="float" office:value="35968.69" table:formula="of:=[.D162]" table:style-name="ce17">
            <text:p>35.968,69</text:p>
          </table:table-cell>
          <table:table-cell office:value-type="float" office:value="78927.64" table:formula="of:=[.E162]" table:style-name="ce17">
            <text:p>78.927,64</text:p>
          </table:table-cell>
          <table:table-cell office:value-type="float" office:value="21439.15" table:formula="of:=[.F162]" table:style-name="ce17">
            <text:p>21.439,15</text:p>
          </table:table-cell>
          <table:table-cell office:value-type="float" office:value="25838" table:formula="of:=[.G162]" table:style-name="ce17">
            <text:p>25.838,00</text:p>
          </table:table-cell>
          <table:table-cell office:value-type="float" office:value="25.48" table:formula="of:=[.H162]" table:style-name="ce17">
            <text:p>25,48</text:p>
          </table:table-cell>
          <table:table-cell office:value-type="float" office:value="0" table:formula="of:=[.I162]" table:style-name="ce17">
            <text:p>0,00</text:p>
          </table:table-cell>
          <table:table-cell office:value-type="float" office:value="0" table:formula="of:=[.J162]" table:style-name="ce17">
            <text:p>0,00</text:p>
          </table:table-cell>
          <table:table-cell office:value-type="float" office:value="0" table:formula="of:=[.K162]" table:style-name="ce17">
            <text:p>0,00</text:p>
          </table:table-cell>
          <table:table-cell office:value-type="float" office:value="0" table:formula="of:=[.L162]" table:style-name="ce17">
            <text:p>0,00</text:p>
          </table:table-cell>
          <table:table-cell office:value-type="float" office:value="0" table:formula="of:=[.M162]" table:style-name="ce17">
            <text:p>0,00</text:p>
          </table:table-cell>
          <table:table-cell office:value-type="float" office:value="0" table:formula="of:=[.N162]" table:style-name="ce17">
            <text:p>0,00</text:p>
          </table:table-cell>
          <table:table-cell office:value-type="float" office:value="273517.93" table:formula="of:=[.O162]" table:style-name="ce17">
            <text:p>273.517,93</text:p>
          </table:table-cell>
          <table:table-cell office:value-type="percentage" office:value="7.3255370137138209E-3" table:formula="of:=[.O161]/[.$O$148]" table:style-name="ce10">
            <text:p>0,73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12">
            <text:p>4.1.2.01</text:p>
          </table:table-cell>
          <table:table-cell office:value-type="string" table:style-name="ce16">
            <text:p>RECEITAS FINANCEIRAS</text:p>
          </table:table-cell>
          <table:table-cell office:value-type="float" office:value="111318.97" table:formula="of:=[.C163]+[.C165]" table:style-name="ce17">
            <text:p>111.318,97</text:p>
          </table:table-cell>
          <table:table-cell office:value-type="float" office:value="35968.69" table:formula="of:=[.D163]+[.D165]" table:style-name="ce17">
            <text:p>35.968,69</text:p>
          </table:table-cell>
          <table:table-cell office:value-type="float" office:value="78927.64" table:formula="of:=[.E163]+[.E165]" table:style-name="ce17">
            <text:p>78.927,64</text:p>
          </table:table-cell>
          <table:table-cell office:value-type="float" office:value="21439.15" table:formula="of:=[.F163]+[.F165]" table:style-name="ce17">
            <text:p>21.439,15</text:p>
          </table:table-cell>
          <table:table-cell office:value-type="float" office:value="25838" table:formula="of:=[.G163]+[.G165]" table:style-name="ce17">
            <text:p>25.838,00</text:p>
          </table:table-cell>
          <table:table-cell office:value-type="float" office:value="25.48" table:formula="of:=[.H163]+[.H165]" table:style-name="ce17">
            <text:p>25,48</text:p>
          </table:table-cell>
          <table:table-cell office:value-type="float" office:value="0" table:formula="of:=[.I163]+[.I165]" table:style-name="ce17">
            <text:p>0,00</text:p>
          </table:table-cell>
          <table:table-cell office:value-type="float" office:value="0" table:formula="of:=[.J163]+[.J165]" table:style-name="ce17">
            <text:p>0,00</text:p>
          </table:table-cell>
          <table:table-cell office:value-type="float" office:value="0" table:formula="of:=[.K163]+[.K165]" table:style-name="ce17">
            <text:p>0,00</text:p>
          </table:table-cell>
          <table:table-cell office:value-type="float" office:value="0" table:formula="of:=[.L163]+[.L165]" table:style-name="ce17">
            <text:p>0,00</text:p>
          </table:table-cell>
          <table:table-cell office:value-type="float" office:value="0" table:formula="of:=[.M163]+[.M165]" table:style-name="ce17">
            <text:p>0,00</text:p>
          </table:table-cell>
          <table:table-cell office:value-type="float" office:value="0" table:formula="of:=[.N163]+[.N165]" table:style-name="ce17">
            <text:p>0,00</text:p>
          </table:table-cell>
          <table:table-cell office:value-type="float" office:value="273517.93" table:formula="of:=[.O163]+[.O165]" table:style-name="ce17">
            <text:p>273.517,93</text:p>
          </table:table-cell>
          <table:table-cell office:value-type="percentage" office:value="7.3255370137138209E-3" table:formula="of:=[.O162]/[.$O$148]" table:style-name="ce10">
            <text:p>0,73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18">
            <text:p>4.1.2.01.01</text:p>
          </table:table-cell>
          <table:table-cell office:value-type="string" table:style-name="ce18">
            <text:p>RENDIMENTO DE APLICAÇÕES FINANC.</text:p>
          </table:table-cell>
          <table:table-cell office:value-type="float" office:value="111318.97" table:formula="of:=SUM([.C164])" table:style-name="ce19">
            <text:p>111.318,97</text:p>
          </table:table-cell>
          <table:table-cell office:value-type="float" office:value="35938.46" table:formula="of:=SUM([.D164])" table:style-name="ce19">
            <text:p>35.938,46</text:p>
          </table:table-cell>
          <table:table-cell office:value-type="float" office:value="78927.64" table:formula="of:=SUM([.E164])" table:style-name="ce19">
            <text:p>78.927,64</text:p>
          </table:table-cell>
          <table:table-cell office:value-type="float" office:value="16578.62" table:formula="of:=SUM([.F164])" table:style-name="ce19">
            <text:p>16.578,62</text:p>
          </table:table-cell>
          <table:table-cell office:value-type="float" office:value="25838" table:formula="of:=SUM([.G164])" table:style-name="ce19">
            <text:p>25.838,00</text:p>
          </table:table-cell>
          <table:table-cell office:value-type="float" office:value="25.48" table:formula="of:=SUM([.H164])" table:style-name="ce19">
            <text:p>25,48</text:p>
          </table:table-cell>
          <table:table-cell office:value-type="float" office:value="0" table:formula="of:=SUM([.I164])" table:style-name="ce19">
            <text:p>0,00</text:p>
          </table:table-cell>
          <table:table-cell office:value-type="float" office:value="0" table:formula="of:=SUM([.J164])" table:style-name="ce19">
            <text:p>0,00</text:p>
          </table:table-cell>
          <table:table-cell office:value-type="float" office:value="0" table:formula="of:=SUM([.K164])" table:style-name="ce19">
            <text:p>0,00</text:p>
          </table:table-cell>
          <table:table-cell office:value-type="float" office:value="0" table:formula="of:=SUM([.L164])" table:style-name="ce19">
            <text:p>0,00</text:p>
          </table:table-cell>
          <table:table-cell office:value-type="float" office:value="0" table:formula="of:=SUM([.M164])" table:style-name="ce19">
            <text:p>0,00</text:p>
          </table:table-cell>
          <table:table-cell office:value-type="float" office:value="0" table:formula="of:=SUM([.N164])" table:style-name="ce19">
            <text:p>0,00</text:p>
          </table:table-cell>
          <table:table-cell office:value-type="float" office:value="268627.17" table:formula="of:=SUM([.O164])" table:style-name="ce19">
            <text:p>268.627,17</text:p>
          </table:table-cell>
          <table:table-cell office:value-type="percentage" office:value="7.1945494641766075E-3" table:formula="of:=[.O163]/[.$O$148]" table:style-name="ce20">
            <text:p>0,72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21">
            <text:p>4.1.2.01.01.00920</text:p>
          </table:table-cell>
          <table:table-cell office:value-type="string" table:style-name="ce21">
            <text:p>RENDAS APLIC.CURTO PRAZO</text:p>
          </table:table-cell>
          <table:table-cell office:value-type="float" office:value="111318.97" table:formula="of:=[MANDABRASA.C164]+['1835'.C164]" table:style-name="ce22">
            <text:p>111.318,97</text:p>
          </table:table-cell>
          <table:table-cell office:value-type="float" office:value="35938.46" table:formula="of:=[MANDABRASA.D164]+['1835'.D164]" table:style-name="ce22">
            <text:p>35.938,46</text:p>
          </table:table-cell>
          <table:table-cell office:value-type="float" office:value="78927.64" table:formula="of:=[MANDABRASA.E164]+['1835'.E164]" table:style-name="ce22">
            <text:p>78.927,64</text:p>
          </table:table-cell>
          <table:table-cell office:value-type="float" office:value="16578.62" table:formula="of:=[MANDABRASA.F164]+['1835'.F164]" table:style-name="ce22">
            <text:p>16.578,62</text:p>
          </table:table-cell>
          <table:table-cell office:value-type="float" office:value="25838" table:formula="of:=[MANDABRASA.G164]+['1835'.G164]" table:style-name="ce22">
            <text:p>25.838,00</text:p>
          </table:table-cell>
          <table:table-cell office:value-type="float" office:value="25.48" table:formula="of:=[MANDABRASA.H164]+['1835'.H164]" table:style-name="ce22">
            <text:p>25,48</text:p>
          </table:table-cell>
          <table:table-cell office:value-type="float" office:value="0" table:formula="of:=[MANDABRASA.I153]+['1835'.I153]" table:style-name="ce22">
            <text:p>0,00</text:p>
          </table:table-cell>
          <table:table-cell office:value-type="float" office:value="0" table:formula="of:=[MANDABRASA.J153]+['1835'.J153]" table:style-name="ce22">
            <text:p>0,00</text:p>
          </table:table-cell>
          <table:table-cell office:value-type="float" office:value="0" table:formula="of:=[MANDABRASA.K153]+['1835'.K153]" table:style-name="ce22">
            <text:p>0,00</text:p>
          </table:table-cell>
          <table:table-cell office:value-type="float" office:value="0" table:formula="of:=[MANDABRASA.L153]+['1835'.L153]" table:style-name="ce22">
            <text:p>0,00</text:p>
          </table:table-cell>
          <table:table-cell office:value-type="float" office:value="0" table:formula="of:=[MANDABRASA.M153]+['1835'.M153]" table:style-name="ce22">
            <text:p>0,00</text:p>
          </table:table-cell>
          <table:table-cell office:value-type="float" office:value="0" table:formula="of:=[MANDABRASA.N153]+['1835'.N153]" table:style-name="ce22">
            <text:p>0,00</text:p>
          </table:table-cell>
          <table:table-cell office:value-type="float" office:value="268627.17" table:formula="of:=SUM([.C164:.N164])" table:style-name="ce22">
            <text:p>268.627,17</text:p>
          </table:table-cell>
          <table:table-cell office:value-type="percentage" office:value="7.1945494641766075E-3" table:formula="of:=[.O164]/[.$O$148]" table:style-name="ce23">
            <text:p>0,72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18">
            <text:p>4.1.2.01.02</text:p>
          </table:table-cell>
          <table:table-cell office:value-type="string" table:style-name="ce18">
            <text:p>OUTRAS RECEITAS FINANCEIRAS</text:p>
          </table:table-cell>
          <table:table-cell office:value-type="float" office:value="0" table:formula="of:=SUM([.C166:.C167])" table:style-name="ce19">
            <text:p>0,00</text:p>
          </table:table-cell>
          <table:table-cell office:value-type="float" office:value="30.23" table:formula="of:=SUM([.D166:.D167])" table:style-name="ce19">
            <text:p>30,23</text:p>
          </table:table-cell>
          <table:table-cell office:value-type="float" office:value="0" table:formula="of:=SUM([.E166:.E167])" table:style-name="ce19">
            <text:p>0,00</text:p>
          </table:table-cell>
          <table:table-cell office:value-type="float" office:value="4860.5300000000007" table:formula="of:=SUM([.F166:.F168])" table:style-name="ce19">
            <text:p>4.860,53</text:p>
          </table:table-cell>
          <table:table-cell office:value-type="float" office:value="0" table:formula="of:=SUM([.G166:.G168])" table:style-name="ce19">
            <text:p>0,00</text:p>
          </table:table-cell>
          <table:table-cell office:value-type="float" office:value="0" table:formula="of:=SUM([.H166:.H168])" table:style-name="ce19">
            <text:p>0,00</text:p>
          </table:table-cell>
          <table:table-cell office:value-type="float" office:value="0" table:formula="of:=SUM([.I166:.I168])" table:style-name="ce19">
            <text:p>0,00</text:p>
          </table:table-cell>
          <table:table-cell office:value-type="float" office:value="0" table:formula="of:=SUM([.J166:.J168])" table:style-name="ce19">
            <text:p>0,00</text:p>
          </table:table-cell>
          <table:table-cell office:value-type="float" office:value="0" table:formula="of:=SUM([.K166:.K168])" table:style-name="ce19">
            <text:p>0,00</text:p>
          </table:table-cell>
          <table:table-cell office:value-type="float" office:value="0" table:formula="of:=SUM([.L166:.L168])" table:style-name="ce19">
            <text:p>0,00</text:p>
          </table:table-cell>
          <table:table-cell office:value-type="float" office:value="0" table:formula="of:=SUM([.M166:.M168])" table:style-name="ce19">
            <text:p>0,00</text:p>
          </table:table-cell>
          <table:table-cell office:value-type="float" office:value="0" table:formula="of:=SUM([.N166:.N168])" table:style-name="ce19">
            <text:p>0,00</text:p>
          </table:table-cell>
          <table:table-cell office:value-type="float" office:value="4890.76" table:formula="of:=SUM([.O166:.O168])" table:style-name="ce19">
            <text:p>4.890,76</text:p>
          </table:table-cell>
          <table:table-cell office:value-type="percentage" office:value="1.3098754953721318E-4" table:formula="of:=[.O165]/[.$O$148]" table:style-name="ce20">
            <text:p>0,01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4.1.2.01.02.00925</text:p>
          </table:table-cell>
          <table:table-cell office:value-type="string" table:style-name="ce21">
            <text:p>DESCONTOS OBTIDOS</text:p>
          </table:table-cell>
          <table:table-cell office:value-type="float" office:value="0" table:formula="of:=[MANDABRASA.C166]+['1835'.C166]" table:style-name="ce22">
            <text:p>0,00</text:p>
          </table:table-cell>
          <table:table-cell office:value-type="float" office:value="0" table:formula="of:=[MANDABRASA.D166]+['1835'.D166]" table:style-name="ce22">
            <text:p>0,00</text:p>
          </table:table-cell>
          <table:table-cell office:value-type="float" office:value="0" table:formula="of:=[MANDABRASA.E166]+['1835'.E166]" table:style-name="ce22">
            <text:p>0,00</text:p>
          </table:table-cell>
          <table:table-cell office:value-type="float" office:value="311.2" table:formula="of:=[MANDABRASA.F166]+['1835'.F166]" table:style-name="ce22">
            <text:p>311,20</text:p>
          </table:table-cell>
          <table:table-cell office:value-type="float" office:value="0" table:formula="of:=[MANDABRASA.G166]+['1835'.G166]" table:style-name="ce22">
            <text:p>0,00</text:p>
          </table:table-cell>
          <table:table-cell office:value-type="float" office:value="0" table:formula="of:=[MANDABRASA.H166]+['1835'.H166]" table:style-name="ce22">
            <text:p>0,00</text:p>
          </table:table-cell>
          <table:table-cell office:value-type="float" office:value="0" table:formula="of:=[MANDABRASA.I155]+['1835'.I155]" table:style-name="ce22">
            <text:p>0,00</text:p>
          </table:table-cell>
          <table:table-cell office:value-type="float" office:value="0" table:formula="of:=[MANDABRASA.J155]+['1835'.J155]" table:style-name="ce22">
            <text:p>0,00</text:p>
          </table:table-cell>
          <table:table-cell office:value-type="float" office:value="0" table:formula="of:=[MANDABRASA.K155]+['1835'.K155]" table:style-name="ce22">
            <text:p>0,00</text:p>
          </table:table-cell>
          <table:table-cell office:value-type="float" office:value="0" table:formula="of:=[MANDABRASA.L155]+['1835'.L155]" table:style-name="ce22">
            <text:p>0,00</text:p>
          </table:table-cell>
          <table:table-cell office:value-type="float" office:value="0" table:formula="of:=[MANDABRASA.M155]+['1835'.M155]" table:style-name="ce22">
            <text:p>0,00</text:p>
          </table:table-cell>
          <table:table-cell office:value-type="float" office:value="0" table:formula="of:=[MANDABRASA.N155]+['1835'.N155]" table:style-name="ce22">
            <text:p>0,00</text:p>
          </table:table-cell>
          <table:table-cell office:value-type="float" office:value="311.2" table:formula="of:=SUM([.C166:.N166])" table:style-name="ce22">
            <text:p>311,20</text:p>
          </table:table-cell>
          <table:table-cell office:value-type="percentage" office:value="8.3347629848900256E-6" table:formula="of:=[.O166]/[.$O$148]" table:style-name="ce23">
            <text:p>0,00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4.1.2.01.02.00927</text:p>
          </table:table-cell>
          <table:table-cell office:value-type="string" table:style-name="ce21">
            <text:p>JUROS ATIVOS</text:p>
          </table:table-cell>
          <table:table-cell office:value-type="float" office:value="0" table:formula="of:=[MANDABRASA.C167]+['1835'.C167]" table:style-name="ce22">
            <text:p>0,00</text:p>
          </table:table-cell>
          <table:table-cell office:value-type="float" office:value="30.23" table:formula="of:=[MANDABRASA.D167]+['1835'.D167]" table:style-name="ce22">
            <text:p>30,23</text:p>
          </table:table-cell>
          <table:table-cell office:value-type="float" office:value="0" table:formula="of:=[MANDABRASA.E167]+['1835'.E167]" table:style-name="ce22">
            <text:p>0,00</text:p>
          </table:table-cell>
          <table:table-cell office:value-type="float" office:value="0.02" table:formula="of:=[MANDABRASA.F167]+['1835'.F167]" table:style-name="ce22">
            <text:p>0,02</text:p>
          </table:table-cell>
          <table:table-cell office:value-type="float" office:value="0" table:formula="of:=[MANDABRASA.G167]+['1835'.G167]" table:style-name="ce22">
            <text:p>0,00</text:p>
          </table:table-cell>
          <table:table-cell office:value-type="float" office:value="0" table:formula="of:=[MANDABRASA.H167]+['1835'.H167]" table:style-name="ce22">
            <text:p>0,00</text:p>
          </table:table-cell>
          <table:table-cell office:value-type="float" office:value="0" table:formula="of:=[MANDABRASA.I156]+['1835'.I156]" table:style-name="ce22">
            <text:p>0,00</text:p>
          </table:table-cell>
          <table:table-cell office:value-type="float" office:value="0" table:formula="of:=[MANDABRASA.J156]+['1835'.J156]" table:style-name="ce22">
            <text:p>0,00</text:p>
          </table:table-cell>
          <table:table-cell office:value-type="float" office:value="0" table:formula="of:=[MANDABRASA.K156]+['1835'.K156]" table:style-name="ce22">
            <text:p>0,00</text:p>
          </table:table-cell>
          <table:table-cell office:value-type="float" office:value="0" table:formula="of:=[MANDABRASA.L156]+['1835'.L156]" table:style-name="ce22">
            <text:p>0,00</text:p>
          </table:table-cell>
          <table:table-cell office:value-type="float" office:value="0" table:formula="of:=[MANDABRASA.M156]+['1835'.M156]" table:style-name="ce22">
            <text:p>0,00</text:p>
          </table:table-cell>
          <table:table-cell office:value-type="float" office:value="0" table:formula="of:=[MANDABRASA.N156]+['1835'.N156]" table:style-name="ce22">
            <text:p>0,00</text:p>
          </table:table-cell>
          <table:table-cell office:value-type="float" office:value="30.25" table:formula="of:=SUM([.C167:.N167])" table:style-name="ce22">
            <text:p>30,25</text:p>
          </table:table-cell>
          <table:table-cell office:value-type="percentage" office:value="8.101753865453833E-7" table:formula="of:=[.O167]/[.$O$148]" table:style-name="ce23">
            <text:p>0,00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21">
            <text:p>4.1.2.01.02.00928</text:p>
          </table:table-cell>
          <table:table-cell office:value-type="string" table:style-name="ce21">
            <text:p>JUROS SELIC</text:p>
          </table:table-cell>
          <table:table-cell office:value-type="float" office:value="0" table:formula="of:=[MANDABRASA.C168]+['1835'.C168]" table:style-name="ce22">
            <text:p>0,00</text:p>
          </table:table-cell>
          <table:table-cell office:value-type="float" office:value="0" table:formula="of:=[MANDABRASA.D168]+['1835'.D168]" table:style-name="ce22">
            <text:p>0,00</text:p>
          </table:table-cell>
          <table:table-cell office:value-type="float" office:value="0" table:formula="of:=[MANDABRASA.E168]+['1835'.E168]" table:style-name="ce22">
            <text:p>0,00</text:p>
          </table:table-cell>
          <table:table-cell office:value-type="float" office:value="4549.3100000000004" table:formula="of:=[MANDABRASA.F168]+['1835'.F168]" table:style-name="ce22">
            <text:p>4.549,31</text:p>
          </table:table-cell>
          <table:table-cell office:value-type="float" office:value="0" table:formula="of:=[MANDABRASA.G168]+['1835'.G168]" table:style-name="ce22">
            <text:p>0,00</text:p>
          </table:table-cell>
          <table:table-cell office:value-type="float" office:value="0" table:formula="of:=[MANDABRASA.H168]+['1835'.H168]" table:style-name="ce22">
            <text:p>0,00</text:p>
          </table:table-cell>
          <table:table-cell office:value-type="float" office:value="0" table:formula="of:=[MANDABRASA.I157]+['1835'.I157]" table:style-name="ce22">
            <text:p>0,00</text:p>
          </table:table-cell>
          <table:table-cell office:value-type="float" office:value="0" table:formula="of:=[MANDABRASA.J157]+['1835'.J157]" table:style-name="ce22">
            <text:p>0,00</text:p>
          </table:table-cell>
          <table:table-cell office:value-type="float" office:value="0" table:formula="of:=[MANDABRASA.K157]+['1835'.K157]" table:style-name="ce22">
            <text:p>0,00</text:p>
          </table:table-cell>
          <table:table-cell office:value-type="float" office:value="0" table:formula="of:=[MANDABRASA.L157]+['1835'.L157]" table:style-name="ce22">
            <text:p>0,00</text:p>
          </table:table-cell>
          <table:table-cell office:value-type="float" office:value="0" table:formula="of:=[MANDABRASA.M157]+['1835'.M157]" table:style-name="ce22">
            <text:p>0,00</text:p>
          </table:table-cell>
          <table:table-cell office:value-type="float" office:value="0" table:formula="of:=[MANDABRASA.N157]+['1835'.N157]" table:style-name="ce22">
            <text:p>0,00</text:p>
          </table:table-cell>
          <table:table-cell office:value-type="float" office:value="4549.3100000000004" table:formula="of:=SUM([.C168:.N168])" table:style-name="ce22">
            <text:p>4.549,31</text:p>
          </table:table-cell>
          <table:table-cell office:value-type="percentage" office:value="1.2184261116577778E-4" table:formula="of:=[.O168]/[.$O$148]" table:style-name="ce23">
            <text:p>0,01%</text:p>
          </table:table-cell>
          <table:table-cell table:number-columns-repeated="239" table:style-name="ce11"/>
          <table:table-cell table:number-columns-repeated="16129" table:style-name="ce3"/>
        </table:table-row>
        <table:table-row table:style-name="ro3">
          <table:table-cell office:value-type="string" table:style-name="ce12">
            <text:p>4.2</text:p>
          </table:table-cell>
          <table:table-cell office:value-type="string" table:style-name="ce16">
            <text:p>RECEITAS NAO OPERACIONAIS</text:p>
          </table:table-cell>
          <table:table-cell office:value-type="float" office:value="7500" table:formula="of:=[.C170]" table:style-name="ce17">
            <text:p>7.500,00</text:p>
          </table:table-cell>
          <table:table-cell office:value-type="float" office:value="276339.93" table:formula="of:=[.D170]" table:style-name="ce17">
            <text:p>276.339,93</text:p>
          </table:table-cell>
          <table:table-cell office:value-type="float" office:value="222361.71" table:formula="of:=[.E170]" table:style-name="ce17">
            <text:p>222.361,71</text:p>
          </table:table-cell>
          <table:table-cell office:value-type="float" office:value="7500" table:formula="of:=[.F170]" table:style-name="ce17">
            <text:p>7.500,00</text:p>
          </table:table-cell>
          <table:table-cell office:value-type="float" office:value="0" table:formula="of:=[.G170]" table:style-name="ce17">
            <text:p>0,00</text:p>
          </table:table-cell>
          <table:table-cell office:value-type="float" office:value="105984.38" table:formula="of:=[.H170]" table:style-name="ce17">
            <text:p>105.984,38</text:p>
          </table:table-cell>
          <table:table-cell office:value-type="float" office:value="0" table:formula="of:=[.I170]" table:style-name="ce17">
            <text:p>0,00</text:p>
          </table:table-cell>
          <table:table-cell office:value-type="float" office:value="0" table:formula="of:=[.J170]" table:style-name="ce17">
            <text:p>0,00</text:p>
          </table:table-cell>
          <table:table-cell office:value-type="float" office:value="0" table:formula="of:=[.K170]" table:style-name="ce17">
            <text:p>0,00</text:p>
          </table:table-cell>
          <table:table-cell office:value-type="float" office:value="0" table:formula="of:=[.L170]" table:style-name="ce17">
            <text:p>0,00</text:p>
          </table:table-cell>
          <table:table-cell office:value-type="float" office:value="0" table:formula="of:=[.M170]" table:style-name="ce17">
            <text:p>0,00</text:p>
          </table:table-cell>
          <table:table-cell office:value-type="float" office:value="0" table:formula="of:=[.N170]" table:style-name="ce17">
            <text:p>0,00</text:p>
          </table:table-cell>
          <table:table-cell office:value-type="float" office:value="619686.02" table:formula="of:=[.O170]" table:style-name="ce17">
            <text:p>619.686,02</text:p>
          </table:table-cell>
          <table:table-cell office:value-type="percentage" office:value="1.6596838373232069E-2" table:formula="of:=[.O169]/[.$O$148]" table:style-name="ce10">
            <text:p>1,66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12">
            <text:p>4.2.1</text:p>
          </table:table-cell>
          <table:table-cell office:value-type="string" table:style-name="ce16">
            <text:p>RECEITAS NAO OPERACIONAIS</text:p>
          </table:table-cell>
          <table:table-cell office:value-type="float" office:value="7500" table:formula="of:=[.C171]" table:style-name="ce17">
            <text:p>7.500,00</text:p>
          </table:table-cell>
          <table:table-cell office:value-type="float" office:value="276339.93" table:formula="of:=[.D171]" table:style-name="ce17">
            <text:p>276.339,93</text:p>
          </table:table-cell>
          <table:table-cell office:value-type="float" office:value="222361.71" table:formula="of:=[.E171]" table:style-name="ce17">
            <text:p>222.361,71</text:p>
          </table:table-cell>
          <table:table-cell office:value-type="float" office:value="7500" table:formula="of:=[.F171]" table:style-name="ce17">
            <text:p>7.500,00</text:p>
          </table:table-cell>
          <table:table-cell office:value-type="float" office:value="0" table:formula="of:=[.G171]" table:style-name="ce17">
            <text:p>0,00</text:p>
          </table:table-cell>
          <table:table-cell office:value-type="float" office:value="105984.38" table:formula="of:=[.H171]" table:style-name="ce17">
            <text:p>105.984,38</text:p>
          </table:table-cell>
          <table:table-cell office:value-type="float" office:value="0" table:formula="of:=[.I171]" table:style-name="ce17">
            <text:p>0,00</text:p>
          </table:table-cell>
          <table:table-cell office:value-type="float" office:value="0" table:formula="of:=[.J171]" table:style-name="ce17">
            <text:p>0,00</text:p>
          </table:table-cell>
          <table:table-cell office:value-type="float" office:value="0" table:formula="of:=[.K171]" table:style-name="ce17">
            <text:p>0,00</text:p>
          </table:table-cell>
          <table:table-cell office:value-type="float" office:value="0" table:formula="of:=[.L171]" table:style-name="ce17">
            <text:p>0,00</text:p>
          </table:table-cell>
          <table:table-cell office:value-type="float" office:value="0" table:formula="of:=[.M171]" table:style-name="ce17">
            <text:p>0,00</text:p>
          </table:table-cell>
          <table:table-cell office:value-type="float" office:value="0" table:formula="of:=[.N171]" table:style-name="ce17">
            <text:p>0,00</text:p>
          </table:table-cell>
          <table:table-cell office:value-type="float" office:value="619686.02" table:formula="of:=[.O171]" table:style-name="ce17">
            <text:p>619.686,02</text:p>
          </table:table-cell>
          <table:table-cell office:value-type="percentage" office:value="1.6596838373232069E-2" table:formula="of:=[.O170]/[.$O$148]" table:style-name="ce10">
            <text:p>1,66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12">
            <text:p>4.2.1.01</text:p>
          </table:table-cell>
          <table:table-cell office:value-type="string" table:style-name="ce16">
            <text:p>RECEITAS DIVERSAS</text:p>
          </table:table-cell>
          <table:table-cell office:value-type="float" office:value="7500" table:formula="of:=[.C172]" table:style-name="ce17">
            <text:p>7.500,00</text:p>
          </table:table-cell>
          <table:table-cell office:value-type="float" office:value="276339.93" table:formula="of:=[.D172]" table:style-name="ce17">
            <text:p>276.339,93</text:p>
          </table:table-cell>
          <table:table-cell office:value-type="float" office:value="222361.71" table:formula="of:=[.E172]" table:style-name="ce17">
            <text:p>222.361,71</text:p>
          </table:table-cell>
          <table:table-cell office:value-type="float" office:value="7500" table:formula="of:=[.F172]" table:style-name="ce17">
            <text:p>7.500,00</text:p>
          </table:table-cell>
          <table:table-cell office:value-type="float" office:value="0" table:formula="of:=[.G172]" table:style-name="ce17">
            <text:p>0,00</text:p>
          </table:table-cell>
          <table:table-cell office:value-type="float" office:value="105984.38" table:formula="of:=[.H172]" table:style-name="ce17">
            <text:p>105.984,38</text:p>
          </table:table-cell>
          <table:table-cell office:value-type="float" office:value="0" table:formula="of:=[.I172]" table:style-name="ce17">
            <text:p>0,00</text:p>
          </table:table-cell>
          <table:table-cell office:value-type="float" office:value="0" table:formula="of:=[.J172]" table:style-name="ce17">
            <text:p>0,00</text:p>
          </table:table-cell>
          <table:table-cell office:value-type="float" office:value="0" table:formula="of:=[.K172]" table:style-name="ce17">
            <text:p>0,00</text:p>
          </table:table-cell>
          <table:table-cell office:value-type="float" office:value="0" table:formula="of:=[.L172]" table:style-name="ce17">
            <text:p>0,00</text:p>
          </table:table-cell>
          <table:table-cell office:value-type="float" office:value="0" table:formula="of:=[.M172]" table:style-name="ce17">
            <text:p>0,00</text:p>
          </table:table-cell>
          <table:table-cell office:value-type="float" office:value="0" table:formula="of:=[.N172]" table:style-name="ce17">
            <text:p>0,00</text:p>
          </table:table-cell>
          <table:table-cell office:value-type="float" office:value="619686.02" table:formula="of:=[.O172]" table:style-name="ce17">
            <text:p>619.686,02</text:p>
          </table:table-cell>
          <table:table-cell office:value-type="percentage" office:value="1.6596838373232069E-2" table:formula="of:=[.O171]/[.$O$148]" table:style-name="ce10">
            <text:p>1,66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18">
            <text:p>4.2.1.01.02</text:p>
          </table:table-cell>
          <table:table-cell office:value-type="string" table:style-name="ce18">
            <text:p>OUTRAS RECEITAS</text:p>
          </table:table-cell>
          <table:table-cell office:value-type="float" office:value="7500" table:formula="of:=SUM([.C173:.C175])" table:style-name="ce19">
            <text:p>7.500,00</text:p>
          </table:table-cell>
          <table:table-cell office:value-type="float" office:value="276339.93" table:formula="of:=SUM([.D173:.D175])" table:style-name="ce19">
            <text:p>276.339,93</text:p>
          </table:table-cell>
          <table:table-cell office:value-type="float" office:value="222361.71" table:formula="of:=SUM([.E173:.E175])" table:style-name="ce19">
            <text:p>222.361,71</text:p>
          </table:table-cell>
          <table:table-cell office:value-type="float" office:value="7500" table:formula="of:=SUM([.F173:.F175])" table:style-name="ce19">
            <text:p>7.500,00</text:p>
          </table:table-cell>
          <table:table-cell office:value-type="float" office:value="0" table:formula="of:=SUM([.G173:.G175])" table:style-name="ce19">
            <text:p>0,00</text:p>
          </table:table-cell>
          <table:table-cell office:value-type="float" office:value="105984.38" table:formula="of:=SUM([.H173:.H175])" table:style-name="ce19">
            <text:p>105.984,38</text:p>
          </table:table-cell>
          <table:table-cell office:value-type="float" office:value="0" table:formula="of:=SUM([.I173:.I175])" table:style-name="ce19">
            <text:p>0,00</text:p>
          </table:table-cell>
          <table:table-cell office:value-type="float" office:value="0" table:formula="of:=SUM([.J173:.J175])" table:style-name="ce19">
            <text:p>0,00</text:p>
          </table:table-cell>
          <table:table-cell office:value-type="float" office:value="0" table:formula="of:=SUM([.K173:.K175])" table:style-name="ce19">
            <text:p>0,00</text:p>
          </table:table-cell>
          <table:table-cell office:value-type="float" office:value="0" table:formula="of:=SUM([.L173:.L175])" table:style-name="ce19">
            <text:p>0,00</text:p>
          </table:table-cell>
          <table:table-cell office:value-type="float" office:value="0" table:formula="of:=SUM([.M173:.M175])" table:style-name="ce19">
            <text:p>0,00</text:p>
          </table:table-cell>
          <table:table-cell office:value-type="float" office:value="0" table:formula="of:=SUM([.N173:.N175])" table:style-name="ce19">
            <text:p>0,00</text:p>
          </table:table-cell>
          <table:table-cell office:value-type="float" office:value="619686.02" table:formula="of:=SUM([.O173:.O175])" table:style-name="ce19">
            <text:p>619.686,02</text:p>
          </table:table-cell>
          <table:table-cell office:value-type="percentage" office:value="1.6596838373232069E-2" table:formula="of:=[.O172]/[.$O$148]" table:style-name="ce20">
            <text:p>1,66%</text:p>
          </table:table-cell>
          <table:table-cell table:number-columns-repeated="239" table:style-name="ce15"/>
          <table:table-cell table:number-columns-repeated="16129" table:style-name="ce3"/>
        </table:table-row>
        <table:table-row table:style-name="ro3">
          <table:table-cell office:value-type="string" table:style-name="ce21">
            <text:p>4.2.1.01.02.00950</text:p>
          </table:table-cell>
          <table:table-cell office:value-type="string" table:style-name="ce21">
            <text:p>ALUGUEIS C/RECEITAS</text:p>
          </table:table-cell>
          <table:table-cell office:value-type="float" office:value="7500" table:formula="of:=[MANDABRASA.C173]+['1835'.C173]" table:style-name="ce22">
            <text:p>7.500,00</text:p>
          </table:table-cell>
          <table:table-cell office:value-type="float" office:value="7500" table:formula="of:=[MANDABRASA.D173]+['1835'.D173]" table:style-name="ce22">
            <text:p>7.500,00</text:p>
          </table:table-cell>
          <table:table-cell office:value-type="float" office:value="7500" table:formula="of:=[MANDABRASA.E173]+['1835'.E173]" table:style-name="ce22">
            <text:p>7.500,00</text:p>
          </table:table-cell>
          <table:table-cell office:value-type="float" office:value="7500" table:formula="of:=[MANDABRASA.F173]+['1835'.F173]" table:style-name="ce22">
            <text:p>7.500,00</text:p>
          </table:table-cell>
          <table:table-cell office:value-type="float" office:value="0" table:formula="of:=[MANDABRASA.G173]+['1835'.G173]" table:style-name="ce22">
            <text:p>0,00</text:p>
          </table:table-cell>
          <table:table-cell office:value-type="float" office:value="0" table:formula="of:=[MANDABRASA.H173]+['1835'.H173]" table:style-name="ce22">
            <text:p>0,00</text:p>
          </table:table-cell>
          <table:table-cell office:value-type="float" office:value="0" table:formula="of:=[MANDABRASA.I162]+['1835'.I162]" table:style-name="ce22">
            <text:p>0,00</text:p>
          </table:table-cell>
          <table:table-cell office:value-type="float" office:value="0" table:formula="of:=[MANDABRASA.J162]+['1835'.J162]" table:style-name="ce22">
            <text:p>0,00</text:p>
          </table:table-cell>
          <table:table-cell office:value-type="float" office:value="0" table:formula="of:=[MANDABRASA.K162]+['1835'.K162]" table:style-name="ce22">
            <text:p>0,00</text:p>
          </table:table-cell>
          <table:table-cell office:value-type="float" office:value="0" table:formula="of:=[MANDABRASA.L162]+['1835'.L162]" table:style-name="ce22">
            <text:p>0,00</text:p>
          </table:table-cell>
          <table:table-cell office:value-type="float" office:value="0" table:formula="of:=[MANDABRASA.M162]+['1835'.M162]" table:style-name="ce22">
            <text:p>0,00</text:p>
          </table:table-cell>
          <table:table-cell office:value-type="float" office:value="0" table:formula="of:=[MANDABRASA.N162]+['1835'.N162]" table:style-name="ce22">
            <text:p>0,00</text:p>
          </table:table-cell>
          <table:table-cell office:value-type="float" office:value="30000" table:formula="of:=SUM([.C173:.N173])" table:style-name="ce22">
            <text:p>30.000,00</text:p>
          </table:table-cell>
          <table:table-cell office:value-type="percentage" office:value="8.0347972219376861E-4" table:formula="of:=[.O173]/[.$O$148]" table:style-name="ce42">
            <text:p>0,08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4.2.1.01.02.00953</text:p>
          </table:table-cell>
          <table:table-cell office:value-type="string" table:style-name="ce21">
            <text:p>RESSARCIMENTOS RECEBIDOS</text:p>
          </table:table-cell>
          <table:table-cell office:value-type="float" office:value="0" table:formula="of:=[MANDABRASA.C174]+['1835'.C174]" table:style-name="ce22">
            <text:p>0,00</text:p>
          </table:table-cell>
          <table:table-cell office:value-type="float" office:value="0" table:formula="of:=[MANDABRASA.D174]+['1835'.D174]" table:style-name="ce22">
            <text:p>0,00</text:p>
          </table:table-cell>
          <table:table-cell office:value-type="float" office:value="0" table:formula="of:=[MANDABRASA.E174]+['1835'.E174]" table:style-name="ce22">
            <text:p>0,00</text:p>
          </table:table-cell>
          <table:table-cell office:value-type="float" office:value="0" table:formula="of:=[MANDABRASA.F174]+['1835'.F174]" table:style-name="ce22">
            <text:p>0,00</text:p>
          </table:table-cell>
          <table:table-cell office:value-type="float" office:value="0" table:formula="of:=[MANDABRASA.G174]+['1835'.G174]" table:style-name="ce22">
            <text:p>0,00</text:p>
          </table:table-cell>
          <table:table-cell office:value-type="float" office:value="0" table:formula="of:=[MANDABRASA.H174]+['1835'.H174]" table:style-name="ce22">
            <text:p>0,00</text:p>
          </table:table-cell>
          <table:table-cell office:value-type="float" office:value="0" table:formula="of:=[MANDABRASA.I163]+['1835'.I163]" table:style-name="ce22">
            <text:p>0,00</text:p>
          </table:table-cell>
          <table:table-cell office:value-type="float" office:value="0" table:formula="of:=[MANDABRASA.J163]+['1835'.J163]" table:style-name="ce22">
            <text:p>0,00</text:p>
          </table:table-cell>
          <table:table-cell office:value-type="float" office:value="0" table:formula="of:=[MANDABRASA.K163]+['1835'.K163]" table:style-name="ce22">
            <text:p>0,00</text:p>
          </table:table-cell>
          <table:table-cell office:value-type="float" office:value="0" table:formula="of:=[MANDABRASA.L163]+['1835'.L163]" table:style-name="ce22">
            <text:p>0,00</text:p>
          </table:table-cell>
          <table:table-cell office:value-type="float" office:value="0" table:formula="of:=[MANDABRASA.M163]+['1835'.M163]" table:style-name="ce22">
            <text:p>0,00</text:p>
          </table:table-cell>
          <table:table-cell office:value-type="float" office:value="0" table:formula="of:=[MANDABRASA.N163]+['1835'.N163]" table:style-name="ce22">
            <text:p>0,00</text:p>
          </table:table-cell>
          <table:table-cell office:value-type="float" office:value="0" table:formula="of:=SUM([.C174:.N174])" table:style-name="ce22">
            <text:p>0,00</text:p>
          </table:table-cell>
          <table:table-cell office:value-type="percentage" office:value="0" table:formula="of:=[.O174]/[.$O$148]" table:style-name="ce42">
            <text:p>0,00%</text:p>
          </table:table-cell>
          <table:table-cell table:number-columns-repeated="239" table:style-name="ce15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style-name="ce21">
            <text:p>4.2.1.01.02.00955</text:p>
          </table:table-cell>
          <table:table-cell office:value-type="string" table:style-name="ce21">
            <text:p>OUTRAS RECEITAS</text:p>
          </table:table-cell>
          <table:table-cell office:value-type="float" office:value="0" table:formula="of:=[MANDABRASA.C175]+['1835'.C175]" table:style-name="ce22">
            <text:p>0,00</text:p>
          </table:table-cell>
          <table:table-cell office:value-type="float" office:value="268839.93" table:formula="of:=[MANDABRASA.D175]+['1835'.D175]" table:style-name="ce22">
            <text:p>268.839,93</text:p>
          </table:table-cell>
          <table:table-cell office:value-type="float" office:value="214861.71" table:formula="of:=[MANDABRASA.E175]+['1835'.E175]" table:style-name="ce22">
            <text:p>214.861,71</text:p>
          </table:table-cell>
          <table:table-cell office:value-type="float" office:value="0" table:formula="of:=[MANDABRASA.F175]+['1835'.F175]" table:style-name="ce22">
            <text:p>0,00</text:p>
          </table:table-cell>
          <table:table-cell office:value-type="float" office:value="0" table:formula="of:=[MANDABRASA.G175]+['1835'.G175]" table:style-name="ce22">
            <text:p>0,00</text:p>
          </table:table-cell>
          <table:table-cell office:value-type="float" office:value="105984.38" table:formula="of:=[MANDABRASA.H175]+['1835'.H175]" table:style-name="ce22">
            <text:p>105.984,38</text:p>
          </table:table-cell>
          <table:table-cell office:value-type="float" office:value="0" table:formula="of:=[MANDABRASA.I164]+['1835'.I164]" table:style-name="ce22">
            <text:p>0,00</text:p>
          </table:table-cell>
          <table:table-cell office:value-type="float" office:value="0" table:formula="of:=[MANDABRASA.J164]+['1835'.J164]" table:style-name="ce22">
            <text:p>0,00</text:p>
          </table:table-cell>
          <table:table-cell office:value-type="float" office:value="0" table:formula="of:=[MANDABRASA.K164]+['1835'.K164]" table:style-name="ce22">
            <text:p>0,00</text:p>
          </table:table-cell>
          <table:table-cell office:value-type="float" office:value="0" table:formula="of:=[MANDABRASA.L164]+['1835'.L164]" table:style-name="ce22">
            <text:p>0,00</text:p>
          </table:table-cell>
          <table:table-cell office:value-type="float" office:value="0" table:formula="of:=[MANDABRASA.M164]+['1835'.M164]" table:style-name="ce22">
            <text:p>0,00</text:p>
          </table:table-cell>
          <table:table-cell office:value-type="float" office:value="0" table:formula="of:=[MANDABRASA.N164]+['1835'.N164]" table:style-name="ce22">
            <text:p>0,00</text:p>
          </table:table-cell>
          <table:table-cell office:value-type="float" office:value="589686.02" table:formula="of:=SUM([.C175:.N175])" table:style-name="ce22">
            <text:p>589.686,02</text:p>
          </table:table-cell>
          <table:table-cell office:value-type="percentage" office:value="1.5793358651038304E-2" table:formula="of:=[.O175]/[.$O$148]" table:style-name="ce42">
            <text:p>1,58%</text:p>
          </table:table-cell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>
          <table:table-cell office:value-type="string" table:number-columns-spanned="2" table:number-rows-spanned="1" table:style-name="ce48">
            <text:p>RESULTADO</text:p>
          </table:table-cell>
          <table:covered-table-cell/>
          <table:table-cell office:value-type="float" office:value="-129898.41000000015" table:formula="of:=[.C7]+[.C144]" table:style-name="ce43">
            <text:p>-129.898,41</text:p>
          </table:table-cell>
          <table:table-cell office:value-type="float" office:value="284235.09000000171" table:formula="of:=[.D7]+[.D144]" table:style-name="ce43">
            <text:p>284.235,09</text:p>
          </table:table-cell>
          <table:table-cell office:value-type="float" office:value="988666.2369999988" table:formula="of:=[.E7]+[.E144]" table:style-name="ce43">
            <text:p>988.666,24</text:p>
          </table:table-cell>
          <table:table-cell office:value-type="float" office:value="-210321.12000000011" table:formula="of:=[.F7]+[.F144]" table:style-name="ce43">
            <text:p>-210.321,12</text:p>
          </table:table-cell>
          <table:table-cell office:value-type="float" office:value="361911.25999999885" table:formula="of:=[.G7]+[.G144]" table:style-name="ce43">
            <text:p>361.911,26</text:p>
          </table:table-cell>
          <table:table-cell office:value-type="float" office:value="440420.89999999944" table:formula="of:=[.H7]+[.H144]" table:style-name="ce43">
            <text:p>440.420,90</text:p>
          </table:table-cell>
          <table:table-cell office:value-type="float" office:value="0" table:formula="of:=[.I7]+[.I144]" table:style-name="ce43">
            <text:p>0,00</text:p>
          </table:table-cell>
          <table:table-cell office:value-type="float" office:value="0" table:formula="of:=[.J7]+[.J144]" table:style-name="ce43">
            <text:p>0,00</text:p>
          </table:table-cell>
          <table:table-cell office:value-type="float" office:value="0" table:formula="of:=[.K7]+[.K144]" table:style-name="ce43">
            <text:p>0,00</text:p>
          </table:table-cell>
          <table:table-cell office:value-type="float" office:value="0" table:formula="of:=[.L7]+[.L144]" table:style-name="ce43">
            <text:p>0,00</text:p>
          </table:table-cell>
          <table:table-cell office:value-type="float" office:value="0" table:formula="of:=[.M7]+[.M144]" table:style-name="ce43">
            <text:p>0,00</text:p>
          </table:table-cell>
          <table:table-cell office:value-type="float" office:value="0" table:formula="of:=[.N7]+[.N144]" table:style-name="ce43">
            <text:p>0,00</text:p>
          </table:table-cell>
          <table:table-cell office:value-type="float" office:value="1735013.9570000023" table:formula="of:=[.O7]+[.O144]" table:style-name="ce43">
            <text:p>1.735.013,96</text:p>
          </table:table-cell>
          <table:table-cell table:style-name="ce43"/>
          <table:table-cell table:number-columns-repeated="239" table:style-name="ce11"/>
          <table:table-cell table:number-columns-repeated="11" table:style-name="ce3"/>
          <table:table-cell table:number-columns-repeated="16118" table:style-name="ce15"/>
        </table:table-row>
        <table:table-row table:style-name="ro3" table:visibility="collapse">
          <table:table-cell table:number-columns-repeated="2"/>
          <table:table-cell office:value-type="float" office:value="-129898.41000000038" table:formula="of:=[MANDABRASA.C176]+['1835'.C176]" table:style-name="ce44">
            <text:p>-129.898,41</text:p>
          </table:table-cell>
          <table:table-cell office:value-type="float" office:value="284235.0899999995" table:formula="of:=[MANDABRASA.D176]+['1835'.D176]" table:style-name="ce44">
            <text:p>284.235,09</text:p>
          </table:table-cell>
          <table:table-cell office:value-type="float" office:value="988666.23700000136" table:formula="of:=[MANDABRASA.E176]+['1835'.E176]" table:style-name="ce44">
            <text:p>988.666,24</text:p>
          </table:table-cell>
          <table:table-cell office:value-type="float" office:value="-210321.11999999988" table:formula="of:=[MANDABRASA.F176]+['1835'.F176]" table:style-name="ce44">
            <text:p>-210.321,12</text:p>
          </table:table-cell>
          <table:table-cell office:value-type="float" office:value="361911.26" table:formula="of:=[MANDABRASA.G176]+['1835'.G176]" table:style-name="ce44">
            <text:p>361.911,26</text:p>
          </table:table-cell>
          <table:table-cell office:value-type="float" office:value="440420.86999999918" table:formula="of:=[MANDABRASA.H176]+['1835'.H176]" table:style-name="ce44">
            <text:p>440.420,87</text:p>
          </table:table-cell>
          <table:table-cell table:number-columns-repeated="6" table:style-name="ce45"/>
          <table:table-cell office:value-type="float" office:value="1735013.956999993" table:formula="of:=[MANDABRASA.O176]+['1835'.O176]" table:style-name="ce44">
            <text:p>1.735.013,96</text:p>
          </table:table-cell>
          <table:table-cell table:number-columns-repeated="16369"/>
        </table:table-row>
        <table:table-row table:style-name="ro3" table:visibility="collapse">
          <table:table-cell table:number-columns-repeated="2"/>
          <table:table-cell table:number-columns-repeated="3" table:style-name="ce45"/>
          <table:table-cell table:style-name="ce44"/>
          <table:table-cell table:number-columns-repeated="8" table:style-name="ce45"/>
          <table:table-cell table:style-name="ce44"/>
          <table:table-cell table:number-columns-repeated="16369"/>
        </table:table-row>
        <table:table-row table:style-name="ro3" table:visibility="collapse">
          <table:table-cell table:number-columns-repeated="2"/>
          <table:table-cell office:value-type="float" office:value="2.3283064365386963E-10" table:formula="of:=[.C176]-[.C177]" table:style-name="ce44">
            <text:p>0,00</text:p>
          </table:table-cell>
          <table:table-cell office:value-type="float" office:value="2.2118911147117615E-9" table:formula="of:=[.D176]-[.D177]" table:style-name="ce44">
            <text:p>0,00</text:p>
          </table:table-cell>
          <table:table-cell office:value-type="float" office:value="-2.5611370801925659E-9" table:formula="of:=[.E176]-[.E177]" table:style-name="ce44">
            <text:p>0,00</text:p>
          </table:table-cell>
          <table:table-cell office:value-type="float" office:value="-2.3283064365386963E-10" table:formula="of:=[.F176]-[.F177]" table:style-name="ce44">
            <text:p>0,00</text:p>
          </table:table-cell>
          <table:table-cell office:value-type="float" office:value="-1.1641532182693481E-9" table:formula="of:=[.G176]-[.G177]" table:style-name="ce44">
            <text:p>0,00</text:p>
          </table:table-cell>
          <table:table-cell office:value-type="float" office:value="3.0000000260770321E-2" table:formula="of:=[.H176]-[.H177]" table:style-name="ce44">
            <text:p>0,03</text:p>
          </table:table-cell>
          <table:table-cell table:number-columns-repeated="6" table:style-name="ce45"/>
          <table:table-cell office:value-type="float" office:value="9.3132257461547852E-9" table:formula="of:=[.O176]-[.O177]" table:style-name="ce44">
            <text:p>0,00</text:p>
          </table:table-cell>
          <table:table-cell table:number-columns-repeated="16369"/>
        </table:table-row>
        <table:table-row table:number-rows-repeated="65274" table:style-name="ro3">
          <table:table-cell table:number-columns-repeated="16384"/>
        </table:table-row>
        <table:table-row table:number-rows-repeated="5" table:style-name="ro7">
          <table:table-cell table:number-columns-repeated="16384"/>
        </table:table-row>
        <table:table-row table:number-rows-repeated="983040" table:style-name="ro3">
          <table:table-cell table:number-columns-repeated="16384"/>
        </table:table-row>
        <table:table-row table:number-rows-repeated="16" table:style-name="ro7">
          <table:table-cell table:number-columns-repeated="16384"/>
        </table:table-row>
        <table:table-row table:number-rows-repeated="62" table:style-name="ro3">
          <table:table-cell table:number-columns-repeated="16384"/>
        </table:table-row>
      </table:table>
      <table:table table:name="SINTETICO" table:style-name="ta2">
        <table:table-column table:style-name="co12" table:default-cell-style-name="ce49"/>
        <table:table-column table:style-name="co13" table:number-columns-repeated="2" table:default-cell-style-name="ce49"/>
        <table:table-column table:style-name="co14" table:default-cell-style-name="ce72"/>
        <table:table-column table:style-name="co7" table:number-columns-repeated="2" table:default-cell-style-name="ce98"/>
        <table:table-column table:style-name="co15" table:default-cell-style-name="ce98"/>
        <table:table-column table:style-name="co16" table:default-cell-style-name="ce98"/>
        <table:table-column table:style-name="co17" table:default-cell-style-name="ce98"/>
        <table:table-column table:style-name="co18" table:default-cell-style-name="ce98"/>
        <table:table-column table:style-name="co19" table:number-columns-repeated="5" table:default-cell-style-name="ce98" table:visibility="collapse"/>
        <table:table-column table:style-name="co20" table:default-cell-style-name="ce98" table:visibility="collapse"/>
        <table:table-column table:style-name="co5" table:default-cell-style-name="ce98"/>
        <table:table-column table:style-name="co21" table:default-cell-style-name="ce54"/>
        <table:table-column table:style-name="co22" table:default-cell-style-name="ce49"/>
        <table:table-column table:style-name="co23" table:default-cell-style-name="ce49"/>
        <table:table-column table:style-name="co24" table:number-columns-repeated="74" table:default-cell-style-name="ce49"/>
        <table:table-column table:style-name="co24" table:number-columns-repeated="3" table:default-cell-style-name="ce50"/>
        <table:table-column table:style-name="co24" table:number-columns-repeated="173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51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27" table:default-cell-style-name="ce49"/>
        <table:table-column table:style-name="co22" table:default-cell-style-name="ce49"/>
        <table:table-column table:style-name="co24" table:number-columns-repeated="237" table:default-cell-style-name="ce49"/>
        <table:table-row table:style-name="ro3">
          <table:table-cell office:value-type="string" table:number-columns-spanned="18" table:number-rows-spanned="1" table:style-name="ce47">
            <text:p>ANÁLISE E INDICADORES CONTÁBEIS 2025</text:p>
          </table:table-cell>
          <table:covered-table-cell table:number-columns-repeated="17"/>
          <table:table-cell table:style-name="ce49"/>
          <table:table-cell table:number-columns-repeated="16365" table:style-name="ce50"/>
        </table:table-row>
        <table:table-row table:style-name="ro3">
          <table:table-cell office:value-type="string" table:number-columns-spanned="19" table:number-rows-spanned="1" table:style-name="ce47">
            <text:p>MANDABRASA CO</text:p>
          </table:table-cell>
          <table:covered-table-cell table:number-columns-repeated="18"/>
          <table:table-cell table:number-columns-repeated="16365" table:style-name="ce50"/>
        </table:table-row>
        <table:table-row table:style-name="ro3">
          <table:table-cell office:value-type="string" table:number-columns-spanned="18" table:number-rows-spanned="1" table:style-name="ce47">
            <text:p>DRE SINTÉTICO MENSAL E ACUMULADO DE 2025</text:p>
          </table:table-cell>
          <table:covered-table-cell table:number-columns-repeated="17"/>
          <table:table-cell table:style-name="ce49"/>
          <table:table-cell table:number-columns-repeated="16365" table:style-name="ce50"/>
        </table:table-row>
        <table:table-row table:style-name="ro3">
          <table:table-cell table:style-name="ce4"/>
          <table:table-cell office:value-type="string" table:style-name="ce137">
            <text:p>20/9</text:p>
          </table:table-cell>
          <table:table-cell office:value-type="float" office:value="1835" table:style-name="ce4">
            <text:p>1835</text:p>
          </table:table-cell>
          <table:table-cell table:style-name="ce127"/>
          <table:table-cell table:number-columns-repeated="13" table:style-name="ce5"/>
          <table:table-cell table:style-name="ce6"/>
          <table:table-cell table:style-name="ce49"/>
          <table:table-cell table:number-columns-repeated="16365" table:style-name="ce50"/>
        </table:table-row>
        <table:table-row table:style-name="ro3">
          <table:table-cell table:number-columns-repeated="3" table:style-name="ce2"/>
          <table:table-cell table:style-name="ce128"/>
          <table:table-cell table:number-columns-repeated="13" table:style-name="ce7"/>
          <table:table-cell table:style-name="ce6"/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office:value-type="string" table:number-columns-spanned="17" table:number-rows-spanned="1" table:style-name="ce100">
            <text:p>DRE</text:p>
          </table:table-cell>
          <table:covered-table-cell table:number-columns-repeated="16"/>
          <table:table-cell office:value-type="string" table:style-name="ce51">
            <text:p>%</text:p>
          </table:table-cell>
          <table:table-cell table:style-name="ce49"/>
          <table:table-cell table:number-columns-repeated="16365" table:style-name="ce50"/>
        </table:table-row>
        <table:table-row table:style-name="ro3">
          <table:table-cell table:number-columns-repeated="3" table:style-name="ce52"/>
          <table:table-cell table:style-name="ce129"/>
          <table:table-cell office:value-type="string" table:style-name="ce51">
            <text:p>JANEIRO</text:p>
          </table:table-cell>
          <table:table-cell office:value-type="string" table:style-name="ce51">
            <text:p>FEVEREIRO</text:p>
          </table:table-cell>
          <table:table-cell office:value-type="string" table:style-name="ce51">
            <text:p>MARÇO</text:p>
          </table:table-cell>
          <table:table-cell office:value-type="string" table:style-name="ce51">
            <text:p>ABRIL</text:p>
          </table:table-cell>
          <table:table-cell office:value-type="string" table:style-name="ce51">
            <text:p>MAIO</text:p>
          </table:table-cell>
          <table:table-cell office:value-type="string" table:style-name="ce51">
            <text:p>JUNHO</text:p>
          </table:table-cell>
          <table:table-cell office:value-type="string" table:style-name="ce51">
            <text:p>JULHO</text:p>
          </table:table-cell>
          <table:table-cell office:value-type="string" table:style-name="ce51">
            <text:p>AGOSTO</text:p>
          </table:table-cell>
          <table:table-cell office:value-type="string" table:style-name="ce51">
            <text:p>SETEMBRO</text:p>
          </table:table-cell>
          <table:table-cell office:value-type="string" table:style-name="ce51">
            <text:p>OUTUBRO</text:p>
          </table:table-cell>
          <table:table-cell office:value-type="string" table:style-name="ce51">
            <text:p>NOVEMBRO</text:p>
          </table:table-cell>
          <table:table-cell office:value-type="string" table:style-name="ce51">
            <text:p>DEZEMBRO</text:p>
          </table:table-cell>
          <table:table-cell office:value-type="string" table:style-name="ce51">
            <text:p>ACUMULADO</text:p>
          </table:table-cell>
          <table:table-cell table:style-name="ce53"/>
          <table:table-cell table:number-columns-repeated="76" table:style-name="ce54"/>
          <table:table-cell table:number-columns-repeated="3" table:style-name="ce50"/>
          <table:table-cell table:number-columns-repeated="16287" table:style-name="ce54"/>
        </table:table-row>
        <table:table-row table:style-name="ro3">
          <table:table-cell office:value-type="string" table:style-name="ce55">
            <text:p>RECEITA OPERACIONAL BRUTA</text:p>
          </table:table-cell>
          <table:table-cell table:number-columns-repeated="2" table:style-name="ce55"/>
          <table:table-cell table:style-name="ce135"/>
          <table:table-cell office:value-type="float" office:value="7084856.0600000005" table:formula="of:=SUM([.E9:.E11])" table:style-name="ce56">
            <text:p>7.084.856,06</text:p>
          </table:table-cell>
          <table:table-cell office:value-type="float" office:value="6014463.0099999998" table:formula="of:=SUM([.F9:.F11])" table:style-name="ce56">
            <text:p>6.014.463,01</text:p>
          </table:table-cell>
          <table:table-cell office:value-type="float" office:value="6536174.7999999998" table:formula="of:=SUM([.G9:.G11])" table:style-name="ce56">
            <text:p>6.536.174,80</text:p>
          </table:table-cell>
          <table:table-cell office:value-type="float" office:value="6784593.6399999997" table:formula="of:=SUM([.H9:.H11])" table:style-name="ce56">
            <text:p>6.784.593,64</text:p>
          </table:table-cell>
          <table:table-cell office:value-type="float" office:value="7381374.8599999994" table:formula="of:=SUM([.I9:.I11])" table:style-name="ce56">
            <text:p>7.381.374,86</text:p>
          </table:table-cell>
          <table:table-cell office:value-type="float" office:value="7346561.7400000002" table:formula="of:=SUM([.J9:.J11])" table:style-name="ce56">
            <text:p>7.346.561,74</text:p>
          </table:table-cell>
          <table:table-cell office:value-type="float" office:value="0" table:formula="of:=SUM([.K9:.K11])" table:style-name="ce56">
            <text:p>0,00</text:p>
          </table:table-cell>
          <table:table-cell office:value-type="float" office:value="0" table:formula="of:=SUM([.L9:.L11])" table:style-name="ce56">
            <text:p>0,00</text:p>
          </table:table-cell>
          <table:table-cell office:value-type="float" office:value="0" table:formula="of:=SUM([.M9:.M11])" table:style-name="ce56">
            <text:p>0,00</text:p>
          </table:table-cell>
          <table:table-cell office:value-type="float" office:value="0" table:formula="of:=SUM([.N9:.N11])" table:style-name="ce56">
            <text:p>0,00</text:p>
          </table:table-cell>
          <table:table-cell office:value-type="float" office:value="0" table:formula="of:=SUM([.O9:.O11])" table:style-name="ce56">
            <text:p>0,00</text:p>
          </table:table-cell>
          <table:table-cell office:value-type="float" office:value="0" table:formula="of:=SUM([.P9:.P11])" table:style-name="ce56">
            <text:p>0,00</text:p>
          </table:table-cell>
          <table:table-cell office:value-type="float" office:value="41148024.109999999" table:formula="of:=SUM([.Q9:.Q11])" table:style-name="ce56">
            <text:p>41.148.024,11</text:p>
          </table:table-cell>
          <table:table-cell office:value-type="percentage" office:value="1" table:formula="of:=[.Q8]/[.$Q$8]" table:style-name="ce57">
            <text:p>100,00%</text:p>
          </table:table-cell>
          <table:table-cell table:style-name="ce49"/>
          <table:table-cell table:number-columns-repeated="16365" table:style-name="ce50"/>
        </table:table-row>
        <table:table-row-group>
          <table:table-row table:style-name="ro3">
            <table:table-cell office:value-type="string" table:style-name="ce26">
              <text:p>SERVIÇOS PRESTADOS</text:p>
            </table:table-cell>
            <table:table-cell office:value-type="string" office:string-value="4.1.1.01.02.21711" table:formula="of:=[MANDABRASA.A151]" table:style-name="ce26">
              <text:p>4.1.1.01.02.21711</text:p>
            </table:table-cell>
            <table:table-cell office:value-type="string" office:string-value="4.1.1.01.01.00903" table:formula="of:=['1835'.A151]" table:style-name="ce26">
              <text:p>4.1.1.01.01.00903</text:p>
            </table:table-cell>
            <table:table-cell table:style-name="ce136"/>
            <table:table-cell office:value-type="float" office:value="0" table:formula="of:=[MANDABRASA_CO.C151]" table:style-name="ce58">
              <text:p>0,00</text:p>
            </table:table-cell>
            <table:table-cell office:value-type="float" office:value="215320" table:formula="of:=[MANDABRASA_CO.D151]" table:style-name="ce58">
              <text:p>215.320,00</text:p>
            </table:table-cell>
            <table:table-cell office:value-type="float" office:value="180000" table:formula="of:=[MANDABRASA_CO.E151]" table:style-name="ce58">
              <text:p>180.000,00</text:p>
            </table:table-cell>
            <table:table-cell office:value-type="float" office:value="0" table:formula="of:=[MANDABRASA_CO.F151]" table:style-name="ce58">
              <text:p>0,00</text:p>
            </table:table-cell>
            <table:table-cell office:value-type="float" office:value="67559" table:formula="of:=[MANDABRASA_CO.G151]" table:style-name="ce58">
              <text:p>67.559,00</text:p>
            </table:table-cell>
            <table:table-cell office:value-type="float" office:value="0" table:formula="of:=[MANDABRASA_CO.H151]" table:style-name="ce58">
              <text:p>0,00</text:p>
            </table:table-cell>
            <table:table-cell office:value-type="float" office:value="0" table:formula="of:=[MANDABRASA_CO.I151]" table:style-name="ce58">
              <text:p>0,00</text:p>
            </table:table-cell>
            <table:table-cell office:value-type="float" office:value="0" table:formula="of:=[MANDABRASA_CO.J151]" table:style-name="ce58">
              <text:p>0,00</text:p>
            </table:table-cell>
            <table:table-cell office:value-type="float" office:value="0" table:formula="of:=[MANDABRASA_CO.K151]" table:style-name="ce58">
              <text:p>0,00</text:p>
            </table:table-cell>
            <table:table-cell office:value-type="float" office:value="0" table:formula="of:=[MANDABRASA_CO.L151]" table:style-name="ce58">
              <text:p>0,00</text:p>
            </table:table-cell>
            <table:table-cell office:value-type="float" office:value="0" table:formula="of:=[MANDABRASA_CO.M151]" table:style-name="ce58">
              <text:p>0,00</text:p>
            </table:table-cell>
            <table:table-cell office:value-type="float" office:value="0" table:formula="of:=[MANDABRASA_CO.N151]" table:style-name="ce58">
              <text:p>0,00</text:p>
            </table:table-cell>
            <table:table-cell office:value-type="float" office:value="462879" table:formula="of:=SUM([.E9:.P9])" table:style-name="ce58">
              <text:p>462.879,00</text:p>
            </table:table-cell>
            <table:table-cell office:value-type="percentage" office:value="1.1249118518123664E-2" table:formula="of:=[.Q9]/[.$Q$8]" table:style-name="ce59">
              <text:p>1,12%</text:p>
            </table:table-cell>
            <table:table-cell table:style-name="ce49"/>
            <table:table-cell table:number-columns-repeated="16365" table:style-name="ce50"/>
          </table:table-row>
          <table:table-row table:style-name="ro3">
            <table:table-cell office:value-type="string" table:style-name="ce26">
              <text:p>VENDAS DE MERCADORIA</text:p>
            </table:table-cell>
            <table:table-cell office:value-type="string" office:string-value="4.1.1.01.01.00907" table:formula="of:=[MANDABRASA.A149]" table:style-name="ce26">
              <text:p>4.1.1.01.01.00907</text:p>
            </table:table-cell>
            <table:table-cell office:value-type="string" office:string-value="4.1.1.01.01.00907" table:formula="of:=['1835'.A149]" table:style-name="ce26">
              <text:p>4.1.1.01.01.00907</text:p>
            </table:table-cell>
            <table:table-cell table:style-name="ce136"/>
            <table:table-cell office:value-type="float" office:value="6499914.8200000003" table:formula="of:=[MANDABRASA_CO.C149]" table:style-name="ce58">
              <text:p>6.499.914,82</text:p>
            </table:table-cell>
            <table:table-cell office:value-type="float" office:value="5342700.45" table:formula="of:=[MANDABRASA_CO.D149]" table:style-name="ce58">
              <text:p>5.342.700,45</text:p>
            </table:table-cell>
            <table:table-cell office:value-type="float" office:value="5840966.5" table:formula="of:=[MANDABRASA_CO.E149]" table:style-name="ce58">
              <text:p>5.840.966,50</text:p>
            </table:table-cell>
            <table:table-cell office:value-type="float" office:value="6236194.5499999998" table:formula="of:=[MANDABRASA_CO.F149]" table:style-name="ce58">
              <text:p>6.236.194,55</text:p>
            </table:table-cell>
            <table:table-cell office:value-type="float" office:value="6703351.9399999995" table:formula="of:=[MANDABRASA_CO.G149]" table:style-name="ce58">
              <text:p>6.703.351,94</text:p>
            </table:table-cell>
            <table:table-cell office:value-type="float" office:value="6714466.1699999999" table:formula="of:=[MANDABRASA_CO.H149]" table:style-name="ce58">
              <text:p>6.714.466,17</text:p>
            </table:table-cell>
            <table:table-cell office:value-type="float" office:value="0" table:formula="of:=[MANDABRASA_CO.I151]" table:style-name="ce58">
              <text:p>0,00</text:p>
            </table:table-cell>
            <table:table-cell office:value-type="float" office:value="0" table:formula="of:=[MANDABRASA_CO.J151]" table:style-name="ce58">
              <text:p>0,00</text:p>
            </table:table-cell>
            <table:table-cell office:value-type="float" office:value="0" table:formula="of:=[MANDABRASA_CO.K151]" table:style-name="ce58">
              <text:p>0,00</text:p>
            </table:table-cell>
            <table:table-cell office:value-type="float" office:value="0" table:formula="of:=[MANDABRASA_CO.L151]" table:style-name="ce58">
              <text:p>0,00</text:p>
            </table:table-cell>
            <table:table-cell office:value-type="float" office:value="0" table:formula="of:=[MANDABRASA_CO.M151]" table:style-name="ce58">
              <text:p>0,00</text:p>
            </table:table-cell>
            <table:table-cell office:value-type="float" office:value="0" table:formula="of:=[MANDABRASA_CO.N151]" table:style-name="ce58">
              <text:p>0,00</text:p>
            </table:table-cell>
            <table:table-cell office:value-type="float" office:value="37337594.43" table:formula="of:=SUM([.E10:.P10])" table:style-name="ce58">
              <text:p>37.337.594,43</text:p>
            </table:table-cell>
            <table:table-cell office:value-type="percentage" office:value="0.90739701936079187" table:formula="of:=[.Q10]/[.$Q$8]" table:style-name="ce59">
              <text:p>90,74%</text:p>
            </table:table-cell>
            <table:table-cell table:style-name="ce49"/>
            <table:table-cell table:number-columns-repeated="16365" table:style-name="ce50"/>
          </table:table-row>
          <table:table-row table:style-name="ro3">
            <table:table-cell office:value-type="string" table:style-name="ce26">
              <text:p>TAXA DE SERVICO</text:p>
            </table:table-cell>
            <table:table-cell office:value-type="string" office:string-value="4.1.1.01.02.21712" table:formula="of:=[MANDABRASA.A152]" table:style-name="ce26">
              <text:p>4.1.1.01.02.21712</text:p>
            </table:table-cell>
            <table:table-cell office:value-type="string" office:string-value="4.1.1.01.01.00909" table:formula="of:=['1835'.A152]" table:style-name="ce26">
              <text:p>4.1.1.01.01.00909</text:p>
            </table:table-cell>
            <table:table-cell table:style-name="ce136"/>
            <table:table-cell office:value-type="float" office:value="584941.24" table:formula="of:=[MANDABRASA_CO.C152]" table:style-name="ce58">
              <text:p>584.941,24</text:p>
            </table:table-cell>
            <table:table-cell office:value-type="float" office:value="456442.56" table:formula="of:=[MANDABRASA_CO.D152]" table:style-name="ce58">
              <text:p>456.442,56</text:p>
            </table:table-cell>
            <table:table-cell office:value-type="float" office:value="515208.3" table:formula="of:=[MANDABRASA_CO.E152]" table:style-name="ce58">
              <text:p>515.208,30</text:p>
            </table:table-cell>
            <table:table-cell office:value-type="float" office:value="548399.09" table:formula="of:=[MANDABRASA_CO.F152]" table:style-name="ce58">
              <text:p>548.399,09</text:p>
            </table:table-cell>
            <table:table-cell office:value-type="float" office:value="610463.92000000004" table:formula="of:=[MANDABRASA_CO.G152]" table:style-name="ce58">
              <text:p>610.463,92</text:p>
            </table:table-cell>
            <table:table-cell office:value-type="float" office:value="632095.57000000007" table:formula="of:=[MANDABRASA_CO.H152]" table:style-name="ce58">
              <text:p>632.095,57</text:p>
            </table:table-cell>
            <table:table-cell office:value-type="float" office:value="0" table:formula="of:=[MANDABRASA_CO.I152]" table:style-name="ce58">
              <text:p>0,00</text:p>
            </table:table-cell>
            <table:table-cell office:value-type="float" office:value="0" table:formula="of:=[MANDABRASA_CO.J152]" table:style-name="ce58">
              <text:p>0,00</text:p>
            </table:table-cell>
            <table:table-cell office:value-type="float" office:value="0" table:formula="of:=[MANDABRASA_CO.K152]" table:style-name="ce58">
              <text:p>0,00</text:p>
            </table:table-cell>
            <table:table-cell office:value-type="float" office:value="0" table:formula="of:=[MANDABRASA_CO.L152]" table:style-name="ce58">
              <text:p>0,00</text:p>
            </table:table-cell>
            <table:table-cell office:value-type="float" office:value="0" table:formula="of:=[MANDABRASA_CO.M152]" table:style-name="ce58">
              <text:p>0,00</text:p>
            </table:table-cell>
            <table:table-cell office:value-type="float" office:value="0" table:formula="of:=[MANDABRASA_CO.N152]" table:style-name="ce58">
              <text:p>0,00</text:p>
            </table:table-cell>
            <table:table-cell office:value-type="float" office:value="3347550.6799999997" table:formula="of:=SUM([.E11:.P11])" table:style-name="ce58">
              <text:p>3.347.550,68</text:p>
            </table:table-cell>
            <table:table-cell office:value-type="percentage" office:value="8.1353862121084475E-2" table:formula="of:=[.Q11]/[.$Q$8]" table:style-name="ce59">
              <text:p>8,14%</text:p>
            </table:table-cell>
            <table:table-cell table:style-name="ce49"/>
            <table:table-cell table:number-columns-repeated="16365" table:style-name="ce50"/>
          </table:table-row>
        </table:table-row-group>
        <table:table-row table:style-name="ro3">
          <table:table-cell office:value-type="string" table:style-name="ce55">
            <text:p>(-)DEDUÇÕES RECEITA OPERACIONAL BRUTA</text:p>
          </table:table-cell>
          <table:table-cell table:number-columns-repeated="2" table:style-name="ce55"/>
          <table:table-cell table:style-name="ce135"/>
          <table:table-cell office:value-type="float" office:value="-232179.26999999996" table:formula="of:=SUM([.E13:.E19])" table:style-name="ce56">
            <text:p>-232.179,27</text:p>
          </table:table-cell>
          <table:table-cell office:value-type="float" office:value="-193154.46999999997" table:formula="of:=SUM([.F13:.F19])" table:style-name="ce56">
            <text:p>-193.154,47</text:p>
          </table:table-cell>
          <table:table-cell office:value-type="float" office:value="-269045.87" table:formula="of:=SUM([.G13:.G19])" table:style-name="ce56">
            <text:p>-269.045,87</text:p>
          </table:table-cell>
          <table:table-cell office:value-type="float" office:value="-605528.34000000008" table:formula="of:=SUM([.H13:.H19])" table:style-name="ce56">
            <text:p>-605.528,34</text:p>
          </table:table-cell>
          <table:table-cell office:value-type="float" office:value="-656934.51" table:formula="of:=SUM([.I13:.I19])" table:style-name="ce56">
            <text:p>-656.934,51</text:p>
          </table:table-cell>
          <table:table-cell office:value-type="float" office:value="-672225.56" table:formula="of:=SUM([.J13:.J19])" table:style-name="ce56">
            <text:p>-672.225,56</text:p>
          </table:table-cell>
          <table:table-cell office:value-type="float" office:value="0" table:formula="of:=SUM([.K13:.K19])" table:style-name="ce56">
            <text:p>0,00</text:p>
          </table:table-cell>
          <table:table-cell office:value-type="float" office:value="0" table:formula="of:=SUM([.L13:.L19])" table:style-name="ce56">
            <text:p>0,00</text:p>
          </table:table-cell>
          <table:table-cell office:value-type="float" office:value="0" table:formula="of:=SUM([.M13:.M19])" table:style-name="ce56">
            <text:p>0,00</text:p>
          </table:table-cell>
          <table:table-cell office:value-type="float" office:value="0" table:formula="of:=SUM([.N13:.N19])" table:style-name="ce56">
            <text:p>0,00</text:p>
          </table:table-cell>
          <table:table-cell office:value-type="float" office:value="0" table:formula="of:=SUM([.O13:.O19])" table:style-name="ce56">
            <text:p>0,00</text:p>
          </table:table-cell>
          <table:table-cell office:value-type="float" office:value="0" table:formula="of:=SUM([.P13:.P19])" table:style-name="ce56">
            <text:p>0,00</text:p>
          </table:table-cell>
          <table:table-cell office:value-type="float" office:value="-2629068.02" table:formula="of:=SUM([.Q13:.Q19])" table:style-name="ce56">
            <text:p>-2.629.068,02</text:p>
          </table:table-cell>
          <table:table-cell office:value-type="percentage" office:value="-6.3892934760895859E-2" table:formula="of:=[.Q12]/[.$Q$8]" table:style-name="ce57">
            <text:p>-6,39%</text:p>
          </table:table-cell>
          <table:table-cell table:style-name="ce49"/>
          <table:table-cell table:number-columns-repeated="16365" table:style-name="ce50"/>
        </table:table-row>
        <table:table-row-group>
          <table:table-row table:style-name="ro3">
            <table:table-cell office:value-type="string" table:style-name="ce26">
              <text:p>(-) ICMS</text:p>
            </table:table-cell>
            <table:table-cell office:value-type="string" office:string-value="4.1.1.01.03.00918" table:formula="of:=[MANDABRASA.A154]" table:style-name="ce26">
              <text:p>4.1.1.01.03.00918</text:p>
            </table:table-cell>
            <table:table-cell office:value-type="string" office:string-value="4.1.1.01.03.00918" table:formula="of:=['1835'.A154]" table:style-name="ce26">
              <text:p>4.1.1.01.03.00918</text:p>
            </table:table-cell>
            <table:table-cell table:style-name="ce136"/>
            <table:table-cell office:value-type="float" office:value="-232179.27" table:formula="of:=[MANDABRASA_CO.C154]" table:style-name="ce58">
              <text:p>-232.179,27</text:p>
            </table:table-cell>
            <table:table-cell office:value-type="float" office:value="-192848.06999999998" table:formula="of:=[MANDABRASA_CO.D154]" table:style-name="ce58">
              <text:p>-192.848,07</text:p>
            </table:table-cell>
            <table:table-cell office:value-type="float" office:value="-194179.34" table:formula="of:=[MANDABRASA_CO.E154]" table:style-name="ce58">
              <text:p>-194.179,34</text:p>
            </table:table-cell>
            <table:table-cell office:value-type="float" office:value="-220047.30000000002" table:formula="of:=[MANDABRASA_CO.F154]" table:style-name="ce58">
              <text:p>-220.047,30</text:p>
            </table:table-cell>
            <table:table-cell office:value-type="float" office:value="-235826.82" table:formula="of:=[MANDABRASA_CO.G154]" table:style-name="ce58">
              <text:p>-235.826,82</text:p>
            </table:table-cell>
            <table:table-cell office:value-type="float" office:value="-234769.26" table:formula="of:=[MANDABRASA_CO.H154]" table:style-name="ce58">
              <text:p>-234.769,26</text:p>
            </table:table-cell>
            <table:table-cell office:value-type="float" office:value="0" table:formula="of:=[MANDABRASA_CO.I154]" table:style-name="ce58">
              <text:p>0,00</text:p>
            </table:table-cell>
            <table:table-cell office:value-type="float" office:value="0" table:formula="of:=[MANDABRASA_CO.J154]" table:style-name="ce58">
              <text:p>0,00</text:p>
            </table:table-cell>
            <table:table-cell office:value-type="float" office:value="0" table:formula="of:=[MANDABRASA_CO.K154]" table:style-name="ce58">
              <text:p>0,00</text:p>
            </table:table-cell>
            <table:table-cell office:value-type="float" office:value="0" table:formula="of:=[MANDABRASA_CO.L154]" table:style-name="ce58">
              <text:p>0,00</text:p>
            </table:table-cell>
            <table:table-cell office:value-type="float" office:value="0" table:formula="of:=[MANDABRASA_CO.M154]" table:style-name="ce58">
              <text:p>0,00</text:p>
            </table:table-cell>
            <table:table-cell office:value-type="float" office:value="0" table:formula="of:=[MANDABRASA_CO.N154]" table:style-name="ce58">
              <text:p>0,00</text:p>
            </table:table-cell>
            <table:table-cell office:value-type="float" office:value="-1309850.06" table:formula="of:=SUM([.E13:.P13])" table:style-name="ce58">
              <text:p>-1.309.850,06</text:p>
            </table:table-cell>
            <table:table-cell office:value-type="percentage" office:value="-3.1832635669173569E-2" table:formula="of:=[.Q13]/[.$Q$8]" table:style-name="ce59">
              <text:p>-3,18%</text:p>
            </table:table-cell>
            <table:table-cell table:style-name="ce49"/>
            <table:table-cell table:number-columns-repeated="16365" table:style-name="ce50"/>
          </table:table-row>
          <table:table-row table:style-name="ro3">
            <table:table-cell office:value-type="string" table:style-name="ce26">
              <text:p>(-) ISS</text:p>
            </table:table-cell>
            <table:table-cell office:value-type="string" office:string-value="4.1.1.01.03.00919" table:formula="of:=[MANDABRASA.A155]" table:style-name="ce26">
              <text:p>4.1.1.01.03.00919</text:p>
            </table:table-cell>
            <table:table-cell office:value-type="string" office:string-value="4.1.1.01.03.00919" table:formula="of:=['1835'.A155]" table:style-name="ce26">
              <text:p>4.1.1.01.03.00919</text:p>
            </table:table-cell>
            <table:table-cell table:style-name="ce136"/>
            <table:table-cell office:value-type="float" office:value="0" table:formula="of:=[MANDABRASA_CO.C155]" table:style-name="ce58">
              <text:p>0,00</text:p>
            </table:table-cell>
            <table:table-cell office:value-type="float" office:value="-306.39999999999998" table:formula="of:=[MANDABRASA_CO.D155]" table:style-name="ce58">
              <text:p>-306,40</text:p>
            </table:table-cell>
            <table:table-cell office:value-type="float" office:value="-4000" table:formula="of:=[MANDABRASA_CO.E155]" table:style-name="ce58">
              <text:p>-4.000,00</text:p>
            </table:table-cell>
            <table:table-cell office:value-type="float" office:value="-6580.55" table:formula="of:=[MANDABRASA_CO.F155]" table:style-name="ce58">
              <text:p>-6.580,55</text:p>
            </table:table-cell>
            <table:table-cell office:value-type="float" office:value="-1351.18" table:formula="of:=[MANDABRASA_CO.G155]" table:style-name="ce58">
              <text:p>-1.351,18</text:p>
            </table:table-cell>
            <table:table-cell office:value-type="float" office:value="0" table:formula="of:=[MANDABRASA_CO.H155]" table:style-name="ce58">
              <text:p>0,00</text:p>
            </table:table-cell>
            <table:table-cell office:value-type="float" office:value="0" table:formula="of:=[MANDABRASA_CO.I155]" table:style-name="ce58">
              <text:p>0,00</text:p>
            </table:table-cell>
            <table:table-cell office:value-type="float" office:value="0" table:formula="of:=[MANDABRASA_CO.J155]" table:style-name="ce58">
              <text:p>0,00</text:p>
            </table:table-cell>
            <table:table-cell office:value-type="float" office:value="0" table:formula="of:=[MANDABRASA_CO.K155]" table:style-name="ce58">
              <text:p>0,00</text:p>
            </table:table-cell>
            <table:table-cell office:value-type="float" office:value="0" table:formula="of:=[MANDABRASA_CO.L155]" table:style-name="ce58">
              <text:p>0,00</text:p>
            </table:table-cell>
            <table:table-cell office:value-type="float" office:value="0" table:formula="of:=[MANDABRASA_CO.M155]" table:style-name="ce58">
              <text:p>0,00</text:p>
            </table:table-cell>
            <table:table-cell office:value-type="float" office:value="0" table:formula="of:=[MANDABRASA_CO.N155]" table:style-name="ce58">
              <text:p>0,00</text:p>
            </table:table-cell>
            <table:table-cell office:value-type="float" office:value="-12238.130000000001" table:formula="of:=SUM([.E14:.P14])" table:style-name="ce58">
              <text:p>-12.238,13</text:p>
            </table:table-cell>
            <table:table-cell office:value-type="percentage" office:value="-2.9741719717292156E-4" table:formula="of:=[.Q14]/[.$Q$8]" table:style-name="ce59">
              <text:p>-0,03%</text:p>
            </table:table-cell>
            <table:table-cell table:style-name="ce49"/>
            <table:table-cell table:number-columns-repeated="16365" table:style-name="ce50"/>
          </table:table-row>
          <table:table-row table:style-name="ro3">
            <table:table-cell office:value-type="string" table:style-name="ce26">
              <text:p>(-) COFINS</text:p>
            </table:table-cell>
            <table:table-cell office:value-type="string" office:string-value="4.1.1.01.03.20455" table:formula="of:=[MANDABRASA.A156]" table:style-name="ce26">
              <text:p>4.1.1.01.03.20455</text:p>
            </table:table-cell>
            <table:table-cell office:value-type="string" office:string-value="4.1.1.01.03.20455" table:formula="of:=['1835'.A156]" table:style-name="ce26">
              <text:p>4.1.1.01.03.20455</text:p>
            </table:table-cell>
            <table:table-cell table:style-name="ce136"/>
            <table:table-cell office:value-type="float" office:value="-205821.01" table:formula="of:=[MANDABRASA_CO.C156]" table:style-name="ce58">
              <text:p>-205.821,01</text:p>
            </table:table-cell>
            <table:table-cell office:value-type="float" office:value="-174637.06999999998" table:formula="of:=[MANDABRASA_CO.D156]" table:style-name="ce58">
              <text:p>-174.637,07</text:p>
            </table:table-cell>
            <table:table-cell office:value-type="float" office:value="-190937.5" table:formula="of:=[MANDABRASA_CO.E156]" table:style-name="ce58">
              <text:p>-190.937,50</text:p>
            </table:table-cell>
            <table:table-cell office:value-type="float" office:value="-156793.72" table:formula="of:=[MANDABRASA_CO.F156]" table:style-name="ce58">
              <text:p>-156.793,72</text:p>
            </table:table-cell>
            <table:table-cell office:value-type="float" office:value="-172308.27" table:formula="of:=[MANDABRASA_CO.G156]" table:style-name="ce58">
              <text:p>-172.308,27</text:p>
            </table:table-cell>
            <table:table-cell office:value-type="float" office:value="-176719.52000000002" table:formula="of:=[MANDABRASA_CO.H156]" table:style-name="ce58">
              <text:p>-176.719,52</text:p>
            </table:table-cell>
            <table:table-cell office:value-type="float" office:value="0" table:formula="of:=[MANDABRASA_CO.I156]" table:style-name="ce60">
              <text:p>0,00</text:p>
            </table:table-cell>
            <table:table-cell office:value-type="float" office:value="0" table:formula="of:=[MANDABRASA_CO.J156]" table:style-name="ce60">
              <text:p>0,00</text:p>
            </table:table-cell>
            <table:table-cell office:value-type="float" office:value="0" table:formula="of:=[MANDABRASA_CO.K156]" table:style-name="ce60">
              <text:p>0,00</text:p>
            </table:table-cell>
            <table:table-cell office:value-type="float" office:value="0" table:formula="of:=[MANDABRASA_CO.L156]" table:style-name="ce60">
              <text:p>0,00</text:p>
            </table:table-cell>
            <table:table-cell office:value-type="float" office:value="0" table:formula="of:=[MANDABRASA_CO.M156]" table:style-name="ce60">
              <text:p>0,00</text:p>
            </table:table-cell>
            <table:table-cell office:value-type="float" office:value="0" table:formula="of:=[MANDABRASA_CO.N156]" table:style-name="ce60">
              <text:p>0,00</text:p>
            </table:table-cell>
            <table:table-cell office:value-type="float" office:value="-1077217.0899999999" table:formula="of:=SUM([.E15:.P15])" table:style-name="ce58">
              <text:p>-1.077.217,09</text:p>
            </table:table-cell>
            <table:table-cell office:value-type="percentage" office:value="-2.6179072101258177E-2" table:formula="of:=[.Q15]/[.$Q$8]" table:style-name="ce59">
              <text:p>-2,62%</text:p>
            </table:table-cell>
            <table:table-cell table:style-name="ce49"/>
            <table:table-cell table:style-name="ce61"/>
            <table:table-cell table:number-columns-repeated="16364" table:style-name="ce50"/>
          </table:table-row>
          <table:table-row table:style-name="ro3">
            <table:table-cell office:value-type="string" table:style-name="ce26">
              <text:p>(-) PIS</text:p>
            </table:table-cell>
            <table:table-cell office:value-type="string" office:string-value="4.1.1.01.03.20456" table:formula="of:=[MANDABRASA.A157]" table:style-name="ce26">
              <text:p>4.1.1.01.03.20456</text:p>
            </table:table-cell>
            <table:table-cell office:value-type="string" office:string-value="4.1.1.01.03.20456" table:formula="of:=['1835'.A157]" table:style-name="ce26">
              <text:p>4.1.1.01.03.20456</text:p>
            </table:table-cell>
            <table:table-cell table:style-name="ce136"/>
            <table:table-cell office:value-type="float" office:value="-44594.49" table:formula="of:=[MANDABRASA_CO.C157]" table:style-name="ce58">
              <text:p>-44.594,49</text:p>
            </table:table-cell>
            <table:table-cell office:value-type="float" office:value="-37838.03" table:formula="of:=[MANDABRASA_CO.D157]" table:style-name="ce58">
              <text:p>-37.838,03</text:p>
            </table:table-cell>
            <table:table-cell office:value-type="float" office:value="-41369.800000000003" table:formula="of:=[MANDABRASA_CO.E157]" table:style-name="ce58">
              <text:p>-41.369,80</text:p>
            </table:table-cell>
            <table:table-cell office:value-type="float" office:value="-33971.97" table:formula="of:=[MANDABRASA_CO.F157]" table:style-name="ce58">
              <text:p>-33.971,97</text:p>
            </table:table-cell>
            <table:table-cell office:value-type="float" office:value="-37634.57" table:formula="of:=[MANDABRASA_CO.G157]" table:style-name="ce58">
              <text:p>-37.634,57</text:p>
            </table:table-cell>
            <table:table-cell office:value-type="float" office:value="-39305.279999999999" table:formula="of:=[MANDABRASA_CO.H157]" table:style-name="ce58">
              <text:p>-39.305,28</text:p>
            </table:table-cell>
            <table:table-cell office:value-type="float" office:value="0" table:formula="of:=[MANDABRASA_CO.I157]" table:style-name="ce60">
              <text:p>0,00</text:p>
            </table:table-cell>
            <table:table-cell office:value-type="float" office:value="0" table:formula="of:=[MANDABRASA_CO.J157]" table:style-name="ce60">
              <text:p>0,00</text:p>
            </table:table-cell>
            <table:table-cell office:value-type="float" office:value="0" table:formula="of:=[MANDABRASA_CO.K157]" table:style-name="ce60">
              <text:p>0,00</text:p>
            </table:table-cell>
            <table:table-cell office:value-type="float" office:value="0" table:formula="of:=[MANDABRASA_CO.L157]" table:style-name="ce60">
              <text:p>0,00</text:p>
            </table:table-cell>
            <table:table-cell office:value-type="float" office:value="0" table:formula="of:=[MANDABRASA_CO.M157]" table:style-name="ce60">
              <text:p>0,00</text:p>
            </table:table-cell>
            <table:table-cell office:value-type="float" office:value="0" table:formula="of:=[MANDABRASA_CO.N157]" table:style-name="ce60">
              <text:p>0,00</text:p>
            </table:table-cell>
            <table:table-cell office:value-type="float" office:value="-234714.13999999998" table:formula="of:=SUM([.E16:.P16])" table:style-name="ce58">
              <text:p>-234.714,14</text:p>
            </table:table-cell>
            <table:table-cell office:value-type="percentage" office:value="-5.7041412091269426E-3" table:formula="of:=[.Q16]/[.$Q$8]" table:style-name="ce59">
              <text:p>-0,57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26">
              <text:p>(-) CONTRIBUIÇÃO SOCIAL</text:p>
            </table:table-cell>
            <table:table-cell office:value-type="string" office:string-value="4.1.1.01.03.20457" table:formula="of:=[MANDABRASA.A158]" table:style-name="ce26">
              <text:p>4.1.1.01.03.20457</text:p>
            </table:table-cell>
            <table:table-cell office:value-type="string" office:string-value="4.1.1.01.03.20457" table:formula="of:=['1835'.A158]" table:style-name="ce26">
              <text:p>4.1.1.01.03.20457</text:p>
            </table:table-cell>
            <table:table-cell table:style-name="ce136"/>
            <table:table-cell office:value-type="float" office:value="-76516.44" table:formula="of:=[MANDABRASA_CO.C158]" table:style-name="ce58">
              <text:p>-76.516,44</text:p>
            </table:table-cell>
            <table:table-cell office:value-type="float" office:value="-64615.14" table:formula="of:=[MANDABRASA_CO.D158]" table:style-name="ce58">
              <text:p>-64.615,14</text:p>
            </table:table-cell>
            <table:table-cell office:value-type="float" office:value="-70675.56" table:formula="of:=[MANDABRASA_CO.E158]" table:style-name="ce58">
              <text:p>-70.675,56</text:p>
            </table:table-cell>
            <table:table-cell office:value-type="float" office:value="-67350.900000000009" table:formula="of:=[MANDABRASA_CO.F158]" table:style-name="ce58">
              <text:p>-67.350,90</text:p>
            </table:table-cell>
            <table:table-cell office:value-type="float" office:value="-74341.899999999994" table:formula="of:=[MANDABRASA_CO.G158]" table:style-name="ce58">
              <text:p>-74.341,90</text:p>
            </table:table-cell>
            <table:table-cell office:value-type="float" office:value="-77466.489999999991" table:formula="of:=[MANDABRASA_CO.H158]" table:style-name="ce58">
              <text:p>-77.466,49</text:p>
            </table:table-cell>
            <table:table-cell office:value-type="float" office:value="0" table:formula="of:=[MANDABRASA_CO.I158]" table:style-name="ce60">
              <text:p>0,00</text:p>
            </table:table-cell>
            <table:table-cell office:value-type="float" office:value="0" table:formula="of:=[MANDABRASA_CO.J158]" table:style-name="ce60">
              <text:p>0,00</text:p>
            </table:table-cell>
            <table:table-cell office:value-type="float" office:value="0" table:formula="of:=[MANDABRASA_CO.K158]" table:style-name="ce60">
              <text:p>0,00</text:p>
            </table:table-cell>
            <table:table-cell office:value-type="float" office:value="0" table:formula="of:=[MANDABRASA_CO.L158]" table:style-name="ce60">
              <text:p>0,00</text:p>
            </table:table-cell>
            <table:table-cell office:value-type="float" office:value="0" table:formula="of:=[MANDABRASA_CO.M158]" table:style-name="ce60">
              <text:p>0,00</text:p>
            </table:table-cell>
            <table:table-cell office:value-type="float" office:value="0" table:formula="of:=[MANDABRASA_CO.N158]" table:style-name="ce60">
              <text:p>0,00</text:p>
            </table:table-cell>
            <table:table-cell office:value-type="float" office:value="-430966.43000000005" table:formula="of:=SUM([.E17:.P17])" table:style-name="ce58">
              <text:p>-430.966,43</text:p>
            </table:table-cell>
            <table:table-cell office:value-type="percentage" office:value="-1.0473563173966947E-2" table:formula="of:=[.Q17]/[.$Q$8]" table:style-name="ce59">
              <text:p>-1,05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26">
              <text:p>(-) IMPOSTO DE RENDA -MTZ</text:p>
            </table:table-cell>
            <table:table-cell office:value-type="string" office:string-value="4.1.1.01.03.20458" table:formula="of:=[MANDABRASA.A159]" table:style-name="ce26">
              <text:p>4.1.1.01.03.20458</text:p>
            </table:table-cell>
            <table:table-cell office:value-type="string" office:string-value="4.1.1.01.03.20458" table:formula="of:=['1835'.A159]" table:style-name="ce26">
              <text:p>4.1.1.01.03.20458</text:p>
            </table:table-cell>
            <table:table-cell table:style-name="ce136"/>
            <table:table-cell office:value-type="float" office:value="-137697.12" table:formula="of:=[MANDABRASA_CO.C159]" table:style-name="ce58">
              <text:p>-137.697,12</text:p>
            </table:table-cell>
            <table:table-cell office:value-type="float" office:value="-129208.46" table:formula="of:=[MANDABRASA_CO.D159]" table:style-name="ce58">
              <text:p>-129.208,46</text:p>
            </table:table-cell>
            <table:table-cell office:value-type="float" office:value="-209065.78" table:formula="of:=[MANDABRASA_CO.E159]" table:style-name="ce58">
              <text:p>-209.065,78</text:p>
            </table:table-cell>
            <table:table-cell office:value-type="float" office:value="-120783.9" table:formula="of:=[MANDABRASA_CO.F159]" table:style-name="ce58">
              <text:p>-120.783,90</text:p>
            </table:table-cell>
            <table:table-cell office:value-type="float" office:value="-135471.77000000002" table:formula="of:=[MANDABRASA_CO.G159]" table:style-name="ce58">
              <text:p>-135.471,77</text:p>
            </table:table-cell>
            <table:table-cell office:value-type="float" office:value="-143965.01" table:formula="of:=[MANDABRASA_CO.H159]" table:style-name="ce58">
              <text:p>-143.965,01</text:p>
            </table:table-cell>
            <table:table-cell office:value-type="float" office:value="0" table:formula="of:=[MANDABRASA_CO.I159]" table:style-name="ce60">
              <text:p>0,00</text:p>
            </table:table-cell>
            <table:table-cell office:value-type="float" office:value="0" table:formula="of:=[MANDABRASA_CO.J159]" table:style-name="ce60">
              <text:p>0,00</text:p>
            </table:table-cell>
            <table:table-cell office:value-type="float" office:value="0" table:formula="of:=[MANDABRASA_CO.K159]" table:style-name="ce60">
              <text:p>0,00</text:p>
            </table:table-cell>
            <table:table-cell office:value-type="float" office:value="0" table:formula="of:=[MANDABRASA_CO.L159]" table:style-name="ce60">
              <text:p>0,00</text:p>
            </table:table-cell>
            <table:table-cell office:value-type="float" office:value="0" table:formula="of:=[MANDABRASA_CO.M159]" table:style-name="ce60">
              <text:p>0,00</text:p>
            </table:table-cell>
            <table:table-cell office:value-type="float" office:value="0" table:formula="of:=[MANDABRASA_CO.N159]" table:style-name="ce60">
              <text:p>0,00</text:p>
            </table:table-cell>
            <table:table-cell office:value-type="float" office:value="-876192.04" table:formula="of:=SUM([.E18:.P18])" table:style-name="ce58">
              <text:p>-876.192,04</text:p>
            </table:table-cell>
            <table:table-cell office:value-type="percentage" office:value="-2.1293660119807878E-2" table:formula="of:=[.Q18]/[.$Q$8]" table:style-name="ce59">
              <text:p>-2,13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26">
              <text:p>SUBVENCAO PERSE</text:p>
            </table:table-cell>
            <table:table-cell office:value-type="string" office:string-value="4.1.1.01.03.20459" table:formula="of:=[MANDABRASA.A160]" table:style-name="ce26">
              <text:p>4.1.1.01.03.20459</text:p>
            </table:table-cell>
            <table:table-cell office:value-type="string" office:string-value="4.1.1.01.03.20459" table:formula="of:=['1835'.A160]" table:style-name="ce26">
              <text:p>4.1.1.01.03.20459</text:p>
            </table:table-cell>
            <table:table-cell table:style-name="ce136"/>
            <table:table-cell office:value-type="float" office:value="464629.06" table:formula="of:=[MANDABRASA_CO.C160]" table:style-name="ce58">
              <text:p>464.629,06</text:p>
            </table:table-cell>
            <table:table-cell office:value-type="float" office:value="406298.69999999995" table:formula="of:=[MANDABRASA_CO.D160]" table:style-name="ce58">
              <text:p>406.298,70</text:p>
            </table:table-cell>
            <table:table-cell office:value-type="float" office:value="441182.11" table:formula="of:=[MANDABRASA_CO.E160]" table:style-name="ce58">
              <text:p>441.182,11</text:p>
            </table:table-cell>
            <table:table-cell office:value-type="float" office:value="0" table:formula="of:=[MANDABRASA_CO.F160]" table:style-name="ce58">
              <text:p>0,00</text:p>
            </table:table-cell>
            <table:table-cell office:value-type="float" office:value="0" table:formula="of:=[MANDABRASA_CO.G160]" table:style-name="ce58">
              <text:p>0,00</text:p>
            </table:table-cell>
            <table:table-cell office:value-type="float" office:value="0" table:formula="of:=[MANDABRASA_CO.H160]" table:style-name="ce58">
              <text:p>0,00</text:p>
            </table:table-cell>
            <table:table-cell office:value-type="float" office:value="0" table:formula="of:=[MANDABRASA_CO.I160]" table:style-name="ce58">
              <text:p>0,00</text:p>
            </table:table-cell>
            <table:table-cell office:value-type="float" office:value="0" table:formula="of:=[MANDABRASA_CO.J160]" table:style-name="ce58">
              <text:p>0,00</text:p>
            </table:table-cell>
            <table:table-cell office:value-type="float" office:value="0" table:formula="of:=[MANDABRASA_CO.K160]" table:style-name="ce58">
              <text:p>0,00</text:p>
            </table:table-cell>
            <table:table-cell office:value-type="float" office:value="0" table:formula="of:=[MANDABRASA_CO.L160]" table:style-name="ce58">
              <text:p>0,00</text:p>
            </table:table-cell>
            <table:table-cell office:value-type="float" office:value="0" table:formula="of:=[MANDABRASA_CO.M160]" table:style-name="ce58">
              <text:p>0,00</text:p>
            </table:table-cell>
            <table:table-cell office:value-type="float" office:value="0" table:formula="of:=[MANDABRASA_CO.N160]" table:style-name="ce58">
              <text:p>0,00</text:p>
            </table:table-cell>
            <table:table-cell office:value-type="float" office:value="1312109.8700000001" table:formula="of:=SUM([.E19:.P19])" table:style-name="ce58">
              <text:p>1.312.109,87</text:p>
            </table:table-cell>
            <table:table-cell office:value-type="percentage" office:value="3.1887554709610577E-2" table:formula="of:=[.Q19]/[.$Q$8]" table:style-name="ce59">
              <text:p>3,19%</text:p>
            </table:table-cell>
            <table:table-cell table:number-columns-repeated="16366" table:style-name="ce50"/>
          </table:table-row>
        </table:table-row-group>
        <table:table-row table:style-name="ro3">
          <table:table-cell office:value-type="string" table:style-name="ce62">
            <text:p>RECEITA OPERACIONAL LÍQUIDA</text:p>
          </table:table-cell>
          <table:table-cell table:number-columns-repeated="2" table:style-name="ce62"/>
          <table:table-cell table:style-name="ce138"/>
          <table:table-cell office:value-type="float" office:value="6852676.790000001" table:formula="of:=[.E12]+[.E8]" table:style-name="ce63">
            <text:p>6.852.676,79</text:p>
          </table:table-cell>
          <table:table-cell office:value-type="float" office:value="5821308.54" table:formula="of:=[.F12]+[.F8]" table:style-name="ce63">
            <text:p>5.821.308,54</text:p>
          </table:table-cell>
          <table:table-cell office:value-type="float" office:value="6267128.9299999997" table:formula="of:=[.G12]+[.G8]" table:style-name="ce63">
            <text:p>6.267.128,93</text:p>
          </table:table-cell>
          <table:table-cell office:value-type="float" office:value="6179065.2999999998" table:formula="of:=[.H12]+[.H8]" table:style-name="ce63">
            <text:p>6.179.065,30</text:p>
          </table:table-cell>
          <table:table-cell office:value-type="float" office:value="6724440.3499999996" table:formula="of:=[.I12]+[.I8]" table:style-name="ce63">
            <text:p>6.724.440,35</text:p>
          </table:table-cell>
          <table:table-cell office:value-type="float" office:value="6674336.1799999997" table:formula="of:=[.J12]+[.J8]" table:style-name="ce63">
            <text:p>6.674.336,18</text:p>
          </table:table-cell>
          <table:table-cell office:value-type="float" office:value="0" table:formula="of:=[.K12]+[.K8]" table:style-name="ce63">
            <text:p>0,00</text:p>
          </table:table-cell>
          <table:table-cell office:value-type="float" office:value="0" table:formula="of:=[.L12]+[.L8]" table:style-name="ce63">
            <text:p>0,00</text:p>
          </table:table-cell>
          <table:table-cell office:value-type="float" office:value="0" table:formula="of:=[.M12]+[.M8]" table:style-name="ce63">
            <text:p>0,00</text:p>
          </table:table-cell>
          <table:table-cell office:value-type="float" office:value="0" table:formula="of:=[.N12]+[.N8]" table:style-name="ce63">
            <text:p>0,00</text:p>
          </table:table-cell>
          <table:table-cell office:value-type="float" office:value="0" table:formula="of:=[.O12]+[.O8]" table:style-name="ce63">
            <text:p>0,00</text:p>
          </table:table-cell>
          <table:table-cell office:value-type="float" office:value="0" table:formula="of:=[.P12]+[.P8]" table:style-name="ce63">
            <text:p>0,00</text:p>
          </table:table-cell>
          <table:table-cell office:value-type="float" office:value="38518956.089999996" table:formula="of:=[.Q12]+[.Q8]" table:style-name="ce63">
            <text:p>38.518.956,09</text:p>
          </table:table-cell>
          <table:table-cell office:value-type="percentage" office:value="0.93610706523910403" table:formula="of:=[.Q20]/[.$Q$8]" table:style-name="ce64">
            <text:p>93,61%</text:p>
          </table:table-cell>
          <table:table-cell table:number-columns-repeated="16366" table:style-name="ce50"/>
        </table:table-row>
        <table:table-row table:style-name="ro3">
          <table:table-cell office:value-type="string" table:style-name="ce55">
            <text:p>CUSTO MERCADORIAS VENDIDOS</text:p>
          </table:table-cell>
          <table:table-cell table:number-columns-repeated="2" table:style-name="ce55"/>
          <table:table-cell table:style-name="ce135"/>
          <table:table-cell office:value-type="float" office:value="-2168570.3800000008" table:formula="of:=SUM([.E22:.E29])" table:style-name="ce56">
            <text:p>-2.168.570,38</text:p>
          </table:table-cell>
          <table:table-cell office:value-type="float" office:value="-1971442.5699999998" table:formula="of:=SUM([.F22:.F29])" table:style-name="ce56">
            <text:p>-1.971.442,57</text:p>
          </table:table-cell>
          <table:table-cell office:value-type="float" office:value="-2141163.83" table:formula="of:=SUM([.G22:.G29])" table:style-name="ce56">
            <text:p>-2.141.163,83</text:p>
          </table:table-cell>
          <table:table-cell office:value-type="float" office:value="-2213988.9300000002" table:formula="of:=SUM([.H22:.H29])" table:style-name="ce56">
            <text:p>-2.213.988,93</text:p>
          </table:table-cell>
          <table:table-cell office:value-type="float" office:value="-2149083.1300000004" table:formula="of:=SUM([.I22:.I29])" table:style-name="ce56">
            <text:p>-2.149.083,13</text:p>
          </table:table-cell>
          <table:table-cell office:value-type="float" office:value="-2272865.1800000002" table:formula="of:=SUM([.J22:.J29])" table:style-name="ce56">
            <text:p>-2.272.865,18</text:p>
          </table:table-cell>
          <table:table-cell office:value-type="float" office:value="0" table:formula="of:=SUM([.K22:.K29])" table:style-name="ce56">
            <text:p>0,00</text:p>
          </table:table-cell>
          <table:table-cell office:value-type="float" office:value="0" table:formula="of:=SUM([.L22:.L29])" table:style-name="ce56">
            <text:p>0,00</text:p>
          </table:table-cell>
          <table:table-cell office:value-type="float" office:value="0" table:formula="of:=SUM([.M22:.M29])" table:style-name="ce56">
            <text:p>0,00</text:p>
          </table:table-cell>
          <table:table-cell office:value-type="float" office:value="0" table:formula="of:=SUM([.N22:.N29])" table:style-name="ce56">
            <text:p>0,00</text:p>
          </table:table-cell>
          <table:table-cell office:value-type="float" office:value="0" table:formula="of:=SUM([.O22:.O29])" table:style-name="ce56">
            <text:p>0,00</text:p>
          </table:table-cell>
          <table:table-cell office:value-type="float" office:value="0" table:formula="of:=SUM([.P22:.P29])" table:style-name="ce56">
            <text:p>0,00</text:p>
          </table:table-cell>
          <table:table-cell office:value-type="float" office:value="-12917114.02" table:formula="of:=SUM([.Q22:.Q29])" table:style-name="ce56">
            <text:p>-12.917.114,02</text:p>
          </table:table-cell>
          <table:table-cell office:value-type="percentage" office:value="-0.31391820869621823" table:formula="of:=[.Q21]/[.$Q$8]" table:style-name="ce57">
            <text:p>-31,39%</text:p>
          </table:table-cell>
          <table:table-cell table:number-columns-repeated="16366" table:style-name="ce50"/>
        </table:table-row>
        <table:table-row-group>
          <table:table-row table:style-name="ro3">
            <table:table-cell office:value-type="string" table:style-name="ce26">
              <text:p>MERCADORIAS C/COMPRAS</text:p>
            </table:table-cell>
            <table:table-cell office:value-type="string" office:string-value="3.1.2.01.01.00430" table:formula="of:=[MANDABRASA.A12]" table:style-name="ce26">
              <text:p>3.1.2.01.01.00430</text:p>
            </table:table-cell>
            <table:table-cell office:value-type="string" office:string-value="3.1.2.01.01.00430" table:formula="of:=['1835'.A12]" table:style-name="ce139">
              <text:p>3.1.2.01.01.00430</text:p>
            </table:table-cell>
            <table:table-cell table:style-name="ce136"/>
            <table:table-cell office:value-type="float" office:value="-2333701.17" table:formula="of:=[MANDABRASA_CO.C12]" table:style-name="ce58">
              <text:p>-2.333.701,17</text:p>
            </table:table-cell>
            <table:table-cell office:value-type="float" office:value="-1884085.46" table:formula="of:=[MANDABRASA_CO.D12]" table:style-name="ce58">
              <text:p>-1.884.085,46</text:p>
            </table:table-cell>
            <table:table-cell office:value-type="float" office:value="-1654790.8499999999" table:formula="of:=[MANDABRASA_CO.E12]" table:style-name="ce58">
              <text:p>-1.654.790,85</text:p>
            </table:table-cell>
            <table:table-cell office:value-type="float" office:value="-2357947.29" table:formula="of:=[MANDABRASA_CO.F12]" table:style-name="ce58">
              <text:p>-2.357.947,29</text:p>
            </table:table-cell>
            <table:table-cell office:value-type="float" office:value="-2308457.2599999998" table:formula="of:=[MANDABRASA_CO.G12]" table:style-name="ce58">
              <text:p>-2.308.457,26</text:p>
            </table:table-cell>
            <table:table-cell office:value-type="float" office:value="-2249156.9500000002" table:formula="of:=[MANDABRASA_CO.H12]" table:style-name="ce58">
              <text:p>-2.249.156,95</text:p>
            </table:table-cell>
            <table:table-cell office:value-type="float" office:value="0" table:formula="of:=[MANDABRASA_CO.I12]" table:style-name="ce58">
              <text:p>0,00</text:p>
            </table:table-cell>
            <table:table-cell office:value-type="float" office:value="0" table:formula="of:=[MANDABRASA_CO.J12]" table:style-name="ce58">
              <text:p>0,00</text:p>
            </table:table-cell>
            <table:table-cell office:value-type="float" office:value="0" table:formula="of:=[MANDABRASA_CO.K12]" table:style-name="ce58">
              <text:p>0,00</text:p>
            </table:table-cell>
            <table:table-cell office:value-type="float" office:value="0" table:formula="of:=[MANDABRASA_CO.L12]" table:style-name="ce58">
              <text:p>0,00</text:p>
            </table:table-cell>
            <table:table-cell office:value-type="float" office:value="0" table:formula="of:=[MANDABRASA_CO.M12]" table:style-name="ce58">
              <text:p>0,00</text:p>
            </table:table-cell>
            <table:table-cell office:value-type="float" office:value="0" table:formula="of:=[MANDABRASA_CO.N12]" table:style-name="ce58">
              <text:p>0,00</text:p>
            </table:table-cell>
            <table:table-cell office:value-type="float" office:value="-12788138.98" table:formula="of:=SUM([.E22:.P22])" table:style-name="ce58">
              <text:p>-12.788.138,98</text:p>
            </table:table-cell>
            <table:table-cell office:value-type="percentage" office:value="-0.31078379233505316" table:formula="of:=[.Q22]/[.$Q$8]" table:style-name="ce59">
              <text:p>-31,08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26">
              <text:p>FRETES S/COMPRAS</text:p>
            </table:table-cell>
            <table:table-cell office:value-type="string" office:string-value="3.1.2.01.01.00431" table:formula="of:=[MANDABRASA.A13]" table:style-name="ce26">
              <text:p>3.1.2.01.01.00431</text:p>
            </table:table-cell>
            <table:table-cell office:value-type="string" office:string-value="3.1.2.01.01.00431" table:formula="of:=['1835'.A13]" table:style-name="ce139">
              <text:p>3.1.2.01.01.00431</text:p>
            </table:table-cell>
            <table:table-cell table:style-name="ce136"/>
            <table:table-cell office:value-type="float" office:value="-3903.54" table:formula="of:=[MANDABRASA_CO.C13]" table:style-name="ce58">
              <text:p>-3.903,54</text:p>
            </table:table-cell>
            <table:table-cell office:value-type="float" office:value="-4327" table:formula="of:=[MANDABRASA_CO.D13]" table:style-name="ce58">
              <text:p>-4.327,00</text:p>
            </table:table-cell>
            <table:table-cell office:value-type="float" office:value="-4494.42" table:formula="of:=[MANDABRASA_CO.E13]" table:style-name="ce58">
              <text:p>-4.494,42</text:p>
            </table:table-cell>
            <table:table-cell office:value-type="float" office:value="-8469.74" table:formula="of:=[MANDABRASA_CO.F13]" table:style-name="ce58">
              <text:p>-8.469,74</text:p>
            </table:table-cell>
            <table:table-cell office:value-type="float" office:value="-4266.92" table:formula="of:=[MANDABRASA_CO.G13]" table:style-name="ce58">
              <text:p>-4.266,92</text:p>
            </table:table-cell>
            <table:table-cell office:value-type="float" office:value="-6651.1900000000005" table:formula="of:=[MANDABRASA_CO.H13]" table:style-name="ce58">
              <text:p>-6.651,19</text:p>
            </table:table-cell>
            <table:table-cell office:value-type="float" office:value="0" table:formula="of:=[MANDABRASA_CO.I13]" table:style-name="ce58">
              <text:p>0,00</text:p>
            </table:table-cell>
            <table:table-cell office:value-type="float" office:value="0" table:formula="of:=[MANDABRASA_CO.J13]" table:style-name="ce58">
              <text:p>0,00</text:p>
            </table:table-cell>
            <table:table-cell office:value-type="float" office:value="0" table:formula="of:=[MANDABRASA_CO.K13]" table:style-name="ce58">
              <text:p>0,00</text:p>
            </table:table-cell>
            <table:table-cell office:value-type="float" office:value="0" table:formula="of:=[MANDABRASA_CO.L13]" table:style-name="ce58">
              <text:p>0,00</text:p>
            </table:table-cell>
            <table:table-cell office:value-type="float" office:value="0" table:formula="of:=[MANDABRASA_CO.M13]" table:style-name="ce58">
              <text:p>0,00</text:p>
            </table:table-cell>
            <table:table-cell office:value-type="float" office:value="0" table:formula="of:=[MANDABRASA_CO.N13]" table:style-name="ce58">
              <text:p>0,00</text:p>
            </table:table-cell>
            <table:table-cell office:value-type="float" office:value="-32112.810000000005" table:formula="of:=SUM([.E23:.P23])" table:style-name="ce58">
              <text:p>-32.112,81</text:p>
            </table:table-cell>
            <table:table-cell office:value-type="percentage" office:value="-7.8042167745779537E-4" table:formula="of:=[.Q23]/[.$Q$8]" table:style-name="ce59">
              <text:p>-0,08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26">
              <text:p>COMPRAS DE EMBALAGENS</text:p>
            </table:table-cell>
            <table:table-cell office:value-type="string" office:string-value="3.1.2.01.01.00432" table:formula="of:=[MANDABRASA.A14]" table:style-name="ce26">
              <text:p>3.1.2.01.01.00432</text:p>
            </table:table-cell>
            <table:table-cell office:value-type="string" office:string-value="3.1.2.01.01.00432" table:formula="of:=['1835'.A14]" table:style-name="ce139">
              <text:p>3.1.2.01.01.00432</text:p>
            </table:table-cell>
            <table:table-cell table:style-name="ce136"/>
            <table:table-cell office:value-type="float" office:value="-21266.68" table:formula="of:=[MANDABRASA_CO.C14]" table:style-name="ce58">
              <text:p>-21.266,68</text:p>
            </table:table-cell>
            <table:table-cell office:value-type="float" office:value="-39503.51" table:formula="of:=[MANDABRASA_CO.D14]" table:style-name="ce58">
              <text:p>-39.503,51</text:p>
            </table:table-cell>
            <table:table-cell office:value-type="float" office:value="-20627" table:formula="of:=[MANDABRASA_CO.E14]" table:style-name="ce58">
              <text:p>-20.627,00</text:p>
            </table:table-cell>
            <table:table-cell office:value-type="float" office:value="-34342.239999999998" table:formula="of:=[MANDABRASA_CO.F14]" table:style-name="ce58">
              <text:p>-34.342,24</text:p>
            </table:table-cell>
            <table:table-cell office:value-type="float" office:value="-32469.850000000002" table:formula="of:=[MANDABRASA_CO.G14]" table:style-name="ce58">
              <text:p>-32.469,85</text:p>
            </table:table-cell>
            <table:table-cell office:value-type="float" office:value="-17702.599999999999" table:formula="of:=[MANDABRASA_CO.H14]" table:style-name="ce58">
              <text:p>-17.702,60</text:p>
            </table:table-cell>
            <table:table-cell office:value-type="float" office:value="0" table:formula="of:=[MANDABRASA_CO.I14]" table:style-name="ce58">
              <text:p>0,00</text:p>
            </table:table-cell>
            <table:table-cell office:value-type="float" office:value="0" table:formula="of:=[MANDABRASA_CO.J14]" table:style-name="ce58">
              <text:p>0,00</text:p>
            </table:table-cell>
            <table:table-cell office:value-type="float" office:value="0" table:formula="of:=[MANDABRASA_CO.K14]" table:style-name="ce58">
              <text:p>0,00</text:p>
            </table:table-cell>
            <table:table-cell office:value-type="float" office:value="0" table:formula="of:=[MANDABRASA_CO.L14]" table:style-name="ce58">
              <text:p>0,00</text:p>
            </table:table-cell>
            <table:table-cell office:value-type="float" office:value="0" table:formula="of:=[MANDABRASA_CO.M14]" table:style-name="ce58">
              <text:p>0,00</text:p>
            </table:table-cell>
            <table:table-cell office:value-type="float" office:value="0" table:formula="of:=[MANDABRASA_CO.N14]" table:style-name="ce58">
              <text:p>0,00</text:p>
            </table:table-cell>
            <table:table-cell office:value-type="float" office:value="-165911.88" table:formula="of:=SUM([.E24:.P24])" table:style-name="ce58">
              <text:p>-165.911,88</text:p>
            </table:table-cell>
            <table:table-cell office:value-type="percentage" office:value="-4.0320740445877025E-3" table:formula="of:=[.Q24]/[.$Q$8]" table:style-name="ce59">
              <text:p>-0,40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26">
              <text:p>(-)DEVOLUÇÕES DE COMPRAS</text:p>
            </table:table-cell>
            <table:table-cell office:value-type="string" office:string-value="3.1.2.01.01.00435" table:formula="of:=[MANDABRASA.A15]" table:style-name="ce26">
              <text:p>3.1.2.01.01.00435</text:p>
            </table:table-cell>
            <table:table-cell office:value-type="string" office:string-value="3.1.2.01.01.00435" table:formula="of:=['1835'.A15]" table:style-name="ce139">
              <text:p>3.1.2.01.01.00435</text:p>
            </table:table-cell>
            <table:table-cell table:style-name="ce136"/>
            <table:table-cell office:value-type="float" office:value="1293.78" table:formula="of:=[MANDABRASA_CO.C15]" table:style-name="ce58">
              <text:p>1.293,78</text:p>
            </table:table-cell>
            <table:table-cell office:value-type="float" office:value="2880.09" table:formula="of:=[MANDABRASA_CO.D15]" table:style-name="ce58">
              <text:p>2.880,09</text:p>
            </table:table-cell>
            <table:table-cell office:value-type="float" office:value="6432.43" table:formula="of:=[MANDABRASA_CO.E15]" table:style-name="ce58">
              <text:p>6.432,43</text:p>
            </table:table-cell>
            <table:table-cell office:value-type="float" office:value="0" table:formula="of:=[MANDABRASA_CO.F15]" table:style-name="ce58">
              <text:p>0,00</text:p>
            </table:table-cell>
            <table:table-cell office:value-type="float" office:value="4893.67" table:formula="of:=[MANDABRASA_CO.G15]" table:style-name="ce58">
              <text:p>4.893,67</text:p>
            </table:table-cell>
            <table:table-cell office:value-type="float" office:value="18352.89" table:formula="of:=[MANDABRASA_CO.H15]" table:style-name="ce58">
              <text:p>18.352,89</text:p>
            </table:table-cell>
            <table:table-cell office:value-type="float" office:value="0" table:formula="of:=[MANDABRASA_CO.I15]" table:style-name="ce58">
              <text:p>0,00</text:p>
            </table:table-cell>
            <table:table-cell office:value-type="float" office:value="0" table:formula="of:=[MANDABRASA_CO.J15]" table:style-name="ce58">
              <text:p>0,00</text:p>
            </table:table-cell>
            <table:table-cell office:value-type="float" office:value="0" table:formula="of:=[MANDABRASA_CO.K15]" table:style-name="ce58">
              <text:p>0,00</text:p>
            </table:table-cell>
            <table:table-cell office:value-type="float" office:value="0" table:formula="of:=[MANDABRASA_CO.L15]" table:style-name="ce58">
              <text:p>0,00</text:p>
            </table:table-cell>
            <table:table-cell office:value-type="float" office:value="0" table:formula="of:=[MANDABRASA_CO.M15]" table:style-name="ce58">
              <text:p>0,00</text:p>
            </table:table-cell>
            <table:table-cell office:value-type="float" office:value="0" table:formula="of:=[MANDABRASA_CO.N15]" table:style-name="ce58">
              <text:p>0,00</text:p>
            </table:table-cell>
            <table:table-cell office:value-type="float" office:value="33852.86" table:formula="of:=SUM([.E25:.P25])" table:style-name="ce58">
              <text:p>33.852,86</text:p>
            </table:table-cell>
            <table:table-cell office:value-type="percentage" office:value="8.227092486750271E-4" table:formula="of:=[.Q25]/[.$Q$8]" table:style-name="ce59">
              <text:p>0,08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65">
              <text:p>ESTOQUE INICIAL MERCADORIA</text:p>
            </table:table-cell>
            <table:table-cell office:value-type="string" office:string-value="3.1.2.01.01.00445" table:formula="of:=[MANDABRASA.A16]" table:style-name="ce26">
              <text:p>3.1.2.01.01.00445</text:p>
            </table:table-cell>
            <table:table-cell office:value-type="string" office:string-value="3.1.2.01.01.00444" table:formula="of:=['1835'.A16]" table:style-name="ce139">
              <text:p>3.1.2.01.01.00444</text:p>
            </table:table-cell>
            <table:table-cell table:style-name="ce136"/>
            <table:table-cell office:value-type="float" office:value="1013388.7999999999" table:formula="of:=[MANDABRASA_CO.C16]" table:style-name="ce58">
              <text:p>1.013.388,80</text:p>
            </table:table-cell>
            <table:table-cell office:value-type="float" office:value="818866.75" table:formula="of:=[MANDABRASA_CO.D16]" table:style-name="ce58">
              <text:p>818.866,75</text:p>
            </table:table-cell>
            <table:table-cell office:value-type="float" office:value="343441.61" table:formula="of:=[MANDABRASA_CO.E16]" table:style-name="ce58">
              <text:p>343.441,61</text:p>
            </table:table-cell>
            <table:table-cell office:value-type="float" office:value="414940.41000000015" table:formula="of:=[MANDABRASA_CO.F16]" table:style-name="ce58">
              <text:p>414.940,41</text:p>
            </table:table-cell>
            <table:table-cell office:value-type="float" office:value="519431.62999999989" table:formula="of:=[MANDABRASA_CO.G16]" table:style-name="ce58">
              <text:p>519.431,63</text:p>
            </table:table-cell>
            <table:table-cell office:value-type="float" office:value="261366.96999999997" table:formula="of:=[MANDABRASA_CO.H16]" table:style-name="ce58">
              <text:p>261.366,97</text:p>
            </table:table-cell>
            <table:table-cell office:value-type="float" office:value="0" table:formula="of:=[MANDABRASA_CO.I17]" table:style-name="ce60">
              <text:p>0,00</text:p>
            </table:table-cell>
            <table:table-cell office:value-type="float" office:value="0" table:formula="of:=[MANDABRASA_CO.J17]" table:style-name="ce60">
              <text:p>0,00</text:p>
            </table:table-cell>
            <table:table-cell office:value-type="float" office:value="0" table:formula="of:=[MANDABRASA_CO.K17]" table:style-name="ce60">
              <text:p>0,00</text:p>
            </table:table-cell>
            <table:table-cell office:value-type="float" office:value="0" table:formula="of:=[MANDABRASA_CO.L17]" table:style-name="ce60">
              <text:p>0,00</text:p>
            </table:table-cell>
            <table:table-cell office:value-type="float" office:value="0" table:formula="of:=[MANDABRASA_CO.M17]" table:style-name="ce60">
              <text:p>0,00</text:p>
            </table:table-cell>
            <table:table-cell office:value-type="float" office:value="0" table:formula="of:=[MANDABRASA_CO.N17]" table:style-name="ce60">
              <text:p>0,00</text:p>
            </table:table-cell>
            <table:table-cell office:value-type="float" office:value="3371436.17" table:formula="of:=SUM([.E26:.P26])" table:style-name="ce60">
              <text:p>3.371.436,17</text:p>
            </table:table-cell>
            <table:table-cell office:value-type="percentage" office:value="8.1934339325436936E-2" table:formula="of:=[.Q26]/[.$Q$8]" table:style-name="ce59">
              <text:p>8,19%</text:p>
            </table:table-cell>
            <table:table-cell table:number-columns-repeated="16366" table:style-name="ce66"/>
          </table:table-row>
          <table:table-row table:style-name="ro3">
            <table:table-cell office:value-type="string" table:style-name="ce26">
              <text:p>ESTOQUE INICIAL EMBALAGENS</text:p>
            </table:table-cell>
            <table:table-cell office:value-type="string" office:string-value="3.1.2.01.01.00449" table:formula="of:=[MANDABRASA.A17]" table:style-name="ce26">
              <text:p>3.1.2.01.01.00449</text:p>
            </table:table-cell>
            <table:table-cell office:value-type="string" office:string-value="3.1.2.01.01.00445" table:formula="of:=['1835'.A17]" table:style-name="ce139">
              <text:p>3.1.2.01.01.00445</text:p>
            </table:table-cell>
            <table:table-cell table:style-name="ce136"/>
            <table:table-cell office:value-type="float" office:value="-803962.57000000007" table:formula="of:=[MANDABRASA_CO.C17]" table:style-name="ce58">
              <text:p>-803.962,57</text:p>
            </table:table-cell>
            <table:table-cell office:value-type="float" office:value="-887059.08" table:formula="of:=[MANDABRASA_CO.D17]" table:style-name="ce58">
              <text:p>-887.059,08</text:p>
            </table:table-cell>
            <table:table-cell office:value-type="float" office:value="-813643.31" table:formula="of:=[MANDABRASA_CO.E17]" table:style-name="ce58">
              <text:p>-813.643,31</text:p>
            </table:table-cell>
            <table:table-cell office:value-type="float" office:value="-256905.96999999997" table:formula="of:=[MANDABRASA_CO.F17]" table:style-name="ce58">
              <text:p>-256.905,97</text:p>
            </table:table-cell>
            <table:table-cell office:value-type="float" office:value="-251967.83000000007" table:formula="of:=[MANDABRASA_CO.G17]" table:style-name="ce58">
              <text:p>-251.967,83</text:p>
            </table:table-cell>
            <table:table-cell office:value-type="float" office:value="-293434.46999999997" table:formula="of:=[MANDABRASA_CO.H17]" table:style-name="ce58">
              <text:p>-293.434,47</text:p>
            </table:table-cell>
            <table:table-cell office:value-type="float" office:value="0" table:formula="of:=[MANDABRASA_CO.I18]" table:style-name="ce58">
              <text:p>0,00</text:p>
            </table:table-cell>
            <table:table-cell office:value-type="float" office:value="0" table:formula="of:=[MANDABRASA_CO.J18]" table:style-name="ce58">
              <text:p>0,00</text:p>
            </table:table-cell>
            <table:table-cell office:value-type="float" office:value="0" table:formula="of:=[MANDABRASA_CO.K18]" table:style-name="ce58">
              <text:p>0,00</text:p>
            </table:table-cell>
            <table:table-cell office:value-type="float" office:value="0" table:formula="of:=[MANDABRASA_CO.L18]" table:style-name="ce58">
              <text:p>0,00</text:p>
            </table:table-cell>
            <table:table-cell office:value-type="float" office:value="0" table:formula="of:=[MANDABRASA_CO.M18]" table:style-name="ce58">
              <text:p>0,00</text:p>
            </table:table-cell>
            <table:table-cell office:value-type="float" office:value="0" table:formula="of:=[MANDABRASA_CO.N18]" table:style-name="ce58">
              <text:p>0,00</text:p>
            </table:table-cell>
            <table:table-cell office:value-type="float" office:value="-3306973.2299999995" table:formula="of:=SUM([.E27:.P27])" table:style-name="ce58">
              <text:p>-3.306.973,23</text:p>
            </table:table-cell>
            <table:table-cell office:value-type="percentage" office:value="-8.0367728500390437E-2" table:formula="of:=[.Q27]/[.$Q$8]" table:style-name="ce59">
              <text:p>-8,04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65">
              <text:p>(-)ESTOQUE FINAL DE MERCADORIAS</text:p>
            </table:table-cell>
            <table:table-cell office:value-type="string" office:string-value="3.1.2.01.01.00450" table:formula="of:=[MANDABRASA.A18]" table:style-name="ce26">
              <text:p>3.1.2.01.01.00450</text:p>
            </table:table-cell>
            <table:table-cell office:value-type="string" office:string-value="3.1.2.01.01.00450" table:formula="of:=['1835'.A18]" table:style-name="ce139">
              <text:p>3.1.2.01.01.00450</text:p>
            </table:table-cell>
            <table:table-cell table:style-name="ce136"/>
            <table:table-cell office:value-type="float" office:value="-128824.48000000001" table:formula="of:=[MANDABRASA_CO.C18]" table:style-name="ce58">
              <text:p>-128.824,48</text:p>
            </table:table-cell>
            <table:table-cell office:value-type="float" office:value="-108405.48" table:formula="of:=[MANDABRASA_CO.D18]" table:style-name="ce58">
              <text:p>-108.405,48</text:p>
            </table:table-cell>
            <table:table-cell office:value-type="float" office:value="-130191.12" table:formula="of:=[MANDABRASA_CO.E18]" table:style-name="ce58">
              <text:p>-130.191,12</text:p>
            </table:table-cell>
            <table:table-cell office:value-type="float" office:value="-132708.82999999999" table:formula="of:=[MANDABRASA_CO.F18]" table:style-name="ce58">
              <text:p>-132.708,83</text:p>
            </table:table-cell>
            <table:table-cell office:value-type="float" office:value="-161444.72" table:formula="of:=[MANDABRASA_CO.G18]" table:style-name="ce58">
              <text:p>-161.444,72</text:p>
            </table:table-cell>
            <table:table-cell office:value-type="float" office:value="-85198.15" table:formula="of:=[MANDABRASA_CO.H18]" table:style-name="ce58">
              <text:p>-85.198,15</text:p>
            </table:table-cell>
            <table:table-cell office:value-type="float" office:value="0" table:formula="of:=[MANDABRASA_CO.I16]" table:style-name="ce60">
              <text:p>0,00</text:p>
            </table:table-cell>
            <table:table-cell office:value-type="float" office:value="0" table:formula="of:=[MANDABRASA_CO.J16]" table:style-name="ce60">
              <text:p>0,00</text:p>
            </table:table-cell>
            <table:table-cell office:value-type="float" office:value="0" table:formula="of:=[MANDABRASA_CO.K16]" table:style-name="ce60">
              <text:p>0,00</text:p>
            </table:table-cell>
            <table:table-cell office:value-type="float" office:value="0" table:formula="of:=[MANDABRASA_CO.L16]" table:style-name="ce60">
              <text:p>0,00</text:p>
            </table:table-cell>
            <table:table-cell office:value-type="float" office:value="0" table:formula="of:=[MANDABRASA_CO.M16]" table:style-name="ce60">
              <text:p>0,00</text:p>
            </table:table-cell>
            <table:table-cell office:value-type="float" office:value="0" table:formula="of:=[MANDABRASA_CO.N16]" table:style-name="ce60">
              <text:p>0,00</text:p>
            </table:table-cell>
            <table:table-cell office:value-type="float" office:value="-746772.78" table:formula="of:=SUM([.E28:.P28])" table:style-name="ce60">
              <text:p>-746.772,78</text:p>
            </table:table-cell>
            <table:table-cell office:value-type="percentage" office:value="-1.8148448100537482E-2" table:formula="of:=[.Q28]/[.$Q$8]" table:style-name="ce59">
              <text:p>-1,81%</text:p>
            </table:table-cell>
            <table:table-cell table:number-columns-repeated="16366" table:style-name="ce66"/>
          </table:table-row>
          <table:table-row table:style-name="ro3">
            <table:table-cell office:value-type="string" table:style-name="ce26">
              <text:p>(-)ESTOQUE FINAL EMBALAGENS</text:p>
            </table:table-cell>
            <table:table-cell office:value-type="string" office:string-value="3.1.2.01.01.20592" table:formula="of:=[MANDABRASA.A19]" table:style-name="ce26">
              <text:p>3.1.2.01.01.20592</text:p>
            </table:table-cell>
            <table:table-cell office:value-type="string" office:string-value="3.1.2.01.01.20592" table:formula="of:=['1835'.A19]" table:style-name="ce139">
              <text:p>3.1.2.01.01.20592</text:p>
            </table:table-cell>
            <table:table-cell table:style-name="ce136"/>
            <table:table-cell office:value-type="float" office:value="108405.48" table:formula="of:=[MANDABRASA_CO.C19]" table:style-name="ce58">
              <text:p>108.405,48</text:p>
            </table:table-cell>
            <table:table-cell office:value-type="float" office:value="130191.12" table:formula="of:=[MANDABRASA_CO.D19]" table:style-name="ce58">
              <text:p>130.191,12</text:p>
            </table:table-cell>
            <table:table-cell office:value-type="float" office:value="132708.82999999999" table:formula="of:=[MANDABRASA_CO.E19]" table:style-name="ce58">
              <text:p>132.708,83</text:p>
            </table:table-cell>
            <table:table-cell office:value-type="float" office:value="161444.72999999998" table:formula="of:=[MANDABRASA_CO.F19]" table:style-name="ce58">
              <text:p>161.444,73</text:p>
            </table:table-cell>
            <table:table-cell office:value-type="float" office:value="85198.15" table:formula="of:=[MANDABRASA_CO.G19]" table:style-name="ce58">
              <text:p>85.198,15</text:p>
            </table:table-cell>
            <table:table-cell office:value-type="float" office:value="99558.32" table:formula="of:=[MANDABRASA_CO.H19]" table:style-name="ce58">
              <text:p>99.558,32</text:p>
            </table:table-cell>
            <table:table-cell office:value-type="float" office:value="0" table:formula="of:=[MANDABRASA_CO.I19]" table:style-name="ce58">
              <text:p>0,00</text:p>
            </table:table-cell>
            <table:table-cell office:value-type="float" office:value="0" table:formula="of:=[MANDABRASA_CO.J19]" table:style-name="ce58">
              <text:p>0,00</text:p>
            </table:table-cell>
            <table:table-cell office:value-type="float" office:value="0" table:formula="of:=[MANDABRASA_CO.K19]" table:style-name="ce58">
              <text:p>0,00</text:p>
            </table:table-cell>
            <table:table-cell office:value-type="float" office:value="0" table:formula="of:=[MANDABRASA_CO.L19]" table:style-name="ce58">
              <text:p>0,00</text:p>
            </table:table-cell>
            <table:table-cell office:value-type="float" office:value="0" table:formula="of:=[MANDABRASA_CO.M19]" table:style-name="ce58">
              <text:p>0,00</text:p>
            </table:table-cell>
            <table:table-cell office:value-type="float" office:value="0" table:formula="of:=[MANDABRASA_CO.N19]" table:style-name="ce58">
              <text:p>0,00</text:p>
            </table:table-cell>
            <table:table-cell office:value-type="float" office:value="717506.62999999989" table:formula="of:=SUM([.E29:.P29])" table:style-name="ce58">
              <text:p>717.506,63</text:p>
            </table:table-cell>
            <table:table-cell office:value-type="percentage" office:value="1.7437207387696357E-2" table:formula="of:=[.Q29]/[.$Q$8]" table:style-name="ce59">
              <text:p>1,74%</text:p>
            </table:table-cell>
            <table:table-cell table:number-columns-repeated="76" table:style-name="ce49"/>
            <table:table-cell table:number-columns-repeated="16290" table:style-name="ce50"/>
          </table:table-row>
        </table:table-row-group>
        <table:table-row table:style-name="ro3">
          <table:table-cell office:value-type="string" table:style-name="ce62">
            <text:p>LUCRO/PREJUÍZO OPERACIONAL BRUTO</text:p>
          </table:table-cell>
          <table:table-cell table:number-columns-repeated="2" table:style-name="ce62"/>
          <table:table-cell office:value-type="float" office:value="24" table:style-name="ce138">
            <text:p>24</text:p>
          </table:table-cell>
          <table:table-cell office:value-type="float" office:value="4684106.41" table:formula="of:=[.E20]+[.E21]" table:style-name="ce63">
            <text:p>4.684.106,41</text:p>
          </table:table-cell>
          <table:table-cell office:value-type="float" office:value="3849865.97" table:formula="of:=[.F20]+[.F21]" table:style-name="ce63">
            <text:p>3.849.865,97</text:p>
          </table:table-cell>
          <table:table-cell office:value-type="float" office:value="4125965.0999999996" table:formula="of:=[.G20]+[.G21]" table:style-name="ce63">
            <text:p>4.125.965,10</text:p>
          </table:table-cell>
          <table:table-cell office:value-type="float" office:value="3965076.3699999996" table:formula="of:=[.H20]+[.H21]" table:style-name="ce63">
            <text:p>3.965.076,37</text:p>
          </table:table-cell>
          <table:table-cell office:value-type="float" office:value="4575357.2199999988" table:formula="of:=[.I20]+[.I21]" table:style-name="ce63">
            <text:p>4.575.357,22</text:p>
          </table:table-cell>
          <table:table-cell office:value-type="float" office:value="4401471" table:formula="of:=[.J20]+[.J21]" table:style-name="ce63">
            <text:p>4.401.471,00</text:p>
          </table:table-cell>
          <table:table-cell office:value-type="float" office:value="0" table:formula="of:=[.K20]+[.K21]" table:style-name="ce63">
            <text:p>0,00</text:p>
          </table:table-cell>
          <table:table-cell office:value-type="float" office:value="0" table:formula="of:=[.L20]+[.L21]" table:style-name="ce63">
            <text:p>0,00</text:p>
          </table:table-cell>
          <table:table-cell office:value-type="float" office:value="0" table:formula="of:=[.M20]+[.M21]" table:style-name="ce63">
            <text:p>0,00</text:p>
          </table:table-cell>
          <table:table-cell office:value-type="float" office:value="0" table:formula="of:=[.N20]+[.N21]" table:style-name="ce63">
            <text:p>0,00</text:p>
          </table:table-cell>
          <table:table-cell office:value-type="float" office:value="0" table:formula="of:=[.O20]+[.O21]" table:style-name="ce63">
            <text:p>0,00</text:p>
          </table:table-cell>
          <table:table-cell office:value-type="float" office:value="0" table:formula="of:=[.P20]+[.P21]" table:style-name="ce63">
            <text:p>0,00</text:p>
          </table:table-cell>
          <table:table-cell office:value-type="float" office:value="25601842.069999997" table:formula="of:=[.Q20]+[.Q21]" table:style-name="ce63">
            <text:p>25.601.842,07</text:p>
          </table:table-cell>
          <table:table-cell office:value-type="percentage" office:value="0.6221888565428858" table:formula="of:=[.Q30]/[.$Q$8]" table:style-name="ce64">
            <text:p>62,22%</text:p>
          </table:table-cell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office:value-type="string" table:style-name="ce67">
            <text:p>MARGEM BRUTA</text:p>
          </table:table-cell>
          <table:table-cell table:number-columns-repeated="2" table:style-name="ce67"/>
          <table:table-cell table:style-name="ce140"/>
          <table:table-cell office:value-type="float" office:value="4684106.41" table:formula="of:=[.E30]" table:style-name="ce68">
            <text:p>4.684.106,41</text:p>
          </table:table-cell>
          <table:table-cell office:value-type="float" office:value="3849865.97" table:formula="of:=[.F30]" table:style-name="ce68">
            <text:p>3.849.865,97</text:p>
          </table:table-cell>
          <table:table-cell office:value-type="float" office:value="4125965.0999999996" table:formula="of:=[.G30]" table:style-name="ce68">
            <text:p>4.125.965,10</text:p>
          </table:table-cell>
          <table:table-cell office:value-type="float" office:value="3965076.3699999996" table:formula="of:=[.H30]" table:style-name="ce68">
            <text:p>3.965.076,37</text:p>
          </table:table-cell>
          <table:table-cell office:value-type="float" office:value="4575357.2199999988" table:formula="of:=[.I30]" table:style-name="ce68">
            <text:p>4.575.357,22</text:p>
          </table:table-cell>
          <table:table-cell office:value-type="float" office:value="4401471" table:formula="of:=[.J30]" table:style-name="ce68">
            <text:p>4.401.471,00</text:p>
          </table:table-cell>
          <table:table-cell office:value-type="float" office:value="0" table:formula="of:=[.K30]" table:style-name="ce68">
            <text:p>0,00</text:p>
          </table:table-cell>
          <table:table-cell office:value-type="float" office:value="0" table:formula="of:=[.L30]" table:style-name="ce68">
            <text:p>0,00</text:p>
          </table:table-cell>
          <table:table-cell office:value-type="float" office:value="0" table:formula="of:=[.M30]" table:style-name="ce68">
            <text:p>0,00</text:p>
          </table:table-cell>
          <table:table-cell office:value-type="float" office:value="0" table:formula="of:=[.N30]" table:style-name="ce68">
            <text:p>0,00</text:p>
          </table:table-cell>
          <table:table-cell office:value-type="float" office:value="0" table:formula="of:=[.O30]" table:style-name="ce68">
            <text:p>0,00</text:p>
          </table:table-cell>
          <table:table-cell office:value-type="float" office:value="0" table:formula="of:=[.P30]" table:style-name="ce68">
            <text:p>0,00</text:p>
          </table:table-cell>
          <table:table-cell office:value-type="float" office:value="25601842.069999997" table:formula="of:=[.Q30]" table:style-name="ce68">
            <text:p>25.601.842,07</text:p>
          </table:table-cell>
          <table:table-cell office:value-type="percentage" office:value="0.6221888565428858" table:formula="of:=[.Q31]/[.$Q$8]" table:style-name="ce53">
            <text:p>62,22%</text:p>
          </table:table-cell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office:value-type="string" table:style-name="ce67">
            <text:p>%</text:p>
          </table:table-cell>
          <table:table-cell table:number-columns-repeated="2" table:style-name="ce67"/>
          <table:table-cell table:style-name="ce140"/>
          <table:table-cell office:value-type="percentage" office:value="0.68354404469147589" table:formula="of:=[.E31]/[.E20]" table:style-name="ce69">
            <text:p>68,35%</text:p>
          </table:table-cell>
          <table:table-cell office:value-type="percentage" office:value="0.66134030580004266" table:formula="of:=[.F31]/[.F20]" table:style-name="ce69">
            <text:p>66,13%</text:p>
          </table:table-cell>
          <table:table-cell office:value-type="percentage" office:value="0.65835012269326332" table:formula="of:=[.G31]/[.G20]" table:style-name="ce69">
            <text:p>65,84%</text:p>
          </table:table-cell>
          <table:table-cell office:value-type="percentage" office:value="0.6416951719218762" table:formula="of:=[.H31]/[.H20]" table:style-name="ce69">
            <text:p>64,17%</text:p>
          </table:table-cell>
          <table:table-cell office:value-type="percentage" office:value="0.68040713901194749" table:formula="of:=[.I31]/[.I20]" table:style-name="ce69">
            <text:p>68,04%</text:p>
          </table:table-cell>
          <table:table-cell office:value-type="percentage" office:value="0.6594619871245383" table:formula="of:=[.J31]/[.J20]" table:style-name="ce69">
            <text:p>65,95%</text:p>
          </table:table-cell>
          <table:table-cell office:value-type="error" office:string-value="#DIV/0!" table:formula="of:=[.K31]/[.K20]" table:style-name="ce69">
            <text:p>#DIV/0!</text:p>
          </table:table-cell>
          <table:table-cell office:value-type="error" office:string-value="#DIV/0!" table:formula="of:=[.L31]/[.L20]" table:style-name="ce69">
            <text:p>#DIV/0!</text:p>
          </table:table-cell>
          <table:table-cell office:value-type="error" office:string-value="#DIV/0!" table:formula="of:=[.M31]/[.M20]" table:style-name="ce69">
            <text:p>#DIV/0!</text:p>
          </table:table-cell>
          <table:table-cell office:value-type="error" office:string-value="#DIV/0!" table:formula="of:=[.N31]/[.N20]" table:style-name="ce69">
            <text:p>#DIV/0!</text:p>
          </table:table-cell>
          <table:table-cell office:value-type="error" office:string-value="#DIV/0!" table:formula="of:=[.O31]/[.O20]" table:style-name="ce69">
            <text:p>#DIV/0!</text:p>
          </table:table-cell>
          <table:table-cell office:value-type="error" office:string-value="#DIV/0!" table:formula="of:=[.P31]/[.P20]" table:style-name="ce69">
            <text:p>#DIV/0!</text:p>
          </table:table-cell>
          <table:table-cell office:value-type="percentage" office:value="0.66465565707910124" table:formula="of:=[.Q31]/[.Q20]" table:style-name="ce69">
            <text:p>66,47%</text:p>
          </table:table-cell>
          <table:table-cell table:style-name="ce53"/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office:value-type="string" table:style-name="ce55">
            <text:p>DESPESAS COM RECURSOS HUMANOS</text:p>
          </table:table-cell>
          <table:table-cell table:number-columns-repeated="2" table:style-name="ce55"/>
          <table:table-cell office:value-type="float" office:value="27" table:style-name="ce148">
            <text:p>27</text:p>
          </table:table-cell>
          <table:table-cell office:value-type="float" office:value="-3073304.02" table:formula="of:=SUM([.E34:.E35])" table:style-name="ce56">
            <text:p>-3.073.304,02</text:p>
          </table:table-cell>
          <table:table-cell office:value-type="float" office:value="-2378497.5499999998" table:formula="of:=SUM([.F34:.F35])" table:style-name="ce56">
            <text:p>-2.378.497,55</text:p>
          </table:table-cell>
          <table:table-cell office:value-type="float" office:value="-2110744.1329999999" table:formula="of:=SUM([.G34:.G35])" table:style-name="ce56">
            <text:p>-2.110.744,13</text:p>
          </table:table-cell>
          <table:table-cell office:value-type="float" office:value="-2384242.4900000002" table:formula="of:=SUM([.H34:.H35])" table:style-name="ce56">
            <text:p>-2.384.242,49</text:p>
          </table:table-cell>
          <table:table-cell office:value-type="float" office:value="-2265773.17" table:formula="of:=SUM([.I34:.I35])" table:style-name="ce56">
            <text:p>-2.265.773,17</text:p>
          </table:table-cell>
          <table:table-cell office:value-type="float" office:value="-2400978.4000000004" table:formula="of:=SUM([.J34:.J35])" table:style-name="ce56">
            <text:p>-2.400.978,40</text:p>
          </table:table-cell>
          <table:table-cell office:value-type="float" office:value="0" table:formula="of:=SUM([.K34:.K35])" table:style-name="ce56">
            <text:p>0,00</text:p>
          </table:table-cell>
          <table:table-cell office:value-type="float" office:value="0" table:formula="of:=SUM([.L34:.L35])" table:style-name="ce56">
            <text:p>0,00</text:p>
          </table:table-cell>
          <table:table-cell office:value-type="float" office:value="0" table:formula="of:=SUM([.M34:.M35])" table:style-name="ce56">
            <text:p>0,00</text:p>
          </table:table-cell>
          <table:table-cell office:value-type="float" office:value="0" table:formula="of:=SUM([.N34:.N35])" table:style-name="ce56">
            <text:p>0,00</text:p>
          </table:table-cell>
          <table:table-cell office:value-type="float" office:value="0" table:formula="of:=SUM([.O34:.O35])" table:style-name="ce56">
            <text:p>0,00</text:p>
          </table:table-cell>
          <table:table-cell office:value-type="float" office:value="0" table:formula="of:=SUM([.P34:.P35])" table:style-name="ce56">
            <text:p>0,00</text:p>
          </table:table-cell>
          <table:table-cell office:value-type="float" office:value="-14613539.763" table:formula="of:=SUM([.Q34:.Q35])" table:style-name="ce56">
            <text:p>-14.613.539,76</text:p>
          </table:table-cell>
          <table:table-cell office:value-type="percentage" office:value="-0.35514560125497119" table:formula="of:=[.Q33]/[.$Q$8]" table:style-name="ce57">
            <text:p>-35,51%</text:p>
          </table:table-cell>
          <table:table-cell table:number-columns-repeated="76" table:style-name="ce49"/>
          <table:table-cell table:number-columns-repeated="16290" table:style-name="ce50"/>
        </table:table-row>
        <table:table-row-group>
          <table:table-row table:style-name="ro3">
            <table:table-cell office:value-type="string" table:style-name="ce70">
              <text:p>DESPESAS OPERACIONAL C/PESSOAL</text:p>
            </table:table-cell>
            <table:table-cell office:value-type="string" office:string-value="3.1.4.05.01" table:formula="of:=[MANDABRASA.A22]" table:style-name="ce70">
              <text:p>3.1.4.05.01</text:p>
            </table:table-cell>
            <table:table-cell office:value-type="string" office:string-value="3.1.4.05.01" table:formula="of:=['1835'.A22]" table:style-name="ce139">
              <text:p>3.1.4.05.01</text:p>
            </table:table-cell>
            <table:table-cell table:style-name="ce143"/>
            <table:table-cell office:value-type="float" office:value="-2883652.04" table:formula="of:=[MANDABRASA_CO.C22]" table:style-name="ce58">
              <text:p>-2.883.652,04</text:p>
            </table:table-cell>
            <table:table-cell office:value-type="float" office:value="-2201141.02" table:formula="of:=[MANDABRASA_CO.D22]" table:style-name="ce58">
              <text:p>-2.201.141,02</text:p>
            </table:table-cell>
            <table:table-cell office:value-type="float" office:value="-1949687.0330000001" table:formula="of:=[MANDABRASA_CO.E22]" table:style-name="ce58">
              <text:p>-1.949.687,03</text:p>
            </table:table-cell>
            <table:table-cell office:value-type="float" office:value="-2250370.9900000002" table:formula="of:=[MANDABRASA_CO.F22]" table:style-name="ce58">
              <text:p>-2.250.370,99</text:p>
            </table:table-cell>
            <table:table-cell office:value-type="float" office:value="-2074862.8800000001" table:formula="of:=[MANDABRASA_CO.G22]" table:style-name="ce58">
              <text:p>-2.074.862,88</text:p>
            </table:table-cell>
            <table:table-cell office:value-type="float" office:value="-2121598.85" table:formula="of:=[MANDABRASA_CO.H22]" table:style-name="ce58">
              <text:p>-2.121.598,85</text:p>
            </table:table-cell>
            <table:table-cell office:value-type="float" office:value="0" table:formula="of:=[MANDABRASA_CO.I22]" table:style-name="ce58">
              <text:p>0,00</text:p>
            </table:table-cell>
            <table:table-cell office:value-type="float" office:value="0" table:formula="of:=[MANDABRASA_CO.J22]" table:style-name="ce58">
              <text:p>0,00</text:p>
            </table:table-cell>
            <table:table-cell office:value-type="float" office:value="0" table:formula="of:=[MANDABRASA_CO.K22]" table:style-name="ce58">
              <text:p>0,00</text:p>
            </table:table-cell>
            <table:table-cell office:value-type="float" office:value="0" table:formula="of:=[MANDABRASA_CO.L22]" table:style-name="ce58">
              <text:p>0,00</text:p>
            </table:table-cell>
            <table:table-cell office:value-type="float" office:value="0" table:formula="of:=[MANDABRASA_CO.M22]" table:style-name="ce58">
              <text:p>0,00</text:p>
            </table:table-cell>
            <table:table-cell office:value-type="float" office:value="0" table:formula="of:=[MANDABRASA_CO.N22]" table:style-name="ce58">
              <text:p>0,00</text:p>
            </table:table-cell>
            <table:table-cell office:value-type="float" office:value="-13481312.813000001" table:formula="of:=SUM([.E34:.P34])" table:style-name="ce58">
              <text:p>-13.481.312,81</text:p>
            </table:table-cell>
            <table:table-cell office:value-type="percentage" office:value="-0.32762965183846349" table:formula="of:=[.Q34]/[.$Q$8]" table:style-name="ce59">
              <text:p>-32,76%</text:p>
            </table:table-cell>
            <table:table-cell table:number-columns-repeated="76" table:style-name="ce49"/>
            <table:table-cell table:number-columns-repeated="16290" table:style-name="ce50"/>
          </table:table-row>
          <table:table-row table:style-name="ro3">
            <table:table-cell office:value-type="string" table:style-name="ce70">
              <text:p>DESPESAS OPERACIONAL - BENEF.EMPREGADOS</text:p>
            </table:table-cell>
            <table:table-cell office:value-type="string" office:string-value="3.1.4.05.02" table:formula="of:=[MANDABRASA.A38]" table:style-name="ce70">
              <text:p>3.1.4.05.02</text:p>
            </table:table-cell>
            <table:table-cell office:value-type="string" office:string-value="3.1.4.05.02" table:formula="of:=['1835'.A38]" table:style-name="ce139">
              <text:p>3.1.4.05.02</text:p>
            </table:table-cell>
            <table:table-cell table:style-name="ce143"/>
            <table:table-cell office:value-type="float" office:value="-189651.97999999998" table:formula="of:=[MANDABRASA_CO.C38]" table:style-name="ce58">
              <text:p>-189.651,98</text:p>
            </table:table-cell>
            <table:table-cell office:value-type="float" office:value="-177356.53000000003" table:formula="of:=[MANDABRASA_CO.D38]" table:style-name="ce58">
              <text:p>-177.356,53</text:p>
            </table:table-cell>
            <table:table-cell office:value-type="float" office:value="-161057.1" table:formula="of:=[MANDABRASA_CO.E38]" table:style-name="ce58">
              <text:p>-161.057,10</text:p>
            </table:table-cell>
            <table:table-cell office:value-type="float" office:value="-133871.49999999997" table:formula="of:=[MANDABRASA_CO.F38]" table:style-name="ce58">
              <text:p>-133.871,50</text:p>
            </table:table-cell>
            <table:table-cell office:value-type="float" office:value="-190910.29" table:formula="of:=[MANDABRASA_CO.G38]" table:style-name="ce58">
              <text:p>-190.910,29</text:p>
            </table:table-cell>
            <table:table-cell office:value-type="float" office:value="-279379.55000000005" table:formula="of:=[MANDABRASA_CO.H38]" table:style-name="ce58">
              <text:p>-279.379,55</text:p>
            </table:table-cell>
            <table:table-cell office:value-type="float" office:value="0" table:formula="of:=[MANDABRASA_CO.I38]" table:style-name="ce58">
              <text:p>0,00</text:p>
            </table:table-cell>
            <table:table-cell office:value-type="float" office:value="0" table:formula="of:=[MANDABRASA_CO.J38]" table:style-name="ce58">
              <text:p>0,00</text:p>
            </table:table-cell>
            <table:table-cell office:value-type="float" office:value="0" table:formula="of:=[MANDABRASA_CO.K38]" table:style-name="ce58">
              <text:p>0,00</text:p>
            </table:table-cell>
            <table:table-cell office:value-type="float" office:value="0" table:formula="of:=[MANDABRASA_CO.L38]" table:style-name="ce58">
              <text:p>0,00</text:p>
            </table:table-cell>
            <table:table-cell office:value-type="float" office:value="0" table:formula="of:=[MANDABRASA_CO.M38]" table:style-name="ce58">
              <text:p>0,00</text:p>
            </table:table-cell>
            <table:table-cell office:value-type="float" office:value="0" table:formula="of:=[MANDABRASA_CO.N38]" table:style-name="ce58">
              <text:p>0,00</text:p>
            </table:table-cell>
            <table:table-cell office:value-type="float" office:value="-1132226.9500000002" table:formula="of:=SUM([.E35:.P35])" table:style-name="ce58">
              <text:p>-1.132.226,95</text:p>
            </table:table-cell>
            <table:table-cell office:value-type="percentage" office:value="-2.7515949416507722E-2" table:formula="of:=[.Q35]/[.$Q$8]" table:style-name="ce59">
              <text:p>-2,75%</text:p>
            </table:table-cell>
            <table:table-cell table:number-columns-repeated="76" table:style-name="ce49"/>
            <table:table-cell table:number-columns-repeated="16290" table:style-name="ce50"/>
          </table:table-row>
        </table:table-row-group>
        <table:table-row table:style-name="ro3">
          <table:table-cell office:value-type="string" table:style-name="ce55">
            <text:p>DESPESAS COMERCIAIS EM GERAL</text:p>
          </table:table-cell>
          <table:table-cell table:number-columns-repeated="2" table:style-name="ce55"/>
          <table:table-cell office:value-type="float" office:value="30" table:style-name="ce148">
            <text:p>30</text:p>
          </table:table-cell>
          <table:table-cell office:value-type="float" office:value="-1612685.3900000001" table:formula="of:=SUM([.E37:.E44])" table:style-name="ce56">
            <text:p>-1.612.685,39</text:p>
          </table:table-cell>
          <table:table-cell office:value-type="float" office:value="-1346014.4799999997" table:formula="of:=SUM([.F37:.F44])" table:style-name="ce56">
            <text:p>-1.346.014,48</text:p>
          </table:table-cell>
          <table:table-cell office:value-type="float" office:value="-1227656.5899999999" table:formula="of:=SUM([.G37:.G44])" table:style-name="ce56">
            <text:p>-1.227.656,59</text:p>
          </table:table-cell>
          <table:table-cell office:value-type="float" office:value="-1667885.47" table:formula="of:=SUM([.H37:.H44])" table:style-name="ce56">
            <text:p>-1.667.885,47</text:p>
          </table:table-cell>
          <table:table-cell office:value-type="float" office:value="-1697872.5899999999" table:formula="of:=SUM([.I37:.I44])" table:style-name="ce56">
            <text:p>-1.697.872,59</text:p>
          </table:table-cell>
          <table:table-cell office:value-type="float" office:value="-1415550.79" table:formula="of:=SUM([.J37:.J44])" table:style-name="ce56">
            <text:p>-1.415.550,79</text:p>
          </table:table-cell>
          <table:table-cell office:value-type="float" office:value="0" table:formula="of:=SUM([.K38:.K44])" table:style-name="ce56">
            <text:p>0,00</text:p>
          </table:table-cell>
          <table:table-cell office:value-type="float" office:value="0" table:formula="of:=SUM([.L38:.L44])" table:style-name="ce56">
            <text:p>0,00</text:p>
          </table:table-cell>
          <table:table-cell office:value-type="float" office:value="0" table:formula="of:=SUM([.M38:.M44])" table:style-name="ce56">
            <text:p>0,00</text:p>
          </table:table-cell>
          <table:table-cell office:value-type="float" office:value="0" table:formula="of:=SUM([.N38:.N44])" table:style-name="ce56">
            <text:p>0,00</text:p>
          </table:table-cell>
          <table:table-cell office:value-type="float" office:value="0" table:formula="of:=SUM([.O38:.O44])" table:style-name="ce56">
            <text:p>0,00</text:p>
          </table:table-cell>
          <table:table-cell office:value-type="float" office:value="0" table:formula="of:=SUM([.P38:.P44])" table:style-name="ce56">
            <text:p>0,00</text:p>
          </table:table-cell>
          <table:table-cell office:value-type="float" office:value="-8967665.3100000005" table:formula="of:=SUM([.Q37:.Q44])" table:style-name="ce56">
            <text:p>-8.967.665,31</text:p>
          </table:table-cell>
          <table:table-cell office:value-type="percentage" office:value="-0.21793671759370417" table:formula="of:=[.Q36]/[.$Q$8]" table:style-name="ce57">
            <text:p>-21,79%</text:p>
          </table:table-cell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office:value-type="string" table:style-name="ce70">
            <text:p>DESPESAS DE MKT</text:p>
          </table:table-cell>
          <table:table-cell office:value-type="string" office:string-value="3.1.4.06.01.20469" table:formula="of:=[MANDABRASA.A50]" table:style-name="ce70">
            <text:p>3.1.4.06.01.20469</text:p>
          </table:table-cell>
          <table:table-cell office:value-type="string" office:string-value="3.1.4.06.01.20469" table:formula="of:=['1835'.A50]" table:style-name="ce139">
            <text:p>3.1.4.06.01.20469</text:p>
          </table:table-cell>
          <table:table-cell table:style-name="ce143"/>
          <table:table-cell office:value-type="float" office:value="0" table:formula="of:=[MANDABRASA_CO.C49]" table:style-name="ce58">
            <text:p>0,00</text:p>
          </table:table-cell>
          <table:table-cell office:value-type="float" office:value="0" table:formula="of:=[MANDABRASA_CO.D49]" table:style-name="ce58">
            <text:p>0,00</text:p>
          </table:table-cell>
          <table:table-cell office:value-type="float" office:value="0" table:formula="of:=[MANDABRASA_CO.E49]" table:style-name="ce58">
            <text:p>0,00</text:p>
          </table:table-cell>
          <table:table-cell office:value-type="float" office:value="0" table:formula="of:=[MANDABRASA_CO.F49]" table:style-name="ce58">
            <text:p>0,00</text:p>
          </table:table-cell>
          <table:table-cell office:value-type="float" office:value="-3360" table:formula="of:=[MANDABRASA_CO.G49]" table:style-name="ce58">
            <text:p>-3.360,00</text:p>
          </table:table-cell>
          <table:table-cell office:value-type="float" office:value="0" table:formula="of:=[MANDABRASA_CO.H49]" table:style-name="ce58">
            <text:p>0,00</text:p>
          </table:table-cell>
          <table:table-cell table:number-columns-repeated="6" table:style-name="ce71"/>
          <table:table-cell office:value-type="float" office:value="-3360" table:formula="of:=SUM([.E37:.P37])" table:style-name="ce58">
            <text:p>-3.360,00</text:p>
          </table:table-cell>
          <table:table-cell office:value-type="percentage" office:value="-8.1656411763971815E-5" table:formula="of:=[.Q37]/[.$Q$8]" table:style-name="ce59">
            <text:p>-0,01%</text:p>
          </table:table-cell>
          <table:table-cell table:number-columns-repeated="76" table:style-name="ce72"/>
          <table:table-cell table:number-columns-repeated="16290" table:style-name="ce66"/>
        </table:table-row>
        <table:table-row-group>
          <table:table-row table:style-name="ro3">
            <table:table-cell office:value-type="string" table:style-name="ce70">
              <text:p>142 DESPESAS COM ESTRUTURA</text:p>
            </table:table-cell>
            <table:table-cell office:value-type="string" office:string-value="3.1.4.17.03" table:formula="of:=[MANDABRASA.A52]" table:style-name="ce70">
              <text:p>3.1.4.17.03</text:p>
            </table:table-cell>
            <table:table-cell office:value-type="string" office:string-value="3.1.4.17.03" table:formula="of:=['1835'.A52]" table:style-name="ce139">
              <text:p>3.1.4.17.03</text:p>
            </table:table-cell>
            <table:table-cell table:style-name="ce143"/>
            <table:table-cell office:value-type="float" office:value="-729029.67" table:formula="of:=[MANDABRASA_CO.C52]" table:style-name="ce58">
              <text:p>-729.029,67</text:p>
            </table:table-cell>
            <table:table-cell office:value-type="float" office:value="-701480.64" table:formula="of:=[MANDABRASA_CO.D52]" table:style-name="ce58">
              <text:p>-701.480,64</text:p>
            </table:table-cell>
            <table:table-cell office:value-type="float" office:value="-761896.41" table:formula="of:=[MANDABRASA_CO.E52]" table:style-name="ce58">
              <text:p>-761.896,41</text:p>
            </table:table-cell>
            <table:table-cell office:value-type="float" office:value="-1032578.0499999998" table:formula="of:=[MANDABRASA_CO.F52]" table:style-name="ce58">
              <text:p>-1.032.578,05</text:p>
            </table:table-cell>
            <table:table-cell office:value-type="float" office:value="-931624.51" table:formula="of:=[MANDABRASA_CO.G52]" table:style-name="ce58">
              <text:p>-931.624,51</text:p>
            </table:table-cell>
            <table:table-cell office:value-type="float" office:value="-852594.09" table:formula="of:=[MANDABRASA_CO.H52]" table:style-name="ce58">
              <text:p>-852.594,09</text:p>
            </table:table-cell>
            <table:table-cell office:value-type="float" office:value="0" table:formula="of:=[MANDABRASA_CO.I52]" table:style-name="ce58">
              <text:p>0,00</text:p>
            </table:table-cell>
            <table:table-cell office:value-type="float" office:value="0" table:formula="of:=[MANDABRASA_CO.J52]" table:style-name="ce58">
              <text:p>0,00</text:p>
            </table:table-cell>
            <table:table-cell office:value-type="float" office:value="0" table:formula="of:=[MANDABRASA_CO.K52]" table:style-name="ce58">
              <text:p>0,00</text:p>
            </table:table-cell>
            <table:table-cell office:value-type="float" office:value="0" table:formula="of:=[MANDABRASA_CO.L52]" table:style-name="ce58">
              <text:p>0,00</text:p>
            </table:table-cell>
            <table:table-cell office:value-type="float" office:value="0" table:formula="of:=[MANDABRASA_CO.M52]" table:style-name="ce58">
              <text:p>0,00</text:p>
            </table:table-cell>
            <table:table-cell office:value-type="float" office:value="0" table:formula="of:=[MANDABRASA_CO.N52]" table:style-name="ce58">
              <text:p>0,00</text:p>
            </table:table-cell>
            <table:table-cell office:value-type="float" office:value="-5009203.37" table:formula="of:=SUM([.E38:.P38])" table:style-name="ce58">
              <text:p>-5.009.203,37</text:p>
            </table:table-cell>
            <table:table-cell office:value-type="percentage" office:value="-0.12173618243755813" table:formula="of:=[.Q38]/[.$Q$8]" table:style-name="ce59">
              <text:p>-12,17%</text:p>
            </table:table-cell>
            <table:table-cell table:number-columns-repeated="76" table:style-name="ce49"/>
            <table:table-cell table:number-columns-repeated="16290" table:style-name="ce50"/>
          </table:table-row>
          <table:table-row table:style-name="ro3">
            <table:table-cell office:value-type="string" table:style-name="ce70">
              <text:p>154 DESPESAS DE CONECTIVIDADE E TI</text:p>
            </table:table-cell>
            <table:table-cell office:value-type="string" office:string-value="3.1.4.17.04" table:formula="of:=[MANDABRASA.A66]" table:style-name="ce70">
              <text:p>3.1.4.17.04</text:p>
            </table:table-cell>
            <table:table-cell office:value-type="string" office:string-value="3.1.4.17.04" table:formula="of:=['1835'.A66]" table:style-name="ce70">
              <text:p>3.1.4.17.04</text:p>
            </table:table-cell>
            <table:table-cell table:style-name="ce143"/>
            <table:table-cell office:value-type="float" office:value="-53387.29" table:formula="of:=[MANDABRASA_CO.C66]" table:style-name="ce58">
              <text:p>-53.387,29</text:p>
            </table:table-cell>
            <table:table-cell office:value-type="float" office:value="-102374.16999999998" table:formula="of:=[MANDABRASA_CO.D66]" table:style-name="ce58">
              <text:p>-102.374,17</text:p>
            </table:table-cell>
            <table:table-cell office:value-type="float" office:value="-57796.33" table:formula="of:=[MANDABRASA_CO.E66]" table:style-name="ce58">
              <text:p>-57.796,33</text:p>
            </table:table-cell>
            <table:table-cell office:value-type="float" office:value="-55842.859999999993" table:formula="of:=[MANDABRASA_CO.F66]" table:style-name="ce58">
              <text:p>-55.842,86</text:p>
            </table:table-cell>
            <table:table-cell office:value-type="float" office:value="-53466.689999999995" table:formula="of:=[MANDABRASA_CO.G66]" table:style-name="ce58">
              <text:p>-53.466,69</text:p>
            </table:table-cell>
            <table:table-cell office:value-type="float" office:value="-54292.509999999995" table:formula="of:=[MANDABRASA_CO.H66]" table:style-name="ce58">
              <text:p>-54.292,51</text:p>
            </table:table-cell>
            <table:table-cell office:value-type="float" office:value="0" table:formula="of:=[MANDABRASA_CO.I66]" table:style-name="ce58">
              <text:p>0,00</text:p>
            </table:table-cell>
            <table:table-cell office:value-type="float" office:value="0" table:formula="of:=[MANDABRASA_CO.J66]" table:style-name="ce58">
              <text:p>0,00</text:p>
            </table:table-cell>
            <table:table-cell office:value-type="float" office:value="0" table:formula="of:=[MANDABRASA_CO.K66]" table:style-name="ce58">
              <text:p>0,00</text:p>
            </table:table-cell>
            <table:table-cell office:value-type="float" office:value="0" table:formula="of:=[MANDABRASA_CO.L66]" table:style-name="ce58">
              <text:p>0,00</text:p>
            </table:table-cell>
            <table:table-cell office:value-type="float" office:value="0" table:formula="of:=[MANDABRASA_CO.M66]" table:style-name="ce58">
              <text:p>0,00</text:p>
            </table:table-cell>
            <table:table-cell office:value-type="float" office:value="0" table:formula="of:=[MANDABRASA_CO.N66]" table:style-name="ce58">
              <text:p>0,00</text:p>
            </table:table-cell>
            <table:table-cell office:value-type="float" office:value="-377159.85" table:formula="of:=SUM([.E39:.P39])" table:style-name="ce58">
              <text:p>-377.159,85</text:p>
            </table:table-cell>
            <table:table-cell office:value-type="percentage" office:value="-9.1659285751303117E-3" table:formula="of:=[.Q39]/[.$Q$8]" table:style-name="ce59">
              <text:p>-0,92%</text:p>
            </table:table-cell>
            <table:table-cell table:number-columns-repeated="76" table:style-name="ce49"/>
            <table:table-cell table:number-columns-repeated="16290" table:style-name="ce50"/>
          </table:table-row>
          <table:table-row table:style-name="ro3">
            <table:table-cell office:value-type="string" table:style-name="ce70">
              <text:p>164 DESPESAS COM EQUIPAMENTOS E UTENSIL</text:p>
            </table:table-cell>
            <table:table-cell office:value-type="string" office:string-value="3.1.4.17.05" table:formula="of:=[MANDABRASA.A72]" table:style-name="ce70">
              <text:p>3.1.4.17.05</text:p>
            </table:table-cell>
            <table:table-cell office:value-type="string" office:string-value="3.1.4.17.05" table:formula="of:=['1835'.A72]" table:style-name="ce70">
              <text:p>3.1.4.17.05</text:p>
            </table:table-cell>
            <table:table-cell table:style-name="ce143"/>
            <table:table-cell office:value-type="float" office:value="-143109.31" table:formula="of:=[MANDABRASA_CO.C72]" table:style-name="ce58">
              <text:p>-143.109,31</text:p>
            </table:table-cell>
            <table:table-cell office:value-type="float" office:value="-185597.68" table:formula="of:=[MANDABRASA_CO.D72]" table:style-name="ce58">
              <text:p>-185.597,68</text:p>
            </table:table-cell>
            <table:table-cell office:value-type="float" office:value="-93135.89" table:formula="of:=[MANDABRASA_CO.E72]" table:style-name="ce58">
              <text:p>-93.135,89</text:p>
            </table:table-cell>
            <table:table-cell office:value-type="float" office:value="-142551.56" table:formula="of:=[MANDABRASA_CO.F72]" table:style-name="ce58">
              <text:p>-142.551,56</text:p>
            </table:table-cell>
            <table:table-cell office:value-type="float" office:value="-337909.86" table:formula="of:=[MANDABRASA_CO.G72]" table:style-name="ce58">
              <text:p>-337.909,86</text:p>
            </table:table-cell>
            <table:table-cell office:value-type="float" office:value="-114855.98999999999" table:formula="of:=[MANDABRASA_CO.H72]" table:style-name="ce58">
              <text:p>-114.855,99</text:p>
            </table:table-cell>
            <table:table-cell office:value-type="float" office:value="0" table:formula="of:=[MANDABRASA_CO.I72]" table:style-name="ce58">
              <text:p>0,00</text:p>
            </table:table-cell>
            <table:table-cell office:value-type="float" office:value="0" table:formula="of:=[MANDABRASA_CO.J72]" table:style-name="ce58">
              <text:p>0,00</text:p>
            </table:table-cell>
            <table:table-cell office:value-type="float" office:value="0" table:formula="of:=[MANDABRASA_CO.K72]" table:style-name="ce58">
              <text:p>0,00</text:p>
            </table:table-cell>
            <table:table-cell office:value-type="float" office:value="0" table:formula="of:=[MANDABRASA_CO.L72]" table:style-name="ce58">
              <text:p>0,00</text:p>
            </table:table-cell>
            <table:table-cell office:value-type="float" office:value="0" table:formula="of:=[MANDABRASA_CO.M72]" table:style-name="ce58">
              <text:p>0,00</text:p>
            </table:table-cell>
            <table:table-cell office:value-type="float" office:value="0" table:formula="of:=[MANDABRASA_CO.N72]" table:style-name="ce58">
              <text:p>0,00</text:p>
            </table:table-cell>
            <table:table-cell office:value-type="float" office:value="-1017160.2899999999" table:formula="of:=SUM([.E40:.P40])" table:style-name="ce58">
              <text:p>-1.017.160,29</text:p>
            </table:table-cell>
            <table:table-cell office:value-type="percentage" office:value="-2.4719541508988387E-2" table:formula="of:=[.Q40]/[.$Q$8]" table:style-name="ce59">
              <text:p>-2,47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70">
              <text:p>171 DESPESAS COM SERVICOS TERCERIZADOS</text:p>
            </table:table-cell>
            <table:table-cell office:value-type="string" office:string-value="3.1.4.17.06" table:formula="of:=[MANDABRASA.A79]" table:style-name="ce70">
              <text:p>3.1.4.17.06</text:p>
            </table:table-cell>
            <table:table-cell office:value-type="string" office:string-value="3.1.4.17.06" table:formula="of:=['1835'.A79]" table:style-name="ce70">
              <text:p>3.1.4.17.06</text:p>
            </table:table-cell>
            <table:table-cell table:style-name="ce143"/>
            <table:table-cell office:value-type="float" office:value="-111317.68000000001" table:formula="of:=[MANDABRASA_CO.C79]" table:style-name="ce58">
              <text:p>-111.317,68</text:p>
            </table:table-cell>
            <table:table-cell office:value-type="float" office:value="-110000.64" table:formula="of:=[MANDABRASA_CO.D79]" table:style-name="ce58">
              <text:p>-110.000,64</text:p>
            </table:table-cell>
            <table:table-cell office:value-type="float" office:value="-128796.11" table:formula="of:=[MANDABRASA_CO.E79]" table:style-name="ce58">
              <text:p>-128.796,11</text:p>
            </table:table-cell>
            <table:table-cell office:value-type="float" office:value="-128544.59" table:formula="of:=[MANDABRASA_CO.F79]" table:style-name="ce58">
              <text:p>-128.544,59</text:p>
            </table:table-cell>
            <table:table-cell office:value-type="float" office:value="-111160.48" table:formula="of:=[MANDABRASA_CO.G79]" table:style-name="ce58">
              <text:p>-111.160,48</text:p>
            </table:table-cell>
            <table:table-cell office:value-type="float" office:value="-141147.25" table:formula="of:=[MANDABRASA_CO.H79]" table:style-name="ce58">
              <text:p>-141.147,25</text:p>
            </table:table-cell>
            <table:table-cell office:value-type="float" office:value="0" table:formula="of:=[MANDABRASA_CO.I79]" table:style-name="ce58">
              <text:p>0,00</text:p>
            </table:table-cell>
            <table:table-cell office:value-type="float" office:value="0" table:formula="of:=[MANDABRASA_CO.J79]" table:style-name="ce58">
              <text:p>0,00</text:p>
            </table:table-cell>
            <table:table-cell office:value-type="float" office:value="0" table:formula="of:=[MANDABRASA_CO.K79]" table:style-name="ce58">
              <text:p>0,00</text:p>
            </table:table-cell>
            <table:table-cell office:value-type="float" office:value="0" table:formula="of:=[MANDABRASA_CO.L79]" table:style-name="ce58">
              <text:p>0,00</text:p>
            </table:table-cell>
            <table:table-cell office:value-type="float" office:value="0" table:formula="of:=[MANDABRASA_CO.M79]" table:style-name="ce58">
              <text:p>0,00</text:p>
            </table:table-cell>
            <table:table-cell office:value-type="float" office:value="0" table:formula="of:=[MANDABRASA_CO.N79]" table:style-name="ce58">
              <text:p>0,00</text:p>
            </table:table-cell>
            <table:table-cell office:value-type="float" office:value="-730966.75" table:formula="of:=SUM([.E41:.P41])" table:style-name="ce58">
              <text:p>-730.966,75</text:p>
            </table:table-cell>
            <table:table-cell office:value-type="percentage" office:value="-1.7764322001122691E-2" table:formula="of:=[.Q41]/[.$Q$8]" table:style-name="ce59">
              <text:p>-1,78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70">
              <text:p>183 DESPESAS COMERCIAIS</text:p>
            </table:table-cell>
            <table:table-cell office:value-type="string" office:string-value="3.1.4.17.07" table:formula="of:=[MANDABRASA.A91]" table:style-name="ce70">
              <text:p>3.1.4.17.07</text:p>
            </table:table-cell>
            <table:table-cell office:value-type="string" office:string-value="3.1.4.17.07" table:formula="of:=['1835'.A91]" table:style-name="ce70">
              <text:p>3.1.4.17.07</text:p>
            </table:table-cell>
            <table:table-cell table:style-name="ce143"/>
            <table:table-cell office:value-type="float" office:value="-339592.71" table:formula="of:=[MANDABRASA_CO.C91]" table:style-name="ce58">
              <text:p>-339.592,71</text:p>
            </table:table-cell>
            <table:table-cell office:value-type="float" office:value="-94934.989999999991" table:formula="of:=[MANDABRASA_CO.D91]" table:style-name="ce58">
              <text:p>-94.934,99</text:p>
            </table:table-cell>
            <table:table-cell office:value-type="float" office:value="-74626.14" table:formula="of:=[MANDABRASA_CO.E91]" table:style-name="ce58">
              <text:p>-74.626,14</text:p>
            </table:table-cell>
            <table:table-cell office:value-type="float" office:value="-173213.21000000002" table:formula="of:=[MANDABRASA_CO.F91]" table:style-name="ce58">
              <text:p>-173.213,21</text:p>
            </table:table-cell>
            <table:table-cell office:value-type="float" office:value="-91738.26999999999" table:formula="of:=[MANDABRASA_CO.G91]" table:style-name="ce58">
              <text:p>-91.738,27</text:p>
            </table:table-cell>
            <table:table-cell office:value-type="float" office:value="-147600.08000000002" table:formula="of:=[MANDABRASA_CO.H91]" table:style-name="ce58">
              <text:p>-147.600,08</text:p>
            </table:table-cell>
            <table:table-cell office:value-type="float" office:value="0" table:formula="of:=[MANDABRASA_CO.I91]" table:style-name="ce58">
              <text:p>0,00</text:p>
            </table:table-cell>
            <table:table-cell office:value-type="float" office:value="0" table:formula="of:=[MANDABRASA_CO.J91]" table:style-name="ce58">
              <text:p>0,00</text:p>
            </table:table-cell>
            <table:table-cell office:value-type="float" office:value="0" table:formula="of:=[MANDABRASA_CO.K91]" table:style-name="ce58">
              <text:p>0,00</text:p>
            </table:table-cell>
            <table:table-cell office:value-type="float" office:value="0" table:formula="of:=[MANDABRASA_CO.L91]" table:style-name="ce58">
              <text:p>0,00</text:p>
            </table:table-cell>
            <table:table-cell office:value-type="float" office:value="0" table:formula="of:=[MANDABRASA_CO.M91]" table:style-name="ce58">
              <text:p>0,00</text:p>
            </table:table-cell>
            <table:table-cell office:value-type="float" office:value="0" table:formula="of:=[MANDABRASA_CO.N91]" table:style-name="ce58">
              <text:p>0,00</text:p>
            </table:table-cell>
            <table:table-cell office:value-type="float" office:value="-921705.40000000014" table:formula="of:=SUM([.E42:.P42])" table:style-name="ce58">
              <text:p>-921.705,40</text:p>
            </table:table-cell>
            <table:table-cell office:value-type="percentage" office:value="-2.2399748710558443E-2" table:formula="of:=[.Q42]/[.$Q$8]" table:style-name="ce59">
              <text:p>-2,24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73">
              <text:p>194 MATERIAIS</text:p>
            </table:table-cell>
            <table:table-cell office:value-type="string" office:string-value="3.1.4.17.08" table:formula="of:=[MANDABRASA.A99]" table:style-name="ce70">
              <text:p>3.1.4.17.08</text:p>
            </table:table-cell>
            <table:table-cell office:value-type="string" office:string-value="3.1.4.17.08" table:formula="of:=['1835'.A99]" table:style-name="ce70">
              <text:p>3.1.4.17.08</text:p>
            </table:table-cell>
            <table:table-cell table:style-name="ce143"/>
            <table:table-cell office:value-type="float" office:value="-178087.13" table:formula="of:=[MANDABRASA_CO.C99]" table:style-name="ce58">
              <text:p>-178.087,13</text:p>
            </table:table-cell>
            <table:table-cell office:value-type="float" office:value="-116358.41" table:formula="of:=[MANDABRASA_CO.D99]" table:style-name="ce58">
              <text:p>-116.358,41</text:p>
            </table:table-cell>
            <table:table-cell office:value-type="float" office:value="-89699.709999999992" table:formula="of:=[MANDABRASA_CO.E99]" table:style-name="ce58">
              <text:p>-89.699,71</text:p>
            </table:table-cell>
            <table:table-cell office:value-type="float" office:value="-86319.400000000009" table:formula="of:=[MANDABRASA_CO.F99]" table:style-name="ce58">
              <text:p>-86.319,40</text:p>
            </table:table-cell>
            <table:table-cell office:value-type="float" office:value="-127178.13" table:formula="of:=[MANDABRASA_CO.G99]" table:style-name="ce58">
              <text:p>-127.178,13</text:p>
            </table:table-cell>
            <table:table-cell office:value-type="float" office:value="-59297.54" table:formula="of:=[MANDABRASA_CO.H99]" table:style-name="ce58">
              <text:p>-59.297,54</text:p>
            </table:table-cell>
            <table:table-cell office:value-type="float" office:value="0" table:formula="of:=[MANDABRASA_CO.I99]" table:style-name="ce58">
              <text:p>0,00</text:p>
            </table:table-cell>
            <table:table-cell office:value-type="float" office:value="0" table:formula="of:=[MANDABRASA_CO.J99]" table:style-name="ce58">
              <text:p>0,00</text:p>
            </table:table-cell>
            <table:table-cell office:value-type="float" office:value="0" table:formula="of:=[MANDABRASA_CO.K99]" table:style-name="ce58">
              <text:p>0,00</text:p>
            </table:table-cell>
            <table:table-cell office:value-type="float" office:value="0" table:formula="of:=[MANDABRASA_CO.L99]" table:style-name="ce58">
              <text:p>0,00</text:p>
            </table:table-cell>
            <table:table-cell office:value-type="float" office:value="0" table:formula="of:=[MANDABRASA_CO.M99]" table:style-name="ce58">
              <text:p>0,00</text:p>
            </table:table-cell>
            <table:table-cell office:value-type="float" office:value="0" table:formula="of:=[MANDABRASA_CO.N99]" table:style-name="ce58">
              <text:p>0,00</text:p>
            </table:table-cell>
            <table:table-cell office:value-type="float" office:value="-656940.32000000007" table:formula="of:=SUM([.E43:.P43])" table:style-name="ce58">
              <text:p>-656.940,32</text:p>
            </table:table-cell>
            <table:table-cell office:value-type="percentage" office:value="-1.5965294426867685E-2" table:formula="of:=[.Q43]/[.$Q$8]" table:style-name="ce59">
              <text:p>-1,60%</text:p>
            </table:table-cell>
            <table:table-cell table:number-columns-repeated="16366" table:style-name="ce50"/>
          </table:table-row>
          <table:table-row table:style-name="ro3">
            <table:table-cell office:value-type="string" table:style-name="ce70">
              <text:p>198 DESPESAS GERAIS</text:p>
            </table:table-cell>
            <table:table-cell office:value-type="string" office:string-value="3.1.4.17.09" table:formula="of:=[MANDABRASA.A104]" table:style-name="ce70">
              <text:p>3.1.4.17.09</text:p>
            </table:table-cell>
            <table:table-cell office:value-type="string" office:string-value="3.1.4.17.09" table:formula="of:=['1835'.A104]" table:style-name="ce70">
              <text:p>3.1.4.17.09</text:p>
            </table:table-cell>
            <table:table-cell table:style-name="ce143"/>
            <table:table-cell office:value-type="float" office:value="-58161.600000000006" table:formula="of:=[MANDABRASA_CO.C104]" table:style-name="ce58">
              <text:p>-58.161,60</text:p>
            </table:table-cell>
            <table:table-cell office:value-type="float" office:value="-35267.949999999997" table:formula="of:=[MANDABRASA_CO.D104]" table:style-name="ce58">
              <text:p>-35.267,95</text:p>
            </table:table-cell>
            <table:table-cell office:value-type="float" office:value="-21706" table:formula="of:=[MANDABRASA_CO.E104]" table:style-name="ce58">
              <text:p>-21.706,00</text:p>
            </table:table-cell>
            <table:table-cell office:value-type="float" office:value="-48835.8" table:formula="of:=[MANDABRASA_CO.F104]" table:style-name="ce58">
              <text:p>-48.835,80</text:p>
            </table:table-cell>
            <table:table-cell office:value-type="float" office:value="-41434.65" table:formula="of:=[MANDABRASA_CO.G104]" table:style-name="ce58">
              <text:p>-41.434,65</text:p>
            </table:table-cell>
            <table:table-cell office:value-type="float" office:value="-45763.329999999994" table:formula="of:=[MANDABRASA_CO.H104]" table:style-name="ce58">
              <text:p>-45.763,33</text:p>
            </table:table-cell>
            <table:table-cell office:value-type="float" office:value="0" table:formula="of:=[MANDABRASA_CO.I104]" table:style-name="ce58">
              <text:p>0,00</text:p>
            </table:table-cell>
            <table:table-cell office:value-type="float" office:value="0" table:formula="of:=[MANDABRASA_CO.J104]" table:style-name="ce58">
              <text:p>0,00</text:p>
            </table:table-cell>
            <table:table-cell office:value-type="float" office:value="0" table:formula="of:=[MANDABRASA_CO.K104]" table:style-name="ce58">
              <text:p>0,00</text:p>
            </table:table-cell>
            <table:table-cell office:value-type="float" office:value="0" table:formula="of:=[MANDABRASA_CO.L104]" table:style-name="ce58">
              <text:p>0,00</text:p>
            </table:table-cell>
            <table:table-cell office:value-type="float" office:value="0" table:formula="of:=[MANDABRASA_CO.M104]" table:style-name="ce58">
              <text:p>0,00</text:p>
            </table:table-cell>
            <table:table-cell office:value-type="float" office:value="0" table:formula="of:=[MANDABRASA_CO.N104]" table:style-name="ce58">
              <text:p>0,00</text:p>
            </table:table-cell>
            <table:table-cell office:value-type="float" office:value="-251169.33" table:formula="of:=SUM([.E44:.P44])" table:style-name="ce58">
              <text:p>-251.169,33</text:p>
            </table:table-cell>
            <table:table-cell office:value-type="percentage" office:value="-6.1040435217145595E-3" table:formula="of:=[.Q44]/[.$Q$8]" table:style-name="ce59">
              <text:p>-0,61%</text:p>
            </table:table-cell>
            <table:table-cell table:number-columns-repeated="16366" table:style-name="ce50"/>
          </table:table-row>
        </table:table-row-group>
        <table:table-row table:style-name="ro3">
          <table:table-cell office:value-type="string" table:style-name="ce74">
            <text:p>DESPESAS TRIBUTARIAS</text:p>
          </table:table-cell>
          <table:table-cell office:value-type="string" office:string-value="3.1.4.19" table:formula="of:=[MANDABRASA.A116]" table:style-name="ce70">
            <text:p>3.1.4.19</text:p>
          </table:table-cell>
          <table:table-cell office:value-type="string" office:string-value="3.1.4.19" table:formula="of:=['1835'.A116]" table:style-name="ce70">
            <text:p>3.1.4.19</text:p>
          </table:table-cell>
          <table:table-cell table:style-name="ce135"/>
          <table:table-cell office:value-type="float" office:value="-33444.54" table:formula="of:=[MANDABRASA_CO.C116]" table:style-name="ce75">
            <text:p>-33.444,54</text:p>
          </table:table-cell>
          <table:table-cell office:value-type="float" office:value="-31404.300000000003" table:formula="of:=[MANDABRASA_CO.D116]" table:style-name="ce75">
            <text:p>-31.404,30</text:p>
          </table:table-cell>
          <table:table-cell office:value-type="float" office:value="-18719.379999999997" table:formula="of:=[MANDABRASA_CO.E116]" table:style-name="ce75">
            <text:p>-18.719,38</text:p>
          </table:table-cell>
          <table:table-cell office:value-type="float" office:value="-21288.33" table:formula="of:=[MANDABRASA_CO.F116]" table:style-name="ce75">
            <text:p>-21.288,33</text:p>
          </table:table-cell>
          <table:table-cell office:value-type="float" office:value="-77235.44" table:formula="of:=[MANDABRASA_CO.G116]" table:style-name="ce75">
            <text:p>-77.235,44</text:p>
          </table:table-cell>
          <table:table-cell office:value-type="float" office:value="-34731.370000000003" table:formula="of:=[MANDABRASA_CO.H116]" table:style-name="ce75">
            <text:p>-34.731,37</text:p>
          </table:table-cell>
          <table:table-cell office:value-type="float" office:value="0" table:formula="of:=[MANDABRASA_CO.I116]" table:style-name="ce75">
            <text:p>0,00</text:p>
          </table:table-cell>
          <table:table-cell office:value-type="float" office:value="0" table:formula="of:=[MANDABRASA_CO.J116]" table:style-name="ce75">
            <text:p>0,00</text:p>
          </table:table-cell>
          <table:table-cell office:value-type="float" office:value="0" table:formula="of:=[MANDABRASA_CO.K116]" table:style-name="ce75">
            <text:p>0,00</text:p>
          </table:table-cell>
          <table:table-cell office:value-type="float" office:value="0" table:formula="of:=[MANDABRASA_CO.L116]" table:style-name="ce75">
            <text:p>0,00</text:p>
          </table:table-cell>
          <table:table-cell office:value-type="float" office:value="0" table:formula="of:=[MANDABRASA_CO.M116]" table:style-name="ce75">
            <text:p>0,00</text:p>
          </table:table-cell>
          <table:table-cell office:value-type="float" office:value="0" table:formula="of:=[MANDABRASA_CO.N116]" table:style-name="ce75">
            <text:p>0,00</text:p>
          </table:table-cell>
          <table:table-cell office:value-type="float" office:value="-216823.36" table:formula="of:=SUM([.E45:.P45])" table:style-name="ce75">
            <text:p>-216.823,36</text:p>
          </table:table-cell>
          <table:table-cell office:value-type="percentage" office:value="-5.2693504655380646E-3" table:formula="of:=[.Q45]/[.$Q$8]" table:style-name="ce59">
            <text:p>-0,53%</text:p>
          </table:table-cell>
          <table:table-cell table:number-columns-repeated="16366" table:style-name="ce50"/>
        </table:table-row>
        <table:table-row table:style-name="ro3">
          <table:table-cell office:value-type="string" table:style-name="ce74">
            <text:p>DESPESAS FINANCEIRAS</text:p>
          </table:table-cell>
          <table:table-cell office:value-type="string" office:string-value="3.1.4.20" table:formula="of:=[MANDABRASA.A126]" table:style-name="ce70">
            <text:p>3.1.4.20</text:p>
          </table:table-cell>
          <table:table-cell office:value-type="string" office:string-value="3.1.4.20" table:formula="of:=['1835'.A126]" table:style-name="ce70">
            <text:p>3.1.4.20</text:p>
          </table:table-cell>
          <table:table-cell table:style-name="ce135"/>
          <table:table-cell office:value-type="float" office:value="-105603.64" table:formula="of:=[MANDABRASA_CO.C126]" table:style-name="ce75">
            <text:p>-105.603,64</text:p>
          </table:table-cell>
          <table:table-cell office:value-type="float" office:value="-69501.16" table:formula="of:=[MANDABRASA_CO.D126]" table:style-name="ce75">
            <text:p>-69.501,16</text:p>
          </table:table-cell>
          <table:table-cell office:value-type="float" office:value="-37971.410000000003" table:formula="of:=[MANDABRASA_CO.E126]" table:style-name="ce75">
            <text:p>-37.971,41</text:p>
          </table:table-cell>
          <table:table-cell office:value-type="float" office:value="-65060.98" table:formula="of:=[MANDABRASA_CO.F126]" table:style-name="ce75">
            <text:p>-65.060,98</text:p>
          </table:table-cell>
          <table:table-cell office:value-type="float" office:value="-125339.30999999998" table:formula="of:=[MANDABRASA_CO.G126]" table:style-name="ce75">
            <text:p>-125.339,31</text:p>
          </table:table-cell>
          <table:table-cell office:value-type="float" office:value="-116606.38" table:formula="of:=[MANDABRASA_CO.H126]" table:style-name="ce75">
            <text:p>-116.606,38</text:p>
          </table:table-cell>
          <table:table-cell office:value-type="float" office:value="0" table:formula="of:=[MANDABRASA_CO.I126]" table:style-name="ce75">
            <text:p>0,00</text:p>
          </table:table-cell>
          <table:table-cell office:value-type="float" office:value="0" table:formula="of:=[MANDABRASA_CO.J126]" table:style-name="ce75">
            <text:p>0,00</text:p>
          </table:table-cell>
          <table:table-cell office:value-type="float" office:value="0" table:formula="of:=[MANDABRASA_CO.K126]" table:style-name="ce75">
            <text:p>0,00</text:p>
          </table:table-cell>
          <table:table-cell office:value-type="float" office:value="0" table:formula="of:=[MANDABRASA_CO.L126]" table:style-name="ce75">
            <text:p>0,00</text:p>
          </table:table-cell>
          <table:table-cell office:value-type="float" office:value="0" table:formula="of:=[MANDABRASA_CO.M126]" table:style-name="ce75">
            <text:p>0,00</text:p>
          </table:table-cell>
          <table:table-cell office:value-type="float" office:value="0" table:formula="of:=[MANDABRASA_CO.N126]" table:style-name="ce75">
            <text:p>0,00</text:p>
          </table:table-cell>
          <table:table-cell office:value-type="float" office:value="-520082.88" table:formula="of:=SUM([.E46:.P46])" table:style-name="ce75">
            <text:p>-520.082,88</text:p>
          </table:table-cell>
          <table:table-cell office:value-type="percentage" office:value="-1.2639316012104865E-2" table:formula="of:=[.Q46]/[.$Q$8]" table:style-name="ce59">
            <text:p>-1,26%</text:p>
          </table:table-cell>
          <table:table-cell table:number-columns-repeated="16366" table:style-name="ce50"/>
        </table:table-row>
        <table:table-row table:style-name="ro3">
          <table:table-cell office:value-type="string" table:style-name="ce74">
            <text:p>RECEITAS FINANCEIRAS</text:p>
          </table:table-cell>
          <table:table-cell office:value-type="string" office:string-value="4.1.2.01" table:formula="of:=[MANDABRASA.A162]" table:style-name="ce70">
            <text:p>4.1.2.01</text:p>
          </table:table-cell>
          <table:table-cell office:value-type="string" office:string-value="4.1.2.01" table:formula="of:=['1835'.A162]" table:style-name="ce70">
            <text:p>4.1.2.01</text:p>
          </table:table-cell>
          <table:table-cell table:style-name="ce135"/>
          <table:table-cell office:value-type="float" office:value="111318.97" table:formula="of:=[MANDABRASA_CO.C161]" table:style-name="ce75">
            <text:p>111.318,97</text:p>
          </table:table-cell>
          <table:table-cell office:value-type="float" office:value="35968.69" table:formula="of:=[MANDABRASA_CO.D161]" table:style-name="ce75">
            <text:p>35.968,69</text:p>
          </table:table-cell>
          <table:table-cell office:value-type="float" office:value="78927.64" table:formula="of:=[MANDABRASA_CO.E161]" table:style-name="ce75">
            <text:p>78.927,64</text:p>
          </table:table-cell>
          <table:table-cell office:value-type="float" office:value="21439.15" table:formula="of:=[MANDABRASA_CO.F161]" table:style-name="ce75">
            <text:p>21.439,15</text:p>
          </table:table-cell>
          <table:table-cell office:value-type="float" office:value="25838" table:formula="of:=[MANDABRASA_CO.G161]" table:style-name="ce75">
            <text:p>25.838,00</text:p>
          </table:table-cell>
          <table:table-cell office:value-type="float" office:value="25.48" table:formula="of:=[MANDABRASA_CO.H161]" table:style-name="ce75">
            <text:p>25,48</text:p>
          </table:table-cell>
          <table:table-cell office:value-type="float" office:value="0" table:formula="of:=[MANDABRASA_CO.I161]" table:style-name="ce75">
            <text:p>0,00</text:p>
          </table:table-cell>
          <table:table-cell office:value-type="float" office:value="0" table:formula="of:=[MANDABRASA_CO.J161]" table:style-name="ce75">
            <text:p>0,00</text:p>
          </table:table-cell>
          <table:table-cell office:value-type="float" office:value="0" table:formula="of:=[MANDABRASA_CO.K161]" table:style-name="ce75">
            <text:p>0,00</text:p>
          </table:table-cell>
          <table:table-cell office:value-type="float" office:value="0" table:formula="of:=[MANDABRASA_CO.L161]" table:style-name="ce75">
            <text:p>0,00</text:p>
          </table:table-cell>
          <table:table-cell office:value-type="float" office:value="0" table:formula="of:=[MANDABRASA_CO.M161]" table:style-name="ce75">
            <text:p>0,00</text:p>
          </table:table-cell>
          <table:table-cell office:value-type="float" office:value="0" table:formula="of:=[MANDABRASA_CO.N161]" table:style-name="ce75">
            <text:p>0,00</text:p>
          </table:table-cell>
          <table:table-cell office:value-type="float" office:value="273517.92999999993" table:formula="of:=SUM([.E47:.P47])" table:style-name="ce75">
            <text:p>273.517,93</text:p>
          </table:table-cell>
          <table:table-cell office:value-type="percentage" office:value="6.647170451461076E-3" table:formula="of:=[.Q47]/[.$Q$8]" table:style-name="ce59">
            <text:p>0,66%</text:p>
          </table:table-cell>
          <table:table-cell table:number-columns-repeated="16366" table:style-name="ce50"/>
        </table:table-row>
        <table:table-row table:style-name="ro3">
          <table:table-cell office:value-type="string" table:style-name="ce74">
            <text:p>DESPESAS NÃO OPERACIONAIS</text:p>
          </table:table-cell>
          <table:table-cell office:value-type="string" office:string-value="3.2.1.01.02.00857" table:formula="of:=[MANDABRASA.A143]" table:style-name="ce70">
            <text:p>3.2.1.01.02.00857</text:p>
          </table:table-cell>
          <table:table-cell office:value-type="string" office:string-value="3.2.1.01.02.00857" table:formula="of:=['1835'.A143]" table:style-name="ce70">
            <text:p>3.2.1.01.02.00857</text:p>
          </table:table-cell>
          <table:table-cell table:style-name="ce135"/>
          <table:table-cell office:value-type="float" office:value="-86571.71" table:formula="of:=[MANDABRASA_CO.C143]" table:style-name="ce75">
            <text:p>-86.571,71</text:p>
          </table:table-cell>
          <table:table-cell office:value-type="float" office:value="-30719.919999999998" table:formula="of:=[MANDABRASA_CO.D143]" table:style-name="ce75">
            <text:p>-30.719,92</text:p>
          </table:table-cell>
          <table:table-cell office:value-type="float" office:value="-22159.33" table:formula="of:=[MANDABRASA_CO.E143]" table:style-name="ce75">
            <text:p>-22.159,33</text:p>
          </table:table-cell>
          <table:table-cell office:value-type="float" office:value="-46507.48" table:formula="of:=[MANDABRASA_CO.F143]" table:style-name="ce75">
            <text:p>-46.507,48</text:p>
          </table:table-cell>
          <table:table-cell office:value-type="float" office:value="-57398.95" table:formula="of:=[MANDABRASA_CO.G143]" table:style-name="ce75">
            <text:p>-57.398,95</text:p>
          </table:table-cell>
          <table:table-cell office:value-type="float" office:value="-78207.42" table:formula="of:=[MANDABRASA_CO.H143]" table:style-name="ce75">
            <text:p>-78.207,42</text:p>
          </table:table-cell>
          <table:table-cell office:value-type="float" office:value="0" table:formula="of:=[MANDABRASA_CO.I143]" table:style-name="ce75">
            <text:p>0,00</text:p>
          </table:table-cell>
          <table:table-cell office:value-type="float" office:value="0" table:formula="of:=[MANDABRASA_CO.J143]" table:style-name="ce75">
            <text:p>0,00</text:p>
          </table:table-cell>
          <table:table-cell office:value-type="float" office:value="0" table:formula="of:=[MANDABRASA_CO.K143]" table:style-name="ce75">
            <text:p>0,00</text:p>
          </table:table-cell>
          <table:table-cell office:value-type="float" office:value="0" table:formula="of:=[MANDABRASA_CO.L143]" table:style-name="ce75">
            <text:p>0,00</text:p>
          </table:table-cell>
          <table:table-cell office:value-type="float" office:value="0" table:formula="of:=[MANDABRASA_CO.M143]" table:style-name="ce75">
            <text:p>0,00</text:p>
          </table:table-cell>
          <table:table-cell office:value-type="float" office:value="0" table:formula="of:=[MANDABRASA_CO.N143]" table:style-name="ce75">
            <text:p>0,00</text:p>
          </table:table-cell>
          <table:table-cell office:value-type="float" office:value="-321564.81" table:formula="of:=SUM([.E48:.P48])" table:style-name="ce75">
            <text:p>-321.564,81</text:p>
          </table:table-cell>
          <table:table-cell office:value-type="percentage" office:value="-7.8148299208819529E-3" table:formula="of:=[.Q48]/[.$Q$8]" table:style-name="ce59">
            <text:p>-0,78%</text:p>
          </table:table-cell>
          <table:table-cell table:number-columns-repeated="16366" table:style-name="ce50"/>
        </table:table-row>
        <table:table-row table:style-name="ro3">
          <table:table-cell office:value-type="string" table:style-name="ce74">
            <text:p>DESPESAS INDEDUTIVEIS</text:p>
          </table:table-cell>
          <table:table-cell office:value-type="string" office:string-value="3.2.1.01.02.00856" table:formula="of:=[MANDABRASA.A142]" table:style-name="ce70">
            <text:p>3.2.1.01.02.00856</text:p>
          </table:table-cell>
          <table:table-cell office:value-type="string" office:string-value="3.2.1.01.02.00856" table:formula="of:=['1835'.A142]" table:style-name="ce70">
            <text:p>3.2.1.01.02.00856</text:p>
          </table:table-cell>
          <table:table-cell table:style-name="ce135"/>
          <table:table-cell office:value-type="float" office:value="-21214.49" table:formula="of:=[MANDABRASA_CO.C142]" table:style-name="ce75">
            <text:p>-21.214,49</text:p>
          </table:table-cell>
          <table:table-cell office:value-type="float" office:value="-21802.09" table:formula="of:=[MANDABRASA_CO.D142]" table:style-name="ce75">
            <text:p>-21.802,09</text:p>
          </table:table-cell>
          <table:table-cell office:value-type="float" office:value="-21337.370000000003" table:formula="of:=[MANDABRASA_CO.E142]+[MANDABRASA_CO.E141]" table:style-name="ce75">
            <text:p>-21.337,37</text:p>
          </table:table-cell>
          <table:table-cell office:value-type="float" office:value="-19351.89" table:formula="of:=[MANDABRASA_CO.F142]+[MANDABRASA_CO.F141]" table:style-name="ce75">
            <text:p>-19.351,89</text:p>
          </table:table-cell>
          <table:table-cell office:value-type="float" office:value="-15664.5" table:formula="of:=[MANDABRASA_CO.G142]+[MANDABRASA_CO.G141]" table:style-name="ce75">
            <text:p>-15.664,50</text:p>
          </table:table-cell>
          <table:table-cell office:value-type="float" office:value="-20985.599999999999" table:formula="of:=[MANDABRASA_CO.H142]+[MANDABRASA_CO.H141]" table:style-name="ce75">
            <text:p>-20.985,60</text:p>
          </table:table-cell>
          <table:table-cell office:value-type="float" office:value="0" table:formula="of:=[MANDABRASA_CO.I142]+[MANDABRASA_CO.I141]" table:style-name="ce75">
            <text:p>0,00</text:p>
          </table:table-cell>
          <table:table-cell office:value-type="float" office:value="0" table:formula="of:=[MANDABRASA_CO.J142]+[MANDABRASA_CO.J141]" table:style-name="ce75">
            <text:p>0,00</text:p>
          </table:table-cell>
          <table:table-cell office:value-type="float" office:value="0" table:formula="of:=[MANDABRASA_CO.K142]+[MANDABRASA_CO.K141]" table:style-name="ce75">
            <text:p>0,00</text:p>
          </table:table-cell>
          <table:table-cell office:value-type="float" office:value="0" table:formula="of:=[MANDABRASA_CO.L142]+[MANDABRASA_CO.L141]" table:style-name="ce75">
            <text:p>0,00</text:p>
          </table:table-cell>
          <table:table-cell office:value-type="float" office:value="0" table:formula="of:=[MANDABRASA_CO.M142]+[MANDABRASA_CO.M141]" table:style-name="ce75">
            <text:p>0,00</text:p>
          </table:table-cell>
          <table:table-cell office:value-type="float" office:value="0" table:formula="of:=[MANDABRASA_CO.N142]+[MANDABRASA_CO.N141]" table:style-name="ce75">
            <text:p>0,00</text:p>
          </table:table-cell>
          <table:table-cell office:value-type="float" office:value="-120355.94" table:formula="of:=SUM([.E49:.P49])" table:style-name="ce75">
            <text:p>-120.355,94</text:p>
          </table:table-cell>
          <table:table-cell office:value-type="percentage" office:value="-2.9249506532380617E-3" table:formula="of:=[.Q49]/[.$Q$8]" table:style-name="ce59">
            <text:p>-0,29%</text:p>
          </table:table-cell>
          <table:table-cell table:number-columns-repeated="16366" table:style-name="ce50"/>
        </table:table-row>
        <table:table-row table:style-name="ro3">
          <table:table-cell office:value-type="string" table:style-name="ce74">
            <text:p>RECEITAS NÃO OPERACIONAIS</text:p>
          </table:table-cell>
          <table:table-cell office:value-type="string" office:string-value="4.2" table:formula="of:=[MANDABRASA.A169]" table:style-name="ce70">
            <text:p>4.2</text:p>
          </table:table-cell>
          <table:table-cell office:value-type="string" office:string-value="4.2" table:formula="of:=['1835'.A169]" table:style-name="ce70">
            <text:p>4.2</text:p>
          </table:table-cell>
          <table:table-cell table:style-name="ce135"/>
          <table:table-cell office:value-type="float" office:value="7500" table:formula="of:=[MANDABRASA_CO.C169]" table:style-name="ce75">
            <text:p>7.500,00</text:p>
          </table:table-cell>
          <table:table-cell office:value-type="float" office:value="276339.93" table:formula="of:=[MANDABRASA_CO.D169]" table:style-name="ce75">
            <text:p>276.339,93</text:p>
          </table:table-cell>
          <table:table-cell office:value-type="float" office:value="222361.71" table:formula="of:=[MANDABRASA_CO.E169]" table:style-name="ce75">
            <text:p>222.361,71</text:p>
          </table:table-cell>
          <table:table-cell office:value-type="float" office:value="7500" table:formula="of:=[MANDABRASA_CO.F169]" table:style-name="ce75">
            <text:p>7.500,00</text:p>
          </table:table-cell>
          <table:table-cell office:value-type="float" office:value="0" table:formula="of:=[MANDABRASA_CO.G169]" table:style-name="ce75">
            <text:p>0,00</text:p>
          </table:table-cell>
          <table:table-cell office:value-type="float" office:value="105984.38" table:formula="of:=[MANDABRASA_CO.H169]" table:style-name="ce75">
            <text:p>105.984,38</text:p>
          </table:table-cell>
          <table:table-cell office:value-type="float" office:value="0" table:formula="of:=[MANDABRASA_CO.I169]" table:style-name="ce75">
            <text:p>0,00</text:p>
          </table:table-cell>
          <table:table-cell office:value-type="float" office:value="0" table:formula="of:=[MANDABRASA_CO.J169]" table:style-name="ce75">
            <text:p>0,00</text:p>
          </table:table-cell>
          <table:table-cell office:value-type="float" office:value="0" table:formula="of:=[MANDABRASA_CO.K169]" table:style-name="ce75">
            <text:p>0,00</text:p>
          </table:table-cell>
          <table:table-cell office:value-type="float" office:value="0" table:formula="of:=[MANDABRASA_CO.L169]" table:style-name="ce75">
            <text:p>0,00</text:p>
          </table:table-cell>
          <table:table-cell office:value-type="float" office:value="0" table:formula="of:=[MANDABRASA_CO.M169]" table:style-name="ce75">
            <text:p>0,00</text:p>
          </table:table-cell>
          <table:table-cell office:value-type="float" office:value="0" table:formula="of:=[MANDABRASA_CO.N169]" table:style-name="ce75">
            <text:p>0,00</text:p>
          </table:table-cell>
          <table:table-cell office:value-type="float" office:value="619686.02" table:formula="of:=SUM([.E50:.P50])" table:style-name="ce75">
            <text:p>619.686,02</text:p>
          </table:table-cell>
          <table:table-cell office:value-type="percentage" office:value="1.5059921670683594E-2" table:formula="of:=[.Q50]/[.$Q$8]" table:style-name="ce59">
            <text:p>1,51%</text:p>
          </table:table-cell>
          <table:table-cell table:number-columns-repeated="16366" table:style-name="ce50"/>
        </table:table-row>
        <table:table-row table:style-name="ro3">
          <table:table-cell office:value-type="string" table:style-name="ce76">
            <text:p>RESULTADO ANTES DO IRPJ / CSLL</text:p>
          </table:table-cell>
          <table:table-cell table:number-columns-repeated="2" table:style-name="ce76"/>
          <table:table-cell table:style-name="ce144"/>
          <table:table-cell office:value-type="float" office:value="-129898.41" table:formula="of:=[.E30]+[.E33]+[.E36]+[.E45]+[.E46]+[.E47]+[.E48]+[.E49]+[.E50]" table:style-name="ce77">
            <text:p>-129.898,41</text:p>
          </table:table-cell>
          <table:table-cell office:value-type="float" office:value="284235.09000000061" table:formula="of:=[.F30]+[.F33]+[.F36]+[.F45]+[.F46]+[.F47]+[.F48]+[.F49]+[.F50]" table:style-name="ce77">
            <text:p>284.235,09</text:p>
          </table:table-cell>
          <table:table-cell office:value-type="float" office:value="988666.23699999985" table:formula="of:=[.G30]+[.G33]+[.G36]+[.G45]+[.G46]+[.G47]+[.G48]+[.G49]+[.G50]" table:style-name="ce77">
            <text:p>988.666,24</text:p>
          </table:table-cell>
          <table:table-cell office:value-type="float" office:value="-210321.12000000058" table:formula="of:=[.H30]+[.H33]+[.H36]+[.H45]+[.H46]+[.H47]+[.H48]+[.H49]+[.H50]" table:style-name="ce77">
            <text:p>-210.321,12</text:p>
          </table:table-cell>
          <table:table-cell office:value-type="float" office:value="361911.25999999908" table:formula="of:=[.I30]+[.I33]+[.I36]+[.I45]+[.I46]+[.I47]+[.I48]+[.I49]+[.I50]" table:style-name="ce77">
            <text:p>361.911,26</text:p>
          </table:table-cell>
          <table:table-cell office:value-type="float" office:value="440420.89999999962" table:formula="of:=[.J30]+[.J33]+[.J36]+[.J45]+[.J46]+[.J47]+[.J48]+[.J49]+[.J50]" table:style-name="ce77">
            <text:p>440.420,90</text:p>
          </table:table-cell>
          <table:table-cell office:value-type="float" office:value="0" table:formula="of:=[.K30]+[.K33]+[.K36]+[.K45]+[.K46]+[.K47]+[.K48]+[.K49]+[.K50]" table:style-name="ce77">
            <text:p>0,00</text:p>
          </table:table-cell>
          <table:table-cell office:value-type="float" office:value="0" table:formula="of:=[.L30]+[.L33]+[.L36]+[.L45]+[.L46]+[.L47]+[.L48]+[.L49]+[.L50]" table:style-name="ce77">
            <text:p>0,00</text:p>
          </table:table-cell>
          <table:table-cell office:value-type="float" office:value="0" table:formula="of:=[.M30]+[.M33]+[.M36]+[.M45]+[.M46]+[.M47]+[.M48]+[.M49]+[.M50]" table:style-name="ce77">
            <text:p>0,00</text:p>
          </table:table-cell>
          <table:table-cell office:value-type="float" office:value="0" table:formula="of:=[.N30]+[.N33]+[.N36]+[.N45]+[.N46]+[.N47]+[.N48]+[.N49]+[.N50]" table:style-name="ce77">
            <text:p>0,00</text:p>
          </table:table-cell>
          <table:table-cell office:value-type="float" office:value="0" table:formula="of:=[.O30]+[.O33]+[.O36]+[.O45]+[.O46]+[.O47]+[.O48]+[.O49]+[.O50]" table:style-name="ce77">
            <text:p>0,00</text:p>
          </table:table-cell>
          <table:table-cell office:value-type="float" office:value="0" table:formula="of:=[.P30]+[.P33]+[.P36]+[.P45]+[.P46]+[.P47]+[.P48]+[.P49]+[.P50]" table:style-name="ce77">
            <text:p>0,00</text:p>
          </table:table-cell>
          <table:table-cell office:value-type="float" office:value="1735013.956999996" table:formula="of:=[.Q30]+[.Q33]+[.Q36]+[.Q45]+[.Q46]+[.Q47]+[.Q48]+[.Q49]+[.Q50]" table:style-name="ce77">
            <text:p>1.735.013,96</text:p>
          </table:table-cell>
          <table:table-cell office:value-type="percentage" office:value="4.2165182764592191E-2" table:formula="of:=[.Q51]/[.$Q$8]" table:style-name="ce57">
            <text:p>4,22%</text:p>
          </table:table-cell>
          <table:table-cell table:style-name="ce50"/>
          <table:table-cell table:style-name="ce78"/>
          <table:table-cell table:number-columns-repeated="16364" table:style-name="ce50"/>
        </table:table-row>
        <table:table-row table:style-name="ro3">
          <table:table-cell office:value-type="string" table:style-name="ce76">
            <text:p>RESULTADO ACUMULADO ANTES DO IRPJ / CSLL / SIMPLES</text:p>
          </table:table-cell>
          <table:table-cell table:number-columns-repeated="2" table:style-name="ce76"/>
          <table:table-cell table:style-name="ce144"/>
          <table:table-cell office:value-type="float" office:value="-129898.41" table:formula="of:=[.E51]" table:style-name="ce77">
            <text:p>-129.898,41</text:p>
          </table:table-cell>
          <table:table-cell office:value-type="float" office:value="284235.09000000061" table:formula="of:=[.F51]" table:style-name="ce77">
            <text:p>284.235,09</text:p>
          </table:table-cell>
          <table:table-cell office:value-type="float" office:value="988666.23699999985" table:formula="of:=[.G51]" table:style-name="ce77">
            <text:p>988.666,24</text:p>
          </table:table-cell>
          <table:table-cell office:value-type="float" office:value="-210321.12000000058" table:formula="of:=[.H51]" table:style-name="ce77">
            <text:p>-210.321,12</text:p>
          </table:table-cell>
          <table:table-cell office:value-type="float" office:value="361911.25999999908" table:formula="of:=[.I51]" table:style-name="ce77">
            <text:p>361.911,26</text:p>
          </table:table-cell>
          <table:table-cell office:value-type="float" office:value="440420.89999999962" table:formula="of:=[.J51]" table:style-name="ce77">
            <text:p>440.420,90</text:p>
          </table:table-cell>
          <table:table-cell office:value-type="float" office:value="0" table:formula="of:=[.K51]" table:style-name="ce77">
            <text:p>0,00</text:p>
          </table:table-cell>
          <table:table-cell office:value-type="float" office:value="0" table:formula="of:=[.L51]" table:style-name="ce77">
            <text:p>0,00</text:p>
          </table:table-cell>
          <table:table-cell office:value-type="float" office:value="0" table:formula="of:=[.M51]" table:style-name="ce77">
            <text:p>0,00</text:p>
          </table:table-cell>
          <table:table-cell office:value-type="float" office:value="0" table:formula="of:=[.N51]" table:style-name="ce77">
            <text:p>0,00</text:p>
          </table:table-cell>
          <table:table-cell office:value-type="float" office:value="0" table:formula="of:=[.O51]" table:style-name="ce77">
            <text:p>0,00</text:p>
          </table:table-cell>
          <table:table-cell office:value-type="float" office:value="0" table:formula="of:=[.P51]" table:style-name="ce77">
            <text:p>0,00</text:p>
          </table:table-cell>
          <table:table-cell office:value-type="float" office:value="1735013.956999996" table:formula="of:=[.Q51]" table:style-name="ce77">
            <text:p>1.735.013,96</text:p>
          </table:table-cell>
          <table:table-cell office:value-type="percentage" office:value="4.2165182764592191E-2" table:formula="of:=[.Q52]/[.$Q$8]" table:style-name="ce57">
            <text:p>4,22%</text:p>
          </table:table-cell>
          <table:table-cell table:number-columns-repeated="16366" table:style-name="ce50"/>
        </table:table-row>
        <table:table-row table:style-name="ro3">
          <table:table-cell office:value-type="string" table:style-name="ce79">
            <text:p>PROVISÃO DO IRPJ / CSLL / SIMPLES -<text:s/><text:span text:style-name="T1">(Perse)</text:span></text:p>
          </table:table-cell>
          <table:table-cell table:number-columns-repeated="2" table:style-name="ce79"/>
          <table:table-cell table:style-name="ce145"/>
          <table:table-cell table:number-columns-repeated="12" table:style-name="ce58"/>
          <table:table-cell office:value-type="float" office:value="0" table:formula="of:=SUM([.E53:.P53])" table:style-name="ce58">
            <text:p>0,00</text:p>
          </table:table-cell>
          <table:table-cell office:value-type="percentage" office:value="0" table:formula="of:=[.Q53]/[.$Q$8]" table:style-name="ce59">
            <text:p>0,00%</text:p>
          </table:table-cell>
          <table:table-cell table:number-columns-repeated="16366" table:style-name="ce50"/>
        </table:table-row>
        <table:table-row table:style-name="ro3">
          <table:table-cell office:value-type="string" table:style-name="ce80">
            <text:p>LUCRO LÍQUIDO MENSAL APÓS IRPJ / CSLL / SIMPLES</text:p>
          </table:table-cell>
          <table:table-cell table:number-columns-repeated="2" table:style-name="ce80"/>
          <table:table-cell table:style-name="ce146"/>
          <table:table-cell office:value-type="float" office:value="-129898.41" table:formula="of:=[.E51]+[.E53]" table:style-name="ce77">
            <text:p>-129.898,41</text:p>
          </table:table-cell>
          <table:table-cell office:value-type="float" office:value="284235.09000000061" table:formula="of:=[.F51]+[.F53]" table:style-name="ce77">
            <text:p>284.235,09</text:p>
          </table:table-cell>
          <table:table-cell office:value-type="float" office:value="988666.23699999985" table:formula="of:=[.G51]+[.G53]" table:style-name="ce77">
            <text:p>988.666,24</text:p>
          </table:table-cell>
          <table:table-cell office:value-type="float" office:value="-210321.12000000058" table:formula="of:=[.H51]+[.H53]" table:style-name="ce77">
            <text:p>-210.321,12</text:p>
          </table:table-cell>
          <table:table-cell office:value-type="float" office:value="361911.25999999908" table:formula="of:=[.I51]+[.I53]" table:style-name="ce77">
            <text:p>361.911,26</text:p>
          </table:table-cell>
          <table:table-cell office:value-type="float" office:value="440420.89999999962" table:formula="of:=[.J51]+[.J53]" table:style-name="ce77">
            <text:p>440.420,90</text:p>
          </table:table-cell>
          <table:table-cell office:value-type="float" office:value="0" table:formula="of:=[.K51]+[.K53]" table:style-name="ce77">
            <text:p>0,00</text:p>
          </table:table-cell>
          <table:table-cell office:value-type="float" office:value="0" table:formula="of:=[.L51]+[.L53]" table:style-name="ce77">
            <text:p>0,00</text:p>
          </table:table-cell>
          <table:table-cell office:value-type="float" office:value="0" table:formula="of:=[.M51]+[.M53]" table:style-name="ce77">
            <text:p>0,00</text:p>
          </table:table-cell>
          <table:table-cell office:value-type="float" office:value="0" table:formula="of:=[.N51]+[.N53]" table:style-name="ce77">
            <text:p>0,00</text:p>
          </table:table-cell>
          <table:table-cell office:value-type="float" office:value="0" table:formula="of:=[.O51]+[.O53]" table:style-name="ce77">
            <text:p>0,00</text:p>
          </table:table-cell>
          <table:table-cell office:value-type="float" office:value="0" table:formula="of:=[.P51]+[.P53]" table:style-name="ce77">
            <text:p>0,00</text:p>
          </table:table-cell>
          <table:table-cell office:value-type="float" office:value="1735013.956999996" table:formula="of:=[.Q51]+[.Q53]" table:style-name="ce77">
            <text:p>1.735.013,96</text:p>
          </table:table-cell>
          <table:table-cell office:value-type="percentage" office:value="4.2165182764592191E-2" table:formula="of:=[.Q54]/[.$Q$8]" table:style-name="ce57">
            <text:p>4,22%</text:p>
          </table:table-cell>
          <table:table-cell table:style-name="ce50"/>
          <table:table-cell table:style-name="ce78"/>
          <table:table-cell table:number-columns-repeated="16364" table:style-name="ce50"/>
        </table:table-row>
        <table:table-row table:style-name="ro3">
          <table:table-cell office:value-type="string" table:style-name="ce81">
            <text:p>LUCRO LÍQUIDO ACUMULADO APÓS IRPJ / CSLL / SIMPLES</text:p>
          </table:table-cell>
          <table:table-cell table:number-columns-repeated="2" table:style-name="ce81"/>
          <table:table-cell table:style-name="ce147"/>
          <table:table-cell office:value-type="float" office:value="-129898.41" table:formula="of:=[.E54]" table:style-name="ce82">
            <text:p>-129.898,41</text:p>
          </table:table-cell>
          <table:table-cell office:value-type="float" office:value="154336.6800000006" table:formula="of:=[.E55]+[.F54]" table:style-name="ce82">
            <text:p>154.336,68</text:p>
          </table:table-cell>
          <table:table-cell office:value-type="float" office:value="1143002.9170000004" table:formula="of:=[.F55]+[.G54]" table:style-name="ce82">
            <text:p>1.143.002,92</text:p>
          </table:table-cell>
          <table:table-cell office:value-type="float" office:value="932681.79699999979" table:formula="of:=[.G55]+[.H54]" table:style-name="ce82">
            <text:p>932.681,80</text:p>
          </table:table-cell>
          <table:table-cell office:value-type="float" office:value="1294593.0569999989" table:formula="of:=[.H55]+[.I54]" table:style-name="ce82">
            <text:p>1.294.593,06</text:p>
          </table:table-cell>
          <table:table-cell office:value-type="float" office:value="1735013.9569999985" table:formula="of:=[.I55]+[.J54]" table:style-name="ce82">
            <text:p>1.735.013,96</text:p>
          </table:table-cell>
          <table:table-cell office:value-type="float" office:value="1735013.9569999985" table:formula="of:=[.J55]+[.K54]" table:style-name="ce82">
            <text:p>1.735.013,96</text:p>
          </table:table-cell>
          <table:table-cell office:value-type="float" office:value="1735013.9569999985" table:formula="of:=[.K55]+[.L54]" table:style-name="ce82">
            <text:p>1.735.013,96</text:p>
          </table:table-cell>
          <table:table-cell office:value-type="float" office:value="1735013.9569999985" table:formula="of:=[.L55]+[.M54]" table:style-name="ce82">
            <text:p>1.735.013,96</text:p>
          </table:table-cell>
          <table:table-cell office:value-type="float" office:value="1735013.9569999985" table:formula="of:=[.M55]+[.N54]" table:style-name="ce82">
            <text:p>1.735.013,96</text:p>
          </table:table-cell>
          <table:table-cell office:value-type="float" office:value="1735013.9569999985" table:formula="of:=[.N55]+[.O54]" table:style-name="ce82">
            <text:p>1.735.013,96</text:p>
          </table:table-cell>
          <table:table-cell office:value-type="float" office:value="1735013.9569999985" table:formula="of:=[.O55]+[.P54]" table:style-name="ce82">
            <text:p>1.735.013,96</text:p>
          </table:table-cell>
          <table:table-cell office:value-type="float" office:value="1735013.956999996" table:formula="of:=[.Q54]" table:style-name="ce82">
            <text:p>1.735.013,96</text:p>
          </table:table-cell>
          <table:table-cell office:value-type="percentage" office:value="4.2165182764592191E-2" table:formula="of:=[.Q55]/[.$Q$8]" table:style-name="ce83">
            <text:p>4,22%</text:p>
          </table:table-cell>
          <table:table-cell table:number-columns-repeated="16366" table:style-name="ce50"/>
        </table:table-row>
        <table:table-row table:style-name="ro3">
          <table:table-cell office:value-type="string" table:style-name="ce74">
            <text:p>EBIT</text:p>
          </table:table-cell>
          <table:table-cell table:number-columns-repeated="2" table:style-name="ce74"/>
          <table:table-cell office:value-type="float" office:value="50" table:style-name="ce130">
            <text:p>50</text:p>
          </table:table-cell>
          <table:table-cell office:value-type="float" office:value="-1883" table:formula="of:=[.E30]+[.E33]+[.E36]" table:style-name="ce75">
            <text:p>-1.883,00</text:p>
          </table:table-cell>
          <table:table-cell office:value-type="float" office:value="125353.94000000064" table:formula="of:=[.F30]+[.F33]+[.F36]" table:style-name="ce75">
            <text:p>125.353,94</text:p>
          </table:table-cell>
          <table:table-cell office:value-type="float" office:value="787564.37699999986" table:formula="of:=[.G30]+[.G33]+[.G36]" table:style-name="ce75">
            <text:p>787.564,38</text:p>
          </table:table-cell>
          <table:table-cell office:value-type="float" office:value="-87051.590000000549" table:formula="of:=[.H30]+[.H33]+[.H36]" table:style-name="ce75">
            <text:p>-87.051,59</text:p>
          </table:table-cell>
          <table:table-cell office:value-type="float" office:value="611711.45999999903" table:formula="of:=[.I30]+[.I33]+[.I36]" table:style-name="ce75">
            <text:p>611.711,46</text:p>
          </table:table-cell>
          <table:table-cell office:value-type="float" office:value="584941.80999999959" table:formula="of:=[.J30]+[.J33]+[.J36]" table:style-name="ce75">
            <text:p>584.941,81</text:p>
          </table:table-cell>
          <table:table-cell office:value-type="float" office:value="0" table:formula="of:=[.K30]+[.K33]+[.K36]" table:style-name="ce75">
            <text:p>0,00</text:p>
          </table:table-cell>
          <table:table-cell office:value-type="float" office:value="0" table:formula="of:=[.L30]+[.L33]+[.L36]" table:style-name="ce75">
            <text:p>0,00</text:p>
          </table:table-cell>
          <table:table-cell office:value-type="float" office:value="0" table:formula="of:=[.M30]+[.M33]+[.M36]" table:style-name="ce75">
            <text:p>0,00</text:p>
          </table:table-cell>
          <table:table-cell office:value-type="float" office:value="0" table:formula="of:=[.N30]+[.N33]+[.N36]" table:style-name="ce75">
            <text:p>0,00</text:p>
          </table:table-cell>
          <table:table-cell office:value-type="float" office:value="0" table:formula="of:=[.O30]+[.O33]+[.O36]" table:style-name="ce75">
            <text:p>0,00</text:p>
          </table:table-cell>
          <table:table-cell office:value-type="float" office:value="0" table:formula="of:=[.P30]+[.P33]+[.P36]" table:style-name="ce75">
            <text:p>0,00</text:p>
          </table:table-cell>
          <table:table-cell office:value-type="float" office:value="2020636.9969999958" table:formula="of:=[.Q30]+[.Q33]+[.Q36]" table:style-name="ce75">
            <text:p>2.020.637,00</text:p>
          </table:table-cell>
          <table:table-cell office:value-type="percentage" office:value="4.9106537694210459E-2" table:formula="of:=[.Q56]/[.$Q$8]" table:style-name="ce57">
            <text:p>4,91%</text:p>
          </table:table-cell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office:value-type="string" table:style-name="ce74">
            <text:p>EBITDA</text:p>
          </table:table-cell>
          <table:table-cell table:number-columns-repeated="2" table:style-name="ce74"/>
          <table:table-cell table:style-name="ce130"/>
          <table:table-cell office:value-type="float" office:value="117423.88" table:formula="of:=[.E56]+[.E95]" table:style-name="ce75">
            <text:p>117.423,88</text:p>
          </table:table-cell>
          <table:table-cell office:value-type="float" office:value="249852.39000000065" table:formula="of:=[.F56]+[.F95]" table:style-name="ce75">
            <text:p>249.852,39</text:p>
          </table:table-cell>
          <table:table-cell office:value-type="float" office:value="919912.34699999983" table:formula="of:=[.G56]+[.G95]" table:style-name="ce75">
            <text:p>919.912,35</text:p>
          </table:table-cell>
          <table:table-cell office:value-type="float" office:value="49442.619999999442" table:formula="of:=[.H56]+[.H95]" table:style-name="ce75">
            <text:p>49.442,62</text:p>
          </table:table-cell>
          <table:table-cell office:value-type="float" office:value="473772.23999999906" table:formula="of:=[.I56]-[.I95]" table:style-name="ce75">
            <text:p>473.772,24</text:p>
          </table:table-cell>
          <table:table-cell office:value-type="float" office:value="446022.0099999996" table:formula="of:=[.J56]-[.J95]" table:style-name="ce75">
            <text:p>446.022,01</text:p>
          </table:table-cell>
          <table:table-cell office:value-type="float" office:value="0" table:formula="of:=[.K56]-[.K95]" table:style-name="ce75">
            <text:p>0,00</text:p>
          </table:table-cell>
          <table:table-cell office:value-type="float" office:value="0" table:formula="of:=[.L56]-[.L95]" table:style-name="ce75">
            <text:p>0,00</text:p>
          </table:table-cell>
          <table:table-cell office:value-type="float" office:value="0" table:formula="of:=[.M56]-[.M95]" table:style-name="ce75">
            <text:p>0,00</text:p>
          </table:table-cell>
          <table:table-cell office:value-type="float" office:value="0" table:formula="of:=[.N56]-[.N95]" table:style-name="ce75">
            <text:p>0,00</text:p>
          </table:table-cell>
          <table:table-cell office:value-type="float" office:value="0" table:formula="of:=[.O56]-[.O95]" table:style-name="ce75">
            <text:p>0,00</text:p>
          </table:table-cell>
          <table:table-cell office:value-type="float" office:value="0" table:formula="of:=[.P56]-[.P95]" table:style-name="ce75">
            <text:p>0,00</text:p>
          </table:table-cell>
          <table:table-cell office:value-type="float" office:value="2256425.4869999988" table:formula="of:=SUM([.E57:.P57])" table:style-name="ce75">
            <text:p>2.256.425,49</text:p>
          </table:table-cell>
          <table:table-cell office:value-type="percentage" office:value="5.4836788297973969E-2" table:formula="of:=[.Q57]/[.$Q$8]" table:style-name="ce57">
            <text:p>5,48%</text:p>
          </table:table-cell>
          <table:table-cell table:number-columns-repeated="16366" table:style-name="ce50"/>
        </table:table-row>
        <table:table-row table:style-name="ro3">
          <table:table-cell table:number-columns-repeated="3" table:style-name="ce84"/>
          <table:table-cell table:style-name="ce132"/>
          <table:table-cell table:number-columns-repeated="13" table:style-name="ce7"/>
          <table:table-cell table:style-name="ce6"/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office:value-type="string" table:style-name="ce85">
            <text:p>VALORES PAGOS A SOCIOS</text:p>
          </table:table-cell>
          <table:table-cell table:number-columns-repeated="2" table:style-name="ce85"/>
          <table:table-cell office:value-type="float" office:value="53" table:style-name="ce131">
            <text:p>53</text:p>
          </table:table-cell>
          <table:table-cell office:value-type="float" office:value="-110011.24" table:style-name="ce86">
            <text:p>-110.011,24</text:p>
          </table:table-cell>
          <table:table-cell office:value-type="float" office:value="-102115.4" table:style-name="ce86">
            <text:p>-102.115,40</text:p>
          </table:table-cell>
          <table:table-cell office:value-type="float" office:value="-105539.01" table:style-name="ce86">
            <text:p>-105.539,01</text:p>
          </table:table-cell>
          <table:table-cell office:value-type="float" office:value="-121142" table:style-name="ce86">
            <text:p>-121.142,00</text:p>
          </table:table-cell>
          <table:table-cell office:value-type="float" office:value="-110905.4" table:style-name="ce86">
            <text:p>-110.905,40</text:p>
          </table:table-cell>
          <table:table-cell office:value-type="float" office:value="-113030.85" table:style-name="ce86">
            <text:p>-113.030,85</text:p>
          </table:table-cell>
          <table:table-cell table:number-columns-repeated="6" table:style-name="ce86"/>
          <table:table-cell office:value-type="float" office:value="-662743.9" table:formula="of:=SUM([.E59:.P59])" table:style-name="ce86">
            <text:p>-662.743,90</text:p>
          </table:table-cell>
          <table:table-cell office:value-type="percentage" office:value="-1.6106335950137073E-2" table:formula="of:=[.Q59]/[.$Q$8]" table:style-name="ce57">
            <text:p>-1,61%</text:p>
          </table:table-cell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office:value-type="string" table:style-name="ce85">
            <text:p>RESULTADO APÓS VALORES PAGOS A SOCIOS</text:p>
          </table:table-cell>
          <table:table-cell table:number-columns-repeated="2" table:style-name="ce85"/>
          <table:table-cell table:style-name="ce131"/>
          <table:table-cell office:value-type="float" office:value="-239909.65000000002" table:formula="of:=[.E54]+[.E59]" table:style-name="ce86">
            <text:p>-239.909,65</text:p>
          </table:table-cell>
          <table:table-cell office:value-type="float" office:value="182119.69000000061" table:formula="of:=[.F54]+[.F59]" table:style-name="ce86">
            <text:p>182.119,69</text:p>
          </table:table-cell>
          <table:table-cell office:value-type="float" office:value="883127.22699999984" table:formula="of:=[.G54]+[.G59]" table:style-name="ce86">
            <text:p>883.127,23</text:p>
          </table:table-cell>
          <table:table-cell office:value-type="float" office:value="-331463.12000000058" table:formula="of:=[.H54]+[.H59]" table:style-name="ce86">
            <text:p>-331.463,12</text:p>
          </table:table-cell>
          <table:table-cell office:value-type="float" office:value="251005.85999999908" table:formula="of:=[.I54]+[.I59]" table:style-name="ce86">
            <text:p>251.005,86</text:p>
          </table:table-cell>
          <table:table-cell office:value-type="float" office:value="327390.04999999958" table:formula="of:=[.J54]+[.J59]" table:style-name="ce86">
            <text:p>327.390,05</text:p>
          </table:table-cell>
          <table:table-cell office:value-type="float" office:value="0" table:formula="of:=[.K54]+[.K59]" table:style-name="ce86">
            <text:p>0,00</text:p>
          </table:table-cell>
          <table:table-cell office:value-type="float" office:value="0" table:formula="of:=[.L54]+[.L59]" table:style-name="ce86">
            <text:p>0,00</text:p>
          </table:table-cell>
          <table:table-cell office:value-type="float" office:value="0" table:formula="of:=[.M54]+[.M59]" table:style-name="ce86">
            <text:p>0,00</text:p>
          </table:table-cell>
          <table:table-cell office:value-type="float" office:value="0" table:formula="of:=[.N54]+[.N59]" table:style-name="ce86">
            <text:p>0,00</text:p>
          </table:table-cell>
          <table:table-cell office:value-type="float" office:value="0" table:formula="of:=[.O54]+[.O59]" table:style-name="ce86">
            <text:p>0,00</text:p>
          </table:table-cell>
          <table:table-cell office:value-type="float" office:value="0" table:formula="of:=[.P54]+[.P59]" table:style-name="ce86">
            <text:p>0,00</text:p>
          </table:table-cell>
          <table:table-cell office:value-type="float" office:value="1072270.0569999986" table:formula="of:=SUM([.E60:.P60])" table:style-name="ce86">
            <text:p>1.072.270,06</text:p>
          </table:table-cell>
          <table:table-cell office:value-type="percentage" office:value="2.6058846814455184E-2" table:formula="of:=[.Q60]/[.$Q$8]" table:style-name="ce57">
            <text:p>2,61%</text:p>
          </table:table-cell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office:value-type="string" table:style-name="ce74">
            <text:p>EBIT - VALORES PAGOS A SOCIOS</text:p>
          </table:table-cell>
          <table:table-cell table:number-columns-repeated="2" table:style-name="ce74"/>
          <table:table-cell table:style-name="ce130"/>
          <table:table-cell office:value-type="float" office:value="-111894.24" table:formula="of:=[.E56]+[.E59]" table:style-name="ce75">
            <text:p>-111.894,24</text:p>
          </table:table-cell>
          <table:table-cell office:value-type="float" office:value="23238.540000000648" table:formula="of:=[.F56]+[.F59]" table:style-name="ce75">
            <text:p>23.238,54</text:p>
          </table:table-cell>
          <table:table-cell office:value-type="float" office:value="682025.36699999985" table:formula="of:=[.G56]+[.G59]" table:style-name="ce75">
            <text:p>682.025,37</text:p>
          </table:table-cell>
          <table:table-cell office:value-type="float" office:value="-208193.59000000055" table:formula="of:=[.H56]+[.H59]" table:style-name="ce75">
            <text:p>-208.193,59</text:p>
          </table:table-cell>
          <table:table-cell office:value-type="float" office:value="500806.05999999901" table:formula="of:=[.I56]+[.I59]" table:style-name="ce75">
            <text:p>500.806,06</text:p>
          </table:table-cell>
          <table:table-cell office:value-type="float" office:value="471910.95999999961" table:formula="of:=[.J56]+[.J59]" table:style-name="ce75">
            <text:p>471.910,96</text:p>
          </table:table-cell>
          <table:table-cell office:value-type="float" office:value="0" table:formula="of:=[.K56]+[.K59]" table:style-name="ce75">
            <text:p>0,00</text:p>
          </table:table-cell>
          <table:table-cell office:value-type="float" office:value="0" table:formula="of:=[.L56]+[.L59]" table:style-name="ce75">
            <text:p>0,00</text:p>
          </table:table-cell>
          <table:table-cell office:value-type="float" office:value="0" table:formula="of:=[.M56]+[.M59]" table:style-name="ce75">
            <text:p>0,00</text:p>
          </table:table-cell>
          <table:table-cell office:value-type="float" office:value="0" table:formula="of:=[.N56]+[.N59]" table:style-name="ce75">
            <text:p>0,00</text:p>
          </table:table-cell>
          <table:table-cell office:value-type="float" office:value="0" table:formula="of:=[.O56]+[.O59]" table:style-name="ce75">
            <text:p>0,00</text:p>
          </table:table-cell>
          <table:table-cell office:value-type="float" office:value="0" table:formula="of:=[.P56]+[.P59]" table:style-name="ce75">
            <text:p>0,00</text:p>
          </table:table-cell>
          <table:table-cell office:value-type="float" office:value="1357893.0969999987" table:formula="of:=SUM([.E61:.P61])" table:style-name="ce75">
            <text:p>1.357.893,10</text:p>
          </table:table-cell>
          <table:table-cell office:value-type="percentage" office:value="3.3000201744073455E-2" table:formula="of:=[.Q61]/[.$Q$8]" table:style-name="ce57">
            <text:p>3,30%</text:p>
          </table:table-cell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office:value-type="string" table:style-name="ce74">
            <text:p>EBITDA - VALORES PAGOS A SOCIOS</text:p>
          </table:table-cell>
          <table:table-cell office:value-type="string" office:string-value="3.1.4.17.03.00662" table:formula="of:=[MANDABRASA.A58]" table:style-name="ce70">
            <text:p>3.1.4.17.03.00662</text:p>
          </table:table-cell>
          <table:table-cell office:value-type="string" office:string-value="3.1.4.17.03.00662" table:formula="of:=['1835'.A58]" table:style-name="ce70">
            <text:p>3.1.4.17.03.00662</text:p>
          </table:table-cell>
          <table:table-cell office:value-type="float" office:value="55" table:style-name="ce130">
            <text:p>55</text:p>
          </table:table-cell>
          <table:table-cell office:value-type="float" office:value="-231201.12" table:formula="of:=[.E61]-[.E95]" table:style-name="ce75">
            <text:p>-231.201,12</text:p>
          </table:table-cell>
          <table:table-cell office:value-type="float" office:value="-101259.90999999935" table:formula="of:=[.F61]-[.F95]" table:style-name="ce75">
            <text:p>-101.259,91</text:p>
          </table:table-cell>
          <table:table-cell office:value-type="float" office:value="549677.39699999988" table:formula="of:=[.G61]-[.G95]" table:style-name="ce75">
            <text:p>549.677,40</text:p>
          </table:table-cell>
          <table:table-cell office:value-type="float" office:value="-344687.80000000051" table:formula="of:=[.H61]-[.H95]" table:style-name="ce75">
            <text:p>-344.687,80</text:p>
          </table:table-cell>
          <table:table-cell office:value-type="float" office:value="362866.83999999904" table:formula="of:=[.I61]-[.I95]" table:style-name="ce75">
            <text:p>362.866,84</text:p>
          </table:table-cell>
          <table:table-cell office:value-type="float" office:value="332991.15999999963" table:formula="of:=[.J61]-[.J95]" table:style-name="ce75">
            <text:p>332.991,16</text:p>
          </table:table-cell>
          <table:table-cell office:value-type="float" office:value="0" table:formula="of:=[.K61]-[.K95]" table:style-name="ce75">
            <text:p>0,00</text:p>
          </table:table-cell>
          <table:table-cell office:value-type="float" office:value="0" table:formula="of:=[.L61]-[.L95]" table:style-name="ce75">
            <text:p>0,00</text:p>
          </table:table-cell>
          <table:table-cell office:value-type="float" office:value="0" table:formula="of:=[.M61]-[.M95]" table:style-name="ce75">
            <text:p>0,00</text:p>
          </table:table-cell>
          <table:table-cell office:value-type="float" office:value="0" table:formula="of:=[.N61]-[.N95]" table:style-name="ce75">
            <text:p>0,00</text:p>
          </table:table-cell>
          <table:table-cell office:value-type="float" office:value="0" table:formula="of:=[.O61]-[.O95]" table:style-name="ce75">
            <text:p>0,00</text:p>
          </table:table-cell>
          <table:table-cell office:value-type="float" office:value="0" table:formula="of:=[.P61]-[.P95]" table:style-name="ce75">
            <text:p>0,00</text:p>
          </table:table-cell>
          <table:table-cell office:value-type="float" office:value="568386.56699999864" table:formula="of:=SUM([.E62:.P62])" table:style-name="ce75">
            <text:p>568.386,57</text:p>
          </table:table-cell>
          <table:table-cell office:value-type="percentage" office:value="1.3813216534542335E-2" table:formula="of:=[.Q62]/[.$Q$8]" table:style-name="ce57">
            <text:p>1,38%</text:p>
          </table:table-cell>
          <table:table-cell table:number-columns-repeated="76" table:style-name="ce49"/>
          <table:table-cell table:number-columns-repeated="16290" table:style-name="ce50"/>
        </table:table-row>
        <table:table-row table:style-name="ro3" table:visibility="collapse">
          <table:table-cell office:value-type="string" table:style-name="ce3">
            <text:p>depreciação</text:p>
          </table:table-cell>
          <table:table-cell table:number-columns-repeated="2" table:style-name="ce3"/>
          <table:table-cell table:style-name="ce32"/>
          <table:table-cell office:value-type="float" office:value="119306.88" table:formula="of:=-([MANDABRASA_CO.C58])" table:style-name="ce58">
            <text:p>119.306,88</text:p>
          </table:table-cell>
          <table:table-cell office:value-type="float" office:value="124498.45" table:formula="of:=-([MANDABRASA_CO.D58])" table:style-name="ce58">
            <text:p>124.498,45</text:p>
          </table:table-cell>
          <table:table-cell office:value-type="float" office:value="132347.97" table:formula="of:=-([MANDABRASA_CO.E58])" table:style-name="ce58">
            <text:p>132.347,97</text:p>
          </table:table-cell>
          <table:table-cell office:value-type="float" office:value="136494.21" table:formula="of:=-([MANDABRASA_CO.F58])" table:style-name="ce58">
            <text:p>136.494,21</text:p>
          </table:table-cell>
          <table:table-cell office:value-type="float" office:value="137939.22" table:formula="of:=-([MANDABRASA_CO.G58])" table:style-name="ce58">
            <text:p>137.939,22</text:p>
          </table:table-cell>
          <table:table-cell office:value-type="float" office:value="138919.79999999999" table:formula="of:=-([MANDABRASA_CO.H58])" table:style-name="ce58">
            <text:p>138.919,80</text:p>
          </table:table-cell>
          <table:table-cell office:value-type="float" office:value="0" table:formula="of:=-([MANDABRASA_CO.I58])" table:style-name="ce58">
            <text:p>0,00</text:p>
          </table:table-cell>
          <table:table-cell office:value-type="float" office:value="0" table:formula="of:=-([MANDABRASA_CO.J58])" table:style-name="ce58">
            <text:p>0,00</text:p>
          </table:table-cell>
          <table:table-cell office:value-type="float" office:value="0" table:formula="of:=-([MANDABRASA_CO.K58])" table:style-name="ce58">
            <text:p>0,00</text:p>
          </table:table-cell>
          <table:table-cell office:value-type="float" office:value="0" table:formula="of:=-([MANDABRASA_CO.L58])" table:style-name="ce58">
            <text:p>0,00</text:p>
          </table:table-cell>
          <table:table-cell office:value-type="float" office:value="0" table:formula="of:=-([MANDABRASA_CO.M58])" table:style-name="ce58">
            <text:p>0,00</text:p>
          </table:table-cell>
          <table:table-cell office:value-type="float" office:value="0" table:formula="of:=-([MANDABRASA_CO.N58])" table:style-name="ce58">
            <text:p>0,00</text:p>
          </table:table-cell>
          <table:table-cell table:number-columns-repeated="2" table:style-name="ce58"/>
          <table:table-cell table:number-columns-repeated="16366" table:style-name="ce50"/>
        </table:table-row>
        <table:table-row table:style-name="ro3" table:visibility="collapse">
          <table:table-cell table:number-columns-repeated="3" table:style-name="ce2"/>
          <table:table-cell table:style-name="ce128"/>
          <table:table-cell table:style-name="ce58"/>
          <table:table-cell table:number-columns-repeated="12" table:style-name="ce7"/>
          <table:table-cell table:style-name="ce6"/>
          <table:table-cell table:number-columns-repeated="76" table:style-name="ce49"/>
          <table:table-cell table:number-columns-repeated="16290" table:style-name="ce50"/>
        </table:table-row>
        <table:table-row table:style-name="ro8" table:visibility="collapse">
          <table:table-cell table:number-columns-repeated="3" table:style-name="ce2"/>
          <table:table-cell table:style-name="ce128"/>
          <table:table-cell table:number-columns-repeated="13" table:style-name="ce7"/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Vendas</text:p>
          </table:table-cell>
          <table:table-cell table:number-columns-repeated="2" table:style-name="ce3"/>
          <table:table-cell table:style-name="ce32"/>
          <table:table-cell table:number-columns-repeated="13" table:style-name="ce87"/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Serviços</text:p>
          </table:table-cell>
          <table:table-cell table:number-columns-repeated="2" table:style-name="ce3"/>
          <table:table-cell table:style-name="ce32"/>
          <table:table-cell office:value-type="float" office:value="584941.24" table:formula="of:=[.E9]+[.E11]" table:style-name="ce88">
            <text:p>584.941,24</text:p>
          </table:table-cell>
          <table:table-cell office:value-type="float" office:value="671762.56" table:formula="of:=[.F9]+[.F11]" table:style-name="ce88">
            <text:p>671.762,56</text:p>
          </table:table-cell>
          <table:table-cell office:value-type="float" office:value="695208.3" table:formula="of:=[.G9]+[.G11]" table:style-name="ce88">
            <text:p>695.208,30</text:p>
          </table:table-cell>
          <table:table-cell office:value-type="float" office:value="548399.09" table:formula="of:=[.H9]+[.H11]" table:style-name="ce88">
            <text:p>548.399,09</text:p>
          </table:table-cell>
          <table:table-cell office:value-type="float" office:value="678022.92" table:formula="of:=[.I9]+[.I11]" table:style-name="ce88">
            <text:p>678.022,92</text:p>
          </table:table-cell>
          <table:table-cell office:value-type="float" office:value="632095.57000000007" table:formula="of:=[.J9]+[.J11]" table:style-name="ce88">
            <text:p>632.095,57</text:p>
          </table:table-cell>
          <table:table-cell office:value-type="float" office:value="0" table:formula="of:=[.K9]+[.K11]" table:style-name="ce88">
            <text:p>0,00</text:p>
          </table:table-cell>
          <table:table-cell office:value-type="float" office:value="0" table:formula="of:=[.L9]+[.L11]" table:style-name="ce88">
            <text:p>0,00</text:p>
          </table:table-cell>
          <table:table-cell office:value-type="float" office:value="0" table:formula="of:=[.M9]+[.M11]" table:style-name="ce88">
            <text:p>0,00</text:p>
          </table:table-cell>
          <table:table-cell office:value-type="float" office:value="0" table:formula="of:=[.N9]+[.N11]" table:style-name="ce88">
            <text:p>0,00</text:p>
          </table:table-cell>
          <table:table-cell office:value-type="float" office:value="0" table:formula="of:=[.O9]+[.O11]" table:style-name="ce88">
            <text:p>0,00</text:p>
          </table:table-cell>
          <table:table-cell office:value-type="float" office:value="0" table:formula="of:=[.P9]+[.P11]" table:style-name="ce88">
            <text:p>0,00</text:p>
          </table:table-cell>
          <table:table-cell office:value-type="float" office:value="3810429.6799999997" table:formula="of:=[.Q9]+[.Q11]" table:style-name="ce88">
            <text:p>3.810.429,68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Devolução de vendas</text:p>
          </table:table-cell>
          <table:table-cell table:number-columns-repeated="2" table:style-name="ce3"/>
          <table:table-cell table:style-name="ce32"/>
          <table:table-cell office:value-type="float" office:value="0" table:style-name="ce88">
            <text:p>0,00</text:p>
          </table:table-cell>
          <table:table-cell office:value-type="float" office:value="1" table:style-name="ce88">
            <text:p>1,00</text:p>
          </table:table-cell>
          <table:table-cell office:value-type="float" office:value="2" table:style-name="ce88">
            <text:p>2,00</text:p>
          </table:table-cell>
          <table:table-cell office:value-type="float" office:value="3" table:style-name="ce88">
            <text:p>3,00</text:p>
          </table:table-cell>
          <table:table-cell office:value-type="float" office:value="4" table:style-name="ce88">
            <text:p>4,00</text:p>
          </table:table-cell>
          <table:table-cell office:value-type="float" office:value="5" table:style-name="ce88">
            <text:p>5,00</text:p>
          </table:table-cell>
          <table:table-cell office:value-type="float" office:value="6" table:style-name="ce88">
            <text:p>6,00</text:p>
          </table:table-cell>
          <table:table-cell office:value-type="float" office:value="7" table:style-name="ce88">
            <text:p>7,00</text:p>
          </table:table-cell>
          <table:table-cell office:value-type="float" office:value="8" table:style-name="ce88">
            <text:p>8,00</text:p>
          </table:table-cell>
          <table:table-cell office:value-type="float" office:value="9" table:style-name="ce88">
            <text:p>9,00</text:p>
          </table:table-cell>
          <table:table-cell office:value-type="float" office:value="10" table:style-name="ce88">
            <text:p>10,00</text:p>
          </table:table-cell>
          <table:table-cell office:value-type="float" office:value="11" table:style-name="ce88">
            <text:p>11,00</text:p>
          </table:table-cell>
          <table:table-cell office:value-type="float" office:value="12" table:style-name="ce88">
            <text:p>12,00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Total tributável:</text:p>
          </table:table-cell>
          <table:table-cell table:number-columns-repeated="2" table:style-name="ce3"/>
          <table:table-cell table:style-name="ce32"/>
          <table:table-cell office:value-type="currency" office:value="584941.24" table:formula="of:=SUM([.E66:.E68])" table:style-name="ce87">
            <text:p>R$ 584.941,24</text:p>
          </table:table-cell>
          <table:table-cell office:value-type="currency" office:value="671763.56" table:formula="of:=SUM([.F66:.F68])" table:style-name="ce87">
            <text:p>R$ 671.763,56</text:p>
          </table:table-cell>
          <table:table-cell office:value-type="currency" office:value="695210.3" table:formula="of:=SUM([.G66:.G68])" table:style-name="ce87">
            <text:p>R$ 695.210,30</text:p>
          </table:table-cell>
          <table:table-cell office:value-type="currency" office:value="548402.09" table:formula="of:=SUM([.H66:.H68])" table:style-name="ce87">
            <text:p>R$ 548.402,09</text:p>
          </table:table-cell>
          <table:table-cell office:value-type="currency" office:value="678026.92" table:formula="of:=SUM([.I66:.I68])" table:style-name="ce87">
            <text:p>R$ 678.026,92</text:p>
          </table:table-cell>
          <table:table-cell office:value-type="currency" office:value="632100.57000000007" table:formula="of:=SUM([.J66:.J68])" table:style-name="ce87">
            <text:p>R$ 632.100,57</text:p>
          </table:table-cell>
          <table:table-cell office:value-type="currency" office:value="6" table:formula="of:=SUM([.K66:.K68])" table:style-name="ce87">
            <text:p>R$ 6,00</text:p>
          </table:table-cell>
          <table:table-cell office:value-type="currency" office:value="7" table:formula="of:=SUM([.L66:.L68])" table:style-name="ce87">
            <text:p>R$ 7,00</text:p>
          </table:table-cell>
          <table:table-cell office:value-type="currency" office:value="8" table:formula="of:=SUM([.M66:.M68])" table:style-name="ce87">
            <text:p>R$ 8,00</text:p>
          </table:table-cell>
          <table:table-cell office:value-type="currency" office:value="9" table:formula="of:=SUM([.N66:.N68])" table:style-name="ce87">
            <text:p>R$ 9,00</text:p>
          </table:table-cell>
          <table:table-cell office:value-type="currency" office:value="10" table:formula="of:=SUM([.O66:.O68])" table:style-name="ce87">
            <text:p>R$ 10,00</text:p>
          </table:table-cell>
          <table:table-cell office:value-type="currency" office:value="11" table:formula="of:=SUM([.P66:.P68])" table:style-name="ce87">
            <text:p>R$ 11,00</text:p>
          </table:table-cell>
          <table:table-cell office:value-type="currency" office:value="3810441.6799999997" table:formula="of:=SUM([.Q66:.Q68])" table:style-name="ce87">
            <text:p>R$ 3.810.441,68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table:number-columns-repeated="3" table:style-name="ce3"/>
          <table:table-cell table:style-name="ce32"/>
          <table:table-cell table:number-columns-repeated="13" table:style-name="ce87"/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Base para 8% e 12% - vendas ou revendas</text:p>
          </table:table-cell>
          <table:table-cell table:number-columns-repeated="2" table:style-name="ce3"/>
          <table:table-cell table:style-name="ce32"/>
          <table:table-cell office:value-type="currency" office:value="0" table:formula="of:=([.E66]+[.E68])*8%" table:style-name="ce87">
            <text:p>R$ 0,00</text:p>
          </table:table-cell>
          <table:table-cell office:value-type="currency" office:value="0.08" table:formula="of:=([.F66]+[.F68])*8%" table:style-name="ce87">
            <text:p>R$ 0,08</text:p>
          </table:table-cell>
          <table:table-cell office:value-type="currency" office:value="0.16" table:formula="of:=([.G66]+[.G68])*8%" table:style-name="ce87">
            <text:p>R$ 0,16</text:p>
          </table:table-cell>
          <table:table-cell office:value-type="currency" office:value="0.24" table:formula="of:=([.H66]+[.H68])*8%" table:style-name="ce87">
            <text:p>R$ 0,24</text:p>
          </table:table-cell>
          <table:table-cell office:value-type="currency" office:value="0.32" table:formula="of:=([.I66]+[.I68])*8%" table:style-name="ce87">
            <text:p>R$ 0,32</text:p>
          </table:table-cell>
          <table:table-cell office:value-type="currency" office:value="0.4" table:formula="of:=([.J66]+[.J68])*8%" table:style-name="ce87">
            <text:p>R$ 0,40</text:p>
          </table:table-cell>
          <table:table-cell office:value-type="currency" office:value="0.48" table:formula="of:=([.K66]+[.K68])*8%" table:style-name="ce87">
            <text:p>R$ 0,48</text:p>
          </table:table-cell>
          <table:table-cell office:value-type="currency" office:value="0.56000000000000005" table:formula="of:=([.L66]+[.L68])*8%" table:style-name="ce87">
            <text:p>R$ 0,56</text:p>
          </table:table-cell>
          <table:table-cell office:value-type="currency" office:value="0.64" table:formula="of:=([.M66]+[.M68])*8%" table:style-name="ce87">
            <text:p>R$ 0,64</text:p>
          </table:table-cell>
          <table:table-cell office:value-type="currency" office:value="0.72" table:formula="of:=([.N66]+[.N68])*8%" table:style-name="ce87">
            <text:p>R$ 0,72</text:p>
          </table:table-cell>
          <table:table-cell office:value-type="currency" office:value="0.8" table:formula="of:=([.O66]+[.O68])*8%" table:style-name="ce87">
            <text:p>R$ 0,80</text:p>
          </table:table-cell>
          <table:table-cell office:value-type="currency" office:value="0.88" table:formula="of:=([.P66]+[.P68])*8%" table:style-name="ce87">
            <text:p>R$ 0,88</text:p>
          </table:table-cell>
          <table:table-cell office:value-type="currency" office:value="0.96" table:formula="of:=([.Q66]+[.Q68])*8%" table:style-name="ce87">
            <text:p>R$ 0,96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Base para 32% - serviços</text:p>
          </table:table-cell>
          <table:table-cell table:number-columns-repeated="2" table:style-name="ce3"/>
          <table:table-cell table:style-name="ce32"/>
          <table:table-cell office:value-type="float" office:value="187181.19680000001" table:formula="of:=[.E67]*32%" table:style-name="ce88">
            <text:p>187.181,20</text:p>
          </table:table-cell>
          <table:table-cell office:value-type="float" office:value="214964.01920000001" table:formula="of:=[.F67]*32%" table:style-name="ce88">
            <text:p>214.964,02</text:p>
          </table:table-cell>
          <table:table-cell office:value-type="float" office:value="222466.65600000002" table:formula="of:=[.G67]*32%" table:style-name="ce88">
            <text:p>222.466,66</text:p>
          </table:table-cell>
          <table:table-cell office:value-type="float" office:value="175487.70879999999" table:formula="of:=[.H67]*32%" table:style-name="ce88">
            <text:p>175.487,71</text:p>
          </table:table-cell>
          <table:table-cell office:value-type="float" office:value="216967.33440000002" table:formula="of:=[.I67]*32%" table:style-name="ce88">
            <text:p>216.967,33</text:p>
          </table:table-cell>
          <table:table-cell office:value-type="float" office:value="202270.58240000001" table:formula="of:=[.J67]*32%" table:style-name="ce88">
            <text:p>202.270,58</text:p>
          </table:table-cell>
          <table:table-cell office:value-type="float" office:value="0" table:formula="of:=[.K67]*32%" table:style-name="ce88">
            <text:p>0,00</text:p>
          </table:table-cell>
          <table:table-cell office:value-type="float" office:value="0" table:formula="of:=[.L67]*32%" table:style-name="ce88">
            <text:p>0,00</text:p>
          </table:table-cell>
          <table:table-cell office:value-type="float" office:value="0" table:formula="of:=[.M67]*32%" table:style-name="ce88">
            <text:p>0,00</text:p>
          </table:table-cell>
          <table:table-cell office:value-type="float" office:value="0" table:formula="of:=[.N67]*32%" table:style-name="ce88">
            <text:p>0,00</text:p>
          </table:table-cell>
          <table:table-cell office:value-type="float" office:value="0" table:formula="of:=[.O67]*32%" table:style-name="ce88">
            <text:p>0,00</text:p>
          </table:table-cell>
          <table:table-cell office:value-type="float" office:value="0" table:formula="of:=[.P67]*32%" table:style-name="ce88">
            <text:p>0,00</text:p>
          </table:table-cell>
          <table:table-cell office:value-type="float" office:value="1219337.4975999999" table:formula="of:=[.Q67]*32%" table:style-name="ce88">
            <text:p>1.219.337,50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table:number-columns-repeated="3" table:style-name="ce3"/>
          <table:table-cell table:style-name="ce32"/>
          <table:table-cell table:number-columns-repeated="13" table:style-name="ce87"/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Base de cálculo IRPJ – 8%</text:p>
          </table:table-cell>
          <table:table-cell table:number-columns-repeated="2" table:style-name="ce3"/>
          <table:table-cell table:style-name="ce32"/>
          <table:table-cell office:value-type="currency" office:value="0" table:formula="of:=[.E71]" table:style-name="ce87">
            <text:p>R$ 0,00</text:p>
          </table:table-cell>
          <table:table-cell office:value-type="currency" office:value="0.08" table:formula="of:=[.F71]" table:style-name="ce87">
            <text:p>R$ 0,08</text:p>
          </table:table-cell>
          <table:table-cell office:value-type="currency" office:value="0.16" table:formula="of:=[.G71]" table:style-name="ce87">
            <text:p>R$ 0,16</text:p>
          </table:table-cell>
          <table:table-cell office:value-type="currency" office:value="0.24" table:formula="of:=[.H71]" table:style-name="ce87">
            <text:p>R$ 0,24</text:p>
          </table:table-cell>
          <table:table-cell office:value-type="currency" office:value="0.32" table:formula="of:=[.I71]" table:style-name="ce87">
            <text:p>R$ 0,32</text:p>
          </table:table-cell>
          <table:table-cell office:value-type="currency" office:value="0.4" table:formula="of:=[.J71]" table:style-name="ce87">
            <text:p>R$ 0,40</text:p>
          </table:table-cell>
          <table:table-cell office:value-type="currency" office:value="0.48" table:formula="of:=[.K71]" table:style-name="ce87">
            <text:p>R$ 0,48</text:p>
          </table:table-cell>
          <table:table-cell office:value-type="currency" office:value="0.56000000000000005" table:formula="of:=[.L71]" table:style-name="ce87">
            <text:p>R$ 0,56</text:p>
          </table:table-cell>
          <table:table-cell office:value-type="currency" office:value="0.64" table:formula="of:=[.M71]" table:style-name="ce87">
            <text:p>R$ 0,64</text:p>
          </table:table-cell>
          <table:table-cell office:value-type="currency" office:value="0.72" table:formula="of:=[.N71]" table:style-name="ce87">
            <text:p>R$ 0,72</text:p>
          </table:table-cell>
          <table:table-cell office:value-type="currency" office:value="0.8" table:formula="of:=[.O71]" table:style-name="ce87">
            <text:p>R$ 0,80</text:p>
          </table:table-cell>
          <table:table-cell office:value-type="currency" office:value="0.88" table:formula="of:=[.P71]" table:style-name="ce87">
            <text:p>R$ 0,88</text:p>
          </table:table-cell>
          <table:table-cell office:value-type="currency" office:value="0.96" table:formula="of:=[.Q71]" table:style-name="ce87">
            <text:p>R$ 0,96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Base de cálculo IRPJ – 32%</text:p>
          </table:table-cell>
          <table:table-cell table:number-columns-repeated="2" table:style-name="ce3"/>
          <table:table-cell table:style-name="ce32"/>
          <table:table-cell office:value-type="float" office:value="187181.19680000001" table:formula="of:=[.E72]" table:style-name="ce88">
            <text:p>187.181,20</text:p>
          </table:table-cell>
          <table:table-cell office:value-type="float" office:value="214964.01920000001" table:formula="of:=[.F72]" table:style-name="ce88">
            <text:p>214.964,02</text:p>
          </table:table-cell>
          <table:table-cell office:value-type="float" office:value="222466.65600000002" table:formula="of:=[.G72]" table:style-name="ce88">
            <text:p>222.466,66</text:p>
          </table:table-cell>
          <table:table-cell office:value-type="float" office:value="175487.70879999999" table:formula="of:=[.H72]" table:style-name="ce88">
            <text:p>175.487,71</text:p>
          </table:table-cell>
          <table:table-cell office:value-type="float" office:value="216967.33440000002" table:formula="of:=[.I72]" table:style-name="ce88">
            <text:p>216.967,33</text:p>
          </table:table-cell>
          <table:table-cell office:value-type="float" office:value="202270.58240000001" table:formula="of:=[.J72]" table:style-name="ce88">
            <text:p>202.270,58</text:p>
          </table:table-cell>
          <table:table-cell office:value-type="float" office:value="0" table:formula="of:=[.K72]" table:style-name="ce88">
            <text:p>0,00</text:p>
          </table:table-cell>
          <table:table-cell office:value-type="float" office:value="0" table:formula="of:=[.L72]" table:style-name="ce88">
            <text:p>0,00</text:p>
          </table:table-cell>
          <table:table-cell office:value-type="float" office:value="0" table:formula="of:=[.M72]" table:style-name="ce88">
            <text:p>0,00</text:p>
          </table:table-cell>
          <table:table-cell office:value-type="float" office:value="0" table:formula="of:=[.N72]" table:style-name="ce88">
            <text:p>0,00</text:p>
          </table:table-cell>
          <table:table-cell office:value-type="float" office:value="0" table:formula="of:=[.O72]" table:style-name="ce88">
            <text:p>0,00</text:p>
          </table:table-cell>
          <table:table-cell office:value-type="float" office:value="0" table:formula="of:=[.P72]" table:style-name="ce88">
            <text:p>0,00</text:p>
          </table:table-cell>
          <table:table-cell office:value-type="float" office:value="1219337.4975999999" table:formula="of:=[.Q72]" table:style-name="ce88">
            <text:p>1.219.337,50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89">
            <text:p>IRPJ – 15%</text:p>
          </table:table-cell>
          <table:table-cell table:number-columns-repeated="2" table:style-name="ce89"/>
          <table:table-cell table:style-name="ce32"/>
          <table:table-cell office:value-type="currency" office:value="28077.179520000002" table:formula="of:=([.E74]+[.E75])*15%" table:style-name="ce90">
            <text:p>R$ 28.077,18</text:p>
          </table:table-cell>
          <table:table-cell office:value-type="currency" office:value="32244.614879999997" table:formula="of:=([.F74]+[.F75])*15%" table:style-name="ce90">
            <text:p>R$ 32.244,61</text:p>
          </table:table-cell>
          <table:table-cell office:value-type="currency" office:value="33370.022400000002" table:formula="of:=([.G74]+[.G75])*15%" table:style-name="ce90">
            <text:p>R$ 33.370,02</text:p>
          </table:table-cell>
          <table:table-cell office:value-type="currency" office:value="26323.192319999998" table:formula="of:=([.H74]+[.H75])*15%" table:style-name="ce90">
            <text:p>R$ 26.323,19</text:p>
          </table:table-cell>
          <table:table-cell office:value-type="currency" office:value="32545.148160000004" table:formula="of:=([.I74]+[.I75])*15%" table:style-name="ce90">
            <text:p>R$ 32.545,15</text:p>
          </table:table-cell>
          <table:table-cell office:value-type="currency" office:value="30340.647359999999" table:formula="of:=([.J74]+[.J75])*15%" table:style-name="ce90">
            <text:p>R$ 30.340,65</text:p>
          </table:table-cell>
          <table:table-cell office:value-type="currency" office:value="7.1999999999999995E-2" table:formula="of:=([.K74]+[.K75])*15%" table:style-name="ce90">
            <text:p>R$ 0,07</text:p>
          </table:table-cell>
          <table:table-cell office:value-type="currency" office:value="8.4000000000000005E-2" table:formula="of:=([.L74]+[.L75])*15%" table:style-name="ce90">
            <text:p>R$ 0,08</text:p>
          </table:table-cell>
          <table:table-cell office:value-type="currency" office:value="9.6000000000000002E-2" table:formula="of:=([.M74]+[.M75])*15%" table:style-name="ce90">
            <text:p>R$ 0,10</text:p>
          </table:table-cell>
          <table:table-cell office:value-type="currency" office:value="0.108" table:formula="of:=([.N74]+[.N75])*15%" table:style-name="ce90">
            <text:p>R$ 0,11</text:p>
          </table:table-cell>
          <table:table-cell office:value-type="currency" office:value="0.12" table:formula="of:=([.O74]+[.O75])*15%" table:style-name="ce90">
            <text:p>R$ 0,12</text:p>
          </table:table-cell>
          <table:table-cell office:value-type="currency" office:value="0.13200000000000001" table:formula="of:=([.P74]+[.P75])*15%" table:style-name="ce90">
            <text:p>R$ 0,13</text:p>
          </table:table-cell>
          <table:table-cell office:value-type="currency" office:value="182900.76863999997" table:formula="of:=([.Q74]+[.Q75])*15%" table:style-name="ce90">
            <text:p>R$ 182.900,77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table:number-columns-repeated="3" table:style-name="ce3"/>
          <table:table-cell table:style-name="ce32"/>
          <table:table-cell table:number-columns-repeated="13" table:style-name="ce87"/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ADIR – valor que excede 20 mil por mês</text:p>
          </table:table-cell>
          <table:table-cell table:number-columns-repeated="2" table:style-name="ce3"/>
          <table:table-cell table:style-name="ce32"/>
          <table:table-cell office:value-type="currency" office:value="16718.11968" table:formula="of:=(([.E71]+[.E72])-20000)*10%" table:style-name="ce87">
            <text:p>R$ 16.718,12</text:p>
          </table:table-cell>
          <table:table-cell office:value-type="currency" office:value="19496.409920000002" table:formula="of:=(([.F71]+[.F72])-20000)*10%" table:style-name="ce87">
            <text:p>R$ 19.496,41</text:p>
          </table:table-cell>
          <table:table-cell office:value-type="currency" office:value="20246.681600000004" table:formula="of:=(([.G71]+[.G72])-20000)*10%" table:style-name="ce87">
            <text:p>R$ 20.246,68</text:p>
          </table:table-cell>
          <table:table-cell office:value-type="currency" office:value="15548.794879999999" table:formula="of:=(([.H71]+[.H72])-20000)*10%" table:style-name="ce87">
            <text:p>R$ 15.548,79</text:p>
          </table:table-cell>
          <table:table-cell office:value-type="currency" office:value="19696.765440000003" table:formula="of:=(([.I71]+[.I72])-20000)*10%" table:style-name="ce87">
            <text:p>R$ 19.696,77</text:p>
          </table:table-cell>
          <table:table-cell office:value-type="currency" office:value="18227.098240000003" table:formula="of:=(([.J71]+[.J72])-20000)*10%" table:style-name="ce87">
            <text:p>R$ 18.227,10</text:p>
          </table:table-cell>
          <table:table-cell office:value-type="currency" office:value="-1999.9520000000002" table:formula="of:=(([.K71]+[.K72])-20000)*10%" table:style-name="ce87">
            <text:p>-R$ 1.999,95</text:p>
          </table:table-cell>
          <table:table-cell office:value-type="currency" office:value="-1999.944" table:formula="of:=(([.L71]+[.L72])-20000)*10%" table:style-name="ce87">
            <text:p>-R$ 1.999,94</text:p>
          </table:table-cell>
          <table:table-cell office:value-type="currency" office:value="-1999.9360000000001" table:formula="of:=(([.M71]+[.M72])-20000)*10%" table:style-name="ce87">
            <text:p>-R$ 1.999,94</text:p>
          </table:table-cell>
          <table:table-cell office:value-type="currency" office:value="-1999.9279999999999" table:formula="of:=(([.N71]+[.N72])-20000)*10%" table:style-name="ce87">
            <text:p>-R$ 1.999,93</text:p>
          </table:table-cell>
          <table:table-cell office:value-type="currency" office:value="-1999.92" table:formula="of:=(([.O71]+[.O72])-20000)*10%" table:style-name="ce87">
            <text:p>-R$ 1.999,92</text:p>
          </table:table-cell>
          <table:table-cell office:value-type="currency" office:value="-1999.912" table:formula="of:=(([.P71]+[.P72])-20000)*10%" table:style-name="ce87">
            <text:p>-R$ 1.999,91</text:p>
          </table:table-cell>
          <table:table-cell office:value-type="currency" office:value="119933.84576" table:formula="of:=(([.Q71]+[.Q72])-20000)*10%" table:style-name="ce87">
            <text:p>R$ 119.933,85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89">
            <text:p>IRPJ – 10%</text:p>
          </table:table-cell>
          <table:table-cell table:number-columns-repeated="2" table:style-name="ce89"/>
          <table:table-cell table:style-name="ce32"/>
          <table:table-cell office:value-type="currency" office:value="16718.11968" table:formula="of:=[.E78]" table:style-name="ce90">
            <text:p>R$ 16.718,12</text:p>
          </table:table-cell>
          <table:table-cell office:value-type="currency" office:value="19496.409920000002" table:formula="of:=[.F78]" table:style-name="ce90">
            <text:p>R$ 19.496,41</text:p>
          </table:table-cell>
          <table:table-cell office:value-type="currency" office:value="20246.681600000004" table:formula="of:=[.G78]" table:style-name="ce90">
            <text:p>R$ 20.246,68</text:p>
          </table:table-cell>
          <table:table-cell office:value-type="currency" office:value="15548.794879999999" table:formula="of:=[.H78]" table:style-name="ce90">
            <text:p>R$ 15.548,79</text:p>
          </table:table-cell>
          <table:table-cell office:value-type="currency" office:value="19696.765440000003" table:formula="of:=[.I78]" table:style-name="ce90">
            <text:p>R$ 19.696,77</text:p>
          </table:table-cell>
          <table:table-cell office:value-type="currency" office:value="18227.098240000003" table:formula="of:=[.J78]" table:style-name="ce90">
            <text:p>R$ 18.227,10</text:p>
          </table:table-cell>
          <table:table-cell office:value-type="currency" office:value="-1999.9520000000002" table:formula="of:=[.K78]" table:style-name="ce90">
            <text:p>-R$ 1.999,95</text:p>
          </table:table-cell>
          <table:table-cell office:value-type="currency" office:value="-1999.944" table:formula="of:=[.L78]" table:style-name="ce90">
            <text:p>-R$ 1.999,94</text:p>
          </table:table-cell>
          <table:table-cell office:value-type="currency" office:value="-1999.9360000000001" table:formula="of:=[.M78]" table:style-name="ce90">
            <text:p>-R$ 1.999,94</text:p>
          </table:table-cell>
          <table:table-cell office:value-type="currency" office:value="-1999.9279999999999" table:formula="of:=[.N78]" table:style-name="ce90">
            <text:p>-R$ 1.999,93</text:p>
          </table:table-cell>
          <table:table-cell office:value-type="currency" office:value="-1999.92" table:formula="of:=[.O78]" table:style-name="ce90">
            <text:p>-R$ 1.999,92</text:p>
          </table:table-cell>
          <table:table-cell office:value-type="currency" office:value="-1999.912" table:formula="of:=[.P78]" table:style-name="ce90">
            <text:p>-R$ 1.999,91</text:p>
          </table:table-cell>
          <table:table-cell office:value-type="currency" office:value="119933.84576" table:formula="of:=[.Q78]" table:style-name="ce90">
            <text:p>R$ 119.933,85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table:number-columns-repeated="3" table:style-name="ce3"/>
          <table:table-cell table:style-name="ce32"/>
          <table:table-cell table:number-columns-repeated="13" table:style-name="ce87"/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Base de cálculo CSLL – 12%</text:p>
          </table:table-cell>
          <table:table-cell table:number-columns-repeated="2" table:style-name="ce3"/>
          <table:table-cell table:style-name="ce32"/>
          <table:table-cell office:value-type="currency" office:value="0" table:formula="of:=([.E66]+[.E68])*12%" table:style-name="ce87">
            <text:p>R$ 0,00</text:p>
          </table:table-cell>
          <table:table-cell office:value-type="currency" office:value="0.12" table:formula="of:=([.F66]+[.F68])*12%" table:style-name="ce87">
            <text:p>R$ 0,12</text:p>
          </table:table-cell>
          <table:table-cell office:value-type="currency" office:value="0.24" table:formula="of:=([.G66]+[.G68])*12%" table:style-name="ce87">
            <text:p>R$ 0,24</text:p>
          </table:table-cell>
          <table:table-cell office:value-type="currency" office:value="0.36" table:formula="of:=([.H66]+[.H68])*12%" table:style-name="ce87">
            <text:p>R$ 0,36</text:p>
          </table:table-cell>
          <table:table-cell office:value-type="currency" office:value="0.48" table:formula="of:=([.I66]+[.I68])*12%" table:style-name="ce87">
            <text:p>R$ 0,48</text:p>
          </table:table-cell>
          <table:table-cell office:value-type="currency" office:value="0.6" table:formula="of:=([.J66]+[.J68])*12%" table:style-name="ce87">
            <text:p>R$ 0,60</text:p>
          </table:table-cell>
          <table:table-cell office:value-type="currency" office:value="0.72" table:formula="of:=([.K66]+[.K68])*12%" table:style-name="ce87">
            <text:p>R$ 0,72</text:p>
          </table:table-cell>
          <table:table-cell office:value-type="currency" office:value="0.84" table:formula="of:=([.L66]+[.L68])*12%" table:style-name="ce87">
            <text:p>R$ 0,84</text:p>
          </table:table-cell>
          <table:table-cell office:value-type="currency" office:value="0.96" table:formula="of:=([.M66]+[.M68])*12%" table:style-name="ce87">
            <text:p>R$ 0,96</text:p>
          </table:table-cell>
          <table:table-cell office:value-type="currency" office:value="1.08" table:formula="of:=([.N66]+[.N68])*12%" table:style-name="ce87">
            <text:p>R$ 1,08</text:p>
          </table:table-cell>
          <table:table-cell office:value-type="currency" office:value="1.2" table:formula="of:=([.O66]+[.O68])*12%" table:style-name="ce87">
            <text:p>R$ 1,20</text:p>
          </table:table-cell>
          <table:table-cell office:value-type="currency" office:value="1.3199999999999998" table:formula="of:=([.P66]+[.P68])*12%" table:style-name="ce87">
            <text:p>R$ 1,32</text:p>
          </table:table-cell>
          <table:table-cell office:value-type="currency" office:value="1.44" table:formula="of:=([.Q66]+[.Q68])*12%" table:style-name="ce87">
            <text:p>R$ 1,44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Base de cálculo CSLL – 32%</text:p>
          </table:table-cell>
          <table:table-cell table:number-columns-repeated="2" table:style-name="ce3"/>
          <table:table-cell table:style-name="ce32"/>
          <table:table-cell office:value-type="currency" office:value="187181.19680000001" table:formula="of:=[.E67]*32%" table:style-name="ce87">
            <text:p>R$ 187.181,20</text:p>
          </table:table-cell>
          <table:table-cell office:value-type="currency" office:value="214964.01920000001" table:formula="of:=[.F67]*32%" table:style-name="ce87">
            <text:p>R$ 214.964,02</text:p>
          </table:table-cell>
          <table:table-cell office:value-type="currency" office:value="222466.65600000002" table:formula="of:=[.G67]*32%" table:style-name="ce87">
            <text:p>R$ 222.466,66</text:p>
          </table:table-cell>
          <table:table-cell office:value-type="currency" office:value="175487.70879999999" table:formula="of:=[.H67]*32%" table:style-name="ce87">
            <text:p>R$ 175.487,71</text:p>
          </table:table-cell>
          <table:table-cell office:value-type="currency" office:value="216967.33440000002" table:formula="of:=[.I67]*32%" table:style-name="ce87">
            <text:p>R$ 216.967,33</text:p>
          </table:table-cell>
          <table:table-cell office:value-type="currency" office:value="202270.58240000001" table:formula="of:=[.J67]*32%" table:style-name="ce87">
            <text:p>R$ 202.270,58</text:p>
          </table:table-cell>
          <table:table-cell office:value-type="currency" office:value="0" table:formula="of:=[.K67]*32%" table:style-name="ce87">
            <text:p>R$ 0,00</text:p>
          </table:table-cell>
          <table:table-cell office:value-type="currency" office:value="0" table:formula="of:=[.L67]*32%" table:style-name="ce87">
            <text:p>R$ 0,00</text:p>
          </table:table-cell>
          <table:table-cell office:value-type="currency" office:value="0" table:formula="of:=[.M67]*32%" table:style-name="ce87">
            <text:p>R$ 0,00</text:p>
          </table:table-cell>
          <table:table-cell office:value-type="currency" office:value="0" table:formula="of:=[.N67]*32%" table:style-name="ce87">
            <text:p>R$ 0,00</text:p>
          </table:table-cell>
          <table:table-cell office:value-type="currency" office:value="0" table:formula="of:=[.O67]*32%" table:style-name="ce87">
            <text:p>R$ 0,00</text:p>
          </table:table-cell>
          <table:table-cell office:value-type="currency" office:value="0" table:formula="of:=[.P67]*32%" table:style-name="ce87">
            <text:p>R$ 0,00</text:p>
          </table:table-cell>
          <table:table-cell office:value-type="currency" office:value="1219337.4975999999" table:formula="of:=[.Q67]*32%" table:style-name="ce87">
            <text:p>R$ 1.219.337,50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91">
            <text:p>CSLL – 9%</text:p>
          </table:table-cell>
          <table:table-cell table:number-columns-repeated="2" table:style-name="ce91"/>
          <table:table-cell table:style-name="ce32"/>
          <table:table-cell office:value-type="currency" office:value="187181.19680000001" table:formula="of:=[.E81]+[.E82]" table:style-name="ce92">
            <text:p>R$ 187.181,20</text:p>
          </table:table-cell>
          <table:table-cell office:value-type="currency" office:value="214964.13920000001" table:formula="of:=[.F81]+[.F82]" table:style-name="ce92">
            <text:p>R$ 214.964,14</text:p>
          </table:table-cell>
          <table:table-cell office:value-type="currency" office:value="222466.89600000001" table:formula="of:=[.G81]+[.G82]" table:style-name="ce92">
            <text:p>R$ 222.466,90</text:p>
          </table:table-cell>
          <table:table-cell office:value-type="currency" office:value="175488.06879999998" table:formula="of:=[.H81]+[.H82]" table:style-name="ce92">
            <text:p>R$ 175.488,07</text:p>
          </table:table-cell>
          <table:table-cell office:value-type="currency" office:value="216967.81440000003" table:formula="of:=[.I81]+[.I82]" table:style-name="ce92">
            <text:p>R$ 216.967,81</text:p>
          </table:table-cell>
          <table:table-cell office:value-type="currency" office:value="202271.18240000002" table:formula="of:=[.J81]+[.J82]" table:style-name="ce92">
            <text:p>R$ 202.271,18</text:p>
          </table:table-cell>
          <table:table-cell office:value-type="currency" office:value="0.72" table:formula="of:=[.K81]+[.K82]" table:style-name="ce92">
            <text:p>R$ 0,72</text:p>
          </table:table-cell>
          <table:table-cell office:value-type="currency" office:value="0.84" table:formula="of:=[.L81]+[.L82]" table:style-name="ce92">
            <text:p>R$ 0,84</text:p>
          </table:table-cell>
          <table:table-cell office:value-type="currency" office:value="0.96" table:formula="of:=[.M81]+[.M82]" table:style-name="ce92">
            <text:p>R$ 0,96</text:p>
          </table:table-cell>
          <table:table-cell office:value-type="currency" office:value="1.08" table:formula="of:=[.N81]+[.N82]" table:style-name="ce92">
            <text:p>R$ 1,08</text:p>
          </table:table-cell>
          <table:table-cell office:value-type="currency" office:value="1.2" table:formula="of:=[.O81]+[.O82]" table:style-name="ce92">
            <text:p>R$ 1,20</text:p>
          </table:table-cell>
          <table:table-cell office:value-type="currency" office:value="1.3199999999999998" table:formula="of:=[.P81]+[.P82]" table:style-name="ce92">
            <text:p>R$ 1,32</text:p>
          </table:table-cell>
          <table:table-cell office:value-type="currency" office:value="1219338.9375999998" table:formula="of:=[.Q81]+[.Q82]" table:style-name="ce92">
            <text:p>R$ 1.219.338,94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table:number-columns-repeated="3" table:style-name="ce3"/>
          <table:table-cell table:style-name="ce32"/>
          <table:table-cell table:number-columns-repeated="13" table:style-name="ce87"/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3">
            <text:p>RECEITAS FINANCEIRAS + OUTRAS RECEITAS</text:p>
          </table:table-cell>
          <table:table-cell table:number-columns-repeated="2" table:style-name="ce3"/>
          <table:table-cell table:style-name="ce32"/>
          <table:table-cell office:value-type="float" office:value="111318.97" table:formula="of:=[.E47]" table:style-name="ce88">
            <text:p>111.318,97</text:p>
          </table:table-cell>
          <table:table-cell office:value-type="float" office:value="35968.69" table:formula="of:=[.F47]" table:style-name="ce88">
            <text:p>35.968,69</text:p>
          </table:table-cell>
          <table:table-cell office:value-type="float" office:value="78927.64" table:formula="of:=[.G47]" table:style-name="ce88">
            <text:p>78.927,64</text:p>
          </table:table-cell>
          <table:table-cell office:value-type="float" office:value="21439.15" table:formula="of:=[.H47]" table:style-name="ce88">
            <text:p>21.439,15</text:p>
          </table:table-cell>
          <table:table-cell office:value-type="float" office:value="25838" table:formula="of:=[.I47]" table:style-name="ce88">
            <text:p>25.838,00</text:p>
          </table:table-cell>
          <table:table-cell office:value-type="float" office:value="25.48" table:formula="of:=[.J47]" table:style-name="ce88">
            <text:p>25,48</text:p>
          </table:table-cell>
          <table:table-cell office:value-type="float" office:value="0" table:formula="of:=[.K47]" table:style-name="ce88">
            <text:p>0,00</text:p>
          </table:table-cell>
          <table:table-cell office:value-type="float" office:value="0" table:formula="of:=[.L47]" table:style-name="ce88">
            <text:p>0,00</text:p>
          </table:table-cell>
          <table:table-cell office:value-type="float" office:value="0" table:formula="of:=[.M47]" table:style-name="ce88">
            <text:p>0,00</text:p>
          </table:table-cell>
          <table:table-cell office:value-type="float" office:value="0" table:formula="of:=[.N47]" table:style-name="ce88">
            <text:p>0,00</text:p>
          </table:table-cell>
          <table:table-cell office:value-type="float" office:value="0" table:formula="of:=[.O47]" table:style-name="ce88">
            <text:p>0,00</text:p>
          </table:table-cell>
          <table:table-cell office:value-type="float" office:value="0" table:formula="of:=[.P47]" table:style-name="ce88">
            <text:p>0,00</text:p>
          </table:table-cell>
          <table:table-cell office:value-type="float" office:value="273517.92999999993" table:formula="of:=[.Q47]" table:style-name="ce88">
            <text:p>273.517,93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89">
            <text:p>IRPJ – 15% + 10%</text:p>
          </table:table-cell>
          <table:table-cell table:number-columns-repeated="2" table:style-name="ce89"/>
          <table:table-cell table:style-name="ce32"/>
          <table:table-cell office:value-type="currency" office:value="44795.299200000001" table:formula="of:=[.E76]+[.E79]" table:style-name="ce90">
            <text:p>R$ 44.795,30</text:p>
          </table:table-cell>
          <table:table-cell office:value-type="currency" office:value="51741.024799999999" table:formula="of:=[.F76]+[.F79]" table:style-name="ce90">
            <text:p>R$ 51.741,02</text:p>
          </table:table-cell>
          <table:table-cell office:value-type="currency" office:value="53616.704000000005" table:formula="of:=[.G76]+[.G79]" table:style-name="ce90">
            <text:p>R$ 53.616,70</text:p>
          </table:table-cell>
          <table:table-cell office:value-type="currency" office:value="41871.987199999996" table:formula="of:=[.H76]+[.H79]" table:style-name="ce90">
            <text:p>R$ 41.871,99</text:p>
          </table:table-cell>
          <table:table-cell office:value-type="currency" office:value="52241.913600000007" table:formula="of:=[.I76]+[.I79]" table:style-name="ce90">
            <text:p>R$ 52.241,91</text:p>
          </table:table-cell>
          <table:table-cell office:value-type="currency" office:value="48567.745600000002" table:formula="of:=[.J76]+[.J79]" table:style-name="ce90">
            <text:p>R$ 48.567,75</text:p>
          </table:table-cell>
          <table:table-cell office:value-type="currency" office:value="-1999.8800000000003" table:formula="of:=[.K76]+[.K79]" table:style-name="ce90">
            <text:p>-R$ 1.999,88</text:p>
          </table:table-cell>
          <table:table-cell office:value-type="currency" office:value="-1999.86" table:formula="of:=[.L76]+[.L79]" table:style-name="ce90">
            <text:p>-R$ 1.999,86</text:p>
          </table:table-cell>
          <table:table-cell office:value-type="currency" office:value="-1999.8400000000001" table:formula="of:=[.M76]+[.M79]" table:style-name="ce90">
            <text:p>-R$ 1.999,84</text:p>
          </table:table-cell>
          <table:table-cell office:value-type="currency" office:value="-1999.82" table:formula="of:=[.N76]+[.N79]" table:style-name="ce90">
            <text:p>-R$ 1.999,82</text:p>
          </table:table-cell>
          <table:table-cell office:value-type="currency" office:value="-1999.8000000000002" table:formula="of:=[.O76]+[.O79]" table:style-name="ce90">
            <text:p>-R$ 1.999,80</text:p>
          </table:table-cell>
          <table:table-cell office:value-type="currency" office:value="-1999.78" table:formula="of:=[.P76]+[.P79]" table:style-name="ce90">
            <text:p>-R$ 1.999,78</text:p>
          </table:table-cell>
          <table:table-cell office:value-type="currency" office:value="302834.61439999996" table:formula="of:=[.Q76]+[.Q79]" table:style-name="ce90">
            <text:p>R$ 302.834,61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91">
            <text:p>CSLL – 9%</text:p>
          </table:table-cell>
          <table:table-cell table:number-columns-repeated="2" table:style-name="ce91"/>
          <table:table-cell table:style-name="ce32"/>
          <table:table-cell office:value-type="currency" office:value="16846.307712000002" table:formula="of:=[.E83]*9%" table:style-name="ce92">
            <text:p>R$ 16.846,31</text:p>
          </table:table-cell>
          <table:table-cell office:value-type="currency" office:value="19346.772528000001" table:formula="of:=[.F83]*9%" table:style-name="ce92">
            <text:p>R$ 19.346,77</text:p>
          </table:table-cell>
          <table:table-cell office:value-type="currency" office:value="20022.020639999999" table:formula="of:=[.G83]*9%" table:style-name="ce92">
            <text:p>R$ 20.022,02</text:p>
          </table:table-cell>
          <table:table-cell office:value-type="currency" office:value="15793.926191999997" table:formula="of:=[.H83]*9%" table:style-name="ce92">
            <text:p>R$ 15.793,93</text:p>
          </table:table-cell>
          <table:table-cell office:value-type="currency" office:value="19527.103296000001" table:formula="of:=[.I83]*9%" table:style-name="ce92">
            <text:p>R$ 19.527,10</text:p>
          </table:table-cell>
          <table:table-cell office:value-type="currency" office:value="18204.406416000002" table:formula="of:=[.J83]*9%" table:style-name="ce92">
            <text:p>R$ 18.204,41</text:p>
          </table:table-cell>
          <table:table-cell office:value-type="currency" office:value="6.4799999999999996E-2" table:formula="of:=[.K83]*9%" table:style-name="ce92">
            <text:p>R$ 0,06</text:p>
          </table:table-cell>
          <table:table-cell office:value-type="currency" office:value="7.5600000000000001E-2" table:formula="of:=[.L83]*9%" table:style-name="ce92">
            <text:p>R$ 0,08</text:p>
          </table:table-cell>
          <table:table-cell office:value-type="currency" office:value="8.6399999999999991E-2" table:formula="of:=[.M83]*9%" table:style-name="ce92">
            <text:p>R$ 0,09</text:p>
          </table:table-cell>
          <table:table-cell office:value-type="currency" office:value="9.7200000000000009E-2" table:formula="of:=[.N83]*9%" table:style-name="ce92">
            <text:p>R$ 0,10</text:p>
          </table:table-cell>
          <table:table-cell office:value-type="currency" office:value="0.108" table:formula="of:=[.O83]*9%" table:style-name="ce92">
            <text:p>R$ 0,11</text:p>
          </table:table-cell>
          <table:table-cell office:value-type="currency" office:value="0.11879999999999998" table:formula="of:=[.P83]*9%" table:style-name="ce92">
            <text:p>R$ 0,12</text:p>
          </table:table-cell>
          <table:table-cell office:value-type="currency" office:value="109740.50438399999" table:formula="of:=[.Q83]*9%" table:style-name="ce92">
            <text:p>R$ 109.740,50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table:number-columns-repeated="3" table:style-name="ce3"/>
          <table:table-cell table:style-name="ce32"/>
          <table:table-cell table:number-columns-repeated="13" table:style-name="ce87"/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93">
            <text:p>TOTAL IRPJ</text:p>
          </table:table-cell>
          <table:table-cell table:number-columns-repeated="2" table:style-name="ce93"/>
          <table:table-cell table:style-name="ce133"/>
          <table:table-cell office:value-type="currency" office:value="44795.299200000001" table:formula="of:=[.E76]+[.E79]" table:style-name="ce94">
            <text:p>R$ 44.795,30</text:p>
          </table:table-cell>
          <table:table-cell office:value-type="currency" office:value="51741.024799999999" table:formula="of:=[.F76]+[.F79]" table:style-name="ce94">
            <text:p>R$ 51.741,02</text:p>
          </table:table-cell>
          <table:table-cell office:value-type="currency" office:value="53616.704000000005" table:formula="of:=[.G76]+[.G79]" table:style-name="ce94">
            <text:p>R$ 53.616,70</text:p>
          </table:table-cell>
          <table:table-cell office:value-type="currency" office:value="41871.987199999996" table:formula="of:=[.H76]+[.H79]" table:style-name="ce94">
            <text:p>R$ 41.871,99</text:p>
          </table:table-cell>
          <table:table-cell office:value-type="currency" office:value="52241.913600000007" table:formula="of:=[.I76]+[.I79]" table:style-name="ce94">
            <text:p>R$ 52.241,91</text:p>
          </table:table-cell>
          <table:table-cell office:value-type="currency" office:value="48567.745600000002" table:formula="of:=[.J76]+[.J79]" table:style-name="ce94">
            <text:p>R$ 48.567,75</text:p>
          </table:table-cell>
          <table:table-cell office:value-type="currency" office:value="-1999.8800000000003" table:formula="of:=[.K76]+[.K79]" table:style-name="ce94">
            <text:p>-R$ 1.999,88</text:p>
          </table:table-cell>
          <table:table-cell office:value-type="currency" office:value="-1999.86" table:formula="of:=[.L76]+[.L79]" table:style-name="ce94">
            <text:p>-R$ 1.999,86</text:p>
          </table:table-cell>
          <table:table-cell office:value-type="currency" office:value="-1999.8400000000001" table:formula="of:=[.M76]+[.M79]" table:style-name="ce94">
            <text:p>-R$ 1.999,84</text:p>
          </table:table-cell>
          <table:table-cell office:value-type="currency" office:value="-1999.82" table:formula="of:=[.N76]+[.N79]" table:style-name="ce94">
            <text:p>-R$ 1.999,82</text:p>
          </table:table-cell>
          <table:table-cell office:value-type="currency" office:value="-1999.8000000000002" table:formula="of:=[.O76]+[.O79]" table:style-name="ce94">
            <text:p>-R$ 1.999,80</text:p>
          </table:table-cell>
          <table:table-cell office:value-type="currency" office:value="-1999.78" table:formula="of:=[.P76]+[.P79]" table:style-name="ce94">
            <text:p>-R$ 1.999,78</text:p>
          </table:table-cell>
          <table:table-cell office:value-type="currency" office:value="302834.61439999996" table:formula="of:=[.Q76]+[.Q79]" table:style-name="ce94">
            <text:p>R$ 302.834,61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office:value-type="string" table:style-name="ce95">
            <text:p>TOTAL CSLL</text:p>
          </table:table-cell>
          <table:table-cell table:number-columns-repeated="2" table:style-name="ce95"/>
          <table:table-cell table:style-name="ce133"/>
          <table:table-cell office:value-type="currency" office:value="16846.307712000002" table:formula="of:=[.E87]" table:style-name="ce96">
            <text:p>R$ 16.846,31</text:p>
          </table:table-cell>
          <table:table-cell office:value-type="currency" office:value="19346.772528000001" table:formula="of:=[.F87]" table:style-name="ce96">
            <text:p>R$ 19.346,77</text:p>
          </table:table-cell>
          <table:table-cell office:value-type="currency" office:value="20022.020639999999" table:formula="of:=[.G87]" table:style-name="ce96">
            <text:p>R$ 20.022,02</text:p>
          </table:table-cell>
          <table:table-cell office:value-type="currency" office:value="15793.926191999997" table:formula="of:=[.H87]" table:style-name="ce96">
            <text:p>R$ 15.793,93</text:p>
          </table:table-cell>
          <table:table-cell office:value-type="currency" office:value="19527.103296000001" table:formula="of:=[.I87]" table:style-name="ce96">
            <text:p>R$ 19.527,10</text:p>
          </table:table-cell>
          <table:table-cell office:value-type="currency" office:value="18204.406416000002" table:formula="of:=[.J87]" table:style-name="ce96">
            <text:p>R$ 18.204,41</text:p>
          </table:table-cell>
          <table:table-cell office:value-type="currency" office:value="6.4799999999999996E-2" table:formula="of:=[.K87]" table:style-name="ce96">
            <text:p>R$ 0,06</text:p>
          </table:table-cell>
          <table:table-cell office:value-type="currency" office:value="7.5600000000000001E-2" table:formula="of:=[.L87]" table:style-name="ce96">
            <text:p>R$ 0,08</text:p>
          </table:table-cell>
          <table:table-cell office:value-type="currency" office:value="8.6399999999999991E-2" table:formula="of:=[.M87]" table:style-name="ce96">
            <text:p>R$ 0,09</text:p>
          </table:table-cell>
          <table:table-cell office:value-type="currency" office:value="9.7200000000000009E-2" table:formula="of:=[.N87]" table:style-name="ce96">
            <text:p>R$ 0,10</text:p>
          </table:table-cell>
          <table:table-cell office:value-type="currency" office:value="0.108" table:formula="of:=[.O87]" table:style-name="ce96">
            <text:p>R$ 0,11</text:p>
          </table:table-cell>
          <table:table-cell office:value-type="currency" office:value="0.11879999999999998" table:formula="of:=[.P87]" table:style-name="ce96">
            <text:p>R$ 0,12</text:p>
          </table:table-cell>
          <table:table-cell office:value-type="currency" office:value="109740.50438399999" table:formula="of:=[.Q87]" table:style-name="ce96">
            <text:p>R$ 109.740,50</text:p>
          </table:table-cell>
          <table:table-cell table:style-name="ce6"/>
          <table:table-cell table:number-columns-repeated="16366" table:style-name="ce50"/>
        </table:table-row>
        <table:table-row table:style-name="ro3" table:visibility="collapse">
          <table:table-cell table:number-columns-repeated="3" table:style-name="ce2"/>
          <table:table-cell table:style-name="ce128"/>
          <table:table-cell table:number-columns-repeated="13" table:style-name="ce7"/>
          <table:table-cell table:style-name="ce6"/>
          <table:table-cell table:number-columns-repeated="76" table:style-name="ce49"/>
          <table:table-cell table:number-columns-repeated="16290" table:style-name="ce50"/>
        </table:table-row>
        <table:table-row table:style-name="ro3" table:visibility="collapse">
          <table:table-cell office:value-type="string" table:style-name="ce85">
            <text:p>Resultado Liquido Gerencial</text:p>
          </table:table-cell>
          <table:table-cell table:number-columns-repeated="2" table:style-name="ce85"/>
          <table:table-cell table:style-name="ce131"/>
          <table:table-cell office:value-type="float" office:value="-712038.71" table:formula="of:=[.E60]-[.E50]-[.E19]" table:style-name="ce86">
            <text:p>-712.038,71</text:p>
          </table:table-cell>
          <table:table-cell office:value-type="float" office:value="-500518.93999999936" table:formula="of:=[.F60]-[.F50]-[.F19]" table:style-name="ce86">
            <text:p>-500.518,94</text:p>
          </table:table-cell>
          <table:table-cell office:value-type="float" office:value="219583.40699999989" table:formula="of:=[.G60]-[.G50]-[.G19]" table:style-name="ce86">
            <text:p>219.583,41</text:p>
          </table:table-cell>
          <table:table-cell office:value-type="float" office:value="-338963.12000000058" table:formula="of:=[.H60]-[.H50]-[.H19]" table:style-name="ce86">
            <text:p>-338.963,12</text:p>
          </table:table-cell>
          <table:table-cell office:value-type="float" office:value="251005.85999999908" table:formula="of:=[.I60]-[.I50]-[.I19]" table:style-name="ce86">
            <text:p>251.005,86</text:p>
          </table:table-cell>
          <table:table-cell office:value-type="float" office:value="221405.66999999958" table:formula="of:=[.J60]-[.J50]-[.J19]" table:style-name="ce86">
            <text:p>221.405,67</text:p>
          </table:table-cell>
          <table:table-cell office:value-type="float" office:value="0" table:formula="of:=[.K60]-[.K50]-[.K19]" table:style-name="ce86">
            <text:p>0,00</text:p>
          </table:table-cell>
          <table:table-cell office:value-type="float" office:value="0" table:formula="of:=[.L60]-[.L50]-[.L19]" table:style-name="ce86">
            <text:p>0,00</text:p>
          </table:table-cell>
          <table:table-cell office:value-type="float" office:value="0" table:formula="of:=[.M60]-[.M50]-[.M19]" table:style-name="ce86">
            <text:p>0,00</text:p>
          </table:table-cell>
          <table:table-cell office:value-type="float" office:value="0" table:formula="of:=[.N60]-[.N50]-[.N19]" table:style-name="ce86">
            <text:p>0,00</text:p>
          </table:table-cell>
          <table:table-cell office:value-type="float" office:value="0" table:formula="of:=[.O60]-[.O50]-[.O19]" table:style-name="ce86">
            <text:p>0,00</text:p>
          </table:table-cell>
          <table:table-cell office:value-type="float" office:value="0" table:formula="of:=[.P60]-[.P50]-[.P19]" table:style-name="ce86">
            <text:p>0,00</text:p>
          </table:table-cell>
          <table:table-cell office:value-type="float" office:value="-859525.83300000138" table:formula="of:=SUM([.E92:.P92])" table:style-name="ce86">
            <text:p>-859.525,83</text:p>
          </table:table-cell>
          <table:table-cell office:value-type="percentage" office:value="-2.0888629565838986E-2" table:formula="of:=[.Q92]/[.$Q$8]" table:style-name="ce57">
            <text:p>-2,09%</text:p>
          </table:table-cell>
          <table:table-cell table:number-columns-repeated="76" table:style-name="ce49"/>
          <table:table-cell table:number-columns-repeated="16290" table:style-name="ce50"/>
        </table:table-row>
        <table:table-row table:style-name="ro3" table:visibility="collapse">
          <table:table-cell table:number-columns-repeated="3" table:style-name="ce49"/>
          <table:table-cell table:style-name="ce72"/>
          <table:table-cell table:number-columns-repeated="9" table:style-name="ce97"/>
          <table:table-cell table:number-columns-repeated="3" table:style-name="ce98"/>
          <table:table-cell table:style-name="ce97"/>
          <table:table-cell table:style-name="ce54"/>
          <table:table-cell table:number-columns-repeated="76" table:style-name="ce49"/>
          <table:table-cell table:number-columns-repeated="16290" table:style-name="ce50"/>
        </table:table-row>
        <table:table-row table:style-name="ro3" table:visibility="collapse">
          <table:table-cell table:number-columns-repeated="3" table:style-name="ce49"/>
          <table:table-cell table:style-name="ce72"/>
          <table:table-cell table:number-columns-repeated="13" table:style-name="ce98"/>
          <table:table-cell table:style-name="ce54"/>
          <table:table-cell table:number-columns-repeated="76" table:style-name="ce49"/>
          <table:table-cell table:number-columns-repeated="16290" table:style-name="ce50"/>
        </table:table-row>
        <table:table-row table:style-name="ro6" table:visibility="collapse">
          <table:table-cell office:value-type="string" table:style-name="ce99">
            <text:p>Depreciação</text:p>
          </table:table-cell>
          <table:table-cell table:number-columns-repeated="2" table:style-name="ce99"/>
          <table:table-cell table:style-name="ce134"/>
          <table:table-cell office:value-type="float" office:value="119306.88" table:formula="of:=-([MANDABRASA_CO.C58])" table:style-name="ce58">
            <text:p>119.306,88</text:p>
          </table:table-cell>
          <table:table-cell office:value-type="float" office:value="124498.45" table:formula="of:=-([MANDABRASA_CO.D58])" table:style-name="ce58">
            <text:p>124.498,45</text:p>
          </table:table-cell>
          <table:table-cell office:value-type="float" office:value="132347.97" table:formula="of:=-([MANDABRASA_CO.E58])" table:style-name="ce58">
            <text:p>132.347,97</text:p>
          </table:table-cell>
          <table:table-cell office:value-type="float" office:value="136494.21" table:formula="of:=-([MANDABRASA_CO.F58])" table:style-name="ce58">
            <text:p>136.494,21</text:p>
          </table:table-cell>
          <table:table-cell office:value-type="float" office:value="137939.22" table:formula="of:=-([MANDABRASA_CO.G58])" table:style-name="ce58">
            <text:p>137.939,22</text:p>
          </table:table-cell>
          <table:table-cell office:value-type="float" office:value="138919.79999999999" table:formula="of:=-([MANDABRASA_CO.H58])" table:style-name="ce58">
            <text:p>138.919,80</text:p>
          </table:table-cell>
          <table:table-cell office:value-type="float" office:value="0" table:formula="of:=-([MANDABRASA_CO.I58])" table:style-name="ce58">
            <text:p>0,00</text:p>
          </table:table-cell>
          <table:table-cell office:value-type="float" office:value="0" table:formula="of:=-([MANDABRASA_CO.J58])" table:style-name="ce58">
            <text:p>0,00</text:p>
          </table:table-cell>
          <table:table-cell office:value-type="float" office:value="0" table:formula="of:=-([MANDABRASA_CO.K58])" table:style-name="ce58">
            <text:p>0,00</text:p>
          </table:table-cell>
          <table:table-cell office:value-type="float" office:value="0" table:formula="of:=-([MANDABRASA_CO.L58])" table:style-name="ce58">
            <text:p>0,00</text:p>
          </table:table-cell>
          <table:table-cell office:value-type="float" office:value="0" table:formula="of:=-([MANDABRASA_CO.M58])" table:style-name="ce58">
            <text:p>0,00</text:p>
          </table:table-cell>
          <table:table-cell office:value-type="float" office:value="0" table:formula="of:=-([MANDABRASA_CO.N58])" table:style-name="ce58">
            <text:p>0,00</text:p>
          </table:table-cell>
          <table:table-cell office:value-type="float" office:value="789506.53" table:formula="of:=SUM([.E95:.P95])" table:style-name="ce75">
            <text:p>789.506,53</text:p>
          </table:table-cell>
          <table:table-cell table:style-name="ce54"/>
          <table:table-cell table:number-columns-repeated="76" table:style-name="ce49"/>
          <table:table-cell table:number-columns-repeated="16290" table:style-name="ce50"/>
        </table:table-row>
        <table:table-row table:number-rows-repeated="2" table:style-name="ro3">
          <table:table-cell table:number-columns-repeated="3" table:style-name="ce49"/>
          <table:table-cell table:style-name="ce72"/>
          <table:table-cell table:number-columns-repeated="13" table:style-name="ce98"/>
          <table:table-cell table:style-name="ce54"/>
          <table:table-cell table:number-columns-repeated="76" table:style-name="ce49"/>
          <table:table-cell table:number-columns-repeated="16290" table:style-name="ce50"/>
        </table:table-row>
        <table:table-row table:style-name="ro3">
          <table:table-cell table:number-columns-repeated="3" table:style-name="ce49"/>
          <table:table-cell table:style-name="ce72"/>
          <table:table-cell table:number-columns-repeated="12" table:style-name="ce98"/>
          <table:table-cell table:style-name="ce97"/>
          <table:table-cell table:style-name="ce54"/>
          <table:table-cell table:number-columns-repeated="76" table:style-name="ce49"/>
          <table:table-cell table:number-columns-repeated="16290" table:style-name="ce50"/>
        </table:table-row>
        <table:table-row table:number-rows-repeated="4" table:style-name="ro3">
          <table:table-cell table:number-columns-repeated="3" table:style-name="ce49"/>
          <table:table-cell table:style-name="ce72"/>
          <table:table-cell table:number-columns-repeated="13" table:style-name="ce98"/>
          <table:table-cell table:style-name="ce54"/>
          <table:table-cell table:number-columns-repeated="76" table:style-name="ce49"/>
          <table:table-cell table:number-columns-repeated="16290" table:style-name="ce50"/>
        </table:table-row>
        <table:table-row table:number-rows-repeated="2" table:style-name="ro3">
          <table:table-cell table:number-columns-repeated="16384"/>
        </table:table-row>
        <table:table-row table:number-rows-repeated="3" table:style-name="ro3">
          <table:table-cell table:number-columns-repeated="3" table:style-name="ce49"/>
          <table:table-cell table:style-name="ce72"/>
          <table:table-cell table:number-columns-repeated="13" table:style-name="ce98"/>
          <table:table-cell table:style-name="ce54"/>
          <table:table-cell table:number-columns-repeated="76" table:style-name="ce49"/>
          <table:table-cell table:number-columns-repeated="16290" table:style-name="ce50"/>
        </table:table-row>
        <table:table-row table:number-rows-repeated="1048469" table:style-name="ro3">
          <table:table-cell table:number-columns-repeated="16384"/>
        </table:table-row>
      </table:table>
      <table:table table:name="MANDABRASA" table:style-name="ta1">
        <table:table-column table:style-name="co28" table:default-cell-style-name="ce11"/>
        <table:table-column table:style-name="co29" table:default-cell-style-name="ce11"/>
        <table:table-column table:style-name="co3" table:number-columns-repeated="2" table:default-cell-style-name="ce45"/>
        <table:table-column table:style-name="co30" table:default-cell-style-name="ce46"/>
        <table:table-column table:style-name="co31" table:default-cell-style-name="ce11"/>
        <table:table-column table:style-name="co32" table:default-cell-style-name="ce11"/>
        <table:table-column table:style-name="co4" table:default-cell-style-name="ce11"/>
        <table:table-column table:style-name="co26" table:default-cell-style-name="ce11" table:visibility="collapse"/>
        <table:table-column table:style-name="co15" table:default-cell-style-name="ce11" table:visibility="collapse"/>
        <table:table-column table:style-name="co33" table:default-cell-style-name="ce11" table:visibility="collapse"/>
        <table:table-column table:style-name="co31" table:default-cell-style-name="ce11" table:visibility="collapse"/>
        <table:table-column table:style-name="co34" table:default-cell-style-name="ce11" table:visibility="collapse"/>
        <table:table-column table:style-name="co35" table:default-cell-style-name="ce11" table:visibility="collapse"/>
        <table:table-column table:style-name="co36" table:default-cell-style-name="ce11"/>
        <table:table-column table:style-name="co10" table:default-cell-style-name="ce11"/>
        <table:table-column table:style-name="co37" table:default-cell-style-name="ce11"/>
        <table:table-column table:style-name="co10" table:number-columns-repeated="191" table:default-cell-style-name="ce11"/>
        <table:table-column table:style-name="co10" table:number-columns-repeated="4" table:default-cell-style-name="ce3"/>
        <table:table-column table:style-name="co11" table:number-columns-repeated="16126" table:default-cell-style-name="ce3"/>
        <table:table-column table:style-name="co38" table:number-columns-repeated="46" table:default-cell-style-name="ce3"/>
        <table:table-row table:style-name="ro1">
          <table:table-cell office:value-type="string" table:number-columns-spanned="5" table:number-rows-spanned="1" table:style-name="ce47">
            <text:p>ANÁLISE E INDICADORES CONTÁBEIS 2025</text:p>
          </table:table-cell>
          <table:covered-table-cell table:number-columns-repeated="4"/>
          <table:table-cell table:number-columns-repeated="16379" table:style-name="ce3"/>
        </table:table-row>
        <table:table-row table:style-name="ro1">
          <table:table-cell office:value-type="string" table:number-columns-spanned="5" table:number-rows-spanned="1" table:style-name="ce47">
            <text:p>MANDABRASA RESTAURANTE LTDA (CONSOLIDADO)</text:p>
          </table:table-cell>
          <table:covered-table-cell table:number-columns-repeated="4"/>
          <table:table-cell table:number-columns-repeated="16379" table:style-name="ce3"/>
        </table:table-row>
        <table:table-row table:style-name="ro1">
          <table:table-cell office:value-type="string" table:number-columns-spanned="5" table:number-rows-spanned="1" table:style-name="ce47">
            <text:p>DRE SINTÉTICO MENSAL E ACUMULADO DE 2025</text:p>
          </table:table-cell>
          <table:covered-table-cell table:number-columns-repeated="4"/>
          <table:table-cell table:number-columns-repeated="16379" table:style-name="ce3"/>
        </table:table-row>
        <table:table-row table:style-name="ro2">
          <table:table-cell table:style-name="ce4"/>
          <table:table-cell table:number-columns-repeated="3" table:style-name="ce5"/>
          <table:table-cell table:style-name="ce101"/>
          <table:table-cell table:number-columns-repeated="16379" table:style-name="ce3"/>
        </table:table-row>
        <table:table-row table:style-name="ro2">
          <table:table-cell table:style-name="ce2"/>
          <table:table-cell table:number-columns-repeated="3" table:style-name="ce7"/>
          <table:table-cell table:style-name="ce101"/>
          <table:table-cell table:number-columns-repeated="206" table:style-name="ce2"/>
          <table:table-cell table:number-columns-repeated="45" table:style-name="ce3"/>
          <table:table-cell table:number-columns-repeated="16128" table:style-name="ce2"/>
        </table:table-row>
        <table:table-row table:style-name="ro9">
          <table:table-cell table:style-name="ce8"/>
          <table:table-cell office:value-type="string" table:style-name="ce9">
            <text:p>Descrição</text:p>
          </table:table-cell>
          <table:table-cell office:value-type="string" table:style-name="ce9">
            <text:p>janeiro</text:p>
          </table:table-cell>
          <table:table-cell office:value-type="string" table:style-name="ce9">
            <text:p>fevereiro</text:p>
          </table:table-cell>
          <table:table-cell office:value-type="string" table:style-name="ce9">
            <text:p>março</text:p>
          </table:table-cell>
          <table:table-cell office:value-type="string" table:style-name="ce9">
            <text:p>abril</text:p>
          </table:table-cell>
          <table:table-cell office:value-type="string" table:style-name="ce9">
            <text:p>maio</text:p>
          </table:table-cell>
          <table:table-cell office:value-type="string" table:style-name="ce9">
            <text:p>junho</text:p>
          </table:table-cell>
          <table:table-cell office:value-type="string" table:style-name="ce9">
            <text:p>julho</text:p>
          </table:table-cell>
          <table:table-cell office:value-type="string" table:style-name="ce9">
            <text:p>agosto</text:p>
          </table:table-cell>
          <table:table-cell office:value-type="string" table:style-name="ce9">
            <text:p>setembro</text:p>
          </table:table-cell>
          <table:table-cell office:value-type="string" table:style-name="ce9">
            <text:p>outubro</text:p>
          </table:table-cell>
          <table:table-cell office:value-type="string" table:style-name="ce9">
            <text:p>novembro</text:p>
          </table:table-cell>
          <table:table-cell office:value-type="string" table:style-name="ce9">
            <text:p>dezembro</text:p>
          </table:table-cell>
          <table:table-cell office:value-type="string" table:style-name="ce9">
            <text:p>Total</text:p>
          </table:table-cell>
          <table:table-cell office:value-type="string" table:style-name="ce27">
            <text:p>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2">
            <text:p>3</text:p>
          </table:table-cell>
          <table:table-cell office:value-type="string" table:style-name="ce13">
            <text:p>CUSTOS E/OU DESPESAS</text:p>
          </table:table-cell>
          <table:table-cell office:value-type="float" office:value="-5978020.2400000002" table:formula="of:=[.C8]+[.C137]" table:style-name="ce14">
            <text:p>-5.978.020,24</text:p>
          </table:table-cell>
          <table:table-cell office:value-type="float" office:value="-4989669.76" table:formula="of:=[.D8]+[.D137]" table:style-name="ce14">
            <text:p>-4.989.669,76</text:p>
          </table:table-cell>
          <table:table-cell office:value-type="float" office:value="-4565559.4129999997" table:formula="of:=[.E8]+[.E137]" table:style-name="ce14">
            <text:p>-4.565.559,41</text:p>
          </table:table-cell>
          <table:table-cell office:value-type="float" office:value="-5132290.5" table:formula="of:=[.F8]+[.F137]" table:style-name="ce14">
            <text:p>-5.132.290,50</text:p>
          </table:table-cell>
          <table:table-cell office:value-type="float" office:value="-4629131.38" table:formula="of:=[.G8]+[.G137]" table:style-name="ce14">
            <text:p>-4.629.131,38</text:p>
          </table:table-cell>
          <table:table-cell office:value-type="float" office:value="-4396813.1500000004" table:formula="of:=[.H8]+[.H137]" table:style-name="ce14">
            <text:p>-4.396.813,15</text:p>
          </table:table-cell>
          <table:table-cell office:value-type="float" office:value="0" table:formula="of:=[.I8]+[.I137]" table:style-name="ce14">
            <text:p>0,00</text:p>
          </table:table-cell>
          <table:table-cell office:value-type="float" office:value="0" table:formula="of:=[.J8]+[.J137]" table:style-name="ce14">
            <text:p>0,00</text:p>
          </table:table-cell>
          <table:table-cell office:value-type="float" office:value="0" table:formula="of:=[.K8]+[.K137]" table:style-name="ce14">
            <text:p>0,00</text:p>
          </table:table-cell>
          <table:table-cell office:value-type="float" office:value="0" table:formula="of:=[.L8]+[.L137]" table:style-name="ce14">
            <text:p>0,00</text:p>
          </table:table-cell>
          <table:table-cell office:value-type="float" office:value="0" table:formula="of:=[.M8]+[.M137]" table:style-name="ce14">
            <text:p>0,00</text:p>
          </table:table-cell>
          <table:table-cell office:value-type="float" office:value="0" table:formula="of:=[.N8]+[.N137]" table:style-name="ce14">
            <text:p>0,00</text:p>
          </table:table-cell>
          <table:table-cell office:value-type="float" office:value="-29691484.443000004" table:formula="of:=[.O8]+[.O137]" table:style-name="ce14">
            <text:p>-29.691.484,44</text:p>
          </table:table-cell>
          <table:table-cell office:value-type="percentage" office:value="-1.0324331997618639" table:formula="of:=[.O7]/[.$O$148]" table:style-name="ce27">
            <text:p>-103,24%</text:p>
          </table:table-cell>
          <table:table-cell table:number-columns-repeated="192" table:style-name="ce15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12">
            <text:p>3.1</text:p>
          </table:table-cell>
          <table:table-cell office:value-type="string" table:style-name="ce13">
            <text:p>CUSTO OPERACIONAL DE GERAL</text:p>
          </table:table-cell>
          <table:table-cell office:value-type="float" office:value="-5957915.6500000004" table:formula="of:=[.C9]+[.C20]" table:style-name="ce14">
            <text:p>-5.957.915,65</text:p>
          </table:table-cell>
          <table:table-cell office:value-type="float" office:value="-4970370.47" table:formula="of:=[.D9]+[.D20]" table:style-name="ce14">
            <text:p>-4.970.370,47</text:p>
          </table:table-cell>
          <table:table-cell office:value-type="float" office:value="-4546189.943" table:formula="of:=[.E9]+[.E20]" table:style-name="ce14">
            <text:p>-4.546.189,94</text:p>
          </table:table-cell>
          <table:table-cell office:value-type="float" office:value="-5115129.2" table:formula="of:=[.F9]+[.F20]" table:style-name="ce14">
            <text:p>-5.115.129,20</text:p>
          </table:table-cell>
          <table:table-cell office:value-type="float" office:value="-4613894.78" table:formula="of:=[.G9]+[.G20]" table:style-name="ce14">
            <text:p>-4.613.894,78</text:p>
          </table:table-cell>
          <table:table-cell office:value-type="float" office:value="-4375827.5500000007" table:formula="of:=[.H9]+[.H20]" table:style-name="ce14">
            <text:p>-4.375.827,55</text:p>
          </table:table-cell>
          <table:table-cell office:value-type="float" office:value="0" table:formula="of:=[.I9]+[.I20]" table:style-name="ce14">
            <text:p>0,00</text:p>
          </table:table-cell>
          <table:table-cell office:value-type="float" office:value="0" table:formula="of:=[.J9]+[.J20]" table:style-name="ce14">
            <text:p>0,00</text:p>
          </table:table-cell>
          <table:table-cell office:value-type="float" office:value="0" table:formula="of:=[.K9]+[.K20]" table:style-name="ce14">
            <text:p>0,00</text:p>
          </table:table-cell>
          <table:table-cell office:value-type="float" office:value="0" table:formula="of:=[.L9]+[.L20]" table:style-name="ce14">
            <text:p>0,00</text:p>
          </table:table-cell>
          <table:table-cell office:value-type="float" office:value="0" table:formula="of:=[.M9]+[.M20]" table:style-name="ce14">
            <text:p>0,00</text:p>
          </table:table-cell>
          <table:table-cell office:value-type="float" office:value="0" table:formula="of:=[.N9]+[.N20]" table:style-name="ce14">
            <text:p>0,00</text:p>
          </table:table-cell>
          <table:table-cell office:value-type="float" office:value="-29579327.593000002" table:formula="of:=[.O9]+[.O20]" table:style-name="ce14">
            <text:p>-29.579.327,59</text:p>
          </table:table-cell>
          <table:table-cell office:value-type="percentage" office:value="-1.0285332783637604" table:formula="of:=[.O8]/[.$O$148]" table:style-name="ce27">
            <text:p>-102,85%</text:p>
          </table:table-cell>
          <table:table-cell table:number-columns-repeated="192" table:style-name="ce15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12">
            <text:p>3.1.2</text:p>
          </table:table-cell>
          <table:table-cell office:value-type="string" table:style-name="ce16">
            <text:p>CUSTO MERCADORIAS VENDIDAS</text:p>
          </table:table-cell>
          <table:table-cell office:value-type="float" office:value="-1897478.78" table:formula="of:=[.C10]" table:style-name="ce17">
            <text:p>-1.897.478,78</text:p>
          </table:table-cell>
          <table:table-cell office:value-type="float" office:value="-1700789.7899999998" table:formula="of:=[.D10]" table:style-name="ce17">
            <text:p>-1.700.789,79</text:p>
          </table:table-cell>
          <table:table-cell office:value-type="float" office:value="-1716370.8" table:formula="of:=[.E10]" table:style-name="ce17">
            <text:p>-1.716.370,80</text:p>
          </table:table-cell>
          <table:table-cell office:value-type="float" office:value="-1688186.1599999997" table:formula="of:=[.F10]" table:style-name="ce17">
            <text:p>-1.688.186,16</text:p>
          </table:table-cell>
          <table:table-cell office:value-type="float" office:value="-1553115.7100000002" table:formula="of:=[.G10]" table:style-name="ce17">
            <text:p>-1.553.115,71</text:p>
          </table:table-cell>
          <table:table-cell office:value-type="float" office:value="-1423442.4100000001" table:formula="of:=[.H10]" table:style-name="ce17">
            <text:p>-1.423.442,41</text:p>
          </table:table-cell>
          <table:table-cell office:value-type="float" office:value="0" table:formula="of:=[.I10]" table:style-name="ce17">
            <text:p>0,00</text:p>
          </table:table-cell>
          <table:table-cell office:value-type="float" office:value="0" table:formula="of:=[.J10]" table:style-name="ce17">
            <text:p>0,00</text:p>
          </table:table-cell>
          <table:table-cell office:value-type="float" office:value="0" table:formula="of:=[.K10]" table:style-name="ce17">
            <text:p>0,00</text:p>
          </table:table-cell>
          <table:table-cell office:value-type="float" office:value="0" table:formula="of:=[.L10]" table:style-name="ce17">
            <text:p>0,00</text:p>
          </table:table-cell>
          <table:table-cell office:value-type="float" office:value="0" table:formula="of:=[.M10]" table:style-name="ce17">
            <text:p>0,00</text:p>
          </table:table-cell>
          <table:table-cell office:value-type="float" office:value="0" table:formula="of:=[.N10]" table:style-name="ce17">
            <text:p>0,00</text:p>
          </table:table-cell>
          <table:table-cell office:value-type="float" office:value="-9979383.6499999985" table:formula="of:=[.O10]" table:style-name="ce17">
            <text:p>-9.979.383,65</text:p>
          </table:table-cell>
          <table:table-cell office:value-type="percentage" office:value="-0.34700343168088893" table:formula="of:=[.O9]/[.$O$148]" table:style-name="ce27">
            <text:p>-34,70%</text:p>
          </table:table-cell>
          <table:table-cell table:number-columns-repeated="192" table:style-name="ce15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12">
            <text:p>3.1.2.01</text:p>
          </table:table-cell>
          <table:table-cell office:value-type="string" table:style-name="ce16">
            <text:p>CUSTO MERCADORIAS VENDIDAS</text:p>
          </table:table-cell>
          <table:table-cell office:value-type="float" office:value="-1897478.78" table:formula="of:=[.C11]" table:style-name="ce17">
            <text:p>-1.897.478,78</text:p>
          </table:table-cell>
          <table:table-cell office:value-type="float" office:value="-1700789.7899999998" table:formula="of:=[.D11]" table:style-name="ce17">
            <text:p>-1.700.789,79</text:p>
          </table:table-cell>
          <table:table-cell office:value-type="float" office:value="-1716370.8" table:formula="of:=[.E11]" table:style-name="ce17">
            <text:p>-1.716.370,80</text:p>
          </table:table-cell>
          <table:table-cell office:value-type="float" office:value="-1688186.1599999997" table:formula="of:=[.F11]" table:style-name="ce17">
            <text:p>-1.688.186,16</text:p>
          </table:table-cell>
          <table:table-cell office:value-type="float" office:value="-1553115.7100000002" table:formula="of:=[.G11]" table:style-name="ce17">
            <text:p>-1.553.115,71</text:p>
          </table:table-cell>
          <table:table-cell office:value-type="float" office:value="-1423442.4100000001" table:formula="of:=[.H11]" table:style-name="ce17">
            <text:p>-1.423.442,41</text:p>
          </table:table-cell>
          <table:table-cell office:value-type="float" office:value="0" table:formula="of:=[.I11]" table:style-name="ce17">
            <text:p>0,00</text:p>
          </table:table-cell>
          <table:table-cell office:value-type="float" office:value="0" table:formula="of:=[.J11]" table:style-name="ce17">
            <text:p>0,00</text:p>
          </table:table-cell>
          <table:table-cell office:value-type="float" office:value="0" table:formula="of:=[.K11]" table:style-name="ce17">
            <text:p>0,00</text:p>
          </table:table-cell>
          <table:table-cell office:value-type="float" office:value="0" table:formula="of:=[.L11]" table:style-name="ce17">
            <text:p>0,00</text:p>
          </table:table-cell>
          <table:table-cell office:value-type="float" office:value="0" table:formula="of:=[.M11]" table:style-name="ce17">
            <text:p>0,00</text:p>
          </table:table-cell>
          <table:table-cell office:value-type="float" office:value="0" table:formula="of:=[.N11]" table:style-name="ce17">
            <text:p>0,00</text:p>
          </table:table-cell>
          <table:table-cell office:value-type="float" office:value="-9979383.6499999985" table:formula="of:=[.O11]" table:style-name="ce17">
            <text:p>-9.979.383,65</text:p>
          </table:table-cell>
          <table:table-cell office:value-type="percentage" office:value="-0.34700343168088893" table:formula="of:=[.O10]/[.$O$148]" table:style-name="ce27">
            <text:p>-34,70%</text:p>
          </table:table-cell>
          <table:table-cell table:number-columns-repeated="192" table:style-name="ce15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102">
            <text:p>3.1.2.01.01</text:p>
          </table:table-cell>
          <table:table-cell office:value-type="string" table:style-name="ce102">
            <text:p>CUSTO DAS MERCADORIAS VENDIDAS</text:p>
          </table:table-cell>
          <table:table-cell office:value-type="float" office:value="-1897478.78" table:formula="of:=SUM([.C12:.C19])" table:style-name="ce103">
            <text:p>-1.897.478,78</text:p>
          </table:table-cell>
          <table:table-cell office:value-type="float" office:value="-1700789.7899999998" table:formula="of:=SUM([.D12:.D19])" table:style-name="ce103">
            <text:p>-1.700.789,79</text:p>
          </table:table-cell>
          <table:table-cell office:value-type="float" office:value="-1716370.8" table:formula="of:=SUM([.E12:.E19])" table:style-name="ce103">
            <text:p>-1.716.370,80</text:p>
          </table:table-cell>
          <table:table-cell office:value-type="float" office:value="-1688186.1599999997" table:formula="of:=SUM([.F12:.F19])" table:style-name="ce103">
            <text:p>-1.688.186,16</text:p>
          </table:table-cell>
          <table:table-cell office:value-type="float" office:value="-1553115.7100000002" table:formula="of:=SUM([.G12:.G19])" table:style-name="ce103">
            <text:p>-1.553.115,71</text:p>
          </table:table-cell>
          <table:table-cell office:value-type="float" office:value="-1423442.4100000001" table:formula="of:=SUM([.H12:.H19])" table:style-name="ce103">
            <text:p>-1.423.442,41</text:p>
          </table:table-cell>
          <table:table-cell office:value-type="float" office:value="0" table:formula="of:=SUM([.I12:.I19])" table:style-name="ce103">
            <text:p>0,00</text:p>
          </table:table-cell>
          <table:table-cell office:value-type="float" office:value="0" table:formula="of:=SUM([.J12:.J19])" table:style-name="ce103">
            <text:p>0,00</text:p>
          </table:table-cell>
          <table:table-cell office:value-type="float" office:value="0" table:formula="of:=SUM([.K12:.K19])" table:style-name="ce103">
            <text:p>0,00</text:p>
          </table:table-cell>
          <table:table-cell office:value-type="float" office:value="0" table:formula="of:=SUM([.L12:.L19])" table:style-name="ce103">
            <text:p>0,00</text:p>
          </table:table-cell>
          <table:table-cell office:value-type="float" office:value="0" table:formula="of:=SUM([.M12:.M19])" table:style-name="ce103">
            <text:p>0,00</text:p>
          </table:table-cell>
          <table:table-cell office:value-type="float" office:value="0" table:formula="of:=SUM([.N12:.N19])" table:style-name="ce103">
            <text:p>0,00</text:p>
          </table:table-cell>
          <table:table-cell office:value-type="float" office:value="-9979383.6499999985" table:formula="of:=SUM([.O12:.O19])" table:style-name="ce103">
            <text:p>-9.979.383,65</text:p>
          </table:table-cell>
          <table:table-cell office:value-type="percentage" office:value="-0.34700343168088893" table:formula="of:=[.O11]/[.$O$148]" table:style-name="ce104">
            <text:p>-34,70%</text:p>
          </table:table-cell>
          <table:table-cell table:number-columns-repeated="192" table:style-name="ce15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2.01.01.00430</text:p>
          </table:table-cell>
          <table:table-cell office:value-type="string" table:style-name="ce24">
            <text:p>MERCADORIAS C/COMPRAS</text:p>
          </table:table-cell>
          <table:table-cell office:value-type="float" office:value="-1943982.21" table:style-name="ce29">
            <text:p>-1.943.982,21</text:p>
          </table:table-cell>
          <table:table-cell office:value-type="float" office:value="-1609139.03" table:style-name="ce29">
            <text:p>-1.609.139,03</text:p>
          </table:table-cell>
          <table:table-cell office:value-type="float" office:value="-1225776.42" table:style-name="ce29">
            <text:p>-1.225.776,42</text:p>
          </table:table-cell>
          <table:table-cell office:value-type="float" office:value="-1748224.66" table:style-name="ce29">
            <text:p>-1.748.224,66</text:p>
          </table:table-cell>
          <table:table-cell office:value-type="float" office:value="-1648106.55" table:style-name="ce29">
            <text:p>-1.648.106,55</text:p>
          </table:table-cell>
          <table:table-cell office:value-type="float" office:value="-1255809.98" table:style-name="ce29">
            <text:p>-1.255.809,98</text:p>
          </table:table-cell>
          <table:table-cell table:number-columns-repeated="6" table:style-name="ce29"/>
          <table:table-cell office:value-type="float" office:value="-9431038.8499999996" table:formula="of:=SUM([.C12:.N12])" table:style-name="ce29">
            <text:p>-9.431.038,85</text:p>
          </table:table-cell>
          <table:table-cell office:value-type="percentage" office:value="-0.32793636962396816" table:formula="of:=[.O12]/[.$O$148]" table:style-name="ce105">
            <text:p>-32,79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2.01.01.00431</text:p>
          </table:table-cell>
          <table:table-cell office:value-type="string" table:style-name="ce24">
            <text:p>FRETES S/COMPRAS</text:p>
          </table:table-cell>
          <table:table-cell office:value-type="float" office:value="-3253.25" table:style-name="ce29">
            <text:p>-3.253,25</text:p>
          </table:table-cell>
          <table:table-cell office:value-type="float" office:value="-3047" table:style-name="ce29">
            <text:p>-3.047,00</text:p>
          </table:table-cell>
          <table:table-cell office:value-type="float" office:value="-1840.64" table:style-name="ce29">
            <text:p>-1.840,64</text:p>
          </table:table-cell>
          <table:table-cell office:value-type="float" office:value="-5639.46" table:style-name="ce29">
            <text:p>-5.639,46</text:p>
          </table:table-cell>
          <table:table-cell office:value-type="float" office:value="-2516.7600000000002" table:style-name="ce29">
            <text:p>-2.516,76</text:p>
          </table:table-cell>
          <table:table-cell office:value-type="float" office:value="-202.72" table:style-name="ce29">
            <text:p>-202,72</text:p>
          </table:table-cell>
          <table:table-cell table:number-columns-repeated="6" table:style-name="ce29"/>
          <table:table-cell office:value-type="float" office:value="-16499.830000000002" table:formula="of:=SUM([.C13:.N13])" table:style-name="ce29">
            <text:p>-16.499,83</text:p>
          </table:table-cell>
          <table:table-cell office:value-type="percentage" office:value="-5.7373259040414612E-4" table:formula="of:=[.O13]/[.$O$148]" table:style-name="ce105">
            <text:p>-0,06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2.01.01.00432</text:p>
          </table:table-cell>
          <table:table-cell office:value-type="string" table:style-name="ce24">
            <text:p>COMPRAS DE EMBALAGENS</text:p>
          </table:table-cell>
          <table:table-cell office:value-type="float" office:value="-20298.03" table:style-name="ce29">
            <text:p>-20.298,03</text:p>
          </table:table-cell>
          <table:table-cell office:value-type="float" office:value="-39032.21" table:style-name="ce29">
            <text:p>-39.032,21</text:p>
          </table:table-cell>
          <table:table-cell office:value-type="float" office:value="-20100.599999999999" table:style-name="ce29">
            <text:p>-20.100,60</text:p>
          </table:table-cell>
          <table:table-cell office:value-type="float" office:value="-32315.95" table:style-name="ce29">
            <text:p>-32.315,95</text:p>
          </table:table-cell>
          <table:table-cell office:value-type="float" office:value="-29132.83" table:style-name="ce29">
            <text:p>-29.132,83</text:p>
          </table:table-cell>
          <table:table-cell office:value-type="float" office:value="-13608.74" table:style-name="ce29">
            <text:p>-13.608,74</text:p>
          </table:table-cell>
          <table:table-cell table:number-columns-repeated="6" table:style-name="ce29"/>
          <table:table-cell office:value-type="float" office:value="-154488.35999999999" table:formula="of:=SUM([.C14:.N14])" table:style-name="ce29">
            <text:p>-154.488,36</text:p>
          </table:table-cell>
          <table:table-cell office:value-type="percentage" office:value="-5.3718739508278723E-3" table:formula="of:=[.O14]/[.$O$148]" table:style-name="ce105">
            <text:p>-0,54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2.01.01.00435</text:p>
          </table:table-cell>
          <table:table-cell office:value-type="string" table:style-name="ce24">
            <text:p>(-)DEVOLUÇÕES DE COMPRAS</text:p>
          </table:table-cell>
          <table:table-cell office:value-type="float" office:value="1293.78" table:style-name="ce29">
            <text:p>1.293,78</text:p>
          </table:table-cell>
          <table:table-cell office:value-type="float" office:value="1209.8499999999999" table:formula="of:=-383.7+1593.55" table:style-name="ce29">
            <text:p>1.209,85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4488.46" table:style-name="ce29">
            <text:p>4.488,46</text:p>
          </table:table-cell>
          <table:table-cell office:value-type="float" office:value="18352.89" table:style-name="ce29">
            <office:annotation draw:style-name="a0" svg:x="11.09375in" svg:y="3.28125in" svg:width="1.32291666666667in" svg:height="0.885416666666667in">
              <dc:creator>Roberta Dall’Igna</dc:creator>
              <text:p><text:span text:style-name="T2">Roberta Dall’Igna:</text:span><text:span text:style-name="T3"/></text:p>
              <text:p><text:span text:style-name="T3">Dev. Vinhos Futura coml(1450) e Nacional Premiun (Carnes - 1447 )</text:span><text:span text:style-name="T3"/></text:p>
              <text:p><text:span text:style-name="T3"><text:s/></text:span></text:p>
            </office:annotation>
            <text:p>18.352,89</text:p>
          </table:table-cell>
          <table:table-cell table:number-columns-repeated="6" table:style-name="ce29"/>
          <table:table-cell office:value-type="float" office:value="25344.98" table:formula="of:=SUM([.C15:.N15])" table:style-name="ce29">
            <text:p>25.344,98</text:p>
          </table:table-cell>
          <table:table-cell office:value-type="percentage" office:value="8.8129641512314208E-4" table:formula="of:=[.O15]/[.$O$148]" table:style-name="ce105">
            <text:p>0,09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10">
          <table:table-cell office:value-type="string" table:style-name="ce24">
            <text:p>3.1.2.01.01.00445</text:p>
          </table:table-cell>
          <table:table-cell office:value-type="string" table:style-name="ce24">
            <text:p>(-)ESTOQUE FINAL DE MERCADORIAS</text:p>
          </table:table-cell>
          <table:table-cell office:value-type="float" office:value="1769840.46" table:style-name="ce29">
            <text:p>1.769.840,46</text:p>
          </table:table-cell>
          <table:table-cell office:value-type="float" office:value="1695570.27" table:style-name="ce29">
            <text:p>1.695.570,27</text:p>
          </table:table-cell>
          <table:table-cell office:value-type="float" office:value="1226222.99" table:style-name="ce29">
            <text:p>1.226.222,99</text:p>
          </table:table-cell>
          <table:table-cell office:value-type="float" office:value="1296867.3700000001" table:style-name="ce29">
            <text:p>1.296.867,37</text:p>
          </table:table-cell>
          <table:table-cell office:value-type="float" office:value="1488748.65" table:style-name="ce29">
            <text:p>1.488.748,65</text:p>
          </table:table-cell>
          <table:table-cell office:value-type="float" office:value="1306266.51" table:style-name="ce29">
            <text:p>1.306.266,51</text:p>
          </table:table-cell>
          <table:table-cell table:number-columns-repeated="6" table:style-name="ce29"/>
          <table:table-cell office:value-type="float" office:value="8783516.25" table:formula="of:=SUM([.C16:.N16])" table:style-name="ce29">
            <text:p>8.783.516,25</text:p>
          </table:table-cell>
          <table:table-cell office:value-type="percentage" office:value="0.30542069409014583" table:formula="of:=[.O16]/[.$O$148]" table:style-name="ce105">
            <text:p>30,54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2.01.01.00449</text:p>
          </table:table-cell>
          <table:table-cell office:value-type="string" table:style-name="ce24">
            <text:p>ESTOQUE INICIAL MERCADORIA</text:p>
          </table:table-cell>
          <table:table-cell office:value-type="float" office:value="-1680666.09" table:style-name="ce29">
            <text:p>-1.680.666,09</text:p>
          </table:table-cell>
          <table:table-cell office:value-type="float" office:value="-1769840.46" table:style-name="ce29">
            <text:p>-1.769.840,46</text:p>
          </table:table-cell>
          <table:table-cell office:value-type="float" office:value="-1695570.27" table:style-name="ce29">
            <text:p>-1.695.570,27</text:p>
          </table:table-cell>
          <table:table-cell office:value-type="float" office:value="-1226222.99" table:style-name="ce29">
            <text:p>-1.226.222,99</text:p>
          </table:table-cell>
          <table:table-cell office:value-type="float" office:value="-1296867.3700000001" table:style-name="ce29">
            <text:p>-1.296.867,37</text:p>
          </table:table-cell>
          <table:table-cell office:value-type="float" office:value="-1488748.65" table:style-name="ce29">
            <text:p>-1.488.748,65</text:p>
          </table:table-cell>
          <table:table-cell table:number-columns-repeated="6" table:style-name="ce29"/>
          <table:table-cell office:value-type="float" office:value="-9157915.8300000001" table:formula="of:=SUM([.C17:.N17])" table:style-name="ce29">
            <text:p>-9.157.915,83</text:p>
          </table:table-cell>
          <table:table-cell office:value-type="percentage" office:value="-0.31843932766877209" table:formula="of:=[.O17]/[.$O$148]" table:style-name="ce105">
            <text:p>-31,84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11">
          <table:table-cell office:value-type="string" table:style-name="ce24">
            <text:p>3.1.2.01.01.00450</text:p>
          </table:table-cell>
          <table:table-cell office:value-type="string" table:style-name="ce24">
            <text:p>ESTOQUE INICIAL EMBALAGENS</text:p>
          </table:table-cell>
          <table:table-cell office:value-type="float" office:value="-121930.66" table:style-name="ce29">
            <text:p>-121.930,66</text:p>
          </table:table-cell>
          <table:table-cell office:value-type="float" office:value="-101517.22" table:style-name="ce29">
            <text:p>-101.517,22</text:p>
          </table:table-cell>
          <table:table-cell office:value-type="float" office:value="-125006.01" table:style-name="ce29">
            <text:p>-125.006,01</text:p>
          </table:table-cell>
          <table:table-cell office:value-type="float" office:value="-125700.15" table:style-name="ce29">
            <text:p>-125.700,15</text:p>
          </table:table-cell>
          <table:table-cell office:value-type="float" office:value="-153049.67000000001" table:style-name="ce29">
            <text:p>-153.049,67</text:p>
          </table:table-cell>
          <table:table-cell office:value-type="float" office:value="-83320.36" table:style-name="ce29">
            <text:p>-83.320,36</text:p>
          </table:table-cell>
          <table:table-cell table:number-columns-repeated="6" table:style-name="ce29"/>
          <table:table-cell office:value-type="float" office:value="-710524.07000000007" table:formula="of:=SUM([.C18:.N18])" table:style-name="ce29">
            <text:p>-710.524,07</text:p>
          </table:table-cell>
          <table:table-cell office:value-type="percentage" office:value="-2.4706364564095317E-2" table:formula="of:=[.O18]/[.$O$148]" table:style-name="ce105">
            <text:p>-2,47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2.01.01.20592</text:p>
          </table:table-cell>
          <table:table-cell office:value-type="string" table:style-name="ce24">
            <text:p>(-)ESTOQUE FINAL EMBALAGENS</text:p>
          </table:table-cell>
          <table:table-cell office:value-type="float" office:value="101517.22" table:style-name="ce29">
            <text:p>101.517,22</text:p>
          </table:table-cell>
          <table:table-cell office:value-type="float" office:value="125006.01" table:style-name="ce29">
            <text:p>125.006,01</text:p>
          </table:table-cell>
          <table:table-cell office:value-type="float" office:value="125700.15" table:style-name="ce29">
            <text:p>125.700,15</text:p>
          </table:table-cell>
          <table:table-cell office:value-type="float" office:value="153049.68" table:style-name="ce29">
            <text:p>153.049,68</text:p>
          </table:table-cell>
          <table:table-cell office:value-type="float" office:value="83320.36" table:style-name="ce29">
            <text:p>83.320,36</text:p>
          </table:table-cell>
          <table:table-cell office:value-type="float" office:value="93628.64" table:style-name="ce29">
            <text:p>93.628,64</text:p>
          </table:table-cell>
          <table:table-cell table:number-columns-repeated="6" table:style-name="ce29"/>
          <table:table-cell office:value-type="float" office:value="682222.06" table:formula="of:=SUM([.C19:.N19])" table:style-name="ce29">
            <text:p>682.222,06</text:p>
          </table:table-cell>
          <table:table-cell office:value-type="percentage" office:value="2.3722246211909624E-2" table:formula="of:=[.O19]/[.$O$148]" table:style-name="ce105">
            <text:p>2,37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2">
            <text:p>3.1.4</text:p>
          </table:table-cell>
          <table:table-cell office:value-type="string" table:style-name="ce16">
            <text:p>DESPESAS OPERACIONAIS</text:p>
          </table:table-cell>
          <table:table-cell office:value-type="float" office:value="-4060436.87" table:formula="of:=[.C21]+[.C48]+[.C51]+[.C116]+[.C126]" table:style-name="ce17">
            <text:p>-4.060.436,87</text:p>
          </table:table-cell>
          <table:table-cell office:value-type="float" office:value="-3269580.6799999997" table:formula="of:=[.D21]+[.D48]+[.D51]+[.D116]+[.D126]" table:style-name="ce17">
            <text:p>-3.269.580,68</text:p>
          </table:table-cell>
          <table:table-cell office:value-type="float" office:value="-2829819.1429999997" table:formula="of:=[.E21]+[.E48]+[.E51]+[.E116]+[.E126]" table:style-name="ce17">
            <text:p>-2.829.819,14</text:p>
          </table:table-cell>
          <table:table-cell office:value-type="float" office:value="-3426943.0400000005" table:formula="of:=[.F21]+[.F48]+[.F51]+[.F116]+[.F126]" table:style-name="ce17">
            <text:p>-3.426.943,04</text:p>
          </table:table-cell>
          <table:table-cell office:value-type="float" office:value="-3060779.0700000003" table:formula="of:=[.G21]+[.G48]+[.G51]+[.G116]+[.G126]" table:style-name="ce17">
            <text:p>-3.060.779,07</text:p>
          </table:table-cell>
          <table:table-cell office:value-type="float" office:value="-2952385.1400000006" table:formula="of:=[.H21]+[.H48]+[.H51]+[.H116]+[.H126]" table:style-name="ce17">
            <text:p>-2.952.385,14</text:p>
          </table:table-cell>
          <table:table-cell office:value-type="float" office:value="0" table:formula="of:=[.I21]+[.I48]+[.I51]+[.I116]+[.I126]" table:style-name="ce17">
            <text:p>0,00</text:p>
          </table:table-cell>
          <table:table-cell office:value-type="float" office:value="0" table:formula="of:=[.J21]+[.J48]+[.J51]+[.J116]+[.J126]" table:style-name="ce17">
            <text:p>0,00</text:p>
          </table:table-cell>
          <table:table-cell office:value-type="float" office:value="0" table:formula="of:=[.K21]+[.K48]+[.K51]+[.K116]+[.K126]" table:style-name="ce17">
            <text:p>0,00</text:p>
          </table:table-cell>
          <table:table-cell office:value-type="float" office:value="0" table:formula="of:=[.L21]+[.L48]+[.L51]+[.L116]+[.L126]" table:style-name="ce17">
            <text:p>0,00</text:p>
          </table:table-cell>
          <table:table-cell office:value-type="float" office:value="0" table:formula="of:=[.M21]+[.M48]+[.M51]+[.M116]+[.M126]" table:style-name="ce17">
            <text:p>0,00</text:p>
          </table:table-cell>
          <table:table-cell office:value-type="float" office:value="0" table:formula="of:=[.N21]+[.N48]+[.N51]+[.N116]+[.N126]" table:style-name="ce17">
            <text:p>0,00</text:p>
          </table:table-cell>
          <table:table-cell office:value-type="float" office:value="-19599943.943000004" table:formula="of:=[.O21]+[.O48]+[.O51]+[.O116]+[.O126]" table:style-name="ce17">
            <text:p>-19.599.943,94</text:p>
          </table:table-cell>
          <table:table-cell office:value-type="percentage" office:value="-0.40815595084418271" table:formula="of:=[.P21]+[.P36]" table:style-name="ce27">
            <text:p>-40,82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12">
            <text:p>3.1.4.05</text:p>
          </table:table-cell>
          <table:table-cell office:value-type="string" table:style-name="ce16">
            <text:p>DESPESAS DE RECURSOS HUMANOS</text:p>
          </table:table-cell>
          <table:table-cell office:value-type="float" office:value="-2616313.3199999998" table:formula="of:=[.C22]+[.C38]" table:style-name="ce17">
            <text:p>-2.616.313,32</text:p>
          </table:table-cell>
          <table:table-cell office:value-type="float" office:value="-1989199.0199999998" table:formula="of:=[.D22]+[.D38]" table:style-name="ce17">
            <text:p>-1.989.199,02</text:p>
          </table:table-cell>
          <table:table-cell office:value-type="float" office:value="-1685477.953" table:formula="of:=[.E22]+[.E38]" table:style-name="ce17">
            <text:p>-1.685.477,95</text:p>
          </table:table-cell>
          <table:table-cell office:value-type="float" office:value="-1925789.1100000003" table:formula="of:=[.F22]+[.F38]" table:style-name="ce17">
            <text:p>-1.925.789,11</text:p>
          </table:table-cell>
          <table:table-cell office:value-type="float" office:value="-1706976.3800000001" table:formula="of:=[.G22]+[.G38]" table:style-name="ce17">
            <text:p>-1.706.976,38</text:p>
          </table:table-cell>
          <table:table-cell office:value-type="float" office:value="-1715489.4700000002" table:formula="of:=[.H22]+[.H38]" table:style-name="ce17">
            <text:p>-1.715.489,47</text:p>
          </table:table-cell>
          <table:table-cell office:value-type="float" office:value="0" table:formula="of:=[.I22]+[.I38]" table:style-name="ce17">
            <text:p>0,00</text:p>
          </table:table-cell>
          <table:table-cell office:value-type="float" office:value="0" table:formula="of:=[.J22]+[.J38]" table:style-name="ce17">
            <text:p>0,00</text:p>
          </table:table-cell>
          <table:table-cell office:value-type="float" office:value="0" table:formula="of:=[.K22]+[.K38]" table:style-name="ce17">
            <text:p>0,00</text:p>
          </table:table-cell>
          <table:table-cell office:value-type="float" office:value="0" table:formula="of:=[.L22]+[.L38]" table:style-name="ce17">
            <text:p>0,00</text:p>
          </table:table-cell>
          <table:table-cell office:value-type="float" office:value="0" table:formula="of:=[.M22]+[.M38]" table:style-name="ce17">
            <text:p>0,00</text:p>
          </table:table-cell>
          <table:table-cell office:value-type="float" office:value="0" table:formula="of:=[.N22]+[.N38]" table:style-name="ce17">
            <text:p>0,00</text:p>
          </table:table-cell>
          <table:table-cell office:value-type="float" office:value="-11639245.253000002" table:formula="of:=[.O22]+[.O38]" table:style-name="ce17">
            <text:p>-11.639.245,25</text:p>
          </table:table-cell>
          <table:table-cell office:value-type="percentage" office:value="-0.40472018980515873" table:formula="of:=[.P22]+[.P38]" table:style-name="ce27">
            <text:p>-40,47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18">
            <text:p>3.1.4.05.01</text:p>
          </table:table-cell>
          <table:table-cell office:value-type="string" table:style-name="ce18">
            <text:p>DESPESAS OPERACIONAL C/PESSOAL</text:p>
          </table:table-cell>
          <table:table-cell office:value-type="float" office:value="-2474525.7999999998" table:formula="of:=SUM([.C23:.C37])" table:style-name="ce19">
            <text:p>-2.474.525,80</text:p>
          </table:table-cell>
          <table:table-cell office:value-type="float" office:value="-1853852.5199999998" table:formula="of:=SUM([.D23:.D37])" table:style-name="ce19">
            <text:p>-1.853.852,52</text:p>
          </table:table-cell>
          <table:table-cell office:value-type="float" office:value="-1554741.1029999999" table:formula="of:=SUM([.E23:.E37])" table:style-name="ce19">
            <text:p>-1.554.741,10</text:p>
          </table:table-cell>
          <table:table-cell office:value-type="float" office:value="-1798325.5500000003" table:formula="of:=SUM([.F23:.F37])" table:style-name="ce19">
            <text:p>-1.798.325,55</text:p>
          </table:table-cell>
          <table:table-cell office:value-type="float" office:value="-1542950.79" table:formula="of:=SUM([.G23:.G37])" table:style-name="ce19">
            <text:p>-1.542.950,79</text:p>
          </table:table-cell>
          <table:table-cell office:value-type="float" office:value="-1523308.9100000001" table:formula="of:=SUM([.H23:.H37])" table:style-name="ce19">
            <text:p>-1.523.308,91</text:p>
          </table:table-cell>
          <table:table-cell office:value-type="float" office:value="0" table:formula="of:=SUM([.I23:.I36])" table:style-name="ce19">
            <text:p>0,00</text:p>
          </table:table-cell>
          <table:table-cell office:value-type="float" office:value="0" table:formula="of:=SUM([.J23:.J36])" table:style-name="ce19">
            <text:p>0,00</text:p>
          </table:table-cell>
          <table:table-cell office:value-type="float" office:value="0" table:formula="of:=SUM([.K23:.K36])" table:style-name="ce19">
            <text:p>0,00</text:p>
          </table:table-cell>
          <table:table-cell office:value-type="float" office:value="0" table:formula="of:=SUM([.L23:.L36])" table:style-name="ce19">
            <text:p>0,00</text:p>
          </table:table-cell>
          <table:table-cell office:value-type="float" office:value="0" table:formula="of:=SUM([.M23:.M36])" table:style-name="ce19">
            <text:p>0,00</text:p>
          </table:table-cell>
          <table:table-cell office:value-type="float" office:value="0" table:formula="of:=SUM([.N23:.N36])" table:style-name="ce19">
            <text:p>0,00</text:p>
          </table:table-cell>
          <table:table-cell office:value-type="float" office:value="-10747704.673000002" table:formula="of:=SUM([.O23:.O37])" table:style-name="ce19">
            <text:p>-10.747.704,67</text:p>
          </table:table-cell>
          <table:table-cell office:value-type="percentage" office:value="-0.37371951365190048" table:formula="of:=[.O22]/[.$O$148]" table:style-name="ce28">
            <text:p>-37,37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00601</text:p>
          </table:table-cell>
          <table:table-cell office:value-type="string" table:style-name="ce24">
            <text:p>CONTRIBUIÇÃO P/FGTS</text:p>
          </table:table-cell>
          <table:table-cell office:value-type="float" office:value="-116747.35" table:style-name="ce29">
            <text:p>-116.747,35</text:p>
          </table:table-cell>
          <table:table-cell office:value-type="float" office:value="-97141.91" table:formula="of:=-101624.59+4482.68" table:style-name="ce29">
            <text:p>-97.141,91</text:p>
          </table:table-cell>
          <table:table-cell office:value-type="float" office:value="-92973.43" table:formula="of:=-113614.23+20640.8" table:style-name="ce29">
            <text:p>-92.973,43</text:p>
          </table:table-cell>
          <table:table-cell office:value-type="float" office:value="-95023.829999999987" table:formula="of:=-98646.15+3622.32" table:style-name="ce29">
            <text:p>-95.023,83</text:p>
          </table:table-cell>
          <table:table-cell office:value-type="float" office:value="-66686.7" table:style-name="ce29">
            <text:p>-66.686,70</text:p>
          </table:table-cell>
          <table:table-cell office:value-type="float" office:value="-94880.36" table:style-name="ce29">
            <text:p>-94.880,36</text:p>
          </table:table-cell>
          <table:table-cell table:number-columns-repeated="6" table:style-name="ce29"/>
          <table:table-cell office:value-type="float" office:value="-563453.58000000007" table:formula="of:=SUM([.C23:.N23])" table:style-name="ce29">
            <text:p>-563.453,58</text:p>
          </table:table-cell>
          <table:table-cell office:value-type="percentage" office:value="-1.9592425014432865E-2" table:formula="of:=[.O23]/[.$O$148]" table:style-name="ce105">
            <text:p>-1,96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00602</text:p>
          </table:table-cell>
          <table:table-cell office:value-type="string" table:style-name="ce24">
            <text:p>13º SALÁRIO</text:p>
          </table:table-cell>
          <table:table-cell office:value-type="float" office:value="-80207.259999999995" table:style-name="ce29">
            <text:p>-80.207,26</text:p>
          </table:table-cell>
          <table:table-cell office:value-type="float" office:value="-82130.679999999993" table:style-name="ce29">
            <text:p>-82.130,68</text:p>
          </table:table-cell>
          <table:table-cell office:value-type="float" office:value="-70233.76999999999" table:formula="of:=-93509.17+23275.4" table:style-name="ce29">
            <text:p>-70.233,77</text:p>
          </table:table-cell>
          <table:table-cell office:value-type="float" office:value="-87044.3" table:formula="of:=-88254.85+1210.55" table:style-name="ce29">
            <text:p>-87.044,30</text:p>
          </table:table-cell>
          <table:table-cell office:value-type="float" office:value="-62184.94" table:style-name="ce29">
            <text:p>-62.184,94</text:p>
          </table:table-cell>
          <table:table-cell office:value-type="float" office:value="-63266.73" table:style-name="ce29">
            <text:p>-63.266,73</text:p>
          </table:table-cell>
          <table:table-cell table:number-columns-repeated="6" table:style-name="ce29"/>
          <table:table-cell office:value-type="float" office:value="-445067.68" table:formula="of:=SUM([.C24:.N24])" table:style-name="ce29">
            <text:p>-445.067,68</text:p>
          </table:table-cell>
          <table:table-cell office:value-type="percentage" office:value="-1.5475906900347672E-2" table:formula="of:=[.O24]/[.$O$148]" table:style-name="ce105">
            <text:p>-1,55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00603</text:p>
          </table:table-cell>
          <table:table-cell office:value-type="string" table:style-name="ce24">
            <text:p>FÉRIA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25:.N25])" table:style-name="ce29">
            <text:p>0,00</text:p>
          </table:table-cell>
          <table:table-cell office:value-type="percentage" office:value="0" table:formula="of:=[.O25]/[.$O$148]" table:style-name="ce105">
            <text:p>0,00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05.01.00604</text:p>
          </table:table-cell>
          <table:table-cell office:value-type="string" table:style-name="ce24">
            <text:p>INDENIZAÇÕES TRABALHISTAS</text:p>
          </table:table-cell>
          <table:table-cell office:value-type="float" office:value="-9488.4" table:style-name="ce29">
            <text:p>-9.488,40</text:p>
          </table:table-cell>
          <table:table-cell office:value-type="float" office:value="-21125.69" table:style-name="ce29">
            <text:p>-21.125,69</text:p>
          </table:table-cell>
          <table:table-cell office:value-type="float" office:value="-51186.64" table:formula="of:=-51186.64" table:style-name="ce29">
            <text:p>-51.186,64</text:p>
          </table:table-cell>
          <table:table-cell office:value-type="float" office:value="-28417.46" table:formula="of:=-28417.46+0" table:style-name="ce29">
            <text:p>-28.417,46</text:p>
          </table:table-cell>
          <table:table-cell office:value-type="float" office:value="-7245.19" table:style-name="ce29">
            <text:p>-7.245,19</text:p>
          </table:table-cell>
          <table:table-cell office:value-type="float" office:value="-15320.5" table:style-name="ce29">
            <text:p>-15.320,50</text:p>
          </table:table-cell>
          <table:table-cell table:number-columns-repeated="6" table:style-name="ce29"/>
          <table:table-cell office:value-type="float" office:value="-132783.88" table:formula="of:=SUM([.C26:.N26])" table:style-name="ce29">
            <text:p>-132.783,88</text:p>
          </table:table-cell>
          <table:table-cell office:value-type="percentage" office:value="-4.617165112386812E-3" table:formula="of:=[.O26]/[.$O$148]" table:style-name="ce105">
            <text:p>-0,46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05.01.00605</text:p>
          </table:table-cell>
          <table:table-cell office:value-type="string" table:style-name="ce24">
            <text:p>PREVIDÊNCIA SOCIAL</text:p>
          </table:table-cell>
          <table:table-cell office:value-type="float" office:value="-367079.46" table:formula="of:=-337131.21-29948.25" table:style-name="ce29">
            <text:p>-367.079,46</text:p>
          </table:table-cell>
          <table:table-cell office:value-type="float" office:value="-287065.87" table:formula="of:=-306008.98+18943.11" table:style-name="ce29">
            <text:p>-287.065,87</text:p>
          </table:table-cell>
          <table:table-cell office:value-type="float" office:value="-223731.94" table:formula="of:=-296888.13+73156.19" table:style-name="ce29">
            <text:p>-223.731,94</text:p>
          </table:table-cell>
          <table:table-cell office:value-type="float" office:value="-294823.31" table:formula="of:=-306735.4+11912.09" table:style-name="ce29">
            <text:p>-294.823,31</text:p>
          </table:table-cell>
          <table:table-cell office:value-type="float" office:value="-266321.34999999998" table:style-name="ce29">
            <text:p>-266.321,35</text:p>
          </table:table-cell>
          <table:table-cell office:value-type="float" office:value="-268494.56" table:style-name="ce29">
            <text:p>-268.494,56</text:p>
          </table:table-cell>
          <table:table-cell table:number-columns-repeated="6" table:style-name="ce29"/>
          <table:table-cell office:value-type="float" office:value="-1707516.4900000002" table:formula="of:=SUM([.C27:.N27])" table:style-name="ce29">
            <text:p>-1.707.516,49</text:p>
          </table:table-cell>
          <table:table-cell office:value-type="percentage" office:value="-5.9373815303884664E-2" table:formula="of:=[.O27]/[.$O$148]" table:style-name="ce105">
            <text:p>-5,94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05.01.00606</text:p>
          </table:table-cell>
          <table:table-cell office:value-type="string" table:style-name="ce24">
            <text:p>PRO-LABORE</text:p>
          </table:table-cell>
          <table:table-cell office:value-type="float" office:value="-1518" table:style-name="ce29">
            <text:p>-1.518,00</text:p>
          </table:table-cell>
          <table:table-cell office:value-type="float" office:value="-1518" table:style-name="ce29">
            <text:p>-1.518,00</text:p>
          </table:table-cell>
          <table:table-cell office:value-type="float" office:value="-1518" table:style-name="ce29">
            <text:p>-1.518,00</text:p>
          </table:table-cell>
          <table:table-cell office:value-type="float" office:value="-1518" table:style-name="ce29">
            <text:p>-1.518,00</text:p>
          </table:table-cell>
          <table:table-cell office:value-type="float" office:value="-1518" table:style-name="ce29">
            <text:p>-1.518,00</text:p>
          </table:table-cell>
          <table:table-cell office:value-type="float" office:value="-1518" table:style-name="ce29">
            <text:p>-1.518,00</text:p>
          </table:table-cell>
          <table:table-cell table:number-columns-repeated="6" table:style-name="ce29"/>
          <table:table-cell office:value-type="float" office:value="-9108" table:formula="of:=SUM([.C28:.N28])" table:style-name="ce29">
            <text:p>-9.108,00</text:p>
          </table:table-cell>
          <table:table-cell office:value-type="percentage" office:value="-3.1670365291042163E-4" table:formula="of:=[.O28]/[.$O$148]" table:style-name="ce105">
            <text:p>-0,03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00607</text:p>
          </table:table-cell>
          <table:table-cell office:value-type="string" table:style-name="ce24">
            <text:p>SALÁRIOS</text:p>
          </table:table-cell>
          <table:table-cell office:value-type="float" office:value="-609773.23" table:style-name="ce29">
            <text:p>-609.773,23</text:p>
          </table:table-cell>
          <table:table-cell office:value-type="float" office:value="-579017" table:formula="of:=-600131.29+21114.29" table:style-name="ce29">
            <text:p>-579.017,00</text:p>
          </table:table-cell>
          <table:table-cell office:value-type="float" office:value="-509073.04" table:style-name="ce29">
            <text:p>-509.073,04</text:p>
          </table:table-cell>
          <table:table-cell office:value-type="float" office:value="-639198.4" table:style-name="ce29">
            <text:p>-639.198,40</text:p>
          </table:table-cell>
          <table:table-cell office:value-type="float" office:value="-540306.91" table:style-name="ce29">
            <text:p>-540.306,91</text:p>
          </table:table-cell>
          <table:table-cell office:value-type="float" office:value="-501585.7" table:style-name="ce29">
            <text:p>-501.585,70</text:p>
          </table:table-cell>
          <table:table-cell table:number-columns-repeated="6" table:style-name="ce29"/>
          <table:table-cell office:value-type="float" office:value="-3378954.2800000003" table:formula="of:=SUM([.C29:.N29])" table:style-name="ce29">
            <text:p>-3.378.954,28</text:p>
          </table:table-cell>
          <table:table-cell office:value-type="percentage" office:value="-0.11749310095446901" table:formula="of:=[.O29]/[.$O$148]" table:style-name="ce105">
            <text:p>-11,75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00608</text:p>
          </table:table-cell>
          <table:table-cell office:value-type="string" table:style-name="ce24">
            <text:p>FÉRIAS GOZADAS</text:p>
          </table:table-cell>
          <table:table-cell office:value-type="float" office:value="-327098.07" table:style-name="ce29">
            <text:p>-327.098,07</text:p>
          </table:table-cell>
          <table:table-cell office:value-type="float" office:value="-118443.63" table:style-name="ce29">
            <text:p>-118.443,63</text:p>
          </table:table-cell>
          <table:table-cell office:value-type="float" office:value="-102432.39" table:style-name="ce29">
            <text:p>-102.432,39</text:p>
          </table:table-cell>
          <table:table-cell office:value-type="float" office:value="-130072.47" table:style-name="ce29">
            <text:p>-130.072,47</text:p>
          </table:table-cell>
          <table:table-cell office:value-type="float" office:value="-95789.17" table:style-name="ce29">
            <text:p>-95.789,17</text:p>
          </table:table-cell>
          <table:table-cell office:value-type="float" office:value="-91280.01" table:style-name="ce29">
            <text:p>-91.280,01</text:p>
          </table:table-cell>
          <table:table-cell table:number-columns-repeated="6" table:style-name="ce29"/>
          <table:table-cell office:value-type="float" office:value="-865115.74" table:formula="of:=SUM([.C30:.N30])" table:style-name="ce29">
            <text:p>-865.115,74</text:p>
          </table:table-cell>
          <table:table-cell office:value-type="percentage" office:value="-3.0081830813384121E-2" table:formula="of:=[.O30]/[.$O$148]" table:style-name="ce105">
            <text:p>-3,01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20460</text:p>
          </table:table-cell>
          <table:table-cell office:value-type="string" table:style-name="ce24">
            <text:p>GORJETAS</text:p>
          </table:table-cell>
          <table:table-cell office:value-type="float" office:value="-346789.09" table:style-name="ce29">
            <text:p>-346.789,09</text:p>
          </table:table-cell>
          <table:table-cell office:value-type="float" office:value="-307854.32" table:style-name="ce29">
            <text:p>-307.854,32</text:p>
          </table:table-cell>
          <table:table-cell office:value-type="float" office:value="-200761.26" table:style-name="ce29">
            <text:p>-200.761,26</text:p>
          </table:table-cell>
          <table:table-cell office:value-type="float" office:value="-269234.39" table:style-name="ce29">
            <text:p>-269.234,39</text:p>
          </table:table-cell>
          <table:table-cell office:value-type="float" office:value="-274137.51" table:style-name="ce29">
            <text:p>-274.137,51</text:p>
          </table:table-cell>
          <table:table-cell office:value-type="float" office:value="-272522.31" table:style-name="ce29">
            <text:p>-272.522,31</text:p>
          </table:table-cell>
          <table:table-cell table:number-columns-repeated="6" table:style-name="ce29"/>
          <table:table-cell office:value-type="float" office:value="-1671298.8800000001" table:formula="of:=SUM([.C31:.N31])" table:style-name="ce29">
            <text:p>-1.671.298,88</text:p>
          </table:table-cell>
          <table:table-cell office:value-type="percentage" office:value="-5.8114455467841074E-2" table:formula="of:=[.O31]/[.$O$148]" table:style-name="ce105">
            <text:p>-5,81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20461</text:p>
          </table:table-cell>
          <table:table-cell office:value-type="string" table:style-name="ce24">
            <text:p>PROCESSOS JUDICIAIS - TRABALHISTAS</text:p>
          </table:table-cell>
          <table:table-cell office:value-type="float" office:value="-9296.56" table:style-name="ce29">
            <text:p>-9.296,56</text:p>
          </table:table-cell>
          <table:table-cell office:value-type="float" office:value="-4109.0600000000004" table:style-name="ce29">
            <text:p>-4.109,06</text:p>
          </table:table-cell>
          <table:table-cell office:value-type="float" office:value="-10577.64" table:style-name="ce29">
            <text:p>-10.577,64</text:p>
          </table:table-cell>
          <table:table-cell office:value-type="float" office:value="-1531.08" table:style-name="ce29">
            <text:p>-1.531,08</text:p>
          </table:table-cell>
          <table:table-cell office:value-type="float" office:value="-2590" table:style-name="ce29">
            <text:p>-2.590,00</text:p>
          </table:table-cell>
          <table:table-cell office:value-type="float" office:value="-19653.46" table:style-name="ce29">
            <office:annotation draw:style-name="a1" svg:x="11.09375in" svg:y="6.85416666666667in" svg:width="1.32291666666667in" svg:height="0.885416666666667in">
              <dc:creator>Roberta Dall’Igna</dc:creator>
              <text:p><text:span text:style-name="T2">Roberta Dall’Igna:</text:span><text:span text:style-name="T3"/></text:p>
              <text:p><text:span text:style-name="T3">MARCOS RIBAS FREITAS 13.133,46<text:s/></text:span><text:span text:style-name="T3"/></text:p>
              <text:p/>
            </office:annotation>
            <text:p>-19.653,46</text:p>
          </table:table-cell>
          <table:table-cell table:number-columns-repeated="6" table:style-name="ce29"/>
          <table:table-cell office:value-type="float" office:value="-47757.799999999996" table:formula="of:=SUM([.C32:.N32])" table:style-name="ce29">
            <text:p>-47.757,80</text:p>
          </table:table-cell>
          <table:table-cell office:value-type="percentage" office:value="-1.6606356735798565E-3" table:formula="of:=[.O32]/[.$O$148]" table:style-name="ce105">
            <text:p>-0,17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20462</text:p>
          </table:table-cell>
          <table:table-cell office:value-type="string" table:style-name="ce24">
            <text:p>SERVICOS CONTRATADOS PJ</text:p>
          </table:table-cell>
          <table:table-cell office:value-type="float" office:value="-248633.95" table:style-name="ce29">
            <text:p>-248.633,95</text:p>
          </table:table-cell>
          <table:table-cell office:value-type="float" office:value="-166682.72" table:style-name="ce29">
            <text:p>-166.682,72</text:p>
          </table:table-cell>
          <table:table-cell office:value-type="float" office:value="-168572.57" table:style-name="ce29">
            <text:p>-168.572,57</text:p>
          </table:table-cell>
          <table:table-cell office:value-type="float" office:value="-130108.96" table:style-name="ce29">
            <text:p>-130.108,96</text:p>
          </table:table-cell>
          <table:table-cell office:value-type="float" office:value="-122912.03" table:style-name="ce29">
            <text:p>-122.912,03</text:p>
          </table:table-cell>
          <table:table-cell office:value-type="float" office:value="-99306.81" table:style-name="ce29">
            <text:p>-99.306,81</text:p>
          </table:table-cell>
          <table:table-cell table:number-columns-repeated="6" table:style-name="ce29"/>
          <table:table-cell office:value-type="float" office:value="-936217.04" table:formula="of:=SUM([.C33:.N33])" table:style-name="ce29">
            <text:p>-936.217,04</text:p>
          </table:table-cell>
          <table:table-cell office:value-type="percentage" office:value="-3.2554167378676148E-2" table:formula="of:=[.O33]/[.$O$148]" table:style-name="ce105">
            <text:p>-3,26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20651</text:p>
          </table:table-cell>
          <table:table-cell office:value-type="string" table:style-name="ce24">
            <text:p>MAO DE OBRA TEMPORARIA – INDEDUTIVEL</text:p>
          </table:table-cell>
          <table:table-cell office:value-type="float" office:value="-260941.42" table:style-name="ce29">
            <text:p>-260.941,42</text:p>
          </table:table-cell>
          <table:table-cell office:value-type="float" office:value="-134635.65" table:style-name="ce29">
            <text:p>-134.635,65</text:p>
          </table:table-cell>
          <table:table-cell office:value-type="float" office:value="-86262.243000000002" table:style-name="ce29">
            <text:p>-86.262,24</text:p>
          </table:table-cell>
          <table:table-cell office:value-type="float" office:value="-119901.8" table:style-name="ce29">
            <text:p>-119.901,80</text:p>
          </table:table-cell>
          <table:table-cell office:value-type="float" office:value="-85643.68" table:style-name="ce29">
            <text:p>-85.643,68</text:p>
          </table:table-cell>
          <table:table-cell office:value-type="float" office:value="-91454.45" table:style-name="ce29">
            <text:p>-91.454,45</text:p>
          </table:table-cell>
          <table:table-cell table:number-columns-repeated="6" table:style-name="ce29"/>
          <table:table-cell office:value-type="float" office:value="-778839.24300000002" table:formula="of:=SUM([.C34:.N34])" table:style-name="ce29">
            <text:p>-778.839,24</text:p>
          </table:table-cell>
          <table:table-cell office:value-type="percentage" office:value="-2.7081821836636752E-2" table:formula="of:=[.O34]/[.$O$148]" table:style-name="ce105">
            <text:p>-2,71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21506</text:p>
          </table:table-cell>
          <table:table-cell office:value-type="string" table:style-name="ce24">
            <text:p>GRATIFICAÇOES (BONUS)</text:p>
          </table:table-cell>
          <table:table-cell office:value-type="float" office:value="-24455.54" table:style-name="ce29">
            <text:p>-24.455,54</text:p>
          </table:table-cell>
          <table:table-cell office:value-type="float" office:value="-26228.11" table:style-name="ce29">
            <text:p>-26.228,11</text:p>
          </table:table-cell>
          <table:table-cell office:value-type="float" office:value="-36148.71" table:style-name="ce29">
            <text:p>-36.148,71</text:p>
          </table:table-cell>
          <table:table-cell office:value-type="float" office:value="-100" table:style-name="ce29">
            <office:annotation draw:style-name="a2" svg:x="8.4375in" svg:y="7.47916666666667in" svg:width="1.32291666666667in" svg:height="0.885416666666667in">
              <dc:creator>Roberta Dall’Igna</dc:creator>
              <text:p><text:span text:style-name="T2">Roberta Dall’Igna:</text:span><text:span text:style-name="T3"/></text:p>
              <text:p><text:span text:style-name="T3">valor emadto, nfs lancadas mês 07</text:span><text:span text:style-name="T3"/></text:p>
              <text:p/>
            </office:annotation>
            <text:p>-100,00</text:p>
          </table:table-cell>
          <table:table-cell office:value-type="float" office:value="-16609.189999999999" table:style-name="ce29">
            <text:p>-16.609,19</text:p>
          </table:table-cell>
          <table:table-cell office:value-type="float" office:value="0" table:style-name="ce29">
            <office:annotation draw:style-name="a3" svg:x="11.09375in" svg:y="7.47916666666667in" svg:width="1.32291666666667in" svg:height="0.885416666666667in">
              <dc:creator>Roberta Dall’Igna</dc:creator>
              <text:p><text:span text:style-name="T2">Roberta Dall’Igna:</text:span><text:span text:style-name="T3"/></text:p>
              <text:p><text:span text:style-name="T3">valor em adto, nfs lancadas proximo mês</text:span><text:span text:style-name="T3"/></text:p>
              <text:p/>
            </office:annotation>
            <text:p>0,00</text:p>
          </table:table-cell>
          <table:table-cell table:number-columns-repeated="6" table:style-name="ce29"/>
          <table:table-cell office:value-type="float" office:value="-103541.55" table:formula="of:=SUM([.C35:.N35])" table:style-name="ce29">
            <text:p>-103.541,55</text:p>
          </table:table-cell>
          <table:table-cell office:value-type="percentage" office:value="-3.6003499245725813E-3" table:formula="of:=[.O35]/[.$O$148]" table:style-name="ce105">
            <text:p>-0,36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20653</text:p>
          </table:table-cell>
          <table:table-cell office:value-type="string" table:style-name="ce24">
            <text:p>ALUGUEL DE ALOJAMENTOS</text:p>
          </table:table-cell>
          <table:table-cell office:value-type="float" office:value="-71389.960000000006" table:style-name="ce29">
            <text:p>-71.389,96</text:p>
          </table:table-cell>
          <table:table-cell office:value-type="float" office:value="-26896.22" table:style-name="ce29">
            <text:p>-26.896,22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522" table:style-name="ce29">
            <text:p>-522,00</text:p>
          </table:table-cell>
          <table:table-cell table:number-columns-repeated="6" table:style-name="ce29"/>
          <table:table-cell office:value-type="float" office:value="-98808.180000000008" table:formula="of:=SUM([.C36:.N36])" table:style-name="ce29">
            <text:p>-98.808,18</text:p>
          </table:table-cell>
          <table:table-cell office:value-type="percentage" office:value="-3.4357610390239866E-3" table:formula="of:=[.O36]/[.$O$148]" table:style-name="ce105">
            <text:p>-0,34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1.21508</text:p>
          </table:table-cell>
          <table:table-cell office:value-type="string" table:style-name="ce24">
            <text:p>MENOR APRENDIZ</text:p>
          </table:table-cell>
          <table:table-cell office:value-type="float" office:value="-1107.51" table:style-name="ce29">
            <text:p>-1.107,51</text:p>
          </table:table-cell>
          <table:table-cell office:value-type="float" office:value="-1003.66" table:style-name="ce29">
            <text:p>-1.003,66</text:p>
          </table:table-cell>
          <table:table-cell office:value-type="float" office:value="-1269.47" table:style-name="ce29">
            <text:p>-1.269,47</text:p>
          </table:table-cell>
          <table:table-cell office:value-type="float" office:value="-1351.55" table:style-name="ce29">
            <text:p>-1.351,55</text:p>
          </table:table-cell>
          <table:table-cell office:value-type="float" office:value="-1006.12" table:style-name="ce29">
            <text:p>-1.006,12</text:p>
          </table:table-cell>
          <table:table-cell office:value-type="float" office:value="-3504.02" table:style-name="ce29">
            <text:p>-3.504,02</text:p>
          </table:table-cell>
          <table:table-cell table:number-columns-repeated="6" table:style-name="ce29"/>
          <table:table-cell office:value-type="float" office:value="-9242.33" table:formula="of:=SUM([.C37:.N37])" table:style-name="ce29">
            <text:p>-9.242,33</text:p>
          </table:table-cell>
          <table:table-cell office:value-type="percentage" office:value="-3.2137457975445514E-4" table:formula="of:=[.O37]/[.$O$148]" table:style-name="ce105">
            <text:p>-0,03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8">
            <text:p>3.1.4.05.02</text:p>
          </table:table-cell>
          <table:table-cell office:value-type="string" table:style-name="ce18">
            <text:p>DESPESAS OPERACIONAL - BENEF.EMPREGADOS</text:p>
          </table:table-cell>
          <table:table-cell office:value-type="float" office:value="-141787.51999999999" table:formula="of:=SUM([.C39:.C47])" table:style-name="ce19">
            <text:p>-141.787,52</text:p>
          </table:table-cell>
          <table:table-cell office:value-type="float" office:value="-135346.5" table:formula="of:=SUM([.D39:.D47])" table:style-name="ce19">
            <text:p>-135.346,50</text:p>
          </table:table-cell>
          <table:table-cell office:value-type="float" office:value="-130736.85" table:formula="of:=SUM([.E39:.E47])" table:style-name="ce19">
            <text:p>-130.736,85</text:p>
          </table:table-cell>
          <table:table-cell office:value-type="float" office:value="-127463.55999999998" table:formula="of:=SUM([.F39:.F47])" table:style-name="ce19">
            <text:p>-127.463,56</text:p>
          </table:table-cell>
          <table:table-cell office:value-type="float" office:value="-164025.59" table:formula="of:=SUM([.G39:.G47])" table:style-name="ce19">
            <text:p>-164.025,59</text:p>
          </table:table-cell>
          <table:table-cell office:value-type="float" office:value="-192180.56" table:formula="of:=SUM([.H39:.H47])" table:style-name="ce19">
            <text:p>-192.180,56</text:p>
          </table:table-cell>
          <table:table-cell office:value-type="float" office:value="0" table:formula="of:=SUM([.I39:.I47])" table:style-name="ce19">
            <text:p>0,00</text:p>
          </table:table-cell>
          <table:table-cell office:value-type="float" office:value="0" table:formula="of:=SUM([.J39:.J47])" table:style-name="ce19">
            <text:p>0,00</text:p>
          </table:table-cell>
          <table:table-cell office:value-type="float" office:value="0" table:formula="of:=SUM([.K39:.K47])" table:style-name="ce19">
            <text:p>0,00</text:p>
          </table:table-cell>
          <table:table-cell office:value-type="float" office:value="0" table:formula="of:=SUM([.L39:.L47])" table:style-name="ce19">
            <text:p>0,00</text:p>
          </table:table-cell>
          <table:table-cell office:value-type="float" office:value="0" table:formula="of:=SUM([.M39:.M47])" table:style-name="ce19">
            <text:p>0,00</text:p>
          </table:table-cell>
          <table:table-cell office:value-type="float" office:value="0" table:formula="of:=SUM([.N39:.N47])" table:style-name="ce19">
            <text:p>0,00</text:p>
          </table:table-cell>
          <table:table-cell office:value-type="float" office:value="-891540.58" table:formula="of:=SUM([.O39:.O47])" table:style-name="ce19">
            <text:p>-891.540,58</text:p>
          </table:table-cell>
          <table:table-cell office:value-type="percentage" office:value="-3.1000676153258234E-2" table:formula="of:=[.O38]/[.$O$148]" table:style-name="ce28">
            <text:p>-3,1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2.00612</text:p>
          </table:table-cell>
          <table:table-cell office:value-type="string" table:style-name="ce24">
            <text:p>ASSISTÊNCIA MEDICA/FARMÁCIA</text:p>
          </table:table-cell>
          <table:table-cell office:value-type="float" office:value="-10315.86" table:style-name="ce29">
            <text:p>-10.315,86</text:p>
          </table:table-cell>
          <table:table-cell office:value-type="float" office:value="-17267.79" table:formula="of:=-26279.19+9011.4" table:style-name="ce29">
            <text:p>-17.267,79</text:p>
          </table:table-cell>
          <table:table-cell office:value-type="float" office:value="-3161.9500000000007" table:formula="of:=-12600.95+9439" table:style-name="ce29">
            <text:p>-3.161,95</text:p>
          </table:table-cell>
          <table:table-cell office:value-type="float" office:value="-6445.87" table:style-name="ce29">
            <text:p>-6.445,87</text:p>
          </table:table-cell>
          <table:table-cell office:value-type="float" office:value="-13570.32" table:style-name="ce29">
            <text:p>-13.570,32</text:p>
          </table:table-cell>
          <table:table-cell office:value-type="float" office:value="-8328.89" table:style-name="ce29">
            <text:p>-8.328,89</text:p>
          </table:table-cell>
          <table:table-cell table:number-columns-repeated="6" table:style-name="ce29"/>
          <table:table-cell office:value-type="float" office:value="-59090.68" table:formula="of:=SUM([.C39:.N39])" table:style-name="ce29">
            <text:p>-59.090,68</text:p>
          </table:table-cell>
          <table:table-cell office:value-type="percentage" office:value="-2.0547029214932799E-3" table:formula="of:=[.O39]/[.$O$148]" table:style-name="ce105">
            <text:p>-0,21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2.00613</text:p>
          </table:table-cell>
          <table:table-cell office:value-type="string" table:style-name="ce24">
            <text:p>CURSOS E TREINAMENTOS</text:p>
          </table:table-cell>
          <table:table-cell office:value-type="float" office:value="-3588" table:style-name="ce29">
            <text:p>-3.588,00</text:p>
          </table:table-cell>
          <table:table-cell office:value-type="float" office:value="0" table:style-name="ce29">
            <text:p>0,00</text:p>
          </table:table-cell>
          <table:table-cell office:value-type="float" office:value="-13320" table:style-name="ce29">
            <text:p>-13.320,00</text:p>
          </table:table-cell>
          <table:table-cell office:value-type="float" office:value="-9852" table:style-name="ce29">
            <text:p>-9.852,00</text:p>
          </table:table-cell>
          <table:table-cell office:value-type="float" office:value="-10951" table:style-name="ce24">
            <text:p>-10951</text:p>
          </table:table-cell>
          <table:table-cell office:value-type="float" office:value="-13279" table:style-name="ce29">
            <text:p>-13.279,00</text:p>
          </table:table-cell>
          <table:table-cell table:number-columns-repeated="6" table:style-name="ce29"/>
          <table:table-cell office:value-type="float" office:value="-50990" table:formula="of:=SUM([.C40:.N40])" table:style-name="ce29">
            <text:p>-50.990,00</text:p>
          </table:table-cell>
          <table:table-cell office:value-type="percentage" office:value="-1.7730258302483971E-3" table:formula="of:=[.O40]/[.$O$148]" table:style-name="ce105">
            <text:p>-0,18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2.00614</text:p>
          </table:table-cell>
          <table:table-cell office:value-type="string" table:style-name="ce24">
            <text:p>CRECHE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41:.N41])" table:style-name="ce29">
            <text:p>0,00</text:p>
          </table:table-cell>
          <table:table-cell office:value-type="percentage" office:value="0" table:formula="of:=[.O41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2.00615</text:p>
          </table:table-cell>
          <table:table-cell office:value-type="string" table:style-name="ce24">
            <text:p>VALE REFEICAO | ALIMENTACAO FUNCIONARIOS</text:p>
          </table:table-cell>
          <table:table-cell office:value-type="float" office:value="-51105.95" table:style-name="ce29">
            <text:p>-51.105,95</text:p>
          </table:table-cell>
          <table:table-cell office:value-type="float" office:value="-52972.37" table:style-name="ce29">
            <text:p>-52.972,37</text:p>
          </table:table-cell>
          <table:table-cell office:value-type="float" office:value="-59363.88" table:style-name="ce29">
            <text:p>-59.363,88</text:p>
          </table:table-cell>
          <table:table-cell office:value-type="float" office:value="-46521.34" table:style-name="ce29">
            <text:p>-46.521,34</text:p>
          </table:table-cell>
          <table:table-cell office:value-type="float" office:value="-58136.65" table:style-name="ce29">
            <text:p>-58.136,65</text:p>
          </table:table-cell>
          <table:table-cell office:value-type="float" office:value="-79670.8" table:style-name="ce29">
            <text:p>-79.670,80</text:p>
          </table:table-cell>
          <table:table-cell table:number-columns-repeated="6" table:style-name="ce29"/>
          <table:table-cell office:value-type="float" office:value="-347770.99" table:formula="of:=SUM([.C42:.N42])" table:style-name="ce29">
            <text:p>-347.770,99</text:p>
          </table:table-cell>
          <table:table-cell office:value-type="percentage" office:value="-1.20927034375575E-2" table:formula="of:=[.O42]/[.$O$148]" table:style-name="ce105">
            <text:p>-1,21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12">
          <table:table-cell office:value-type="string" table:style-name="ce24">
            <text:p>3.1.4.05.02.00616</text:p>
          </table:table-cell>
          <table:table-cell office:value-type="string" table:style-name="ce24">
            <text:p>UNIFORMES E EPI / MATERIAL DE SEGURANÇA</text:p>
          </table:table-cell>
          <table:table-cell office:value-type="float" office:value="-13852.4" table:style-name="ce29">
            <text:p>-13.852,40</text:p>
          </table:table-cell>
          <table:table-cell office:value-type="float" office:value="-2178.86" table:style-name="ce29">
            <text:p>-2.178,86</text:p>
          </table:table-cell>
          <table:table-cell office:value-type="float" office:value="-4413.8" table:style-name="ce29">
            <text:p>-4.413,80</text:p>
          </table:table-cell>
          <table:table-cell office:value-type="float" office:value="-667.77" table:style-name="ce29">
            <text:p>-667,77</text:p>
          </table:table-cell>
          <table:table-cell office:value-type="float" office:value="-10718.71" table:style-name="ce29">
            <text:p>-10.718,71</text:p>
          </table:table-cell>
          <table:table-cell office:value-type="float" office:value="-6970" table:style-name="ce29">
            <text:p>-6.970,00</text:p>
          </table:table-cell>
          <table:table-cell table:number-columns-repeated="6" table:style-name="ce29"/>
          <table:table-cell office:value-type="float" office:value="-38801.54" table:formula="of:=SUM([.C43:.N43])" table:style-name="ce29">
            <text:p>-38.801,54</text:p>
          </table:table-cell>
          <table:table-cell office:value-type="percentage" office:value="-1.3492083285627846E-3" table:formula="of:=[.O43]/[.$O$148]" table:style-name="ce105">
            <text:p>-0,13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2.00617</text:p>
          </table:table-cell>
          <table:table-cell office:value-type="string" table:style-name="ce24">
            <text:p>SEGURO DE VIDA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44:.N44])" table:style-name="ce29">
            <text:p>0,00</text:p>
          </table:table-cell>
          <table:table-cell office:value-type="percentage" office:value="0" table:formula="of:=[.O44]/[.$O$148]" table:style-name="ce105">
            <text:p>0,00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2.00618</text:p>
          </table:table-cell>
          <table:table-cell office:value-type="string" table:style-name="ce24">
            <text:p>VALE TRANSPORTE</text:p>
          </table:table-cell>
          <table:table-cell office:value-type="float" office:value="-39968.51" table:style-name="ce29">
            <text:p>-39.968,51</text:p>
          </table:table-cell>
          <table:table-cell office:value-type="float" office:value="-55825.279999999999" table:style-name="ce29">
            <text:p>-55.825,28</text:p>
          </table:table-cell>
          <table:table-cell office:value-type="float" office:value="-36718.33" table:style-name="ce29">
            <text:p>-36.718,33</text:p>
          </table:table-cell>
          <table:table-cell office:value-type="float" office:value="-46419.38" table:style-name="ce29">
            <text:p>-46.419,38</text:p>
          </table:table-cell>
          <table:table-cell office:value-type="float" office:value="-42358.06" table:style-name="ce29">
            <text:p>-42.358,06</text:p>
          </table:table-cell>
          <table:table-cell office:value-type="float" office:value="-50377.42" table:style-name="ce29">
            <text:p>-50.377,42</text:p>
          </table:table-cell>
          <table:table-cell table:number-columns-repeated="6" table:style-name="ce29"/>
          <table:table-cell office:value-type="float" office:value="-271666.98" table:formula="of:=SUM([.C45:.N45])" table:style-name="ce29">
            <text:p>-271.666,98</text:p>
          </table:table-cell>
          <table:table-cell office:value-type="percentage" office:value="-9.4464124880481396E-3" table:formula="of:=[.O45]/[.$O$148]" table:style-name="ce105">
            <text:p>-0,94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2.00619</text:p>
          </table:table-cell>
          <table:table-cell office:value-type="string" table:style-name="ce24">
            <text:p>TRANSPORTE DE FUNCIONÁRIOS</text:p>
          </table:table-cell>
          <table:table-cell office:value-type="float" office:value="-17575" table:style-name="ce29">
            <text:p>-17.575,00</text:p>
          </table:table-cell>
          <table:table-cell office:value-type="float" office:value="0" table:style-name="ce29">
            <text:p>0,00</text:p>
          </table:table-cell>
          <table:table-cell office:value-type="float" office:value="-7055.69" table:style-name="ce29">
            <text:p>-7.055,69</text:p>
          </table:table-cell>
          <table:table-cell office:value-type="float" office:value="-11492.4" table:style-name="ce29">
            <text:p>-11.492,40</text:p>
          </table:table-cell>
          <table:table-cell office:value-type="float" office:value="-28290.85" table:style-name="ce29">
            <text:p>-28.290,85</text:p>
          </table:table-cell>
          <table:table-cell office:value-type="float" office:value="-21819.34" table:style-name="ce29">
            <text:p>-21.819,34</text:p>
          </table:table-cell>
          <table:table-cell table:number-columns-repeated="6" table:style-name="ce29"/>
          <table:table-cell office:value-type="float" office:value="-86233.279999999999" table:formula="of:=SUM([.C46:.N46])" table:style-name="ce29">
            <text:p>-86.233,28</text:p>
          </table:table-cell>
          <table:table-cell office:value-type="percentage" office:value="-2.9985062339094428E-3" table:formula="of:=[.O46]/[.$O$148]" table:style-name="ce105">
            <text:p>-0,3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05.02.00620</text:p>
          </table:table-cell>
          <table:table-cell office:value-type="string" table:style-name="ce24">
            <text:p>OUTRAS DESPESAS COM PESSOAL</text:p>
          </table:table-cell>
          <table:table-cell office:value-type="float" office:value="-5381.8" table:style-name="ce29">
            <text:p>-5.381,80</text:p>
          </table:table-cell>
          <table:table-cell office:value-type="float" office:value="-7102.2" table:style-name="ce29">
            <text:p>-7.102,20</text:p>
          </table:table-cell>
          <table:table-cell office:value-type="float" office:value="-6703.2" table:style-name="ce29">
            <text:p>-6.703,20</text:p>
          </table:table-cell>
          <table:table-cell office:value-type="float" office:value="-6064.8" table:style-name="ce29">
            <text:p>-6.064,80</text:p>
          </table:table-cell>
          <table:table-cell office:value-type="float" office:value="0" table:style-name="ce29">
            <text:p>0,00</text:p>
          </table:table-cell>
          <table:table-cell office:value-type="float" office:value="-11735.11" table:style-name="ce29">
            <text:p>-11.735,11</text:p>
          </table:table-cell>
          <table:table-cell table:number-columns-repeated="6" table:style-name="ce29"/>
          <table:table-cell office:value-type="float" office:value="-36987.11" table:formula="of:=SUM([.C47:.N47])" table:style-name="ce29">
            <text:p>-36.987,11</text:p>
          </table:table-cell>
          <table:table-cell office:value-type="percentage" office:value="-1.2861169134386896E-3" table:formula="of:=[.O47]/[.$O$148]" table:style-name="ce105">
            <text:p>-0,13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12">
            <text:p>3.1.4.06</text:p>
          </table:table-cell>
          <table:table-cell office:value-type="string" table:style-name="ce16">
            <text:p>DESPESAS MARKETING</text:p>
          </table:table-cell>
          <table:table-cell office:value-type="float" office:value="0" table:formula="of:=[.C49]" table:style-name="ce17">
            <text:p>0,00</text:p>
          </table:table-cell>
          <table:table-cell office:value-type="float" office:value="0" table:formula="of:=[.D49]" table:style-name="ce17">
            <text:p>0,00</text:p>
          </table:table-cell>
          <table:table-cell office:value-type="float" office:value="0" table:formula="of:=[.E49]" table:style-name="ce17">
            <text:p>0,00</text:p>
          </table:table-cell>
          <table:table-cell office:value-type="float" office:value="0" table:formula="of:=[.F49]" table:style-name="ce17">
            <text:p>0,00</text:p>
          </table:table-cell>
          <table:table-cell office:value-type="float" office:value="-3360" table:formula="of:=[.G49]" table:style-name="ce17">
            <text:p>-3.360,00</text:p>
          </table:table-cell>
          <table:table-cell office:value-type="float" office:value="0" table:formula="of:=[.H49]" table:style-name="ce17">
            <text:p>0,00</text:p>
          </table:table-cell>
          <table:table-cell office:value-type="float" office:value="0" table:formula="of:=[.I49]" table:style-name="ce17">
            <text:p>0,00</text:p>
          </table:table-cell>
          <table:table-cell office:value-type="float" office:value="0" table:formula="of:=[.J49]" table:style-name="ce17">
            <text:p>0,00</text:p>
          </table:table-cell>
          <table:table-cell office:value-type="float" office:value="0" table:formula="of:=[.K49]" table:style-name="ce17">
            <text:p>0,00</text:p>
          </table:table-cell>
          <table:table-cell office:value-type="float" office:value="0" table:formula="of:=[.L49]" table:style-name="ce17">
            <text:p>0,00</text:p>
          </table:table-cell>
          <table:table-cell office:value-type="float" office:value="0" table:formula="of:=[.M49]" table:style-name="ce17">
            <text:p>0,00</text:p>
          </table:table-cell>
          <table:table-cell office:value-type="float" office:value="0" table:formula="of:=[.N49]" table:style-name="ce17">
            <text:p>0,00</text:p>
          </table:table-cell>
          <table:table-cell office:value-type="float" office:value="-3360" table:formula="of:=[.O49]" table:style-name="ce17">
            <text:p>-3.360,00</text:p>
          </table:table-cell>
          <table:table-cell office:value-type="percentage" office:value="-1.1683402215404225E-4" table:formula="of:=[.O48]/[.$O$148]" table:style-name="ce27">
            <text:p>-0,01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18">
            <text:p>3.1.4.06.01</text:p>
          </table:table-cell>
          <table:table-cell office:value-type="string" table:style-name="ce18">
            <text:p>DESPESAS DE MKT</text:p>
          </table:table-cell>
          <table:table-cell office:value-type="float" office:value="0" table:formula="of:=SUM([.C50])" table:style-name="ce19">
            <text:p>0,00</text:p>
          </table:table-cell>
          <table:table-cell office:value-type="float" office:value="0" table:formula="of:=SUM([.D50])" table:style-name="ce19">
            <text:p>0,00</text:p>
          </table:table-cell>
          <table:table-cell office:value-type="float" office:value="0" table:formula="of:=SUM([.E50])" table:style-name="ce19">
            <text:p>0,00</text:p>
          </table:table-cell>
          <table:table-cell office:value-type="float" office:value="0" table:formula="of:=SUM([.F50])" table:style-name="ce19">
            <text:p>0,00</text:p>
          </table:table-cell>
          <table:table-cell office:value-type="float" office:value="-3360" table:formula="of:=SUM([.G50])" table:style-name="ce19">
            <text:p>-3.360,00</text:p>
          </table:table-cell>
          <table:table-cell office:value-type="float" office:value="0" table:formula="of:=SUM([.H50])" table:style-name="ce19">
            <text:p>0,00</text:p>
          </table:table-cell>
          <table:table-cell office:value-type="float" office:value="0" table:formula="of:=SUM([.I50])" table:style-name="ce19">
            <text:p>0,00</text:p>
          </table:table-cell>
          <table:table-cell office:value-type="float" office:value="0" table:formula="of:=SUM([.J50])" table:style-name="ce19">
            <text:p>0,00</text:p>
          </table:table-cell>
          <table:table-cell office:value-type="float" office:value="0" table:formula="of:=SUM([.K50])" table:style-name="ce19">
            <text:p>0,00</text:p>
          </table:table-cell>
          <table:table-cell office:value-type="float" office:value="0" table:formula="of:=SUM([.L50])" table:style-name="ce19">
            <text:p>0,00</text:p>
          </table:table-cell>
          <table:table-cell office:value-type="float" office:value="0" table:formula="of:=SUM([.M50])" table:style-name="ce19">
            <text:p>0,00</text:p>
          </table:table-cell>
          <table:table-cell office:value-type="float" office:value="0" table:formula="of:=SUM([.N50])" table:style-name="ce19">
            <text:p>0,00</text:p>
          </table:table-cell>
          <table:table-cell office:value-type="float" office:value="-3360" table:formula="of:=SUM([.O50])" table:style-name="ce19">
            <text:p>-3.360,00</text:p>
          </table:table-cell>
          <table:table-cell office:value-type="percentage" office:value="-1.1683402215404225E-4" table:formula="of:=[.O49]/[.$O$148]" table:style-name="ce28">
            <text:p>-0,01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06.01.20469</text:p>
          </table:table-cell>
          <table:table-cell office:value-type="string" table:style-name="ce24">
            <text:p>313 DESPESAS DE MKT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3360" table:style-name="ce29">
            <text:p>-3.36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3360" table:formula="of:=SUM([.C50:.N50])" table:style-name="ce29">
            <text:p>-3.360,00</text:p>
          </table:table-cell>
          <table:table-cell office:value-type="percentage" office:value="-1.1683402215404225E-4" table:formula="of:=[.O50]/[.$O$148]" table:style-name="ce105">
            <text:p>-0,01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12">
            <text:p>3.1.4.17</text:p>
          </table:table-cell>
          <table:table-cell office:value-type="string" table:style-name="ce16">
            <text:p>DESPESAS COMERCIAIS EM GERAL</text:p>
          </table:table-cell>
          <table:table-cell office:value-type="float" office:value="-1327954.19" table:formula="of:=[.C52]+[.C66]+[.C72]+[.C79]+[.C91]+[.C99]+[.C104]" table:style-name="ce17">
            <text:p>-1.327.954,19</text:p>
          </table:table-cell>
          <table:table-cell office:value-type="float" office:value="-1191410.04" table:formula="of:=[.D52]+[.D66]+[.D72]+[.D79]+[.D91]+[.D99]+[.D104]" table:style-name="ce17">
            <text:p>-1.191.410,04</text:p>
          </table:table-cell>
          <table:table-cell office:value-type="float" office:value="-1091155.3399999999" table:formula="of:=[.E52]+[.E66]+[.E72]+[.E79]+[.E91]+[.E99]+[.E104]" table:style-name="ce17">
            <text:p>-1.091.155,34</text:p>
          </table:table-cell>
          <table:table-cell office:value-type="float" office:value="-1445622.6400000001" table:formula="of:=[.F52]+[.F66]+[.F72]+[.F79]+[.F91]+[.F99]+[.F104]" table:style-name="ce17">
            <text:p>-1.445.622,64</text:p>
          </table:table-cell>
          <table:table-cell office:value-type="float" office:value="-1241239.4999999998" table:formula="of:=[.G52]+[.G66]+[.G72]+[.G79]+[.G91]+[.G99]+[.G104]" table:style-name="ce17">
            <text:p>-1.241.239,50</text:p>
          </table:table-cell>
          <table:table-cell office:value-type="float" office:value="-1143039.9500000002" table:formula="of:=[.H52]+[.H66]+[.H72]+[.H79]+[.H91]+[.H99]+[.H104]" table:style-name="ce17">
            <text:p>-1.143.039,95</text:p>
          </table:table-cell>
          <table:table-cell office:value-type="float" office:value="0" table:formula="of:=[.I52]+[.I66]+[.I72]+[.I79]+[.I91]+[.I99]+[.I104]" table:style-name="ce17">
            <text:p>0,00</text:p>
          </table:table-cell>
          <table:table-cell office:value-type="float" office:value="0" table:formula="of:=[.J52]+[.J66]+[.J72]+[.J79]+[.J91]+[.J99]+[.J104]" table:style-name="ce17">
            <text:p>0,00</text:p>
          </table:table-cell>
          <table:table-cell office:value-type="float" office:value="0" table:formula="of:=[.K52]+[.K66]+[.K72]+[.K79]+[.K91]+[.K99]+[.K104]" table:style-name="ce17">
            <text:p>0,00</text:p>
          </table:table-cell>
          <table:table-cell office:value-type="float" office:value="0" table:formula="of:=[.L52]+[.L66]+[.L72]+[.L79]+[.L91]+[.L99]+[.L104]" table:style-name="ce17">
            <text:p>0,00</text:p>
          </table:table-cell>
          <table:table-cell office:value-type="float" office:value="0" table:formula="of:=[.M52]+[.M66]+[.M72]+[.M79]+[.M91]+[.M99]+[.M104]" table:style-name="ce17">
            <text:p>0,00</text:p>
          </table:table-cell>
          <table:table-cell office:value-type="float" office:value="0" table:formula="of:=[.N52]+[.N66]+[.N72]+[.N79]+[.N91]+[.N99]+[.N104]" table:style-name="ce17">
            <text:p>0,00</text:p>
          </table:table-cell>
          <table:table-cell office:value-type="float" office:value="-7440421.660000002" table:formula="of:=[.O52]+[.O66]+[.O72]+[.O79]+[.O91]+[.O99]+[.O104]" table:style-name="ce17">
            <text:p>-7.440.421,66</text:p>
          </table:table-cell>
          <table:table-cell office:value-type="percentage" office:value="-0.25871856817257616" table:formula="of:=[.O51]/[.$O$148]" table:style-name="ce27">
            <text:p>-25,87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18">
            <text:p>3.1.4.17.03</text:p>
          </table:table-cell>
          <table:table-cell office:value-type="string" table:style-name="ce18">
            <text:p>142 DESPESAS COM ESTRUTURA</text:p>
          </table:table-cell>
          <table:table-cell office:value-type="float" office:value="-624359.46000000008" table:formula="of:=SUM([.C53:.C65])" table:style-name="ce19">
            <text:p>-624.359,46</text:p>
          </table:table-cell>
          <table:table-cell office:value-type="float" office:value="-653121.23999999987" table:formula="of:=SUM([.D53:.D65])" table:style-name="ce19">
            <text:p>-653.121,24</text:p>
          </table:table-cell>
          <table:table-cell office:value-type="float" office:value="-691941.05999999994" table:formula="of:=SUM([.E53:.E65])" table:style-name="ce19">
            <text:p>-691.941,06</text:p>
          </table:table-cell>
          <table:table-cell office:value-type="float" office:value="-928064.53" table:formula="of:=SUM([.F53:.F65])" table:style-name="ce19">
            <text:p>-928.064,53</text:p>
          </table:table-cell>
          <table:table-cell office:value-type="float" office:value="-808380.73" table:formula="of:=SUM([.G53:.G65])" table:style-name="ce19">
            <text:p>-808.380,73</text:p>
          </table:table-cell>
          <table:table-cell office:value-type="float" office:value="-673172.80999999994" table:formula="of:=SUM([.H53:.H65])" table:style-name="ce19">
            <text:p>-673.172,81</text:p>
          </table:table-cell>
          <table:table-cell office:value-type="float" office:value="0" table:formula="of:=SUM([.I53:.I65])" table:style-name="ce19">
            <text:p>0,00</text:p>
          </table:table-cell>
          <table:table-cell office:value-type="float" office:value="0" table:formula="of:=SUM([.J53:.J65])" table:style-name="ce19">
            <text:p>0,00</text:p>
          </table:table-cell>
          <table:table-cell office:value-type="float" office:value="0" table:formula="of:=SUM([.K53:.K65])" table:style-name="ce19">
            <text:p>0,00</text:p>
          </table:table-cell>
          <table:table-cell office:value-type="float" office:value="0" table:formula="of:=SUM([.L53:.L65])" table:style-name="ce19">
            <text:p>0,00</text:p>
          </table:table-cell>
          <table:table-cell office:value-type="float" office:value="0" table:formula="of:=SUM([.M53:.M65])" table:style-name="ce19">
            <text:p>0,00</text:p>
          </table:table-cell>
          <table:table-cell office:value-type="float" office:value="0" table:formula="of:=SUM([.N53:.N65])" table:style-name="ce19">
            <text:p>0,00</text:p>
          </table:table-cell>
          <table:table-cell office:value-type="float" office:value="-4379039.830000001" table:formula="of:=SUM([.O53:.O65])" table:style-name="ce19">
            <text:p>-4.379.039,83</text:p>
          </table:table-cell>
          <table:table-cell office:value-type="percentage" office:value="-0.15226810610465877" table:formula="of:=[.O52]/[.$O$148]" table:style-name="ce28">
            <text:p>-15,23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3.00650</text:p>
          </table:table-cell>
          <table:table-cell office:value-type="string" table:style-name="ce24">
            <text:p>143 AGUA E ESGOTO</text:p>
          </table:table-cell>
          <table:table-cell office:value-type="float" office:value="-29850.69" table:style-name="ce29">
            <text:p>-29.850,69</text:p>
          </table:table-cell>
          <table:table-cell office:value-type="float" office:value="-20129.689999999999" table:style-name="ce29">
            <text:p>-20.129,69</text:p>
          </table:table-cell>
          <table:table-cell office:value-type="float" office:value="-20981.11" table:style-name="ce29">
            <text:p>-20.981,11</text:p>
          </table:table-cell>
          <table:table-cell office:value-type="float" office:value="-19303.12" table:style-name="ce29">
            <text:p>-19.303,12</text:p>
          </table:table-cell>
          <table:table-cell office:value-type="float" office:value="-7821.4" table:style-name="ce29">
            <office:annotation draw:style-name="a4" svg:x="9.75in" svg:y="11.2291666666667in" svg:width="1.32291666666667in" svg:height="0.885416666666667in">
              <dc:creator>Roberta Dall’Igna</dc:creator>
              <text:p><text:span text:style-name="T2">Roberta Dall’Igna:</text:span><text:span text:style-name="T3"/></text:p>
              <text:p><text:span text:style-name="T3">Valor Bali Hai</text:span><text:span text:style-name="T3"/></text:p>
              <text:p/>
            </office:annotation>
            <text:p>-7.821,40</text:p>
          </table:table-cell>
          <table:table-cell office:value-type="float" office:value="-7569.63" table:style-name="ce29">
            <office:annotation draw:style-name="a5" svg:x="11.09375in" svg:y="11.2291666666667in" svg:width="1.32291666666667in" svg:height="0.885416666666667in">
              <dc:creator>Roberta Dall’Igna</dc:creator>
              <text:p><text:span text:style-name="T2">Roberta Dall’Igna:</text:span><text:span text:style-name="T3"/></text:p>
              <text:p><text:span text:style-name="T3">valor Bali hai</text:span><text:span text:style-name="T3"/></text:p>
              <text:p/>
            </office:annotation>
            <text:p>-7.569,63</text:p>
          </table:table-cell>
          <table:table-cell table:number-columns-repeated="6" table:style-name="ce29"/>
          <table:table-cell office:value-type="float" office:value="-105655.63999999998" table:formula="of:=SUM([.C53:.N53])" table:style-name="ce29">
            <text:p>-105.655,64</text:p>
          </table:table-cell>
          <table:table-cell office:value-type="percentage" office:value="-3.6738611263272352E-3" table:formula="of:=[.O53]/[.$O$148]" table:style-name="ce105">
            <text:p>-0,37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17.03.00653</text:p>
          </table:table-cell>
          <table:table-cell office:value-type="string" table:style-name="ce24">
            <text:p>144 ALUGUEL</text:p>
          </table:table-cell>
          <table:table-cell office:value-type="float" office:value="-274619.28000000003" table:style-name="ce29">
            <text:p>-274.619,28</text:p>
          </table:table-cell>
          <table:table-cell office:value-type="float" office:value="-292280.78000000003" table:style-name="ce29">
            <text:p>-292.280,78</text:p>
          </table:table-cell>
          <table:table-cell office:value-type="float" office:value="-337037.05" table:style-name="ce29">
            <text:p>-337.037,05</text:p>
          </table:table-cell>
          <table:table-cell office:value-type="float" office:value="-498374.41" table:style-name="ce29">
            <text:p>-498.374,41</text:p>
          </table:table-cell>
          <table:table-cell office:value-type="float" office:value="-403646.13" table:style-name="ce29">
            <text:p>-403.646,13</text:p>
          </table:table-cell>
          <table:table-cell office:value-type="float" office:value="-332887.59999999998" table:style-name="ce29">
            <text:p>-332.887,60</text:p>
          </table:table-cell>
          <table:table-cell table:number-columns-repeated="6" table:style-name="ce29"/>
          <table:table-cell office:value-type="float" office:value="-2138845.25" table:formula="of:=SUM([.C54:.N54])" table:style-name="ce29">
            <text:p>-2.138.845,25</text:p>
          </table:table-cell>
          <table:table-cell office:value-type="percentage" office:value="-7.4371992060288106E-2" table:formula="of:=[.O54]/[.$O$148]" table:style-name="ce105">
            <text:p>-7,44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17.03.00654</text:p>
          </table:table-cell>
          <table:table-cell office:value-type="string" table:style-name="ce24">
            <text:p>145 CONDOMINIO</text:p>
          </table:table-cell>
          <table:table-cell office:value-type="float" office:value="-42184.23" table:style-name="ce29">
            <text:p>-42.184,23</text:p>
          </table:table-cell>
          <table:table-cell office:value-type="float" office:value="-39267.42" table:style-name="ce29">
            <text:p>-39.267,42</text:p>
          </table:table-cell>
          <table:table-cell office:value-type="float" office:value="-7793.95" table:style-name="ce29">
            <text:p>-7.793,95</text:p>
          </table:table-cell>
          <table:table-cell office:value-type="float" office:value="-7715.12" table:style-name="ce29">
            <text:p>-7.715,12</text:p>
          </table:table-cell>
          <table:table-cell office:value-type="float" office:value="-7741.95" table:style-name="ce29">
            <text:p>-7.741,95</text:p>
          </table:table-cell>
          <table:table-cell office:value-type="float" office:value="-54449.81" table:style-name="ce29">
            <text:p>-54.449,81</text:p>
          </table:table-cell>
          <table:table-cell table:number-columns-repeated="6" table:style-name="ce29"/>
          <table:table-cell office:value-type="float" office:value="-159152.47999999998" table:formula="of:=SUM([.C55:.N55])" table:style-name="ce29">
            <text:p>-159.152,48</text:p>
          </table:table-cell>
          <table:table-cell office:value-type="percentage" office:value="-5.5340548732710606E-3" table:formula="of:=[.O55]/[.$O$148]" table:style-name="ce105">
            <text:p>-0,55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3.00657</text:p>
          </table:table-cell>
          <table:table-cell office:value-type="string" table:style-name="ce24">
            <text:p>148 GAS PRIVATIVO</text:p>
          </table:table-cell>
          <table:table-cell office:value-type="float" office:value="-8829.6" table:style-name="ce29">
            <text:p>-8.829,60</text:p>
          </table:table-cell>
          <table:table-cell office:value-type="float" office:value="-8756.06" table:style-name="ce29">
            <text:p>-8.756,06</text:p>
          </table:table-cell>
          <table:table-cell office:value-type="float" office:value="-8648.48" table:style-name="ce29">
            <text:p>-8.648,48</text:p>
          </table:table-cell>
          <table:table-cell office:value-type="float" office:value="-9247.7999999999993" table:style-name="ce29">
            <text:p>-9.247,80</text:p>
          </table:table-cell>
          <table:table-cell office:value-type="float" office:value="-9490.75" table:style-name="ce29">
            <text:p>-9.490,75</text:p>
          </table:table-cell>
          <table:table-cell office:value-type="float" office:value="-12250.3" table:style-name="ce29">
            <text:p>-12.250,30</text:p>
          </table:table-cell>
          <table:table-cell table:number-columns-repeated="6" table:style-name="ce29"/>
          <table:table-cell office:value-type="float" office:value="-57222.990000000005" table:formula="of:=SUM([.C56:.N56])" table:style-name="ce29">
            <text:p>-57.222,99</text:p>
          </table:table-cell>
          <table:table-cell office:value-type="percentage" office:value="-1.989759548029922E-3" table:formula="of:=[.O56]/[.$O$148]" table:style-name="ce105">
            <text:p>-0,2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3.00659</text:p>
          </table:table-cell>
          <table:table-cell office:value-type="string" table:style-name="ce24">
            <text:p>PAISAGISMO</text:p>
          </table:table-cell>
          <table:table-cell office:value-type="float" office:value="-1200" table:style-name="ce29">
            <text:p>-1.200,00</text:p>
          </table:table-cell>
          <table:table-cell office:value-type="float" office:value="-1200" table:style-name="ce29">
            <text:p>-1.200,00</text:p>
          </table:table-cell>
          <table:table-cell office:value-type="float" office:value="-16125" table:style-name="ce29">
            <text:p>-16.125,00</text:p>
          </table:table-cell>
          <table:table-cell office:value-type="float" office:value="-7150" table:style-name="ce29">
            <text:p>-7.150,00</text:p>
          </table:table-cell>
          <table:table-cell office:value-type="float" office:value="-20800" table:style-name="ce29">
            <text:p>-20.80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46475" table:formula="of:=SUM([.C57:.N57])" table:style-name="ce29">
            <text:p>-46.475,00</text:p>
          </table:table-cell>
          <table:table-cell office:value-type="percentage" office:value="-1.6160301129789028E-3" table:formula="of:=[.O57]/[.$O$148]" table:style-name="ce105">
            <text:p>-0,16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17.03.00662</text:p>
          </table:table-cell>
          <table:table-cell office:value-type="string" table:style-name="ce24">
            <text:p>DEPRECIAÇÕES</text:p>
          </table:table-cell>
          <table:table-cell office:value-type="float" office:value="-112939.81" table:style-name="ce29">
            <text:p>-112.939,81</text:p>
          </table:table-cell>
          <table:table-cell office:value-type="float" office:value="-114837.9" table:style-name="ce29">
            <text:p>-114.837,90</text:p>
          </table:table-cell>
          <table:table-cell office:value-type="float" office:value="-120097.98" table:style-name="ce29">
            <text:p>-120.097,98</text:p>
          </table:table-cell>
          <table:table-cell office:value-type="float" office:value="-123554.09" table:style-name="ce29">
            <text:p>-123.554,09</text:p>
          </table:table-cell>
          <table:table-cell office:value-type="float" office:value="-124688.09" table:style-name="ce29">
            <text:p>-124.688,09</text:p>
          </table:table-cell>
          <table:table-cell office:value-type="float" office:value="-125635.65" table:style-name="ce29">
            <text:p>-125.635,65</text:p>
          </table:table-cell>
          <table:table-cell table:number-columns-repeated="6" table:style-name="ce29"/>
          <table:table-cell office:value-type="float" office:value="-721753.52" table:formula="of:=SUM([.C58:.N58])" table:style-name="ce29">
            <text:p>-721.753,52</text:p>
          </table:table-cell>
          <table:table-cell office:value-type="percentage" office:value="-2.5096835340904157E-2" table:formula="of:=[.O58]/[.$O$148]" table:style-name="ce105">
            <text:p>-2,51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17.03.00663</text:p>
          </table:table-cell>
          <table:table-cell office:value-type="string" table:style-name="ce24">
            <text:p>149 IPTU</text:p>
          </table:table-cell>
          <table:table-cell office:value-type="float" office:value="-3308.82" table:style-name="ce29">
            <text:p>-3.308,82</text:p>
          </table:table-cell>
          <table:table-cell office:value-type="float" office:value="-5661.6" table:style-name="ce29">
            <text:p>-5.661,60</text:p>
          </table:table-cell>
          <table:table-cell office:value-type="float" office:value="-10733.44" table:style-name="ce29">
            <text:p>-10.733,44</text:p>
          </table:table-cell>
          <table:table-cell office:value-type="float" office:value="-10733.44" table:style-name="ce29">
            <text:p>-10.733,44</text:p>
          </table:table-cell>
          <table:table-cell office:value-type="float" office:value="-12977.97" table:style-name="ce29">
            <text:p>-12.977,97</text:p>
          </table:table-cell>
          <table:table-cell office:value-type="float" office:value="-12615.48" table:style-name="ce29">
            <text:p>-12.615,48</text:p>
          </table:table-cell>
          <table:table-cell table:number-columns-repeated="6" table:style-name="ce29"/>
          <table:table-cell office:value-type="float" office:value="-56030.75" table:formula="of:=SUM([.C59:.N59])" table:style-name="ce29">
            <text:p>-56.030,75</text:p>
          </table:table-cell>
          <table:table-cell office:value-type="percentage" office:value="-1.9483029425022625E-3" table:formula="of:=[.O59]/[.$O$148]" table:style-name="ce105">
            <text:p>-0,19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3.00666</text:p>
          </table:table-cell>
          <table:table-cell office:value-type="string" table:style-name="ce24">
            <text:p>151 SERVICOS DE SEGURANCA</text:p>
          </table:table-cell>
          <table:table-cell office:value-type="float" office:value="-11226.83" table:style-name="ce29">
            <text:p>-11.226,83</text:p>
          </table:table-cell>
          <table:table-cell office:value-type="float" office:value="-14518.43" table:style-name="ce29">
            <text:p>-14.518,43</text:p>
          </table:table-cell>
          <table:table-cell office:value-type="float" office:value="-14391.43" table:style-name="ce29">
            <text:p>-14.391,43</text:p>
          </table:table-cell>
          <table:table-cell office:value-type="float" office:value="-6947.99" table:style-name="ce29">
            <text:p>-6.947,99</text:p>
          </table:table-cell>
          <table:table-cell office:value-type="float" office:value="-1427.99" table:style-name="ce29">
            <text:p>-1.427,99</text:p>
          </table:table-cell>
          <table:table-cell office:value-type="float" office:value="-1427.99" table:style-name="ce29">
            <text:p>-1.427,99</text:p>
          </table:table-cell>
          <table:table-cell table:number-columns-repeated="6" table:style-name="ce29"/>
          <table:table-cell office:value-type="float" office:value="-49940.659999999996" table:formula="of:=SUM([.C60:.N60])" table:style-name="ce29">
            <text:p>-49.940,66</text:p>
          </table:table-cell>
          <table:table-cell office:value-type="percentage" office:value="-1.7365381478653245E-3" table:formula="of:=[.O60]/[.$O$148]" table:style-name="ce105">
            <text:p>-0,17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3.00674</text:p>
          </table:table-cell>
          <table:table-cell office:value-type="string" table:style-name="ce24">
            <text:p>152 CONTROLE DE PRAGAS</text:p>
          </table:table-cell>
          <table:table-cell office:value-type="float" office:value="-2080" table:style-name="ce29">
            <text:p>-2.080,00</text:p>
          </table:table-cell>
          <table:table-cell office:value-type="float" office:value="-2525.9" table:style-name="ce29">
            <text:p>-2.525,90</text:p>
          </table:table-cell>
          <table:table-cell office:value-type="float" office:value="-2525.9" table:style-name="ce29">
            <text:p>-2.525,90</text:p>
          </table:table-cell>
          <table:table-cell office:value-type="float" office:value="-2576.5500000000002" table:style-name="ce29">
            <text:p>-2.576,55</text:p>
          </table:table-cell>
          <table:table-cell office:value-type="float" office:value="-3113.25" table:style-name="ce29">
            <text:p>-3.113,25</text:p>
          </table:table-cell>
          <table:table-cell office:value-type="float" office:value="-2963.25" table:style-name="ce29">
            <text:p>-2.963,25</text:p>
          </table:table-cell>
          <table:table-cell table:number-columns-repeated="6" table:style-name="ce29"/>
          <table:table-cell office:value-type="float" office:value="-15784.849999999999" table:formula="of:=SUM([.C61:.N61])" table:style-name="ce29">
            <text:p>-15.784,85</text:p>
          </table:table-cell>
          <table:table-cell office:value-type="percentage" office:value="-5.4887128410661707E-4" table:formula="of:=[.O61]/[.$O$148]" table:style-name="ce105">
            <text:p>-0,05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3.00681</text:p>
          </table:table-cell>
          <table:table-cell office:value-type="string" table:style-name="ce24">
            <text:p>IMPOSTOS E TAXAS DIVERSAS</text:p>
          </table:table-cell>
          <table:table-cell office:value-type="float" office:value="-1277.04" table:style-name="ce29">
            <text:p>-1.277,04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1277.04" table:formula="of:=SUM([.C62:.N62])" table:style-name="ce29">
            <text:p>-1.277,04</text:p>
          </table:table-cell>
          <table:table-cell office:value-type="percentage" office:value="-4.4405273705832764E-5" table:formula="of:=[.O62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3.00684</text:p>
          </table:table-cell>
          <table:table-cell office:value-type="string" table:style-name="ce24">
            <text:p>150 MANUTENÇAO PREDIAL</text:p>
          </table:table-cell>
          <table:table-cell office:value-type="float" office:value="-59934.87" table:style-name="ce29">
            <text:p>-59.934,87</text:p>
          </table:table-cell>
          <table:table-cell office:value-type="float" office:value="-71656.87" table:style-name="ce29">
            <text:p>-71.656,87</text:p>
          </table:table-cell>
          <table:table-cell office:value-type="float" office:value="-62007.91" table:style-name="ce29">
            <text:p>-62.007,91</text:p>
          </table:table-cell>
          <table:table-cell office:value-type="float" office:value="-89735.92" table:style-name="ce29">
            <text:p>-89.735,92</text:p>
          </table:table-cell>
          <table:table-cell office:value-type="float" office:value="-72626.86" table:style-name="ce29">
            <text:p>-72.626,86</text:p>
          </table:table-cell>
          <table:table-cell office:value-type="float" office:value="-61981.97" table:style-name="ce29">
            <text:p>-61.981,97</text:p>
          </table:table-cell>
          <table:table-cell table:number-columns-repeated="6" table:style-name="ce29"/>
          <table:table-cell office:value-type="float" office:value="-417944.4" table:formula="of:=SUM([.C63:.N63])" table:style-name="ce29">
            <text:p>-417.944,40</text:p>
          </table:table-cell>
          <table:table-cell office:value-type="percentage" office:value="-1.4532775383558898E-2" table:formula="of:=[.O63]/[.$O$148]" table:style-name="ce105">
            <text:p>-1,45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3.00695</text:p>
          </table:table-cell>
          <table:table-cell office:value-type="string" table:style-name="ce24">
            <text:p>SEGUROS PATRIMONIAIS</text:p>
          </table:table-cell>
          <table:table-cell office:value-type="float" office:value="-12866.86" table:style-name="ce29">
            <text:p>-12.866,86</text:p>
          </table:table-cell>
          <table:table-cell office:value-type="float" office:value="-5721.84" table:style-name="ce29">
            <text:p>-5.721,84</text:p>
          </table:table-cell>
          <table:table-cell office:value-type="float" office:value="-4411.4399999999996" table:style-name="ce29">
            <text:p>-4.411,44</text:p>
          </table:table-cell>
          <table:table-cell office:value-type="float" office:value="-8887.3799999999992" table:style-name="ce29">
            <text:p>-8.887,38</text:p>
          </table:table-cell>
          <table:table-cell office:value-type="float" office:value="-10590.27" table:style-name="ce29">
            <text:p>-10.590,27</text:p>
          </table:table-cell>
          <table:table-cell office:value-type="float" office:value="-2858.87" table:style-name="ce29">
            <text:p>-2.858,87</text:p>
          </table:table-cell>
          <table:table-cell table:number-columns-repeated="6" table:style-name="ce29"/>
          <table:table-cell office:value-type="float" office:value="-45336.659999999996" table:formula="of:=SUM([.C64:.N64])" table:style-name="ce29">
            <text:p>-45.336,66</text:p>
          </table:table-cell>
          <table:table-cell office:value-type="percentage" office:value="-1.5764477198899644E-3" table:formula="of:=[.O64]/[.$O$148]" table:style-name="ce105">
            <text:p>-0,16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3.00698</text:p>
          </table:table-cell>
          <table:table-cell office:value-type="string" table:style-name="ce24">
            <text:p>ENERGIA ELETRICA<text:s/></text:p>
          </table:table-cell>
          <table:table-cell office:value-type="float" office:value="-64041.43" table:style-name="ce29">
            <text:p>-64.041,43</text:p>
          </table:table-cell>
          <table:table-cell office:value-type="float" office:value="-76564.75" table:style-name="ce29">
            <text:p>-76.564,75</text:p>
          </table:table-cell>
          <table:table-cell office:value-type="float" office:value="-87187.37" table:style-name="ce29">
            <text:p>-87.187,37</text:p>
          </table:table-cell>
          <table:table-cell office:value-type="float" office:value="-143838.71" table:style-name="ce29">
            <text:p>-143.838,71</text:p>
          </table:table-cell>
          <table:table-cell office:value-type="float" office:value="-133456.07" table:style-name="ce29">
            <text:p>-133.456,07</text:p>
          </table:table-cell>
          <table:table-cell office:value-type="float" office:value="-58532.26" table:style-name="ce29">
            <text:p>-58.532,26</text:p>
          </table:table-cell>
          <table:table-cell table:number-columns-repeated="6" table:style-name="ce29"/>
          <table:table-cell office:value-type="float" office:value="-563620.59" table:formula="of:=SUM([.C65:.N65])" table:style-name="ce29">
            <text:p>-563.620,59</text:p>
          </table:table-cell>
          <table:table-cell office:value-type="percentage" office:value="-1.9598232291230464E-2" table:formula="of:=[.O65]/[.$O$148]" table:style-name="ce105">
            <text:p>-1,96%</text:p>
          </table:table-cell>
          <table:table-cell table:number-columns-repeated="16368"/>
        </table:table-row>
        <table:table-row table:style-name="ro3">
          <table:table-cell office:value-type="string" table:style-name="ce18">
            <text:p>3.1.4.17.04</text:p>
          </table:table-cell>
          <table:table-cell office:value-type="string" table:style-name="ce18">
            <text:p>154 DESPESAS DE CONECTIVIDADE E TI</text:p>
          </table:table-cell>
          <table:table-cell office:value-type="float" office:value="-49970.559999999998" table:formula="of:=SUM([.C67:.C71])" table:style-name="ce19">
            <text:p>-49.970,56</text:p>
          </table:table-cell>
          <table:table-cell office:value-type="float" office:value="-94186.01" table:formula="of:=SUM([.D67:.D71])" table:style-name="ce19">
            <text:p>-94.186,01</text:p>
          </table:table-cell>
          <table:table-cell office:value-type="float" office:value="-53168.71" table:formula="of:=SUM([.E67:.E71])" table:style-name="ce19">
            <text:p>-53.168,71</text:p>
          </table:table-cell>
          <table:table-cell office:value-type="float" office:value="-51096.399999999994" table:formula="of:=SUM([.F67:.F71])" table:style-name="ce19">
            <text:p>-51.096,40</text:p>
          </table:table-cell>
          <table:table-cell office:value-type="float" office:value="-50684.95" table:formula="of:=SUM([.G67:.G71])" table:style-name="ce19">
            <text:p>-50.684,95</text:p>
          </table:table-cell>
          <table:table-cell office:value-type="float" office:value="-49152.02" table:formula="of:=SUM([.H67:.H71])" table:style-name="ce19">
            <text:p>-49.152,02</text:p>
          </table:table-cell>
          <table:table-cell office:value-type="float" office:value="0" table:formula="of:=SUM([.I67:.I71])" table:style-name="ce19">
            <text:p>0,00</text:p>
          </table:table-cell>
          <table:table-cell office:value-type="float" office:value="0" table:formula="of:=SUM([.J67:.J71])" table:style-name="ce19">
            <text:p>0,00</text:p>
          </table:table-cell>
          <table:table-cell office:value-type="float" office:value="0" table:formula="of:=SUM([.K67:.K71])" table:style-name="ce19">
            <text:p>0,00</text:p>
          </table:table-cell>
          <table:table-cell office:value-type="float" office:value="0" table:formula="of:=SUM([.L67:.L71])" table:style-name="ce19">
            <text:p>0,00</text:p>
          </table:table-cell>
          <table:table-cell office:value-type="float" office:value="0" table:formula="of:=SUM([.M67:.M71])" table:style-name="ce19">
            <text:p>0,00</text:p>
          </table:table-cell>
          <table:table-cell office:value-type="float" office:value="0" table:formula="of:=SUM([.N67:.N71])" table:style-name="ce19">
            <text:p>0,00</text:p>
          </table:table-cell>
          <table:table-cell office:value-type="float" office:value="-348258.64999999997" table:formula="of:=SUM([.O67:.O71])" table:style-name="ce19">
            <text:p>-348.258,65</text:p>
          </table:table-cell>
          <table:table-cell office:value-type="percentage" office:value="-1.2109660365903821E-2" table:formula="of:=[.O66]/[.$O$148]" table:style-name="ce28">
            <text:p>-1,21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4.01601</text:p>
          </table:table-cell>
          <table:table-cell office:value-type="string" table:style-name="ce24">
            <text:p>156 INTERNET</text:p>
          </table:table-cell>
          <table:table-cell office:value-type="float" office:value="-2583.9299999999998" table:style-name="ce29">
            <text:p>-2.583,93</text:p>
          </table:table-cell>
          <table:table-cell office:value-type="float" office:value="-2736.81" table:style-name="ce29">
            <text:p>-2.736,81</text:p>
          </table:table-cell>
          <table:table-cell office:value-type="float" office:value="-1903.33" table:style-name="ce29">
            <text:p>-1.903,33</text:p>
          </table:table-cell>
          <table:table-cell office:value-type="float" office:value="-2023.14" table:style-name="ce29">
            <text:p>-2.023,14</text:p>
          </table:table-cell>
          <table:table-cell office:value-type="float" office:value="-2075.6799999999998" table:style-name="ce29">
            <text:p>-2.075,68</text:p>
          </table:table-cell>
          <table:table-cell office:value-type="float" office:value="-2701.64" table:style-name="ce29">
            <text:p>-2.701,64</text:p>
          </table:table-cell>
          <table:table-cell table:number-columns-repeated="6" table:style-name="ce29"/>
          <table:table-cell office:value-type="float" office:value="-14024.529999999999" table:formula="of:=SUM([.C67:.N67])" table:style-name="ce29">
            <text:p>-14.024,53</text:p>
          </table:table-cell>
          <table:table-cell office:value-type="percentage" office:value="-4.8766138354762792E-4" table:formula="of:=[.O67]/[.$O$148]" table:style-name="ce105">
            <text:p>-0,05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4.01602</text:p>
          </table:table-cell>
          <table:table-cell office:value-type="string" table:style-name="ce24">
            <text:p>157 MENSALIDADE SISTEMAS</text:p>
          </table:table-cell>
          <table:table-cell office:value-type="float" office:value="-43409.64" table:style-name="ce29">
            <text:p>-43.409,64</text:p>
          </table:table-cell>
          <table:table-cell office:value-type="float" office:value="-88409.51" table:style-name="ce29">
            <text:p>-88.409,51</text:p>
          </table:table-cell>
          <table:table-cell office:value-type="float" office:value="-48508.39" table:style-name="ce29">
            <text:p>-48.508,39</text:p>
          </table:table-cell>
          <table:table-cell office:value-type="float" office:value="-45245.68" table:style-name="ce29">
            <text:p>-45.245,68</text:p>
          </table:table-cell>
          <table:table-cell office:value-type="float" office:value="-45206.99" table:style-name="ce29">
            <text:p>-45.206,99</text:p>
          </table:table-cell>
          <table:table-cell office:value-type="float" office:value="-39589" table:style-name="ce29">
            <text:p>-39.589,00</text:p>
          </table:table-cell>
          <table:table-cell table:number-columns-repeated="6" table:style-name="ce29"/>
          <table:table-cell office:value-type="float" office:value="-310369.20999999996" table:formula="of:=SUM([.C68:.N68])" table:style-name="ce29">
            <text:p>-310.369,21</text:p>
          </table:table-cell>
          <table:table-cell office:value-type="percentage" office:value="-1.0792167606271602E-2" table:formula="of:=[.O68]/[.$O$148]" table:style-name="ce105">
            <text:p>-1,08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4.01604</text:p>
          </table:table-cell>
          <table:table-cell office:value-type="string" table:style-name="ce24">
            <text:p>159 SERVICO DE TERCEIROS - TI</text:p>
          </table:table-cell>
          <table:table-cell office:value-type="float" office:value="-1957.2" table:style-name="ce29">
            <text:p>-1.957,20</text:p>
          </table:table-cell>
          <table:table-cell office:value-type="float" office:value="-1957.2" table:style-name="ce29">
            <text:p>-1.957,20</text:p>
          </table:table-cell>
          <table:table-cell office:value-type="float" office:value="-1957.2" table:style-name="ce29">
            <text:p>-1.957,20</text:p>
          </table:table-cell>
          <table:table-cell office:value-type="float" office:value="-2572.1999999999998" table:style-name="ce29">
            <text:p>-2.572,20</text:p>
          </table:table-cell>
          <table:table-cell office:value-type="float" office:value="-2546.9" table:style-name="ce29">
            <text:p>-2.546,90</text:p>
          </table:table-cell>
          <table:table-cell office:value-type="float" office:value="-6006" table:style-name="ce29">
            <text:p>-6.006,00</text:p>
          </table:table-cell>
          <table:table-cell table:number-columns-repeated="6" table:style-name="ce29"/>
          <table:table-cell office:value-type="float" office:value="-16996.699999999997" table:formula="of:=SUM([.C69:.N69])" table:style-name="ce29">
            <text:p>-16.996,70</text:p>
          </table:table-cell>
          <table:table-cell office:value-type="percentage" office:value="-5.9100976915047896E-4" table:formula="of:=[.O69]/[.$O$148]" table:style-name="ce105">
            <text:p>-0,06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4.01606</text:p>
          </table:table-cell>
          <table:table-cell office:value-type="string" table:style-name="ce24">
            <text:p>161 TELEFONE MÓVEL</text:p>
          </table:table-cell>
          <table:table-cell office:value-type="float" office:value="-799.79" table:style-name="ce24">
            <text:p>-799,79</text:p>
          </table:table-cell>
          <table:table-cell office:value-type="float" office:value="-816.57" table:style-name="ce24">
            <text:p>-816,57</text:p>
          </table:table-cell>
          <table:table-cell office:value-type="float" office:value="-799.79" table:style-name="ce24">
            <text:p>-799,79</text:p>
          </table:table-cell>
          <table:table-cell office:value-type="float" office:value="-855.38" table:style-name="ce24">
            <text:p>-855,38</text:p>
          </table:table-cell>
          <table:table-cell office:value-type="float" office:value="-855.38" table:style-name="ce24">
            <text:p>-855,38</text:p>
          </table:table-cell>
          <table:table-cell office:value-type="float" office:value="-855.38" table:style-name="ce24">
            <text:p>-855,38</text:p>
          </table:table-cell>
          <table:table-cell table:number-columns-repeated="6" table:style-name="ce24"/>
          <table:table-cell office:value-type="float" office:value="-4982.29" table:formula="of:=SUM([.C70:.N70])" table:style-name="ce29">
            <text:p>-4.982,29</text:p>
          </table:table-cell>
          <table:table-cell office:value-type="percentage" office:value="-1.7324433935650687E-4" table:formula="of:=[.O70]/[.$O$148]" table:style-name="ce105">
            <text:p>-0,02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4.01607</text:p>
          </table:table-cell>
          <table:table-cell office:value-type="string" table:style-name="ce24">
            <text:p>162 MANUTENÇÃO EQUIPAMENTO TI</text:p>
          </table:table-cell>
          <table:table-cell office:value-type="float" office:value="-1220" table:style-name="ce29">
            <text:p>-1.220,00</text:p>
          </table:table-cell>
          <table:table-cell office:value-type="float" office:value="-265.92" table:style-name="ce29">
            <text:p>-265,92</text:p>
          </table:table-cell>
          <table:table-cell office:value-type="float" office:value="0" table:style-name="ce29">
            <text:p>0,00</text:p>
          </table:table-cell>
          <table:table-cell office:value-type="float" office:value="-400" table:style-name="ce29">
            <text:p>-40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1885.92" table:formula="of:=SUM([.C71:.N71])" table:style-name="ce29">
            <text:p>-1.885,92</text:p>
          </table:table-cell>
          <table:table-cell office:value-type="percentage" office:value="-6.5577267577604563E-5" table:formula="of:=[.O71]/[.$O$148]" table:style-name="ce105">
            <text:p>-0,01%</text:p>
          </table:table-cell>
          <table:table-cell table:number-columns-repeated="16368"/>
        </table:table-row>
        <table:table-row table:style-name="ro3">
          <table:table-cell office:value-type="string" table:style-name="ce18">
            <text:p>3.1.4.17.05</text:p>
          </table:table-cell>
          <table:table-cell office:value-type="string" table:style-name="ce18">
            <text:p>164 DESPESAS COM EQUIPAMENTOS E UTENSIL</text:p>
          </table:table-cell>
          <table:table-cell office:value-type="float" office:value="-109470.33" table:formula="of:=SUM([.C73:.C78])" table:style-name="ce19">
            <text:p>-109.470,33</text:p>
          </table:table-cell>
          <table:table-cell office:value-type="float" office:value="-130987.45999999999" table:formula="of:=SUM([.D73:.D78])" table:style-name="ce19">
            <text:p>-130.987,46</text:p>
          </table:table-cell>
          <table:table-cell office:value-type="float" office:value="-78891.39" table:formula="of:=SUM([.E73:.E78])" table:style-name="ce19">
            <text:p>-78.891,39</text:p>
          </table:table-cell>
          <table:table-cell office:value-type="float" office:value="-98727.63" table:formula="of:=SUM([.F73:.F78])" table:style-name="ce19">
            <text:p>-98.727,63</text:p>
          </table:table-cell>
          <table:table-cell office:value-type="float" office:value="-68327.13" table:formula="of:=SUM([.G73:.G78])" table:style-name="ce19">
            <text:p>-68.327,13</text:p>
          </table:table-cell>
          <table:table-cell office:value-type="float" office:value="-58864.429999999993" table:formula="of:=SUM([.H73:.H78])" table:style-name="ce19">
            <text:p>-58.864,43</text:p>
          </table:table-cell>
          <table:table-cell office:value-type="float" office:value="0" table:formula="of:=SUM([.I73:.I78])" table:style-name="ce19">
            <text:p>0,00</text:p>
          </table:table-cell>
          <table:table-cell office:value-type="float" office:value="0" table:formula="of:=SUM([.J73:.J78])" table:style-name="ce19">
            <text:p>0,00</text:p>
          </table:table-cell>
          <table:table-cell office:value-type="float" office:value="0" table:formula="of:=SUM([.K73:.K78])" table:style-name="ce19">
            <text:p>0,00</text:p>
          </table:table-cell>
          <table:table-cell office:value-type="float" office:value="0" table:formula="of:=SUM([.L73:.L78])" table:style-name="ce19">
            <text:p>0,00</text:p>
          </table:table-cell>
          <table:table-cell office:value-type="float" office:value="0" table:formula="of:=SUM([.M73:.M78])" table:style-name="ce19">
            <text:p>0,00</text:p>
          </table:table-cell>
          <table:table-cell office:value-type="float" office:value="0" table:formula="of:=SUM([.N73:.N78])" table:style-name="ce19">
            <text:p>0,00</text:p>
          </table:table-cell>
          <table:table-cell office:value-type="float" office:value="-545268.36999999988" table:formula="of:=SUM([.O73:.O78])" table:style-name="ce19">
            <text:p>-545.268,37</text:p>
          </table:table-cell>
          <table:table-cell office:value-type="percentage" office:value="-1.8960088339428121E-2" table:formula="of:=[.O72]/[.$O$148]" table:style-name="ce28">
            <text:p>-1,90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5.01650</text:p>
          </table:table-cell>
          <table:table-cell office:value-type="string" table:style-name="ce24">
            <text:p>165 ALUGUEL DE EQUIPAMENTO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73:.N73])" table:style-name="ce29">
            <text:p>0,00</text:p>
          </table:table-cell>
          <table:table-cell office:value-type="percentage" office:value="0" table:formula="of:=[.O73]/[.$O$148]" table:style-name="ce105">
            <text:p>0,00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5.01651</text:p>
          </table:table-cell>
          <table:table-cell office:value-type="string" table:style-name="ce24">
            <text:p>166 MANUTENCAO DE MAQUINAS E EQUIPS</text:p>
          </table:table-cell>
          <table:table-cell office:value-type="float" office:value="-60334.68" table:style-name="ce29">
            <text:p>-60.334,68</text:p>
          </table:table-cell>
          <table:table-cell office:value-type="float" office:value="-84007.62" table:style-name="ce29">
            <text:p>-84.007,62</text:p>
          </table:table-cell>
          <table:table-cell office:value-type="float" office:value="-48748.55" table:style-name="ce29">
            <text:p>-48.748,55</text:p>
          </table:table-cell>
          <table:table-cell office:value-type="float" office:value="-58353.43" table:style-name="ce29">
            <text:p>-58.353,43</text:p>
          </table:table-cell>
          <table:table-cell office:value-type="float" office:value="-45910.39" table:style-name="ce29">
            <text:p>-45.910,39</text:p>
          </table:table-cell>
          <table:table-cell office:value-type="float" office:value="-23503.73" table:style-name="ce29">
            <text:p>-23.503,73</text:p>
          </table:table-cell>
          <table:table-cell table:number-columns-repeated="6" table:style-name="ce29"/>
          <table:table-cell office:value-type="float" office:value="-320858.39999999997" table:formula="of:=SUM([.C74:.N74])" table:style-name="ce29">
            <text:p>-320.858,40</text:p>
          </table:table-cell>
          <table:table-cell office:value-type="percentage" office:value="-1.1156898039854328E-2" table:formula="of:=[.O74]/[.$O$148]" table:style-name="ce105">
            <text:p>-1,12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5.01653</text:p>
          </table:table-cell>
          <table:table-cell office:value-type="string" table:style-name="ce24">
            <text:p>168 UTENSILIOS DE COZINHA</text:p>
          </table:table-cell>
          <table:table-cell office:value-type="float" office:value="-2472.5100000000002" table:style-name="ce29">
            <text:p>-2.472,51</text:p>
          </table:table-cell>
          <table:table-cell office:value-type="float" office:value="-11765.39" table:style-name="ce29">
            <text:p>-11.765,39</text:p>
          </table:table-cell>
          <table:table-cell office:value-type="float" office:value="-8124.08" table:style-name="ce29">
            <text:p>-8.124,08</text:p>
          </table:table-cell>
          <table:table-cell office:value-type="float" office:value="-5080" table:style-name="ce29">
            <text:p>-5.080,00</text:p>
          </table:table-cell>
          <table:table-cell office:value-type="float" office:value="-4133.05" table:style-name="ce29">
            <text:p>-4.133,05</text:p>
          </table:table-cell>
          <table:table-cell office:value-type="float" office:value="-1768" table:style-name="ce29">
            <text:p>-1.768,00</text:p>
          </table:table-cell>
          <table:table-cell table:number-columns-repeated="6" table:style-name="ce29"/>
          <table:table-cell office:value-type="float" office:value="-33343.03" table:formula="of:=SUM([.C75:.N75])" table:style-name="ce29">
            <text:p>-33.343,03</text:p>
          </table:table-cell>
          <table:table-cell office:value-type="percentage" office:value="-1.1594048528877664E-3" table:formula="of:=[.O75]/[.$O$148]" table:style-name="ce105">
            <text:p>-0,12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5.01654</text:p>
          </table:table-cell>
          <table:table-cell office:value-type="string" table:style-name="ce24">
            <text:p>167 OBJETOS DE DECORAÇAO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76:.N76])" table:style-name="ce29">
            <text:p>0,00</text:p>
          </table:table-cell>
          <table:table-cell office:value-type="percentage" office:value="0" table:formula="of:=[.O76]/[.$O$148]" table:style-name="ce105">
            <text:p>0,00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5.01654</text:p>
          </table:table-cell>
          <table:table-cell office:value-type="string" table:style-name="ce24">
            <text:p>169 UTENSILIOS DE SALAO</text:p>
          </table:table-cell>
          <table:table-cell office:value-type="float" office:value="-43163.14" table:style-name="ce29">
            <text:p>-43.163,14</text:p>
          </table:table-cell>
          <table:table-cell office:value-type="float" office:value="-31714.45" table:style-name="ce29">
            <text:p>-31.714,45</text:p>
          </table:table-cell>
          <table:table-cell office:value-type="float" office:value="-18518.759999999998" table:style-name="ce29">
            <text:p>-18.518,76</text:p>
          </table:table-cell>
          <table:table-cell office:value-type="float" office:value="-35294.199999999997" table:style-name="ce29">
            <text:p>-35.294,20</text:p>
          </table:table-cell>
          <table:table-cell office:value-type="float" office:value="-18283.689999999999" table:style-name="ce29">
            <text:p>-18.283,69</text:p>
          </table:table-cell>
          <table:table-cell office:value-type="float" office:value="-33592.699999999997" table:style-name="ce29">
            <text:p>-33.592,70</text:p>
          </table:table-cell>
          <table:table-cell table:number-columns-repeated="6" table:style-name="ce29"/>
          <table:table-cell office:value-type="float" office:value="-180566.94" table:formula="of:=SUM([.C77:.N77])" table:style-name="ce29">
            <text:p>-180.566,94</text:p>
          </table:table-cell>
          <table:table-cell office:value-type="percentage" office:value="-6.2786791274546481E-3" table:formula="of:=[.O77]/[.$O$148]" table:style-name="ce105">
            <text:p>-0,63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5.01655</text:p>
          </table:table-cell>
          <table:table-cell office:value-type="string" table:style-name="ce24">
            <text:p>170 SERVICOS GRAFICOS UTENSILIOS</text:p>
          </table:table-cell>
          <table:table-cell office:value-type="float" office:value="-3500" table:style-name="ce29">
            <text:p>-3.500,00</text:p>
          </table:table-cell>
          <table:table-cell office:value-type="float" office:value="-3500" table:style-name="ce29">
            <text:p>-3.500,00</text:p>
          </table:table-cell>
          <table:table-cell office:value-type="float" office:value="-3500" table:style-name="ce29">
            <text:p>-3.50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10500" table:formula="of:=SUM([.C78:.N78])" table:style-name="ce29">
            <text:p>-10.500,00</text:p>
          </table:table-cell>
          <table:table-cell office:value-type="percentage" office:value="-3.6510631923138202E-4" table:formula="of:=[.O78]/[.$O$148]" table:style-name="ce105">
            <text:p>-0,04%</text:p>
          </table:table-cell>
          <table:table-cell table:number-columns-repeated="16368"/>
        </table:table-row>
        <table:table-row table:style-name="ro3">
          <table:table-cell office:value-type="string" table:style-name="ce18">
            <text:p>3.1.4.17.06</text:p>
          </table:table-cell>
          <table:table-cell office:value-type="string" table:style-name="ce18">
            <text:p>171 DESPESAS COM SERVICOS TERCERIZADOS</text:p>
          </table:table-cell>
          <table:table-cell office:value-type="float" office:value="-102499.1" table:formula="of:=SUM([.C80:.C90])" table:style-name="ce19">
            <text:p>-102.499,10</text:p>
          </table:table-cell>
          <table:table-cell office:value-type="float" office:value="-106179.01" table:formula="of:=SUM([.D80:.D90])" table:style-name="ce19">
            <text:p>-106.179,01</text:p>
          </table:table-cell>
          <table:table-cell office:value-type="float" office:value="-115143.93" table:formula="of:=SUM([.E80:.E90])" table:style-name="ce19">
            <text:p>-115.143,93</text:p>
          </table:table-cell>
          <table:table-cell office:value-type="float" office:value="-114893.35" table:formula="of:=SUM([.F80:.F90])" table:style-name="ce19">
            <text:p>-114.893,35</text:p>
          </table:table-cell>
          <table:table-cell office:value-type="float" office:value="-110565.06" table:formula="of:=SUM([.G80:.G90])" table:style-name="ce19">
            <text:p>-110.565,06</text:p>
          </table:table-cell>
          <table:table-cell office:value-type="float" office:value="-137512.27000000002" table:formula="of:=SUM([.H80:.H90])" table:style-name="ce19">
            <text:p>-137.512,27</text:p>
          </table:table-cell>
          <table:table-cell office:value-type="float" office:value="0" table:formula="of:=SUM([.I80:.I90])" table:style-name="ce19">
            <text:p>0,00</text:p>
          </table:table-cell>
          <table:table-cell office:value-type="float" office:value="0" table:formula="of:=SUM([.J80:.J90])" table:style-name="ce19">
            <text:p>0,00</text:p>
          </table:table-cell>
          <table:table-cell office:value-type="float" office:value="0" table:formula="of:=SUM([.K80:.K90])" table:style-name="ce19">
            <text:p>0,00</text:p>
          </table:table-cell>
          <table:table-cell office:value-type="float" office:value="0" table:formula="of:=SUM([.L80:.L90])" table:style-name="ce19">
            <text:p>0,00</text:p>
          </table:table-cell>
          <table:table-cell office:value-type="float" office:value="0" table:formula="of:=SUM([.M80:.M90])" table:style-name="ce19">
            <text:p>0,00</text:p>
          </table:table-cell>
          <table:table-cell office:value-type="float" office:value="0" table:formula="of:=SUM([.N80:.N90])" table:style-name="ce19">
            <text:p>0,00</text:p>
          </table:table-cell>
          <table:table-cell office:value-type="float" office:value="-686792.72" table:formula="of:=SUM([.O80:.O90])" table:style-name="ce19">
            <text:p>-686.792,72</text:p>
          </table:table-cell>
          <table:table-cell office:value-type="percentage" office:value="-2.3881177340391347E-2" table:formula="of:=[.O79]/[.$O$148]" table:style-name="ce28">
            <text:p>-2,39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6.01700</text:p>
          </table:table-cell>
          <table:table-cell office:value-type="string" table:style-name="ce24">
            <text:p>172 ASSESSORIA CONTABIL</text:p>
          </table:table-cell>
          <table:table-cell office:value-type="float" office:value="-39885.300000000003" table:style-name="ce29">
            <text:p>-39.885,30</text:p>
          </table:table-cell>
          <table:table-cell office:value-type="float" office:value="-40673.800000000003" table:style-name="ce29">
            <text:p>-40.673,80</text:p>
          </table:table-cell>
          <table:table-cell office:value-type="float" office:value="-40503.300000000003" table:style-name="ce29">
            <text:p>-40.503,30</text:p>
          </table:table-cell>
          <table:table-cell office:value-type="float" office:value="-40142.800000000003" table:style-name="ce29">
            <text:p>-40.142,80</text:p>
          </table:table-cell>
          <table:table-cell office:value-type="float" office:value="-42871.3" table:style-name="ce29">
            <text:p>-42.871,30</text:p>
          </table:table-cell>
          <table:table-cell office:value-type="float" office:value="-39215.800000000003" table:style-name="ce29">
            <text:p>-39.215,80</text:p>
          </table:table-cell>
          <table:table-cell table:number-columns-repeated="6" table:style-name="ce29"/>
          <table:table-cell office:value-type="float" office:value="-243292.3" table:formula="of:=SUM([.C80:.N80])" table:style-name="ce29">
            <text:p>-243.292,30</text:p>
          </table:table-cell>
          <table:table-cell office:value-type="percentage" office:value="-8.4597672524130627E-3" table:formula="of:=[.O80]/[.$O$148]" table:style-name="ce105">
            <text:p>-0,85%</text:p>
          </table:table-cell>
          <table:table-cell table:number-columns-repeated="16368"/>
        </table:table-row>
        <table:table-row table:style-name="ro3">
          <table:table-cell office:value-type="string" table:style-name="ce24">
            <text:p>3.1.4.17.06.01701</text:p>
          </table:table-cell>
          <table:table-cell office:value-type="string" table:style-name="ce24">
            <text:p>173 ASSESSORIA ADMINISTRATIVA</text:p>
          </table:table-cell>
          <table:table-cell office:value-type="float" office:value="-24281.68" table:style-name="ce29">
            <text:p>-24.281,68</text:p>
          </table:table-cell>
          <table:table-cell office:value-type="float" office:value="-23590.84" table:style-name="ce29">
            <text:p>-23.590,84</text:p>
          </table:table-cell>
          <table:table-cell office:value-type="float" office:value="-38786.26" table:style-name="ce29">
            <text:p>-38.786,26</text:p>
          </table:table-cell>
          <table:table-cell office:value-type="float" office:value="-24811.68" table:style-name="ce29">
            <text:p>-24.811,68</text:p>
          </table:table-cell>
          <table:table-cell office:value-type="float" office:value="-25109.39" table:style-name="ce29">
            <text:p>-25.109,39</text:p>
          </table:table-cell>
          <table:table-cell office:value-type="float" office:value="-57453.15" table:style-name="ce29">
            <office:annotation draw:style-name="a6" svg:x="11.09375in" svg:y="17.0416666666667in" svg:width="1.32291666666667in" svg:height="0.885416666666667in">
              <dc:creator>Roberta Dall’Igna</dc:creator>
              <text:p><text:span text:style-name="T2">Roberta Dall’Igna:</text:span><text:span text:style-name="T3"/></text:p>
              <text:p><text:span text:style-name="T3">2 nf Frattini dentro do mês</text:span><text:span text:style-name="T3"/></text:p>
              <text:p/>
            </office:annotation>
            <text:p>-57.453,15</text:p>
          </table:table-cell>
          <table:table-cell table:number-columns-repeated="6" table:style-name="ce29"/>
          <table:table-cell office:value-type="float" office:value="-194032.99999999997" table:formula="of:=SUM([.C81:.N81])" table:style-name="ce29">
            <text:p>-194.033,00</text:p>
          </table:table-cell>
          <table:table-cell office:value-type="percentage" office:value="-6.7469213751831176E-3" table:formula="of:=[.O81]/[.$O$148]" table:style-name="ce105">
            <text:p>-0,67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6.01702</text:p>
          </table:table-cell>
          <table:table-cell office:value-type="string" table:style-name="ce24">
            <text:p>174 ASSESSORIA JURIDICA</text:p>
          </table:table-cell>
          <table:table-cell office:value-type="float" office:value="-26124.560000000001" table:style-name="ce29">
            <text:p>-26.124,56</text:p>
          </table:table-cell>
          <table:table-cell office:value-type="float" office:value="-26124.560000000001" table:style-name="ce29">
            <text:p>-26.124,56</text:p>
          </table:table-cell>
          <table:table-cell office:value-type="float" office:value="-26124.560000000001" table:style-name="ce29">
            <text:p>-26.124,56</text:p>
          </table:table-cell>
          <table:table-cell office:value-type="float" office:value="-32124.560000000001" table:style-name="ce29">
            <text:p>-32.124,56</text:p>
          </table:table-cell>
          <table:table-cell office:value-type="float" office:value="-26124.560000000001" table:style-name="ce29">
            <text:p>-26.124,56</text:p>
          </table:table-cell>
          <table:table-cell office:value-type="float" office:value="-26124.560000000001" table:style-name="ce29">
            <text:p>-26.124,56</text:p>
          </table:table-cell>
          <table:table-cell table:number-columns-repeated="6" table:style-name="ce29"/>
          <table:table-cell office:value-type="float" office:value="-162747.36000000002" table:formula="of:=SUM([.C82:.N82])" table:style-name="ce29">
            <text:p>-162.747,36</text:p>
          </table:table-cell>
          <table:table-cell office:value-type="percentage" office:value="-5.6590561499261574E-3" table:formula="of:=[.O82]/[.$O$148]" table:style-name="ce105">
            <text:p>-0,57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6.01703</text:p>
          </table:table-cell>
          <table:table-cell office:value-type="string" table:style-name="ce24">
            <text:p>175 SERVICO DE ARQUITETURA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5000" table:style-name="ce29">
            <text:p>-5.000,00</text:p>
          </table:table-cell>
          <table:table-cell office:value-type="float" office:value="-5000" table:style-name="ce29">
            <text:p>-5.00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10000" table:formula="of:=SUM([.C83:.N83])" table:style-name="ce29">
            <text:p>-10.000,00</text:p>
          </table:table-cell>
          <table:table-cell office:value-type="percentage" office:value="-3.4772030402988762E-4" table:formula="of:=[.O83]/[.$O$148]" table:style-name="ce105">
            <text:p>-0,03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6.01704</text:p>
          </table:table-cell>
          <table:table-cell office:value-type="string" table:style-name="ce24">
            <text:p>176 COLETA DE LIXO</text:p>
          </table:table-cell>
          <table:table-cell office:value-type="float" office:value="-10300" table:style-name="ce29">
            <text:p>-10.300,00</text:p>
          </table:table-cell>
          <table:table-cell office:value-type="float" office:value="-7200" table:style-name="ce29">
            <text:p>-7.200,00</text:p>
          </table:table-cell>
          <table:table-cell office:value-type="float" office:value="-7200" table:style-name="ce29">
            <text:p>-7.200,00</text:p>
          </table:table-cell>
          <table:table-cell office:value-type="float" office:value="-1000" table:style-name="ce29">
            <text:p>-1.000,00</text:p>
          </table:table-cell>
          <table:table-cell office:value-type="float" office:value="-1500" table:style-name="ce29">
            <text:p>-1.500,00</text:p>
          </table:table-cell>
          <table:table-cell office:value-type="float" office:value="-4571.0200000000004" table:style-name="ce29">
            <text:p>-4.571,02</text:p>
          </table:table-cell>
          <table:table-cell table:number-columns-repeated="6" table:style-name="ce29"/>
          <table:table-cell office:value-type="float" office:value="-31771.02" table:formula="of:=SUM([.C84:.N84])" table:style-name="ce29">
            <text:p>-31.771,02</text:p>
          </table:table-cell>
          <table:table-cell office:value-type="percentage" office:value="-1.104742873373964E-3" table:formula="of:=[.O84]/[.$O$148]" table:style-name="ce105">
            <text:p>-0,11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5">
          <table:table-cell office:value-type="string" table:style-name="ce24">
            <text:p>3.1.4.17.06.01705</text:p>
          </table:table-cell>
          <table:table-cell office:value-type="string" table:style-name="ce24">
            <text:p>177 CONSULTORIA PATRIMONIAL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650" table:style-name="ce29">
            <text:p>-65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650" table:formula="of:=SUM([.C85:.N85])" table:style-name="ce29">
            <text:p>-650,00</text:p>
          </table:table-cell>
          <table:table-cell office:value-type="percentage" office:value="-2.2601819761942694E-5" table:formula="of:=[.O85]/[.$O$148]" table:style-name="ce105">
            <text:p>0,00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6.01706</text:p>
          </table:table-cell>
          <table:table-cell office:value-type="string" table:style-name="ce24">
            <text:p>TRANSPORTE DE DOCUMENTO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86:.N86])" table:style-name="ce29">
            <text:p>0,00</text:p>
          </table:table-cell>
          <table:table-cell office:value-type="percentage" office:value="0" table:formula="of:=[.O86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6.01707</text:p>
          </table:table-cell>
          <table:table-cell office:value-type="string" table:style-name="ce24">
            <text:p>179 ECAD</text:p>
          </table:table-cell>
          <table:table-cell office:value-type="float" office:value="-1829.81" table:style-name="ce29">
            <text:p>-1.829,81</text:p>
          </table:table-cell>
          <table:table-cell office:value-type="float" office:value="-1829.81" table:style-name="ce29">
            <text:p>-1.829,81</text:p>
          </table:table-cell>
          <table:table-cell office:value-type="float" office:value="-1829.81" table:style-name="ce29">
            <text:p>-1.829,81</text:p>
          </table:table-cell>
          <table:table-cell office:value-type="float" office:value="-1829.81" table:style-name="ce29">
            <text:p>-1.829,81</text:p>
          </table:table-cell>
          <table:table-cell office:value-type="float" office:value="-1829.81" table:style-name="ce29">
            <text:p>-1.829,81</text:p>
          </table:table-cell>
          <table:table-cell office:value-type="float" office:value="-1829.81" table:style-name="ce29">
            <text:p>-1.829,81</text:p>
          </table:table-cell>
          <table:table-cell table:number-columns-repeated="6" table:style-name="ce29"/>
          <table:table-cell office:value-type="float" office:value="-10978.859999999999" table:formula="of:=SUM([.C87:.N87])" table:style-name="ce29">
            <text:p>-10.978,86</text:p>
          </table:table-cell>
          <table:table-cell office:value-type="percentage" office:value="-3.8175725371015714E-4" table:formula="of:=[.O87]/[.$O$148]" table:style-name="ce105">
            <text:p>-0,04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6.01709</text:p>
          </table:table-cell>
          <table:table-cell office:value-type="string" table:style-name="ce24">
            <text:p>181 OUTROS SERVICOS</text:p>
          </table:table-cell>
          <table:table-cell office:value-type="float" office:value="0" table:style-name="ce29">
            <text:p>0,00</text:p>
          </table:table-cell>
          <table:table-cell office:value-type="float" office:value="-6760" table:style-name="ce29">
            <text:p>-6.760,00</text:p>
          </table:table-cell>
          <table:table-cell office:value-type="float" office:value="-700" table:style-name="ce29">
            <text:p>-700,00</text:p>
          </table:table-cell>
          <table:table-cell office:value-type="float" office:value="-9984.5" table:style-name="ce29">
            <text:p>-9.984,50</text:p>
          </table:table-cell>
          <table:table-cell office:value-type="float" office:value="-7480" table:style-name="ce29">
            <text:p>-7.480,00</text:p>
          </table:table-cell>
          <table:table-cell office:value-type="float" office:value="-8317.93" table:style-name="ce29">
            <text:p>-8.317,93</text:p>
          </table:table-cell>
          <table:table-cell table:number-columns-repeated="6" table:style-name="ce29"/>
          <table:table-cell office:value-type="float" office:value="-33242.43" table:formula="of:=SUM([.C88:.N88])" table:style-name="ce29">
            <text:p>-33.242,43</text:p>
          </table:table-cell>
          <table:table-cell office:value-type="percentage" office:value="-1.1559067866292257E-3" table:formula="of:=[.O88]/[.$O$148]" table:style-name="ce105">
            <text:p>-0,12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6.01713</text:p>
          </table:table-cell>
          <table:table-cell office:value-type="string" table:style-name="ce24">
            <text:p>FRETES/MOTOBOY</text:p>
          </table:table-cell>
          <table:table-cell office:value-type="float" office:value="-77.75" table:style-name="ce29">
            <text:p>-77,75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77.75" table:formula="of:=SUM([.C89:.N89])" table:style-name="ce29">
            <text:p>-77,75</text:p>
          </table:table-cell>
          <table:table-cell office:value-type="percentage" office:value="-2.7035253638323761E-6" table:formula="of:=[.O89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6.01714</text:p>
          </table:table-cell>
          <table:table-cell office:value-type="string" table:style-name="ce24">
            <text:p>OUTRAS ASSESSORIA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8" table:style-name="ce29"/>
          <table:table-cell office:value-type="float" office:value="0" table:formula="of:=SUM([.C90:.N90])" table:style-name="ce29">
            <text:p>0,00</text:p>
          </table:table-cell>
          <table:table-cell office:value-type="percentage" office:value="0" table:formula="of:=[.O90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8">
            <text:p>3.1.4.17.07</text:p>
          </table:table-cell>
          <table:table-cell office:value-type="string" table:style-name="ce18">
            <text:p>183 DESPESAS COMERCIAIS</text:p>
          </table:table-cell>
          <table:table-cell office:value-type="float" office:value="-284253.24" table:formula="of:=SUM([.C92:.C98])" table:style-name="ce19">
            <text:p>-284.253,24</text:p>
          </table:table-cell>
          <table:table-cell office:value-type="float" office:value="-78798.36" table:formula="of:=SUM([.D92:.D98])" table:style-name="ce19">
            <text:p>-78.798,36</text:p>
          </table:table-cell>
          <table:table-cell office:value-type="float" office:value="-62931.17" table:formula="of:=SUM([.E92:.E98])" table:style-name="ce19">
            <text:p>-62.931,17</text:p>
          </table:table-cell>
          <table:table-cell office:value-type="float" office:value="-145458.21000000002" table:formula="of:=SUM([.F92:.F98])" table:style-name="ce19">
            <text:p>-145.458,21</text:p>
          </table:table-cell>
          <table:table-cell office:value-type="float" office:value="-75024.26999999999" table:formula="of:=SUM([.G92:.G98])" table:style-name="ce19">
            <text:p>-75.024,27</text:p>
          </table:table-cell>
          <table:table-cell office:value-type="float" office:value="-142215.08000000002" table:formula="of:=SUM([.H92:.H98])" table:style-name="ce19">
            <text:p>-142.215,08</text:p>
          </table:table-cell>
          <table:table-cell office:value-type="float" office:value="0" table:formula="of:=SUM([.I92:.I98])" table:style-name="ce19">
            <text:p>0,00</text:p>
          </table:table-cell>
          <table:table-cell office:value-type="float" office:value="0" table:formula="of:=SUM([.J92:.J98])" table:style-name="ce19">
            <text:p>0,00</text:p>
          </table:table-cell>
          <table:table-cell office:value-type="float" office:value="0" table:formula="of:=SUM([.K92:.K98])" table:style-name="ce19">
            <text:p>0,00</text:p>
          </table:table-cell>
          <table:table-cell office:value-type="float" office:value="0" table:formula="of:=SUM([.L92:.L98])" table:style-name="ce19">
            <text:p>0,00</text:p>
          </table:table-cell>
          <table:table-cell office:value-type="float" office:value="0" table:formula="of:=SUM([.M92:.M98])" table:style-name="ce19">
            <text:p>0,00</text:p>
          </table:table-cell>
          <table:table-cell office:value-type="float" office:value="0" table:formula="of:=SUM([.N92:.N98])" table:style-name="ce19">
            <text:p>0,00</text:p>
          </table:table-cell>
          <table:table-cell office:value-type="float" office:value="-788680.33000000007" table:formula="of:=SUM([.O92:.O98])" table:style-name="ce19">
            <text:p>-788.680,33</text:p>
          </table:table-cell>
          <table:table-cell office:value-type="percentage" office:value="-2.7424016412999214E-2" table:formula="of:=[.O91]/[.$O$148]" table:style-name="ce28">
            <text:p>-2,74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7.01750</text:p>
          </table:table-cell>
          <table:table-cell office:value-type="string" table:style-name="ce33">
            <text:p>184 ASSESSORIA DE IMPRENSA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-16279.06" table:style-name="ce34">
            <text:p>-16.279,06</text:p>
          </table:table-cell>
          <table:table-cell table:number-columns-repeated="6" table:style-name="ce34"/>
          <table:table-cell office:value-type="float" office:value="-16279.06" table:formula="of:=SUM([.C92:.N92])" table:style-name="ce29">
            <text:p>-16.279,06</text:p>
          </table:table-cell>
          <table:table-cell office:value-type="percentage" office:value="-5.6605596925207822E-4" table:formula="of:=[.O92]/[.$O$148]" table:style-name="ce105">
            <text:p>-0,06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7.01751</text:p>
          </table:table-cell>
          <table:table-cell office:value-type="string" table:style-name="ce24">
            <text:p>185 ANUNCIOS, PRODUCAO E PUBLICACOES</text:p>
          </table:table-cell>
          <table:table-cell office:value-type="float" office:value="-17949.05" table:style-name="ce29">
            <text:p>-17.949,05</text:p>
          </table:table-cell>
          <table:table-cell office:value-type="float" office:value="-16877.060000000001" table:style-name="ce29">
            <text:p>-16.877,06</text:p>
          </table:table-cell>
          <table:table-cell office:value-type="float" office:value="-21481.06" table:style-name="ce29">
            <text:p>-21.481,06</text:p>
          </table:table-cell>
          <table:table-cell office:value-type="float" office:value="-20511.95" table:style-name="ce29">
            <text:p>-20.511,95</text:p>
          </table:table-cell>
          <table:table-cell office:value-type="float" office:value="-17330.27" table:style-name="ce29">
            <text:p>-17.330,27</text:p>
          </table:table-cell>
          <table:table-cell office:value-type="float" office:value="-6751.32" table:style-name="ce29">
            <text:p>-6.751,32</text:p>
          </table:table-cell>
          <table:table-cell table:number-columns-repeated="6" table:style-name="ce29"/>
          <table:table-cell office:value-type="float" office:value="-100900.70999999999" table:formula="of:=SUM([.C93:.N93])" table:style-name="ce29">
            <text:p>-100.900,71</text:p>
          </table:table-cell>
          <table:table-cell office:value-type="percentage" office:value="-3.5085225558031518E-3" table:formula="of:=[.O93]/[.$O$148]" table:style-name="ce105">
            <text:p>-0,35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7.01752</text:p>
          </table:table-cell>
          <table:table-cell office:value-type="string" table:style-name="ce24">
            <text:p>187 DESENVOLVIMENTO DE PRODUTO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152.69999999999999" table:style-name="ce29">
            <text:p>-152,70</text:p>
          </table:table-cell>
          <table:table-cell table:number-columns-repeated="6" table:style-name="ce29"/>
          <table:table-cell office:value-type="float" office:value="-152.69999999999999" table:formula="of:=SUM([.C94:.N94])" table:style-name="ce29">
            <text:p>-152,70</text:p>
          </table:table-cell>
          <table:table-cell office:value-type="percentage" office:value="-5.3096890425363836E-6" table:formula="of:=[.O94]/[.$O$148]" table:style-name="ce105">
            <text:p>0,00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17.07.01755</text:p>
          </table:table-cell>
          <table:table-cell office:value-type="string" table:style-name="ce24">
            <text:p>189 GRAFICA</text:p>
          </table:table-cell>
          <table:table-cell office:value-type="float" office:value="-42336" table:style-name="ce29">
            <text:p>-42.336,00</text:p>
          </table:table-cell>
          <table:table-cell office:value-type="float" office:value="-28671.3" table:style-name="ce29">
            <text:p>-28.671,30</text:p>
          </table:table-cell>
          <table:table-cell office:value-type="float" office:value="-8940" table:style-name="ce29">
            <text:p>-8.940,00</text:p>
          </table:table-cell>
          <table:table-cell office:value-type="float" office:value="-39944.15" table:style-name="ce29">
            <text:p>-39.944,15</text:p>
          </table:table-cell>
          <table:table-cell office:value-type="float" office:value="-18363.599999999999" table:style-name="ce29">
            <text:p>-18.363,60</text:p>
          </table:table-cell>
          <table:table-cell office:value-type="float" office:value="-19745" table:style-name="ce29">
            <text:p>-19.745,00</text:p>
          </table:table-cell>
          <table:table-cell table:number-columns-repeated="6" table:style-name="ce29"/>
          <table:table-cell office:value-type="float" office:value="-158000.05000000002" table:formula="of:=SUM([.C95:.N95])" table:style-name="ce29">
            <text:p>-158.000,05</text:p>
          </table:table-cell>
          <table:table-cell office:value-type="percentage" office:value="-5.4939825422737456E-3" table:formula="of:=[.O95]/[.$O$148]" table:style-name="ce105">
            <text:p>-0,55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7.01756</text:p>
          </table:table-cell>
          <table:table-cell office:value-type="string" table:style-name="ce24">
            <text:p>190 WEB SITE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96:.N96])" table:style-name="ce29">
            <text:p>0,00</text:p>
          </table:table-cell>
          <table:table-cell office:value-type="percentage" office:value="0" table:formula="of:=[.O96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7.01758</text:p>
          </table:table-cell>
          <table:table-cell office:value-type="string" table:style-name="ce24">
            <text:p>192 DESPESAS COM EVENTOS</text:p>
          </table:table-cell>
          <table:table-cell office:value-type="float" office:value="-223968.19" table:style-name="ce29">
            <text:p>-223.968,19</text:p>
          </table:table-cell>
          <table:table-cell office:value-type="float" office:value="-33250" table:style-name="ce29">
            <text:p>-33.250,00</text:p>
          </table:table-cell>
          <table:table-cell office:value-type="float" office:value="-32510.11" table:style-name="ce29">
            <text:p>-32.510,11</text:p>
          </table:table-cell>
          <table:table-cell office:value-type="float" office:value="-80902.11" table:style-name="ce29">
            <text:p>-80.902,11</text:p>
          </table:table-cell>
          <table:table-cell office:value-type="float" office:value="-39330.400000000001" table:style-name="ce29">
            <text:p>-39.330,40</text:p>
          </table:table-cell>
          <table:table-cell office:value-type="float" office:value="-99287" table:style-name="ce29">
            <text:p>-99.287,00</text:p>
          </table:table-cell>
          <table:table-cell table:number-columns-repeated="6" table:style-name="ce29"/>
          <table:table-cell office:value-type="float" office:value="-509247.81" table:formula="of:=SUM([.C97:.N97])" table:style-name="ce29">
            <text:p>-509.247,81</text:p>
          </table:table-cell>
          <table:table-cell office:value-type="percentage" office:value="-1.7707580331975444E-2" table:formula="of:=[.O97]/[.$O$148]" table:style-name="ce105">
            <text:p>-1,77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7.01759</text:p>
          </table:table-cell>
          <table:table-cell office:value-type="string" table:style-name="ce24">
            <text:p>193 FOTOGRAFIA E FILME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4100" table:style-name="ce29">
            <text:p>-4.10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4100" table:formula="of:=SUM([.C98:.N98])" table:style-name="ce29">
            <text:p>-4.100,00</text:p>
          </table:table-cell>
          <table:table-cell office:value-type="percentage" office:value="-1.4256532465225393E-4" table:formula="of:=[.O98]/[.$O$148]" table:style-name="ce105">
            <text:p>-0,01%</text:p>
          </table:table-cell>
          <table:table-cell table:number-columns-repeated="235" table:style-name="ce11"/>
          <table:table-cell table:number-columns-repeated="16133" table:style-name="ce3"/>
        </table:table-row>
        <table:table-row table:style-name="ro3">
          <table:table-cell office:value-type="string" table:style-name="ce18">
            <text:p>3.1.4.17.08</text:p>
          </table:table-cell>
          <table:table-cell office:value-type="string" table:style-name="ce18">
            <text:p>194 MATERIAIS</text:p>
          </table:table-cell>
          <table:table-cell office:value-type="float" office:value="-99773.4" table:formula="of:=SUM([.C100:.C103])" table:style-name="ce19">
            <text:p>-99.773,40</text:p>
          </table:table-cell>
          <table:table-cell office:value-type="float" office:value="-99250.849999999991" table:formula="of:=SUM([.D100:.D103])" table:style-name="ce19">
            <text:p>-99.250,85</text:p>
          </table:table-cell>
          <table:table-cell office:value-type="float" office:value="-67493.08" table:formula="of:=SUM([.E100:.E103])" table:style-name="ce19">
            <text:p>-67.493,08</text:p>
          </table:table-cell>
          <table:table-cell office:value-type="float" office:value="-60459.159999999996" table:formula="of:=SUM([.F100:.F103])" table:style-name="ce19">
            <text:p>-60.459,16</text:p>
          </table:table-cell>
          <table:table-cell office:value-type="float" office:value="-87242.709999999992" table:formula="of:=SUM([.G100:.G103])" table:style-name="ce19">
            <text:p>-87.242,71</text:p>
          </table:table-cell>
          <table:table-cell office:value-type="float" office:value="-37076.58" table:formula="of:=SUM([.H100:.H103])" table:style-name="ce19">
            <text:p>-37.076,58</text:p>
          </table:table-cell>
          <table:table-cell office:value-type="float" office:value="0" table:formula="of:=SUM([.I100:.I103])" table:style-name="ce19">
            <text:p>0,00</text:p>
          </table:table-cell>
          <table:table-cell office:value-type="float" office:value="0" table:formula="of:=SUM([.J100:.J103])" table:style-name="ce19">
            <text:p>0,00</text:p>
          </table:table-cell>
          <table:table-cell office:value-type="float" office:value="0" table:formula="of:=SUM([.K100:.K103])" table:style-name="ce19">
            <text:p>0,00</text:p>
          </table:table-cell>
          <table:table-cell office:value-type="float" office:value="0" table:formula="of:=SUM([.L100:.L103])" table:style-name="ce19">
            <text:p>0,00</text:p>
          </table:table-cell>
          <table:table-cell office:value-type="float" office:value="0" table:formula="of:=SUM([.M100:.M103])" table:style-name="ce19">
            <text:p>0,00</text:p>
          </table:table-cell>
          <table:table-cell office:value-type="float" office:value="0" table:formula="of:=SUM([.N100:.N103])" table:style-name="ce19">
            <text:p>0,00</text:p>
          </table:table-cell>
          <table:table-cell office:value-type="float" office:value="-451295.78" table:formula="of:=SUM([.O100:.O103])" table:style-name="ce19">
            <text:p>-451.295,78</text:p>
          </table:table-cell>
          <table:table-cell office:value-type="percentage" office:value="-1.569247058290053E-2" table:formula="of:=[.O99]/[.$O$148]" table:style-name="ce28">
            <text:p>-1,57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17.08.01800</text:p>
          </table:table-cell>
          <table:table-cell office:value-type="string" table:style-name="ce24">
            <text:p>195 MATERIAIS DE ESCRITORIO</text:p>
          </table:table-cell>
          <table:table-cell office:value-type="float" office:value="-4977.26" table:style-name="ce29">
            <text:p>-4.977,26</text:p>
          </table:table-cell>
          <table:table-cell office:value-type="float" office:value="-7249.34" table:style-name="ce29">
            <text:p>-7.249,34</text:p>
          </table:table-cell>
          <table:table-cell office:value-type="float" office:value="-5305.52" table:style-name="ce29">
            <text:p>-5.305,52</text:p>
          </table:table-cell>
          <table:table-cell office:value-type="float" office:value="-4991.38" table:style-name="ce29">
            <text:p>-4.991,38</text:p>
          </table:table-cell>
          <table:table-cell office:value-type="float" office:value="-6541.15" table:style-name="ce29">
            <text:p>-6.541,15</text:p>
          </table:table-cell>
          <table:table-cell office:value-type="float" office:value="-1301.67" table:style-name="ce29">
            <text:p>-1.301,67</text:p>
          </table:table-cell>
          <table:table-cell table:number-columns-repeated="6" table:style-name="ce29"/>
          <table:table-cell office:value-type="float" office:value="-30366.32" table:formula="of:=SUM([.C100:.N100])" table:style-name="ce29">
            <text:p>-30.366,32</text:p>
          </table:table-cell>
          <table:table-cell office:value-type="percentage" office:value="-1.0558986022668857E-3" table:formula="of:=[.O100]/[.$O$148]" table:style-name="ce105">
            <text:p>-0,11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8.01801</text:p>
          </table:table-cell>
          <table:table-cell office:value-type="string" table:style-name="ce24">
            <text:p>196 MATERIAIS DE INFORMATICA</text:p>
          </table:table-cell>
          <table:table-cell office:value-type="float" office:value="0" table:style-name="ce29">
            <text:p>0,00</text:p>
          </table:table-cell>
          <table:table-cell office:value-type="float" office:value="-1338.5" table:style-name="ce29">
            <text:p>-1.338,5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1019.9" table:style-name="ce29">
            <text:p>-1.019,90</text:p>
          </table:table-cell>
          <table:table-cell table:number-columns-repeated="6" table:style-name="ce29"/>
          <table:table-cell office:value-type="float" office:value="-2358.4" table:formula="of:=SUM([.C101:.N101])" table:style-name="ce29">
            <text:p>-2.358,40</text:p>
          </table:table-cell>
          <table:table-cell office:value-type="percentage" office:value="-8.2006356502408703E-5" table:formula="of:=[.O101]/[.$O$148]" table:style-name="ce105">
            <text:p>-0,01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8.01802</text:p>
          </table:table-cell>
          <table:table-cell office:value-type="string" table:style-name="ce24">
            <text:p>197 MATERIAL DE HIGIENE E LIMPEZA</text:p>
          </table:table-cell>
          <table:table-cell office:value-type="float" office:value="-94732.98" table:style-name="ce29">
            <text:p>-94.732,98</text:p>
          </table:table-cell>
          <table:table-cell office:value-type="float" office:value="-90663.01" table:style-name="ce29">
            <text:p>-90.663,01</text:p>
          </table:table-cell>
          <table:table-cell office:value-type="float" office:value="-62123.33" table:style-name="ce29">
            <text:p>-62.123,33</text:p>
          </table:table-cell>
          <table:table-cell office:value-type="float" office:value="-55467.78" table:style-name="ce29">
            <text:p>-55.467,78</text:p>
          </table:table-cell>
          <table:table-cell office:value-type="float" office:value="-80701.56" table:style-name="ce29">
            <text:p>-80.701,56</text:p>
          </table:table-cell>
          <table:table-cell office:value-type="float" office:value="-34755.01" table:style-name="ce29">
            <text:p>-34.755,01</text:p>
          </table:table-cell>
          <table:table-cell table:number-columns-repeated="6" table:style-name="ce29"/>
          <table:table-cell office:value-type="float" office:value="-418443.67" table:formula="of:=SUM([.C102:.N102])" table:style-name="ce29">
            <text:p>-418.443,67</text:p>
          </table:table-cell>
          <table:table-cell office:value-type="percentage" office:value="-1.4550136015178195E-2" table:formula="of:=[.O102]/[.$O$148]" table:style-name="ce105">
            <text:p>-1,46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8.01803</text:p>
          </table:table-cell>
          <table:table-cell office:value-type="string" table:style-name="ce24">
            <text:p>MATERIAL DE EXPEDIENTE</text:p>
          </table:table-cell>
          <table:table-cell office:value-type="float" office:value="-63.16" table:style-name="ce29">
            <text:p>-63,16</text:p>
          </table:table-cell>
          <table:table-cell office:value-type="float" office:value="0" table:style-name="ce29">
            <text:p>0,00</text:p>
          </table:table-cell>
          <table:table-cell office:value-type="float" office:value="-64.23" table:style-name="ce29">
            <text:p>-64,23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127.39" table:formula="of:=SUM([.C103:.N103])" table:style-name="ce29">
            <text:p>-127,39</text:p>
          </table:table-cell>
          <table:table-cell office:value-type="percentage" office:value="-4.429608953036738E-6" table:formula="of:=[.O103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8">
            <text:p>3.1.4.17.09</text:p>
          </table:table-cell>
          <table:table-cell office:value-type="string" table:style-name="ce18">
            <text:p>198 DESPESAS GERAIS</text:p>
          </table:table-cell>
          <table:table-cell office:value-type="float" office:value="-57628.100000000006" table:formula="of:=SUM([.C105:.C115])" table:style-name="ce19">
            <text:p>-57.628,10</text:p>
          </table:table-cell>
          <table:table-cell office:value-type="float" office:value="-28887.11" table:formula="of:=SUM([.D105:.D115])" table:style-name="ce19">
            <text:p>-28.887,11</text:p>
          </table:table-cell>
          <table:table-cell office:value-type="float" office:value="-21586" table:formula="of:=SUM([.E105:.E115])" table:style-name="ce19">
            <text:p>-21.586,00</text:p>
          </table:table-cell>
          <table:table-cell office:value-type="float" office:value="-46923.360000000001" table:formula="of:=SUM([.F105:.F115])" table:style-name="ce19">
            <text:p>-46.923,36</text:p>
          </table:table-cell>
          <table:table-cell office:value-type="float" office:value="-41014.65" table:formula="of:=SUM([.G105:.G115])" table:style-name="ce19">
            <text:p>-41.014,65</text:p>
          </table:table-cell>
          <table:table-cell office:value-type="float" office:value="-45046.76" table:formula="of:=SUM([.H105:.H115])" table:style-name="ce19">
            <text:p>-45.046,76</text:p>
          </table:table-cell>
          <table:table-cell office:value-type="float" office:value="0" table:formula="of:=SUM([.I105:.I115])" table:style-name="ce19">
            <text:p>0,00</text:p>
          </table:table-cell>
          <table:table-cell office:value-type="float" office:value="0" table:formula="of:=SUM([.J105:.J115])" table:style-name="ce19">
            <text:p>0,00</text:p>
          </table:table-cell>
          <table:table-cell office:value-type="float" office:value="0" table:formula="of:=SUM([.K105:.K115])" table:style-name="ce19">
            <text:p>0,00</text:p>
          </table:table-cell>
          <table:table-cell office:value-type="float" office:value="0" table:formula="of:=SUM([.L105:.L115])" table:style-name="ce19">
            <text:p>0,00</text:p>
          </table:table-cell>
          <table:table-cell office:value-type="float" office:value="0" table:formula="of:=SUM([.M105:.M115])" table:style-name="ce19">
            <text:p>0,00</text:p>
          </table:table-cell>
          <table:table-cell office:value-type="float" office:value="0" table:formula="of:=SUM([.N105:.N115])" table:style-name="ce19">
            <text:p>0,00</text:p>
          </table:table-cell>
          <table:table-cell office:value-type="float" office:value="-241085.98" table:formula="of:=SUM([.O105:.O115])" table:style-name="ce19">
            <text:p>-241.085,98</text:p>
          </table:table-cell>
          <table:table-cell office:value-type="percentage" office:value="-8.3830490262943418E-3" table:formula="of:=[.O104]/[.$O$148]" table:style-name="ce28">
            <text:p>-0,84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9.01850</text:p>
          </table:table-cell>
          <table:table-cell office:value-type="string" table:style-name="ce33">
            <text:p>199 LOCAÇÕES DE VEICULOS</text:p>
          </table:table-cell>
          <table:table-cell office:value-type="float" office:value="-6219.3" table:style-name="ce34">
            <text:p>-6.219,30</text:p>
          </table:table-cell>
          <table:table-cell office:value-type="float" office:value="-3396.99" table:style-name="ce34">
            <text:p>-3.396,99</text:p>
          </table:table-cell>
          <table:table-cell office:value-type="float" office:value="-4946.99" table:style-name="ce34">
            <text:p>-4.946,99</text:p>
          </table:table-cell>
          <table:table-cell office:value-type="float" office:value="-3533.66" table:style-name="ce34">
            <text:p>-3.533,66</text:p>
          </table:table-cell>
          <table:table-cell office:value-type="float" office:value="-9667.89" table:style-name="ce34">
            <text:p>-9.667,89</text:p>
          </table:table-cell>
          <table:table-cell office:value-type="float" office:value="-6149.26" table:style-name="ce34">
            <text:p>-6.149,26</text:p>
          </table:table-cell>
          <table:table-cell table:number-columns-repeated="6" table:style-name="ce34"/>
          <table:table-cell office:value-type="float" office:value="-33914.090000000004" table:formula="of:=SUM([.C105:.N105])" table:style-name="ce29">
            <text:p>-33.914,09</text:p>
          </table:table-cell>
          <table:table-cell office:value-type="percentage" office:value="-1.1792617685696973E-3" table:formula="of:=[.O105]/[.$O$148]" table:style-name="ce105">
            <text:p>-0,12%</text:p>
          </table:table-cell>
          <table:table-cell table:number-columns-repeated="192" table:style-name="ce15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17.09.01851</text:p>
          </table:table-cell>
          <table:table-cell office:value-type="string" table:style-name="ce24">
            <text:p>200 CONFRATERNIZACOES</text:p>
          </table:table-cell>
          <table:table-cell office:value-type="float" office:value="-473.92" table:style-name="ce29">
            <text:p>-473,92</text:p>
          </table:table-cell>
          <table:table-cell office:value-type="float" office:value="0" table:style-name="ce29">
            <text:p>0,00</text:p>
          </table:table-cell>
          <table:table-cell office:value-type="float" office:value="-216" table:style-name="ce29">
            <text:p>-216,00</text:p>
          </table:table-cell>
          <table:table-cell office:value-type="float" office:value="-3630" table:style-name="ce29">
            <text:p>-3.63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4319.92" table:formula="of:=SUM([.C106:.N106])" table:style-name="ce29">
            <text:p>-4.319,92</text:p>
          </table:table-cell>
          <table:table-cell office:value-type="percentage" office:value="-1.5021238957847922E-4" table:formula="of:=[.O106]/[.$O$148]" table:style-name="ce105">
            <text:p>-0,02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9.01852</text:p>
          </table:table-cell>
          <table:table-cell office:value-type="string" table:style-name="ce24">
            <text:p>201 CORREIOS E MALOTE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87.2" table:style-name="ce29">
            <text:p>-87,20</text:p>
          </table:table-cell>
          <table:table-cell table:number-columns-repeated="6" table:style-name="ce29"/>
          <table:table-cell office:value-type="float" office:value="-87.2" table:formula="of:=SUM([.C107:.N107])" table:style-name="ce29">
            <text:p>-87,20</text:p>
          </table:table-cell>
          <table:table-cell office:value-type="percentage" office:value="-3.0321210511406201E-6" table:formula="of:=[.O107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9.01854</text:p>
          </table:table-cell>
          <table:table-cell office:value-type="string" table:style-name="ce24">
            <text:p>203 MULTAS E IMPOSTOS S/ VEICULO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8885.58" table:style-name="ce29">
            <text:p>-8.885,58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8885.58" table:formula="of:=SUM([.C108:.N108])" table:style-name="ce29">
            <text:p>-8.885,58</text:p>
          </table:table-cell>
          <table:table-cell office:value-type="percentage" office:value="-3.089696579081889E-4" table:formula="of:=[.O108]/[.$O$148]" table:style-name="ce105">
            <text:p>-0,03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9.01855</text:p>
          </table:table-cell>
          <table:table-cell office:value-type="string" table:style-name="ce24">
            <text:p>204 COMBUSTIVEIS E LUBRIFICANTES</text:p>
          </table:table-cell>
          <table:table-cell office:value-type="float" office:value="-2540.37" table:style-name="ce34">
            <text:p>-2.540,37</text:p>
          </table:table-cell>
          <table:table-cell office:value-type="float" office:value="-1283.3499999999999" table:style-name="ce34">
            <text:p>-1.283,35</text:p>
          </table:table-cell>
          <table:table-cell office:value-type="float" office:value="-1095.56" table:style-name="ce29">
            <text:p>-1.095,56</text:p>
          </table:table-cell>
          <table:table-cell office:value-type="float" office:value="-1355.31" table:style-name="ce29">
            <text:p>-1.355,31</text:p>
          </table:table-cell>
          <table:table-cell office:value-type="float" office:value="-1412.04" table:style-name="ce29">
            <text:p>-1.412,04</text:p>
          </table:table-cell>
          <table:table-cell office:value-type="float" office:value="-689.2" table:style-name="ce29">
            <text:p>-689,20</text:p>
          </table:table-cell>
          <table:table-cell table:number-columns-repeated="6" table:style-name="ce29"/>
          <table:table-cell office:value-type="float" office:value="-8375.83" table:formula="of:=SUM([.C109:.N109])" table:style-name="ce29">
            <text:p>-8.375,83</text:p>
          </table:table-cell>
          <table:table-cell office:value-type="percentage" office:value="-2.9124461541026536E-4" table:formula="of:=[.O109]/[.$O$148]" table:style-name="ce105">
            <text:p>-0,03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9.01856</text:p>
          </table:table-cell>
          <table:table-cell office:value-type="string" table:style-name="ce24">
            <text:p>205 VIAGENS E HOSPEDAGEM</text:p>
          </table:table-cell>
          <table:table-cell office:value-type="float" office:value="-22871.66" table:style-name="ce29">
            <text:p>-22.871,66</text:p>
          </table:table-cell>
          <table:table-cell office:value-type="float" office:value="-12496.58" table:style-name="ce29">
            <text:p>-12.496,58</text:p>
          </table:table-cell>
          <table:table-cell office:value-type="float" office:value="-3828.23" table:style-name="ce29">
            <text:p>-3.828,23</text:p>
          </table:table-cell>
          <table:table-cell office:value-type="float" office:value="-24496.69" table:style-name="ce29">
            <text:p>-24.496,69</text:p>
          </table:table-cell>
          <table:table-cell office:value-type="float" office:value="-7882.95" table:style-name="ce29">
            <text:p>-7.882,95</text:p>
          </table:table-cell>
          <table:table-cell office:value-type="float" office:value="-15313.62" table:style-name="ce29">
            <text:p>-15.313,62</text:p>
          </table:table-cell>
          <table:table-cell table:number-columns-repeated="6" table:style-name="ce29"/>
          <table:table-cell office:value-type="float" office:value="-86889.73" table:formula="of:=SUM([.C110:.N110])" table:style-name="ce29">
            <text:p>-86.889,73</text:p>
          </table:table-cell>
          <table:table-cell office:value-type="percentage" office:value="-3.0213323332674846E-3" table:formula="of:=[.O110]/[.$O$148]" table:style-name="ce105">
            <text:p>-0,30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9.01857</text:p>
          </table:table-cell>
          <table:table-cell office:value-type="string" table:style-name="ce24">
            <text:p>206 LOCACAO DE EQUIPAMENTOS</text:p>
          </table:table-cell>
          <table:table-cell office:value-type="float" office:value="-22967.69" table:style-name="ce29">
            <text:p>-22.967,69</text:p>
          </table:table-cell>
          <table:table-cell office:value-type="float" office:value="-11062.69" table:style-name="ce29">
            <text:p>-11.062,69</text:p>
          </table:table-cell>
          <table:table-cell office:value-type="float" office:value="-10902.69" table:style-name="ce29">
            <text:p>-10.902,69</text:p>
          </table:table-cell>
          <table:table-cell office:value-type="float" office:value="-12001.69" table:style-name="ce29">
            <text:p>-12.001,69</text:p>
          </table:table-cell>
          <table:table-cell office:value-type="float" office:value="-12001.69" table:style-name="ce29">
            <text:p>-12.001,69</text:p>
          </table:table-cell>
          <table:table-cell office:value-type="float" office:value="-21081.69" table:style-name="ce29">
            <text:p>-21.081,69</text:p>
          </table:table-cell>
          <table:table-cell table:number-columns-repeated="6" table:style-name="ce29"/>
          <table:table-cell office:value-type="float" office:value="-90018.14" table:formula="of:=SUM([.C111:.N111])" table:style-name="ce29">
            <text:p>-90.018,14</text:p>
          </table:table-cell>
          <table:table-cell office:value-type="percentage" office:value="-3.1301135009004989E-3" table:formula="of:=[.O111]/[.$O$148]" table:style-name="ce105">
            <text:p>-0,31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9.01858</text:p>
          </table:table-cell>
          <table:table-cell office:value-type="string" table:style-name="ce24">
            <text:p>207MANUTENÇÃO DE VEICULO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270" table:style-name="ce29">
            <text:p>-270,00</text:p>
          </table:table-cell>
          <table:table-cell office:value-type="float" office:value="-126" table:style-name="ce29">
            <text:p>-126,00</text:p>
          </table:table-cell>
          <table:table-cell office:value-type="float" office:value="-345" table:style-name="ce29">
            <text:p>-345,00</text:p>
          </table:table-cell>
          <table:table-cell table:number-columns-repeated="6" table:style-name="ce29"/>
          <table:table-cell office:value-type="float" office:value="-741" table:formula="of:=SUM([.C112:.N112])" table:style-name="ce29">
            <text:p>-741,00</text:p>
          </table:table-cell>
          <table:table-cell office:value-type="percentage" office:value="-2.5766074528614671E-5" table:formula="of:=[.O112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9.01859</text:p>
          </table:table-cell>
          <table:table-cell office:value-type="string" table:style-name="ce24">
            <text:p>PEDAGIO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66.849999999999994" table:style-name="ce29">
            <text:p>-66,85</text:p>
          </table:table-cell>
          <table:table-cell office:value-type="float" office:value="-89.5" table:style-name="ce29">
            <text:p>-89,50</text:p>
          </table:table-cell>
          <table:table-cell office:value-type="float" office:value="-118.13" table:style-name="ce29">
            <text:p>-118,13</text:p>
          </table:table-cell>
          <table:table-cell table:number-columns-repeated="6" table:style-name="ce29"/>
          <table:table-cell office:value-type="float" office:value="-274.48" table:formula="of:=SUM([.C113:.N113])" table:style-name="ce29">
            <text:p>-274,48</text:p>
          </table:table-cell>
          <table:table-cell office:value-type="percentage" office:value="-9.5442269050123562E-6" table:formula="of:=[.O113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9.01862</text:p>
          </table:table-cell>
          <table:table-cell office:value-type="string" table:style-name="ce24">
            <text:p>266 ESTACIONAMENTOS</text:p>
          </table:table-cell>
          <table:table-cell office:value-type="float" office:value="-163.75" table:style-name="ce29">
            <text:p>-163,75</text:p>
          </table:table-cell>
          <table:table-cell office:value-type="float" office:value="-77.5" table:style-name="ce29">
            <text:p>-77,50</text:p>
          </table:table-cell>
          <table:table-cell office:value-type="float" office:value="-54.5" table:style-name="ce29">
            <text:p>-54,50</text:p>
          </table:table-cell>
          <table:table-cell office:value-type="float" office:value="-744" table:style-name="ce29">
            <text:p>-744,00</text:p>
          </table:table-cell>
          <table:table-cell office:value-type="float" office:value="-443" table:style-name="ce29">
            <text:p>-443,00</text:p>
          </table:table-cell>
          <table:table-cell office:value-type="float" office:value="-144" table:style-name="ce29">
            <text:p>-144,00</text:p>
          </table:table-cell>
          <table:table-cell table:number-columns-repeated="6" table:style-name="ce29"/>
          <table:table-cell office:value-type="float" office:value="-1626.75" table:formula="of:=SUM([.C114:.N114])" table:style-name="ce29">
            <text:p>-1.626,75</text:p>
          </table:table-cell>
          <table:table-cell office:value-type="percentage" office:value="-5.6565400458061966E-5" table:formula="of:=[.O114]/[.$O$148]" table:style-name="ce105">
            <text:p>-0,01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17.09.01863</text:p>
          </table:table-cell>
          <table:table-cell office:value-type="string" table:style-name="ce24">
            <text:p>MENSALIDADES E ASSOCIAÇÕES</text:p>
          </table:table-cell>
          <table:table-cell office:value-type="float" office:value="-2391.41" table:style-name="ce29">
            <text:p>-2.391,41</text:p>
          </table:table-cell>
          <table:table-cell office:value-type="float" office:value="-570" table:style-name="ce29">
            <text:p>-570,00</text:p>
          </table:table-cell>
          <table:table-cell office:value-type="float" office:value="-542.03" table:style-name="ce29">
            <text:p>-542,03</text:p>
          </table:table-cell>
          <table:table-cell office:value-type="float" office:value="-825.16" table:style-name="ce29">
            <text:p>-825,16</text:p>
          </table:table-cell>
          <table:table-cell office:value-type="float" office:value="-506" table:style-name="ce29">
            <text:p>-506,00</text:p>
          </table:table-cell>
          <table:table-cell office:value-type="float" office:value="-1118.6600000000001" table:style-name="ce29">
            <text:p>-1.118,66</text:p>
          </table:table-cell>
          <table:table-cell table:number-columns-repeated="6" table:style-name="ce29"/>
          <table:table-cell office:value-type="float" office:value="-5953.2599999999993" table:formula="of:=SUM([.C115:.N115])" table:style-name="ce29">
            <text:p>-5.953,26</text:p>
          </table:table-cell>
          <table:table-cell office:value-type="percentage" office:value="-2.0700693771689686E-4" table:formula="of:=[.O115]/[.$O$148]" table:style-name="ce105">
            <text:p>-0,02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2">
            <text:p>3.1.4.19</text:p>
          </table:table-cell>
          <table:table-cell office:value-type="string" table:style-name="ce16">
            <text:p>DESPESAS TRIBUTARIAS</text:p>
          </table:table-cell>
          <table:table-cell office:value-type="float" office:value="-23705.97" table:formula="of:=[.C117]+[.C120]" table:style-name="ce17">
            <text:p>-23.705,97</text:p>
          </table:table-cell>
          <table:table-cell office:value-type="float" office:value="-29028.22" table:formula="of:=[.D117]+[.D120]" table:style-name="ce17">
            <text:p>-29.028,22</text:p>
          </table:table-cell>
          <table:table-cell office:value-type="float" office:value="-16005.39" table:formula="of:=[.E117]+[.E120]" table:style-name="ce17">
            <text:p>-16.005,39</text:p>
          </table:table-cell>
          <table:table-cell office:value-type="float" office:value="-15020.11" table:formula="of:=[.F117]+[.F120]" table:style-name="ce17">
            <text:p>-15.020,11</text:p>
          </table:table-cell>
          <table:table-cell office:value-type="float" office:value="-47947.45" table:formula="of:=[.G117]+[.G120]" table:style-name="ce17">
            <text:p>-47.947,45</text:p>
          </table:table-cell>
          <table:table-cell office:value-type="float" office:value="-16444.75" table:formula="of:=[.H117]+[.H120]" table:style-name="ce17">
            <text:p>-16.444,75</text:p>
          </table:table-cell>
          <table:table-cell office:value-type="float" office:value="0" table:formula="of:=[.I117]+[.I120]" table:style-name="ce17">
            <text:p>0,00</text:p>
          </table:table-cell>
          <table:table-cell office:value-type="float" office:value="0" table:formula="of:=[.J117]+[.J120]" table:style-name="ce17">
            <text:p>0,00</text:p>
          </table:table-cell>
          <table:table-cell office:value-type="float" office:value="0" table:formula="of:=[.K117]+[.K120]" table:style-name="ce17">
            <text:p>0,00</text:p>
          </table:table-cell>
          <table:table-cell office:value-type="float" office:value="0" table:formula="of:=[.L117]+[.L120]" table:style-name="ce17">
            <text:p>0,00</text:p>
          </table:table-cell>
          <table:table-cell office:value-type="float" office:value="0" table:formula="of:=[.M117]+[.M120]" table:style-name="ce17">
            <text:p>0,00</text:p>
          </table:table-cell>
          <table:table-cell office:value-type="float" office:value="0" table:formula="of:=[.N117]+[.N120]" table:style-name="ce17">
            <text:p>0,00</text:p>
          </table:table-cell>
          <table:table-cell office:value-type="float" office:value="-148151.88999999998" table:formula="of:=[.O117]+[.O120]" table:style-name="ce17">
            <text:p>-148.151,89</text:p>
          </table:table-cell>
          <table:table-cell office:value-type="percentage" office:value="-5.1515420233402458E-3" table:formula="of:=[.O116]/[.$O$148]" table:style-name="ce27">
            <text:p>-0,52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8">
            <text:p>3.1.4.19.01</text:p>
          </table:table-cell>
          <table:table-cell office:value-type="string" table:style-name="ce18">
            <text:p>DESPESAS TRIBUTARIAS PUNITIVAS</text:p>
          </table:table-cell>
          <table:table-cell office:value-type="float" office:value="-3134.15" table:formula="of:=[.C118]+[.C119]" table:style-name="ce19">
            <text:p>-3.134,15</text:p>
          </table:table-cell>
          <table:table-cell office:value-type="float" office:value="-3131.97" table:formula="of:=[.D118]+[.D119]" table:style-name="ce19">
            <text:p>-3.131,97</text:p>
          </table:table-cell>
          <table:table-cell office:value-type="float" office:value="0" table:formula="of:=[.E118]+[.E119]" table:style-name="ce19">
            <text:p>0,00</text:p>
          </table:table-cell>
          <table:table-cell office:value-type="float" office:value="-3841.41" table:formula="of:=[.F118]+[.F119]" table:style-name="ce19">
            <text:p>-3.841,41</text:p>
          </table:table-cell>
          <table:table-cell office:value-type="float" office:value="-3841.41" table:formula="of:=[.G118]+[.G119]" table:style-name="ce19">
            <text:p>-3.841,41</text:p>
          </table:table-cell>
          <table:table-cell office:value-type="float" office:value="0" table:formula="of:=[.H118]+[.H119]" table:style-name="ce19">
            <text:p>0,00</text:p>
          </table:table-cell>
          <table:table-cell office:value-type="float" office:value="0" table:formula="of:=[.I118]+[.I119]" table:style-name="ce19">
            <text:p>0,00</text:p>
          </table:table-cell>
          <table:table-cell office:value-type="float" office:value="0" table:formula="of:=[.J118]+[.J119]" table:style-name="ce19">
            <text:p>0,00</text:p>
          </table:table-cell>
          <table:table-cell office:value-type="float" office:value="0" table:formula="of:=[.K118]+[.K119]" table:style-name="ce19">
            <text:p>0,00</text:p>
          </table:table-cell>
          <table:table-cell office:value-type="float" office:value="0" table:formula="of:=[.L118]+[.L119]" table:style-name="ce19">
            <text:p>0,00</text:p>
          </table:table-cell>
          <table:table-cell office:value-type="float" office:value="0" table:formula="of:=[.M118]+[.M119]" table:style-name="ce19">
            <text:p>0,00</text:p>
          </table:table-cell>
          <table:table-cell office:value-type="float" office:value="0" table:formula="of:=[.N118]+[.N119]" table:style-name="ce19">
            <text:p>0,00</text:p>
          </table:table-cell>
          <table:table-cell office:value-type="float" office:value="-13948.939999999999" table:formula="of:=[.O118]+[.O119]" table:style-name="ce19">
            <text:p>-13.948,94</text:p>
          </table:table-cell>
          <table:table-cell office:value-type="percentage" office:value="-4.8503296576946601E-4" table:formula="of:=[.O117]/[.$O$148]" table:style-name="ce28">
            <text:p>-0,05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39">
            <text:p>3.1.4.19.01.00801</text:p>
          </table:table-cell>
          <table:table-cell office:value-type="string" table:style-name="ce40">
            <text:p>MULTAS E MORAS FISCAIS ESPONTÂNEA</text:p>
          </table:table-cell>
          <table:table-cell office:value-type="float" office:value="-3134.15" table:style-name="ce34">
            <text:p>-3.134,15</text:p>
          </table:table-cell>
          <table:table-cell office:value-type="float" office:value="-3131.97" table:style-name="ce34">
            <text:p>-3.131,97</text:p>
          </table:table-cell>
          <table:table-cell office:value-type="float" office:value="0" table:style-name="ce34">
            <text:p>0,00</text:p>
          </table:table-cell>
          <table:table-cell office:value-type="float" office:value="-3841.41" table:style-name="ce34">
            <text:p>-3.841,41</text:p>
          </table:table-cell>
          <table:table-cell office:value-type="float" office:value="-3841.41" table:style-name="ce34">
            <text:p>-3.841,41</text:p>
          </table:table-cell>
          <table:table-cell office:value-type="float" office:value="0" table:style-name="ce34">
            <text:p>0,00</text:p>
          </table:table-cell>
          <table:table-cell table:number-columns-repeated="6" table:style-name="ce34"/>
          <table:table-cell office:value-type="float" office:value="-13948.939999999999" table:formula="of:=SUM([.C118:.N118])" table:style-name="ce29">
            <text:p>-13.948,94</text:p>
          </table:table-cell>
          <table:table-cell office:value-type="percentage" office:value="-4.8503296576946601E-4" table:formula="of:=[.O118]/[.$O$148]" table:style-name="ce59">
            <text:p>-0,05%</text:p>
          </table:table-cell>
          <table:table-cell table:number-columns-repeated="235" table:style-name="ce11"/>
          <table:table-cell table:number-columns-repeated="16133" table:style-name="ce3"/>
        </table:table-row>
        <table:table-row table:style-name="ro3">
          <table:table-cell office:value-type="string" table:style-name="ce39">
            <text:p>3.1.4.19.01</text:p>
          </table:table-cell>
          <table:table-cell office:value-type="string" table:style-name="ce40">
            <text:p>DEMAIS MULTAS E MORAS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table:number-columns-repeated="6" table:style-name="ce34"/>
          <table:table-cell office:value-type="float" office:value="0" table:formula="of:=SUM([.C119:.N119])" table:style-name="ce29">
            <text:p>0,00</text:p>
          </table:table-cell>
          <table:table-cell office:value-type="percentage" office:value="0" table:formula="of:=[.O119]/[.$O$148]" table:style-name="ce59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8">
            <text:p>3.1.4.19.02</text:p>
          </table:table-cell>
          <table:table-cell office:value-type="string" table:style-name="ce18">
            <text:p>DESPESAS TRIBUTARIAS EM GERAL</text:p>
          </table:table-cell>
          <table:table-cell office:value-type="float" office:value="-20571.82" table:formula="of:=SUM([.C121:.C125])" table:style-name="ce19">
            <text:p>-20.571,82</text:p>
          </table:table-cell>
          <table:table-cell office:value-type="float" office:value="-25896.25" table:formula="of:=SUM([.D121:.D125])" table:style-name="ce19">
            <text:p>-25.896,25</text:p>
          </table:table-cell>
          <table:table-cell office:value-type="float" office:value="-16005.39" table:formula="of:=SUM([.E121:.E125])" table:style-name="ce19">
            <text:p>-16.005,39</text:p>
          </table:table-cell>
          <table:table-cell office:value-type="float" office:value="-11178.7" table:formula="of:=SUM([.F121:.F125])" table:style-name="ce19">
            <text:p>-11.178,70</text:p>
          </table:table-cell>
          <table:table-cell office:value-type="float" office:value="-44106.04" table:formula="of:=SUM([.G121:.G125])" table:style-name="ce19">
            <text:p>-44.106,04</text:p>
          </table:table-cell>
          <table:table-cell office:value-type="float" office:value="-16444.75" table:formula="of:=SUM([.H121:.H125])" table:style-name="ce19">
            <text:p>-16.444,75</text:p>
          </table:table-cell>
          <table:table-cell office:value-type="float" office:value="0" table:formula="of:=SUM([.I121:.I125])" table:style-name="ce19">
            <text:p>0,00</text:p>
          </table:table-cell>
          <table:table-cell office:value-type="float" office:value="0" table:formula="of:=SUM([.J121:.J125])" table:style-name="ce19">
            <text:p>0,00</text:p>
          </table:table-cell>
          <table:table-cell office:value-type="float" office:value="0" table:formula="of:=SUM([.K121:.K125])" table:style-name="ce19">
            <text:p>0,00</text:p>
          </table:table-cell>
          <table:table-cell office:value-type="float" office:value="0" table:formula="of:=SUM([.L121:.L125])" table:style-name="ce19">
            <text:p>0,00</text:p>
          </table:table-cell>
          <table:table-cell office:value-type="float" office:value="0" table:formula="of:=SUM([.M121:.M125])" table:style-name="ce19">
            <text:p>0,00</text:p>
          </table:table-cell>
          <table:table-cell office:value-type="float" office:value="0" table:formula="of:=SUM([.N121:.N125])" table:style-name="ce19">
            <text:p>0,00</text:p>
          </table:table-cell>
          <table:table-cell office:value-type="float" office:value="-134202.94999999998" table:formula="of:=SUM([.O121:.O125])" table:style-name="ce19">
            <text:p>-134.202,95</text:p>
          </table:table-cell>
          <table:table-cell office:value-type="percentage" office:value="-4.6665090575707798E-3" table:formula="of:=[.O120]/[.$O$148]" table:style-name="ce28">
            <text:p>-0,47%</text:p>
          </table:table-cell>
          <table:table-cell table:number-columns-repeated="192" table:style-name="ce15"/>
          <table:table-cell table:number-columns-repeated="16176" table:style-name="ce3"/>
        </table:table-row>
        <table:table-row-group>
          <table:table-row table:style-name="ro3">
            <table:table-cell office:value-type="string" table:style-name="ce24">
              <text:p>3.1.4.19.02.00809</text:p>
            </table:table-cell>
            <table:table-cell office:value-type="string" table:style-name="ce24">
              <text:p>107 CONTRIBUICAO SINDICAL PATRONAL</text:p>
            </table:table-cell>
            <table:table-cell office:value-type="float" office:value="-470" table:style-name="ce29">
              <text:p>-470,00</text:p>
            </table:table-cell>
            <table:table-cell office:value-type="float" office:value="-355" table:style-name="ce29">
              <text:p>-355,00</text:p>
            </table:table-cell>
            <table:table-cell office:value-type="float" office:value="-355" table:style-name="ce29">
              <text:p>-355,00</text:p>
            </table:table-cell>
            <table:table-cell office:value-type="float" office:value="-355" table:style-name="ce29">
              <text:p>-355,00</text:p>
            </table:table-cell>
            <table:table-cell office:value-type="float" office:value="-8146.96" table:style-name="ce29">
              <text:p>-8.146,96</text:p>
            </table:table-cell>
            <table:table-cell office:value-type="float" office:value="-14463.17" table:style-name="ce29">
              <text:p>-14.463,17</text:p>
            </table:table-cell>
            <table:table-cell table:number-columns-repeated="6" table:style-name="ce29"/>
            <table:table-cell office:value-type="float" office:value="-24145.129999999997" table:formula="of:=SUM([.C121:.N121])" table:style-name="ce29">
              <text:p>-24.145,13</text:p>
            </table:table-cell>
            <table:table-cell office:value-type="percentage" office:value="-8.3957519444411593E-4" table:formula="of:=[.O121]/[.$O$148]" table:style-name="ce105">
              <text:p>-0,08%</text:p>
            </table:table-cell>
            <table:table-cell table:number-columns-repeated="233" table:style-name="ce36"/>
            <table:table-cell table:number-columns-repeated="3" table:style-name="ce37"/>
            <table:table-cell table:number-columns-repeated="4" table:style-name="ce35"/>
            <table:table-cell table:number-columns-repeated="16128"/>
          </table:table-row>
        </table:table-row-group>
        <table:table-row table:style-name="ro3">
          <table:table-cell office:value-type="string" table:style-name="ce24">
            <text:p>3.1.4.19.02.00811</text:p>
          </table:table-cell>
          <table:table-cell office:value-type="string" table:style-name="ce24">
            <text:p>IOF</text:p>
          </table:table-cell>
          <table:table-cell office:value-type="float" office:value="-6349.17" table:style-name="ce29">
            <text:p>-6.349,17</text:p>
          </table:table-cell>
          <table:table-cell office:value-type="float" office:value="-130.5" table:style-name="ce29">
            <text:p>-130,50</text:p>
          </table:table-cell>
          <table:table-cell office:value-type="float" office:value="-0.26" table:style-name="ce29">
            <text:p>-0,26</text:p>
          </table:table-cell>
          <table:table-cell office:value-type="float" office:value="-155.84" table:style-name="ce29">
            <text:p>-155,84</text:p>
          </table:table-cell>
          <table:table-cell office:value-type="float" office:value="-0.22" table:style-name="ce29">
            <text:p>-0,22</text:p>
          </table:table-cell>
          <table:table-cell office:value-type="float" office:value="-1.06" table:style-name="ce29">
            <text:p>-1,06</text:p>
          </table:table-cell>
          <table:table-cell table:number-columns-repeated="6" table:style-name="ce29"/>
          <table:table-cell office:value-type="float" office:value="-6637.0500000000011" table:formula="of:=SUM([.C122:.N122])" table:style-name="ce29">
            <text:p>-6.637,05</text:p>
          </table:table-cell>
          <table:table-cell office:value-type="percentage" office:value="-2.3078370438615661E-4" table:formula="of:=[.O122]/[.$O$148]" table:style-name="ce105">
            <text:p>-0,02%</text:p>
          </table:table-cell>
          <table:table-cell table:number-columns-repeated="192" table:style-name="ce15"/>
          <table:table-cell table:number-columns-repeated="16176" table:style-name="ce3"/>
        </table:table-row>
        <table:table-row table:style-name="ro3">
          <table:table-cell office:value-type="string" table:style-name="ce24">
            <text:p>3.1.4.19.02.00816</text:p>
          </table:table-cell>
          <table:table-cell office:value-type="string" table:style-name="ce24">
            <text:p>IMPOSTOS E TAXAS DIVERSAS</text:p>
          </table:table-cell>
          <table:table-cell office:value-type="float" office:value="-658.1" table:style-name="ce29">
            <text:p>-658,1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189.73" table:style-name="ce29">
            <text:p>-189,73</text:p>
          </table:table-cell>
          <table:table-cell table:number-columns-repeated="6" table:style-name="ce29"/>
          <table:table-cell office:value-type="float" office:value="-847.83" table:formula="of:=SUM([.C123:.N123])" table:style-name="ce29">
            <text:p>-847,83</text:p>
          </table:table-cell>
          <table:table-cell office:value-type="percentage" office:value="-2.9480770536565965E-5" table:formula="of:=[.O123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19.02.00817</text:p>
          </table:table-cell>
          <table:table-cell office:value-type="string" table:style-name="ce24">
            <text:p>ICMS DIFAL</text:p>
          </table:table-cell>
          <table:table-cell office:value-type="float" office:value="-13094.55" table:style-name="ce29">
            <text:p>-13.094,55</text:p>
          </table:table-cell>
          <table:table-cell office:value-type="float" office:value="-25410.75" table:style-name="ce29">
            <text:p>-25.410,75</text:p>
          </table:table-cell>
          <table:table-cell office:value-type="float" office:value="-15650.13" table:style-name="ce29">
            <text:p>-15.650,13</text:p>
          </table:table-cell>
          <table:table-cell office:value-type="float" office:value="-10667.86" table:style-name="ce29">
            <text:p>-10.667,86</text:p>
          </table:table-cell>
          <table:table-cell office:value-type="float" office:value="-35958.86" table:style-name="ce29">
            <text:p>-35.958,86</text:p>
          </table:table-cell>
          <table:table-cell office:value-type="float" office:value="-1790.79" table:style-name="ce29">
            <text:p>-1.790,79</text:p>
          </table:table-cell>
          <table:table-cell table:number-columns-repeated="6" table:style-name="ce29"/>
          <table:table-cell office:value-type="float" office:value="-102572.93999999999" table:formula="of:=SUM([.C124:.N124])" table:style-name="ce29">
            <text:p>-102.572,94</text:p>
          </table:table-cell>
          <table:table-cell office:value-type="percentage" office:value="-3.5666693882039418E-3" table:formula="of:=[.O124]/[.$O$148]" table:style-name="ce105">
            <text:p>-0,36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19.02.00818</text:p>
          </table:table-cell>
          <table:table-cell office:value-type="string" table:style-name="ce24">
            <text:p>ICMS S/ OUTRAS ENTRADA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125:.N125])" table:style-name="ce29">
            <text:p>0,00</text:p>
          </table:table-cell>
          <table:table-cell office:value-type="percentage" office:value="0" table:formula="of:=[.O125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2">
            <text:p>3.1.4.20</text:p>
          </table:table-cell>
          <table:table-cell office:value-type="string" table:style-name="ce16">
            <text:p>DESPESAS FINANCEIRAS</text:p>
          </table:table-cell>
          <table:table-cell office:value-type="float" office:value="-92463.39" table:formula="of:=[.C127]" table:style-name="ce17">
            <text:p>-92.463,39</text:p>
          </table:table-cell>
          <table:table-cell office:value-type="float" office:value="-59943.399999999994" table:formula="of:=[.D127]" table:style-name="ce17">
            <text:p>-59.943,40</text:p>
          </table:table-cell>
          <table:table-cell office:value-type="float" office:value="-37180.46" table:formula="of:=[.E127]" table:style-name="ce17">
            <text:p>-37.180,46</text:p>
          </table:table-cell>
          <table:table-cell office:value-type="float" office:value="-40511.18" table:formula="of:=[.F127]" table:style-name="ce17">
            <text:p>-40.511,18</text:p>
          </table:table-cell>
          <table:table-cell office:value-type="float" office:value="-61255.74" table:formula="of:=[.G127]" table:style-name="ce17">
            <text:p>-61.255,74</text:p>
          </table:table-cell>
          <table:table-cell office:value-type="float" office:value="-77410.97" table:formula="of:=[.H127]" table:style-name="ce17">
            <text:p>-77.410,97</text:p>
          </table:table-cell>
          <table:table-cell office:value-type="float" office:value="0" table:formula="of:=[.I127]" table:style-name="ce17">
            <text:p>0,00</text:p>
          </table:table-cell>
          <table:table-cell office:value-type="float" office:value="0" table:formula="of:=[.J127]" table:style-name="ce17">
            <text:p>0,00</text:p>
          </table:table-cell>
          <table:table-cell office:value-type="float" office:value="0" table:formula="of:=[.K127]" table:style-name="ce17">
            <text:p>0,00</text:p>
          </table:table-cell>
          <table:table-cell office:value-type="float" office:value="0" table:formula="of:=[.L127]" table:style-name="ce17">
            <text:p>0,00</text:p>
          </table:table-cell>
          <table:table-cell office:value-type="float" office:value="0" table:formula="of:=[.M127]" table:style-name="ce17">
            <text:p>0,00</text:p>
          </table:table-cell>
          <table:table-cell office:value-type="float" office:value="0" table:formula="of:=[.N127]" table:style-name="ce17">
            <text:p>0,00</text:p>
          </table:table-cell>
          <table:table-cell office:value-type="float" office:value="-368765.14000000007" table:formula="of:=[.O127]" table:style-name="ce17">
            <text:p>-368.765,14</text:p>
          </table:table-cell>
          <table:table-cell office:value-type="percentage" office:value="-1.282271265964241E-2" table:formula="of:=[.O126]/[.$O$148]" table:style-name="ce27">
            <text:p>-1,28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8">
            <text:p>3.1.4.20.03</text:p>
          </table:table-cell>
          <table:table-cell office:value-type="string" table:style-name="ce18">
            <text:p>211 DESPESAS FINANCEIRAS DIVERSAS</text:p>
          </table:table-cell>
          <table:table-cell office:value-type="float" office:value="-92463.39" table:formula="of:=SUM([.C128:.C136])" table:style-name="ce19">
            <text:p>-92.463,39</text:p>
          </table:table-cell>
          <table:table-cell office:value-type="float" office:value="-59943.399999999994" table:formula="of:=SUM([.D128:.D136])" table:style-name="ce19">
            <text:p>-59.943,40</text:p>
          </table:table-cell>
          <table:table-cell office:value-type="float" office:value="-37180.46" table:formula="of:=SUM([.E128:.E136])" table:style-name="ce19">
            <text:p>-37.180,46</text:p>
          </table:table-cell>
          <table:table-cell office:value-type="float" office:value="-40511.18" table:formula="of:=SUM([.F128:.F136])" table:style-name="ce19">
            <text:p>-40.511,18</text:p>
          </table:table-cell>
          <table:table-cell office:value-type="float" office:value="-61255.74" table:formula="of:=SUM([.G128:.G136])" table:style-name="ce19">
            <text:p>-61.255,74</text:p>
          </table:table-cell>
          <table:table-cell office:value-type="float" office:value="-77410.97" table:formula="of:=SUM([.H128:.H136])" table:style-name="ce19">
            <text:p>-77.410,97</text:p>
          </table:table-cell>
          <table:table-cell office:value-type="float" office:value="0" table:formula="of:=SUM([.I128:.I136])" table:style-name="ce19">
            <text:p>0,00</text:p>
          </table:table-cell>
          <table:table-cell office:value-type="float" office:value="0" table:formula="of:=SUM([.J128:.J136])" table:style-name="ce19">
            <text:p>0,00</text:p>
          </table:table-cell>
          <table:table-cell office:value-type="float" office:value="0" table:formula="of:=SUM([.K128:.K136])" table:style-name="ce19">
            <text:p>0,00</text:p>
          </table:table-cell>
          <table:table-cell office:value-type="float" office:value="0" table:formula="of:=SUM([.L128:.L136])" table:style-name="ce19">
            <text:p>0,00</text:p>
          </table:table-cell>
          <table:table-cell office:value-type="float" office:value="0" table:formula="of:=SUM([.M128:.M136])" table:style-name="ce19">
            <text:p>0,00</text:p>
          </table:table-cell>
          <table:table-cell office:value-type="float" office:value="0" table:formula="of:=SUM([.N128:.N136])" table:style-name="ce19">
            <text:p>0,00</text:p>
          </table:table-cell>
          <table:table-cell office:value-type="float" office:value="-368765.14000000007" table:formula="of:=SUM([.O128:.O136])" table:style-name="ce19">
            <text:p>-368.765,14</text:p>
          </table:table-cell>
          <table:table-cell office:value-type="percentage" office:value="-1.282271265964241E-2" table:formula="of:=[.O127]/[.$O$148]" table:style-name="ce28">
            <text:p>-1,28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20.03.00846</text:p>
          </table:table-cell>
          <table:table-cell office:value-type="string" table:style-name="ce24">
            <text:p>DESPESAS BANCARIAS</text:p>
          </table:table-cell>
          <table:table-cell office:value-type="float" office:value="-2745.08" table:style-name="ce29">
            <text:p>-2.745,08</text:p>
          </table:table-cell>
          <table:table-cell office:value-type="float" office:value="-3600.07" table:style-name="ce29">
            <text:p>-3.600,07</text:p>
          </table:table-cell>
          <table:table-cell office:value-type="float" office:value="-3067.72" table:style-name="ce29">
            <text:p>-3.067,72</text:p>
          </table:table-cell>
          <table:table-cell office:value-type="float" office:value="-3390.89" table:style-name="ce29">
            <text:p>-3.390,89</text:p>
          </table:table-cell>
          <table:table-cell office:value-type="float" office:value="-3875.45" table:style-name="ce29">
            <text:p>-3.875,45</text:p>
          </table:table-cell>
          <table:table-cell office:value-type="float" office:value="-3519.62" table:style-name="ce29">
            <text:p>-3.519,62</text:p>
          </table:table-cell>
          <table:table-cell table:number-columns-repeated="6" table:style-name="ce29"/>
          <table:table-cell office:value-type="float" office:value="-20198.829999999998" table:formula="of:=SUM([.C128:.N128])" table:style-name="ce29">
            <text:p>-20.198,83</text:p>
          </table:table-cell>
          <table:table-cell office:value-type="percentage" office:value="-7.0235433086480146E-4" table:formula="of:=[.O128]/[.$O$148]" table:style-name="ce105">
            <text:p>-0,07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20.03.00849</text:p>
          </table:table-cell>
          <table:table-cell office:value-type="string" table:style-name="ce24">
            <text:p>JUROS PASSIVOS</text:p>
          </table:table-cell>
          <table:table-cell office:value-type="float" office:value="-42627.6" table:style-name="ce29">
            <text:p>-42.627,60</text:p>
          </table:table-cell>
          <table:table-cell office:value-type="float" office:value="-44404.1" table:style-name="ce29">
            <text:p>-44.404,10</text:p>
          </table:table-cell>
          <table:table-cell office:value-type="float" office:value="-31978.49" table:style-name="ce29">
            <text:p>-31.978,49</text:p>
          </table:table-cell>
          <table:table-cell office:value-type="float" office:value="-33158.76" table:style-name="ce29">
            <text:p>-33.158,76</text:p>
          </table:table-cell>
          <table:table-cell office:value-type="float" office:value="-31740.18" table:style-name="ce29">
            <text:p>-31.740,18</text:p>
          </table:table-cell>
          <table:table-cell office:value-type="float" office:value="-31159.38" table:style-name="ce29">
            <text:p>-31.159,38</text:p>
          </table:table-cell>
          <table:table-cell table:number-columns-repeated="6" table:style-name="ce29"/>
          <table:table-cell office:value-type="float" office:value="-215068.51" table:formula="of:=SUM([.C129:.N129])" table:style-name="ce29">
            <text:p>-215.068,51</text:p>
          </table:table-cell>
          <table:table-cell office:value-type="percentage" office:value="-7.478368768445493E-3" table:formula="of:=[.O129]/[.$O$148]" table:style-name="ce105">
            <text:p>-0,75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20.03.00853</text:p>
          </table:table-cell>
          <table:table-cell office:value-type="string" table:style-name="ce24">
            <text:p>220 TAXA DE ADMINISTRAÇÃO CARTÃO DE DEBI</text:p>
          </table:table-cell>
          <table:table-cell office:value-type="float" office:value="-5797.87" table:style-name="ce29">
            <text:p>-5.797,87</text:p>
          </table:table-cell>
          <table:table-cell office:value-type="float" office:value="-1301.71" table:style-name="ce29">
            <text:p>-1.301,71</text:p>
          </table:table-cell>
          <table:table-cell office:value-type="float" office:value="-32.159999999999997" table:style-name="ce29">
            <text:p>-32,16</text:p>
          </table:table-cell>
          <table:table-cell office:value-type="float" office:value="0" table:style-name="ce29">
            <text:p>0,00</text:p>
          </table:table-cell>
          <table:table-cell office:value-type="float" office:value="-5577.9" table:style-name="ce29">
            <text:p>-5.577,90</text:p>
          </table:table-cell>
          <table:table-cell office:value-type="float" office:value="-16457.98" table:style-name="ce29">
            <text:p>-16.457,98</text:p>
          </table:table-cell>
          <table:table-cell table:number-columns-repeated="3" table:style-name="ce29"/>
          <table:table-cell table:style-name="ce11"/>
          <table:table-cell table:number-columns-repeated="2" table:style-name="ce29"/>
          <table:table-cell office:value-type="float" office:value="-29167.62" table:formula="of:=SUM([.C130:.N130])" table:style-name="ce29">
            <text:p>-29.167,62</text:p>
          </table:table-cell>
          <table:table-cell office:value-type="percentage" office:value="-1.014217369422823E-3" table:formula="of:=[.O130]/[.$O$148]" table:style-name="ce105">
            <text:p>-0,1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20.03.00854</text:p>
          </table:table-cell>
          <table:table-cell office:value-type="string" table:style-name="ce24">
            <text:p>221 TAXA DE ADMINISTRAÇÃO CARTÃO CRED</text:p>
          </table:table-cell>
          <table:table-cell office:value-type="float" office:value="-39377.47" table:style-name="ce29">
            <text:p>-39.377,47</text:p>
          </table:table-cell>
          <table:table-cell office:value-type="float" office:value="-8537.7800000000007" table:style-name="ce29">
            <text:p>-8.537,78</text:p>
          </table:table-cell>
          <table:table-cell office:value-type="float" office:value="-1220.1300000000001" table:style-name="ce29">
            <text:p>-1.220,13</text:p>
          </table:table-cell>
          <table:table-cell office:value-type="float" office:value="-3430.41" table:style-name="ce29">
            <text:p>-3.430,41</text:p>
          </table:table-cell>
          <table:table-cell office:value-type="float" office:value="-19234.43" table:style-name="ce29">
            <text:p>-19.234,43</text:p>
          </table:table-cell>
          <table:table-cell office:value-type="float" office:value="-25856.880000000001" table:style-name="ce29">
            <text:p>-25.856,88</text:p>
          </table:table-cell>
          <table:table-cell table:number-columns-repeated="6" table:style-name="ce29"/>
          <table:table-cell office:value-type="float" office:value="-97657.1" table:formula="of:=SUM([.C131:.N131])" table:style-name="ce29">
            <text:p>-97.657,10</text:p>
          </table:table-cell>
          <table:table-cell office:value-type="percentage" office:value="-3.3957356502677142E-3" table:formula="of:=[.O131]/[.$O$148]" table:style-name="ce105">
            <text:p>-0,34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20.03.00872</text:p>
          </table:table-cell>
          <table:table-cell office:value-type="string" table:style-name="ce24">
            <text:p>226 PÓS TAXA ALUGUEL MAQUINA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-158.9" table:style-name="ce29">
            <text:p>-158,9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158.9" table:formula="of:=SUM([.C132:.N132])" table:style-name="ce29">
            <text:p>-158,90</text:p>
          </table:table-cell>
          <table:table-cell office:value-type="percentage" office:value="-5.5252756310349143E-6" table:formula="of:=[.O132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20.03.00870</text:p>
          </table:table-cell>
          <table:table-cell office:value-type="string" table:style-name="ce24">
            <text:p>222 TAXA DE ADMINISTRAÇÃO VOUCHER</text:p>
          </table:table-cell>
          <table:table-cell office:value-type="float" office:value="-124.7" table:style-name="ce29">
            <text:p>-124,70</text:p>
          </table:table-cell>
          <table:table-cell office:value-type="float" office:value="-452.63" table:style-name="ce29">
            <text:p>-452,63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577.33000000000004" table:formula="of:=SUM([.C133:.N133])" table:style-name="ce29">
            <text:p>-577,33</text:p>
          </table:table-cell>
          <table:table-cell office:value-type="percentage" office:value="-2.0074936312557504E-5" table:formula="of:=[.O133]/[.$O$148]" table:style-name="ce105">
            <text:p>0,00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20.03.00873</text:p>
          </table:table-cell>
          <table:table-cell office:value-type="string" table:style-name="ce24">
            <text:p>276 TAXA DE ADMINISTRAÇÃO PIX</text:p>
          </table:table-cell>
          <table:table-cell office:value-type="float" office:value="-1790.67" table:style-name="ce29">
            <text:p>-1.790,67</text:p>
          </table:table-cell>
          <table:table-cell office:value-type="float" office:value="-1647.11" table:style-name="ce29">
            <text:p>-1.647,11</text:p>
          </table:table-cell>
          <table:table-cell office:value-type="float" office:value="-881.96" table:style-name="ce29">
            <text:p>-881,96</text:p>
          </table:table-cell>
          <table:table-cell office:value-type="float" office:value="-531.12" table:style-name="ce29">
            <text:p>-531,12</text:p>
          </table:table-cell>
          <table:table-cell office:value-type="float" office:value="-668.88" table:style-name="ce29">
            <text:p>-668,88</text:p>
          </table:table-cell>
          <table:table-cell office:value-type="float" office:value="-417.11" table:style-name="ce29">
            <text:p>-417,11</text:p>
          </table:table-cell>
          <table:table-cell table:number-columns-repeated="6" table:style-name="ce29"/>
          <table:table-cell office:value-type="float" office:value="-5936.8499999999995" table:formula="of:=SUM([.C134:.N134])" table:style-name="ce29">
            <text:p>-5.936,85</text:p>
          </table:table-cell>
          <table:table-cell office:value-type="percentage" office:value="-2.0643632869798382E-4" table:formula="of:=[.O134]/[.$O$148]" table:style-name="ce105">
            <text:p>-0,02%</text:p>
          </table:table-cell>
          <table:table-cell table:number-columns-repeated="192" table:style-name="ce11"/>
          <table:table-cell table:number-columns-repeated="48" table:style-name="ce3"/>
          <table:table-cell table:number-columns-repeated="16128" table:style-name="ce15"/>
        </table:table-row>
        <table:table-row table:style-name="ro3">
          <table:table-cell office:value-type="string" table:style-name="ce24">
            <text:p>3.1.4.20.03.00874</text:p>
          </table:table-cell>
          <table:table-cell office:value-type="string" table:style-name="ce24">
            <text:p>JUROS DE MORA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135:.N135])" table:style-name="ce29">
            <text:p>0,00</text:p>
          </table:table-cell>
          <table:table-cell office:value-type="percentage" office:value="0" table:formula="of:=[.O135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1.4.20.03.00875</text:p>
          </table:table-cell>
          <table:table-cell office:value-type="string" table:style-name="ce24">
            <text:p>JUROS EMPRESTIMO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136:.N136])" table:style-name="ce29">
            <text:p>0,00</text:p>
          </table:table-cell>
          <table:table-cell office:value-type="percentage" office:value="0" table:formula="of:=[.O136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2">
            <text:p>3.2</text:p>
          </table:table-cell>
          <table:table-cell office:value-type="string" table:style-name="ce16">
            <text:p>DESPESAS NÃO OPERACIONAIS</text:p>
          </table:table-cell>
          <table:table-cell office:value-type="float" office:value="-20104.59" table:formula="of:=[.C138]" table:style-name="ce17">
            <text:p>-20.104,59</text:p>
          </table:table-cell>
          <table:table-cell office:value-type="float" office:value="-19299.29" table:formula="of:=[.D138]" table:style-name="ce17">
            <text:p>-19.299,29</text:p>
          </table:table-cell>
          <table:table-cell office:value-type="float" office:value="-19369.47" table:formula="of:=[.E138]" table:style-name="ce17">
            <text:p>-19.369,47</text:p>
          </table:table-cell>
          <table:table-cell office:value-type="float" office:value="-17161.3" table:formula="of:=[.F138]" table:style-name="ce17">
            <text:p>-17.161,30</text:p>
          </table:table-cell>
          <table:table-cell office:value-type="float" office:value="-15236.6" table:formula="of:=[.G138]" table:style-name="ce17">
            <text:p>-15.236,60</text:p>
          </table:table-cell>
          <table:table-cell office:value-type="float" office:value="-20985.599999999999" table:formula="of:=[.H138]" table:style-name="ce17">
            <text:p>-20.985,60</text:p>
          </table:table-cell>
          <table:table-cell office:value-type="float" office:value="0" table:formula="of:=[.I138]" table:style-name="ce17">
            <text:p>0,00</text:p>
          </table:table-cell>
          <table:table-cell office:value-type="float" office:value="0" table:formula="of:=[.J138]" table:style-name="ce17">
            <text:p>0,00</text:p>
          </table:table-cell>
          <table:table-cell office:value-type="float" office:value="0" table:formula="of:=[.K138]" table:style-name="ce17">
            <text:p>0,00</text:p>
          </table:table-cell>
          <table:table-cell office:value-type="float" office:value="0" table:formula="of:=[.L138]" table:style-name="ce17">
            <text:p>0,00</text:p>
          </table:table-cell>
          <table:table-cell office:value-type="float" office:value="0" table:formula="of:=[.M138]" table:style-name="ce17">
            <text:p>0,00</text:p>
          </table:table-cell>
          <table:table-cell office:value-type="float" office:value="0" table:formula="of:=[.N138]" table:style-name="ce17">
            <text:p>0,00</text:p>
          </table:table-cell>
          <table:table-cell office:value-type="float" office:value="-112156.85" table:formula="of:=[.O138]" table:style-name="ce17">
            <text:p>-112.156,85</text:p>
          </table:table-cell>
          <table:table-cell office:value-type="percentage" office:value="-3.8999213981034501E-3" table:formula="of:=[.O137]/[.$O$148]" table:style-name="ce27">
            <text:p>-0,39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2">
            <text:p>3.2.1</text:p>
          </table:table-cell>
          <table:table-cell office:value-type="string" table:style-name="ce16">
            <text:p>DESPESAS NÃO OPERACIONAIS</text:p>
          </table:table-cell>
          <table:table-cell office:value-type="float" office:value="-20104.59" table:formula="of:=[.C139]" table:style-name="ce17">
            <text:p>-20.104,59</text:p>
          </table:table-cell>
          <table:table-cell office:value-type="float" office:value="-19299.29" table:formula="of:=[.D139]" table:style-name="ce17">
            <text:p>-19.299,29</text:p>
          </table:table-cell>
          <table:table-cell office:value-type="float" office:value="-19369.47" table:formula="of:=[.E139]" table:style-name="ce17">
            <text:p>-19.369,47</text:p>
          </table:table-cell>
          <table:table-cell office:value-type="float" office:value="-17161.3" table:formula="of:=[.F139]" table:style-name="ce17">
            <text:p>-17.161,30</text:p>
          </table:table-cell>
          <table:table-cell office:value-type="float" office:value="-15236.6" table:formula="of:=[.G139]" table:style-name="ce17">
            <text:p>-15.236,60</text:p>
          </table:table-cell>
          <table:table-cell office:value-type="float" office:value="-20985.599999999999" table:formula="of:=[.H139]" table:style-name="ce17">
            <text:p>-20.985,60</text:p>
          </table:table-cell>
          <table:table-cell office:value-type="float" office:value="0" table:formula="of:=[.I139]" table:style-name="ce17">
            <text:p>0,00</text:p>
          </table:table-cell>
          <table:table-cell office:value-type="float" office:value="0" table:formula="of:=[.J139]" table:style-name="ce17">
            <text:p>0,00</text:p>
          </table:table-cell>
          <table:table-cell office:value-type="float" office:value="0" table:formula="of:=[.K139]" table:style-name="ce17">
            <text:p>0,00</text:p>
          </table:table-cell>
          <table:table-cell office:value-type="float" office:value="0" table:formula="of:=[.L139]" table:style-name="ce17">
            <text:p>0,00</text:p>
          </table:table-cell>
          <table:table-cell office:value-type="float" office:value="0" table:formula="of:=[.M139]" table:style-name="ce17">
            <text:p>0,00</text:p>
          </table:table-cell>
          <table:table-cell office:value-type="float" office:value="0" table:formula="of:=[.N139]" table:style-name="ce17">
            <text:p>0,00</text:p>
          </table:table-cell>
          <table:table-cell office:value-type="float" office:value="-112156.85" table:formula="of:=[.O139]" table:style-name="ce17">
            <text:p>-112.156,85</text:p>
          </table:table-cell>
          <table:table-cell office:value-type="percentage" office:value="-3.8999213981034501E-3" table:formula="of:=[.O138]/[.$O$148]" table:style-name="ce27">
            <text:p>-0,39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2">
            <text:p>3.2.1.01</text:p>
          </table:table-cell>
          <table:table-cell office:value-type="string" table:style-name="ce16">
            <text:p>DESPESAS DIVERSAS</text:p>
          </table:table-cell>
          <table:table-cell office:value-type="float" office:value="-20104.59" table:formula="of:=[.C140]" table:style-name="ce17">
            <text:p>-20.104,59</text:p>
          </table:table-cell>
          <table:table-cell office:value-type="float" office:value="-19299.29" table:formula="of:=[.D140]" table:style-name="ce17">
            <text:p>-19.299,29</text:p>
          </table:table-cell>
          <table:table-cell office:value-type="float" office:value="-19369.47" table:formula="of:=[.E140]" table:style-name="ce17">
            <text:p>-19.369,47</text:p>
          </table:table-cell>
          <table:table-cell office:value-type="float" office:value="-17161.3" table:formula="of:=[.F140]" table:style-name="ce17">
            <text:p>-17.161,30</text:p>
          </table:table-cell>
          <table:table-cell office:value-type="float" office:value="-15236.6" table:formula="of:=[.G140]" table:style-name="ce17">
            <text:p>-15.236,60</text:p>
          </table:table-cell>
          <table:table-cell office:value-type="float" office:value="-20985.599999999999" table:formula="of:=[.H140]" table:style-name="ce17">
            <text:p>-20.985,60</text:p>
          </table:table-cell>
          <table:table-cell office:value-type="float" office:value="0" table:formula="of:=[.I140]" table:style-name="ce17">
            <text:p>0,00</text:p>
          </table:table-cell>
          <table:table-cell office:value-type="float" office:value="0" table:formula="of:=[.J140]" table:style-name="ce17">
            <text:p>0,00</text:p>
          </table:table-cell>
          <table:table-cell office:value-type="float" office:value="0" table:formula="of:=[.K140]" table:style-name="ce17">
            <text:p>0,00</text:p>
          </table:table-cell>
          <table:table-cell office:value-type="float" office:value="0" table:formula="of:=[.L140]" table:style-name="ce17">
            <text:p>0,00</text:p>
          </table:table-cell>
          <table:table-cell office:value-type="float" office:value="0" table:formula="of:=[.M140]" table:style-name="ce17">
            <text:p>0,00</text:p>
          </table:table-cell>
          <table:table-cell office:value-type="float" office:value="0" table:formula="of:=[.N140]" table:style-name="ce17">
            <text:p>0,00</text:p>
          </table:table-cell>
          <table:table-cell office:value-type="float" office:value="-112156.85" table:formula="of:=[.O140]" table:style-name="ce17">
            <text:p>-112.156,85</text:p>
          </table:table-cell>
          <table:table-cell office:value-type="percentage" office:value="-3.8999213981034501E-3" table:formula="of:=[.O139]/[.$O$148]" table:style-name="ce27">
            <text:p>-0,39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8">
            <text:p>3.2.1.01.02</text:p>
          </table:table-cell>
          <table:table-cell office:value-type="string" table:style-name="ce18">
            <text:p>OUTRAS DESPESAS</text:p>
          </table:table-cell>
          <table:table-cell office:value-type="float" office:value="-20104.59" table:formula="of:=SUM([.C141:.C143])" table:style-name="ce19">
            <text:p>-20.104,59</text:p>
          </table:table-cell>
          <table:table-cell office:value-type="float" office:value="-19299.29" table:formula="of:=SUM([.D141:.D143])" table:style-name="ce19">
            <text:p>-19.299,29</text:p>
          </table:table-cell>
          <table:table-cell office:value-type="float" office:value="-19369.47" table:formula="of:=SUM([.E141:.E143])" table:style-name="ce19">
            <text:p>-19.369,47</text:p>
          </table:table-cell>
          <table:table-cell office:value-type="float" office:value="-17161.3" table:formula="of:=SUM([.F141:.F143])" table:style-name="ce19">
            <text:p>-17.161,30</text:p>
          </table:table-cell>
          <table:table-cell office:value-type="float" office:value="-15236.6" table:formula="of:=SUM([.G141:.G143])" table:style-name="ce19">
            <text:p>-15.236,60</text:p>
          </table:table-cell>
          <table:table-cell office:value-type="float" office:value="-20985.599999999999" table:formula="of:=SUM([.H141:.H143])" table:style-name="ce19">
            <text:p>-20.985,60</text:p>
          </table:table-cell>
          <table:table-cell office:value-type="float" office:value="0" table:formula="of:=SUM([.I141:.I143])" table:style-name="ce19">
            <text:p>0,00</text:p>
          </table:table-cell>
          <table:table-cell office:value-type="float" office:value="0" table:formula="of:=SUM([.J141:.J143])" table:style-name="ce19">
            <text:p>0,00</text:p>
          </table:table-cell>
          <table:table-cell office:value-type="float" office:value="0" table:formula="of:=SUM([.K141:.K143])" table:style-name="ce19">
            <text:p>0,00</text:p>
          </table:table-cell>
          <table:table-cell office:value-type="float" office:value="0" table:formula="of:=SUM([.L141:.L143])" table:style-name="ce19">
            <text:p>0,00</text:p>
          </table:table-cell>
          <table:table-cell office:value-type="float" office:value="0" table:formula="of:=SUM([.M141:.M143])" table:style-name="ce19">
            <text:p>0,00</text:p>
          </table:table-cell>
          <table:table-cell office:value-type="float" office:value="0" table:formula="of:=SUM([.N141:.N143])" table:style-name="ce19">
            <text:p>0,00</text:p>
          </table:table-cell>
          <table:table-cell office:value-type="float" office:value="-112156.85" table:formula="of:=SUM([.O141:.O143])" table:style-name="ce19">
            <text:p>-112.156,85</text:p>
          </table:table-cell>
          <table:table-cell office:value-type="percentage" office:value="-3.8999213981034501E-3" table:formula="of:=[.O140]/[.$O$148]" table:style-name="ce28">
            <text:p>-0,39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2.1.01.02.00855</text:p>
          </table:table-cell>
          <table:table-cell office:value-type="string" table:style-name="ce33">
            <text:p>PERDAS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table:number-columns-repeated="6" table:style-name="ce34"/>
          <table:table-cell office:value-type="float" office:value="0" table:formula="of:=SUM([.C141:.N141])" table:style-name="ce29">
            <text:p>0,00</text:p>
          </table:table-cell>
          <table:table-cell office:value-type="percentage" office:value="0" table:formula="of:=[.O141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2.1.01.02.00856</text:p>
          </table:table-cell>
          <table:table-cell office:value-type="string" table:style-name="ce24">
            <text:p>DESPESAS INDEDUTÍVEIS</text:p>
          </table:table-cell>
          <table:table-cell office:value-type="float" office:value="-20104.59" table:style-name="ce29">
            <text:p>-20.104,59</text:p>
          </table:table-cell>
          <table:table-cell office:value-type="float" office:value="-19299.29" table:style-name="ce29">
            <text:p>-19.299,29</text:p>
          </table:table-cell>
          <table:table-cell office:value-type="float" office:value="-19369.47" table:style-name="ce29">
            <text:p>-19.369,47</text:p>
          </table:table-cell>
          <table:table-cell office:value-type="float" office:value="-17161.3" table:style-name="ce29">
            <text:p>-17.161,30</text:p>
          </table:table-cell>
          <table:table-cell office:value-type="float" office:value="-15236.6" table:style-name="ce29">
            <text:p>-15.236,60</text:p>
          </table:table-cell>
          <table:table-cell office:value-type="float" office:value="-20985.599999999999" table:style-name="ce29">
            <text:p>-20.985,60</text:p>
          </table:table-cell>
          <table:table-cell table:number-columns-repeated="6" table:style-name="ce29"/>
          <table:table-cell office:value-type="float" office:value="-112156.85" table:formula="of:=SUM([.C142:.N142])" table:style-name="ce29">
            <text:p>-112.156,85</text:p>
          </table:table-cell>
          <table:table-cell office:value-type="percentage" office:value="-3.8999213981034501E-3" table:formula="of:=[.O142]/[.$O$148]" table:style-name="ce105">
            <text:p>-0,39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24">
            <text:p>3.2.1.01.02.00857</text:p>
          </table:table-cell>
          <table:table-cell office:value-type="string" table:style-name="ce24">
            <text:p>MULTAS CONTRATUAI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formula="of:=SUM([.C143:.N143])" table:style-name="ce29">
            <text:p>0,00</text:p>
          </table:table-cell>
          <table:table-cell office:value-type="percentage" office:value="0" table:formula="of:=[.O143]/[.$O$148]" table:style-name="ce105">
            <text:p>0,00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2">
            <text:p>4</text:p>
          </table:table-cell>
          <table:table-cell office:value-type="string" table:style-name="ce16">
            <text:p>R E C E I T A S</text:p>
          </table:table-cell>
          <table:table-cell office:value-type="float" office:value="6003390.4199999999" table:formula="of:=[.C145]+[.C169]" table:style-name="ce17">
            <text:p>6.003.390,42</text:p>
          </table:table-cell>
          <table:table-cell office:value-type="float" office:value="5484743.8299999991" table:formula="of:=[.D145]+[.D169]" table:style-name="ce17">
            <text:p>5.484.743,83</text:p>
          </table:table-cell>
          <table:table-cell office:value-type="float" office:value="5280528.080000001" table:formula="of:=[.E145]+[.E169]" table:style-name="ce17">
            <text:p>5.280.528,08</text:p>
          </table:table-cell>
          <table:table-cell office:value-type="float" office:value="4695596.57" table:formula="of:=[.F145]+[.F169]" table:style-name="ce17">
            <text:p>4.695.596,57</text:p>
          </table:table-cell>
          <table:table-cell office:value-type="float" office:value="4689777.32" table:formula="of:=[.G145]+[.G169]" table:style-name="ce17">
            <text:p>4.689.777,32</text:p>
          </table:table-cell>
          <table:table-cell office:value-type="float" office:value="4335858.7399999993" table:formula="of:=[.H145]+[.H169]" table:style-name="ce17">
            <text:p>4.335.858,74</text:p>
          </table:table-cell>
          <table:table-cell office:value-type="float" office:value="0" table:formula="of:=[.I145]+[.I169]" table:style-name="ce17">
            <text:p>0,00</text:p>
          </table:table-cell>
          <table:table-cell office:value-type="float" office:value="0" table:formula="of:=[.J145]+[.J169]" table:style-name="ce17">
            <text:p>0,00</text:p>
          </table:table-cell>
          <table:table-cell office:value-type="float" office:value="0" table:formula="of:=[.K145]+[.K169]" table:style-name="ce17">
            <text:p>0,00</text:p>
          </table:table-cell>
          <table:table-cell office:value-type="float" office:value="0" table:formula="of:=[.L145]+[.L169]" table:style-name="ce17">
            <text:p>0,00</text:p>
          </table:table-cell>
          <table:table-cell office:value-type="float" office:value="0" table:formula="of:=[.M145]+[.M169]" table:style-name="ce17">
            <text:p>0,00</text:p>
          </table:table-cell>
          <table:table-cell office:value-type="float" office:value="0" table:formula="of:=[.N145]+[.N169]" table:style-name="ce17">
            <text:p>0,00</text:p>
          </table:table-cell>
          <table:table-cell office:value-type="float" office:value="30489894.960000001" table:formula="of:=[.O145]+[.O169]" table:style-name="ce17">
            <text:p>30.489.894,96</text:p>
          </table:table-cell>
          <table:table-cell office:value-type="percentage" office:value="1.0601955545330539" table:formula="of:=[.O144]/[.$O$148]" table:style-name="ce27">
            <text:p>106,02%</text:p>
          </table:table-cell>
          <table:table-cell table:number-columns-repeated="192" table:style-name="ce11"/>
          <table:table-cell table:number-columns-repeated="16176" table:style-name="ce3"/>
        </table:table-row>
        <table:table-row table:style-name="ro3">
          <table:table-cell office:value-type="string" table:style-name="ce12">
            <text:p>4.1</text:p>
          </table:table-cell>
          <table:table-cell office:value-type="string" table:style-name="ce16">
            <text:p>RECEITAS OPERACIONAIS</text:p>
          </table:table-cell>
          <table:table-cell office:value-type="float" office:value="5995890.4199999999" table:formula="of:=[.C146]+[.C161]" table:style-name="ce17">
            <text:p>5.995.890,42</text:p>
          </table:table-cell>
          <table:table-cell office:value-type="float" office:value="5208403.8999999994" table:formula="of:=[.D146]+[.D161]" table:style-name="ce17">
            <text:p>5.208.403,90</text:p>
          </table:table-cell>
          <table:table-cell office:value-type="float" office:value="5058166.370000001" table:formula="of:=[.E146]+[.E161]" table:style-name="ce17">
            <text:p>5.058.166,37</text:p>
          </table:table-cell>
          <table:table-cell office:value-type="float" office:value="4688096.57" table:formula="of:=[.F146]+[.F161]" table:style-name="ce17">
            <text:p>4.688.096,57</text:p>
          </table:table-cell>
          <table:table-cell office:value-type="float" office:value="4689777.32" table:formula="of:=[.G146]+[.G161]" table:style-name="ce17">
            <text:p>4.689.777,32</text:p>
          </table:table-cell>
          <table:table-cell office:value-type="float" office:value="4229874.3599999994" table:formula="of:=[.H146]+[.H161]" table:style-name="ce17">
            <text:p>4.229.874,36</text:p>
          </table:table-cell>
          <table:table-cell office:value-type="float" office:value="0" table:formula="of:=[.I146]+[.I161]" table:style-name="ce17">
            <text:p>0,00</text:p>
          </table:table-cell>
          <table:table-cell office:value-type="float" office:value="0" table:formula="of:=[.J146]+[.J161]" table:style-name="ce17">
            <text:p>0,00</text:p>
          </table:table-cell>
          <table:table-cell office:value-type="float" office:value="0" table:formula="of:=[.K146]+[.K161]" table:style-name="ce17">
            <text:p>0,00</text:p>
          </table:table-cell>
          <table:table-cell office:value-type="float" office:value="0" table:formula="of:=[.L146]+[.L161]" table:style-name="ce17">
            <text:p>0,00</text:p>
          </table:table-cell>
          <table:table-cell office:value-type="float" office:value="0" table:formula="of:=[.M146]+[.M161]" table:style-name="ce17">
            <text:p>0,00</text:p>
          </table:table-cell>
          <table:table-cell office:value-type="float" office:value="0" table:formula="of:=[.N146]+[.N161]" table:style-name="ce17">
            <text:p>0,00</text:p>
          </table:table-cell>
          <table:table-cell office:value-type="float" office:value="29870208.940000001" table:formula="of:=[.O146]+[.O161]" table:style-name="ce17">
            <text:p>29.870.208,94</text:p>
          </table:table-cell>
          <table:table-cell office:value-type="percentage" office:value="1.0386478134053068" table:formula="of:=[.O145]/[.$O$148]" table:style-name="ce27">
            <text:p>103,86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2">
            <text:p>4.1.1</text:p>
          </table:table-cell>
          <table:table-cell office:value-type="string" table:style-name="ce16">
            <text:p>RECEITA OPERACIONAL LIQUIDA</text:p>
          </table:table-cell>
          <table:table-cell office:value-type="float" office:value="5995757.46" table:formula="of:=[.C147]" table:style-name="ce17">
            <text:p>5.995.757,46</text:p>
          </table:table-cell>
          <table:table-cell office:value-type="float" office:value="5208373.6399999997" table:formula="of:=[.D147]" table:style-name="ce17">
            <text:p>5.208.373,64</text:p>
          </table:table-cell>
          <table:table-cell office:value-type="float" office:value="5058166.370000001" table:formula="of:=[.E147]" table:style-name="ce17">
            <text:p>5.058.166,37</text:p>
          </table:table-cell>
          <table:table-cell office:value-type="float" office:value="4683392.63" table:formula="of:=[.F147]" table:style-name="ce17">
            <text:p>4.683.392,63</text:p>
          </table:table-cell>
          <table:table-cell office:value-type="float" office:value="4689775.84" table:formula="of:=[.G147]" table:style-name="ce17">
            <text:p>4.689.775,84</text:p>
          </table:table-cell>
          <table:table-cell office:value-type="float" office:value="4229874.3599999994" table:formula="of:=[.H147]" table:style-name="ce17">
            <text:p>4.229.874,36</text:p>
          </table:table-cell>
          <table:table-cell office:value-type="float" office:value="0" table:formula="of:=[.I147]" table:style-name="ce17">
            <text:p>0,00</text:p>
          </table:table-cell>
          <table:table-cell office:value-type="float" office:value="0" table:formula="of:=[.J147]" table:style-name="ce17">
            <text:p>0,00</text:p>
          </table:table-cell>
          <table:table-cell office:value-type="float" office:value="0" table:formula="of:=[.K147]" table:style-name="ce17">
            <text:p>0,00</text:p>
          </table:table-cell>
          <table:table-cell office:value-type="float" office:value="0" table:formula="of:=[.L147]" table:style-name="ce17">
            <text:p>0,00</text:p>
          </table:table-cell>
          <table:table-cell office:value-type="float" office:value="0" table:formula="of:=[.M147]" table:style-name="ce17">
            <text:p>0,00</text:p>
          </table:table-cell>
          <table:table-cell office:value-type="float" office:value="0" table:formula="of:=[.N147]" table:style-name="ce17">
            <text:p>0,00</text:p>
          </table:table-cell>
          <table:table-cell office:value-type="float" office:value="29865340.300000001" table:formula="of:=[.O147]" table:style-name="ce17">
            <text:p>29.865.340,30</text:p>
          </table:table-cell>
          <table:table-cell office:value-type="percentage" office:value="1.0384785209072056" table:formula="of:=[.O146]/[.$O$148]" table:style-name="ce27">
            <text:p>103,85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2">
            <text:p>4.1.1.01</text:p>
          </table:table-cell>
          <table:table-cell office:value-type="string" table:style-name="ce16">
            <text:p>RECEITA OPERACIONAL BRUTA</text:p>
          </table:table-cell>
          <table:table-cell office:value-type="float" office:value="5995757.46" table:formula="of:=[.C148]+[.C150]+[.C153]" table:style-name="ce17">
            <text:p>5.995.757,46</text:p>
          </table:table-cell>
          <table:table-cell office:value-type="float" office:value="5208373.6399999997" table:formula="of:=[.D148]+[.D150]+[.D153]" table:style-name="ce17">
            <text:p>5.208.373,64</text:p>
          </table:table-cell>
          <table:table-cell office:value-type="float" office:value="5058166.370000001" table:formula="of:=[.E148]+[.E150]+[.E153]" table:style-name="ce17">
            <text:p>5.058.166,37</text:p>
          </table:table-cell>
          <table:table-cell office:value-type="float" office:value="4683392.63" table:formula="of:=[.F148]+[.F150]+[.F153]" table:style-name="ce17">
            <text:p>4.683.392,63</text:p>
          </table:table-cell>
          <table:table-cell office:value-type="float" office:value="4689775.84" table:formula="of:=[.G148]+[.G150]+[.G153]" table:style-name="ce17">
            <text:p>4.689.775,84</text:p>
          </table:table-cell>
          <table:table-cell office:value-type="float" office:value="4229874.3599999994" table:formula="of:=[.H148]+[.H150]+[.H153]" table:style-name="ce17">
            <text:p>4.229.874,36</text:p>
          </table:table-cell>
          <table:table-cell office:value-type="float" office:value="0" table:formula="of:=[.I148]+[.I150]+[.I153]" table:style-name="ce17">
            <text:p>0,00</text:p>
          </table:table-cell>
          <table:table-cell office:value-type="float" office:value="0" table:formula="of:=[.J148]+[.J150]+[.J153]" table:style-name="ce17">
            <text:p>0,00</text:p>
          </table:table-cell>
          <table:table-cell office:value-type="float" office:value="0" table:formula="of:=[.K148]+[.K150]+[.K153]" table:style-name="ce17">
            <text:p>0,00</text:p>
          </table:table-cell>
          <table:table-cell office:value-type="float" office:value="0" table:formula="of:=[.L148]+[.L150]+[.L153]" table:style-name="ce17">
            <text:p>0,00</text:p>
          </table:table-cell>
          <table:table-cell office:value-type="float" office:value="0" table:formula="of:=[.M148]+[.M150]+[.M153]" table:style-name="ce17">
            <text:p>0,00</text:p>
          </table:table-cell>
          <table:table-cell office:value-type="float" office:value="0" table:formula="of:=[.N148]+[.N150]+[.N153]" table:style-name="ce17">
            <text:p>0,00</text:p>
          </table:table-cell>
          <table:table-cell office:value-type="float" office:value="29865340.300000001" table:formula="of:=[.O148]+[.O150]+[.O153]" table:style-name="ce17">
            <text:p>29.865.340,30</text:p>
          </table:table-cell>
          <table:table-cell office:value-type="percentage" office:value="1.0384785209072056" table:formula="of:=[.O147]/[.$O$148]" table:style-name="ce27">
            <text:p>103,85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8">
            <text:p>4.1.1.01.01</text:p>
          </table:table-cell>
          <table:table-cell office:value-type="string" table:style-name="ce18">
            <text:p>RECEITA OPERACIONAL BRUTA</text:p>
          </table:table-cell>
          <table:table-cell office:value-type="float" office:value="5694106.79" table:formula="of:=SUM([.C149])" table:style-name="ce19">
            <text:p>5.694.106,79</text:p>
          </table:table-cell>
          <table:table-cell office:value-type="float" office:value="4766034.45" table:formula="of:=SUM([.D149])" table:style-name="ce19">
            <text:p>4.766.034,45</text:p>
          </table:table-cell>
          <table:table-cell office:value-type="float" office:value="4636722.9800000004" table:formula="of:=SUM([.E149])" table:style-name="ce19">
            <text:p>4.636.722,98</text:p>
          </table:table-cell>
          <table:table-cell office:value-type="float" office:value="4739783.2699999996" table:formula="of:=SUM([.F149])" table:style-name="ce19">
            <text:p>4.739.783,27</text:p>
          </table:table-cell>
          <table:table-cell office:value-type="float" office:value="4667818.46" table:formula="of:=SUM([.G149])" table:style-name="ce19">
            <text:p>4.667.818,46</text:p>
          </table:table-cell>
          <table:table-cell office:value-type="float" office:value="4254280.33" table:formula="of:=SUM([.H149])" table:style-name="ce19">
            <text:p>4.254.280,33</text:p>
          </table:table-cell>
          <table:table-cell office:value-type="float" office:value="0" table:formula="of:=SUM([.I149])" table:style-name="ce19">
            <text:p>0,00</text:p>
          </table:table-cell>
          <table:table-cell office:value-type="float" office:value="0" table:formula="of:=SUM([.J149])" table:style-name="ce19">
            <text:p>0,00</text:p>
          </table:table-cell>
          <table:table-cell office:value-type="float" office:value="0" table:formula="of:=SUM([.K149])" table:style-name="ce19">
            <text:p>0,00</text:p>
          </table:table-cell>
          <table:table-cell office:value-type="float" office:value="0" table:formula="of:=SUM([.L149])" table:style-name="ce19">
            <text:p>0,00</text:p>
          </table:table-cell>
          <table:table-cell office:value-type="float" office:value="0" table:formula="of:=SUM([.M149])" table:style-name="ce19">
            <text:p>0,00</text:p>
          </table:table-cell>
          <table:table-cell office:value-type="float" office:value="0" table:formula="of:=SUM([.N149])" table:style-name="ce19">
            <text:p>0,00</text:p>
          </table:table-cell>
          <table:table-cell office:value-type="float" office:value="28758746.280000001" table:formula="of:=SUM([.O149])" table:style-name="ce19">
            <text:p>28.758.746,28</text:p>
          </table:table-cell>
          <table:table-cell office:value-type="percentage" office:value="1" table:formula="of:=[.O148]/[.$O$148]" table:style-name="ce28">
            <text:p>100,00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24">
            <text:p>4.1.1.01.01.00907</text:p>
          </table:table-cell>
          <table:table-cell office:value-type="string" table:style-name="ce24">
            <text:p>VENDAS DE MERCADORIA</text:p>
          </table:table-cell>
          <table:table-cell office:value-type="float" office:value="5694106.79" table:style-name="ce29">
            <text:p>5.694.106,79</text:p>
          </table:table-cell>
          <table:table-cell office:value-type="float" office:value="4766034.45" table:style-name="ce29">
            <text:p>4.766.034,45</text:p>
          </table:table-cell>
          <table:table-cell office:value-type="float" office:value="4636722.9800000004" table:style-name="ce29">
            <text:p>4.636.722,98</text:p>
          </table:table-cell>
          <table:table-cell office:value-type="float" office:value="4739783.2699999996" table:style-name="ce29">
            <text:p>4.739.783,27</text:p>
          </table:table-cell>
          <table:table-cell office:value-type="float" office:value="4667818.46" table:style-name="ce29">
            <text:p>4.667.818,46</text:p>
          </table:table-cell>
          <table:table-cell office:value-type="float" office:value="4254280.33" table:style-name="ce29">
            <text:p>4.254.280,33</text:p>
          </table:table-cell>
          <table:table-cell table:number-columns-repeated="6" table:style-name="ce29"/>
          <table:table-cell office:value-type="float" office:value="28758746.280000001" table:formula="of:=SUM([.C149:.N149])" table:style-name="ce29">
            <text:p>28.758.746,28</text:p>
          </table:table-cell>
          <table:table-cell office:value-type="percentage" office:value="1" table:formula="of:=[.O149]/[.$O$148]" table:style-name="ce105">
            <text:p>100,00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8">
            <text:p>4.1.1.01.02</text:p>
          </table:table-cell>
          <table:table-cell office:value-type="string" table:style-name="ce18">
            <text:p>TAXA DE SERVICO</text:p>
          </table:table-cell>
          <table:table-cell office:value-type="float" office:value="505617.67" table:formula="of:=SUM([.C151:.C152])" table:style-name="ce19">
            <text:p>505.617,67</text:p>
          </table:table-cell>
          <table:table-cell office:value-type="float" office:value="615304.89" table:formula="of:=SUM([.D151:.D152])" table:style-name="ce19">
            <text:p>615.304,89</text:p>
          </table:table-cell>
          <table:table-cell office:value-type="float" office:value="577474.23" table:formula="of:=SUM([.E151:.E152])" table:style-name="ce19">
            <text:p>577.474,23</text:p>
          </table:table-cell>
          <table:table-cell office:value-type="float" office:value="402812.63" table:formula="of:=SUM([.F151:.F152])" table:style-name="ce19">
            <text:p>402.812,63</text:p>
          </table:table-cell>
          <table:table-cell office:value-type="float" office:value="479058.75" table:formula="of:=SUM([.G151:.G152])" table:style-name="ce19">
            <text:p>479.058,75</text:p>
          </table:table-cell>
          <table:table-cell office:value-type="float" office:value="391309.51" table:formula="of:=SUM([.H151:.H152])" table:style-name="ce19">
            <text:p>391.309,51</text:p>
          </table:table-cell>
          <table:table-cell office:value-type="float" office:value="0" table:formula="of:=SUM([.I151:.I152])" table:style-name="ce19">
            <text:p>0,00</text:p>
          </table:table-cell>
          <table:table-cell office:value-type="float" office:value="0" table:formula="of:=SUM([.J151:.J152])" table:style-name="ce19">
            <text:p>0,00</text:p>
          </table:table-cell>
          <table:table-cell office:value-type="float" office:value="0" table:formula="of:=SUM([.K151:.K152])" table:style-name="ce19">
            <text:p>0,00</text:p>
          </table:table-cell>
          <table:table-cell office:value-type="float" office:value="0" table:formula="of:=SUM([.L151:.L152])" table:style-name="ce19">
            <text:p>0,00</text:p>
          </table:table-cell>
          <table:table-cell office:value-type="float" office:value="0" table:formula="of:=SUM([.M151:.M152])" table:style-name="ce19">
            <text:p>0,00</text:p>
          </table:table-cell>
          <table:table-cell office:value-type="float" office:value="0" table:formula="of:=SUM([.N151:.N152])" table:style-name="ce19">
            <text:p>0,00</text:p>
          </table:table-cell>
          <table:table-cell office:value-type="float" office:value="2971577.6799999997" table:formula="of:=SUM([.O151:.O152])" table:style-name="ce19">
            <text:p>2.971.577,68</text:p>
          </table:table-cell>
          <table:table-cell office:value-type="percentage" office:value="0.1033277894338028" table:formula="of:=[.O150]/[.$O$148]" table:style-name="ce28">
            <text:p>10,33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24">
            <text:p>4.1.1.01.02.21711</text:p>
          </table:table-cell>
          <table:table-cell office:value-type="string" table:style-name="ce24">
            <text:p>SERVIÇOS PRESTADOS</text:p>
          </table:table-cell>
          <table:table-cell office:value-type="float" office:value="0" table:style-name="ce29">
            <text:p>0,00</text:p>
          </table:table-cell>
          <table:table-cell office:value-type="float" office:value="215320" table:style-name="ce29">
            <text:p>215.320,00</text:p>
          </table:table-cell>
          <table:table-cell office:value-type="float" office:value="180000" table:style-name="ce29">
            <text:p>180.000,00</text:p>
          </table:table-cell>
          <table:table-cell office:value-type="float" office:value="0" table:style-name="ce29">
            <text:p>0,00</text:p>
          </table:table-cell>
          <table:table-cell office:value-type="float" office:value="67559" table:style-name="ce29">
            <text:p>67.559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462879" table:formula="of:=SUM([.C151:.N151])" table:style-name="ce29">
            <text:p>462.879,00</text:p>
          </table:table-cell>
          <table:table-cell office:value-type="percentage" office:value="1.6095242660905035E-2" table:formula="of:=[.O151]/[.$O$148]" table:style-name="ce105">
            <text:p>1,61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24">
            <text:p>4.1.1.01.02.21712</text:p>
          </table:table-cell>
          <table:table-cell office:value-type="string" table:style-name="ce24">
            <text:p>TAXA DE SERVICO</text:p>
          </table:table-cell>
          <table:table-cell office:value-type="float" office:value="505617.67" table:style-name="ce29">
            <text:p>505.617,67</text:p>
          </table:table-cell>
          <table:table-cell office:value-type="float" office:value="399984.89" table:style-name="ce29">
            <text:p>399.984,89</text:p>
          </table:table-cell>
          <table:table-cell office:value-type="float" office:value="397474.23" table:style-name="ce29">
            <text:p>397.474,23</text:p>
          </table:table-cell>
          <table:table-cell office:value-type="float" office:value="402812.63" table:style-name="ce29">
            <text:p>402.812,63</text:p>
          </table:table-cell>
          <table:table-cell office:value-type="float" office:value="411499.75" table:style-name="ce29">
            <text:p>411.499,75</text:p>
          </table:table-cell>
          <table:table-cell office:value-type="float" office:value="391309.51" table:style-name="ce29">
            <text:p>391.309,51</text:p>
          </table:table-cell>
          <table:table-cell table:number-columns-repeated="6" table:style-name="ce29"/>
          <table:table-cell office:value-type="float" office:value="2508698.6799999997" table:formula="of:=SUM([.C152:.N152])" table:style-name="ce29">
            <text:p>2.508.698,68</text:p>
          </table:table-cell>
          <table:table-cell office:value-type="percentage" office:value="8.7232546772897768E-2" table:formula="of:=[.O152]/[.$O$148]" table:style-name="ce105">
            <text:p>8,72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8">
            <text:p>4.1.1.01.03</text:p>
          </table:table-cell>
          <table:table-cell office:value-type="string" table:style-name="ce18">
            <text:p>(-)DEDUÇÕES RECEITA OPERAC.BRUTA</text:p>
          </table:table-cell>
          <table:table-cell office:value-type="float" office:value="-203967" table:formula="of:=SUM([.C154:.C160])" table:style-name="ce19">
            <text:p>-203.967,00</text:p>
          </table:table-cell>
          <table:table-cell office:value-type="float" office:value="-172965.70000000007" table:formula="of:=SUM([.D154:.D160])" table:style-name="ce19">
            <text:p>-172.965,70</text:p>
          </table:table-cell>
          <table:table-cell office:value-type="float" office:value="-156030.84000000003" table:formula="of:=SUM([.E154:.E160])" table:style-name="ce19">
            <text:p>-156.030,84</text:p>
          </table:table-cell>
          <table:table-cell office:value-type="float" office:value="-459203.26999999996" table:formula="of:=SUM([.F154:.F160])" table:style-name="ce19">
            <text:p>-459.203,27</text:p>
          </table:table-cell>
          <table:table-cell office:value-type="float" office:value="-457101.37" table:formula="of:=SUM([.G154:.G160])" table:style-name="ce19">
            <text:p>-457.101,37</text:p>
          </table:table-cell>
          <table:table-cell office:value-type="float" office:value="-415715.48" table:formula="of:=SUM([.H154:.H160])" table:style-name="ce19">
            <text:p>-415.715,48</text:p>
          </table:table-cell>
          <table:table-cell office:value-type="float" office:value="0" table:formula="of:=SUM([.I154:.I160])" table:style-name="ce19">
            <text:p>0,00</text:p>
          </table:table-cell>
          <table:table-cell office:value-type="float" office:value="0" table:formula="of:=SUM([.J154:.J160])" table:style-name="ce19">
            <text:p>0,00</text:p>
          </table:table-cell>
          <table:table-cell office:value-type="float" office:value="0" table:formula="of:=SUM([.K154:.K160])" table:style-name="ce19">
            <text:p>0,00</text:p>
          </table:table-cell>
          <table:table-cell office:value-type="float" office:value="0" table:formula="of:=SUM([.L154:.L160])" table:style-name="ce19">
            <text:p>0,00</text:p>
          </table:table-cell>
          <table:table-cell office:value-type="float" office:value="0" table:formula="of:=SUM([.M154:.M160])" table:style-name="ce19">
            <text:p>0,00</text:p>
          </table:table-cell>
          <table:table-cell office:value-type="float" office:value="0" table:formula="of:=SUM([.N154:.N160])" table:style-name="ce19">
            <text:p>0,00</text:p>
          </table:table-cell>
          <table:table-cell office:value-type="float" office:value="-1864983.66" table:formula="of:=SUM([.O154:.O160])" table:style-name="ce19">
            <text:p>-1.864.983,66</text:p>
          </table:table-cell>
          <table:table-cell office:value-type="percentage" office:value="-6.4849268526597253E-2" table:formula="of:=[.O153]/[.$O$148]" table:style-name="ce28">
            <text:p>-6,48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24">
            <text:p>4.1.1.01.03.00918</text:p>
          </table:table-cell>
          <table:table-cell office:value-type="string" table:style-name="ce24">
            <text:p>(-) ICMS</text:p>
          </table:table-cell>
          <table:table-cell office:value-type="float" office:value="-203967" table:style-name="ce29">
            <text:p>-203.967,00</text:p>
          </table:table-cell>
          <table:table-cell office:value-type="float" office:value="-172659.3" table:style-name="ce29">
            <text:p>-172.659,30</text:p>
          </table:table-cell>
          <table:table-cell office:value-type="float" office:value="-152022.01999999999" table:style-name="ce29">
            <text:p>-152.022,02</text:p>
          </table:table-cell>
          <table:table-cell office:value-type="float" office:value="-167663.98000000001" table:style-name="ce29">
            <text:p>-167.663,98</text:p>
          </table:table-cell>
          <table:table-cell office:value-type="float" office:value="-163114.51999999999" table:style-name="ce29">
            <text:p>-163.114,52</text:p>
          </table:table-cell>
          <table:table-cell office:value-type="float" office:value="-148571.49" table:style-name="ce29">
            <text:p>-148.571,49</text:p>
          </table:table-cell>
          <table:table-cell table:number-columns-repeated="6" table:style-name="ce29"/>
          <table:table-cell office:value-type="float" office:value="-1007998.3099999999" table:formula="of:=SUM([.C154:.N154])" table:style-name="ce29">
            <text:p>-1.007.998,31</text:p>
          </table:table-cell>
          <table:table-cell office:value-type="percentage" office:value="-3.5050147881481288E-2" table:formula="of:=[.O154]/[.$O$148]" table:style-name="ce105">
            <text:p>-3,51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24">
            <text:p>4.1.1.01.03.00919</text:p>
          </table:table-cell>
          <table:table-cell office:value-type="string" table:style-name="ce24">
            <text:p>(-) ISS</text:p>
          </table:table-cell>
          <table:table-cell office:value-type="float" office:value="0" table:style-name="ce29">
            <text:p>0,00</text:p>
          </table:table-cell>
          <table:table-cell office:value-type="float" office:value="-306.39999999999998" table:style-name="ce29">
            <text:p>-306,40</text:p>
          </table:table-cell>
          <table:table-cell office:value-type="float" office:value="-4000" table:style-name="ce29">
            <text:p>-4.000,00</text:p>
          </table:table-cell>
          <table:table-cell office:value-type="float" office:value="-6580.55" table:style-name="ce29">
            <text:p>-6.580,55</text:p>
          </table:table-cell>
          <table:table-cell office:value-type="float" office:value="-1351.18" table:style-name="ce29">
            <text:p>-1.351,18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-12238.130000000001" table:formula="of:=SUM([.C155:.N155])" table:style-name="ce29">
            <text:p>-12.238,13</text:p>
          </table:table-cell>
          <table:table-cell office:value-type="percentage" office:value="-4.2554462843572889E-4" table:formula="of:=[.O155]/[.$O$148]" table:style-name="ce105">
            <text:p>-0,04%</text:p>
          </table:table-cell>
          <table:table-cell table:number-columns-repeated="192" table:style-name="ce15"/>
          <table:table-cell table:number-columns-repeated="16176"/>
        </table:table-row>
        <table:table-row table:style-name="ro3">
          <table:table-cell office:value-type="string" table:style-name="ce24">
            <text:p>4.1.1.01.03.20455</text:p>
          </table:table-cell>
          <table:table-cell office:value-type="string" table:style-name="ce24">
            <text:p>(-) COFINS</text:p>
          </table:table-cell>
          <table:table-cell office:value-type="float" office:value="-179872.73" table:style-name="ce29">
            <text:p>-179.872,73</text:p>
          </table:table-cell>
          <table:table-cell office:value-type="float" office:value="-156249.01999999999" table:style-name="ce29">
            <text:p>-156.249,02</text:p>
          </table:table-cell>
          <table:table-cell office:value-type="float" office:value="-152542.89000000001" table:style-name="ce29">
            <text:p>-152.542,89</text:p>
          </table:table-cell>
          <table:table-cell office:value-type="float" office:value="-115819.24" table:style-name="ce29">
            <text:p>-115.819,24</text:p>
          </table:table-cell>
          <table:table-cell office:value-type="float" office:value="-117958.7" table:style-name="ce29">
            <text:p>-117.958,70</text:p>
          </table:table-cell>
          <table:table-cell office:value-type="float" office:value="-109276.6" table:style-name="ce29">
            <text:p>-109.276,60</text:p>
          </table:table-cell>
          <table:table-cell table:number-columns-repeated="6" table:style-name="ce29"/>
          <table:table-cell office:value-type="float" office:value="-831719.17999999993" table:formula="of:=SUM([.C156:.N156])" table:style-name="ce29">
            <text:p>-831.719,18</text:p>
          </table:table-cell>
          <table:table-cell office:value-type="percentage" office:value="-2.8920564613708882E-2" table:formula="of:=[.O156]/[.$O$148]" table:style-name="ce105">
            <text:p>-2,89%</text:p>
          </table:table-cell>
          <table:table-cell table:number-columns-repeated="192" table:style-name="ce31"/>
          <table:table-cell table:number-columns-repeated="16176"/>
        </table:table-row>
        <table:table-row table:style-name="ro3">
          <table:table-cell office:value-type="string" table:style-name="ce24">
            <text:p>4.1.1.01.03.20456</text:p>
          </table:table-cell>
          <table:table-cell office:value-type="string" table:style-name="ce24">
            <text:p>(-) PIS</text:p>
          </table:table-cell>
          <table:table-cell office:value-type="float" office:value="-38972.36" table:style-name="ce29">
            <text:p>-38.972,36</text:p>
          </table:table-cell>
          <table:table-cell office:value-type="float" office:value="-33853.949999999997" table:style-name="ce29">
            <text:p>-33.853,95</text:p>
          </table:table-cell>
          <table:table-cell office:value-type="float" office:value="-33050.97" table:style-name="ce29">
            <text:p>-33.050,97</text:p>
          </table:table-cell>
          <table:table-cell office:value-type="float" office:value="-25094.17" table:style-name="ce29">
            <text:p>-25.094,17</text:p>
          </table:table-cell>
          <table:table-cell office:value-type="float" office:value="-25557.73" table:style-name="ce29">
            <text:p>-25.557,73</text:p>
          </table:table-cell>
          <table:table-cell office:value-type="float" office:value="-24692.65" table:style-name="ce29">
            <text:p>-24.692,65</text:p>
          </table:table-cell>
          <table:table-cell table:number-columns-repeated="6" table:style-name="ce29"/>
          <table:table-cell office:value-type="float" office:value="-181221.83" table:formula="of:=SUM([.C157:.N157])" table:style-name="ce29">
            <text:p>-181.221,83</text:p>
          </table:table-cell>
          <table:table-cell office:value-type="percentage" office:value="-6.3014509824452607E-3" table:formula="of:=[.O157]/[.$O$148]" table:style-name="ce105">
            <text:p>-0,63%</text:p>
          </table:table-cell>
          <table:table-cell table:number-columns-repeated="192" table:style-name="ce31"/>
          <table:table-cell table:number-columns-repeated="16176"/>
        </table:table-row>
        <table:table-row table:style-name="ro3">
          <table:table-cell office:value-type="string" table:style-name="ce24">
            <text:p>4.1.1.01.03.20457</text:p>
          </table:table-cell>
          <table:table-cell office:value-type="string" table:style-name="ce24">
            <text:p>(-) CONTRIBUIÇÃO SOCIAL</text:p>
          </table:table-cell>
          <table:table-cell office:value-type="float" office:value="-66957.02" table:style-name="ce29">
            <text:p>-66.957,02</text:p>
          </table:table-cell>
          <table:table-cell office:value-type="float" office:value="-57777.4" table:style-name="ce29">
            <text:p>-57.777,40</text:p>
          </table:table-cell>
          <table:table-cell office:value-type="float" office:value="-56398.2" table:style-name="ce29">
            <text:p>-56.398,20</text:p>
          </table:table-cell>
          <table:table-cell office:value-type="float" office:value="-51189.66" table:style-name="ce29">
            <text:p>-51.189,66</text:p>
          </table:table-cell>
          <table:table-cell office:value-type="float" office:value="-52358.14" table:style-name="ce29">
            <text:p>-52.358,14</text:p>
          </table:table-cell>
          <table:table-cell office:value-type="float" office:value="-47062.74" table:style-name="ce29">
            <text:p>-47.062,74</text:p>
          </table:table-cell>
          <table:table-cell table:number-columns-repeated="6" table:style-name="ce29"/>
          <table:table-cell office:value-type="float" office:value="-331743.15999999997" table:formula="of:=SUM([.C158:.N158])" table:style-name="ce29">
            <text:p>-331.743,16</text:p>
          </table:table-cell>
          <table:table-cell office:value-type="percentage" office:value="-1.1535383245503565E-2" table:formula="of:=[.O158]/[.$O$148]" table:style-name="ce105">
            <text:p>-1,15%</text:p>
          </table:table-cell>
          <table:table-cell table:number-columns-repeated="192" table:style-name="ce31"/>
          <table:table-cell table:number-columns-repeated="16176"/>
        </table:table-row>
        <table:table-row table:style-name="ro3">
          <table:table-cell office:value-type="string" table:style-name="ce24">
            <text:p>4.1.1.01.03.20458</text:p>
          </table:table-cell>
          <table:table-cell office:value-type="string" table:style-name="ce24">
            <text:p>(-) IMPOSTO DE RENDA -MTZ</text:p>
          </table:table-cell>
          <table:table-cell office:value-type="float" office:value="-121994.49" table:style-name="ce29">
            <text:p>-121.994,49</text:p>
          </table:table-cell>
          <table:table-cell office:value-type="float" office:value="-118545.99" table:style-name="ce29">
            <text:p>-118.545,99</text:p>
          </table:table-cell>
          <table:table-cell office:value-type="float" office:value="-113768.52" table:style-name="ce29">
            <text:p>-113.768,52</text:p>
          </table:table-cell>
          <table:table-cell office:value-type="float" office:value="-92855.67" table:style-name="ce29">
            <text:p>-92.855,67</text:p>
          </table:table-cell>
          <table:table-cell office:value-type="float" office:value="-96761.1" table:style-name="ce29">
            <text:p>-96.761,10</text:p>
          </table:table-cell>
          <table:table-cell office:value-type="float" office:value="-86112" table:style-name="ce29">
            <text:p>-86.112,00</text:p>
          </table:table-cell>
          <table:table-cell table:number-columns-repeated="6" table:style-name="ce29"/>
          <table:table-cell office:value-type="float" office:value="-630037.77" table:formula="of:=SUM([.C159:.N159])" table:style-name="ce29">
            <text:p>-630.037,77</text:p>
          </table:table-cell>
          <table:table-cell office:value-type="percentage" office:value="-2.1907692493471242E-2" table:formula="of:=[.O159]/[.$O$148]" table:style-name="ce105">
            <text:p>-2,19%</text:p>
          </table:table-cell>
          <table:table-cell table:number-columns-repeated="192" table:style-name="ce15"/>
          <table:table-cell table:number-columns-repeated="16176"/>
        </table:table-row>
        <table:table-row table:style-name="ro3">
          <table:table-cell office:value-type="string" table:style-name="ce24">
            <text:p>4.1.1.01.03.20459</text:p>
          </table:table-cell>
          <table:table-cell office:value-type="string" table:style-name="ce24">
            <text:p>SUBVENCAO PERSE</text:p>
          </table:table-cell>
          <table:table-cell office:value-type="float" office:value="407796.6" table:style-name="ce29">
            <text:p>407.796,60</text:p>
          </table:table-cell>
          <table:table-cell office:value-type="float" office:value="366426.36" table:style-name="ce29">
            <text:p>366.426,36</text:p>
          </table:table-cell>
          <table:table-cell office:value-type="float" office:value="355751.76" table:style-name="ce29">
            <text:p>355.751,76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1129974.72" table:formula="of:=SUM([.C160:.N160])" table:style-name="ce29">
            <text:p>1.129.974,72</text:p>
          </table:table-cell>
          <table:table-cell office:value-type="percentage" office:value="3.9291515318448711E-2" table:formula="of:=[.O160]/[.$O$148]" table:style-name="ce105">
            <text:p>3,93%</text:p>
          </table:table-cell>
          <table:table-cell table:number-columns-repeated="191" table:style-name="ce3"/>
          <table:table-cell table:style-name="ce11"/>
          <table:table-cell table:number-columns-repeated="16176"/>
        </table:table-row>
        <table:table-row table:style-name="ro3">
          <table:table-cell office:value-type="string" table:style-name="ce12">
            <text:p>4.1.2</text:p>
          </table:table-cell>
          <table:table-cell office:value-type="string" table:style-name="ce16">
            <text:p>RECEITAS FINANCEIRAS</text:p>
          </table:table-cell>
          <table:table-cell office:value-type="float" office:value="132.96" table:formula="of:=[.C162]" table:style-name="ce17">
            <text:p>132,96</text:p>
          </table:table-cell>
          <table:table-cell office:value-type="float" office:value="30.26" table:formula="of:=[.D162]" table:style-name="ce17">
            <text:p>30,26</text:p>
          </table:table-cell>
          <table:table-cell office:value-type="float" office:value="0" table:formula="of:=[.E162]" table:style-name="ce17">
            <text:p>0,00</text:p>
          </table:table-cell>
          <table:table-cell office:value-type="float" office:value="4703.9400000000005" table:formula="of:=[.F162]" table:style-name="ce17">
            <text:p>4.703,94</text:p>
          </table:table-cell>
          <table:table-cell office:value-type="float" office:value="1.48" table:formula="of:=[.G162]" table:style-name="ce17">
            <text:p>1,48</text:p>
          </table:table-cell>
          <table:table-cell office:value-type="float" office:value="0" table:formula="of:=[.H162]" table:style-name="ce17">
            <text:p>0,00</text:p>
          </table:table-cell>
          <table:table-cell office:value-type="float" office:value="0" table:formula="of:=[.I162]" table:style-name="ce17">
            <text:p>0,00</text:p>
          </table:table-cell>
          <table:table-cell office:value-type="float" office:value="0" table:formula="of:=[.J162]" table:style-name="ce17">
            <text:p>0,00</text:p>
          </table:table-cell>
          <table:table-cell office:value-type="float" office:value="0" table:formula="of:=[.K162]" table:style-name="ce17">
            <text:p>0,00</text:p>
          </table:table-cell>
          <table:table-cell office:value-type="float" office:value="0" table:formula="of:=[.L162]" table:style-name="ce17">
            <text:p>0,00</text:p>
          </table:table-cell>
          <table:table-cell office:value-type="float" office:value="0" table:formula="of:=[.M162]" table:style-name="ce17">
            <text:p>0,00</text:p>
          </table:table-cell>
          <table:table-cell office:value-type="float" office:value="0" table:formula="of:=[.N162]" table:style-name="ce17">
            <text:p>0,00</text:p>
          </table:table-cell>
          <table:table-cell office:value-type="float" office:value="4868.6400000000003" table:formula="of:=[.O162]" table:style-name="ce17">
            <text:p>4.868,64</text:p>
          </table:table-cell>
          <table:table-cell office:value-type="percentage" office:value="1.6929249810120723E-4" table:formula="of:=[.O161]/[.$O$148]" table:style-name="ce27">
            <text:p>0,02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2">
            <text:p>4.1.2.01</text:p>
          </table:table-cell>
          <table:table-cell office:value-type="string" table:style-name="ce16">
            <text:p>RECEITAS FINANCEIRAS</text:p>
          </table:table-cell>
          <table:table-cell office:value-type="float" office:value="132.96" table:formula="of:=[.C163]+[.C165]" table:style-name="ce17">
            <text:p>132,96</text:p>
          </table:table-cell>
          <table:table-cell office:value-type="float" office:value="30.26" table:formula="of:=[.D163]+[.D165]" table:style-name="ce17">
            <text:p>30,26</text:p>
          </table:table-cell>
          <table:table-cell office:value-type="float" office:value="0" table:formula="of:=[.E163]+[.E165]" table:style-name="ce17">
            <text:p>0,00</text:p>
          </table:table-cell>
          <table:table-cell office:value-type="float" office:value="4703.9400000000005" table:formula="of:=[.F163]+[.F165]" table:style-name="ce17">
            <text:p>4.703,94</text:p>
          </table:table-cell>
          <table:table-cell office:value-type="float" office:value="1.48" table:formula="of:=[.G163]+[.G165]" table:style-name="ce17">
            <text:p>1,48</text:p>
          </table:table-cell>
          <table:table-cell office:value-type="float" office:value="0" table:formula="of:=[.H163]+[.H165]" table:style-name="ce17">
            <text:p>0,00</text:p>
          </table:table-cell>
          <table:table-cell office:value-type="float" office:value="0" table:formula="of:=[.I163]+[.I165]" table:style-name="ce17">
            <text:p>0,00</text:p>
          </table:table-cell>
          <table:table-cell office:value-type="float" office:value="0" table:formula="of:=[.J163]+[.J165]" table:style-name="ce17">
            <text:p>0,00</text:p>
          </table:table-cell>
          <table:table-cell office:value-type="float" office:value="0" table:formula="of:=[.K163]+[.K165]" table:style-name="ce17">
            <text:p>0,00</text:p>
          </table:table-cell>
          <table:table-cell office:value-type="float" office:value="0" table:formula="of:=[.L163]+[.L165]" table:style-name="ce17">
            <text:p>0,00</text:p>
          </table:table-cell>
          <table:table-cell office:value-type="float" office:value="0" table:formula="of:=[.M163]+[.M165]" table:style-name="ce17">
            <text:p>0,00</text:p>
          </table:table-cell>
          <table:table-cell office:value-type="float" office:value="0" table:formula="of:=[.N163]+[.N165]" table:style-name="ce17">
            <text:p>0,00</text:p>
          </table:table-cell>
          <table:table-cell office:value-type="float" office:value="4868.6400000000003" table:formula="of:=[.O163]+[.O165]" table:style-name="ce17">
            <text:p>4.868,64</text:p>
          </table:table-cell>
          <table:table-cell office:value-type="percentage" office:value="1.6929249810120723E-4" table:formula="of:=[.O162]/[.$O$148]" table:style-name="ce27">
            <text:p>0,02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8">
            <text:p>4.1.2.01.01</text:p>
          </table:table-cell>
          <table:table-cell office:value-type="string" table:style-name="ce18">
            <text:p>RENDIMENTO DE APLICAÇÕES FINANC.</text:p>
          </table:table-cell>
          <table:table-cell office:value-type="float" office:value="132.96" table:formula="of:=SUM([.C164])" table:style-name="ce19">
            <text:p>132,96</text:p>
          </table:table-cell>
          <table:table-cell office:value-type="float" office:value="0.03" table:formula="of:=SUM([.D164])" table:style-name="ce19">
            <text:p>0,03</text:p>
          </table:table-cell>
          <table:table-cell office:value-type="float" office:value="0" table:formula="of:=SUM([.E164])" table:style-name="ce19">
            <text:p>0,00</text:p>
          </table:table-cell>
          <table:table-cell office:value-type="float" office:value="154.61000000000001" table:formula="of:=SUM([.F164])" table:style-name="ce19">
            <text:p>154,61</text:p>
          </table:table-cell>
          <table:table-cell office:value-type="float" office:value="1.48" table:formula="of:=SUM([.G164])" table:style-name="ce19">
            <text:p>1,48</text:p>
          </table:table-cell>
          <table:table-cell office:value-type="float" office:value="0" table:formula="of:=SUM([.H164])" table:style-name="ce19">
            <text:p>0,00</text:p>
          </table:table-cell>
          <table:table-cell office:value-type="float" office:value="0" table:formula="of:=SUM([.I164])" table:style-name="ce19">
            <text:p>0,00</text:p>
          </table:table-cell>
          <table:table-cell office:value-type="float" office:value="0" table:formula="of:=SUM([.J164])" table:style-name="ce19">
            <text:p>0,00</text:p>
          </table:table-cell>
          <table:table-cell office:value-type="float" office:value="0" table:formula="of:=SUM([.K164])" table:style-name="ce19">
            <text:p>0,00</text:p>
          </table:table-cell>
          <table:table-cell office:value-type="float" office:value="0" table:formula="of:=SUM([.L164])" table:style-name="ce19">
            <text:p>0,00</text:p>
          </table:table-cell>
          <table:table-cell office:value-type="float" office:value="0" table:formula="of:=SUM([.M164])" table:style-name="ce19">
            <text:p>0,00</text:p>
          </table:table-cell>
          <table:table-cell office:value-type="float" office:value="0" table:formula="of:=SUM([.N164])" table:style-name="ce19">
            <text:p>0,00</text:p>
          </table:table-cell>
          <table:table-cell office:value-type="float" office:value="289.08000000000004" table:formula="of:=SUM([.O164])" table:style-name="ce19">
            <text:p>289,08</text:p>
          </table:table-cell>
          <table:table-cell office:value-type="percentage" office:value="1.0051898548895992E-5" table:formula="of:=[.O163]/[.$O$148]" table:style-name="ce28">
            <text:p>0,00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24">
            <text:p>4.1.2.01.01.00920</text:p>
          </table:table-cell>
          <table:table-cell office:value-type="string" table:style-name="ce24">
            <text:p>RENDAS APLIC.CURTO PRAZO</text:p>
          </table:table-cell>
          <table:table-cell office:value-type="float" office:value="132.96" table:style-name="ce29">
            <text:p>132,96</text:p>
          </table:table-cell>
          <table:table-cell office:value-type="float" office:value="0.03" table:style-name="ce29">
            <text:p>0,03</text:p>
          </table:table-cell>
          <table:table-cell office:value-type="float" office:value="0" table:style-name="ce29">
            <text:p>0,00</text:p>
          </table:table-cell>
          <table:table-cell office:value-type="float" office:value="154.61000000000001" table:style-name="ce29">
            <text:p>154,61</text:p>
          </table:table-cell>
          <table:table-cell office:value-type="float" office:value="1.48" table:style-name="ce29">
            <text:p>1,48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289.08000000000004" table:formula="of:=SUM([.C164:.N164])" table:style-name="ce29">
            <text:p>289,08</text:p>
          </table:table-cell>
          <table:table-cell office:value-type="percentage" office:value="1.0051898548895992E-5" table:formula="of:=[.O164]/[.$O$148]" table:style-name="ce105">
            <text:p>0,00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8">
            <text:p>4.1.2.01.02</text:p>
          </table:table-cell>
          <table:table-cell office:value-type="string" table:style-name="ce18">
            <text:p>OUTRAS RECEITAS FINANCEIRAS</text:p>
          </table:table-cell>
          <table:table-cell office:value-type="float" office:value="0" table:formula="of:=SUM([.C166:.C168])" table:style-name="ce19">
            <text:p>0,00</text:p>
          </table:table-cell>
          <table:table-cell office:value-type="float" office:value="30.23" table:formula="of:=SUM([.D166:.D168])" table:style-name="ce19">
            <text:p>30,23</text:p>
          </table:table-cell>
          <table:table-cell office:value-type="float" office:value="0" table:formula="of:=SUM([.E166:.E168])" table:style-name="ce19">
            <text:p>0,00</text:p>
          </table:table-cell>
          <table:table-cell office:value-type="float" office:value="4549.3300000000008" table:formula="of:=SUM([.F166:.F168])" table:style-name="ce19">
            <text:p>4.549,33</text:p>
          </table:table-cell>
          <table:table-cell office:value-type="float" office:value="0" table:formula="of:=SUM([.G166:.G168])" table:style-name="ce19">
            <text:p>0,00</text:p>
          </table:table-cell>
          <table:table-cell office:value-type="float" office:value="0" table:formula="of:=SUM([.H166:.H168])" table:style-name="ce19">
            <text:p>0,00</text:p>
          </table:table-cell>
          <table:table-cell office:value-type="float" office:value="0" table:formula="of:=SUM([.I166:.I168])" table:style-name="ce19">
            <text:p>0,00</text:p>
          </table:table-cell>
          <table:table-cell office:value-type="float" office:value="0" table:formula="of:=SUM([.J166:.J168])" table:style-name="ce19">
            <text:p>0,00</text:p>
          </table:table-cell>
          <table:table-cell office:value-type="float" office:value="0" table:formula="of:=SUM([.K166:.K168])" table:style-name="ce19">
            <text:p>0,00</text:p>
          </table:table-cell>
          <table:table-cell office:value-type="float" office:value="0" table:formula="of:=SUM([.L166:.L168])" table:style-name="ce19">
            <text:p>0,00</text:p>
          </table:table-cell>
          <table:table-cell office:value-type="float" office:value="0" table:formula="of:=SUM([.M166:.M168])" table:style-name="ce19">
            <text:p>0,00</text:p>
          </table:table-cell>
          <table:table-cell office:value-type="float" office:value="0" table:formula="of:=SUM([.N166:.N168])" table:style-name="ce19">
            <text:p>0,00</text:p>
          </table:table-cell>
          <table:table-cell office:value-type="float" office:value="4579.5600000000004" table:formula="of:=SUM([.O166:.O168])" table:style-name="ce19">
            <text:p>4.579,56</text:p>
          </table:table-cell>
          <table:table-cell office:value-type="percentage" office:value="1.5924059955231123E-4" table:formula="of:=[.O165]/[.$O$148]" table:style-name="ce28">
            <text:p>0,02%</text:p>
          </table:table-cell>
          <table:table-cell table:number-columns-repeated="192" table:style-name="ce15"/>
          <table:table-cell table:number-columns-repeated="16176"/>
        </table:table-row>
        <table:table-row table:style-name="ro3">
          <table:table-cell office:value-type="string" table:style-name="ce24">
            <text:p>4.1.2.01.02.00925</text:p>
          </table:table-cell>
          <table:table-cell office:value-type="string" table:style-name="ce24">
            <text:p>DESCONTOS OBTIDO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166:.N166])" table:style-name="ce29">
            <text:p>0,00</text:p>
          </table:table-cell>
          <table:table-cell office:value-type="percentage" office:value="0" table:formula="of:=[.O166]/[.$O$148]" table:style-name="ce105">
            <text:p>0,00%</text:p>
          </table:table-cell>
          <table:table-cell table:number-columns-repeated="192" table:style-name="ce15"/>
          <table:table-cell table:number-columns-repeated="16176"/>
        </table:table-row>
        <table:table-row table:style-name="ro3">
          <table:table-cell office:value-type="string" table:style-name="ce24">
            <text:p>4.1.2.01.02.00927</text:p>
          </table:table-cell>
          <table:table-cell office:value-type="string" table:style-name="ce24">
            <text:p>JUROS ATIVOS</text:p>
          </table:table-cell>
          <table:table-cell office:value-type="float" office:value="0" table:style-name="ce29">
            <text:p>0,00</text:p>
          </table:table-cell>
          <table:table-cell office:value-type="float" office:value="30.23" table:style-name="ce29">
            <text:p>30,23</text:p>
          </table:table-cell>
          <table:table-cell office:value-type="float" office:value="0" table:style-name="ce29">
            <text:p>0,00</text:p>
          </table:table-cell>
          <table:table-cell office:value-type="float" office:value="0.02" table:style-name="ce29">
            <text:p>0,02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30.25" table:formula="of:=SUM([.C167:.N167])" table:style-name="ce29">
            <text:p>30,25</text:p>
          </table:table-cell>
          <table:table-cell office:value-type="percentage" office:value="1.0518539196904101E-6" table:formula="of:=[.O167]/[.$O$148]" table:style-name="ce105">
            <text:p>0,00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24">
            <text:p>4.1.2.01.02.00928</text:p>
          </table:table-cell>
          <table:table-cell office:value-type="string" table:style-name="ce24">
            <text:p>JUROS SELIC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4549.3100000000004" table:style-name="ce29">
            <text:p>4.549,31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4549.3100000000004" table:formula="of:=SUM([.C168:.N168])" table:style-name="ce29">
            <text:p>4.549,31</text:p>
          </table:table-cell>
          <table:table-cell office:value-type="percentage" office:value="1.5818874563262083E-4" table:formula="of:=[.O168]/[.$O$148]" table:style-name="ce105">
            <text:p>0,02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2">
            <text:p>4.2</text:p>
          </table:table-cell>
          <table:table-cell office:value-type="string" table:style-name="ce16">
            <text:p>RECEITAS NAO OPERACIONAIS</text:p>
          </table:table-cell>
          <table:table-cell office:value-type="float" office:value="7500" table:formula="of:=[.C170]" table:style-name="ce17">
            <text:p>7.500,00</text:p>
          </table:table-cell>
          <table:table-cell office:value-type="float" office:value="276339.93" table:formula="of:=[.D170]" table:style-name="ce17">
            <text:p>276.339,93</text:p>
          </table:table-cell>
          <table:table-cell office:value-type="float" office:value="222361.71" table:formula="of:=[.E170]" table:style-name="ce17">
            <text:p>222.361,71</text:p>
          </table:table-cell>
          <table:table-cell office:value-type="float" office:value="7500" table:formula="of:=[.F170]" table:style-name="ce17">
            <text:p>7.500,00</text:p>
          </table:table-cell>
          <table:table-cell office:value-type="float" office:value="0" table:formula="of:=[.G170]" table:style-name="ce17">
            <text:p>0,00</text:p>
          </table:table-cell>
          <table:table-cell office:value-type="float" office:value="105984.38" table:formula="of:=[.H170]" table:style-name="ce17">
            <text:p>105.984,38</text:p>
          </table:table-cell>
          <table:table-cell office:value-type="float" office:value="0" table:formula="of:=[.I170]" table:style-name="ce17">
            <text:p>0,00</text:p>
          </table:table-cell>
          <table:table-cell office:value-type="float" office:value="0" table:formula="of:=[.J170]" table:style-name="ce17">
            <text:p>0,00</text:p>
          </table:table-cell>
          <table:table-cell office:value-type="float" office:value="0" table:formula="of:=[.K170]" table:style-name="ce17">
            <text:p>0,00</text:p>
          </table:table-cell>
          <table:table-cell office:value-type="float" office:value="0" table:formula="of:=[.L170]" table:style-name="ce17">
            <text:p>0,00</text:p>
          </table:table-cell>
          <table:table-cell office:value-type="float" office:value="0" table:formula="of:=[.M170]" table:style-name="ce17">
            <text:p>0,00</text:p>
          </table:table-cell>
          <table:table-cell office:value-type="float" office:value="0" table:formula="of:=[.N170]" table:style-name="ce17">
            <text:p>0,00</text:p>
          </table:table-cell>
          <table:table-cell office:value-type="float" office:value="619686.02" table:formula="of:=[.O170]" table:style-name="ce17">
            <text:p>619.686,02</text:p>
          </table:table-cell>
          <table:table-cell office:value-type="percentage" office:value="2.1547741127747103E-2" table:formula="of:=[.O169]/[.$O$148]" table:style-name="ce27">
            <text:p>2,15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2">
            <text:p>4.2.1</text:p>
          </table:table-cell>
          <table:table-cell office:value-type="string" table:style-name="ce16">
            <text:p>RECEITAS NAO OPERACIONAIS</text:p>
          </table:table-cell>
          <table:table-cell office:value-type="float" office:value="7500" table:formula="of:=[.C171]" table:style-name="ce17">
            <text:p>7.500,00</text:p>
          </table:table-cell>
          <table:table-cell office:value-type="float" office:value="276339.93" table:formula="of:=[.D171]" table:style-name="ce17">
            <text:p>276.339,93</text:p>
          </table:table-cell>
          <table:table-cell office:value-type="float" office:value="222361.71" table:formula="of:=[.E171]" table:style-name="ce17">
            <text:p>222.361,71</text:p>
          </table:table-cell>
          <table:table-cell office:value-type="float" office:value="7500" table:formula="of:=[.F171]" table:style-name="ce17">
            <text:p>7.500,00</text:p>
          </table:table-cell>
          <table:table-cell office:value-type="float" office:value="0" table:formula="of:=[.G171]" table:style-name="ce17">
            <text:p>0,00</text:p>
          </table:table-cell>
          <table:table-cell office:value-type="float" office:value="105984.38" table:formula="of:=[.H171]" table:style-name="ce17">
            <text:p>105.984,38</text:p>
          </table:table-cell>
          <table:table-cell office:value-type="float" office:value="0" table:formula="of:=[.I171]" table:style-name="ce17">
            <text:p>0,00</text:p>
          </table:table-cell>
          <table:table-cell office:value-type="float" office:value="0" table:formula="of:=[.J171]" table:style-name="ce17">
            <text:p>0,00</text:p>
          </table:table-cell>
          <table:table-cell office:value-type="float" office:value="0" table:formula="of:=[.K171]" table:style-name="ce17">
            <text:p>0,00</text:p>
          </table:table-cell>
          <table:table-cell office:value-type="float" office:value="0" table:formula="of:=[.L171]" table:style-name="ce17">
            <text:p>0,00</text:p>
          </table:table-cell>
          <table:table-cell office:value-type="float" office:value="0" table:formula="of:=[.M171]" table:style-name="ce17">
            <text:p>0,00</text:p>
          </table:table-cell>
          <table:table-cell office:value-type="float" office:value="0" table:formula="of:=[.N171]" table:style-name="ce17">
            <text:p>0,00</text:p>
          </table:table-cell>
          <table:table-cell office:value-type="float" office:value="619686.02" table:formula="of:=[.O171]" table:style-name="ce17">
            <text:p>619.686,02</text:p>
          </table:table-cell>
          <table:table-cell office:value-type="percentage" office:value="2.1547741127747103E-2" table:formula="of:=[.O170]/[.$O$148]" table:style-name="ce27">
            <text:p>2,15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2">
            <text:p>4.2.1.01</text:p>
          </table:table-cell>
          <table:table-cell office:value-type="string" table:style-name="ce16">
            <text:p>RECEITAS DIVERSAS</text:p>
          </table:table-cell>
          <table:table-cell office:value-type="float" office:value="7500" table:formula="of:=[.C172]" table:style-name="ce17">
            <text:p>7.500,00</text:p>
          </table:table-cell>
          <table:table-cell office:value-type="float" office:value="276339.93" table:formula="of:=[.D172]" table:style-name="ce17">
            <text:p>276.339,93</text:p>
          </table:table-cell>
          <table:table-cell office:value-type="float" office:value="222361.71" table:formula="of:=[.E172]" table:style-name="ce17">
            <text:p>222.361,71</text:p>
          </table:table-cell>
          <table:table-cell office:value-type="float" office:value="7500" table:formula="of:=[.F172]" table:style-name="ce17">
            <text:p>7.500,00</text:p>
          </table:table-cell>
          <table:table-cell office:value-type="float" office:value="0" table:formula="of:=[.G172]" table:style-name="ce17">
            <text:p>0,00</text:p>
          </table:table-cell>
          <table:table-cell office:value-type="float" office:value="105984.38" table:formula="of:=[.H172]" table:style-name="ce17">
            <text:p>105.984,38</text:p>
          </table:table-cell>
          <table:table-cell office:value-type="float" office:value="0" table:formula="of:=[.I172]" table:style-name="ce17">
            <text:p>0,00</text:p>
          </table:table-cell>
          <table:table-cell office:value-type="float" office:value="0" table:formula="of:=[.J172]" table:style-name="ce17">
            <text:p>0,00</text:p>
          </table:table-cell>
          <table:table-cell office:value-type="float" office:value="0" table:formula="of:=[.K172]" table:style-name="ce17">
            <text:p>0,00</text:p>
          </table:table-cell>
          <table:table-cell office:value-type="float" office:value="0" table:formula="of:=[.L172]" table:style-name="ce17">
            <text:p>0,00</text:p>
          </table:table-cell>
          <table:table-cell office:value-type="float" office:value="0" table:formula="of:=[.M172]" table:style-name="ce17">
            <text:p>0,00</text:p>
          </table:table-cell>
          <table:table-cell office:value-type="float" office:value="0" table:formula="of:=[.N172]" table:style-name="ce17">
            <text:p>0,00</text:p>
          </table:table-cell>
          <table:table-cell office:value-type="float" office:value="619686.02" table:formula="of:=[.O172]" table:style-name="ce17">
            <text:p>619.686,02</text:p>
          </table:table-cell>
          <table:table-cell office:value-type="percentage" office:value="2.1547741127747103E-2" table:formula="of:=[.O171]/[.$O$148]" table:style-name="ce27">
            <text:p>2,15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18">
            <text:p>4.2.1.01.02</text:p>
          </table:table-cell>
          <table:table-cell office:value-type="string" table:style-name="ce18">
            <text:p>OUTRAS RECEITAS</text:p>
          </table:table-cell>
          <table:table-cell office:value-type="float" office:value="7500" table:formula="of:=SUM([.C173:.C175])" table:style-name="ce19">
            <text:p>7.500,00</text:p>
          </table:table-cell>
          <table:table-cell office:value-type="float" office:value="276339.93" table:formula="of:=SUM([.D173:.D175])" table:style-name="ce19">
            <text:p>276.339,93</text:p>
          </table:table-cell>
          <table:table-cell office:value-type="float" office:value="222361.71" table:formula="of:=SUM([.E173:.E175])" table:style-name="ce19">
            <text:p>222.361,71</text:p>
          </table:table-cell>
          <table:table-cell office:value-type="float" office:value="7500" table:formula="of:=SUM([.F173:.F175])" table:style-name="ce19">
            <text:p>7.500,00</text:p>
          </table:table-cell>
          <table:table-cell office:value-type="float" office:value="0" table:formula="of:=SUM([.G173:.G175])" table:style-name="ce19">
            <text:p>0,00</text:p>
          </table:table-cell>
          <table:table-cell office:value-type="float" office:value="105984.38" table:formula="of:=SUM([.H173:.H175])" table:style-name="ce19">
            <text:p>105.984,38</text:p>
          </table:table-cell>
          <table:table-cell office:value-type="float" office:value="0" table:formula="of:=SUM([.I173:.I175])" table:style-name="ce19">
            <text:p>0,00</text:p>
          </table:table-cell>
          <table:table-cell office:value-type="float" office:value="0" table:formula="of:=SUM([.J173:.J175])" table:style-name="ce19">
            <text:p>0,00</text:p>
          </table:table-cell>
          <table:table-cell office:value-type="float" office:value="0" table:formula="of:=SUM([.K173:.K175])" table:style-name="ce19">
            <text:p>0,00</text:p>
          </table:table-cell>
          <table:table-cell office:value-type="float" office:value="0" table:formula="of:=SUM([.L173:.L175])" table:style-name="ce19">
            <text:p>0,00</text:p>
          </table:table-cell>
          <table:table-cell office:value-type="float" office:value="0" table:formula="of:=SUM([.M173:.M175])" table:style-name="ce19">
            <text:p>0,00</text:p>
          </table:table-cell>
          <table:table-cell office:value-type="float" office:value="0" table:formula="of:=SUM([.N173:.N175])" table:style-name="ce19">
            <text:p>0,00</text:p>
          </table:table-cell>
          <table:table-cell office:value-type="float" office:value="619686.02" table:formula="of:=SUM([.O173:.O175])" table:style-name="ce19">
            <text:p>619.686,02</text:p>
          </table:table-cell>
          <table:table-cell office:value-type="percentage" office:value="2.1547741127747103E-2" table:formula="of:=[.O172]/[.$O$148]" table:style-name="ce28">
            <text:p>2,15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24">
            <text:p>4.2.1.01.02.00950</text:p>
          </table:table-cell>
          <table:table-cell office:value-type="string" table:style-name="ce24">
            <text:p>ALUGUEIS C/RECEITAS</text:p>
          </table:table-cell>
          <table:table-cell office:value-type="float" office:value="7500" table:style-name="ce29">
            <text:p>7.500,00</text:p>
          </table:table-cell>
          <table:table-cell office:value-type="float" office:value="7500" table:style-name="ce29">
            <text:p>7.500,00</text:p>
          </table:table-cell>
          <table:table-cell office:value-type="float" office:value="7500" table:style-name="ce29">
            <text:p>7.500,00</text:p>
          </table:table-cell>
          <table:table-cell office:value-type="float" office:value="7500" table:style-name="ce29">
            <text:p>7.50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30000" table:formula="of:=SUM([.C173:.N173])" table:style-name="ce29">
            <text:p>30.000,00</text:p>
          </table:table-cell>
          <table:table-cell office:value-type="percentage" office:value="1.0431609120896629E-3" table:formula="of:=[.O173]/[.$O$148]" table:style-name="ce30">
            <text:p>0,10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24">
            <text:p>4.2.1.01.02.00953</text:p>
          </table:table-cell>
          <table:table-cell office:value-type="string" table:style-name="ce24">
            <text:p>RESSARCIMENTOS RECEBIDOS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6" table:style-name="ce29"/>
          <table:table-cell office:value-type="float" office:value="0" table:formula="of:=SUM([.C174:.N174])" table:style-name="ce29">
            <text:p>0,00</text:p>
          </table:table-cell>
          <table:table-cell office:value-type="percentage" office:value="0" table:formula="of:=[.O174]/[.$O$148]" table:style-name="ce30">
            <text:p>0,00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style-name="ce24">
            <text:p>4.2.1.01.02.00955</text:p>
          </table:table-cell>
          <table:table-cell office:value-type="string" table:style-name="ce24">
            <text:p>OUTRAS RECEITAS</text:p>
          </table:table-cell>
          <table:table-cell office:value-type="float" office:value="0" table:style-name="ce29">
            <text:p>0,00</text:p>
          </table:table-cell>
          <table:table-cell office:value-type="float" office:value="268839.93" table:style-name="ce29">
            <text:p>268.839,93</text:p>
          </table:table-cell>
          <table:table-cell office:value-type="float" office:value="214861.71" table:style-name="ce29">
            <text:p>214.861,71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105984.38" table:style-name="ce29">
            <office:annotation draw:style-name="a7" svg:x="11.09375in" svg:y="36.6354166666667in" svg:width="1.32291666666667in" svg:height="0.885416666666667in">
              <dc:creator>Roberta Dall’Igna</dc:creator>
              <text:p><text:span text:style-name="T2">Roberta Dall’Igna:</text:span><text:span text:style-name="T3"/></text:p>
              <text:p><text:span text:style-name="T3">Tramontina + Meep</text:span><text:span text:style-name="T3"/></text:p>
              <text:p/>
            </office:annotation>
            <text:p>105.984,38</text:p>
          </table:table-cell>
          <table:table-cell table:number-columns-repeated="6" table:style-name="ce29"/>
          <table:table-cell office:value-type="float" office:value="589686.02" table:formula="of:=SUM([.C175:.N175])" table:style-name="ce29">
            <text:p>589.686,02</text:p>
          </table:table-cell>
          <table:table-cell office:value-type="percentage" office:value="2.0504580215657441E-2" table:formula="of:=[.O175]/[.$O$148]" table:style-name="ce30">
            <text:p>2,05%</text:p>
          </table:table-cell>
          <table:table-cell table:number-columns-repeated="192" table:style-name="ce11"/>
          <table:table-cell table:number-columns-repeated="16176"/>
        </table:table-row>
        <table:table-row table:style-name="ro3">
          <table:table-cell office:value-type="string" table:number-columns-spanned="2" table:number-rows-spanned="1" table:style-name="ce48">
            <text:p>RESULTADO</text:p>
          </table:table-cell>
          <table:covered-table-cell/>
          <table:table-cell office:value-type="float" office:value="25370.179999999702" table:formula="of:=[.C7]+[.C144]" table:style-name="ce106">
            <text:p>25.370,18</text:p>
          </table:table-cell>
          <table:table-cell office:value-type="float" office:value="495074.06999999937" table:formula="of:=[.D7]+[.D144]" table:style-name="ce106">
            <text:p>495.074,07</text:p>
          </table:table-cell>
          <table:table-cell office:value-type="float" office:value="714968.6670000013" table:formula="of:=[.E7]+[.E144]" table:style-name="ce106">
            <text:p>714.968,67</text:p>
          </table:table-cell>
          <table:table-cell office:value-type="float" office:value="-436693.9299999997" table:formula="of:=[.F7]+[.F144]" table:style-name="ce106">
            <text:p>-436.693,93</text:p>
          </table:table-cell>
          <table:table-cell office:value-type="float" office:value="60645.94000000041" table:formula="of:=[.G7]+[.G144]" table:style-name="ce106">
            <text:p>60.645,94</text:p>
          </table:table-cell>
          <table:table-cell office:value-type="float" office:value="-60954.41000000108" table:formula="of:=[.H7]+[.H144]" table:style-name="ce106">
            <text:p>-60.954,41</text:p>
          </table:table-cell>
          <table:table-cell office:value-type="float" office:value="0" table:formula="of:=[.I7]+[.I144]" table:style-name="ce106">
            <text:p>0,00</text:p>
          </table:table-cell>
          <table:table-cell office:value-type="float" office:value="0" table:formula="of:=[.J7]+[.J144]" table:style-name="ce106">
            <text:p>0,00</text:p>
          </table:table-cell>
          <table:table-cell office:value-type="float" office:value="0" table:formula="of:=[.K7]+[.K144]" table:style-name="ce106">
            <text:p>0,00</text:p>
          </table:table-cell>
          <table:table-cell office:value-type="float" office:value="0" table:formula="of:=[.L7]+[.L144]" table:style-name="ce106">
            <text:p>0,00</text:p>
          </table:table-cell>
          <table:table-cell office:value-type="float" office:value="0" table:formula="of:=[.M7]+[.M144]" table:style-name="ce106">
            <text:p>0,00</text:p>
          </table:table-cell>
          <table:table-cell office:value-type="float" office:value="0" table:formula="of:=[.N7]+[.N144]" table:style-name="ce106">
            <text:p>0,00</text:p>
          </table:table-cell>
          <table:table-cell office:value-type="float" office:value="798410.5169999972" table:formula="of:=[.O7]+[.O144]" table:style-name="ce106">
            <text:p>798.410,52</text:p>
          </table:table-cell>
          <table:table-cell office:value-type="percentage" office:value="2.7762354771189879E-2" table:formula="of:=[.O176]/[.$O$148]" table:style-name="ce30">
            <text:p>2,78%</text:p>
          </table:table-cell>
          <table:table-cell table:number-columns-repeated="192" table:style-name="ce11"/>
          <table:table-cell table:number-columns-repeated="16176"/>
        </table:table-row>
        <table:table-row table:number-rows-repeated="65279" table:style-name="ro3">
          <table:table-cell table:number-columns-repeated="16384"/>
        </table:table-row>
        <table:table-row table:number-rows-repeated="5" table:style-name="ro7">
          <table:table-cell table:number-columns-repeated="16384"/>
        </table:table-row>
        <table:table-row table:number-rows-repeated="983036" table:style-name="ro3">
          <table:table-cell table:number-columns-repeated="16384"/>
        </table:table-row>
        <table:table-row table:number-rows-repeated="12" table:style-name="ro7">
          <table:table-cell table:number-columns-repeated="16384"/>
        </table:table-row>
        <table:table-row table:number-rows-repeated="68" table:style-name="ro3">
          <table:table-cell table:number-columns-repeated="16384"/>
        </table:table-row>
      </table:table>
      <table:table table:name="1835" table:style-name="ta3">
        <table:table-column table:style-name="co39" table:default-cell-style-name="ce11"/>
        <table:table-column table:style-name="co40" table:default-cell-style-name="ce11"/>
        <table:table-column table:style-name="co3" table:number-columns-repeated="4" table:default-cell-style-name="ce45"/>
        <table:table-column table:style-name="co4" table:default-cell-style-name="ce107"/>
        <table:table-column table:style-name="co33" table:default-cell-style-name="ce11"/>
        <table:table-column table:style-name="co41" table:default-cell-style-name="ce11" table:visibility="collapse"/>
        <table:table-column table:style-name="co15" table:default-cell-style-name="ce11" table:visibility="collapse"/>
        <table:table-column table:style-name="co26" table:default-cell-style-name="ce11" table:visibility="collapse"/>
        <table:table-column table:style-name="co42" table:default-cell-style-name="ce11" table:visibility="collapse"/>
        <table:table-column table:style-name="co43" table:default-cell-style-name="ce11" table:visibility="collapse"/>
        <table:table-column table:style-name="co36" table:default-cell-style-name="ce11" table:visibility="collapse"/>
        <table:table-column table:style-name="co7" table:default-cell-style-name="ce11"/>
        <table:table-column table:style-name="co10" table:number-columns-repeated="231" table:default-cell-style-name="ce11"/>
        <table:table-column table:style-name="co10" table:number-columns-repeated="4" table:default-cell-style-name="ce3"/>
        <table:table-column table:style-name="co11" table:number-columns-repeated="16125" table:default-cell-style-name="ce3"/>
        <table:table-column table:style-name="co38" table:number-columns-repeated="3" table:default-cell-style-name="ce3"/>
        <table:table-column table:style-name="co11" table:number-columns-repeated="6" table:default-cell-style-name="ce3"/>
        <table:table-row table:style-name="ro1">
          <table:table-cell office:value-type="string" table:number-columns-spanned="4" table:number-rows-spanned="1" table:style-name="ce47">
            <text:p>ANÁLISE E INDICADORES CONTÁBEIS 2025</text:p>
          </table:table-cell>
          <table:covered-table-cell table:number-columns-repeated="3"/>
          <table:table-cell table:style-name="ce45"/>
          <table:table-cell table:style-name="ce2"/>
          <table:table-cell table:style-name="ce107"/>
          <table:table-cell table:number-columns-repeated="16368" table:style-name="ce2"/>
          <table:table-cell table:number-columns-repeated="6" table:style-name="ce3"/>
          <table:table-cell table:number-columns-repeated="3" table:style-name="ce2"/>
        </table:table-row>
        <table:table-row table:style-name="ro1">
          <table:table-cell office:value-type="string" table:number-columns-spanned="6" table:number-rows-spanned="1" table:style-name="ce47">
            <text:p>1835 CARNE E BRASA RESTAURANTE LTDA</text:p>
          </table:table-cell>
          <table:covered-table-cell table:number-columns-repeated="5"/>
          <table:table-cell table:style-name="ce107"/>
          <table:table-cell table:number-columns-repeated="16368" table:style-name="ce2"/>
          <table:table-cell table:number-columns-repeated="6" table:style-name="ce3"/>
          <table:table-cell table:number-columns-repeated="3" table:style-name="ce2"/>
        </table:table-row>
        <table:table-row table:style-name="ro1">
          <table:table-cell office:value-type="string" table:number-columns-spanned="4" table:number-rows-spanned="1" table:style-name="ce47">
            <text:p>DRE SINTÉTICO MENSAL E ACUMULADO DE 2025</text:p>
          </table:table-cell>
          <table:covered-table-cell table:number-columns-repeated="3"/>
          <table:table-cell table:style-name="ce45"/>
          <table:table-cell table:style-name="ce2"/>
          <table:table-cell table:style-name="ce107"/>
          <table:table-cell table:number-columns-repeated="16368" table:style-name="ce2"/>
          <table:table-cell table:number-columns-repeated="6" table:style-name="ce3"/>
          <table:table-cell table:number-columns-repeated="3" table:style-name="ce2"/>
        </table:table-row>
        <table:table-row table:number-rows-repeated="2" table:style-name="ro3">
          <table:table-cell table:style-name="ce108"/>
          <table:table-cell table:style-name="ce109"/>
          <table:table-cell table:number-columns-repeated="4" table:style-name="ce110"/>
          <table:table-cell table:style-name="ce107"/>
          <table:table-cell table:number-columns-repeated="239" table:style-name="ce11"/>
          <table:table-cell table:number-columns-repeated="8" table:style-name="ce3"/>
          <table:table-cell table:number-columns-repeated="16121" table:style-name="ce50"/>
          <table:table-cell table:number-columns-repeated="6" table:style-name="ce3"/>
          <table:table-cell table:number-columns-repeated="3" table:style-name="ce50"/>
        </table:table-row>
        <table:table-row table:style-name="ro9">
          <table:table-cell table:style-name="ce8"/>
          <table:table-cell office:value-type="string" table:style-name="ce9">
            <text:p>Descrição</text:p>
          </table:table-cell>
          <table:table-cell office:value-type="string" table:style-name="ce9">
            <text:p>JANEIRO</text:p>
          </table:table-cell>
          <table:table-cell office:value-type="string" table:style-name="ce9">
            <text:p>FEVEREIRO</text:p>
          </table:table-cell>
          <table:table-cell office:value-type="string" table:style-name="ce9">
            <text:p>MARÇO</text:p>
          </table:table-cell>
          <table:table-cell office:value-type="string" table:style-name="ce9">
            <text:p>ABRIL</text:p>
          </table:table-cell>
          <table:table-cell office:value-type="string" table:style-name="ce9">
            <text:p>MAIO</text:p>
          </table:table-cell>
          <table:table-cell office:value-type="string" table:style-name="ce9">
            <text:p>JUNHO</text:p>
          </table:table-cell>
          <table:table-cell office:value-type="string" table:style-name="ce9">
            <text:p>JULHO</text:p>
          </table:table-cell>
          <table:table-cell office:value-type="string" table:style-name="ce9">
            <text:p>AGOSTO</text:p>
          </table:table-cell>
          <table:table-cell office:value-type="string" table:style-name="ce9">
            <text:p>SETEMBRO</text:p>
          </table:table-cell>
          <table:table-cell office:value-type="string" table:style-name="ce9">
            <text:p>OUTUBRO</text:p>
          </table:table-cell>
          <table:table-cell office:value-type="string" table:style-name="ce9">
            <text:p>NOVEMBRO</text:p>
          </table:table-cell>
          <table:table-cell office:value-type="string" table:style-name="ce9">
            <text:p>DEZEMBRO</text:p>
          </table:table-cell>
          <table:table-cell office:value-type="string" table:style-name="ce9">
            <text:p>Total</text:p>
          </table:table-cell>
          <table:table-cell office:value-type="string" table:style-name="ce10">
            <text:p>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3</text:p>
          </table:table-cell>
          <table:table-cell office:value-type="string" table:style-name="ce13">
            <text:p>CUSTOS E/OU DESPESAS</text:p>
          </table:table-cell>
          <table:table-cell office:value-type="float" office:value="-1123373.9300000002" table:formula="of:=[.C8]+[.C137]" table:style-name="ce14">
            <text:p>-1.123.373,93</text:p>
          </table:table-cell>
          <table:table-cell office:value-type="float" office:value="-859712.30999999994" table:formula="of:=[.D8]+[.D137]" table:style-name="ce14">
            <text:p>-859.712,31</text:p>
          </table:table-cell>
          <table:table-cell office:value-type="float" office:value="-1014192.6299999999" table:formula="of:=[.E8]+[.E137]" table:style-name="ce14">
            <text:p>-1.014.192,63</text:p>
          </table:table-cell>
          <table:table-cell office:value-type="float" office:value="-1286035.07" table:formula="of:=[.F8]+[.F137]" table:style-name="ce14">
            <text:p>-1.286.035,07</text:p>
          </table:table-cell>
          <table:table-cell office:value-type="float" office:value="-1759235.7100000002" table:formula="of:=[.G8]+[.G137]" table:style-name="ce14">
            <text:p>-1.759.235,71</text:p>
          </table:table-cell>
          <table:table-cell office:value-type="float" office:value="-1943111.9899999998" table:formula="of:=[.H8]+[.H137]" table:style-name="ce14">
            <text:p>-1.943.111,99</text:p>
          </table:table-cell>
          <table:table-cell office:value-type="float" office:value="0" table:formula="of:=[.I8]+[.I137]" table:style-name="ce14">
            <text:p>0,00</text:p>
          </table:table-cell>
          <table:table-cell office:value-type="float" office:value="0" table:formula="of:=[.J8]+[.J137]" table:style-name="ce14">
            <text:p>0,00</text:p>
          </table:table-cell>
          <table:table-cell office:value-type="float" office:value="0" table:formula="of:=[.K8]+[.K137]" table:style-name="ce14">
            <text:p>0,00</text:p>
          </table:table-cell>
          <table:table-cell office:value-type="float" office:value="0" table:formula="of:=[.L8]+[.L137]" table:style-name="ce14">
            <text:p>0,00</text:p>
          </table:table-cell>
          <table:table-cell office:value-type="float" office:value="0" table:formula="of:=[.M8]+[.M137]" table:style-name="ce14">
            <text:p>0,00</text:p>
          </table:table-cell>
          <table:table-cell office:value-type="float" office:value="0" table:formula="of:=[.N8]+[.N137]" table:style-name="ce14">
            <text:p>0,00</text:p>
          </table:table-cell>
          <table:table-cell office:value-type="float" office:value="-7985661.6400000025" table:formula="of:=[.O8]+[.O137]" table:style-name="ce14">
            <text:p>-7.985.661,64</text:p>
          </table:table-cell>
          <table:table-cell office:value-type="percentage" office:value="-0.93085476049602323" table:formula="of:=[.O7]/[.$O$148]" table:style-name="ce10">
            <text:p>-93,09%</text:p>
          </table:table-cell>
          <table:table-cell table:number-columns-repeated="190" table:style-name="ce15"/>
          <table:table-cell table:number-columns-repeated="48" table:style-name="ce3"/>
          <table:table-cell table:number-columns-repeated="16121" table:style-name="ce15"/>
          <table:table-cell table:number-columns-repeated="9" table:style-name="ce15"/>
        </table:table-row>
        <table:table-row table:style-name="ro3">
          <table:table-cell office:value-type="string" table:style-name="ce12">
            <text:p>3.1</text:p>
          </table:table-cell>
          <table:table-cell office:value-type="string" table:style-name="ce13">
            <text:p>CUSTO OPERACIONAL DE GERAL</text:p>
          </table:table-cell>
          <table:table-cell office:value-type="float" office:value="-1035692.3200000001" table:formula="of:=[.C9]+[.C20]" table:style-name="ce14">
            <text:p>-1.035.692,32</text:p>
          </table:table-cell>
          <table:table-cell office:value-type="float" office:value="-826489.59" table:formula="of:=[.D9]+[.D20]" table:style-name="ce14">
            <text:p>-826.489,59</text:p>
          </table:table-cell>
          <table:table-cell office:value-type="float" office:value="-990065.39999999991" table:formula="of:=[.E9]+[.E20]" table:style-name="ce14">
            <text:p>-990.065,40</text:p>
          </table:table-cell>
          <table:table-cell office:value-type="float" office:value="-1237337" table:formula="of:=[.F9]+[.F20]" table:style-name="ce14">
            <text:p>-1.237.337,00</text:p>
          </table:table-cell>
          <table:table-cell office:value-type="float" office:value="-1701408.86" table:formula="of:=[.G9]+[.G20]" table:style-name="ce14">
            <text:p>-1.701.408,86</text:p>
          </table:table-cell>
          <table:table-cell office:value-type="float" office:value="-1864904.5699999998" table:formula="of:=[.H9]+[.H20]" table:style-name="ce14">
            <text:p>-1.864.904,57</text:p>
          </table:table-cell>
          <table:table-cell office:value-type="float" office:value="0" table:formula="of:=[.I9]+[.I20]" table:style-name="ce14">
            <text:p>0,00</text:p>
          </table:table-cell>
          <table:table-cell office:value-type="float" office:value="0" table:formula="of:=[.J9]+[.J20]" table:style-name="ce14">
            <text:p>0,00</text:p>
          </table:table-cell>
          <table:table-cell office:value-type="float" office:value="0" table:formula="of:=[.K9]+[.K20]" table:style-name="ce14">
            <text:p>0,00</text:p>
          </table:table-cell>
          <table:table-cell office:value-type="float" office:value="0" table:formula="of:=[.L9]+[.L20]" table:style-name="ce14">
            <text:p>0,00</text:p>
          </table:table-cell>
          <table:table-cell office:value-type="float" office:value="0" table:formula="of:=[.M9]+[.M20]" table:style-name="ce14">
            <text:p>0,00</text:p>
          </table:table-cell>
          <table:table-cell office:value-type="float" office:value="0" table:formula="of:=[.N9]+[.N20]" table:style-name="ce14">
            <text:p>0,00</text:p>
          </table:table-cell>
          <table:table-cell office:value-type="float" office:value="-7655897.7400000021" table:formula="of:=[.O9]+[.O20]" table:style-name="ce14">
            <text:p>-7.655.897,74</text:p>
          </table:table-cell>
          <table:table-cell office:value-type="percentage" office:value="-0.89241557912410441" table:formula="of:=[.O8]/[.$O$148]" table:style-name="ce10">
            <text:p>-89,24%</text:p>
          </table:table-cell>
          <table:table-cell table:number-columns-repeated="190" table:style-name="ce15"/>
          <table:table-cell table:number-columns-repeated="48" table:style-name="ce3"/>
          <table:table-cell table:number-columns-repeated="16121" table:style-name="ce15"/>
          <table:table-cell table:number-columns-repeated="9" table:style-name="ce15"/>
        </table:table-row>
        <table:table-row table:style-name="ro3">
          <table:table-cell office:value-type="string" table:style-name="ce12">
            <text:p>3.1.2</text:p>
          </table:table-cell>
          <table:table-cell office:value-type="string" table:style-name="ce16">
            <text:p>CUSTO MERCADORIAS VENDIDAS</text:p>
          </table:table-cell>
          <table:table-cell office:value-type="float" office:value="-271091.60000000003" table:formula="of:=[.C10]" table:style-name="ce17">
            <text:p>-271.091,60</text:p>
          </table:table-cell>
          <table:table-cell office:value-type="float" office:value="-270652.78000000003" table:formula="of:=[.D10]" table:style-name="ce17">
            <text:p>-270.652,78</text:p>
          </table:table-cell>
          <table:table-cell office:value-type="float" office:value="-424793.03000000009" table:formula="of:=[.E10]" table:style-name="ce17">
            <text:p>-424.793,03</text:p>
          </table:table-cell>
          <table:table-cell office:value-type="float" office:value="-525802.77000000014" table:formula="of:=[.F10]" table:style-name="ce17">
            <text:p>-525.802,77</text:p>
          </table:table-cell>
          <table:table-cell office:value-type="float" office:value="-595967.42000000016" table:formula="of:=[.G10]" table:style-name="ce17">
            <text:p>-595.967,42</text:p>
          </table:table-cell>
          <table:table-cell office:value-type="float" office:value="-849422.7699999999" table:formula="of:=[.H10]" table:style-name="ce17">
            <text:p>-849.422,77</text:p>
          </table:table-cell>
          <table:table-cell office:value-type="float" office:value="0" table:formula="of:=[.I10]" table:style-name="ce17">
            <text:p>0,00</text:p>
          </table:table-cell>
          <table:table-cell office:value-type="float" office:value="0" table:formula="of:=[.J10]" table:style-name="ce17">
            <text:p>0,00</text:p>
          </table:table-cell>
          <table:table-cell office:value-type="float" office:value="0" table:formula="of:=[.K10]" table:style-name="ce17">
            <text:p>0,00</text:p>
          </table:table-cell>
          <table:table-cell office:value-type="float" office:value="0" table:formula="of:=[.L10]" table:style-name="ce17">
            <text:p>0,00</text:p>
          </table:table-cell>
          <table:table-cell office:value-type="float" office:value="0" table:formula="of:=[.M10]" table:style-name="ce17">
            <text:p>0,00</text:p>
          </table:table-cell>
          <table:table-cell office:value-type="float" office:value="0" table:formula="of:=[.N10]" table:style-name="ce17">
            <text:p>0,00</text:p>
          </table:table-cell>
          <table:table-cell office:value-type="float" office:value="-2937730.3700000006" table:formula="of:=[.O10]" table:style-name="ce17">
            <text:p>-2.937.730,37</text:p>
          </table:table-cell>
          <table:table-cell office:value-type="percentage" office:value="-0.34243878882504764" table:formula="of:=[.O9]/[.$O$148]" table:style-name="ce10">
            <text:p>-34,24%</text:p>
          </table:table-cell>
          <table:table-cell table:number-columns-repeated="190" table:style-name="ce15"/>
          <table:table-cell table:number-columns-repeated="48" table:style-name="ce3"/>
          <table:table-cell table:number-columns-repeated="16121" table:style-name="ce15"/>
          <table:table-cell table:number-columns-repeated="9" table:style-name="ce15"/>
        </table:table-row>
        <table:table-row table:style-name="ro3">
          <table:table-cell office:value-type="string" table:style-name="ce12">
            <text:p>3.1.2.01</text:p>
          </table:table-cell>
          <table:table-cell office:value-type="string" table:style-name="ce16">
            <text:p>CUSTO MERCADORIAS VENDIDAS</text:p>
          </table:table-cell>
          <table:table-cell office:value-type="float" office:value="-271091.60000000003" table:formula="of:=[.C11]" table:style-name="ce17">
            <text:p>-271.091,60</text:p>
          </table:table-cell>
          <table:table-cell office:value-type="float" office:value="-270652.78000000003" table:formula="of:=[.D11]" table:style-name="ce17">
            <text:p>-270.652,78</text:p>
          </table:table-cell>
          <table:table-cell office:value-type="float" office:value="-424793.03000000009" table:formula="of:=[.E11]" table:style-name="ce17">
            <text:p>-424.793,03</text:p>
          </table:table-cell>
          <table:table-cell office:value-type="float" office:value="-525802.77000000014" table:formula="of:=[.F11]" table:style-name="ce17">
            <text:p>-525.802,77</text:p>
          </table:table-cell>
          <table:table-cell office:value-type="float" office:value="-595967.42000000016" table:formula="of:=[.G11]" table:style-name="ce17">
            <text:p>-595.967,42</text:p>
          </table:table-cell>
          <table:table-cell office:value-type="float" office:value="-849422.7699999999" table:formula="of:=[.H11]" table:style-name="ce17">
            <text:p>-849.422,77</text:p>
          </table:table-cell>
          <table:table-cell office:value-type="float" office:value="0" table:formula="of:=[.I11]" table:style-name="ce17">
            <text:p>0,00</text:p>
          </table:table-cell>
          <table:table-cell office:value-type="float" office:value="0" table:formula="of:=[.J11]" table:style-name="ce17">
            <text:p>0,00</text:p>
          </table:table-cell>
          <table:table-cell office:value-type="float" office:value="0" table:formula="of:=[.K11]" table:style-name="ce17">
            <text:p>0,00</text:p>
          </table:table-cell>
          <table:table-cell office:value-type="float" office:value="0" table:formula="of:=[.L11]" table:style-name="ce17">
            <text:p>0,00</text:p>
          </table:table-cell>
          <table:table-cell office:value-type="float" office:value="0" table:formula="of:=[.M11]" table:style-name="ce17">
            <text:p>0,00</text:p>
          </table:table-cell>
          <table:table-cell office:value-type="float" office:value="0" table:formula="of:=[.N11]" table:style-name="ce17">
            <text:p>0,00</text:p>
          </table:table-cell>
          <table:table-cell office:value-type="float" office:value="-2937730.3700000006" table:formula="of:=[.O11]" table:style-name="ce17">
            <text:p>-2.937.730,37</text:p>
          </table:table-cell>
          <table:table-cell office:value-type="percentage" office:value="-0.34243878882504764" table:formula="of:=[.O10]/[.$O$148]" table:style-name="ce10">
            <text:p>-34,24%</text:p>
          </table:table-cell>
          <table:table-cell table:number-columns-repeated="190" table:style-name="ce15"/>
          <table:table-cell table:number-columns-repeated="48" table:style-name="ce3"/>
          <table:table-cell table:number-columns-repeated="16121" table:style-name="ce15"/>
          <table:table-cell table:number-columns-repeated="9" table:style-name="ce15"/>
        </table:table-row>
        <table:table-row table:style-name="ro3">
          <table:table-cell office:value-type="string" table:style-name="ce102">
            <text:p>3.1.2.01.01</text:p>
          </table:table-cell>
          <table:table-cell office:value-type="string" table:style-name="ce102">
            <text:p>CUSTO DAS MERCADORIAS VENDIDAS</text:p>
          </table:table-cell>
          <table:table-cell office:value-type="float" office:value="-271091.60000000003" table:formula="of:=SUM([.C12:.C19])" table:style-name="ce103">
            <text:p>-271.091,60</text:p>
          </table:table-cell>
          <table:table-cell office:value-type="float" office:value="-270652.78000000003" table:formula="of:=SUM([.D12:.D19])" table:style-name="ce103">
            <text:p>-270.652,78</text:p>
          </table:table-cell>
          <table:table-cell office:value-type="float" office:value="-424793.03000000009" table:formula="of:=SUM([.E12:.E19])" table:style-name="ce103">
            <text:p>-424.793,03</text:p>
          </table:table-cell>
          <table:table-cell office:value-type="float" office:value="-525802.77000000014" table:formula="of:=SUM([.F12:.F19])" table:style-name="ce103">
            <text:p>-525.802,77</text:p>
          </table:table-cell>
          <table:table-cell office:value-type="float" office:value="-595967.42000000016" table:formula="of:=SUM([.G12:.G19])" table:style-name="ce103">
            <text:p>-595.967,42</text:p>
          </table:table-cell>
          <table:table-cell office:value-type="float" office:value="-849422.7699999999" table:formula="of:=SUM([.H12:.H19])" table:style-name="ce103">
            <text:p>-849.422,77</text:p>
          </table:table-cell>
          <table:table-cell office:value-type="float" office:value="0" table:formula="of:=SUM([.I12:.I19])" table:style-name="ce103">
            <text:p>0,00</text:p>
          </table:table-cell>
          <table:table-cell office:value-type="float" office:value="0" table:formula="of:=SUM([.J12:.J19])" table:style-name="ce103">
            <text:p>0,00</text:p>
          </table:table-cell>
          <table:table-cell office:value-type="float" office:value="0" table:formula="of:=SUM([.K12:.K19])" table:style-name="ce103">
            <text:p>0,00</text:p>
          </table:table-cell>
          <table:table-cell office:value-type="float" office:value="0" table:formula="of:=SUM([.L12:.L19])" table:style-name="ce103">
            <text:p>0,00</text:p>
          </table:table-cell>
          <table:table-cell office:value-type="float" office:value="0" table:formula="of:=SUM([.M12:.M19])" table:style-name="ce103">
            <text:p>0,00</text:p>
          </table:table-cell>
          <table:table-cell office:value-type="float" office:value="0" table:formula="of:=SUM([.N12:.N19])" table:style-name="ce103">
            <text:p>0,00</text:p>
          </table:table-cell>
          <table:table-cell office:value-type="float" office:value="-2937730.3700000006" table:formula="of:=SUM([.O12:.O19])" table:style-name="ce103">
            <text:p>-2.937.730,37</text:p>
          </table:table-cell>
          <table:table-cell office:value-type="percentage" office:value="-0.34243878882504764" table:formula="of:=[.O11]/[.$O$148]" table:style-name="ce111">
            <text:p>-34,24%</text:p>
          </table:table-cell>
          <table:table-cell table:number-columns-repeated="190" table:style-name="ce15"/>
          <table:table-cell table:number-columns-repeated="48" table:style-name="ce3"/>
          <table:table-cell table:number-columns-repeated="16121" table:style-name="ce15"/>
          <table:table-cell table:number-columns-repeated="9" table:style-name="ce15"/>
        </table:table-row>
        <table:table-row table:style-name="ro3">
          <table:table-cell office:value-type="string" table:style-name="ce26">
            <text:p>3.1.2.01.01.00430</text:p>
          </table:table-cell>
          <table:table-cell office:value-type="string" table:style-name="ce26">
            <text:p>MERCADORIAS C/COMPRAS</text:p>
          </table:table-cell>
          <table:table-cell office:value-type="float" office:value="-389718.96" table:style-name="ce112">
            <text:p>-389.718,96</text:p>
          </table:table-cell>
          <table:table-cell office:value-type="float" office:value="-274946.43" table:style-name="ce112">
            <text:p>-274.946,43</text:p>
          </table:table-cell>
          <table:table-cell office:value-type="float" office:value="-429014.43" table:style-name="ce113">
            <text:p>-429.014,43</text:p>
          </table:table-cell>
          <table:table-cell office:value-type="float" office:value="-609722.63" table:style-name="ce113">
            <text:p>-609.722,63</text:p>
          </table:table-cell>
          <table:table-cell office:value-type="float" office:value="-660350.71" table:style-name="ce113">
            <text:p>-660.350,71</text:p>
          </table:table-cell>
          <table:table-cell office:value-type="float" office:value="-993346.97" table:style-name="ce113">
            <text:p>-993.346,97</text:p>
          </table:table-cell>
          <table:table-cell table:number-columns-repeated="6" table:style-name="ce113"/>
          <table:table-cell office:value-type="float" office:value="-3357100.13" table:formula="of:=SUM([.C12:.N12])" table:style-name="ce112">
            <text:p>-3.357.100,13</text:p>
          </table:table-cell>
          <table:table-cell office:value-type="percentage" office:value="-0.39132294584325983" table:formula="of:=[.O12]/[.$O$148]" table:style-name="ce23">
            <text:p>-39,13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2.01.01.00431</text:p>
          </table:table-cell>
          <table:table-cell office:value-type="string" table:style-name="ce26">
            <text:p>FRETES S/COMPRAS</text:p>
          </table:table-cell>
          <table:table-cell office:value-type="float" office:value="-650.29" table:style-name="ce112">
            <text:p>-650,29</text:p>
          </table:table-cell>
          <table:table-cell office:value-type="float" office:value="-1280" table:style-name="ce112">
            <text:p>-1.280,00</text:p>
          </table:table-cell>
          <table:table-cell office:value-type="float" office:value="-2653.78" table:style-name="ce113">
            <text:p>-2.653,78</text:p>
          </table:table-cell>
          <table:table-cell office:value-type="float" office:value="-2830.28" table:style-name="ce113">
            <text:p>-2.830,28</text:p>
          </table:table-cell>
          <table:table-cell office:value-type="float" office:value="-1750.16" table:style-name="ce113">
            <text:p>-1.750,16</text:p>
          </table:table-cell>
          <table:table-cell office:value-type="float" office:value="-6448.47" table:style-name="ce113">
            <text:p>-6.448,47</text:p>
          </table:table-cell>
          <table:table-cell table:number-columns-repeated="6" table:style-name="ce113"/>
          <table:table-cell office:value-type="float" office:value="-15612.98" table:formula="of:=SUM([.C13:.N13])" table:style-name="ce112">
            <text:p>-15.612,98</text:p>
          </table:table-cell>
          <table:table-cell office:value-type="percentage" office:value="-1.8199389623186183E-3" table:formula="of:=[.O13]/[.$O$148]" table:style-name="ce23">
            <text:p>-0,18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2.01.01.00432</text:p>
          </table:table-cell>
          <table:table-cell office:value-type="string" table:style-name="ce26">
            <text:p>COMPRAS DE EMBALAGENS</text:p>
          </table:table-cell>
          <table:table-cell office:value-type="float" office:value="-968.65" table:style-name="ce112">
            <text:p>-968,65</text:p>
          </table:table-cell>
          <table:table-cell office:value-type="float" office:value="-471.3" table:style-name="ce112">
            <text:p>-471,30</text:p>
          </table:table-cell>
          <table:table-cell office:value-type="float" office:value="-526.4" table:style-name="ce113">
            <text:p>-526,40</text:p>
          </table:table-cell>
          <table:table-cell office:value-type="float" office:value="-2026.29" table:style-name="ce113">
            <text:p>-2.026,29</text:p>
          </table:table-cell>
          <table:table-cell office:value-type="float" office:value="-3337.02" table:style-name="ce113">
            <text:p>-3.337,02</text:p>
          </table:table-cell>
          <table:table-cell office:value-type="float" office:value="-4093.86" table:style-name="ce113">
            <text:p>-4.093,86</text:p>
          </table:table-cell>
          <table:table-cell table:number-columns-repeated="6" table:style-name="ce113"/>
          <table:table-cell office:value-type="float" office:value="-11423.52" table:formula="of:=SUM([.C14:.N14])" table:style-name="ce112">
            <text:p>-11.423,52</text:p>
          </table:table-cell>
          <table:table-cell office:value-type="percentage" office:value="-1.3315913512235323E-3" table:formula="of:=[.O14]/[.$O$148]" table:style-name="ce23">
            <text:p>-0,13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2.01.01.00435</text:p>
          </table:table-cell>
          <table:table-cell office:value-type="string" table:style-name="ce26">
            <text:p>(-)DEVOLUÇÕES DE COMPRAS</text:p>
          </table:table-cell>
          <table:table-cell office:value-type="float" office:value="0" table:style-name="ce112">
            <text:p>0,00</text:p>
          </table:table-cell>
          <table:table-cell office:value-type="float" office:value="1670.24" table:style-name="ce112">
            <text:p>1.670,24</text:p>
          </table:table-cell>
          <table:table-cell office:value-type="float" office:value="6432.43" table:style-name="ce113">
            <text:p>6.432,43</text:p>
          </table:table-cell>
          <table:table-cell office:value-type="float" office:value="0" table:style-name="ce113">
            <text:p>0,00</text:p>
          </table:table-cell>
          <table:table-cell office:value-type="float" office:value="405.21" table:style-name="ce113">
            <text:p>405,21</text:p>
          </table:table-cell>
          <table:table-cell office:value-type="float" office:value="0" table:style-name="ce113">
            <text:p>0,00</text:p>
          </table:table-cell>
          <table:table-cell table:number-columns-repeated="6" table:style-name="ce113"/>
          <table:table-cell office:value-type="float" office:value="8507.8799999999992" table:formula="of:=SUM([.C15:.N15])" table:style-name="ce112">
            <text:p>8.507,88</text:p>
          </table:table-cell>
          <table:table-cell office:value-type="percentage" office:value="9.9172754328330178E-4" table:formula="of:=[.O15]/[.$O$148]" table:style-name="ce23">
            <text:p>0,1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5">
          <table:table-cell office:value-type="string" table:style-name="ce26">
            <text:p>3.1.2.01.01.00444</text:p>
          </table:table-cell>
          <table:table-cell office:value-type="string" table:style-name="ce26">
            <text:p>ESTOQUE INICIAL MERCADORIA</text:p>
          </table:table-cell>
          <table:table-cell office:value-type="float" office:value="-756451.66" table:style-name="ce112">
            <text:p>-756.451,66</text:p>
          </table:table-cell>
          <table:table-cell office:value-type="float" office:value="-876703.52" table:style-name="ce112">
            <text:p>-876.703,52</text:p>
          </table:table-cell>
          <table:table-cell office:value-type="float" office:value="-882781.38" table:style-name="ce113">
            <text:p>-882.781,38</text:p>
          </table:table-cell>
          <table:table-cell office:value-type="float" office:value="-881926.96" table:style-name="ce113">
            <text:p>-881.926,96</text:p>
          </table:table-cell>
          <table:table-cell office:value-type="float" office:value="-969317.02" table:style-name="ce113">
            <text:p>-969.317,02</text:p>
          </table:table-cell>
          <table:table-cell office:value-type="float" office:value="-1044899.54" table:style-name="ce113">
            <text:p>-1.044.899,54</text:p>
          </table:table-cell>
          <table:table-cell table:number-columns-repeated="6" table:style-name="ce113"/>
          <table:table-cell office:value-type="float" office:value="-5412080.0800000001" table:formula="of:=SUM([.C16:.N16])" table:style-name="ce112">
            <text:p>-5.412.080,08</text:p>
          </table:table-cell>
          <table:table-cell office:value-type="percentage" office:value="-0.63086325639182694" table:formula="of:=[.O16]/[.$O$148]" table:style-name="ce23">
            <text:p>-63,09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5">
          <table:table-cell office:value-type="string" table:style-name="ce26">
            <text:p>3.1.2.01.01.00445</text:p>
          </table:table-cell>
          <table:table-cell office:value-type="string" table:style-name="ce26">
            <text:p>(-)ESTOQUE FINAL DE MERCADORIAS</text:p>
          </table:table-cell>
          <table:table-cell office:value-type="float" office:value="876703.52" table:style-name="ce112">
            <text:p>876.703,52</text:p>
          </table:table-cell>
          <table:table-cell office:value-type="float" office:value="882781.38" table:style-name="ce112">
            <text:p>882.781,38</text:p>
          </table:table-cell>
          <table:table-cell office:value-type="float" office:value="881926.96" table:style-name="ce113">
            <text:p>881.926,96</text:p>
          </table:table-cell>
          <table:table-cell office:value-type="float" office:value="969317.02" table:style-name="ce113">
            <text:p>969.317,02</text:p>
          </table:table-cell>
          <table:table-cell office:value-type="float" office:value="1044899.54" table:style-name="ce113">
            <text:p>1.044.899,54</text:p>
          </table:table-cell>
          <table:table-cell office:value-type="float" office:value="1195314.18" table:style-name="ce113">
            <text:p>1.195.314,18</text:p>
          </table:table-cell>
          <table:table-cell table:number-columns-repeated="6" table:style-name="ce113"/>
          <table:table-cell office:value-type="float" office:value="5850942.5999999996" table:formula="of:=SUM([.C17:.N17])" table:style-name="ce112">
            <text:p>5.850.942,60</text:p>
          </table:table-cell>
          <table:table-cell office:value-type="percentage" office:value="0.68201960189725463" table:formula="of:=[.O17]/[.$O$148]" table:style-name="ce23">
            <text:p>68,2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2.01.01.00450</text:p>
          </table:table-cell>
          <table:table-cell office:value-type="string" table:style-name="ce26">
            <text:p>)ESTOQUE INICIAL EMBALAGENS</text:p>
          </table:table-cell>
          <table:table-cell office:value-type="float" office:value="-6893.82" table:style-name="ce112">
            <text:p>-6.893,82</text:p>
          </table:table-cell>
          <table:table-cell office:value-type="float" office:value="-6888.26" table:style-name="ce112">
            <text:p>-6.888,26</text:p>
          </table:table-cell>
          <table:table-cell office:value-type="float" office:value="-5185.1099999999997" table:style-name="ce113">
            <text:p>-5.185,11</text:p>
          </table:table-cell>
          <table:table-cell office:value-type="float" office:value="-7008.68" table:style-name="ce113">
            <text:p>-7.008,68</text:p>
          </table:table-cell>
          <table:table-cell office:value-type="float" office:value="-8395.0499999999993" table:style-name="ce113">
            <text:p>-8.395,05</text:p>
          </table:table-cell>
          <table:table-cell office:value-type="float" office:value="-1877.79" table:style-name="ce113">
            <text:p>-1.877,79</text:p>
          </table:table-cell>
          <table:table-cell table:number-columns-repeated="6" table:style-name="ce113"/>
          <table:table-cell office:value-type="float" office:value="-36248.71" table:formula="of:=SUM([.C18:.N18])" table:style-name="ce112">
            <text:p>-36.248,71</text:p>
          </table:table-cell>
          <table:table-cell office:value-type="percentage" office:value="-4.2253586222994284E-3" table:formula="of:=[.O18]/[.$O$148]" table:style-name="ce23">
            <text:p>-0,42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2.01.01.20592</text:p>
          </table:table-cell>
          <table:table-cell office:value-type="string" table:style-name="ce26">
            <text:p>(-)ESTOQUE FINAL EMBALAGENS</text:p>
          </table:table-cell>
          <table:table-cell office:value-type="float" office:value="6888.26" table:style-name="ce112">
            <text:p>6.888,26</text:p>
          </table:table-cell>
          <table:table-cell office:value-type="float" office:value="5185.1099999999997" table:style-name="ce112">
            <text:p>5.185,11</text:p>
          </table:table-cell>
          <table:table-cell office:value-type="float" office:value="7008.68" table:style-name="ce113">
            <text:p>7.008,68</text:p>
          </table:table-cell>
          <table:table-cell office:value-type="float" office:value="8395.0499999999993" table:style-name="ce113">
            <text:p>8.395,05</text:p>
          </table:table-cell>
          <table:table-cell office:value-type="float" office:value="1877.79" table:style-name="ce113">
            <text:p>1.877,79</text:p>
          </table:table-cell>
          <table:table-cell office:value-type="float" office:value="5929.68" table:style-name="ce113">
            <text:p>5.929,68</text:p>
          </table:table-cell>
          <table:table-cell table:number-columns-repeated="6" table:style-name="ce113"/>
          <table:table-cell office:value-type="float" office:value="35284.57" table:formula="of:=SUM([.C19:.N19])" table:style-name="ce112">
            <text:p>35.284,57</text:p>
          </table:table-cell>
          <table:table-cell office:value-type="percentage" office:value="4.1129729053427759E-3" table:formula="of:=[.O19]/[.$O$148]" table:style-name="ce23">
            <text:p>0,41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3.1.4</text:p>
          </table:table-cell>
          <table:table-cell office:value-type="string" table:style-name="ce16">
            <text:p>DESPESAS OPERACIONAIS</text:p>
          </table:table-cell>
          <table:table-cell office:value-type="float" office:value="-764600.72" table:formula="of:=[.C21]+[.C51]+[.C126]+[.C116]" table:style-name="ce17">
            <text:p>-764.600,72</text:p>
          </table:table-cell>
          <table:table-cell office:value-type="float" office:value="-555836.80999999994" table:formula="of:=[.D21]+[.D51]+[.D126]+[.D116]" table:style-name="ce17">
            <text:p>-555.836,81</text:p>
          </table:table-cell>
          <table:table-cell office:value-type="float" office:value="-565272.36999999988" table:formula="of:=[.E21]+[.E51]+[.E126]+[.E116]" table:style-name="ce17">
            <text:p>-565.272,37</text:p>
          </table:table-cell>
          <table:table-cell office:value-type="float" office:value="-711534.23" table:formula="of:=[.F21]+[.F51]+[.F126]+[.F116]" table:style-name="ce17">
            <text:p>-711.534,23</text:p>
          </table:table-cell>
          <table:table-cell office:value-type="float" office:value="-1105441.44" table:formula="of:=[.G21]+[.G51]+[.G126]+[.G116]" table:style-name="ce17">
            <text:p>-1.105.441,44</text:p>
          </table:table-cell>
          <table:table-cell office:value-type="float" office:value="-1015481.7999999999" table:formula="of:=[.H21]+[.H51]+[.H126]+[.H116]" table:style-name="ce17">
            <text:p>-1.015.481,80</text:p>
          </table:table-cell>
          <table:table-cell office:value-type="float" office:value="0" table:formula="of:=[.I21]+[.I51]+[.I126]+[.I116]" table:style-name="ce17">
            <text:p>0,00</text:p>
          </table:table-cell>
          <table:table-cell office:value-type="float" office:value="0" table:formula="of:=[.J21]+[.J51]+[.J126]+[.J116]" table:style-name="ce17">
            <text:p>0,00</text:p>
          </table:table-cell>
          <table:table-cell office:value-type="float" office:value="0" table:formula="of:=[.K21]+[.K51]+[.K126]+[.K116]" table:style-name="ce17">
            <text:p>0,00</text:p>
          </table:table-cell>
          <table:table-cell office:value-type="float" office:value="0" table:formula="of:=[.L21]+[.L51]+[.L126]+[.L116]" table:style-name="ce17">
            <text:p>0,00</text:p>
          </table:table-cell>
          <table:table-cell office:value-type="float" office:value="0" table:formula="of:=[.M21]+[.M51]+[.M126]+[.M116]" table:style-name="ce17">
            <text:p>0,00</text:p>
          </table:table-cell>
          <table:table-cell office:value-type="float" office:value="0" table:formula="of:=[.N21]+[.N51]+[.N126]+[.N116]" table:style-name="ce17">
            <text:p>0,00</text:p>
          </table:table-cell>
          <table:table-cell office:value-type="float" office:value="-4718167.370000001" table:formula="of:=[.O21]+[.O51]+[.O126]+[.O116]" table:style-name="ce17">
            <text:p>-4.718.167,37</text:p>
          </table:table-cell>
          <table:table-cell office:value-type="percentage" office:value="-0.54997679029905666" table:formula="of:=[.P21]+[.P51]+[.P116]+[.P126]" table:style-name="ce10">
            <text:p>-55,00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12">
            <text:p>3.1.4.05</text:p>
          </table:table-cell>
          <table:table-cell office:value-type="string" table:style-name="ce16">
            <text:p>DESPESAS DE RECURSOS HUMANOS</text:p>
          </table:table-cell>
          <table:table-cell office:value-type="float" office:value="-456990.70000000007" table:formula="of:=[.C22]+[.C38]" table:style-name="ce17">
            <text:p>-456.990,70</text:p>
          </table:table-cell>
          <table:table-cell office:value-type="float" office:value="-389298.53" table:formula="of:=[.D22]+[.D38]" table:style-name="ce17">
            <text:p>-389.298,53</text:p>
          </table:table-cell>
          <table:table-cell office:value-type="float" office:value="-425266.18" table:formula="of:=[.E22]+[.E38]" table:style-name="ce17">
            <text:p>-425.266,18</text:p>
          </table:table-cell>
          <table:table-cell office:value-type="float" office:value="-458453.38" table:formula="of:=[.F22]+[.F38]" table:style-name="ce17">
            <text:p>-458.453,38</text:p>
          </table:table-cell>
          <table:table-cell office:value-type="float" office:value="-558796.78999999992" table:formula="of:=[.G22]+[.G38]" table:style-name="ce17">
            <text:p>-558.796,79</text:p>
          </table:table-cell>
          <table:table-cell office:value-type="float" office:value="-685488.92999999993" table:formula="of:=[.H22]+[.H38]" table:style-name="ce17">
            <text:p>-685.488,93</text:p>
          </table:table-cell>
          <table:table-cell office:value-type="float" office:value="0" table:formula="of:=[.I22]+[.I38]" table:style-name="ce17">
            <text:p>0,00</text:p>
          </table:table-cell>
          <table:table-cell office:value-type="float" office:value="0" table:formula="of:=[.J22]+[.J38]" table:style-name="ce17">
            <text:p>0,00</text:p>
          </table:table-cell>
          <table:table-cell office:value-type="float" office:value="0" table:formula="of:=[.K22]+[.K38]" table:style-name="ce17">
            <text:p>0,00</text:p>
          </table:table-cell>
          <table:table-cell office:value-type="float" office:value="0" table:formula="of:=[.L22]+[.L38]" table:style-name="ce17">
            <text:p>0,00</text:p>
          </table:table-cell>
          <table:table-cell office:value-type="float" office:value="0" table:formula="of:=[.M22]+[.M38]" table:style-name="ce17">
            <text:p>0,00</text:p>
          </table:table-cell>
          <table:table-cell office:value-type="float" office:value="0" table:formula="of:=[.N22]+[.N38]" table:style-name="ce17">
            <text:p>0,00</text:p>
          </table:table-cell>
          <table:table-cell office:value-type="float" office:value="-2974294.5100000007" table:formula="of:=[.O22]+[.O38]" table:style-name="ce17">
            <text:p>-2.974.294,51</text:p>
          </table:table-cell>
          <table:table-cell office:value-type="percentage" office:value="-0.34670091578669576" table:formula="of:=[.P22]+[.P38]" table:style-name="ce10">
            <text:p>-34,67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18">
            <text:p>3.1.4.05.01</text:p>
          </table:table-cell>
          <table:table-cell office:value-type="string" table:style-name="ce18">
            <text:p>DESPESAS OPERACIONAL C/PESSOAL</text:p>
          </table:table-cell>
          <table:table-cell office:value-type="float" office:value="-409126.24000000005" table:formula="of:=[.C23]+[.C24]+[.C26]+[.C27]+[.C28]+[.C29]+[.C30]+[.C31]+[.C32]+[.C33]+[.C34]+[.C35]+[.C36]+[.C37]" table:style-name="ce19">
            <text:p>-409.126,24</text:p>
          </table:table-cell>
          <table:table-cell office:value-type="float" office:value="-347288.50000000006" table:formula="of:=[.D23]+[.D24]+[.D26]+[.D27]+[.D28]+[.D29]+[.D30]+[.D31]+[.D32]+[.D33]+[.D34]+[.D35]+[.D36]+[.D37]" table:style-name="ce19">
            <text:p>-347.288,50</text:p>
          </table:table-cell>
          <table:table-cell office:value-type="float" office:value="-394945.93" table:formula="of:=[.E23]+[.E24]+[.E26]+[.E27]+[.E28]+[.E29]+[.E30]+[.E31]+[.E32]+[.E33]+[.E34]+[.E35]+[.E36]+[.E37]" table:style-name="ce19">
            <text:p>-394.945,93</text:p>
          </table:table-cell>
          <table:table-cell office:value-type="float" office:value="-452045.44" table:formula="of:=[.F23]+[.F24]+[.F26]+[.F27]+[.F28]+[.F29]+[.F30]+[.F31]+[.F32]+[.F33]+[.F34]+[.F35]+[.F36]+[.F37]" table:style-name="ce19">
            <text:p>-452.045,44</text:p>
          </table:table-cell>
          <table:table-cell office:value-type="float" office:value="-531912.09" table:formula="of:=[.G23]+[.G24]+[.G26]+[.G27]+[.G28]+[.G29]+[.G30]+[.G31]+[.G32]+[.G33]+[.G34]+[.G35]+[.G36]+[.G37]" table:style-name="ce19">
            <text:p>-531.912,09</text:p>
          </table:table-cell>
          <table:table-cell office:value-type="float" office:value="-598289.93999999994" table:formula="of:=[.H23]+[.H24]+[.H26]+[.H27]+[.H28]+[.H29]+[.H30]+[.H31]+[.H32]+[.H33]+[.H34]+[.H35]+[.H36]+[.H37]" table:style-name="ce19">
            <text:p>-598.289,94</text:p>
          </table:table-cell>
          <table:table-cell office:value-type="float" office:value="0" table:formula="of:=[.I23]+[.I24]+[.I26]+[.I27]+[.I28]+[.I29]+[.I30]+[.I31]+[.I32]+[.I33]+[.I34]+[.I35]+[.I36]+[.I37]" table:style-name="ce19">
            <text:p>0,00</text:p>
          </table:table-cell>
          <table:table-cell office:value-type="float" office:value="0" table:formula="of:=[.J23]+[.J24]+[.J26]+[.J27]+[.J28]+[.J29]+[.J30]+[.J31]+[.J32]+[.J33]+[.J34]+[.J35]+[.J36]+[.J37]" table:style-name="ce19">
            <text:p>0,00</text:p>
          </table:table-cell>
          <table:table-cell office:value-type="float" office:value="0" table:formula="of:=[.K23]+[.K24]+[.K26]+[.K27]+[.K28]+[.K29]+[.K30]+[.K31]+[.K32]+[.K33]+[.K34]+[.K35]+[.K36]+[.K37]" table:style-name="ce19">
            <text:p>0,00</text:p>
          </table:table-cell>
          <table:table-cell office:value-type="float" office:value="0" table:formula="of:=[.L23]+[.L24]+[.L26]+[.L27]+[.L28]+[.L29]+[.L30]+[.L31]+[.L32]+[.L33]+[.L34]+[.L35]+[.L36]+[.L37]" table:style-name="ce19">
            <text:p>0,00</text:p>
          </table:table-cell>
          <table:table-cell office:value-type="float" office:value="0" table:formula="of:=[.M23]+[.M24]+[.M26]+[.M27]+[.M28]+[.M29]+[.M30]+[.M31]+[.M32]+[.M33]+[.M34]+[.M35]+[.M36]+[.M37]" table:style-name="ce19">
            <text:p>0,00</text:p>
          </table:table-cell>
          <table:table-cell office:value-type="float" office:value="0" table:formula="of:=[.N23]+[.N24]+[.N26]+[.N27]+[.N28]+[.N29]+[.N30]+[.N31]+[.N32]+[.N33]+[.N34]+[.N35]+[.N36]+[.N37]" table:style-name="ce19">
            <text:p>0,00</text:p>
          </table:table-cell>
          <table:table-cell office:value-type="float" office:value="-2733608.1400000006" table:formula="of:=[.O23]+[.O24]+[.O26]+[.O27]+[.O28]+[.O29]+[.O30]+[.O31]+[.O32]+[.O33]+[.O34]+[.O35]+[.O36]+[.O37]" table:style-name="ce19">
            <text:p>-2.733.608,14</text:p>
          </table:table-cell>
          <table:table-cell office:value-type="percentage" office:value="-0.31864512487028934" table:formula="of:=[.O22]/[.$O$148]" table:style-name="ce20">
            <text:p>-31,86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00601</text:p>
          </table:table-cell>
          <table:table-cell office:value-type="string" table:style-name="ce141">
            <text:p>CONTRIBUIÇÃO P/FGTS</text:p>
          </table:table-cell>
          <table:table-cell office:value-type="float" office:value="-22914.13" table:style-name="ce112">
            <text:p>-22.914,13</text:p>
          </table:table-cell>
          <table:table-cell office:value-type="float" office:value="-25884.89" table:style-name="ce112">
            <text:p>-25.884,89</text:p>
          </table:table-cell>
          <table:table-cell office:value-type="float" office:value="-28526.76" table:style-name="ce112">
            <text:p>-28.526,76</text:p>
          </table:table-cell>
          <table:table-cell office:value-type="float" office:value="-22590.12" table:style-name="ce112">
            <text:p>-22.590,12</text:p>
          </table:table-cell>
          <table:table-cell office:value-type="float" office:value="-25541.56" table:style-name="ce112">
            <text:p>-25.541,56</text:p>
          </table:table-cell>
          <table:table-cell office:value-type="float" office:value="-34903.46" table:style-name="ce112">
            <text:p>-34.903,46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-160360.91999999998" table:formula="of:=SUM([.C23:.N23])" table:style-name="ce112">
            <text:p>-160.360,92</text:p>
          </table:table-cell>
          <table:table-cell office:value-type="percentage" office:value="-1.8692593364063679E-2" table:formula="of:=[.O23]/[.$O$148]" table:style-name="ce23">
            <text:p>-1,87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00602</text:p>
          </table:table-cell>
          <table:table-cell office:value-type="string" table:style-name="ce141">
            <text:p>13º SALÁRIO</text:p>
          </table:table-cell>
          <table:table-cell office:value-type="float" office:value="-19376.02" table:style-name="ce112">
            <text:p>-19.376,02</text:p>
          </table:table-cell>
          <table:table-cell office:value-type="float" office:value="-16386.55" table:style-name="ce112">
            <text:p>-16.386,55</text:p>
          </table:table-cell>
          <table:table-cell office:value-type="float" office:value="-21340.38" table:style-name="ce112">
            <text:p>-21.340,38</text:p>
          </table:table-cell>
          <table:table-cell office:value-type="float" office:value="-21767.05" table:style-name="ce112">
            <text:p>-21.767,05</text:p>
          </table:table-cell>
          <table:table-cell office:value-type="float" office:value="-26792.52" table:style-name="ce112">
            <text:p>-26.792,52</text:p>
          </table:table-cell>
          <table:table-cell office:value-type="float" office:value="-33599.35" table:style-name="ce112">
            <text:p>-33.599,35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-139261.87" table:formula="of:=SUM([.C24:.N24])" table:style-name="ce112">
            <text:p>-139.261,87</text:p>
          </table:table-cell>
          <table:table-cell office:value-type="percentage" office:value="-1.6233166453703925E-2" table:formula="of:=[.O24]/[.$O$148]" table:style-name="ce23">
            <text:p>-1,62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00603</text:p>
          </table:table-cell>
          <table:table-cell office:value-type="string" table:style-name="ce141">
            <text:p>FÉRIA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0" table:formula="of:=SUM([.C25:.N25])" table:style-name="ce112">
            <text:p>0,00</text:p>
          </table:table-cell>
          <table:table-cell office:value-type="percentage" office:value="0" table:formula="of:=[.O25]/[.$O$148]" table:style-name="ce23">
            <text:p>0,00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05.01.00604</text:p>
          </table:table-cell>
          <table:table-cell office:value-type="string" table:style-name="ce141">
            <text:p>INDENIZAÇÕES TRABALHISTAS</text:p>
          </table:table-cell>
          <table:table-cell office:value-type="float" office:value="-5720.24" table:style-name="ce112">
            <text:p>-5.720,24</text:p>
          </table:table-cell>
          <table:table-cell office:value-type="float" office:value="-11657.49" table:style-name="ce112">
            <text:p>-11.657,49</text:p>
          </table:table-cell>
          <table:table-cell office:value-type="float" office:value="-28721.51" table:style-name="ce112">
            <text:p>-28.721,51</text:p>
          </table:table-cell>
          <table:table-cell office:value-type="float" office:value="0" table:style-name="ce112">
            <text:p>0,00</text:p>
          </table:table-cell>
          <table:table-cell office:value-type="float" office:value="-1305.44" table:style-name="ce112">
            <text:p>-1.305,44</text:p>
          </table:table-cell>
          <table:table-cell office:value-type="float" office:value="-8350.7999999999993" table:style-name="ce112">
            <text:p>-8.350,80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-55755.479999999996" table:formula="of:=SUM([.C26:.N26])" table:style-name="ce112">
            <text:p>-55.755,48</text:p>
          </table:table-cell>
          <table:table-cell office:value-type="percentage" office:value="-6.4991801958867862E-3" table:formula="of:=[.O26]/[.$O$148]" table:style-name="ce23">
            <text:p>-0,65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05.01.00605</text:p>
          </table:table-cell>
          <table:table-cell office:value-type="string" table:style-name="ce141">
            <text:p>PREVIDÊNCIA SOCIAL</text:p>
          </table:table-cell>
          <table:table-cell office:value-type="float" office:value="-58342.75" table:style-name="ce112">
            <text:p>-58.342,75</text:p>
          </table:table-cell>
          <table:table-cell office:value-type="float" office:value="-46002.62" table:style-name="ce112">
            <text:p>-46.002,62</text:p>
          </table:table-cell>
          <table:table-cell office:value-type="float" office:value="-57932.36" table:style-name="ce112">
            <text:p>-57.932,36</text:p>
          </table:table-cell>
          <table:table-cell office:value-type="float" office:value="-75342.559999999998" table:style-name="ce112">
            <text:p>-75.342,56</text:p>
          </table:table-cell>
          <table:table-cell office:value-type="float" office:value="-78931.59" table:style-name="ce112">
            <text:p>-78.931,59</text:p>
          </table:table-cell>
          <table:table-cell office:value-type="float" office:value="-98071.39" table:style-name="ce112">
            <text:p>-98.071,39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-414623.27" table:formula="of:=SUM([.C27:.N27])" table:style-name="ce112">
            <text:p>-414.623,27</text:p>
          </table:table-cell>
          <table:table-cell office:value-type="percentage" office:value="-4.8330878778871961E-2" table:formula="of:=[.O27]/[.$O$148]" table:style-name="ce23">
            <text:p>-4,83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05.01.00606</text:p>
          </table:table-cell>
          <table:table-cell office:value-type="string" table:style-name="ce141">
            <text:p>PRO-LABORE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0" table:formula="of:=SUM([.C28:.N28])" table:style-name="ce112">
            <text:p>0,00</text:p>
          </table:table-cell>
          <table:table-cell office:value-type="percentage" office:value="0" table:formula="of:=[.O28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00607</text:p>
          </table:table-cell>
          <table:table-cell office:value-type="string" table:style-name="ce141">
            <text:p>SALÁRIOS</text:p>
          </table:table-cell>
          <table:table-cell office:value-type="float" office:value="-127917.08" table:style-name="ce112">
            <text:p>-127.917,08</text:p>
          </table:table-cell>
          <table:table-cell office:value-type="float" office:value="-125153.66" table:style-name="ce112">
            <text:p>-125.153,66</text:p>
          </table:table-cell>
          <table:table-cell office:value-type="float" office:value="-101559.06" table:style-name="ce112">
            <text:p>-101.559,06</text:p>
          </table:table-cell>
          <table:table-cell office:value-type="float" office:value="-135183.78" table:style-name="ce112">
            <text:p>-135.183,78</text:p>
          </table:table-cell>
          <table:table-cell office:value-type="float" office:value="-142044.73000000001" table:style-name="ce112">
            <text:p>-142.044,73</text:p>
          </table:table-cell>
          <table:table-cell office:value-type="float" office:value="-153974.25" table:style-name="ce112">
            <text:p>-153.974,25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-785832.55999999994" table:formula="of:=SUM([.C29:.N29])" table:style-name="ce112">
            <text:p>-785.832,56</text:p>
          </table:table-cell>
          <table:table-cell office:value-type="percentage" office:value="-9.1601173754311052E-2" table:formula="of:=[.O29]/[.$O$148]" table:style-name="ce23">
            <text:p>-9,16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00608</text:p>
          </table:table-cell>
          <table:table-cell office:value-type="string" table:style-name="ce141">
            <text:p>FÉRIAS GOZADAS</text:p>
          </table:table-cell>
          <table:table-cell office:value-type="float" office:value="-13714.5" table:style-name="ce112">
            <text:p>-13.714,50</text:p>
          </table:table-cell>
          <table:table-cell office:value-type="float" office:value="-21874.9" table:style-name="ce112">
            <text:p>-21.874,90</text:p>
          </table:table-cell>
          <table:table-cell office:value-type="float" office:value="-43923.98" table:style-name="ce112">
            <text:p>-43.923,98</text:p>
          </table:table-cell>
          <table:table-cell office:value-type="float" office:value="-28513.759999999998" table:style-name="ce112">
            <text:p>-28.513,76</text:p>
          </table:table-cell>
          <table:table-cell office:value-type="float" office:value="-43478.6" table:style-name="ce112">
            <text:p>-43.478,60</text:p>
          </table:table-cell>
          <table:table-cell office:value-type="float" office:value="-38316.089999999997" table:style-name="ce112">
            <text:p>-38.316,09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-189821.83" table:formula="of:=SUM([.C30:.N30])" table:style-name="ce112">
            <text:p>-189.821,83</text:p>
          </table:table-cell>
          <table:table-cell office:value-type="percentage" office:value="-2.2126726884657583E-2" table:formula="of:=[.O30]/[.$O$148]" table:style-name="ce23">
            <text:p>-2,21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20460</text:p>
          </table:table-cell>
          <table:table-cell office:value-type="string" table:style-name="ce141">
            <text:p>GORJETAS</text:p>
          </table:table-cell>
          <table:table-cell office:value-type="float" office:value="-89285.86" table:style-name="ce112">
            <text:p>-89.285,86</text:p>
          </table:table-cell>
          <table:table-cell office:value-type="float" office:value="-37685.24" table:style-name="ce112">
            <text:p>-37.685,24</text:p>
          </table:table-cell>
          <table:table-cell office:value-type="float" office:value="-67091.42" table:style-name="ce112">
            <text:p>-67.091,42</text:p>
          </table:table-cell>
          <table:table-cell office:value-type="float" office:value="-96503.92" table:style-name="ce112">
            <text:p>-96.503,92</text:p>
          </table:table-cell>
          <table:table-cell office:value-type="float" office:value="-106875.56" table:style-name="ce112">
            <text:p>-106.875,56</text:p>
          </table:table-cell>
          <table:table-cell office:value-type="float" office:value="-159449.72" table:style-name="ce112">
            <text:p>-159.449,72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-556891.72" table:formula="of:=SUM([.C31:.N31])" table:style-name="ce112">
            <text:p>-556.891,72</text:p>
          </table:table-cell>
          <table:table-cell office:value-type="percentage" office:value="-6.4914509531212528E-2" table:formula="of:=[.O31]/[.$O$148]" table:style-name="ce23">
            <text:p>-6,49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20461</text:p>
          </table:table-cell>
          <table:table-cell office:value-type="string" table:style-name="ce141">
            <text:p>PROCESSOS JUDICIAIS - TRABALHISTA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0" table:formula="of:=SUM([.C32:.N32])" table:style-name="ce112">
            <text:p>0,00</text:p>
          </table:table-cell>
          <table:table-cell office:value-type="percentage" office:value="0" table:formula="of:=[.O32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20462</text:p>
          </table:table-cell>
          <table:table-cell office:value-type="string" table:style-name="ce141">
            <text:p>SERVICOS CONTRATADOS PJ</text:p>
          </table:table-cell>
          <table:table-cell office:value-type="float" office:value="-12780.88" table:style-name="ce112">
            <text:p>-12.780,88</text:p>
          </table:table-cell>
          <table:table-cell office:value-type="float" office:value="-6557.96" table:style-name="ce112">
            <text:p>-6.557,96</text:p>
          </table:table-cell>
          <table:table-cell office:value-type="float" office:value="-11509.2" table:style-name="ce112">
            <text:p>-11.509,20</text:p>
          </table:table-cell>
          <table:table-cell office:value-type="float" office:value="-12804.65" table:style-name="ce112">
            <text:p>-12.804,65</text:p>
          </table:table-cell>
          <table:table-cell office:value-type="float" office:value="-39329.589999999997" table:style-name="ce112">
            <text:p>-39.329,59</text:p>
          </table:table-cell>
          <table:table-cell office:value-type="float" office:value="-13147.38" table:style-name="ce112">
            <text:p>-13.147,38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-96129.66" table:formula="of:=SUM([.C33:.N33])" table:style-name="ce112">
            <text:p>-96.129,66</text:p>
          </table:table-cell>
          <table:table-cell office:value-type="percentage" office:value="-1.1205427385959733E-2" table:formula="of:=[.O33]/[.$O$148]" table:style-name="ce23">
            <text:p>-1,12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20651</text:p>
          </table:table-cell>
          <table:table-cell office:value-type="string" table:style-name="ce141">
            <text:p>MAO DE OBRA TEMPORARIA – INDEDUTIVEL</text:p>
          </table:table-cell>
          <table:table-cell office:value-type="float" office:value="-53701.45" table:style-name="ce112">
            <text:p>-53.701,45</text:p>
          </table:table-cell>
          <table:table-cell office:value-type="float" office:value="-50675.4" table:style-name="ce112">
            <text:p>-50.675,40</text:p>
          </table:table-cell>
          <table:table-cell office:value-type="float" office:value="-33635.69" table:style-name="ce112">
            <text:p>-33.635,69</text:p>
          </table:table-cell>
          <table:table-cell office:value-type="float" office:value="-59339.6" table:style-name="ce112">
            <text:p>-59.339,60</text:p>
          </table:table-cell>
          <table:table-cell office:value-type="float" office:value="-67612.5" table:style-name="ce112">
            <text:p>-67.612,50</text:p>
          </table:table-cell>
          <table:table-cell office:value-type="float" office:value="-58477.5" table:style-name="ce112">
            <text:p>-58.477,50</text:p>
          </table:table-cell>
          <table:table-cell table:style-name="ce112"/>
          <table:table-cell table:style-name="ce34"/>
          <table:table-cell table:number-columns-repeated="4" table:style-name="ce112"/>
          <table:table-cell office:value-type="float" office:value="-323442.14" table:formula="of:=SUM([.C34:.N34])" table:style-name="ce112">
            <text:p>-323.442,14</text:p>
          </table:table-cell>
          <table:table-cell office:value-type="percentage" office:value="-3.7702280579473828E-2" table:formula="of:=[.O34]/[.$O$148]" table:style-name="ce23">
            <text:p>-3,77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21506</text:p>
          </table:table-cell>
          <table:table-cell office:value-type="string" table:style-name="ce141">
            <text:p>GRATIFICAÇOES (BONUS)</text:p>
          </table:table-cell>
          <table:table-cell office:value-type="float" office:value="-5373.33" table:style-name="ce112">
            <text:p>-5.373,33</text:p>
          </table:table-cell>
          <table:table-cell office:value-type="float" office:value="-5409.79" table:style-name="ce112">
            <text:p>-5.409,79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-10783.119999999999" table:formula="of:=SUM([.C35:.N35])" table:style-name="ce112">
            <text:p>-10.783,12</text:p>
          </table:table-cell>
          <table:table-cell office:value-type="percentage" office:value="-1.2569426351252059E-3" table:formula="of:=[.O35]/[.$O$148]" table:style-name="ce23">
            <text:p>-0,13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1.20653</text:p>
          </table:table-cell>
          <table:table-cell office:value-type="string" table:style-name="ce141">
            <text:p>ALUGUEL DE ALOJAMENT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705.57" table:style-name="ce112">
            <text:p>-705,57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-705.57" table:formula="of:=SUM([.C36:.N36])" table:style-name="ce112">
            <text:p>-705,57</text:p>
          </table:table-cell>
          <table:table-cell office:value-type="percentage" office:value="-8.2245307022948063E-5" table:formula="of:=[.O36]/[.$O$148]" table:style-name="ce23">
            <text:p>-0,01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13">
          <table:table-cell office:value-type="string" table:style-name="ce24">
            <text:p>3.1.4.05.01.21508</text:p>
          </table:table-cell>
          <table:table-cell office:value-type="string" table:style-name="ce142">
            <text:p>MENOR APRENDIZ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37:.N37])" table:style-name="ce112">
            <text:p>0,00</text:p>
          </table:table-cell>
          <table:table-cell office:value-type="percentage" office:value="0" table:formula="of:=[.O37]/[.$O$148]" table:style-name="ce23">
            <text:p>0,00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18">
            <text:p>3.1.4.05.02</text:p>
          </table:table-cell>
          <table:table-cell office:value-type="string" table:style-name="ce18">
            <text:p>DESPESAS OPERACIONAL - BENEF.EMPREGADOS</text:p>
          </table:table-cell>
          <table:table-cell office:value-type="float" office:value="-47864.46" table:formula="of:=SUM([.C39:.C47])" table:style-name="ce19">
            <text:p>-47.864,46</text:p>
          </table:table-cell>
          <table:table-cell office:value-type="float" office:value="-42010.03" table:formula="of:=SUM([.D39:.D47])" table:style-name="ce19">
            <text:p>-42.010,03</text:p>
          </table:table-cell>
          <table:table-cell office:value-type="float" office:value="-30320.25" table:formula="of:=SUM([.E39:.E47])" table:style-name="ce19">
            <text:p>-30.320,25</text:p>
          </table:table-cell>
          <table:table-cell office:value-type="float" office:value="-6407.94" table:formula="of:=SUM([.F39:.F47])" table:style-name="ce19">
            <text:p>-6.407,94</text:p>
          </table:table-cell>
          <table:table-cell office:value-type="float" office:value="-26884.700000000004" table:formula="of:=SUM([.G39:.G47])" table:style-name="ce19">
            <text:p>-26.884,70</text:p>
          </table:table-cell>
          <table:table-cell office:value-type="float" office:value="-87198.99" table:formula="of:=SUM([.H39:.H47])" table:style-name="ce19">
            <text:p>-87.198,99</text:p>
          </table:table-cell>
          <table:table-cell office:value-type="float" office:value="0" table:formula="of:=SUM([.I39:.I47])" table:style-name="ce19">
            <text:p>0,00</text:p>
          </table:table-cell>
          <table:table-cell office:value-type="float" office:value="0" table:formula="of:=SUM([.J39:.J47])" table:style-name="ce19">
            <text:p>0,00</text:p>
          </table:table-cell>
          <table:table-cell office:value-type="float" office:value="0" table:formula="of:=SUM([.K39:.K47])" table:style-name="ce19">
            <text:p>0,00</text:p>
          </table:table-cell>
          <table:table-cell office:value-type="float" office:value="0" table:formula="of:=SUM([.L39:.L47])" table:style-name="ce19">
            <text:p>0,00</text:p>
          </table:table-cell>
          <table:table-cell office:value-type="float" office:value="0" table:formula="of:=SUM([.M39:.M47])" table:style-name="ce19">
            <text:p>0,00</text:p>
          </table:table-cell>
          <table:table-cell office:value-type="float" office:value="0" table:formula="of:=SUM([.N39:.N47])" table:style-name="ce19">
            <text:p>0,00</text:p>
          </table:table-cell>
          <table:table-cell office:value-type="float" office:value="-240686.37" table:formula="of:=SUM([.O39:.O47])" table:style-name="ce19">
            <text:p>-240.686,37</text:p>
          </table:table-cell>
          <table:table-cell office:value-type="percentage" office:value="-2.8055790916406417E-2" table:formula="of:=[.O38]/[.$O$148]" table:style-name="ce20">
            <text:p>-2,81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2.00612</text:p>
          </table:table-cell>
          <table:table-cell office:value-type="string" table:style-name="ce26">
            <text:p>ASSISTÊNCIA MEDICA/FARMÁCIA</text:p>
          </table:table-cell>
          <table:table-cell office:value-type="float" office:value="-2313.1999999999998" table:style-name="ce112">
            <text:p>-2.313,20</text:p>
          </table:table-cell>
          <table:table-cell office:value-type="float" office:value="-1924.38" table:style-name="ce112">
            <text:p>-1.924,38</text:p>
          </table:table-cell>
          <table:table-cell office:value-type="float" office:value="-2626.33" table:style-name="ce112">
            <text:p>-2.626,33</text:p>
          </table:table-cell>
          <table:table-cell office:value-type="float" office:value="-2103.2399999999998" table:style-name="ce112">
            <text:p>-2.103,24</text:p>
          </table:table-cell>
          <table:table-cell office:value-type="float" office:value="-1802.82" table:style-name="ce112">
            <text:p>-1.802,82</text:p>
          </table:table-cell>
          <table:table-cell office:value-type="float" office:value="-1653.59" table:style-name="ce112">
            <text:p>-1.653,59</text:p>
          </table:table-cell>
          <table:table-cell table:number-columns-repeated="6" table:style-name="ce112"/>
          <table:table-cell office:value-type="float" office:value="-12423.56" table:formula="of:=SUM([.C39:.N39])" table:style-name="ce112">
            <text:p>-12.423,56</text:p>
          </table:table-cell>
          <table:table-cell office:value-type="percentage" office:value="-1.4481617791544659E-3" table:formula="of:=[.O39]/[.$O$148]" table:style-name="ce23">
            <text:p>-0,14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2.00613</text:p>
          </table:table-cell>
          <table:table-cell office:value-type="string" table:style-name="ce26">
            <text:p>CURSOS E TREINAMENTOS</text:p>
          </table:table-cell>
          <table:table-cell office:value-type="float" office:value="0" table:style-name="ce112">
            <text:p>0,00</text:p>
          </table:table-cell>
          <table:table-cell office:value-type="float" office:value="-4455" table:style-name="ce112">
            <text:p>-4.455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-4455" table:formula="of:=SUM([.C40:.N40])" table:style-name="ce112">
            <text:p>-4.455,00</text:p>
          </table:table-cell>
          <table:table-cell office:value-type="percentage" office:value="-5.1930048441293369E-4" table:formula="of:=[.O40]/[.$O$148]" table:style-name="ce23">
            <text:p>-0,05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2.00614</text:p>
          </table:table-cell>
          <table:table-cell office:value-type="string" table:style-name="ce26">
            <text:p>CRECHE</text:p>
          </table:table-cell>
          <table:table-cell office:value-type="float" office:value="-1448" table:style-name="ce112">
            <text:p>-1.448,00</text:p>
          </table:table-cell>
          <table:table-cell office:value-type="float" office:value="-1610.81" table:style-name="ce112">
            <text:p>-1.610,81</text:p>
          </table:table-cell>
          <table:table-cell office:value-type="float" office:value="-1810" table:style-name="ce112">
            <text:p>-1.810,00</text:p>
          </table:table-cell>
          <table:table-cell office:value-type="float" office:value="-1629" table:style-name="ce112">
            <text:p>-1.629,00</text:p>
          </table:table-cell>
          <table:table-cell office:value-type="float" office:value="0" table:style-name="ce112">
            <text:p>0,00</text:p>
          </table:table-cell>
          <table:table-cell office:value-type="float" office:value="-1128.23" table:style-name="ce112">
            <text:p>-1.128,23</text:p>
          </table:table-cell>
          <table:table-cell table:number-columns-repeated="6" table:style-name="ce112"/>
          <table:table-cell office:value-type="float" office:value="-7626.0399999999991" table:formula="of:=SUM([.C41:.N41])" table:style-name="ce112">
            <text:p>-7.626,04</text:p>
          </table:table-cell>
          <table:table-cell office:value-type="percentage" office:value="-8.8893518881086602E-4" table:formula="of:=[.O41]/[.$O$148]" table:style-name="ce23">
            <text:p>-0,09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2.00615</text:p>
          </table:table-cell>
          <table:table-cell office:value-type="string" table:style-name="ce26">
            <text:p>VALE REFEICAO | ALIMENTACAO FUNCIONARIOS</text:p>
          </table:table-cell>
          <table:table-cell office:value-type="float" office:value="-25182.55" table:style-name="ce112">
            <text:p>-25.182,55</text:p>
          </table:table-cell>
          <table:table-cell office:value-type="float" office:value="-19740.18" table:style-name="ce112">
            <text:p>-19.740,18</text:p>
          </table:table-cell>
          <table:table-cell office:value-type="float" office:value="-2613.89" table:style-name="ce112">
            <text:p>-2.613,89</text:p>
          </table:table-cell>
          <table:table-cell office:value-type="float" office:value="-8570.16" table:style-name="ce112">
            <text:p>-8.570,16</text:p>
          </table:table-cell>
          <table:table-cell office:value-type="float" office:value="-31012.37" table:style-name="ce112">
            <text:p>-31.012,37</text:p>
          </table:table-cell>
          <table:table-cell office:value-type="float" office:value="-50362.47" table:style-name="ce112">
            <text:p>-50.362,47</text:p>
          </table:table-cell>
          <table:table-cell table:number-columns-repeated="6" table:style-name="ce112"/>
          <table:table-cell office:value-type="float" office:value="-137481.62" table:formula="of:=SUM([.C42:.N42])" table:style-name="ce112">
            <text:p>-137.481,62</text:p>
          </table:table-cell>
          <table:table-cell office:value-type="percentage" office:value="-1.6025650250028028E-2" table:formula="of:=[.O42]/[.$O$148]" table:style-name="ce23">
            <text:p>-1,6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2.00616</text:p>
          </table:table-cell>
          <table:table-cell office:value-type="string" table:style-name="ce26">
            <text:p>UNIFORMES E EPI / MATERIAL DE SEGURANÇA</text:p>
          </table:table-cell>
          <table:table-cell office:value-type="float" office:value="-310" table:style-name="ce112">
            <text:p>-310,00</text:p>
          </table:table-cell>
          <table:table-cell office:value-type="float" office:value="0" table:style-name="ce112">
            <text:p>0,00</text:p>
          </table:table-cell>
          <table:table-cell office:value-type="float" office:value="-89.19" table:style-name="ce112">
            <text:p>-89,19</text:p>
          </table:table-cell>
          <table:table-cell office:value-type="float" office:value="-267.57" table:style-name="ce112">
            <text:p>-267,57</text:p>
          </table:table-cell>
          <table:table-cell office:value-type="float" office:value="-158.93" table:style-name="ce112">
            <text:p>-158,93</text:p>
          </table:table-cell>
          <table:table-cell office:value-type="float" office:value="-5164.04" table:style-name="ce112">
            <text:p>-5.164,04</text:p>
          </table:table-cell>
          <table:table-cell table:number-columns-repeated="6" table:style-name="ce112"/>
          <table:table-cell office:value-type="float" office:value="-5989.73" table:formula="of:=SUM([.C43:.N43])" table:style-name="ce112">
            <text:p>-5.989,73</text:p>
          </table:table-cell>
          <table:table-cell office:value-type="percentage" office:value="-6.9819746139229656E-4" table:formula="of:=[.O43]/[.$O$148]" table:style-name="ce23">
            <text:p>-0,07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2.00617</text:p>
          </table:table-cell>
          <table:table-cell office:value-type="string" table:style-name="ce26">
            <text:p>SEGURO DE VIDA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44:.N44])" table:style-name="ce112">
            <text:p>0,00</text:p>
          </table:table-cell>
          <table:table-cell office:value-type="percentage" office:value="0" table:formula="of:=[.O44]/[.$O$148]" table:style-name="ce23">
            <text:p>0,00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12">
          <table:table-cell office:value-type="string" table:style-name="ce26">
            <text:p>3.1.4.05.02.00618</text:p>
          </table:table-cell>
          <table:table-cell office:value-type="string" table:style-name="ce26">
            <text:p>VALE TRANSPORTE</text:p>
          </table:table-cell>
          <table:table-cell office:value-type="float" office:value="-18610.71" table:style-name="ce112">
            <text:p>-18.610,71</text:p>
          </table:table-cell>
          <table:table-cell office:value-type="float" office:value="-14279.66" table:style-name="ce112">
            <text:p>-14.279,66</text:p>
          </table:table-cell>
          <table:table-cell office:value-type="float" office:value="-23180.84" table:style-name="ce112">
            <text:p>-23.180,84</text:p>
          </table:table-cell>
          <table:table-cell office:value-type="float" office:value="6162.03" table:style-name="ce112">
            <text:p>6.162,03</text:p>
          </table:table-cell>
          <table:table-cell office:value-type="float" office:value="6089.42" table:style-name="ce112">
            <text:p>6.089,42</text:p>
          </table:table-cell>
          <table:table-cell office:value-type="float" office:value="-25770.66" table:style-name="ce112">
            <text:p>-25.770,66</text:p>
          </table:table-cell>
          <table:table-cell table:number-columns-repeated="6" table:style-name="ce112"/>
          <table:table-cell office:value-type="float" office:value="-69590.42" table:formula="of:=SUM([.C45:.N45])" table:style-name="ce112">
            <text:p>-69.590,42</text:p>
          </table:table-cell>
          <table:table-cell office:value-type="percentage" office:value="-8.1118605648708205E-3" table:formula="of:=[.O45]/[.$O$148]" table:style-name="ce23">
            <text:p>-0,81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2.00619</text:p>
          </table:table-cell>
          <table:table-cell office:value-type="string" table:style-name="ce26">
            <text:p>TRANSPORTE DE FUNCIONÁRI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3120" table:style-name="ce112">
            <text:p>-3.120,00</text:p>
          </table:table-cell>
          <table:table-cell table:number-columns-repeated="6" table:style-name="ce112"/>
          <table:table-cell office:value-type="float" office:value="-3120" table:formula="of:=SUM([.C46:.N46])" table:style-name="ce112">
            <text:p>-3.120,00</text:p>
          </table:table-cell>
          <table:table-cell office:value-type="percentage" office:value="-3.6368518773700404E-4" table:formula="of:=[.O46]/[.$O$148]" table:style-name="ce23">
            <text:p>-0,04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6">
            <text:p>3.1.4.05.02.00620</text:p>
          </table:table-cell>
          <table:table-cell office:value-type="string" table:style-name="ce26">
            <text:p>OUTRAS DESPESAS DE PESSOAL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47:.N47])" table:style-name="ce112">
            <text:p>0,00</text:p>
          </table:table-cell>
          <table:table-cell office:value-type="percentage" office:value="0" table:formula="of:=[.O47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3.1.4.06</text:p>
          </table:table-cell>
          <table:table-cell office:value-type="string" table:style-name="ce16">
            <text:p>DESPESAS MARKETING</text:p>
          </table:table-cell>
          <table:table-cell office:value-type="float" office:value="0" table:formula="of:=[.C49]" table:style-name="ce17">
            <text:p>0,00</text:p>
          </table:table-cell>
          <table:table-cell office:value-type="float" office:value="0" table:formula="of:=[.D49]" table:style-name="ce17">
            <text:p>0,00</text:p>
          </table:table-cell>
          <table:table-cell office:value-type="float" office:value="0" table:formula="of:=[.E49]" table:style-name="ce17">
            <text:p>0,00</text:p>
          </table:table-cell>
          <table:table-cell office:value-type="float" office:value="0" table:formula="of:=[.F49]" table:style-name="ce17">
            <text:p>0,00</text:p>
          </table:table-cell>
          <table:table-cell office:value-type="float" office:value="0" table:formula="of:=[.G49]" table:style-name="ce17">
            <text:p>0,00</text:p>
          </table:table-cell>
          <table:table-cell office:value-type="float" office:value="0" table:formula="of:=[.H49]" table:style-name="ce17">
            <text:p>0,00</text:p>
          </table:table-cell>
          <table:table-cell office:value-type="float" office:value="0" table:formula="of:=[.I49]" table:style-name="ce17">
            <text:p>0,00</text:p>
          </table:table-cell>
          <table:table-cell office:value-type="float" office:value="0" table:formula="of:=[.J49]" table:style-name="ce17">
            <text:p>0,00</text:p>
          </table:table-cell>
          <table:table-cell office:value-type="float" office:value="0" table:formula="of:=[.K49]" table:style-name="ce17">
            <text:p>0,00</text:p>
          </table:table-cell>
          <table:table-cell office:value-type="float" office:value="0" table:formula="of:=[.L49]" table:style-name="ce17">
            <text:p>0,00</text:p>
          </table:table-cell>
          <table:table-cell office:value-type="float" office:value="0" table:formula="of:=[.M49]" table:style-name="ce17">
            <text:p>0,00</text:p>
          </table:table-cell>
          <table:table-cell office:value-type="float" office:value="0" table:formula="of:=[.N49]" table:style-name="ce17">
            <text:p>0,00</text:p>
          </table:table-cell>
          <table:table-cell office:value-type="float" office:value="0" table:formula="of:=[.O49]" table:style-name="ce17">
            <text:p>0,00</text:p>
          </table:table-cell>
          <table:table-cell table:style-name="ce27"/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8">
            <text:p>3.1.4.06.01</text:p>
          </table:table-cell>
          <table:table-cell office:value-type="string" table:style-name="ce18">
            <text:p>DESPESAS DE MKT</text:p>
          </table:table-cell>
          <table:table-cell office:value-type="float" office:value="0" table:formula="of:=SUM([.C50])" table:style-name="ce19">
            <text:p>0,00</text:p>
          </table:table-cell>
          <table:table-cell office:value-type="float" office:value="0" table:formula="of:=SUM([.D50])" table:style-name="ce19">
            <text:p>0,00</text:p>
          </table:table-cell>
          <table:table-cell office:value-type="float" office:value="0" table:formula="of:=SUM([.E50])" table:style-name="ce19">
            <text:p>0,00</text:p>
          </table:table-cell>
          <table:table-cell office:value-type="float" office:value="0" table:formula="of:=SUM([.F50])" table:style-name="ce19">
            <text:p>0,00</text:p>
          </table:table-cell>
          <table:table-cell office:value-type="float" office:value="0" table:formula="of:=SUM([.G50])" table:style-name="ce19">
            <text:p>0,00</text:p>
          </table:table-cell>
          <table:table-cell office:value-type="float" office:value="0" table:formula="of:=SUM([.H50])" table:style-name="ce19">
            <text:p>0,00</text:p>
          </table:table-cell>
          <table:table-cell office:value-type="float" office:value="0" table:formula="of:=SUM([.I50])" table:style-name="ce19">
            <text:p>0,00</text:p>
          </table:table-cell>
          <table:table-cell office:value-type="float" office:value="0" table:formula="of:=SUM([.J50])" table:style-name="ce19">
            <text:p>0,00</text:p>
          </table:table-cell>
          <table:table-cell office:value-type="float" office:value="0" table:formula="of:=SUM([.K50])" table:style-name="ce19">
            <text:p>0,00</text:p>
          </table:table-cell>
          <table:table-cell office:value-type="float" office:value="0" table:formula="of:=SUM([.L50])" table:style-name="ce19">
            <text:p>0,00</text:p>
          </table:table-cell>
          <table:table-cell office:value-type="float" office:value="0" table:formula="of:=SUM([.M50])" table:style-name="ce19">
            <text:p>0,00</text:p>
          </table:table-cell>
          <table:table-cell office:value-type="float" office:value="0" table:formula="of:=SUM([.N50])" table:style-name="ce19">
            <text:p>0,00</text:p>
          </table:table-cell>
          <table:table-cell office:value-type="float" office:value="0" table:formula="of:=SUM([.O50])" table:style-name="ce19">
            <text:p>0,00</text:p>
          </table:table-cell>
          <table:table-cell table:style-name="ce28"/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4">
            <text:p>3.1.4.06.01.20469</text:p>
          </table:table-cell>
          <table:table-cell office:value-type="string" table:style-name="ce24">
            <text:p>313 DESPESAS DE MKT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0" table:style-name="ce29">
            <text:p>0,00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12">
            <text:p>3.1.4.17</text:p>
          </table:table-cell>
          <table:table-cell office:value-type="string" table:style-name="ce16">
            <text:p>DESPESAS COMERCIAIS EM GERAL</text:p>
          </table:table-cell>
          <table:table-cell office:value-type="float" office:value="-284731.19999999995" table:formula="of:=[.C52]+[.C66]+[.C72]+[.C79]+[.C91]+[.C99]+[.C104]" table:style-name="ce17">
            <text:p>-284.731,20</text:p>
          </table:table-cell>
          <table:table-cell office:value-type="float" office:value="-154604.44" table:formula="of:=[.D52]+[.D66]+[.D72]+[.D79]+[.D91]+[.D99]+[.D104]" table:style-name="ce17">
            <text:p>-154.604,44</text:p>
          </table:table-cell>
          <table:table-cell office:value-type="float" office:value="-136501.25" table:formula="of:=[.E52]+[.E66]+[.E72]+[.E79]+[.E91]+[.E99]+[.E104]" table:style-name="ce17">
            <text:p>-136.501,25</text:p>
          </table:table-cell>
          <table:table-cell office:value-type="float" office:value="-222262.83" table:formula="of:=[.F52]+[.F66]+[.F72]+[.F79]+[.F91]+[.F99]+[.F104]" table:style-name="ce17">
            <text:p>-222.262,83</text:p>
          </table:table-cell>
          <table:table-cell office:value-type="float" office:value="-453273.08999999997" table:formula="of:=[.G52]+[.G66]+[.G72]+[.G79]+[.G91]+[.G99]+[.G104]" table:style-name="ce17">
            <text:p>-453.273,09</text:p>
          </table:table-cell>
          <table:table-cell office:value-type="float" office:value="-272510.83999999997" table:formula="of:=[.H52]+[.H66]+[.H72]+[.H79]+[.H91]+[.H99]+[.H104]" table:style-name="ce17">
            <text:p>-272.510,84</text:p>
          </table:table-cell>
          <table:table-cell office:value-type="float" office:value="0" table:formula="of:=[.I52]+[.I66]+[.I72]+[.I79]+[.I91]+[.I99]+[.I104]" table:style-name="ce17">
            <text:p>0,00</text:p>
          </table:table-cell>
          <table:table-cell office:value-type="float" office:value="0" table:formula="of:=[.J52]+[.J66]+[.J72]+[.J79]+[.J91]+[.J99]+[.J104]" table:style-name="ce17">
            <text:p>0,00</text:p>
          </table:table-cell>
          <table:table-cell office:value-type="float" office:value="0" table:formula="of:=[.K52]+[.K66]+[.K72]+[.K79]+[.K91]+[.K99]+[.K104]" table:style-name="ce17">
            <text:p>0,00</text:p>
          </table:table-cell>
          <table:table-cell office:value-type="float" office:value="0" table:formula="of:=[.L52]+[.L66]+[.L72]+[.L79]+[.L91]+[.L99]+[.L104]" table:style-name="ce17">
            <text:p>0,00</text:p>
          </table:table-cell>
          <table:table-cell office:value-type="float" office:value="0" table:formula="of:=[.M52]+[.M66]+[.M72]+[.M79]+[.M91]+[.M99]+[.M104]" table:style-name="ce17">
            <text:p>0,00</text:p>
          </table:table-cell>
          <table:table-cell office:value-type="float" office:value="0" table:formula="of:=[.N52]+[.N66]+[.N72]+[.N79]+[.N91]+[.N99]+[.N104]" table:style-name="ce17">
            <text:p>0,00</text:p>
          </table:table-cell>
          <table:table-cell office:value-type="float" office:value="-1523883.6500000001" table:formula="of:=[.O52]+[.O66]+[.O72]+[.O79]+[.O91]+[.O99]+[.O104]" table:style-name="ce17">
            <text:p>-1.523.883,65</text:p>
          </table:table-cell>
          <table:table-cell office:value-type="percentage" office:value="-0.17763266389089777" table:formula="of:=[.O51]/[.$O$148]" table:style-name="ce10">
            <text:p>-17,76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18">
            <text:p>3.1.4.17.03</text:p>
          </table:table-cell>
          <table:table-cell office:value-type="string" table:style-name="ce18">
            <text:p>142 DESPESAS COM ESTRUTURA</text:p>
          </table:table-cell>
          <table:table-cell office:value-type="float" office:value="-104670.20999999999" table:formula="of:=SUM([.C53:.C65])" table:style-name="ce19">
            <text:p>-104.670,21</text:p>
          </table:table-cell>
          <table:table-cell office:value-type="float" office:value="-48359.4" table:formula="of:=SUM([.D53:.D65])" table:style-name="ce19">
            <text:p>-48.359,40</text:p>
          </table:table-cell>
          <table:table-cell office:value-type="float" office:value="-69955.350000000006" table:formula="of:=SUM([.E53:.E65])" table:style-name="ce19">
            <text:p>-69.955,35</text:p>
          </table:table-cell>
          <table:table-cell office:value-type="float" office:value="-104513.51999999999" table:formula="of:=SUM([.F53:.F65])" table:style-name="ce19">
            <text:p>-104.513,52</text:p>
          </table:table-cell>
          <table:table-cell office:value-type="float" office:value="-123243.78" table:formula="of:=SUM([.G53:.G65])" table:style-name="ce19">
            <text:p>-123.243,78</text:p>
          </table:table-cell>
          <table:table-cell office:value-type="float" office:value="-179421.27999999997" table:formula="of:=SUM([.H53:.H65])" table:style-name="ce19">
            <text:p>-179.421,28</text:p>
          </table:table-cell>
          <table:table-cell office:value-type="float" office:value="0" table:formula="of:=SUM([.I53:.I65])" table:style-name="ce19">
            <text:p>0,00</text:p>
          </table:table-cell>
          <table:table-cell office:value-type="float" office:value="0" table:formula="of:=SUM([.J53:.J65])" table:style-name="ce19">
            <text:p>0,00</text:p>
          </table:table-cell>
          <table:table-cell office:value-type="float" office:value="0" table:formula="of:=SUM([.K53:.K65])" table:style-name="ce19">
            <text:p>0,00</text:p>
          </table:table-cell>
          <table:table-cell office:value-type="float" office:value="0" table:formula="of:=SUM([.L53:.L65])" table:style-name="ce19">
            <text:p>0,00</text:p>
          </table:table-cell>
          <table:table-cell office:value-type="float" office:value="0" table:formula="of:=SUM([.M53:.M65])" table:style-name="ce19">
            <text:p>0,00</text:p>
          </table:table-cell>
          <table:table-cell office:value-type="float" office:value="0" table:formula="of:=SUM([.N53:.N65])" table:style-name="ce19">
            <text:p>0,00</text:p>
          </table:table-cell>
          <table:table-cell office:value-type="float" office:value="-630163.53999999992" table:formula="of:=SUM([.O53:.O65])" table:style-name="ce19">
            <text:p>-630.163,54</text:p>
          </table:table-cell>
          <table:table-cell office:value-type="percentage" office:value="-7.3455495304459939E-2" table:formula="of:=[.O52]/[.$O$148]" table:style-name="ce20">
            <text:p>-7,35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17.03.00650</text:p>
          </table:table-cell>
          <table:table-cell office:value-type="string" table:style-name="ce26">
            <text:p>143 AGUA E ESGOTO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53:.N53])" table:style-name="ce112">
            <text:p>0,00</text:p>
          </table:table-cell>
          <table:table-cell office:value-type="percentage" office:value="0" table:formula="of:=[.O53]/[.$O$148]" table:style-name="ce23">
            <text:p>0,00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3.00653</text:p>
          </table:table-cell>
          <table:table-cell office:value-type="string" table:style-name="ce26">
            <text:p>144 ALUGUEL</text:p>
          </table:table-cell>
          <table:table-cell office:value-type="float" office:value="-59110.34" table:style-name="ce112">
            <text:p>-59.110,34</text:p>
          </table:table-cell>
          <table:table-cell office:value-type="float" office:value="-12666.75" table:style-name="ce112">
            <text:p>-12.666,75</text:p>
          </table:table-cell>
          <table:table-cell office:value-type="float" office:value="-23100.59" table:style-name="ce112">
            <text:p>-23.100,59</text:p>
          </table:table-cell>
          <table:table-cell office:value-type="float" office:value="-53194.06" table:style-name="ce112">
            <text:p>-53.194,06</text:p>
          </table:table-cell>
          <table:table-cell office:value-type="float" office:value="-78842.539999999994" table:style-name="ce112">
            <text:p>-78.842,54</text:p>
          </table:table-cell>
          <table:table-cell office:value-type="float" office:value="-61712.92" table:style-name="ce112">
            <text:p>-61.712,92</text:p>
          </table:table-cell>
          <table:table-cell table:number-columns-repeated="6" table:style-name="ce112"/>
          <table:table-cell office:value-type="float" office:value="-288627.19999999995" table:formula="of:=SUM([.C54:.N54])" table:style-name="ce112">
            <text:p>-288.627,20</text:p>
          </table:table-cell>
          <table:table-cell office:value-type="percentage" office:value="-3.3644050454489038E-2" table:formula="of:=[.O54]/[.$O$148]" table:style-name="ce23">
            <text:p>-3,36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3.00654</text:p>
          </table:table-cell>
          <table:table-cell office:value-type="string" table:style-name="ce26">
            <text:p>145 CONDOMINIO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55:.N55])" table:style-name="ce112">
            <text:p>0,00</text:p>
          </table:table-cell>
          <table:table-cell office:value-type="percentage" office:value="0" table:formula="of:=[.O55]/[.$O$148]" table:style-name="ce23">
            <text:p>0,00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17.03.00657</text:p>
          </table:table-cell>
          <table:table-cell office:value-type="string" table:style-name="ce26">
            <text:p>148 GAS PRIVATIVO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22889.95" table:style-name="ce112">
            <text:p>-22.889,95</text:p>
          </table:table-cell>
          <table:table-cell table:number-columns-repeated="6" table:style-name="ce112"/>
          <table:table-cell office:value-type="float" office:value="-22889.95" table:formula="of:=SUM([.C56:.N56])" table:style-name="ce112">
            <text:p>-22.889,95</text:p>
          </table:table-cell>
          <table:table-cell office:value-type="percentage" office:value="-2.6681845394361014E-3" table:formula="of:=[.O56]/[.$O$148]" table:style-name="ce23">
            <text:p>-0,27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17.03.00659</text:p>
          </table:table-cell>
          <table:table-cell office:value-type="string" table:style-name="ce26">
            <text:p>PAISAGISMO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8580" table:style-name="ce112">
            <text:p>-8.580,00</text:p>
          </table:table-cell>
          <table:table-cell table:number-columns-repeated="6" table:style-name="ce112"/>
          <table:table-cell office:value-type="float" office:value="-8580" table:formula="of:=SUM([.C57:.N57])" table:style-name="ce112">
            <text:p>-8.580,00</text:p>
          </table:table-cell>
          <table:table-cell office:value-type="percentage" office:value="-1.0001342662767612E-3" table:formula="of:=[.O57]/[.$O$148]" table:style-name="ce23">
            <text:p>-0,1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3.00662</text:p>
          </table:table-cell>
          <table:table-cell office:value-type="string" table:style-name="ce26">
            <text:p>DEPRECIAÇÕES</text:p>
          </table:table-cell>
          <table:table-cell office:value-type="float" office:value="-6367.07" table:style-name="ce112">
            <text:p>-6.367,07</text:p>
          </table:table-cell>
          <table:table-cell office:value-type="float" office:value="-9660.5499999999993" table:style-name="ce112">
            <text:p>-9.660,55</text:p>
          </table:table-cell>
          <table:table-cell office:value-type="float" office:value="-12249.99" table:style-name="ce112">
            <text:p>-12.249,99</text:p>
          </table:table-cell>
          <table:table-cell office:value-type="float" office:value="-12940.12" table:style-name="ce112">
            <text:p>-12.940,12</text:p>
          </table:table-cell>
          <table:table-cell office:value-type="float" office:value="-13251.13" table:style-name="ce112">
            <text:p>-13.251,13</text:p>
          </table:table-cell>
          <table:table-cell office:value-type="float" office:value="-13284.15" table:style-name="ce112">
            <text:p>-13.284,15</text:p>
          </table:table-cell>
          <table:table-cell table:number-columns-repeated="6" table:style-name="ce112"/>
          <table:table-cell office:value-type="float" office:value="-67753.009999999995" table:formula="of:=SUM([.C58:.N58])" table:style-name="ce112">
            <text:p>-67.753,01</text:p>
          </table:table-cell>
          <table:table-cell office:value-type="percentage" office:value="-7.8976814620503565E-3" table:formula="of:=[.O58]/[.$O$148]" table:style-name="ce23">
            <text:p>-0,79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3.00663</text:p>
          </table:table-cell>
          <table:table-cell office:value-type="string" table:style-name="ce26">
            <text:p>149 IPTU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59:.N59])" table:style-name="ce112">
            <text:p>0,00</text:p>
          </table:table-cell>
          <table:table-cell office:value-type="percentage" office:value="0" table:formula="of:=[.O59]/[.$O$148]" table:style-name="ce23">
            <text:p>0,00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17.03.00666</text:p>
          </table:table-cell>
          <table:table-cell office:value-type="string" table:style-name="ce26">
            <text:p>151 SERVICOS DE SEGURANCA</text:p>
          </table:table-cell>
          <table:table-cell office:value-type="float" office:value="-135" table:style-name="ce112">
            <text:p>-135,00</text:p>
          </table:table-cell>
          <table:table-cell office:value-type="float" office:value="-1440.6" table:style-name="ce112">
            <text:p>-1.440,60</text:p>
          </table:table-cell>
          <table:table-cell office:value-type="float" office:value="-1440.6" table:style-name="ce112">
            <text:p>-1.440,60</text:p>
          </table:table-cell>
          <table:table-cell office:value-type="float" office:value="-1417.61" table:style-name="ce112">
            <text:p>-1.417,61</text:p>
          </table:table-cell>
          <table:table-cell office:value-type="float" office:value="-1552.61" table:style-name="ce112">
            <text:p>-1.552,61</text:p>
          </table:table-cell>
          <table:table-cell office:value-type="float" office:value="-135" table:style-name="ce112">
            <text:p>-135,00</text:p>
          </table:table-cell>
          <table:table-cell table:number-columns-repeated="6" table:style-name="ce112"/>
          <table:table-cell office:value-type="float" office:value="-6121.4199999999992" table:formula="of:=SUM([.C60:.N60])" table:style-name="ce112">
            <text:p>-6.121,42</text:p>
          </table:table-cell>
          <table:table-cell office:value-type="percentage" office:value="-7.1354800702469587E-4" table:formula="of:=[.O60]/[.$O$148]" table:style-name="ce23">
            <text:p>-0,07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17.03.00674</text:p>
          </table:table-cell>
          <table:table-cell office:value-type="string" table:style-name="ce26">
            <text:p>152 CONTROLE DE PRAGAS</text:p>
          </table:table-cell>
          <table:table-cell office:value-type="float" office:value="-800" table:style-name="ce112">
            <text:p>-800,00</text:p>
          </table:table-cell>
          <table:table-cell office:value-type="float" office:value="-800" table:style-name="ce112">
            <text:p>-800,00</text:p>
          </table:table-cell>
          <table:table-cell office:value-type="float" office:value="-858.72" table:style-name="ce112">
            <text:p>-858,72</text:p>
          </table:table-cell>
          <table:table-cell office:value-type="float" office:value="-858.72" table:style-name="ce112">
            <text:p>-858,72</text:p>
          </table:table-cell>
          <table:table-cell office:value-type="float" office:value="-858.72" table:style-name="ce112">
            <text:p>-858,72</text:p>
          </table:table-cell>
          <table:table-cell office:value-type="float" office:value="-858.72" table:style-name="ce112">
            <text:p>-858,72</text:p>
          </table:table-cell>
          <table:table-cell table:number-columns-repeated="6" table:style-name="ce112"/>
          <table:table-cell office:value-type="float" office:value="-5034.880000000001" table:formula="of:=SUM([.C61:.N61])" table:style-name="ce112">
            <text:p>-5.034,88</text:p>
          </table:table-cell>
          <table:table-cell office:value-type="percentage" office:value="-5.8689464039528435E-4" table:formula="of:=[.O61]/[.$O$148]" table:style-name="ce23">
            <text:p>-0,06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3.00675</text:p>
          </table:table-cell>
          <table:table-cell office:value-type="string" table:style-name="ce24">
            <text:p>IMPOSTOS E TAXAS DIVERSA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62:.N62])" table:style-name="ce112">
            <text:p>0,00</text:p>
          </table:table-cell>
          <table:table-cell office:value-type="percentage" office:value="0" table:formula="of:=[.O62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3.00676</text:p>
          </table:table-cell>
          <table:table-cell office:value-type="string" table:style-name="ce26">
            <text:p>150 MANUTENÇAO PREDIAL</text:p>
          </table:table-cell>
          <table:table-cell office:value-type="float" office:value="-36388.18" table:style-name="ce112">
            <text:p>-36.388,18</text:p>
          </table:table-cell>
          <table:table-cell office:value-type="float" office:value="-21921.88" table:style-name="ce112">
            <text:p>-21.921,88</text:p>
          </table:table-cell>
          <table:table-cell office:value-type="float" office:value="-30435.83" table:style-name="ce112">
            <text:p>-30.435,83</text:p>
          </table:table-cell>
          <table:table-cell office:value-type="float" office:value="-34233.39" table:style-name="ce112">
            <text:p>-34.233,39</text:p>
          </table:table-cell>
          <table:table-cell office:value-type="float" office:value="-28738.78" table:style-name="ce112">
            <text:p>-28.738,78</text:p>
          </table:table-cell>
          <table:table-cell office:value-type="float" office:value="-71960.539999999994" table:style-name="ce112">
            <text:p>-71.960,54</text:p>
          </table:table-cell>
          <table:table-cell table:number-columns-repeated="6" table:style-name="ce112"/>
          <table:table-cell office:value-type="float" office:value="-223678.59999999998" table:formula="of:=SUM([.C63:.N63])" table:style-name="ce112">
            <text:p>-223.678,60</text:p>
          </table:table-cell>
          <table:table-cell office:value-type="percentage" office:value="-2.6073267190304561E-2" table:formula="of:=[.O63]/[.$O$148]" table:style-name="ce23">
            <text:p>-2,61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3.00692</text:p>
          </table:table-cell>
          <table:table-cell office:value-type="string" table:style-name="ce26">
            <text:p>153 SEGUROS PATRIMONIAIS</text:p>
          </table:table-cell>
          <table:table-cell office:value-type="float" office:value="-1869.62" table:style-name="ce112">
            <text:p>-1.869,62</text:p>
          </table:table-cell>
          <table:table-cell office:value-type="float" office:value="-1869.62" table:style-name="ce112">
            <text:p>-1.869,62</text:p>
          </table:table-cell>
          <table:table-cell office:value-type="float" office:value="-1869.62" table:style-name="ce112">
            <text:p>-1.869,62</text:p>
          </table:table-cell>
          <table:table-cell office:value-type="float" office:value="-1869.62" table:style-name="ce112">
            <text:p>-1.869,62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-7478.48" table:formula="of:=SUM([.C64:.N64])" table:style-name="ce112">
            <text:p>-7.478,48</text:p>
          </table:table-cell>
          <table:table-cell office:value-type="percentage" office:value="-8.7173474448315057E-4" table:formula="of:=[.O64]/[.$O$148]" table:style-name="ce23">
            <text:p>-0,09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3.00698</text:p>
          </table:table-cell>
          <table:table-cell office:value-type="string" table:style-name="ce26">
            <text:p>ENERGIA ELETRICA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65:.N65])" table:style-name="ce112">
            <text:p>0,00</text:p>
          </table:table-cell>
          <table:table-cell office:value-type="percentage" office:value="0" table:formula="of:=[.O65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8">
            <text:p>3.1.4.17.04</text:p>
          </table:table-cell>
          <table:table-cell office:value-type="string" table:style-name="ce18">
            <text:p>154 DESPESAS DE CONECTIVIDADE E TI</text:p>
          </table:table-cell>
          <table:table-cell office:value-type="float" office:value="-3416.73" table:formula="of:=SUM([.C67:.C71])" table:style-name="ce19">
            <text:p>-3.416,73</text:p>
          </table:table-cell>
          <table:table-cell office:value-type="float" office:value="-8188.16" table:formula="of:=SUM([.D67:.D71])" table:style-name="ce19">
            <text:p>-8.188,16</text:p>
          </table:table-cell>
          <table:table-cell office:value-type="float" office:value="-4627.62" table:formula="of:=SUM([.E67:.E71])" table:style-name="ce19">
            <text:p>-4.627,62</text:p>
          </table:table-cell>
          <table:table-cell office:value-type="float" office:value="-4746.46" table:formula="of:=SUM([.F67:.F71])" table:style-name="ce19">
            <text:p>-4.746,46</text:p>
          </table:table-cell>
          <table:table-cell office:value-type="float" office:value="-2781.74" table:formula="of:=SUM([.G67:.G71])" table:style-name="ce19">
            <text:p>-2.781,74</text:p>
          </table:table-cell>
          <table:table-cell office:value-type="float" office:value="-5140.49" table:formula="of:=SUM([.H67:.H71])" table:style-name="ce19">
            <text:p>-5.140,49</text:p>
          </table:table-cell>
          <table:table-cell office:value-type="float" office:value="0" table:formula="of:=SUM([.I67:.I71])" table:style-name="ce19">
            <text:p>0,00</text:p>
          </table:table-cell>
          <table:table-cell office:value-type="float" office:value="0" table:formula="of:=SUM([.J67:.J71])" table:style-name="ce19">
            <text:p>0,00</text:p>
          </table:table-cell>
          <table:table-cell office:value-type="float" office:value="0" table:formula="of:=SUM([.K67:.K71])" table:style-name="ce19">
            <text:p>0,00</text:p>
          </table:table-cell>
          <table:table-cell office:value-type="float" office:value="0" table:formula="of:=SUM([.L67:.L71])" table:style-name="ce19">
            <text:p>0,00</text:p>
          </table:table-cell>
          <table:table-cell office:value-type="float" office:value="0" table:formula="of:=SUM([.M67:.M71])" table:style-name="ce19">
            <text:p>0,00</text:p>
          </table:table-cell>
          <table:table-cell office:value-type="float" office:value="0" table:formula="of:=SUM([.N67:.N71])" table:style-name="ce19">
            <text:p>0,00</text:p>
          </table:table-cell>
          <table:table-cell office:value-type="float" office:value="-28901.199999999997" table:formula="of:=SUM([.C66:.N66])" table:style-name="ce19">
            <text:p>-28.901,20</text:p>
          </table:table-cell>
          <table:table-cell office:value-type="percentage" office:value="-3.3688904960976602E-3" table:formula="of:=[.O66]/[.$O$148]" table:style-name="ce20">
            <text:p>-0,34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4.01601</text:p>
          </table:table-cell>
          <table:table-cell office:value-type="string" table:style-name="ce26">
            <text:p>156 INTERNET</text:p>
          </table:table-cell>
          <table:table-cell office:value-type="float" office:value="0" table:style-name="ce112">
            <text:p>0,00</text:p>
          </table:table-cell>
          <table:table-cell office:value-type="float" office:value="-500" table:style-name="ce112">
            <text:p>-500,00</text:p>
          </table:table-cell>
          <table:table-cell office:value-type="float" office:value="-500" table:style-name="ce112">
            <text:p>-500,00</text:p>
          </table:table-cell>
          <table:table-cell office:value-type="float" office:value="-500" table:style-name="ce112">
            <text:p>-50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-1500" table:formula="of:=SUM([.C67:.N67])" table:style-name="ce112">
            <text:p>-1.500,00</text:p>
          </table:table-cell>
          <table:table-cell office:value-type="percentage" office:value="-1.7484864795048273E-4" table:formula="of:=[.O67]/[.$O$148]" table:style-name="ce23">
            <text:p>-0,02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4.01602</text:p>
          </table:table-cell>
          <table:table-cell office:value-type="string" table:style-name="ce26">
            <text:p>157 MENSALIDADE SISTEMAS</text:p>
          </table:table-cell>
          <table:table-cell office:value-type="float" office:value="-2509.87" table:style-name="ce112">
            <text:p>-2.509,87</text:p>
          </table:table-cell>
          <table:table-cell office:value-type="float" office:value="-5450.2" table:style-name="ce112">
            <text:p>-5.450,20</text:p>
          </table:table-cell>
          <table:table-cell office:value-type="float" office:value="-3967.66" table:style-name="ce112">
            <text:p>-3.967,66</text:p>
          </table:table-cell>
          <table:table-cell office:value-type="float" office:value="-4075.46" table:style-name="ce112">
            <text:p>-4.075,46</text:p>
          </table:table-cell>
          <table:table-cell office:value-type="float" office:value="-2610.7399999999998" table:style-name="ce112">
            <text:p>-2.610,74</text:p>
          </table:table-cell>
          <table:table-cell office:value-type="float" office:value="-4969.49" table:style-name="ce112">
            <text:p>-4.969,49</text:p>
          </table:table-cell>
          <table:table-cell table:number-columns-repeated="6" table:style-name="ce112"/>
          <table:table-cell office:value-type="float" office:value="-23583.42" table:formula="of:=SUM([.C68:.N68])" table:style-name="ce112">
            <text:p>-23.583,42</text:p>
          </table:table-cell>
          <table:table-cell office:value-type="percentage" office:value="-2.7490194006989151E-3" table:formula="of:=[.O68]/[.$O$148]" table:style-name="ce23">
            <text:p>-0,27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4.01604</text:p>
          </table:table-cell>
          <table:table-cell office:value-type="string" table:style-name="ce26">
            <text:p>159 SERVICO DE TERCEIROS - TI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69:.N69])" table:style-name="ce112">
            <text:p>0,00</text:p>
          </table:table-cell>
          <table:table-cell office:value-type="percentage" office:value="0" table:formula="of:=[.O69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4.01606</text:p>
          </table:table-cell>
          <table:table-cell office:value-type="string" table:style-name="ce26">
            <text:p>161 TELEFONE MÓVEL</text:p>
          </table:table-cell>
          <table:table-cell office:value-type="float" office:value="-159.96" table:style-name="ce112">
            <text:p>-159,96</text:p>
          </table:table-cell>
          <table:table-cell office:value-type="float" office:value="-159.96" table:style-name="ce112">
            <text:p>-159,96</text:p>
          </table:table-cell>
          <table:table-cell office:value-type="float" office:value="-159.96" table:style-name="ce112">
            <text:p>-159,96</text:p>
          </table:table-cell>
          <table:table-cell office:value-type="float" office:value="-171" table:style-name="ce112">
            <text:p>-171,00</text:p>
          </table:table-cell>
          <table:table-cell office:value-type="float" office:value="-171" table:style-name="ce112">
            <text:p>-171,00</text:p>
          </table:table-cell>
          <table:table-cell office:value-type="float" office:value="-171" table:style-name="ce112">
            <text:p>-171,00</text:p>
          </table:table-cell>
          <table:table-cell table:number-columns-repeated="6" table:style-name="ce112"/>
          <table:table-cell office:value-type="float" office:value="-992.88" table:formula="of:=SUM([.C70:.N70])" table:style-name="ce112">
            <text:p>-992,88</text:p>
          </table:table-cell>
          <table:table-cell office:value-type="percentage" office:value="-1.1573581705138352E-4" table:formula="of:=[.O70]/[.$O$148]" table:style-name="ce23">
            <text:p>-0,01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4.01605</text:p>
          </table:table-cell>
          <table:table-cell office:value-type="string" table:style-name="ce26">
            <text:p>162 MANUTENÇÃO EQUIPAMENTO TI</text:p>
          </table:table-cell>
          <table:table-cell office:value-type="float" office:value="-746.9" table:style-name="ce112">
            <text:p>-746,90</text:p>
          </table:table-cell>
          <table:table-cell office:value-type="float" office:value="-2078" table:style-name="ce112">
            <text:p>-2.078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2824.9" table:formula="of:=SUM([.C71:.N71])" table:style-name="ce112">
            <text:p>-2.824,90</text:p>
          </table:table-cell>
          <table:table-cell office:value-type="percentage" office:value="-3.292866303968791E-4" table:formula="of:=[.O71]/[.$O$148]" table:style-name="ce23">
            <text:p>-0,03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8">
            <text:p>3.1.4.17.05</text:p>
          </table:table-cell>
          <table:table-cell office:value-type="string" table:style-name="ce18">
            <text:p>164 DESPESAS COM EQUIPAMENTOS E UTENSIL</text:p>
          </table:table-cell>
          <table:table-cell office:value-type="float" office:value="-33638.979999999996" table:formula="of:=SUM([.C73:.C78])" table:style-name="ce19">
            <text:p>-33.638,98</text:p>
          </table:table-cell>
          <table:table-cell office:value-type="float" office:value="-54610.22" table:formula="of:=SUM([.D73:.D78])" table:style-name="ce19">
            <text:p>-54.610,22</text:p>
          </table:table-cell>
          <table:table-cell office:value-type="float" office:value="-14244.5" table:formula="of:=SUM([.E73:.E78])" table:style-name="ce19">
            <text:p>-14.244,50</text:p>
          </table:table-cell>
          <table:table-cell office:value-type="float" office:value="-43823.93" table:formula="of:=SUM([.F73:.F78])" table:style-name="ce19">
            <text:p>-43.823,93</text:p>
          </table:table-cell>
          <table:table-cell office:value-type="float" office:value="-269582.73" table:formula="of:=SUM([.G73:.G78])" table:style-name="ce19">
            <text:p>-269.582,73</text:p>
          </table:table-cell>
          <table:table-cell office:value-type="float" office:value="-55991.56" table:formula="of:=SUM([.H73:.H78])" table:style-name="ce19">
            <text:p>-55.991,56</text:p>
          </table:table-cell>
          <table:table-cell office:value-type="float" office:value="0" table:formula="of:=SUM([.I73:.I78])" table:style-name="ce19">
            <text:p>0,00</text:p>
          </table:table-cell>
          <table:table-cell office:value-type="float" office:value="0" table:formula="of:=SUM([.J73:.J78])" table:style-name="ce19">
            <text:p>0,00</text:p>
          </table:table-cell>
          <table:table-cell office:value-type="float" office:value="0" table:formula="of:=SUM([.K73:.K78])" table:style-name="ce19">
            <text:p>0,00</text:p>
          </table:table-cell>
          <table:table-cell office:value-type="float" office:value="0" table:formula="of:=SUM([.L73:.L78])" table:style-name="ce19">
            <text:p>0,00</text:p>
          </table:table-cell>
          <table:table-cell office:value-type="float" office:value="0" table:formula="of:=SUM([.M73:.M78])" table:style-name="ce19">
            <text:p>0,00</text:p>
          </table:table-cell>
          <table:table-cell office:value-type="float" office:value="0" table:formula="of:=SUM([.N73:.N78])" table:style-name="ce19">
            <text:p>0,00</text:p>
          </table:table-cell>
          <table:table-cell office:value-type="float" office:value="-471891.92" table:formula="of:=SUM([.O73:.O78])" table:style-name="ce19">
            <text:p>-471.891,92</text:p>
          </table:table-cell>
          <table:table-cell office:value-type="percentage" office:value="-5.5006442793838234E-2" table:formula="of:=[.O72]/[.$O$148]" table:style-name="ce20">
            <text:p>-5,5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5.01650</text:p>
          </table:table-cell>
          <table:table-cell office:value-type="string" table:style-name="ce26">
            <text:p>165 ALUGUEL DE EQUIPAMENT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73:.N73])" table:style-name="ce112">
            <text:p>0,00</text:p>
          </table:table-cell>
          <table:table-cell office:value-type="percentage" office:value="0" table:formula="of:=[.O73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5.01651</text:p>
          </table:table-cell>
          <table:table-cell office:value-type="string" table:style-name="ce26">
            <text:p>166 MANUTENCAO DE MAQUINAS E EQUIPS</text:p>
          </table:table-cell>
          <table:table-cell office:value-type="float" office:value="-23445.5" table:style-name="ce112">
            <text:p>-23.445,50</text:p>
          </table:table-cell>
          <table:table-cell office:value-type="float" office:value="-19648" table:style-name="ce112">
            <text:p>-19.648,00</text:p>
          </table:table-cell>
          <table:table-cell office:value-type="float" office:value="-8820.5" table:style-name="ce112">
            <text:p>-8.820,50</text:p>
          </table:table-cell>
          <table:table-cell office:value-type="float" office:value="-28330.25" table:style-name="ce112">
            <text:p>-28.330,25</text:p>
          </table:table-cell>
          <table:table-cell office:value-type="float" office:value="-244352.01" table:style-name="ce112">
            <text:p>-244.352,01</text:p>
          </table:table-cell>
          <table:table-cell office:value-type="float" office:value="-15154.17" table:style-name="ce112">
            <text:p>-15.154,17</text:p>
          </table:table-cell>
          <table:table-cell table:number-columns-repeated="6" table:style-name="ce112"/>
          <table:table-cell office:value-type="float" office:value="-339750.43" table:formula="of:=SUM([.C74:.N74])" table:style-name="ce112">
            <text:p>-339.750,43</text:p>
          </table:table-cell>
          <table:table-cell office:value-type="percentage" office:value="-3.9603268884063417E-2" table:formula="of:=[.O74]/[.$O$148]" table:style-name="ce23">
            <text:p>-3,96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5.01653</text:p>
          </table:table-cell>
          <table:table-cell office:value-type="string" table:style-name="ce26">
            <text:p>168 UTENSILIOS DE COZINHA</text:p>
          </table:table-cell>
          <table:table-cell office:value-type="float" office:value="-5277.91" table:style-name="ce112">
            <text:p>-5.277,91</text:p>
          </table:table-cell>
          <table:table-cell office:value-type="float" office:value="-1007" table:style-name="ce112">
            <text:p>-1.007,00</text:p>
          </table:table-cell>
          <table:table-cell office:value-type="float" office:value="-3079" table:style-name="ce112">
            <text:p>-3.079,00</text:p>
          </table:table-cell>
          <table:table-cell office:value-type="float" office:value="-8596" table:style-name="ce112">
            <text:p>-8.596,00</text:p>
          </table:table-cell>
          <table:table-cell office:value-type="float" office:value="-4030.25" table:style-name="ce112">
            <text:p>-4.030,25</text:p>
          </table:table-cell>
          <table:table-cell office:value-type="float" office:value="-1687.08" table:style-name="ce112">
            <text:p>-1.687,08</text:p>
          </table:table-cell>
          <table:table-cell table:number-columns-repeated="6" table:style-name="ce112"/>
          <table:table-cell office:value-type="float" office:value="-23677.239999999998" table:formula="of:=SUM([.C75:.N75])" table:style-name="ce112">
            <text:p>-23.677,24</text:p>
          </table:table-cell>
          <table:table-cell office:value-type="percentage" office:value="-2.7599556007993913E-3" table:formula="of:=[.O75]/[.$O$148]" table:style-name="ce23">
            <text:p>-0,28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5.01652</text:p>
          </table:table-cell>
          <table:table-cell office:value-type="string" table:style-name="ce26">
            <text:p>168 UTENSILIOS DE DECORAÇÃO</text:p>
          </table:table-cell>
          <table:table-cell office:value-type="float" office:value="0" table:style-name="ce112">
            <text:p>0,00</text:p>
          </table:table-cell>
          <table:table-cell office:value-type="float" office:value="-28500" table:style-name="ce112">
            <text:p>-28.50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8460" table:style-name="ce112">
            <text:p>-8.460,00</text:p>
          </table:table-cell>
          <table:table-cell table:number-columns-repeated="6" table:style-name="ce112"/>
          <table:table-cell office:value-type="float" office:value="-36960" table:formula="of:=SUM([.C76:.N76])" table:style-name="ce112">
            <text:p>-36.960,00</text:p>
          </table:table-cell>
          <table:table-cell office:value-type="percentage" office:value="-4.3082706854998942E-3" table:formula="of:=[.O76]/[.$O$148]" table:style-name="ce23">
            <text:p>-0,43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5.01654</text:p>
          </table:table-cell>
          <table:table-cell office:value-type="string" table:style-name="ce26">
            <text:p>169 UTENSILIOS DE SALAO</text:p>
          </table:table-cell>
          <table:table-cell office:value-type="float" office:value="-4915.57" table:style-name="ce112">
            <text:p>-4.915,57</text:p>
          </table:table-cell>
          <table:table-cell office:value-type="float" office:value="-5455.22" table:style-name="ce112">
            <text:p>-5.455,22</text:p>
          </table:table-cell>
          <table:table-cell office:value-type="float" office:value="-2345" table:style-name="ce112">
            <text:p>-2.345,00</text:p>
          </table:table-cell>
          <table:table-cell office:value-type="float" office:value="-6897.68" table:style-name="ce112">
            <text:p>-6.897,68</text:p>
          </table:table-cell>
          <table:table-cell office:value-type="float" office:value="-21200.47" table:style-name="ce112">
            <text:p>-21.200,47</text:p>
          </table:table-cell>
          <table:table-cell office:value-type="float" office:value="-30690.31" table:style-name="ce112">
            <text:p>-30.690,31</text:p>
          </table:table-cell>
          <table:table-cell table:number-columns-repeated="6" table:style-name="ce112"/>
          <table:table-cell office:value-type="float" office:value="-71504.25" table:formula="of:=SUM([.C77:.N77])" table:style-name="ce112">
            <text:p>-71.504,25</text:p>
          </table:table-cell>
          <table:table-cell office:value-type="percentage" office:value="-8.3349476234755356E-3" table:formula="of:=[.O77]/[.$O$148]" table:style-name="ce23">
            <text:p>-0,83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5.01655</text:p>
          </table:table-cell>
          <table:table-cell office:value-type="string" table:style-name="ce26">
            <text:p>170 SERVICOS GRAFICOS UTENSILI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78:.N78])" table:style-name="ce112">
            <text:p>0,00</text:p>
          </table:table-cell>
          <table:table-cell office:value-type="percentage" office:value="0" table:formula="of:=[.O78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8">
            <text:p>3.1.4.17.06</text:p>
          </table:table-cell>
          <table:table-cell office:value-type="string" table:style-name="ce18">
            <text:p>171 DESPESAS COM SERVICOS TERCERIZADOS</text:p>
          </table:table-cell>
          <table:table-cell office:value-type="float" office:value="-8818.58" table:formula="of:=SUM([.C80:.C90])" table:style-name="ce19">
            <text:p>-8.818,58</text:p>
          </table:table-cell>
          <table:table-cell office:value-type="float" office:value="-3821.63" table:formula="of:=SUM([.D80:.D90])" table:style-name="ce19">
            <text:p>-3.821,63</text:p>
          </table:table-cell>
          <table:table-cell office:value-type="float" office:value="-13652.179999999998" table:formula="of:=SUM([.E80:.E90])" table:style-name="ce19">
            <text:p>-13.652,18</text:p>
          </table:table-cell>
          <table:table-cell office:value-type="float" office:value="-13651.24" table:formula="of:=SUM([.F80:.F90])" table:style-name="ce19">
            <text:p>-13.651,24</text:p>
          </table:table-cell>
          <table:table-cell office:value-type="float" office:value="-595.41999999999996" table:formula="of:=SUM([.G80:.G90])" table:style-name="ce19">
            <text:p>-595,42</text:p>
          </table:table-cell>
          <table:table-cell office:value-type="float" office:value="-3634.98" table:formula="of:=SUM([.H80:.H90])" table:style-name="ce19">
            <text:p>-3.634,98</text:p>
          </table:table-cell>
          <table:table-cell office:value-type="float" office:value="0" table:formula="of:=SUM([.I80:.I90])" table:style-name="ce19">
            <text:p>0,00</text:p>
          </table:table-cell>
          <table:table-cell office:value-type="float" office:value="0" table:formula="of:=SUM([.J80:.J90])" table:style-name="ce19">
            <text:p>0,00</text:p>
          </table:table-cell>
          <table:table-cell office:value-type="float" office:value="0" table:formula="of:=SUM([.K80:.K90])" table:style-name="ce19">
            <text:p>0,00</text:p>
          </table:table-cell>
          <table:table-cell office:value-type="float" office:value="0" table:formula="of:=SUM([.L80:.L90])" table:style-name="ce19">
            <text:p>0,00</text:p>
          </table:table-cell>
          <table:table-cell office:value-type="float" office:value="0" table:formula="of:=SUM([.M80:.M90])" table:style-name="ce19">
            <text:p>0,00</text:p>
          </table:table-cell>
          <table:table-cell office:value-type="float" office:value="0" table:formula="of:=SUM([.N80:.N90])" table:style-name="ce19">
            <text:p>0,00</text:p>
          </table:table-cell>
          <table:table-cell office:value-type="float" office:value="-44174.03" table:formula="of:=SUM([.O80:.O90])" table:style-name="ce19">
            <text:p>-44.174,03</text:p>
          </table:table-cell>
          <table:table-cell office:value-type="percentage" office:value="-5.1491796133493742E-3" table:formula="of:=[.O79]/[.$O$148]" table:style-name="ce20">
            <text:p>-0,51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6.01700</text:p>
          </table:table-cell>
          <table:table-cell office:value-type="string" table:style-name="ce26">
            <text:p>172 ASSESSORIA CONTABIL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80:.N80])" table:style-name="ce112">
            <text:p>0,00</text:p>
          </table:table-cell>
          <table:table-cell office:value-type="percentage" office:value="0" table:formula="of:=[.O80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6.01701</text:p>
          </table:table-cell>
          <table:table-cell office:value-type="string" table:style-name="ce26">
            <text:p>173 ASSESSORIA ADMINISTRATIVA</text:p>
          </table:table-cell>
          <table:table-cell office:value-type="float" office:value="-4367.2" table:style-name="ce112">
            <text:p>-4.367,2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729.86" table:style-name="ce112">
            <text:p>-729,86</text:p>
          </table:table-cell>
          <table:table-cell office:value-type="float" office:value="-595.41999999999996" table:style-name="ce112">
            <text:p>-595,42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5692.48" table:formula="of:=SUM([.C81:.N81])" table:style-name="ce112">
            <text:p>-5.692,48</text:p>
          </table:table-cell>
          <table:table-cell office:value-type="percentage" office:value="-6.6354828765677581E-4" table:formula="of:=[.O81]/[.$O$148]" table:style-name="ce23">
            <text:p>-0,07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6.01702</text:p>
          </table:table-cell>
          <table:table-cell office:value-type="string" table:style-name="ce26">
            <text:p>174 ASSESSORIA JURIDICA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1600.8" table:style-name="ce112">
            <text:p>-1.600,80</text:p>
          </table:table-cell>
          <table:table-cell office:value-type="float" office:value="-6000" table:style-name="ce112">
            <text:p>-6.00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-7600.8" table:formula="of:=SUM([.C82:.N82])" table:style-name="ce112">
            <text:p>-7.600,80</text:p>
          </table:table-cell>
          <table:table-cell office:value-type="percentage" office:value="-8.8599306889468603E-4" table:formula="of:=[.O82]/[.$O$148]" table:style-name="ce23">
            <text:p>-0,09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6.01703</text:p>
          </table:table-cell>
          <table:table-cell office:value-type="string" table:style-name="ce26">
            <text:p>175 SERVICO DE ARQUITETURA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10000" table:style-name="ce112">
            <text:p>-10.000,00</text:p>
          </table:table-cell>
          <table:table-cell office:value-type="float" office:value="-5000" table:style-name="ce112">
            <text:p>-5.00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-15000" table:formula="of:=SUM([.C83:.N83])" table:style-name="ce112">
            <text:p>-15.000,00</text:p>
          </table:table-cell>
          <table:table-cell office:value-type="percentage" office:value="-1.7484864795048272E-3" table:formula="of:=[.O83]/[.$O$148]" table:style-name="ce23">
            <text:p>-0,17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6.01704</text:p>
          </table:table-cell>
          <table:table-cell office:value-type="string" table:style-name="ce26">
            <text:p>176 COLETA DE LIXO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84:.N84])" table:style-name="ce112">
            <text:p>0,00</text:p>
          </table:table-cell>
          <table:table-cell office:value-type="percentage" office:value="0" table:formula="of:=[.O84]/[.$O$148]" table:style-name="ce23">
            <text:p>0,00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4">
            <text:p>3.1.4.17.06.01705</text:p>
          </table:table-cell>
          <table:table-cell office:value-type="string" table:style-name="ce24">
            <text:p>177 CONSULTORIA PATRIMONIAL</text:p>
          </table:table-cell>
          <table:table-cell table:number-columns-repeated="12" table:style-name="ce112"/>
          <table:table-cell office:value-type="float" office:value="0" table:formula="of:=SUM([.C85:.N85])" table:style-name="ce112">
            <text:p>0,00</text:p>
          </table:table-cell>
          <table:table-cell table:style-name="ce23"/>
          <table:table-cell table:number-columns-repeated="190" table:style-name="ce35"/>
          <table:table-cell table:number-columns-repeated="16178" table:style-name="ce32"/>
        </table:table-row>
        <table:table-row table:style-name="ro3">
          <table:table-cell office:value-type="string" table:style-name="ce26">
            <text:p>3.1.4.17.06.01706</text:p>
          </table:table-cell>
          <table:table-cell office:value-type="string" table:style-name="ce26">
            <text:p>178 TRANSPORTE DE DOCUMENT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86:.N86])" table:style-name="ce112">
            <text:p>0,00</text:p>
          </table:table-cell>
          <table:table-cell office:value-type="percentage" office:value="0" table:formula="of:=[.O86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6.01707</text:p>
          </table:table-cell>
          <table:table-cell office:value-type="string" table:style-name="ce26">
            <text:p>179 ECAD</text:p>
          </table:table-cell>
          <table:table-cell office:value-type="float" office:value="-301.38" table:style-name="ce112">
            <text:p>-301,38</text:p>
          </table:table-cell>
          <table:table-cell office:value-type="float" office:value="-301.38" table:style-name="ce112">
            <text:p>-301,38</text:p>
          </table:table-cell>
          <table:table-cell office:value-type="float" office:value="-301.38" table:style-name="ce112">
            <text:p>-301,38</text:p>
          </table:table-cell>
          <table:table-cell office:value-type="float" office:value="-301.38" table:style-name="ce112">
            <text:p>-301,38</text:p>
          </table:table-cell>
          <table:table-cell office:value-type="float" office:value="0" table:style-name="ce112">
            <text:p>0,00</text:p>
          </table:table-cell>
          <table:table-cell office:value-type="float" office:value="-634.98" table:style-name="ce112">
            <text:p>-634,98</text:p>
          </table:table-cell>
          <table:table-cell table:number-columns-repeated="6" table:style-name="ce112"/>
          <table:table-cell office:value-type="float" office:value="-1840.5" table:formula="of:=SUM([.C87:.N87])" table:style-name="ce112">
            <text:p>-1.840,50</text:p>
          </table:table-cell>
          <table:table-cell office:value-type="percentage" office:value="-2.1453929103524229E-4" table:formula="of:=[.O87]/[.$O$148]" table:style-name="ce23">
            <text:p>-0,02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6.01709</text:p>
          </table:table-cell>
          <table:table-cell office:value-type="string" table:style-name="ce26">
            <text:p>181 OUTROS SERVICOS</text:p>
          </table:table-cell>
          <table:table-cell office:value-type="float" office:value="-4150" table:style-name="ce112">
            <text:p>-4.150,00</text:p>
          </table:table-cell>
          <table:table-cell office:value-type="float" office:value="-3520.25" table:style-name="ce112">
            <text:p>-3.520,25</text:p>
          </table:table-cell>
          <table:table-cell office:value-type="float" office:value="-1750" table:style-name="ce112">
            <text:p>-1.750,00</text:p>
          </table:table-cell>
          <table:table-cell office:value-type="float" office:value="-1620" table:style-name="ce112">
            <text:p>-1.620,00</text:p>
          </table:table-cell>
          <table:table-cell office:value-type="float" office:value="0" table:style-name="ce112">
            <text:p>0,00</text:p>
          </table:table-cell>
          <table:table-cell office:value-type="float" office:value="-3000" table:style-name="ce112">
            <text:p>-3.000,00</text:p>
          </table:table-cell>
          <table:table-cell table:number-columns-repeated="6" table:style-name="ce112"/>
          <table:table-cell office:value-type="float" office:value="-14040.25" table:formula="of:=SUM([.C88:.N88])" table:style-name="ce112">
            <text:p>-14.040,25</text:p>
          </table:table-cell>
          <table:table-cell office:value-type="percentage" office:value="-1.6366124862578432E-3" table:formula="of:=[.O88]/[.$O$148]" table:style-name="ce23">
            <text:p>-0,16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6.01713</text:p>
          </table:table-cell>
          <table:table-cell office:value-type="string" table:style-name="ce26">
            <text:p>FRETES/MOTOBOY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89:.N89])" table:style-name="ce112">
            <text:p>0,00</text:p>
          </table:table-cell>
          <table:table-cell office:value-type="percentage" office:value="0" table:formula="of:=[.O89]/[.$O$148]" table:style-name="ce23">
            <text:p>0,00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6.01714</text:p>
          </table:table-cell>
          <table:table-cell office:value-type="string" table:style-name="ce26">
            <text:p>OUTRAS ASSESSORIA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90:.N90])" table:style-name="ce112">
            <text:p>0,00</text:p>
          </table:table-cell>
          <table:table-cell office:value-type="percentage" office:value="0" table:formula="of:=[.O90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8">
            <text:p>3.1.4.17.07</text:p>
          </table:table-cell>
          <table:table-cell office:value-type="string" table:style-name="ce18">
            <text:p>183 DESPESAS COMERCIAIS</text:p>
          </table:table-cell>
          <table:table-cell office:value-type="float" office:value="-55339.47" table:formula="of:=SUM([.C93:.C98])" table:style-name="ce19">
            <text:p>-55.339,47</text:p>
          </table:table-cell>
          <table:table-cell office:value-type="float" office:value="-16136.63" table:formula="of:=SUM([.D93:.D98])" table:style-name="ce19">
            <text:p>-16.136,63</text:p>
          </table:table-cell>
          <table:table-cell office:value-type="float" office:value="-11694.97" table:formula="of:=SUM([.E93:.E98])" table:style-name="ce19">
            <text:p>-11.694,97</text:p>
          </table:table-cell>
          <table:table-cell office:value-type="float" office:value="-27755" table:formula="of:=SUM([.F93:.F98])" table:style-name="ce19">
            <text:p>-27.755,00</text:p>
          </table:table-cell>
          <table:table-cell office:value-type="float" office:value="-16714" table:formula="of:=SUM([.G93:.G98])" table:style-name="ce19">
            <text:p>-16.714,00</text:p>
          </table:table-cell>
          <table:table-cell office:value-type="float" office:value="-5385" table:formula="of:=SUM([.H93:.H98])" table:style-name="ce19">
            <text:p>-5.385,00</text:p>
          </table:table-cell>
          <table:table-cell office:value-type="float" office:value="0" table:formula="of:=SUM([.I93:.I98])" table:style-name="ce19">
            <text:p>0,00</text:p>
          </table:table-cell>
          <table:table-cell office:value-type="float" office:value="0" table:formula="of:=SUM([.J93:.J98])" table:style-name="ce19">
            <text:p>0,00</text:p>
          </table:table-cell>
          <table:table-cell office:value-type="float" office:value="0" table:formula="of:=SUM([.K93:.K98])" table:style-name="ce19">
            <text:p>0,00</text:p>
          </table:table-cell>
          <table:table-cell office:value-type="float" office:value="0" table:formula="of:=SUM([.L93:.L98])" table:style-name="ce19">
            <text:p>0,00</text:p>
          </table:table-cell>
          <table:table-cell office:value-type="float" office:value="0" table:formula="of:=SUM([.M93:.M98])" table:style-name="ce19">
            <text:p>0,00</text:p>
          </table:table-cell>
          <table:table-cell office:value-type="float" office:value="0" table:formula="of:=SUM([.N93:.N98])" table:style-name="ce19">
            <text:p>0,00</text:p>
          </table:table-cell>
          <table:table-cell office:value-type="float" office:value="-133025.07" table:formula="of:=SUM([.O93:.O98])" table:style-name="ce19">
            <text:p>-133.025,07</text:p>
          </table:table-cell>
          <table:table-cell office:value-type="percentage" office:value="-1.550616908867888E-2" table:formula="of:=[.O91]/[.$O$148]" table:style-name="ce20">
            <text:p>-1,55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4">
            <text:p>3.1.4.17.07.01750</text:p>
          </table:table-cell>
          <table:table-cell office:value-type="string" table:style-name="ce33">
            <text:p>184 ASSESSORIA DE IMPRENSA</text:p>
          </table:table-cell>
          <table:table-cell table:number-columns-repeated="12" table:style-name="ce34"/>
          <table:table-cell office:value-type="float" office:value="0" table:formula="of:=SUM([.C92:.N92])" table:style-name="ce112">
            <text:p>0,00</text:p>
          </table:table-cell>
          <table:table-cell table:style-name="ce41"/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7.01751</text:p>
          </table:table-cell>
          <table:table-cell office:value-type="string" table:style-name="ce26">
            <text:p>185 ANUNCIOS, PRODUCAO E PUBLICACOES</text:p>
          </table:table-cell>
          <table:table-cell office:value-type="float" office:value="-15500" table:style-name="ce112">
            <text:p>-15.500,00</text:p>
          </table:table-cell>
          <table:table-cell office:value-type="float" office:value="-3650" table:style-name="ce112">
            <text:p>-3.650,00</text:p>
          </table:table-cell>
          <table:table-cell office:value-type="float" office:value="-7500" table:style-name="ce112">
            <text:p>-7.500,00</text:p>
          </table:table-cell>
          <table:table-cell office:value-type="float" office:value="-20540" table:style-name="ce112">
            <text:p>-20.540,00</text:p>
          </table:table-cell>
          <table:table-cell office:value-type="float" office:value="-10100" table:style-name="ce112">
            <text:p>-10.100,00</text:p>
          </table:table-cell>
          <table:table-cell office:value-type="float" office:value="-3000" table:style-name="ce112">
            <text:p>-3.000,00</text:p>
          </table:table-cell>
          <table:table-cell table:number-columns-repeated="6" table:style-name="ce112"/>
          <table:table-cell office:value-type="float" office:value="-60290" table:formula="of:=SUM([.C93:.N93])" table:style-name="ce112">
            <text:p>-60.290,00</text:p>
          </table:table-cell>
          <table:table-cell office:value-type="percentage" office:value="-7.0277499899564022E-3" table:formula="of:=[.O93]/[.$O$148]" table:style-name="ce23">
            <text:p>-0,7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4">
            <text:p>3.1.4.17.07.01752</text:p>
          </table:table-cell>
          <table:table-cell office:value-type="string" table:style-name="ce24">
            <text:p>187 DESENVOLVIMENTO DE PRODUTOS</text:p>
          </table:table-cell>
          <table:table-cell table:number-columns-repeated="12" table:style-name="ce112"/>
          <table:table-cell office:value-type="float" office:value="0" table:formula="of:=SUM([.C94:.N94])" table:style-name="ce112">
            <text:p>0,00</text:p>
          </table:table-cell>
          <table:table-cell table:style-name="ce23"/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7.01755</text:p>
          </table:table-cell>
          <table:table-cell office:value-type="string" table:style-name="ce26">
            <text:p>189 GRAFICA</text:p>
          </table:table-cell>
          <table:table-cell office:value-type="float" office:value="0" table:style-name="ce112">
            <text:p>0,00</text:p>
          </table:table-cell>
          <table:table-cell office:value-type="float" office:value="-7320.4" table:style-name="ce112">
            <text:p>-7.320,40</text:p>
          </table:table-cell>
          <table:table-cell office:value-type="float" office:value="-3945" table:style-name="ce112">
            <text:p>-3.945,00</text:p>
          </table:table-cell>
          <table:table-cell office:value-type="float" office:value="-3965" table:style-name="ce112">
            <text:p>-3.965,00</text:p>
          </table:table-cell>
          <table:table-cell office:value-type="float" office:value="-6614" table:style-name="ce112">
            <text:p>-6.614,00</text:p>
          </table:table-cell>
          <table:table-cell office:value-type="float" office:value="-835" table:style-name="ce112">
            <text:p>-835,00</text:p>
          </table:table-cell>
          <table:table-cell table:number-columns-repeated="6" table:style-name="ce112"/>
          <table:table-cell office:value-type="float" office:value="-22679.4" table:formula="of:=SUM([.C95:.N95])" table:style-name="ce112">
            <text:p>-22.679,40</text:p>
          </table:table-cell>
          <table:table-cell office:value-type="percentage" office:value="-2.6436416175521188E-3" table:formula="of:=[.O95]/[.$O$148]" table:style-name="ce23">
            <text:p>-0,26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7.01756</text:p>
          </table:table-cell>
          <table:table-cell office:value-type="string" table:style-name="ce26">
            <text:p>190 WEB SITE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96:.N96])" table:style-name="ce112">
            <text:p>0,00</text:p>
          </table:table-cell>
          <table:table-cell office:value-type="percentage" office:value="0" table:formula="of:=[.O96]/[.$O$148]" table:style-name="ce114">
            <text:p>0,00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7.01758</text:p>
          </table:table-cell>
          <table:table-cell office:value-type="string" table:style-name="ce26">
            <text:p>192 DESPESAS COM EVENTOS</text:p>
          </table:table-cell>
          <table:table-cell office:value-type="float" office:value="-39839.47" table:style-name="ce112">
            <text:p>-39.839,47</text:p>
          </table:table-cell>
          <table:table-cell office:value-type="float" office:value="-5166.2299999999996" table:style-name="ce112">
            <text:p>-5.166,23</text:p>
          </table:table-cell>
          <table:table-cell office:value-type="float" office:value="-249.97" table:style-name="ce112">
            <text:p>-249,97</text:p>
          </table:table-cell>
          <table:table-cell office:value-type="float" office:value="-3250" table:style-name="ce112">
            <text:p>-3.250,00</text:p>
          </table:table-cell>
          <table:table-cell office:value-type="float" office:value="0" table:style-name="ce112">
            <text:p>0,00</text:p>
          </table:table-cell>
          <table:table-cell office:value-type="float" office:value="-1550" table:style-name="ce112">
            <text:p>-1.550,00</text:p>
          </table:table-cell>
          <table:table-cell table:number-columns-repeated="6" table:style-name="ce112"/>
          <table:table-cell office:value-type="float" office:value="-50055.67" table:formula="of:=SUM([.C97:.N97])" table:style-name="ce112">
            <text:p>-50.055,67</text:p>
          </table:table-cell>
          <table:table-cell office:value-type="percentage" office:value="-5.834777481170359E-3" table:formula="of:=[.O97]/[.$O$148]" table:style-name="ce23">
            <text:p>-0,58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7.01759</text:p>
          </table:table-cell>
          <table:table-cell office:value-type="string" table:style-name="ce26">
            <text:p>193 FOTOGRAFIA E FILME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98:.N98])" table:style-name="ce112">
            <text:p>0,00</text:p>
          </table:table-cell>
          <table:table-cell office:value-type="percentage" office:value="0" table:formula="of:=[.O98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8">
            <text:p>3.1.4.17.08</text:p>
          </table:table-cell>
          <table:table-cell office:value-type="string" table:style-name="ce18">
            <text:p>194 MATERIAIS</text:p>
          </table:table-cell>
          <table:table-cell office:value-type="float" office:value="-78313.73" table:formula="of:=SUM([.C100:.C102])" table:style-name="ce19">
            <text:p>-78.313,73</text:p>
          </table:table-cell>
          <table:table-cell office:value-type="float" office:value="-17107.560000000001" table:formula="of:=SUM([.D100:.D102])" table:style-name="ce19">
            <text:p>-17.107,56</text:p>
          </table:table-cell>
          <table:table-cell office:value-type="float" office:value="-22206.629999999997" table:formula="of:=SUM([.E100:.E102])" table:style-name="ce19">
            <text:p>-22.206,63</text:p>
          </table:table-cell>
          <table:table-cell office:value-type="float" office:value="-25860.240000000002" table:formula="of:=SUM([.F100:.F102])" table:style-name="ce19">
            <text:p>-25.860,24</text:p>
          </table:table-cell>
          <table:table-cell office:value-type="float" office:value="-39935.420000000006" table:formula="of:=SUM([.G100:.G102])" table:style-name="ce19">
            <text:p>-39.935,42</text:p>
          </table:table-cell>
          <table:table-cell office:value-type="float" office:value="-22220.960000000003" table:formula="of:=SUM([.H100:.H102])" table:style-name="ce19">
            <text:p>-22.220,96</text:p>
          </table:table-cell>
          <table:table-cell office:value-type="float" office:value="0" table:formula="of:=SUM([.I100:.I102])" table:style-name="ce19">
            <text:p>0,00</text:p>
          </table:table-cell>
          <table:table-cell office:value-type="float" office:value="0" table:formula="of:=SUM([.J100:.J102])" table:style-name="ce19">
            <text:p>0,00</text:p>
          </table:table-cell>
          <table:table-cell office:value-type="float" office:value="0" table:formula="of:=SUM([.K100:.K102])" table:style-name="ce19">
            <text:p>0,00</text:p>
          </table:table-cell>
          <table:table-cell office:value-type="float" office:value="0" table:formula="of:=SUM([.L100:.L102])" table:style-name="ce19">
            <text:p>0,00</text:p>
          </table:table-cell>
          <table:table-cell office:value-type="float" office:value="0" table:formula="of:=SUM([.M100:.M102])" table:style-name="ce19">
            <text:p>0,00</text:p>
          </table:table-cell>
          <table:table-cell office:value-type="float" office:value="0" table:formula="of:=SUM([.N100:.N102])" table:style-name="ce19">
            <text:p>0,00</text:p>
          </table:table-cell>
          <table:table-cell office:value-type="float" office:value="-205644.54" table:formula="of:=SUM([.O100:.O102])" table:style-name="ce19">
            <text:p>-205.644,54</text:p>
          </table:table-cell>
          <table:table-cell office:value-type="percentage" office:value="-2.3971113184932641E-2" table:formula="of:=[.O99]/[.$O$148]" table:style-name="ce20">
            <text:p>-2,40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17.08.01800</text:p>
          </table:table-cell>
          <table:table-cell office:value-type="string" table:style-name="ce26">
            <text:p>195 MATERIAIS DE ESCRITORIO</text:p>
          </table:table-cell>
          <table:table-cell office:value-type="float" office:value="-996.39" table:style-name="ce112">
            <text:p>-996,39</text:p>
          </table:table-cell>
          <table:table-cell office:value-type="float" office:value="-956.96" table:style-name="ce112">
            <text:p>-956,96</text:p>
          </table:table-cell>
          <table:table-cell office:value-type="float" office:value="-1982.78" table:style-name="ce112">
            <text:p>-1.982,78</text:p>
          </table:table-cell>
          <table:table-cell office:value-type="float" office:value="-365.95" table:style-name="ce112">
            <text:p>-365,95</text:p>
          </table:table-cell>
          <table:table-cell office:value-type="float" office:value="-2430.04" table:style-name="ce112">
            <text:p>-2.430,04</text:p>
          </table:table-cell>
          <table:table-cell office:value-type="float" office:value="-326.06" table:style-name="ce112">
            <text:p>-326,06</text:p>
          </table:table-cell>
          <table:table-cell table:number-columns-repeated="6" table:style-name="ce112"/>
          <table:table-cell office:value-type="float" office:value="-7058.18" table:formula="of:=SUM([.C100:.N100])" table:style-name="ce112">
            <text:p>-7.058,18</text:p>
          </table:table-cell>
          <table:table-cell office:value-type="percentage" office:value="-8.2274215332742541E-4" table:formula="of:=[.O100]/[.$O$148]" table:style-name="ce23">
            <text:p>-0,08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8.01801</text:p>
          </table:table-cell>
          <table:table-cell office:value-type="string" table:style-name="ce26">
            <text:p>196 MATERIAIS DE INFORMATICA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01:.N101])" table:style-name="ce112">
            <text:p>0,00</text:p>
          </table:table-cell>
          <table:table-cell office:value-type="percentage" office:value="0" table:formula="of:=[.O101]/[.$O$148]" table:style-name="ce23">
            <text:p>0,00%</text:p>
          </table:table-cell>
          <table:table-cell table:number-columns-repeated="233" table:style-name="ce11"/>
          <table:table-cell table:number-columns-repeated="5" table:style-name="ce3"/>
          <table:table-cell table:number-columns-repeated="16130" table:style-name="ce50"/>
        </table:table-row>
        <table:table-row table:style-name="ro3">
          <table:table-cell office:value-type="string" table:style-name="ce26">
            <text:p>3.1.4.17.08.01802</text:p>
          </table:table-cell>
          <table:table-cell office:value-type="string" table:style-name="ce26">
            <text:p>197 MATERIAL DE HIGIENE E LIMPEZA</text:p>
          </table:table-cell>
          <table:table-cell office:value-type="float" office:value="-77317.34" table:style-name="ce112">
            <text:p>-77.317,34</text:p>
          </table:table-cell>
          <table:table-cell office:value-type="float" office:value="-16150.6" table:style-name="ce112">
            <text:p>-16.150,60</text:p>
          </table:table-cell>
          <table:table-cell office:value-type="float" office:value="-20223.849999999999" table:style-name="ce112">
            <text:p>-20.223,85</text:p>
          </table:table-cell>
          <table:table-cell office:value-type="float" office:value="-25494.29" table:style-name="ce112">
            <text:p>-25.494,29</text:p>
          </table:table-cell>
          <table:table-cell office:value-type="float" office:value="-37505.380000000005" table:formula="of:=-17315-20190.38" table:style-name="ce112">
            <text:p>-37.505,38</text:p>
          </table:table-cell>
          <table:table-cell office:value-type="float" office:value="-21894.9" table:style-name="ce112">
            <text:p>-21.894,90</text:p>
          </table:table-cell>
          <table:table-cell table:number-columns-repeated="6" table:style-name="ce112"/>
          <table:table-cell office:value-type="float" office:value="-198586.36000000002" table:formula="of:=SUM([.C102:.N102])" table:style-name="ce112">
            <text:p>-198.586,36</text:p>
          </table:table-cell>
          <table:table-cell office:value-type="percentage" office:value="-2.3148371031605216E-2" table:formula="of:=[.O102]/[.$O$148]" table:style-name="ce23">
            <text:p>-2,31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4">
            <text:p>3.1.4.17.08.01803</text:p>
          </table:table-cell>
          <table:table-cell office:value-type="string" table:style-name="ce24">
            <text:p>MATERIAL DE EXPEDIENTE</text:p>
          </table:table-cell>
          <table:table-cell table:number-columns-repeated="12" table:style-name="ce112"/>
          <table:table-cell office:value-type="float" office:value="0" table:formula="of:=SUM([.C103:.N103])" table:style-name="ce112">
            <text:p>0,00</text:p>
          </table:table-cell>
          <table:table-cell office:value-type="percentage" office:value="0" table:formula="of:=[.O103]/[.$O$148]" table:style-name="ce23">
            <text:p>0,00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18">
            <text:p>3.1.4.17.09</text:p>
          </table:table-cell>
          <table:table-cell office:value-type="string" table:style-name="ce18">
            <text:p>198 DESPESAS GERAIS</text:p>
          </table:table-cell>
          <table:table-cell office:value-type="float" office:value="-533.5" table:formula="of:=SUM([.C105:.C115])" table:style-name="ce19">
            <text:p>-533,50</text:p>
          </table:table-cell>
          <table:table-cell office:value-type="float" office:value="-6380.84" table:formula="of:=SUM([.D105:.D115])" table:style-name="ce19">
            <text:p>-6.380,84</text:p>
          </table:table-cell>
          <table:table-cell office:value-type="float" office:value="-120" table:formula="of:=SUM([.E105:.E115])" table:style-name="ce19">
            <text:p>-120,00</text:p>
          </table:table-cell>
          <table:table-cell office:value-type="float" office:value="-1912.44" table:formula="of:=SUM([.F105:.F115])" table:style-name="ce19">
            <text:p>-1.912,44</text:p>
          </table:table-cell>
          <table:table-cell office:value-type="float" office:value="-420" table:formula="of:=SUM([.G105:.G115])" table:style-name="ce19">
            <text:p>-420,00</text:p>
          </table:table-cell>
          <table:table-cell office:value-type="float" office:value="-716.57" table:formula="of:=SUM([.H105:.H115])" table:style-name="ce19">
            <text:p>-716,57</text:p>
          </table:table-cell>
          <table:table-cell office:value-type="float" office:value="0" table:formula="of:=SUM([.I105:.I115])" table:style-name="ce19">
            <text:p>0,00</text:p>
          </table:table-cell>
          <table:table-cell office:value-type="float" office:value="0" table:formula="of:=SUM([.J105:.J115])" table:style-name="ce19">
            <text:p>0,00</text:p>
          </table:table-cell>
          <table:table-cell office:value-type="float" office:value="0" table:formula="of:=SUM([.K105:.K115])" table:style-name="ce19">
            <text:p>0,00</text:p>
          </table:table-cell>
          <table:table-cell office:value-type="float" office:value="0" table:formula="of:=SUM([.L105:.L115])" table:style-name="ce19">
            <text:p>0,00</text:p>
          </table:table-cell>
          <table:table-cell office:value-type="float" office:value="0" table:formula="of:=SUM([.M105:.M115])" table:style-name="ce19">
            <text:p>0,00</text:p>
          </table:table-cell>
          <table:table-cell office:value-type="float" office:value="0" table:formula="of:=SUM([.N105:.N115])" table:style-name="ce19">
            <text:p>0,00</text:p>
          </table:table-cell>
          <table:table-cell office:value-type="float" office:value="-10083.35" table:formula="of:=SUM([.O105:.O115])" table:style-name="ce19">
            <text:p>-10.083,35</text:p>
          </table:table-cell>
          <table:table-cell office:value-type="percentage" office:value="-1.175373409541E-3" table:formula="of:=[.O104]/[.$O$148]" table:style-name="ce20">
            <text:p>-0,12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9.01850</text:p>
          </table:table-cell>
          <table:table-cell office:value-type="string" table:style-name="ce33">
            <text:p>199 LOCAÇÕES DE VEICUL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table:number-columns-repeated="6" table:style-name="ce112"/>
          <table:table-cell office:value-type="float" office:value="0" table:formula="of:=SUM([.C105:.N105])" table:style-name="ce112">
            <text:p>0,00</text:p>
          </table:table-cell>
          <table:table-cell office:value-type="percentage" office:value="0" table:formula="of:=[.O105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9.01851</text:p>
          </table:table-cell>
          <table:table-cell office:value-type="string" table:style-name="ce26">
            <text:p>200 CONFRATERNIZACOE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106:.N106])" table:style-name="ce112">
            <text:p>0,00</text:p>
          </table:table-cell>
          <table:table-cell office:value-type="percentage" office:value="0" table:formula="of:=[.O106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4">
            <text:p>3.1.4.17.09.01852</text:p>
          </table:table-cell>
          <table:table-cell office:value-type="string" table:style-name="ce24">
            <text:p>201 CORREIOS E MALOTE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34">
            <text:p>0,00</text:p>
          </table:table-cell>
          <table:table-cell table:number-columns-repeated="6" table:style-name="ce112"/>
          <table:table-cell office:value-type="float" office:value="0" table:formula="of:=SUM([.C107:.N107])" table:style-name="ce112">
            <text:p>0,00</text:p>
          </table:table-cell>
          <table:table-cell office:value-type="percentage" office:value="0" table:formula="of:=[.O107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4">
            <text:p>3.1.4.17.09.01854</text:p>
          </table:table-cell>
          <table:table-cell office:value-type="string" table:style-name="ce24">
            <text:p>203 MULTAS E IMPOSTOS S/ VEICUL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108:.N108])" table:style-name="ce112">
            <text:p>0,00</text:p>
          </table:table-cell>
          <table:table-cell office:value-type="percentage" office:value="0" table:formula="of:=[.O108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9.01852</text:p>
          </table:table-cell>
          <table:table-cell office:value-type="string" table:style-name="ce26">
            <text:p>204 COMBUSTIVEIS E LUBRIFICANTE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0" table:formula="of:=SUM([.C109:.N109])" table:style-name="ce112">
            <text:p>0,00</text:p>
          </table:table-cell>
          <table:table-cell office:value-type="percentage" office:value="0" table:formula="of:=[.O109]/[.$O$148]" table:style-name="ce23">
            <text:p>0,00%</text:p>
          </table:table-cell>
          <table:table-cell table:number-columns-repeated="190" table:style-name="ce15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17.09.01856</text:p>
          </table:table-cell>
          <table:table-cell office:value-type="string" table:style-name="ce26">
            <text:p>205 VIAGENS E HOSPEDAGEM</text:p>
          </table:table-cell>
          <table:table-cell office:value-type="float" office:value="-367.5" table:style-name="ce112">
            <text:p>-367,50</text:p>
          </table:table-cell>
          <table:table-cell office:value-type="float" office:value="-6214.84" table:style-name="ce112">
            <text:p>-6.214,84</text:p>
          </table:table-cell>
          <table:table-cell office:value-type="float" office:value="0" table:style-name="ce112">
            <text:p>0,00</text:p>
          </table:table-cell>
          <table:table-cell office:value-type="float" office:value="-912.44" table:style-name="ce112">
            <text:p>-912,44</text:p>
          </table:table-cell>
          <table:table-cell office:value-type="float" office:value="0" table:style-name="ce112">
            <text:p>0,00</text:p>
          </table:table-cell>
          <table:table-cell office:value-type="float" office:value="-516.57000000000005" table:style-name="ce112">
            <text:p>-516,57</text:p>
          </table:table-cell>
          <table:table-cell table:number-columns-repeated="6" table:style-name="ce112"/>
          <table:table-cell office:value-type="float" office:value="-8011.35" table:formula="of:=SUM([.C110:.N110])" table:style-name="ce112">
            <text:p>-8.011,35</text:p>
          </table:table-cell>
          <table:table-cell office:value-type="percentage" office:value="-9.3384914383873318E-4" table:formula="of:=[.O110]/[.$O$148]" table:style-name="ce23">
            <text:p>-0,09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7.09.01857</text:p>
          </table:table-cell>
          <table:table-cell office:value-type="string" table:style-name="ce26">
            <text:p>206 LOCACAO DE EQUIPAMENT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880" table:style-name="ce112">
            <text:p>-880,00</text:p>
          </table:table-cell>
          <table:table-cell office:value-type="float" office:value="-300" table:style-name="ce112">
            <text:p>-300,00</text:p>
          </table:table-cell>
          <table:table-cell office:value-type="float" office:value="-80" table:style-name="ce112">
            <text:p>-80,00</text:p>
          </table:table-cell>
          <table:table-cell table:style-name="ce45"/>
          <table:table-cell table:number-columns-repeated="5" table:style-name="ce112"/>
          <table:table-cell office:value-type="float" office:value="-1260" table:formula="of:=SUM([.C111:.N111])" table:style-name="ce112">
            <text:p>-1.260,00</text:p>
          </table:table-cell>
          <table:table-cell office:value-type="percentage" office:value="-1.4687286427840548E-4" table:formula="of:=[.O111]/[.$O$148]" table:style-name="ce23">
            <text:p>-0,01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38">
            <text:p>3.1.4.17.09.01858</text:p>
          </table:table-cell>
          <table:table-cell office:value-type="string" table:style-name="ce38">
            <text:p>207 MANUTENÇÃO DE VEICULOS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12:.N112])" table:style-name="ce112">
            <text:p>0,00</text:p>
          </table:table-cell>
          <table:table-cell office:value-type="percentage" office:value="0" table:formula="of:=[.O112]/[.$O$148]" table:style-name="ce23">
            <text:p>0,00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50"/>
        </table:table-row>
        <table:table-row table:style-name="ro3">
          <table:table-cell office:value-type="string" table:style-name="ce38">
            <text:p>3.1.4.17.09.01859</text:p>
          </table:table-cell>
          <table:table-cell office:value-type="string" table:style-name="ce38">
            <text:p>PEDAGIOS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table:number-columns-repeated="3" table:style-name="ce115"/>
          <table:table-cell table:number-columns-repeated="3" table:style-name="ce112"/>
          <table:table-cell office:value-type="float" office:value="0" table:formula="of:=SUM([.C113:.N113])" table:style-name="ce112">
            <text:p>0,00</text:p>
          </table:table-cell>
          <table:table-cell office:value-type="percentage" office:value="0" table:formula="of:=[.O113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38">
            <text:p>3.1.4.17.09.01861</text:p>
          </table:table-cell>
          <table:table-cell office:value-type="string" table:style-name="ce38">
            <text:p>ESTACIONAMENTOS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5">
            <text:p>0,00</text:p>
          </table:table-cell>
          <table:table-cell table:number-columns-repeated="3" table:style-name="ce115"/>
          <table:table-cell table:number-columns-repeated="3" table:style-name="ce112"/>
          <table:table-cell office:value-type="float" office:value="0" table:formula="of:=SUM([.C114:.N114])" table:style-name="ce112">
            <text:p>0,00</text:p>
          </table:table-cell>
          <table:table-cell office:value-type="percentage" office:value="0" table:formula="of:=[.O114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38">
            <text:p>3.1.4.17.09.01863</text:p>
          </table:table-cell>
          <table:table-cell office:value-type="string" table:style-name="ce38">
            <text:p>MENSALIDADES E ASSOCIAÇÕES</text:p>
          </table:table-cell>
          <table:table-cell office:value-type="float" office:value="-166" table:style-name="ce115">
            <text:p>-166,00</text:p>
          </table:table-cell>
          <table:table-cell office:value-type="float" office:value="-166" table:style-name="ce115">
            <text:p>-166,00</text:p>
          </table:table-cell>
          <table:table-cell office:value-type="float" office:value="-120" table:style-name="ce115">
            <text:p>-120,00</text:p>
          </table:table-cell>
          <table:table-cell office:value-type="float" office:value="-120" table:style-name="ce112">
            <text:p>-120,00</text:p>
          </table:table-cell>
          <table:table-cell office:value-type="float" office:value="-120" table:style-name="ce115">
            <text:p>-120,00</text:p>
          </table:table-cell>
          <table:table-cell office:value-type="float" office:value="-120" table:style-name="ce115">
            <text:p>-120,00</text:p>
          </table:table-cell>
          <table:table-cell table:number-columns-repeated="3" table:style-name="ce115"/>
          <table:table-cell table:number-columns-repeated="3" table:style-name="ce112"/>
          <table:table-cell office:value-type="float" office:value="-812" table:formula="of:=SUM([.C115:.N115])" table:style-name="ce112">
            <text:p>-812,00</text:p>
          </table:table-cell>
          <table:table-cell office:value-type="percentage" office:value="-9.4651401423861313E-5" table:formula="of:=[.O115]/[.$O$148]" table:style-name="ce23">
            <text:p>-0,01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12">
            <text:p>3.1.4.19</text:p>
          </table:table-cell>
          <table:table-cell office:value-type="string" table:style-name="ce16">
            <text:p>DESPESAS TRIBUTARIAS</text:p>
          </table:table-cell>
          <table:table-cell office:value-type="float" office:value="-9738.57" table:formula="of:=[.C117]+[.C120]" table:style-name="ce17">
            <text:p>-9.738,57</text:p>
          </table:table-cell>
          <table:table-cell office:value-type="float" office:value="-2376.08" table:formula="of:=[.D117]+[.D120]" table:style-name="ce17">
            <text:p>-2.376,08</text:p>
          </table:table-cell>
          <table:table-cell office:value-type="float" office:value="-2713.99" table:formula="of:=[.E117]+[.E120]" table:style-name="ce17">
            <text:p>-2.713,99</text:p>
          </table:table-cell>
          <table:table-cell office:value-type="float" office:value="-6268.2199999999993" table:formula="of:=[.F117]+[.F120]" table:style-name="ce17">
            <text:p>-6.268,22</text:p>
          </table:table-cell>
          <table:table-cell office:value-type="float" office:value="-29287.99" table:formula="of:=[.G117]+[.G120]" table:style-name="ce17">
            <text:p>-29.287,99</text:p>
          </table:table-cell>
          <table:table-cell office:value-type="float" office:value="-18286.62" table:formula="of:=[.H117]+[.H120]" table:style-name="ce17">
            <text:p>-18.286,62</text:p>
          </table:table-cell>
          <table:table-cell office:value-type="float" office:value="0" table:formula="of:=[.I117]+[.I120]" table:style-name="ce17">
            <text:p>0,00</text:p>
          </table:table-cell>
          <table:table-cell office:value-type="float" office:value="0" table:formula="of:=[.J117]+[.J120]" table:style-name="ce17">
            <text:p>0,00</text:p>
          </table:table-cell>
          <table:table-cell office:value-type="float" office:value="0" table:formula="of:=[.K117]+[.K120]" table:style-name="ce17">
            <text:p>0,00</text:p>
          </table:table-cell>
          <table:table-cell office:value-type="float" office:value="0" table:formula="of:=[.L117]+[.L120]" table:style-name="ce17">
            <text:p>0,00</text:p>
          </table:table-cell>
          <table:table-cell office:value-type="float" office:value="0" table:formula="of:=[.M117]+[.M120]" table:style-name="ce17">
            <text:p>0,00</text:p>
          </table:table-cell>
          <table:table-cell office:value-type="float" office:value="0" table:formula="of:=[.N117]+[.N120]" table:style-name="ce17">
            <text:p>0,00</text:p>
          </table:table-cell>
          <table:table-cell office:value-type="float" office:value="-68671.47" table:formula="of:=[.O117]+[.O120]" table:style-name="ce17">
            <text:p>-68.671,47</text:p>
          </table:table-cell>
          <table:table-cell office:value-type="percentage" office:value="-8.0047424548480902E-3" table:formula="of:=[.O116]/[.$O$148]" table:style-name="ce10">
            <text:p>-0,8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8">
            <text:p>3.1.4.19.01</text:p>
          </table:table-cell>
          <table:table-cell office:value-type="string" table:style-name="ce18">
            <text:p>DESPESAS TRIBUTARIAS PUNITIVAS</text:p>
          </table:table-cell>
          <table:table-cell office:value-type="float" office:value="0" table:formula="of:=[.C118]+[.C119]" table:style-name="ce19">
            <text:p>0,00</text:p>
          </table:table-cell>
          <table:table-cell office:value-type="float" office:value="0" table:formula="of:=[.D118]+[.D119]" table:style-name="ce19">
            <text:p>0,00</text:p>
          </table:table-cell>
          <table:table-cell office:value-type="float" office:value="0" table:formula="of:=[.E118]+[.E119]" table:style-name="ce19">
            <text:p>0,00</text:p>
          </table:table-cell>
          <table:table-cell office:value-type="float" office:value="0" table:formula="of:=[.F118]+[.F119]" table:style-name="ce19">
            <text:p>0,00</text:p>
          </table:table-cell>
          <table:table-cell office:value-type="float" office:value="0" table:formula="of:=[.G118]+[.G119]" table:style-name="ce19">
            <text:p>0,00</text:p>
          </table:table-cell>
          <table:table-cell office:value-type="float" office:value="0" table:formula="of:=[.H118]+[.H119]" table:style-name="ce19">
            <text:p>0,00</text:p>
          </table:table-cell>
          <table:table-cell office:value-type="float" office:value="0" table:formula="of:=[.I118]+[.I119]" table:style-name="ce19">
            <text:p>0,00</text:p>
          </table:table-cell>
          <table:table-cell office:value-type="float" office:value="0" table:formula="of:=[.J118]+[.J119]" table:style-name="ce19">
            <text:p>0,00</text:p>
          </table:table-cell>
          <table:table-cell office:value-type="float" office:value="0" table:formula="of:=[.K118]+[.K119]" table:style-name="ce19">
            <text:p>0,00</text:p>
          </table:table-cell>
          <table:table-cell office:value-type="float" office:value="0" table:formula="of:=[.L118]+[.L119]" table:style-name="ce19">
            <text:p>0,00</text:p>
          </table:table-cell>
          <table:table-cell office:value-type="float" office:value="0" table:formula="of:=[.M118]+[.M119]" table:style-name="ce19">
            <text:p>0,00</text:p>
          </table:table-cell>
          <table:table-cell office:value-type="float" office:value="0" table:formula="of:=[.N118]+[.N119]" table:style-name="ce19">
            <text:p>0,00</text:p>
          </table:table-cell>
          <table:table-cell office:value-type="float" office:value="0" table:formula="of:=[.O118]+[.O119]" table:style-name="ce19">
            <text:p>0,00</text:p>
          </table:table-cell>
          <table:table-cell office:value-type="percentage" office:value="0" table:formula="of:=[.O117]/[.$O$148]" table:style-name="ce20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39">
            <text:p>3.1.4.19.01.00801</text:p>
          </table:table-cell>
          <table:table-cell office:value-type="string" table:style-name="ce40">
            <text:p>MULTAS E MORAS FISCAIS ESPONTÂNEA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18:.N118])" table:style-name="ce112">
            <text:p>0,00</text:p>
          </table:table-cell>
          <table:table-cell office:value-type="percentage" office:value="0" table:formula="of:=[.O118]/[.$O$148]" table:style-name="ce41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39">
            <text:p>3.1.4.19.01</text:p>
          </table:table-cell>
          <table:table-cell office:value-type="string" table:style-name="ce40">
            <text:p>DEMAIS MULTAS E MORA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19:.N119])" table:style-name="ce112">
            <text:p>0,00</text:p>
          </table:table-cell>
          <table:table-cell office:value-type="percentage" office:value="0" table:formula="of:=[.O119]/[.$O$148]" table:style-name="ce41">
            <text:p>0,00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18">
            <text:p>3.1.4.19.02</text:p>
          </table:table-cell>
          <table:table-cell office:value-type="string" table:style-name="ce18">
            <text:p>DESPESAS TRIBUTARIAS EM GERAL</text:p>
          </table:table-cell>
          <table:table-cell office:value-type="float" office:value="-9738.57" table:formula="of:=SUM([.C121:.C125])" table:style-name="ce19">
            <text:p>-9.738,57</text:p>
          </table:table-cell>
          <table:table-cell office:value-type="float" office:value="-2376.08" table:formula="of:=SUM([.D121:.D125])" table:style-name="ce19">
            <text:p>-2.376,08</text:p>
          </table:table-cell>
          <table:table-cell office:value-type="float" office:value="-2713.99" table:formula="of:=SUM([.E121:.E125])" table:style-name="ce19">
            <text:p>-2.713,99</text:p>
          </table:table-cell>
          <table:table-cell office:value-type="float" office:value="-6268.2199999999993" table:formula="of:=SUM([.F121:.F125])" table:style-name="ce19">
            <text:p>-6.268,22</text:p>
          </table:table-cell>
          <table:table-cell office:value-type="float" office:value="-29287.99" table:formula="of:=SUM([.G121:.G125])" table:style-name="ce19">
            <text:p>-29.287,99</text:p>
          </table:table-cell>
          <table:table-cell office:value-type="float" office:value="-18286.62" table:formula="of:=SUM([.H121:.H125])" table:style-name="ce19">
            <text:p>-18.286,62</text:p>
          </table:table-cell>
          <table:table-cell office:value-type="float" office:value="0" table:formula="of:=SUM([.I121:.I125])" table:style-name="ce19">
            <text:p>0,00</text:p>
          </table:table-cell>
          <table:table-cell office:value-type="float" office:value="0" table:formula="of:=SUM([.J121:.J125])" table:style-name="ce19">
            <text:p>0,00</text:p>
          </table:table-cell>
          <table:table-cell office:value-type="float" office:value="0" table:formula="of:=SUM([.K121:.K125])" table:style-name="ce19">
            <text:p>0,00</text:p>
          </table:table-cell>
          <table:table-cell office:value-type="float" office:value="0" table:formula="of:=SUM([.L121:.L125])" table:style-name="ce19">
            <text:p>0,00</text:p>
          </table:table-cell>
          <table:table-cell office:value-type="float" office:value="0" table:formula="of:=SUM([.M121:.M125])" table:style-name="ce19">
            <text:p>0,00</text:p>
          </table:table-cell>
          <table:table-cell office:value-type="float" office:value="0" table:formula="of:=SUM([.N121:.N125])" table:style-name="ce19">
            <text:p>0,00</text:p>
          </table:table-cell>
          <table:table-cell office:value-type="float" office:value="-68671.47" table:formula="of:=SUM([.O121:.O125])" table:style-name="ce19">
            <text:p>-68.671,47</text:p>
          </table:table-cell>
          <table:table-cell office:value-type="percentage" office:value="-8.0047424548480902E-3" table:formula="of:=[.O120]/[.$O$148]" table:style-name="ce20">
            <text:p>-0,8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9.02.00809</text:p>
          </table:table-cell>
          <table:table-cell office:value-type="string" table:style-name="ce26">
            <text:p>107 CONTRIBUICAO SINDICAL PATRONAL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21:.N121])" table:style-name="ce112">
            <text:p>0,00</text:p>
          </table:table-cell>
          <table:table-cell office:value-type="percentage" office:value="0" table:formula="of:=[.O121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9.02.00811</text:p>
          </table:table-cell>
          <table:table-cell office:value-type="string" table:style-name="ce26">
            <text:p>IOF</text:p>
          </table:table-cell>
          <table:table-cell office:value-type="float" office:value="-11.32" table:style-name="ce112">
            <text:p>-11,32</text:p>
          </table:table-cell>
          <table:table-cell office:value-type="float" office:value="-6.31" table:style-name="ce112">
            <text:p>-6,31</text:p>
          </table:table-cell>
          <table:table-cell office:value-type="float" office:value="0" table:style-name="ce112">
            <text:p>0,00</text:p>
          </table:table-cell>
          <table:table-cell office:value-type="float" office:value="-0.04" table:style-name="ce112">
            <text:p>-0,04</text:p>
          </table:table-cell>
          <table:table-cell office:value-type="float" office:value="-0.99" table:style-name="ce112">
            <text:p>-0,99</text:p>
          </table:table-cell>
          <table:table-cell office:value-type="float" office:value="-13.53" table:style-name="ce112">
            <text:p>-13,53</text:p>
          </table:table-cell>
          <table:table-cell table:number-columns-repeated="6" table:style-name="ce112"/>
          <table:table-cell office:value-type="float" office:value="-32.19" table:formula="of:=SUM([.C122:.N122])" table:style-name="ce112">
            <text:p>-32,19</text:p>
          </table:table-cell>
          <table:table-cell office:value-type="percentage" office:value="-3.7522519850173589E-6" table:formula="of:=[.O122]/[.$O$148]" table:style-name="ce23">
            <text:p>0,00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19.02.00816</text:p>
          </table:table-cell>
          <table:table-cell office:value-type="string" table:style-name="ce26">
            <text:p>IMPOSTOS E TAXAS DIVERSAS</text:p>
          </table:table-cell>
          <table:table-cell office:value-type="float" office:value="-4001.04" table:style-name="ce112">
            <text:p>-4.001,04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328.03" table:style-name="ce112">
            <text:p>-328,03</text:p>
          </table:table-cell>
          <table:table-cell office:value-type="float" office:value="0" table:style-name="ce112">
            <text:p>0,00</text:p>
          </table:table-cell>
          <table:table-cell office:value-type="float" office:value="-138.94999999999999" table:style-name="ce112">
            <text:p>-138,95</text:p>
          </table:table-cell>
          <table:table-cell table:number-columns-repeated="6" table:style-name="ce112"/>
          <table:table-cell office:value-type="float" office:value="-4468.0199999999995" table:formula="of:=SUM([.C123:.N123])" table:style-name="ce112">
            <text:p>-4.468,02</text:p>
          </table:table-cell>
          <table:table-cell office:value-type="percentage" office:value="-5.2081817067714379E-4" table:formula="of:=[.O123]/[.$O$148]" table:style-name="ce23">
            <text:p>-0,05%</text:p>
          </table:table-cell>
          <table:table-cell table:number-columns-repeated="233" table:style-name="ce11"/>
          <table:table-cell table:number-columns-repeated="5" table:style-name="ce3"/>
          <table:table-cell table:number-columns-repeated="16130" table:style-name="ce50"/>
        </table:table-row>
        <table:table-row table:style-name="ro3">
          <table:table-cell office:value-type="string" table:style-name="ce26">
            <text:p>3.1.4.19.02.00817</text:p>
          </table:table-cell>
          <table:table-cell office:value-type="string" table:style-name="ce26">
            <text:p>ICMS DIFAL</text:p>
          </table:table-cell>
          <table:table-cell office:value-type="float" office:value="-5726.21" table:style-name="ce112">
            <text:p>-5.726,21</text:p>
          </table:table-cell>
          <table:table-cell office:value-type="float" office:value="-2369.77" table:style-name="ce112">
            <text:p>-2.369,77</text:p>
          </table:table-cell>
          <table:table-cell office:value-type="float" office:value="-2713.99" table:style-name="ce112">
            <text:p>-2.713,99</text:p>
          </table:table-cell>
          <table:table-cell office:value-type="float" office:value="-5940.15" table:style-name="ce112">
            <text:p>-5.940,15</text:p>
          </table:table-cell>
          <table:table-cell office:value-type="float" office:value="-29287" table:style-name="ce112">
            <text:p>-29.287,00</text:p>
          </table:table-cell>
          <table:table-cell office:value-type="float" office:value="-18134.14" table:style-name="ce112">
            <text:p>-18.134,14</text:p>
          </table:table-cell>
          <table:table-cell table:number-columns-repeated="6" table:style-name="ce112"/>
          <table:table-cell office:value-type="float" office:value="-64171.259999999995" table:formula="of:=SUM([.C124:.N124])" table:style-name="ce112">
            <text:p>-64.171,26</text:p>
          </table:table-cell>
          <table:table-cell office:value-type="percentage" office:value="-7.4801720321859286E-3" table:formula="of:=[.O124]/[.$O$148]" table:style-name="ce23">
            <text:p>-0,75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19.02.00818</text:p>
          </table:table-cell>
          <table:table-cell office:value-type="string" table:style-name="ce26">
            <text:p>ICMS S/ OUTRAS ENTRADA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25:.N125])" table:style-name="ce112">
            <text:p>0,00</text:p>
          </table:table-cell>
          <table:table-cell office:value-type="percentage" office:value="0" table:formula="of:=[.O125]/[.$O$148]" table:style-name="ce23">
            <text:p>0,00%</text:p>
          </table:table-cell>
          <table:table-cell table:number-columns-repeated="190" table:style-name="ce15"/>
          <table:table-cell table:number-columns-repeated="16178" table:style-name="ce3"/>
        </table:table-row>
        <table:table-row-group>
          <table:table-row table:style-name="ro3">
            <table:table-cell office:value-type="string" table:style-name="ce12">
              <text:p>3.1.4.20</text:p>
            </table:table-cell>
            <table:table-cell office:value-type="string" table:style-name="ce16">
              <text:p>DESPESAS FINANCEIRAS</text:p>
            </table:table-cell>
            <table:table-cell office:value-type="float" office:value="-13140.25" table:formula="of:=[.C127]" table:style-name="ce17">
              <text:p>-13.140,25</text:p>
            </table:table-cell>
            <table:table-cell office:value-type="float" office:value="-9557.76" table:formula="of:=[.D127]" table:style-name="ce17">
              <text:p>-9.557,76</text:p>
            </table:table-cell>
            <table:table-cell office:value-type="float" office:value="-790.95" table:formula="of:=[.E127]" table:style-name="ce17">
              <text:p>-790,95</text:p>
            </table:table-cell>
            <table:table-cell office:value-type="float" office:value="-24549.800000000003" table:formula="of:=[.F127]" table:style-name="ce17">
              <text:p>-24.549,80</text:p>
            </table:table-cell>
            <table:table-cell office:value-type="float" office:value="-64083.57" table:formula="of:=[.G127]" table:style-name="ce17">
              <text:p>-64.083,57</text:p>
            </table:table-cell>
            <table:table-cell office:value-type="float" office:value="-39195.410000000003" table:formula="of:=[.H127]" table:style-name="ce17">
              <text:p>-39.195,41</text:p>
            </table:table-cell>
            <table:table-cell office:value-type="float" office:value="0" table:formula="of:=[.I127]" table:style-name="ce17">
              <text:p>0,00</text:p>
            </table:table-cell>
            <table:table-cell office:value-type="float" office:value="0" table:formula="of:=[.J127]" table:style-name="ce17">
              <text:p>0,00</text:p>
            </table:table-cell>
            <table:table-cell office:value-type="float" office:value="0" table:formula="of:=[.K127]" table:style-name="ce17">
              <text:p>0,00</text:p>
            </table:table-cell>
            <table:table-cell office:value-type="float" office:value="0" table:formula="of:=[.L127]" table:style-name="ce17">
              <text:p>0,00</text:p>
            </table:table-cell>
            <table:table-cell office:value-type="float" office:value="0" table:formula="of:=[.M127]" table:style-name="ce17">
              <text:p>0,00</text:p>
            </table:table-cell>
            <table:table-cell office:value-type="float" office:value="0" table:formula="of:=[.N127]" table:style-name="ce17">
              <text:p>0,00</text:p>
            </table:table-cell>
            <table:table-cell office:value-type="float" office:value="-151317.74000000002" table:formula="of:=[.O127]" table:style-name="ce17">
              <text:p>-151.317,74</text:p>
            </table:table-cell>
            <table:table-cell office:value-type="percentage" office:value="-1.7638468166615118E-2" table:formula="of:=[.O126]/[.$O$148]" table:style-name="ce10">
              <text:p>-1,76%</text:p>
            </table:table-cell>
            <table:table-cell table:number-columns-repeated="231" table:style-name="ce36"/>
            <table:table-cell table:number-columns-repeated="3" table:style-name="ce37"/>
            <table:table-cell table:number-columns-repeated="4" table:style-name="ce35"/>
            <table:table-cell table:number-columns-repeated="16130" table:style-name="ce50"/>
          </table:table-row>
          <table:table-row table:style-name="ro3">
            <table:table-cell office:value-type="string" table:style-name="ce18">
              <text:p>3.1.4.20.03</text:p>
            </table:table-cell>
            <table:table-cell office:value-type="string" table:style-name="ce18">
              <text:p>211 DESPESAS FINANCEIRAS DIVERSAS</text:p>
            </table:table-cell>
            <table:table-cell office:value-type="float" office:value="-13140.25" table:formula="of:=SUM([.C128:.C136])" table:style-name="ce19">
              <text:p>-13.140,25</text:p>
            </table:table-cell>
            <table:table-cell office:value-type="float" office:value="-9557.76" table:formula="of:=SUM([.D128:.D136])" table:style-name="ce19">
              <text:p>-9.557,76</text:p>
            </table:table-cell>
            <table:table-cell office:value-type="float" office:value="-790.95" table:formula="of:=SUM([.E128:.E136])" table:style-name="ce19">
              <text:p>-790,95</text:p>
            </table:table-cell>
            <table:table-cell office:value-type="float" office:value="-24549.800000000003" table:formula="of:=SUM([.F128:.F136])" table:style-name="ce19">
              <text:p>-24.549,80</text:p>
            </table:table-cell>
            <table:table-cell office:value-type="float" office:value="-64083.57" table:formula="of:=SUM([.G128:.G136])" table:style-name="ce19">
              <text:p>-64.083,57</text:p>
            </table:table-cell>
            <table:table-cell office:value-type="float" office:value="-39195.410000000003" table:formula="of:=SUM([.H128:.H136])" table:style-name="ce19">
              <text:p>-39.195,41</text:p>
            </table:table-cell>
            <table:table-cell office:value-type="float" office:value="0" table:formula="of:=SUM([.I128:.I136])" table:style-name="ce19">
              <text:p>0,00</text:p>
            </table:table-cell>
            <table:table-cell office:value-type="float" office:value="0" table:formula="of:=SUM([.J128:.J136])" table:style-name="ce19">
              <text:p>0,00</text:p>
            </table:table-cell>
            <table:table-cell office:value-type="float" office:value="0" table:formula="of:=SUM([.K128:.K136])" table:style-name="ce19">
              <text:p>0,00</text:p>
            </table:table-cell>
            <table:table-cell office:value-type="float" office:value="0" table:formula="of:=SUM([.L128:.L136])" table:style-name="ce19">
              <text:p>0,00</text:p>
            </table:table-cell>
            <table:table-cell office:value-type="float" office:value="0" table:formula="of:=SUM([.M128:.M136])" table:style-name="ce19">
              <text:p>0,00</text:p>
            </table:table-cell>
            <table:table-cell office:value-type="float" office:value="0" table:formula="of:=SUM([.N128:.N136])" table:style-name="ce19">
              <text:p>0,00</text:p>
            </table:table-cell>
            <table:table-cell office:value-type="float" office:value="-151317.74000000002" table:formula="of:=SUM([.O128:.O136])" table:style-name="ce19">
              <text:p>-151.317,74</text:p>
            </table:table-cell>
            <table:table-cell office:value-type="percentage" office:value="-1.7638468166615118E-2" table:formula="of:=[.O127]/[.$O$148]" table:style-name="ce20">
              <text:p>-1,76%</text:p>
            </table:table-cell>
            <table:table-cell table:number-columns-repeated="231" table:style-name="ce36"/>
            <table:table-cell table:number-columns-repeated="3" table:style-name="ce37"/>
            <table:table-cell table:number-columns-repeated="4" table:style-name="ce35"/>
            <table:table-cell table:number-columns-repeated="16130" table:style-name="ce50"/>
          </table:table-row>
        </table:table-row-group>
        <table:table-row table:style-name="ro3">
          <table:table-cell office:value-type="string" table:style-name="ce26">
            <text:p>3.1.4.20.03.00846</text:p>
          </table:table-cell>
          <table:table-cell office:value-type="string" table:style-name="ce26">
            <text:p>DESPESAS BANCARIAS</text:p>
          </table:table-cell>
          <table:table-cell office:value-type="float" office:value="-190.6" table:style-name="ce112">
            <text:p>-190,60</text:p>
          </table:table-cell>
          <table:table-cell office:value-type="float" office:value="-169.1" table:style-name="ce112">
            <text:p>-169,10</text:p>
          </table:table-cell>
          <table:table-cell office:value-type="float" office:value="-104.5" table:style-name="ce112">
            <text:p>-104,50</text:p>
          </table:table-cell>
          <table:table-cell office:value-type="float" office:value="-204.4" table:style-name="ce112">
            <text:p>-204,40</text:p>
          </table:table-cell>
          <table:table-cell office:value-type="float" office:value="-258.39999999999998" table:style-name="ce112">
            <text:p>-258,40</text:p>
          </table:table-cell>
          <table:table-cell office:value-type="float" office:value="-216.4" table:style-name="ce112">
            <text:p>-216,40</text:p>
          </table:table-cell>
          <table:table-cell table:number-columns-repeated="6" table:style-name="ce112"/>
          <table:table-cell office:value-type="float" office:value="-1143.4000000000001" table:formula="of:=SUM([.C128:.N128])" table:style-name="ce112">
            <text:p>-1.143,40</text:p>
          </table:table-cell>
          <table:table-cell office:value-type="percentage" office:value="-1.3328129604438797E-4" table:formula="of:=[.O128]/[.$O$148]" table:style-name="ce23">
            <text:p>-0,01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6">
            <text:p>3.1.4.20.03.00849</text:p>
          </table:table-cell>
          <table:table-cell office:value-type="string" table:style-name="ce26">
            <text:p>JUROS PASSIV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29:.N129])" table:style-name="ce112">
            <text:p>0,00</text:p>
          </table:table-cell>
          <table:table-cell office:value-type="percentage" office:value="0" table:formula="of:=[.O129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20.03.00853</text:p>
          </table:table-cell>
          <table:table-cell office:value-type="string" table:style-name="ce26">
            <text:p>220 TAXA DE ADMINISTRAÇÃO CARTÃO DE DEBI</text:p>
          </table:table-cell>
          <table:table-cell office:value-type="float" office:value="-1139.8599999999999" table:style-name="ce112">
            <text:p>-1.139,86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-1139.8599999999999" table:formula="of:=SUM([.C130:.N130])" table:style-name="ce112">
            <text:p>-1.139,86</text:p>
          </table:table-cell>
          <table:table-cell office:value-type="percentage" office:value="-1.328686532352248E-4" table:formula="of:=[.O130]/[.$O$148]" table:style-name="ce23">
            <text:p>-0,01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20.03.00854</text:p>
          </table:table-cell>
          <table:table-cell office:value-type="string" table:style-name="ce26">
            <text:p>221 TAXA DE ADMINISTRAÇÃO CARTÃO CRED</text:p>
          </table:table-cell>
          <table:table-cell office:value-type="float" office:value="-11226.86" table:style-name="ce112">
            <text:p>-11.226,86</text:p>
          </table:table-cell>
          <table:table-cell office:value-type="float" office:value="-8930.09" table:style-name="ce112">
            <text:p>-8.930,09</text:p>
          </table:table-cell>
          <table:table-cell office:value-type="float" office:value="-140.05000000000001" table:style-name="ce112">
            <text:p>-140,05</text:p>
          </table:table-cell>
          <table:table-cell office:value-type="float" office:value="-23839" table:style-name="ce112">
            <text:p>-23.839,00</text:p>
          </table:table-cell>
          <table:table-cell office:value-type="float" office:value="-63319.97" table:style-name="ce112">
            <text:p>-63.319,97</text:p>
          </table:table-cell>
          <table:table-cell office:value-type="float" office:value="-38538.61" table:style-name="ce112">
            <text:p>-38.538,61</text:p>
          </table:table-cell>
          <table:table-cell table:number-columns-repeated="6" table:style-name="ce112"/>
          <table:table-cell office:value-type="float" office:value="-145994.58000000002" table:formula="of:=SUM([.C131:.N131])" table:style-name="ce112">
            <text:p>-145.994,58</text:p>
          </table:table-cell>
          <table:table-cell office:value-type="percentage" office:value="-1.7017969947399059E-2" table:formula="of:=[.O131]/[.$O$148]" table:style-name="ce23">
            <text:p>-1,7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20.03.00872</text:p>
          </table:table-cell>
          <table:table-cell office:value-type="string" table:style-name="ce26">
            <text:p>226 PÓS TAXA ALUGUEL MAQUINA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32:.N132])" table:style-name="ce112">
            <text:p>0,00</text:p>
          </table:table-cell>
          <table:table-cell office:value-type="percentage" office:value="0" table:formula="of:=[.O132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20.03.00870</text:p>
          </table:table-cell>
          <table:table-cell office:value-type="string" table:style-name="ce26">
            <text:p>222 TAXA DE ADMINISTRAÇÃO VOUCHER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33:.N133])" table:style-name="ce112">
            <text:p>0,00</text:p>
          </table:table-cell>
          <table:table-cell office:value-type="percentage" office:value="0" table:formula="of:=[.O133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20.03.00873</text:p>
          </table:table-cell>
          <table:table-cell office:value-type="string" table:style-name="ce26">
            <text:p>276 TAXA DE ADMINISTRAÇÃO PIX</text:p>
          </table:table-cell>
          <table:table-cell office:value-type="float" office:value="-582.92999999999995" table:style-name="ce112">
            <text:p>-582,93</text:p>
          </table:table-cell>
          <table:table-cell office:value-type="float" office:value="-458.57" table:style-name="ce112">
            <text:p>-458,57</text:p>
          </table:table-cell>
          <table:table-cell office:value-type="float" office:value="-546.4" table:style-name="ce112">
            <text:p>-546,40</text:p>
          </table:table-cell>
          <table:table-cell office:value-type="float" office:value="-506.4" table:style-name="ce112">
            <text:p>-506,40</text:p>
          </table:table-cell>
          <table:table-cell office:value-type="float" office:value="-505.2" table:style-name="ce112">
            <text:p>-505,20</text:p>
          </table:table-cell>
          <table:table-cell office:value-type="float" office:value="-440.4" table:style-name="ce112">
            <text:p>-440,40</text:p>
          </table:table-cell>
          <table:table-cell table:number-columns-repeated="6" table:style-name="ce112"/>
          <table:table-cell office:value-type="float" office:value="-3039.9" table:formula="of:=SUM([.C134:.N134])" table:style-name="ce112">
            <text:p>-3.039,90</text:p>
          </table:table-cell>
          <table:table-cell office:value-type="percentage" office:value="-3.5434826993644829E-4" table:formula="of:=[.O134]/[.$O$148]" table:style-name="ce23">
            <text:p>-0,04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1.4.20.03.00874</text:p>
          </table:table-cell>
          <table:table-cell office:value-type="string" table:style-name="ce26">
            <text:p>JUROS DE MORA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35:.N135])" table:style-name="ce112">
            <text:p>0,00</text:p>
          </table:table-cell>
          <table:table-cell office:value-type="percentage" office:value="0" table:formula="of:=[.O135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1.4.20.03.00875</text:p>
          </table:table-cell>
          <table:table-cell office:value-type="string" table:style-name="ce26">
            <text:p>JUROS EMPRESTIM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36:.N136])" table:style-name="ce112">
            <text:p>0,00</text:p>
          </table:table-cell>
          <table:table-cell office:value-type="percentage" office:value="0" table:formula="of:=[.O136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3.2</text:p>
          </table:table-cell>
          <table:table-cell office:value-type="string" table:style-name="ce16">
            <text:p>DESPESAS NÃO OPERACIONAIS</text:p>
          </table:table-cell>
          <table:table-cell office:value-type="float" office:value="-87681.61" table:formula="of:=[.C138]" table:style-name="ce17">
            <text:p>-87.681,61</text:p>
          </table:table-cell>
          <table:table-cell office:value-type="float" office:value="-33222.720000000001" table:formula="of:=[.D138]" table:style-name="ce17">
            <text:p>-33.222,72</text:p>
          </table:table-cell>
          <table:table-cell office:value-type="float" office:value="-24127.230000000003" table:formula="of:=[.E138]" table:style-name="ce17">
            <text:p>-24.127,23</text:p>
          </table:table-cell>
          <table:table-cell office:value-type="float" office:value="-48698.070000000007" table:formula="of:=[.F138]" table:style-name="ce17">
            <text:p>-48.698,07</text:p>
          </table:table-cell>
          <table:table-cell office:value-type="float" office:value="-57826.85" table:formula="of:=[.G138]" table:style-name="ce17">
            <text:p>-57.826,85</text:p>
          </table:table-cell>
          <table:table-cell office:value-type="float" office:value="-78207.42" table:formula="of:=[.H138]" table:style-name="ce17">
            <text:p>-78.207,42</text:p>
          </table:table-cell>
          <table:table-cell office:value-type="float" office:value="0" table:formula="of:=[.I138]" table:style-name="ce17">
            <text:p>0,00</text:p>
          </table:table-cell>
          <table:table-cell office:value-type="float" office:value="0" table:formula="of:=[.J138]" table:style-name="ce17">
            <text:p>0,00</text:p>
          </table:table-cell>
          <table:table-cell office:value-type="float" office:value="0" table:formula="of:=[.K138]" table:style-name="ce17">
            <text:p>0,00</text:p>
          </table:table-cell>
          <table:table-cell office:value-type="float" office:value="0" table:formula="of:=[.L138]" table:style-name="ce17">
            <text:p>0,00</text:p>
          </table:table-cell>
          <table:table-cell office:value-type="float" office:value="0" table:formula="of:=[.M138]" table:style-name="ce17">
            <text:p>0,00</text:p>
          </table:table-cell>
          <table:table-cell office:value-type="float" office:value="0" table:formula="of:=[.N138]" table:style-name="ce17">
            <text:p>0,00</text:p>
          </table:table-cell>
          <table:table-cell office:value-type="float" office:value="-329763.90000000002" table:formula="of:=[.O138]" table:style-name="ce17">
            <text:p>-329.763,90</text:p>
          </table:table-cell>
          <table:table-cell office:value-type="percentage" office:value="-3.8439181371918797E-2" table:formula="of:=[.O137]/[.$O$148]" table:style-name="ce10">
            <text:p>-3,84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3.2.1</text:p>
          </table:table-cell>
          <table:table-cell office:value-type="string" table:style-name="ce16">
            <text:p>DESPESAS NÃO OPERACIONAIS</text:p>
          </table:table-cell>
          <table:table-cell office:value-type="float" office:value="-87681.61" table:formula="of:=[.C139]" table:style-name="ce17">
            <text:p>-87.681,61</text:p>
          </table:table-cell>
          <table:table-cell office:value-type="float" office:value="-33222.720000000001" table:formula="of:=[.D139]" table:style-name="ce17">
            <text:p>-33.222,72</text:p>
          </table:table-cell>
          <table:table-cell office:value-type="float" office:value="-24127.230000000003" table:formula="of:=[.E139]" table:style-name="ce17">
            <text:p>-24.127,23</text:p>
          </table:table-cell>
          <table:table-cell office:value-type="float" office:value="-48698.070000000007" table:formula="of:=[.F139]" table:style-name="ce17">
            <text:p>-48.698,07</text:p>
          </table:table-cell>
          <table:table-cell office:value-type="float" office:value="-57826.85" table:formula="of:=[.G139]" table:style-name="ce17">
            <text:p>-57.826,85</text:p>
          </table:table-cell>
          <table:table-cell office:value-type="float" office:value="-78207.42" table:formula="of:=[.H139]" table:style-name="ce17">
            <text:p>-78.207,42</text:p>
          </table:table-cell>
          <table:table-cell office:value-type="float" office:value="0" table:formula="of:=[.I139]" table:style-name="ce17">
            <text:p>0,00</text:p>
          </table:table-cell>
          <table:table-cell office:value-type="float" office:value="0" table:formula="of:=[.J139]" table:style-name="ce17">
            <text:p>0,00</text:p>
          </table:table-cell>
          <table:table-cell office:value-type="float" office:value="0" table:formula="of:=[.K139]" table:style-name="ce17">
            <text:p>0,00</text:p>
          </table:table-cell>
          <table:table-cell office:value-type="float" office:value="0" table:formula="of:=[.L139]" table:style-name="ce17">
            <text:p>0,00</text:p>
          </table:table-cell>
          <table:table-cell office:value-type="float" office:value="0" table:formula="of:=[.M139]" table:style-name="ce17">
            <text:p>0,00</text:p>
          </table:table-cell>
          <table:table-cell office:value-type="float" office:value="0" table:formula="of:=[.N139]" table:style-name="ce17">
            <text:p>0,00</text:p>
          </table:table-cell>
          <table:table-cell office:value-type="float" office:value="-329763.90000000002" table:formula="of:=[.O139]" table:style-name="ce17">
            <text:p>-329.763,90</text:p>
          </table:table-cell>
          <table:table-cell office:value-type="percentage" office:value="-3.8439181371918797E-2" table:formula="of:=[.O138]/[.$O$148]" table:style-name="ce10">
            <text:p>-3,84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3.2.1.01</text:p>
          </table:table-cell>
          <table:table-cell office:value-type="string" table:style-name="ce16">
            <text:p>DESPESAS DIVERSAS</text:p>
          </table:table-cell>
          <table:table-cell office:value-type="float" office:value="-87681.61" table:formula="of:=[.C140]" table:style-name="ce17">
            <text:p>-87.681,61</text:p>
          </table:table-cell>
          <table:table-cell office:value-type="float" office:value="-33222.720000000001" table:formula="of:=[.D140]" table:style-name="ce17">
            <text:p>-33.222,72</text:p>
          </table:table-cell>
          <table:table-cell office:value-type="float" office:value="-24127.230000000003" table:formula="of:=[.E140]" table:style-name="ce17">
            <text:p>-24.127,23</text:p>
          </table:table-cell>
          <table:table-cell office:value-type="float" office:value="-48698.070000000007" table:formula="of:=[.F140]" table:style-name="ce17">
            <text:p>-48.698,07</text:p>
          </table:table-cell>
          <table:table-cell office:value-type="float" office:value="-57826.85" table:formula="of:=[.G140]" table:style-name="ce17">
            <text:p>-57.826,85</text:p>
          </table:table-cell>
          <table:table-cell office:value-type="float" office:value="-78207.42" table:formula="of:=[.H140]" table:style-name="ce17">
            <text:p>-78.207,42</text:p>
          </table:table-cell>
          <table:table-cell office:value-type="float" office:value="0" table:formula="of:=[.I140]" table:style-name="ce17">
            <text:p>0,00</text:p>
          </table:table-cell>
          <table:table-cell office:value-type="float" office:value="0" table:formula="of:=[.J140]" table:style-name="ce17">
            <text:p>0,00</text:p>
          </table:table-cell>
          <table:table-cell office:value-type="float" office:value="0" table:formula="of:=[.K140]" table:style-name="ce17">
            <text:p>0,00</text:p>
          </table:table-cell>
          <table:table-cell office:value-type="float" office:value="0" table:formula="of:=[.L140]" table:style-name="ce17">
            <text:p>0,00</text:p>
          </table:table-cell>
          <table:table-cell office:value-type="float" office:value="0" table:formula="of:=[.M140]" table:style-name="ce17">
            <text:p>0,00</text:p>
          </table:table-cell>
          <table:table-cell office:value-type="float" office:value="0" table:formula="of:=[.N140]" table:style-name="ce17">
            <text:p>0,00</text:p>
          </table:table-cell>
          <table:table-cell office:value-type="float" office:value="-329763.90000000002" table:formula="of:=[.O140]" table:style-name="ce17">
            <text:p>-329.763,90</text:p>
          </table:table-cell>
          <table:table-cell office:value-type="percentage" office:value="-3.8439181371918797E-2" table:formula="of:=[.O139]/[.$O$148]" table:style-name="ce10">
            <text:p>-3,84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18">
            <text:p>3.2.1.01.02</text:p>
          </table:table-cell>
          <table:table-cell office:value-type="string" table:style-name="ce18">
            <text:p>OUTRAS DESPESAS</text:p>
          </table:table-cell>
          <table:table-cell office:value-type="float" office:value="-87681.61" table:formula="of:=[.C143]+[.C142]" table:style-name="ce19">
            <text:p>-87.681,61</text:p>
          </table:table-cell>
          <table:table-cell office:value-type="float" office:value="-33222.720000000001" table:formula="of:=[.D143]+[.D142]" table:style-name="ce19">
            <text:p>-33.222,72</text:p>
          </table:table-cell>
          <table:table-cell office:value-type="float" office:value="-24127.230000000003" table:formula="of:=[.E143]+[.E142]" table:style-name="ce19">
            <text:p>-24.127,23</text:p>
          </table:table-cell>
          <table:table-cell office:value-type="float" office:value="-48698.070000000007" table:formula="of:=[.F143]+[.F142]" table:style-name="ce19">
            <text:p>-48.698,07</text:p>
          </table:table-cell>
          <table:table-cell office:value-type="float" office:value="-57826.85" table:formula="of:=[.G143]+[.G142]" table:style-name="ce19">
            <text:p>-57.826,85</text:p>
          </table:table-cell>
          <table:table-cell office:value-type="float" office:value="-78207.42" table:formula="of:=[.H143]+[.H142]" table:style-name="ce19">
            <text:p>-78.207,42</text:p>
          </table:table-cell>
          <table:table-cell office:value-type="float" office:value="0" table:formula="of:=[.I143]+[.I142]" table:style-name="ce19">
            <text:p>0,00</text:p>
          </table:table-cell>
          <table:table-cell office:value-type="float" office:value="0" table:formula="of:=[.J143]+[.J142]" table:style-name="ce19">
            <text:p>0,00</text:p>
          </table:table-cell>
          <table:table-cell office:value-type="float" office:value="0" table:formula="of:=[.K143]+[.K142]" table:style-name="ce19">
            <text:p>0,00</text:p>
          </table:table-cell>
          <table:table-cell office:value-type="float" office:value="0" table:formula="of:=[.L143]+[.L142]" table:style-name="ce19">
            <text:p>0,00</text:p>
          </table:table-cell>
          <table:table-cell office:value-type="float" office:value="0" table:formula="of:=[.M143]+[.M142]" table:style-name="ce19">
            <text:p>0,00</text:p>
          </table:table-cell>
          <table:table-cell office:value-type="float" office:value="0" table:formula="of:=[.N143]+[.N142]" table:style-name="ce19">
            <text:p>0,00</text:p>
          </table:table-cell>
          <table:table-cell office:value-type="float" office:value="-329763.90000000002" table:formula="of:=[.O143]+[.O142]" table:style-name="ce19">
            <text:p>-329.763,90</text:p>
          </table:table-cell>
          <table:table-cell office:value-type="percentage" office:value="-3.8439181371918797E-2" table:formula="of:=[.O140]/[.$O$148]" table:style-name="ce20">
            <text:p>-3,84%</text:p>
          </table:table-cell>
          <table:table-cell table:number-columns-repeated="190" table:style-name="ce11"/>
          <table:table-cell table:number-columns-repeated="48" table:style-name="ce3"/>
          <table:table-cell table:number-columns-repeated="16130" table:style-name="ce15"/>
        </table:table-row>
        <table:table-row table:style-name="ro3">
          <table:table-cell office:value-type="string" table:style-name="ce26">
            <text:p>3.2.1.01.02.00855</text:p>
          </table:table-cell>
          <table:table-cell office:value-type="string" table:style-name="ce33">
            <text:p>PERDA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41:.N141])" table:style-name="ce112">
            <text:p>0,00</text:p>
          </table:table-cell>
          <table:table-cell office:value-type="percentage" office:value="0" table:formula="of:=[.O141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2.1.01.02.00856</text:p>
          </table:table-cell>
          <table:table-cell office:value-type="string" table:style-name="ce26">
            <text:p>DESPESAS INDEDUTÍVEIS</text:p>
          </table:table-cell>
          <table:table-cell office:value-type="float" office:value="-1109.9000000000001" table:style-name="ce112">
            <text:p>-1.109,90</text:p>
          </table:table-cell>
          <table:table-cell office:value-type="float" office:value="-2502.8000000000002" table:style-name="ce112">
            <text:p>-2.502,80</text:p>
          </table:table-cell>
          <table:table-cell office:value-type="float" office:value="-1967.9" table:style-name="ce112">
            <text:p>-1.967,90</text:p>
          </table:table-cell>
          <table:table-cell office:value-type="float" office:value="-2190.59" table:style-name="ce112">
            <text:p>-2.190,59</text:p>
          </table:table-cell>
          <table:table-cell office:value-type="float" office:value="-427.9" table:style-name="ce112">
            <text:p>-427,9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-8199.09" table:formula="of:=SUM([.C142:.N142])" table:style-name="ce112">
            <text:p>-8.199,09</text:p>
          </table:table-cell>
          <table:table-cell office:value-type="percentage" office:value="-9.5573320061621554E-4" table:formula="of:=[.O142]/[.$O$148]" table:style-name="ce23">
            <text:p>-0,1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3.2.1.01.02.00857</text:p>
          </table:table-cell>
          <table:table-cell office:value-type="string" table:style-name="ce26">
            <text:p>MULTAS CONTRATUAIS</text:p>
          </table:table-cell>
          <table:table-cell office:value-type="float" office:value="-86571.71" table:style-name="ce112">
            <text:p>-86.571,71</text:p>
          </table:table-cell>
          <table:table-cell office:value-type="float" office:value="-30719.919999999998" table:style-name="ce112">
            <text:p>-30.719,92</text:p>
          </table:table-cell>
          <table:table-cell office:value-type="float" office:value="-22159.33" table:style-name="ce112">
            <text:p>-22.159,33</text:p>
          </table:table-cell>
          <table:table-cell office:value-type="float" office:value="-46507.48" table:style-name="ce112">
            <text:p>-46.507,48</text:p>
          </table:table-cell>
          <table:table-cell office:value-type="float" office:value="-57398.95" table:style-name="ce112">
            <text:p>-57.398,95</text:p>
          </table:table-cell>
          <table:table-cell office:value-type="float" office:value="-78207.42" table:style-name="ce112">
            <text:p>-78.207,42</text:p>
          </table:table-cell>
          <table:table-cell table:number-columns-repeated="6" table:style-name="ce112"/>
          <table:table-cell office:value-type="float" office:value="-321564.81" table:formula="of:=SUM([.C143:.N143])" table:style-name="ce112">
            <text:p>-321.564,81</text:p>
          </table:table-cell>
          <table:table-cell office:value-type="percentage" office:value="-3.7483448171302579E-2" table:formula="of:=[.O143]/[.$O$148]" table:style-name="ce23">
            <text:p>-3,75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4</text:p>
          </table:table-cell>
          <table:table-cell office:value-type="string" table:style-name="ce16">
            <text:p>R E C E I T A S</text:p>
          </table:table-cell>
          <table:table-cell office:value-type="float" office:value="968105.34000000008" table:formula="of:=[.C145]+[.C169]" table:style-name="ce17">
            <text:p>968.105,34</text:p>
          </table:table-cell>
          <table:table-cell office:value-type="float" office:value="648873.33000000007" table:formula="of:=[.D145]+[.D169]" table:style-name="ce17">
            <text:p>648.873,33</text:p>
          </table:table-cell>
          <table:table-cell office:value-type="float" office:value="1287890.2" table:formula="of:=[.E145]+[.E169]" table:style-name="ce17">
            <text:p>1.287.890,20</text:p>
          </table:table-cell>
          <table:table-cell office:value-type="float" office:value="1512407.88" table:formula="of:=[.F145]+[.F169]" table:style-name="ce17">
            <text:p>1.512.407,88</text:p>
          </table:table-cell>
          <table:table-cell office:value-type="float" office:value="2060501.0299999998" table:formula="of:=[.G145]+[.G169]" table:style-name="ce17">
            <text:p>2.060.501,03</text:p>
          </table:table-cell>
          <table:table-cell office:value-type="float" office:value="2444487.27" table:formula="of:=[.H145]+[.H169]" table:style-name="ce17">
            <text:p>2.444.487,27</text:p>
          </table:table-cell>
          <table:table-cell office:value-type="float" office:value="0" table:formula="of:=[.I145]+[.I169]" table:style-name="ce17">
            <text:p>0,00</text:p>
          </table:table-cell>
          <table:table-cell office:value-type="float" office:value="0" table:formula="of:=[.J145]+[.J169]" table:style-name="ce17">
            <text:p>0,00</text:p>
          </table:table-cell>
          <table:table-cell office:value-type="float" office:value="0" table:formula="of:=[.K145]+[.K169]" table:style-name="ce17">
            <text:p>0,00</text:p>
          </table:table-cell>
          <table:table-cell office:value-type="float" office:value="0" table:formula="of:=[.L145]+[.L169]" table:style-name="ce17">
            <text:p>0,00</text:p>
          </table:table-cell>
          <table:table-cell office:value-type="float" office:value="0" table:formula="of:=[.M145]+[.M169]" table:style-name="ce17">
            <text:p>0,00</text:p>
          </table:table-cell>
          <table:table-cell office:value-type="float" office:value="0" table:formula="of:=[.N145]+[.N169]" table:style-name="ce17">
            <text:p>0,00</text:p>
          </table:table-cell>
          <table:table-cell office:value-type="float" office:value="8922265.0799999982" table:formula="of:=[.O145]+[.O169]" table:style-name="ce17">
            <text:p>8.922.265,08</text:p>
          </table:table-cell>
          <table:table-cell office:value-type="percentage" office:value="1.0400306572625369" table:formula="of:=[.O144]/[.$O$148]" table:style-name="ce10">
            <text:p>104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4.1</text:p>
          </table:table-cell>
          <table:table-cell office:value-type="string" table:style-name="ce16">
            <text:p>RECEITAS OPERACIONAIS</text:p>
          </table:table-cell>
          <table:table-cell office:value-type="float" office:value="968105.34000000008" table:formula="of:=[.C146]+[.C161]" table:style-name="ce17">
            <text:p>968.105,34</text:p>
          </table:table-cell>
          <table:table-cell office:value-type="float" office:value="648873.33000000007" table:formula="of:=[.D146]+[.D161]" table:style-name="ce17">
            <text:p>648.873,33</text:p>
          </table:table-cell>
          <table:table-cell office:value-type="float" office:value="1287890.2" table:formula="of:=[.E146]+[.E161]" table:style-name="ce17">
            <text:p>1.287.890,20</text:p>
          </table:table-cell>
          <table:table-cell office:value-type="float" office:value="1512407.88" table:formula="of:=[.F146]+[.F161]" table:style-name="ce17">
            <text:p>1.512.407,88</text:p>
          </table:table-cell>
          <table:table-cell office:value-type="float" office:value="2060501.0299999998" table:formula="of:=[.G146]+[.G161]" table:style-name="ce17">
            <text:p>2.060.501,03</text:p>
          </table:table-cell>
          <table:table-cell office:value-type="float" office:value="2444487.27" table:formula="of:=[.H146]+[.H161]" table:style-name="ce17">
            <text:p>2.444.487,27</text:p>
          </table:table-cell>
          <table:table-cell office:value-type="float" office:value="0" table:formula="of:=[.I146]+[.I161]" table:style-name="ce17">
            <text:p>0,00</text:p>
          </table:table-cell>
          <table:table-cell office:value-type="float" office:value="0" table:formula="of:=[.J146]+[.J161]" table:style-name="ce17">
            <text:p>0,00</text:p>
          </table:table-cell>
          <table:table-cell office:value-type="float" office:value="0" table:formula="of:=[.K146]+[.K161]" table:style-name="ce17">
            <text:p>0,00</text:p>
          </table:table-cell>
          <table:table-cell office:value-type="float" office:value="0" table:formula="of:=[.L146]+[.L161]" table:style-name="ce17">
            <text:p>0,00</text:p>
          </table:table-cell>
          <table:table-cell office:value-type="float" office:value="0" table:formula="of:=[.M146]+[.M161]" table:style-name="ce17">
            <text:p>0,00</text:p>
          </table:table-cell>
          <table:table-cell office:value-type="float" office:value="0" table:formula="of:=[.N146]+[.N161]" table:style-name="ce17">
            <text:p>0,00</text:p>
          </table:table-cell>
          <table:table-cell office:value-type="float" office:value="8922265.0799999982" table:formula="of:=[.O146]+[.O161]" table:style-name="ce17">
            <text:p>8.922.265,08</text:p>
          </table:table-cell>
          <table:table-cell office:value-type="percentage" office:value="1.0400306572625369" table:formula="of:=[.O145]/[.$O$148]" table:style-name="ce10">
            <text:p>104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4.1.1</text:p>
          </table:table-cell>
          <table:table-cell office:value-type="string" table:style-name="ce16">
            <text:p>RECEITA OPERACIONAL LIQUIDA</text:p>
          </table:table-cell>
          <table:table-cell office:value-type="float" office:value="856919.33000000007" table:formula="of:=[.C147]" table:style-name="ce17">
            <text:p>856.919,33</text:p>
          </table:table-cell>
          <table:table-cell office:value-type="float" office:value="612934.9" table:formula="of:=[.D147]" table:style-name="ce17">
            <text:p>612.934,90</text:p>
          </table:table-cell>
          <table:table-cell office:value-type="float" office:value="1208962.5600000001" table:formula="of:=[.E147]" table:style-name="ce17">
            <text:p>1.208.962,56</text:p>
          </table:table-cell>
          <table:table-cell office:value-type="float" office:value="1495672.67" table:formula="of:=[.F147]" table:style-name="ce17">
            <text:p>1.495.672,67</text:p>
          </table:table-cell>
          <table:table-cell office:value-type="float" office:value="2034664.5099999998" table:formula="of:=[.G147]" table:style-name="ce17">
            <text:p>2.034.664,51</text:p>
          </table:table-cell>
          <table:table-cell office:value-type="float" office:value="2444461.8199999998" table:formula="of:=[.H147]" table:style-name="ce17">
            <text:p>2.444.461,82</text:p>
          </table:table-cell>
          <table:table-cell office:value-type="float" office:value="0" table:formula="of:=[.I147]" table:style-name="ce17">
            <text:p>0,00</text:p>
          </table:table-cell>
          <table:table-cell office:value-type="float" office:value="0" table:formula="of:=[.J147]" table:style-name="ce17">
            <text:p>0,00</text:p>
          </table:table-cell>
          <table:table-cell office:value-type="float" office:value="0" table:formula="of:=[.K147]" table:style-name="ce17">
            <text:p>0,00</text:p>
          </table:table-cell>
          <table:table-cell office:value-type="float" office:value="0" table:formula="of:=[.L147]" table:style-name="ce17">
            <text:p>0,00</text:p>
          </table:table-cell>
          <table:table-cell office:value-type="float" office:value="0" table:formula="of:=[.M147]" table:style-name="ce17">
            <text:p>0,00</text:p>
          </table:table-cell>
          <table:table-cell office:value-type="float" office:value="0" table:formula="of:=[.N147]" table:style-name="ce17">
            <text:p>0,00</text:p>
          </table:table-cell>
          <table:table-cell office:value-type="float" office:value="8653615.7899999991" table:formula="of:=[.O147]" table:style-name="ce17">
            <text:p>8.653.615,79</text:p>
          </table:table-cell>
          <table:table-cell office:value-type="percentage" office:value="1.0087153471762988" table:formula="of:=[.O146]/[.$O$148]" table:style-name="ce10">
            <text:p>100,87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4.1.1.01</text:p>
          </table:table-cell>
          <table:table-cell office:value-type="string" table:style-name="ce16">
            <text:p>RECEITA OPERACIONAL BRUTA</text:p>
          </table:table-cell>
          <table:table-cell office:value-type="float" office:value="856919.33000000007" table:formula="of:=[.C148]+[.C153]+[.C150]" table:style-name="ce17">
            <text:p>856.919,33</text:p>
          </table:table-cell>
          <table:table-cell office:value-type="float" office:value="612934.9" table:formula="of:=[.D148]+[.D153]+[.D150]" table:style-name="ce17">
            <text:p>612.934,90</text:p>
          </table:table-cell>
          <table:table-cell office:value-type="float" office:value="1208962.5600000001" table:formula="of:=[.E148]+[.E153]+[.E150]" table:style-name="ce17">
            <text:p>1.208.962,56</text:p>
          </table:table-cell>
          <table:table-cell office:value-type="float" office:value="1495672.67" table:formula="of:=[.F148]+[.F153]+[.F150]" table:style-name="ce17">
            <text:p>1.495.672,67</text:p>
          </table:table-cell>
          <table:table-cell office:value-type="float" office:value="2034664.5099999998" table:formula="of:=[.G148]+[.G153]+[.G150]" table:style-name="ce17">
            <text:p>2.034.664,51</text:p>
          </table:table-cell>
          <table:table-cell office:value-type="float" office:value="2444461.8199999998" table:formula="of:=[.H148]+[.H153]+[.H150]" table:style-name="ce17">
            <text:p>2.444.461,82</text:p>
          </table:table-cell>
          <table:table-cell office:value-type="float" office:value="0" table:formula="of:=[.I148]+[.I153]+[.I150]" table:style-name="ce17">
            <text:p>0,00</text:p>
          </table:table-cell>
          <table:table-cell office:value-type="float" office:value="0" table:formula="of:=[.J148]+[.J153]+[.J150]" table:style-name="ce17">
            <text:p>0,00</text:p>
          </table:table-cell>
          <table:table-cell office:value-type="float" office:value="0" table:formula="of:=[.K148]+[.K153]+[.K150]" table:style-name="ce17">
            <text:p>0,00</text:p>
          </table:table-cell>
          <table:table-cell office:value-type="float" office:value="0" table:formula="of:=[.L148]+[.L153]+[.L150]" table:style-name="ce17">
            <text:p>0,00</text:p>
          </table:table-cell>
          <table:table-cell office:value-type="float" office:value="0" table:formula="of:=[.M148]+[.M153]+[.M150]" table:style-name="ce17">
            <text:p>0,00</text:p>
          </table:table-cell>
          <table:table-cell office:value-type="float" office:value="0" table:formula="of:=[.N148]+[.N153]+[.N150]" table:style-name="ce17">
            <text:p>0,00</text:p>
          </table:table-cell>
          <table:table-cell office:value-type="float" office:value="8653615.7899999991" table:formula="of:=[.O148]+[.O153]+[.O150]" table:style-name="ce17">
            <text:p>8.653.615,79</text:p>
          </table:table-cell>
          <table:table-cell office:value-type="percentage" office:value="1.0087153471762988" table:formula="of:=[.O147]/[.$O$148]" table:style-name="ce10">
            <text:p>100,87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8">
            <text:p>4.1.1.01.01</text:p>
          </table:table-cell>
          <table:table-cell office:value-type="string" table:style-name="ce18">
            <text:p>RECEITA OPERACIONAL BRUTA</text:p>
          </table:table-cell>
          <table:table-cell office:value-type="float" office:value="805808.03" table:formula="of:=SUM([.C149])" table:style-name="ce19">
            <text:p>805.808,03</text:p>
          </table:table-cell>
          <table:table-cell office:value-type="float" office:value="576666" table:formula="of:=SUM([.D149])" table:style-name="ce19">
            <text:p>576.666,00</text:p>
          </table:table-cell>
          <table:table-cell office:value-type="float" office:value="1204243.52" table:formula="of:=SUM([.E149])" table:style-name="ce19">
            <text:p>1.204.243,52</text:p>
          </table:table-cell>
          <table:table-cell office:value-type="float" office:value="1496411.28" table:formula="of:=SUM([.F149])" table:style-name="ce19">
            <text:p>1.496.411,28</text:p>
          </table:table-cell>
          <table:table-cell office:value-type="float" office:value="2035533.48" table:formula="of:=SUM([.G149])" table:style-name="ce19">
            <text:p>2.035.533,48</text:p>
          </table:table-cell>
          <table:table-cell office:value-type="float" office:value="2460185.84" table:formula="of:=SUM([.H149])" table:style-name="ce19">
            <text:p>2.460.185,84</text:p>
          </table:table-cell>
          <table:table-cell office:value-type="float" office:value="0" table:formula="of:=SUM([.I149])" table:style-name="ce19">
            <text:p>0,00</text:p>
          </table:table-cell>
          <table:table-cell office:value-type="float" office:value="0" table:formula="of:=SUM([.J149])" table:style-name="ce19">
            <text:p>0,00</text:p>
          </table:table-cell>
          <table:table-cell office:value-type="float" office:value="0" table:formula="of:=SUM([.K149])" table:style-name="ce19">
            <text:p>0,00</text:p>
          </table:table-cell>
          <table:table-cell office:value-type="float" office:value="0" table:formula="of:=SUM([.L149])" table:style-name="ce19">
            <text:p>0,00</text:p>
          </table:table-cell>
          <table:table-cell office:value-type="float" office:value="0" table:formula="of:=SUM([.M149])" table:style-name="ce19">
            <text:p>0,00</text:p>
          </table:table-cell>
          <table:table-cell office:value-type="float" office:value="0" table:formula="of:=SUM([.N149])" table:style-name="ce19">
            <text:p>0,00</text:p>
          </table:table-cell>
          <table:table-cell office:value-type="float" office:value="8578848.1500000004" table:formula="of:=SUM([.O149])" table:style-name="ce19">
            <text:p>8.578.848,15</text:p>
          </table:table-cell>
          <table:table-cell office:value-type="percentage" office:value="1" table:formula="of:=[.O148]/[.$O$148]" table:style-name="ce20">
            <text:p>10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1.01.01.00907</text:p>
          </table:table-cell>
          <table:table-cell office:value-type="string" table:style-name="ce26">
            <text:p>VENDAS DE MERCADORIA</text:p>
          </table:table-cell>
          <table:table-cell office:value-type="float" office:value="805808.03" table:style-name="ce112">
            <text:p>805.808,03</text:p>
          </table:table-cell>
          <table:table-cell office:value-type="float" office:value="576666" table:style-name="ce112">
            <text:p>576.666,00</text:p>
          </table:table-cell>
          <table:table-cell office:value-type="float" office:value="1204243.52" table:style-name="ce112">
            <text:p>1.204.243,52</text:p>
          </table:table-cell>
          <table:table-cell office:value-type="float" office:value="1496411.28" table:style-name="ce112">
            <text:p>1.496.411,28</text:p>
          </table:table-cell>
          <table:table-cell office:value-type="float" office:value="2035533.48" table:style-name="ce112">
            <text:p>2.035.533,48</text:p>
          </table:table-cell>
          <table:table-cell office:value-type="float" office:value="2460185.84" table:style-name="ce112">
            <text:p>2.460.185,84</text:p>
          </table:table-cell>
          <table:table-cell table:number-columns-repeated="6" table:style-name="ce112"/>
          <table:table-cell office:value-type="float" office:value="8578848.1500000004" table:formula="of:=SUM([.C149:.N149])" table:style-name="ce112">
            <text:p>8.578.848,15</text:p>
          </table:table-cell>
          <table:table-cell office:value-type="percentage" office:value="1" table:formula="of:=[.O149]/[.$O$148]" table:style-name="ce23">
            <text:p>10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8">
            <text:p>4.1.1.01.02</text:p>
          </table:table-cell>
          <table:table-cell office:value-type="string" table:style-name="ce116">
            <text:p>TAXA DE SERVICO</text:p>
          </table:table-cell>
          <table:table-cell office:value-type="float" office:value="79323.570000000007" table:formula="of:=SUM([.C151:.C152])" table:style-name="ce19">
            <text:p>79.323,57</text:p>
          </table:table-cell>
          <table:table-cell office:value-type="float" office:value="56457.67" table:formula="of:=SUM([.D151:.D152])" table:style-name="ce19">
            <text:p>56.457,67</text:p>
          </table:table-cell>
          <table:table-cell office:value-type="float" office:value="117734.07" table:formula="of:=SUM([.E151:.E152])" table:style-name="ce19">
            <text:p>117.734,07</text:p>
          </table:table-cell>
          <table:table-cell office:value-type="float" office:value="145586.46" table:formula="of:=SUM([.F151:.F152])" table:style-name="ce19">
            <text:p>145.586,46</text:p>
          </table:table-cell>
          <table:table-cell office:value-type="float" office:value="198964.17" table:formula="of:=SUM([.G151:.G152])" table:style-name="ce19">
            <text:p>198.964,17</text:p>
          </table:table-cell>
          <table:table-cell office:value-type="float" office:value="240786.06" table:formula="of:=SUM([.H151:.H152])" table:style-name="ce19">
            <text:p>240.786,06</text:p>
          </table:table-cell>
          <table:table-cell office:value-type="float" office:value="0" table:formula="of:=SUM([.I151:.I152])" table:style-name="ce19">
            <text:p>0,00</text:p>
          </table:table-cell>
          <table:table-cell office:value-type="float" office:value="0" table:formula="of:=SUM([.J151:.J152])" table:style-name="ce19">
            <text:p>0,00</text:p>
          </table:table-cell>
          <table:table-cell office:value-type="float" office:value="0" table:formula="of:=SUM([.K151:.K152])" table:style-name="ce19">
            <text:p>0,00</text:p>
          </table:table-cell>
          <table:table-cell office:value-type="float" office:value="0" table:formula="of:=SUM([.L151:.L152])" table:style-name="ce19">
            <text:p>0,00</text:p>
          </table:table-cell>
          <table:table-cell office:value-type="float" office:value="0" table:formula="of:=SUM([.M151:.M152])" table:style-name="ce19">
            <text:p>0,00</text:p>
          </table:table-cell>
          <table:table-cell office:value-type="float" office:value="0" table:formula="of:=SUM([.N151:.N152])" table:style-name="ce19">
            <text:p>0,00</text:p>
          </table:table-cell>
          <table:table-cell office:value-type="float" office:value="838852" table:formula="of:=SUM([.O151:.O152])" table:style-name="ce19">
            <text:p>838.852,00</text:p>
          </table:table-cell>
          <table:table-cell office:value-type="percentage" office:value="9.7781425353705556E-2" table:formula="of:=[.O150]/[.$O$148]" table:style-name="ce20">
            <text:p>9,78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1.01.01.00903</text:p>
          </table:table-cell>
          <table:table-cell office:value-type="string" table:style-name="ce26">
            <text:p>SERVIÇOS PRESTAD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51:.N151])" table:style-name="ce112">
            <text:p>0,00</text:p>
          </table:table-cell>
          <table:table-cell office:value-type="percentage" office:value="0" table:formula="of:=[.O151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1.01.01.00909</text:p>
          </table:table-cell>
          <table:table-cell office:value-type="string" table:style-name="ce26">
            <text:p>TAXA DE SERVIÇO</text:p>
          </table:table-cell>
          <table:table-cell office:value-type="float" office:value="79323.570000000007" table:style-name="ce112">
            <text:p>79.323,57</text:p>
          </table:table-cell>
          <table:table-cell office:value-type="float" office:value="56457.67" table:style-name="ce112">
            <text:p>56.457,67</text:p>
          </table:table-cell>
          <table:table-cell office:value-type="float" office:value="117734.07" table:style-name="ce112">
            <text:p>117.734,07</text:p>
          </table:table-cell>
          <table:table-cell office:value-type="float" office:value="145586.46" table:style-name="ce112">
            <text:p>145.586,46</text:p>
          </table:table-cell>
          <table:table-cell office:value-type="float" office:value="198964.17" table:style-name="ce112">
            <text:p>198.964,17</text:p>
          </table:table-cell>
          <table:table-cell office:value-type="float" office:value="240786.06" table:style-name="ce112">
            <text:p>240.786,06</text:p>
          </table:table-cell>
          <table:table-cell table:number-columns-repeated="6" table:style-name="ce112"/>
          <table:table-cell office:value-type="float" office:value="838852" table:formula="of:=SUM([.C152:.N152])" table:style-name="ce112">
            <text:p>838.852,00</text:p>
          </table:table-cell>
          <table:table-cell office:value-type="percentage" office:value="9.7781425353705556E-2" table:formula="of:=[.O152]/[.$O$148]" table:style-name="ce23">
            <text:p>9,78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8">
            <text:p>4.1.1.01.03</text:p>
          </table:table-cell>
          <table:table-cell office:value-type="string" table:style-name="ce18">
            <text:p>(-)DEDUÇÕES RECEITA OPERAC.BRUTA</text:p>
          </table:table-cell>
          <table:table-cell office:value-type="float" office:value="-28212.270000000011" table:formula="of:=SUM([.C154:.C160])" table:style-name="ce19">
            <text:p>-28.212,27</text:p>
          </table:table-cell>
          <table:table-cell office:value-type="float" office:value="-20188.770000000004" table:formula="of:=SUM([.D154:.D160])" table:style-name="ce19">
            <text:p>-20.188,77</text:p>
          </table:table-cell>
          <table:table-cell office:value-type="float" office:value="-113015.03" table:formula="of:=SUM([.E154:.E160])" table:style-name="ce19">
            <text:p>-113.015,03</text:p>
          </table:table-cell>
          <table:table-cell office:value-type="float" office:value="-146325.07" table:formula="of:=SUM([.F154:.F160])" table:style-name="ce19">
            <text:p>-146.325,07</text:p>
          </table:table-cell>
          <table:table-cell office:value-type="float" office:value="-199833.14" table:formula="of:=SUM([.G154:.G160])" table:style-name="ce19">
            <text:p>-199.833,14</text:p>
          </table:table-cell>
          <table:table-cell office:value-type="float" office:value="-256510.08000000002" table:formula="of:=SUM([.H154:.H160])" table:style-name="ce19">
            <text:p>-256.510,08</text:p>
          </table:table-cell>
          <table:table-cell office:value-type="float" office:value="0" table:formula="of:=SUM([.I154:.I160])" table:style-name="ce19">
            <text:p>0,00</text:p>
          </table:table-cell>
          <table:table-cell office:value-type="float" office:value="0" table:formula="of:=SUM([.J154:.J160])" table:style-name="ce19">
            <text:p>0,00</text:p>
          </table:table-cell>
          <table:table-cell office:value-type="float" office:value="0" table:formula="of:=SUM([.K154:.K160])" table:style-name="ce19">
            <text:p>0,00</text:p>
          </table:table-cell>
          <table:table-cell office:value-type="float" office:value="0" table:formula="of:=SUM([.L154:.L160])" table:style-name="ce19">
            <text:p>0,00</text:p>
          </table:table-cell>
          <table:table-cell office:value-type="float" office:value="0" table:formula="of:=SUM([.M154:.M160])" table:style-name="ce19">
            <text:p>0,00</text:p>
          </table:table-cell>
          <table:table-cell office:value-type="float" office:value="0" table:formula="of:=SUM([.N154:.N160])" table:style-name="ce19">
            <text:p>0,00</text:p>
          </table:table-cell>
          <table:table-cell office:value-type="float" office:value="-764084.36" table:formula="of:=SUM([.O154:.O160])" table:style-name="ce19">
            <text:p>-764.084,36</text:p>
          </table:table-cell>
          <table:table-cell office:value-type="percentage" office:value="-8.9066078177406596E-2" table:formula="of:=[.O153]/[.$O$148]" table:style-name="ce20">
            <text:p>-8,91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1.01.03.00918</text:p>
          </table:table-cell>
          <table:table-cell office:value-type="string" table:style-name="ce26">
            <text:p>(-) ICMS</text:p>
          </table:table-cell>
          <table:table-cell office:value-type="float" office:value="-28212.27" table:style-name="ce112">
            <text:p>-28.212,27</text:p>
          </table:table-cell>
          <table:table-cell office:value-type="float" office:value="-20188.77" table:style-name="ce112">
            <text:p>-20.188,77</text:p>
          </table:table-cell>
          <table:table-cell office:value-type="float" office:value="-42157.32" table:style-name="ce112">
            <text:p>-42.157,32</text:p>
          </table:table-cell>
          <table:table-cell office:value-type="float" office:value="-52383.32" table:style-name="ce112">
            <text:p>-52.383,32</text:p>
          </table:table-cell>
          <table:table-cell office:value-type="float" office:value="-72712.3" table:style-name="ce112">
            <text:p>-72.712,30</text:p>
          </table:table-cell>
          <table:table-cell office:value-type="float" office:value="-86197.77" table:style-name="ce112">
            <text:p>-86.197,77</text:p>
          </table:table-cell>
          <table:table-cell table:number-columns-repeated="6" table:style-name="ce112"/>
          <table:table-cell office:value-type="float" office:value="-301851.75" table:formula="of:=SUM([.C154:.N154])" table:style-name="ce112">
            <text:p>-301.851,75</text:p>
          </table:table-cell>
          <table:table-cell office:value-type="percentage" office:value="-3.5185580245991416E-2" table:formula="of:=[.O154]/[.$O$148]" table:style-name="ce23">
            <text:p>-3,52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1.01.03.00919</text:p>
          </table:table-cell>
          <table:table-cell office:value-type="string" table:style-name="ce26">
            <text:p>(-) IS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55:.N155])" table:style-name="ce112">
            <text:p>0,00</text:p>
          </table:table-cell>
          <table:table-cell office:value-type="percentage" office:value="0" table:formula="of:=[.O155]/[.$O$148]" table:style-name="ce23">
            <text:p>0,00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1.01.03.20455</text:p>
          </table:table-cell>
          <table:table-cell office:value-type="string" table:style-name="ce26">
            <text:p>(-) COFINS</text:p>
          </table:table-cell>
          <table:table-cell office:value-type="float" office:value="-25948.28" table:style-name="ce112">
            <text:p>-25.948,28</text:p>
          </table:table-cell>
          <table:table-cell office:value-type="float" office:value="-18388.05" table:style-name="ce112">
            <text:p>-18.388,05</text:p>
          </table:table-cell>
          <table:table-cell office:value-type="float" office:value="-38394.61" table:style-name="ce112">
            <text:p>-38.394,61</text:p>
          </table:table-cell>
          <table:table-cell office:value-type="float" office:value="-40974.480000000003" table:style-name="ce112">
            <text:p>-40.974,48</text:p>
          </table:table-cell>
          <table:table-cell office:value-type="float" office:value="-54349.57" table:style-name="ce112">
            <text:p>-54.349,57</text:p>
          </table:table-cell>
          <table:table-cell office:value-type="float" office:value="-67442.92" table:style-name="ce112">
            <text:p>-67.442,92</text:p>
          </table:table-cell>
          <table:table-cell table:number-columns-repeated="6" table:style-name="ce112"/>
          <table:table-cell office:value-type="float" office:value="-245497.91000000003" table:formula="of:=SUM([.C156:.N156])" table:style-name="ce112">
            <text:p>-245.497,91</text:p>
          </table:table-cell>
          <table:table-cell office:value-type="percentage" office:value="-2.8616651758779532E-2" table:formula="of:=[.O156]/[.$O$148]" table:style-name="ce23">
            <text:p>-2,86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1.01.03.20456</text:p>
          </table:table-cell>
          <table:table-cell office:value-type="string" table:style-name="ce26">
            <text:p>(-) PIS</text:p>
          </table:table-cell>
          <table:table-cell office:value-type="float" office:value="-5622.13" table:style-name="ce112">
            <text:p>-5.622,13</text:p>
          </table:table-cell>
          <table:table-cell office:value-type="float" office:value="-3984.08" table:style-name="ce112">
            <text:p>-3.984,08</text:p>
          </table:table-cell>
          <table:table-cell office:value-type="float" office:value="-8318.83" table:style-name="ce112">
            <text:p>-8.318,83</text:p>
          </table:table-cell>
          <table:table-cell office:value-type="float" office:value="-8877.7999999999993" table:style-name="ce112">
            <text:p>-8.877,80</text:p>
          </table:table-cell>
          <table:table-cell office:value-type="float" office:value="-12076.84" table:style-name="ce112">
            <text:p>-12.076,84</text:p>
          </table:table-cell>
          <table:table-cell office:value-type="float" office:value="-14612.63" table:style-name="ce112">
            <text:p>-14.612,63</text:p>
          </table:table-cell>
          <table:table-cell table:number-columns-repeated="6" table:style-name="ce112"/>
          <table:table-cell office:value-type="float" office:value="-53492.31" table:formula="of:=SUM([.C157:.N157])" table:style-name="ce112">
            <text:p>-53.492,31</text:p>
          </table:table-cell>
          <table:table-cell office:value-type="percentage" office:value="-6.2353720528320567E-3" table:formula="of:=[.O157]/[.$O$148]" table:style-name="ce23">
            <text:p>-0,62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1.01.03.20457</text:p>
          </table:table-cell>
          <table:table-cell office:value-type="string" table:style-name="ce26">
            <text:p>(-) CONTRIBUIÇÃO SOCIAL</text:p>
          </table:table-cell>
          <table:table-cell office:value-type="float" office:value="-9559.42" table:style-name="ce112">
            <text:p>-9.559,42</text:p>
          </table:table-cell>
          <table:table-cell office:value-type="float" office:value="-6837.74" table:style-name="ce112">
            <text:p>-6.837,74</text:p>
          </table:table-cell>
          <table:table-cell office:value-type="float" office:value="-14277.36" table:style-name="ce112">
            <text:p>-14.277,36</text:p>
          </table:table-cell>
          <table:table-cell office:value-type="float" office:value="-16161.24" table:style-name="ce112">
            <text:p>-16.161,24</text:p>
          </table:table-cell>
          <table:table-cell office:value-type="float" office:value="-21983.759999999998" table:style-name="ce112">
            <text:p>-21.983,76</text:p>
          </table:table-cell>
          <table:table-cell office:value-type="float" office:value="-30403.75" table:style-name="ce112">
            <text:p>-30.403,75</text:p>
          </table:table-cell>
          <table:table-cell table:number-columns-repeated="6" table:style-name="ce112"/>
          <table:table-cell office:value-type="float" office:value="-99223.27" table:formula="of:=SUM([.C158:.N158])" table:style-name="ce112">
            <text:p>-99.223,27</text:p>
          </table:table-cell>
          <table:table-cell office:value-type="percentage" office:value="-1.1566036403150463E-2" table:formula="of:=[.O158]/[.$O$148]" table:style-name="ce23">
            <text:p>-1,16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1.01.03.20458</text:p>
          </table:table-cell>
          <table:table-cell office:value-type="string" table:style-name="ce26">
            <text:p>(-) IMPOSTO DE RENDA -MTZ</text:p>
          </table:table-cell>
          <table:table-cell office:value-type="float" office:value="-15702.63" table:style-name="ce112">
            <text:p>-15.702,63</text:p>
          </table:table-cell>
          <table:table-cell office:value-type="float" office:value="-10662.47" table:style-name="ce112">
            <text:p>-10.662,47</text:p>
          </table:table-cell>
          <table:table-cell office:value-type="float" office:value="-95297.26" table:style-name="ce112">
            <text:p>-95.297,26</text:p>
          </table:table-cell>
          <table:table-cell office:value-type="float" office:value="-27928.23" table:style-name="ce112">
            <text:p>-27.928,23</text:p>
          </table:table-cell>
          <table:table-cell office:value-type="float" office:value="-38710.67" table:style-name="ce112">
            <text:p>-38.710,67</text:p>
          </table:table-cell>
          <table:table-cell office:value-type="float" office:value="-57853.01" table:style-name="ce112">
            <text:p>-57.853,01</text:p>
          </table:table-cell>
          <table:table-cell table:number-columns-repeated="6" table:style-name="ce112"/>
          <table:table-cell office:value-type="float" office:value="-246154.27000000002" table:formula="of:=SUM([.C159:.N159])" table:style-name="ce112">
            <text:p>-246.154,27</text:p>
          </table:table-cell>
          <table:table-cell office:value-type="percentage" office:value="-2.869316086449205E-2" table:formula="of:=[.O159]/[.$O$148]" table:style-name="ce23">
            <text:p>-2,87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1.01.03.20459</text:p>
          </table:table-cell>
          <table:table-cell office:value-type="string" table:style-name="ce26">
            <text:p>SUBVENCAO PERSE</text:p>
          </table:table-cell>
          <table:table-cell office:value-type="float" office:value="56832.46" table:style-name="ce112">
            <text:p>56.832,46</text:p>
          </table:table-cell>
          <table:table-cell office:value-type="float" office:value="39872.339999999997" table:style-name="ce112">
            <text:p>39.872,34</text:p>
          </table:table-cell>
          <table:table-cell office:value-type="float" office:value="85430.35" table:style-name="ce112">
            <text:p>85.430,35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table:number-columns-repeated="6" table:style-name="ce112"/>
          <table:table-cell office:value-type="float" office:value="182135.15" table:formula="of:=SUM([.C160:.N160])" table:style-name="ce112">
            <text:p>182.135,15</text:p>
          </table:table-cell>
          <table:table-cell office:value-type="percentage" office:value="2.1230723147838908E-2" table:formula="of:=[.O160]/[.$O$148]" table:style-name="ce23">
            <text:p>2,12%</text:p>
          </table:table-cell>
          <table:table-cell table:number-columns-repeated="190" table:style-name="ce11"/>
          <table:table-cell table:number-columns-repeated="16178" table:style-name="ce3"/>
        </table:table-row>
        <table:table-row table:style-name="ro3">
          <table:table-cell office:value-type="string" table:style-name="ce12">
            <text:p>4.1.2</text:p>
          </table:table-cell>
          <table:table-cell office:value-type="string" table:style-name="ce16">
            <text:p>RECEITAS FINANCEIRAS</text:p>
          </table:table-cell>
          <table:table-cell office:value-type="float" office:value="111186.01" table:formula="of:=[.C162]" table:style-name="ce17">
            <text:p>111.186,01</text:p>
          </table:table-cell>
          <table:table-cell office:value-type="float" office:value="35938.43" table:formula="of:=[.D162]" table:style-name="ce17">
            <text:p>35.938,43</text:p>
          </table:table-cell>
          <table:table-cell office:value-type="float" office:value="78927.64" table:formula="of:=[.E162]" table:style-name="ce17">
            <text:p>78.927,64</text:p>
          </table:table-cell>
          <table:table-cell office:value-type="float" office:value="16735.21" table:formula="of:=[.F162]" table:style-name="ce17">
            <text:p>16.735,21</text:p>
          </table:table-cell>
          <table:table-cell office:value-type="float" office:value="25836.52" table:formula="of:=[.G162]" table:style-name="ce17">
            <text:p>25.836,52</text:p>
          </table:table-cell>
          <table:table-cell office:value-type="float" office:value="25.45" table:formula="of:=[.H162]" table:style-name="ce17">
            <text:p>25,45</text:p>
          </table:table-cell>
          <table:table-cell office:value-type="float" office:value="0" table:formula="of:=[.I162]" table:style-name="ce17">
            <text:p>0,00</text:p>
          </table:table-cell>
          <table:table-cell office:value-type="float" office:value="0" table:formula="of:=[.J162]" table:style-name="ce17">
            <text:p>0,00</text:p>
          </table:table-cell>
          <table:table-cell office:value-type="float" office:value="0" table:formula="of:=[.K162]" table:style-name="ce17">
            <text:p>0,00</text:p>
          </table:table-cell>
          <table:table-cell office:value-type="float" office:value="0" table:formula="of:=[.L162]" table:style-name="ce17">
            <text:p>0,00</text:p>
          </table:table-cell>
          <table:table-cell office:value-type="float" office:value="0" table:formula="of:=[.M162]" table:style-name="ce17">
            <text:p>0,00</text:p>
          </table:table-cell>
          <table:table-cell office:value-type="float" office:value="0" table:formula="of:=[.N162]" table:style-name="ce17">
            <text:p>0,00</text:p>
          </table:table-cell>
          <table:table-cell office:value-type="float" office:value="268649.29000000004" table:formula="of:=[.O162]" table:style-name="ce17">
            <text:p>268.649,29</text:p>
          </table:table-cell>
          <table:table-cell office:value-type="percentage" office:value="3.1315310086238092E-2" table:formula="of:=[.O161]/[.$O$148]" table:style-name="ce10">
            <text:p>3,13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12">
            <text:p>4.1.2.01</text:p>
          </table:table-cell>
          <table:table-cell office:value-type="string" table:style-name="ce16">
            <text:p>RECEITAS FINANCEIRAS</text:p>
          </table:table-cell>
          <table:table-cell office:value-type="float" office:value="111186.01" table:formula="of:=[.C163]+[.C165]" table:style-name="ce17">
            <text:p>111.186,01</text:p>
          </table:table-cell>
          <table:table-cell office:value-type="float" office:value="35938.43" table:formula="of:=[.D163]+[.D165]" table:style-name="ce17">
            <text:p>35.938,43</text:p>
          </table:table-cell>
          <table:table-cell office:value-type="float" office:value="78927.64" table:formula="of:=[.E163]+[.E165]" table:style-name="ce17">
            <text:p>78.927,64</text:p>
          </table:table-cell>
          <table:table-cell office:value-type="float" office:value="16735.21" table:formula="of:=[.F163]+[.F165]" table:style-name="ce17">
            <text:p>16.735,21</text:p>
          </table:table-cell>
          <table:table-cell office:value-type="float" office:value="25836.52" table:formula="of:=[.G163]+[.G165]" table:style-name="ce17">
            <text:p>25.836,52</text:p>
          </table:table-cell>
          <table:table-cell office:value-type="float" office:value="25.45" table:formula="of:=[.H163]+[.H165]" table:style-name="ce17">
            <text:p>25,45</text:p>
          </table:table-cell>
          <table:table-cell office:value-type="float" office:value="0" table:formula="of:=[.I163]+[.I165]" table:style-name="ce17">
            <text:p>0,00</text:p>
          </table:table-cell>
          <table:table-cell office:value-type="float" office:value="0" table:formula="of:=[.J163]+[.J165]" table:style-name="ce17">
            <text:p>0,00</text:p>
          </table:table-cell>
          <table:table-cell office:value-type="float" office:value="0" table:formula="of:=[.K163]+[.K165]" table:style-name="ce17">
            <text:p>0,00</text:p>
          </table:table-cell>
          <table:table-cell office:value-type="float" office:value="0" table:formula="of:=[.L163]+[.L165]" table:style-name="ce17">
            <text:p>0,00</text:p>
          </table:table-cell>
          <table:table-cell office:value-type="float" office:value="0" table:formula="of:=[.M163]+[.M165]" table:style-name="ce17">
            <text:p>0,00</text:p>
          </table:table-cell>
          <table:table-cell office:value-type="float" office:value="0" table:formula="of:=[.N163]+[.N165]" table:style-name="ce17">
            <text:p>0,00</text:p>
          </table:table-cell>
          <table:table-cell office:value-type="float" office:value="268649.29000000004" table:formula="of:=[.O163]+[.O165]" table:style-name="ce17">
            <text:p>268.649,29</text:p>
          </table:table-cell>
          <table:table-cell office:value-type="percentage" office:value="3.1315310086238092E-2" table:formula="of:=[.O162]/[.$O$148]" table:style-name="ce10">
            <text:p>3,13%</text:p>
          </table:table-cell>
          <table:table-cell table:number-columns-repeated="190" table:style-name="ce31"/>
          <table:table-cell table:number-columns-repeated="16178" table:style-name="ce3"/>
        </table:table-row>
        <table:table-row table:style-name="ro3">
          <table:table-cell office:value-type="string" table:style-name="ce18">
            <text:p>4.1.2.01.01</text:p>
          </table:table-cell>
          <table:table-cell office:value-type="string" table:style-name="ce18">
            <text:p>RENDIMENTO DE APLICAÇÕES FINANC.</text:p>
          </table:table-cell>
          <table:table-cell office:value-type="float" office:value="111186.01" table:formula="of:=SUM([.C164])" table:style-name="ce19">
            <text:p>111.186,01</text:p>
          </table:table-cell>
          <table:table-cell office:value-type="float" office:value="35938.43" table:formula="of:=SUM([.D164])" table:style-name="ce19">
            <text:p>35.938,43</text:p>
          </table:table-cell>
          <table:table-cell office:value-type="float" office:value="78927.64" table:formula="of:=SUM([.E164])" table:style-name="ce19">
            <text:p>78.927,64</text:p>
          </table:table-cell>
          <table:table-cell office:value-type="float" office:value="16424.009999999998" table:formula="of:=SUM([.F164])" table:style-name="ce19">
            <text:p>16.424,01</text:p>
          </table:table-cell>
          <table:table-cell office:value-type="float" office:value="25836.52" table:formula="of:=SUM([.G164])" table:style-name="ce19">
            <text:p>25.836,52</text:p>
          </table:table-cell>
          <table:table-cell office:value-type="float" office:value="25.45" table:style-name="ce19">
            <text:p>25,45</text:p>
          </table:table-cell>
          <table:table-cell office:value-type="float" office:value="0" table:formula="of:=SUM([.I164])" table:style-name="ce19">
            <text:p>0,00</text:p>
          </table:table-cell>
          <table:table-cell office:value-type="float" office:value="0" table:formula="of:=SUM([.J164])" table:style-name="ce19">
            <text:p>0,00</text:p>
          </table:table-cell>
          <table:table-cell office:value-type="float" office:value="0" table:formula="of:=SUM([.K164])" table:style-name="ce19">
            <text:p>0,00</text:p>
          </table:table-cell>
          <table:table-cell office:value-type="float" office:value="0" table:formula="of:=SUM([.L164])" table:style-name="ce19">
            <text:p>0,00</text:p>
          </table:table-cell>
          <table:table-cell office:value-type="float" office:value="0" table:formula="of:=SUM([.M164])" table:style-name="ce19">
            <text:p>0,00</text:p>
          </table:table-cell>
          <table:table-cell office:value-type="float" office:value="0" table:formula="of:=SUM([.N164])" table:style-name="ce19">
            <text:p>0,00</text:p>
          </table:table-cell>
          <table:table-cell office:value-type="float" office:value="268338.09000000003" table:formula="of:=SUM([.O164])" table:style-name="ce19">
            <text:p>268.338,09</text:p>
          </table:table-cell>
          <table:table-cell office:value-type="percentage" office:value="3.1279034820076636E-2" table:formula="of:=[.O163]/[.$O$148]" table:style-name="ce20">
            <text:p>3,13%</text:p>
          </table:table-cell>
          <table:table-cell table:number-columns-repeated="190" table:style-name="ce31"/>
          <table:table-cell table:number-columns-repeated="16178" table:style-name="ce3"/>
        </table:table-row>
        <table:table-row table:style-name="ro3">
          <table:table-cell office:value-type="string" table:style-name="ce26">
            <text:p>4.1.2.01.01.00920</text:p>
          </table:table-cell>
          <table:table-cell office:value-type="string" table:style-name="ce26">
            <text:p>RENDAS APLIC.CURTO PRAZO</text:p>
          </table:table-cell>
          <table:table-cell office:value-type="float" office:value="111186.01" table:style-name="ce112">
            <text:p>111.186,01</text:p>
          </table:table-cell>
          <table:table-cell office:value-type="float" office:value="35938.43" table:style-name="ce112">
            <text:p>35.938,43</text:p>
          </table:table-cell>
          <table:table-cell office:value-type="float" office:value="78927.64" table:style-name="ce112">
            <text:p>78.927,64</text:p>
          </table:table-cell>
          <table:table-cell office:value-type="float" office:value="16424.009999999998" table:style-name="ce112">
            <text:p>16.424,01</text:p>
          </table:table-cell>
          <table:table-cell office:value-type="float" office:value="25836.52" table:style-name="ce112">
            <text:p>25.836,52</text:p>
          </table:table-cell>
          <table:table-cell office:value-type="float" office:value="25.48" table:style-name="ce112">
            <text:p>25,48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268338.09000000003" table:formula="of:=SUM([.C164:.N164])" table:style-name="ce112">
            <text:p>268.338,09</text:p>
          </table:table-cell>
          <table:table-cell office:value-type="percentage" office:value="3.1279034820076636E-2" table:formula="of:=[.O164]/[.$O$148]" table:style-name="ce23">
            <text:p>3,13%</text:p>
          </table:table-cell>
          <table:table-cell table:number-columns-repeated="190" table:style-name="ce31"/>
          <table:table-cell table:number-columns-repeated="16178" table:style-name="ce3"/>
        </table:table-row>
        <table:table-row table:style-name="ro3">
          <table:table-cell office:value-type="string" table:style-name="ce18">
            <text:p>4.1.2.01.02</text:p>
          </table:table-cell>
          <table:table-cell office:value-type="string" table:style-name="ce18">
            <text:p>OUTRAS RECEITAS FINANCEIRAS</text:p>
          </table:table-cell>
          <table:table-cell office:value-type="float" office:value="0" table:formula="of:=SUM([.C166:.C168])" table:style-name="ce19">
            <text:p>0,00</text:p>
          </table:table-cell>
          <table:table-cell office:value-type="float" office:value="0" table:formula="of:=SUM([.D166:.D168])" table:style-name="ce19">
            <text:p>0,00</text:p>
          </table:table-cell>
          <table:table-cell office:value-type="float" office:value="0" table:formula="of:=SUM([.E166:.E168])" table:style-name="ce19">
            <text:p>0,00</text:p>
          </table:table-cell>
          <table:table-cell office:value-type="float" office:value="311.2" table:formula="of:=SUM([.F166:.F168])" table:style-name="ce19">
            <text:p>311,20</text:p>
          </table:table-cell>
          <table:table-cell office:value-type="float" office:value="0" table:formula="of:=SUM([.G166:.G168])" table:style-name="ce19">
            <text:p>0,00</text:p>
          </table:table-cell>
          <table:table-cell office:value-type="float" office:value="0" table:formula="of:=SUM([.H166:.H168])" table:style-name="ce19">
            <text:p>0,00</text:p>
          </table:table-cell>
          <table:table-cell office:value-type="float" office:value="0" table:formula="of:=SUM([.I166:.I168])" table:style-name="ce19">
            <text:p>0,00</text:p>
          </table:table-cell>
          <table:table-cell office:value-type="float" office:value="0" table:formula="of:=SUM([.J166:.J167])" table:style-name="ce19">
            <text:p>0,00</text:p>
          </table:table-cell>
          <table:table-cell office:value-type="float" office:value="0" table:formula="of:=SUM([.K166:.K167])" table:style-name="ce19">
            <text:p>0,00</text:p>
          </table:table-cell>
          <table:table-cell office:value-type="float" office:value="0" table:formula="of:=SUM([.L166:.L167])" table:style-name="ce19">
            <text:p>0,00</text:p>
          </table:table-cell>
          <table:table-cell office:value-type="float" office:value="0" table:formula="of:=SUM([.M166:.M167])" table:style-name="ce19">
            <text:p>0,00</text:p>
          </table:table-cell>
          <table:table-cell office:value-type="float" office:value="0" table:formula="of:=SUM([.N166:.N167])" table:style-name="ce19">
            <text:p>0,00</text:p>
          </table:table-cell>
          <table:table-cell office:value-type="float" office:value="311.2" table:formula="of:=SUM([.O166:.O168])" table:style-name="ce19">
            <text:p>311,20</text:p>
          </table:table-cell>
          <table:table-cell office:value-type="percentage" office:value="3.6275266161460148E-5" table:formula="of:=[.O165]/[.$O$148]" table:style-name="ce20">
            <text:p>0,00%</text:p>
          </table:table-cell>
          <table:table-cell table:number-columns-repeated="190" table:style-name="ce15"/>
          <table:table-cell table:number-columns-repeated="16178" table:style-name="ce3"/>
        </table:table-row>
        <table:table-row table:style-name="ro3">
          <table:table-cell office:value-type="string" table:style-name="ce26">
            <text:p>4.1.2.01.02.00925</text:p>
          </table:table-cell>
          <table:table-cell office:value-type="string" table:style-name="ce26">
            <text:p>DESCONTOS OBTID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311.2" table:style-name="ce112">
            <text:p>311,2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311.2" table:formula="of:=SUM([.C166:.N166])" table:style-name="ce112">
            <text:p>311,20</text:p>
          </table:table-cell>
          <table:table-cell office:value-type="percentage" office:value="3.6275266161460148E-5" table:formula="of:=[.O166]/[.$O$148]" table:style-name="ce23">
            <text:p>0,00%</text:p>
          </table:table-cell>
          <table:table-cell table:number-columns-repeated="189" table:style-name="ce3"/>
          <table:table-cell table:style-name="ce11"/>
          <table:table-cell table:number-columns-repeated="16178" table:style-name="ce3"/>
        </table:table-row>
        <table:table-row table:style-name="ro3">
          <table:table-cell office:value-type="string" table:style-name="ce26">
            <text:p>4.1.2.01.02.00927</text:p>
          </table:table-cell>
          <table:table-cell office:value-type="string" table:style-name="ce26">
            <text:p>JUROS ATIV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67:.N167])" table:style-name="ce112">
            <text:p>0,00</text:p>
          </table:table-cell>
          <table:table-cell office:value-type="percentage" office:value="0" table:formula="of:=[.O167]/[.$O$148]" table:style-name="ce23">
            <text:p>0,00%</text:p>
          </table:table-cell>
          <table:table-cell table:number-columns-repeated="230" table:style-name="ce11"/>
          <table:table-cell table:number-columns-repeated="16138" table:style-name="ce50"/>
        </table:table-row>
        <table:table-row table:style-name="ro3">
          <table:table-cell office:value-type="string" table:style-name="ce26">
            <text:p>4.1.2.01.02.00928</text:p>
          </table:table-cell>
          <table:table-cell office:value-type="string" table:style-name="ce26">
            <text:p>JUROS SELIC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68:.N168])" table:style-name="ce112">
            <text:p>0,00</text:p>
          </table:table-cell>
          <table:table-cell office:value-type="percentage" office:value="0" table:formula="of:=[.O168]/[.$O$148]" table:style-name="ce23">
            <text:p>0,00%</text:p>
          </table:table-cell>
          <table:table-cell table:number-columns-repeated="230" table:style-name="ce11"/>
          <table:table-cell table:number-columns-repeated="16138" table:style-name="ce50"/>
        </table:table-row>
        <table:table-row table:style-name="ro3">
          <table:table-cell office:value-type="string" table:style-name="ce12">
            <text:p>4.2</text:p>
          </table:table-cell>
          <table:table-cell office:value-type="string" table:style-name="ce16">
            <text:p>RECEITAS NAO OPERACIONAIS</text:p>
          </table:table-cell>
          <table:table-cell office:value-type="float" office:value="0" table:formula="of:=[.C170]" table:style-name="ce17">
            <text:p>0,00</text:p>
          </table:table-cell>
          <table:table-cell office:value-type="float" office:value="0" table:formula="of:=[.D170]" table:style-name="ce17">
            <text:p>0,00</text:p>
          </table:table-cell>
          <table:table-cell office:value-type="float" office:value="0" table:formula="of:=[.E170]" table:style-name="ce17">
            <text:p>0,00</text:p>
          </table:table-cell>
          <table:table-cell office:value-type="float" office:value="0" table:formula="of:=[.F170]" table:style-name="ce17">
            <text:p>0,00</text:p>
          </table:table-cell>
          <table:table-cell office:value-type="float" office:value="0" table:formula="of:=[.G170]" table:style-name="ce17">
            <text:p>0,00</text:p>
          </table:table-cell>
          <table:table-cell office:value-type="float" office:value="0" table:formula="of:=[.H170]" table:style-name="ce17">
            <text:p>0,00</text:p>
          </table:table-cell>
          <table:table-cell office:value-type="float" office:value="0" table:formula="of:=[.I170]" table:style-name="ce17">
            <text:p>0,00</text:p>
          </table:table-cell>
          <table:table-cell office:value-type="float" office:value="0" table:formula="of:=[.J170]" table:style-name="ce17">
            <text:p>0,00</text:p>
          </table:table-cell>
          <table:table-cell office:value-type="float" office:value="0" table:formula="of:=[.K170]" table:style-name="ce17">
            <text:p>0,00</text:p>
          </table:table-cell>
          <table:table-cell office:value-type="float" office:value="0" table:formula="of:=[.L170]" table:style-name="ce17">
            <text:p>0,00</text:p>
          </table:table-cell>
          <table:table-cell office:value-type="float" office:value="0" table:formula="of:=[.M170]" table:style-name="ce17">
            <text:p>0,00</text:p>
          </table:table-cell>
          <table:table-cell office:value-type="float" office:value="0" table:formula="of:=[.N170]" table:style-name="ce17">
            <text:p>0,00</text:p>
          </table:table-cell>
          <table:table-cell office:value-type="float" office:value="0" table:formula="of:=[.O172]" table:style-name="ce117">
            <text:p>0,00</text:p>
          </table:table-cell>
          <table:table-cell office:value-type="percentage" office:value="0" table:formula="of:=[.O169]/[.$O$148]" table:style-name="ce118">
            <text:p>0,00%</text:p>
          </table:table-cell>
          <table:table-cell table:number-columns-repeated="230" table:style-name="ce11"/>
          <table:table-cell table:number-columns-repeated="16138" table:style-name="ce50"/>
        </table:table-row>
        <table:table-row table:style-name="ro3">
          <table:table-cell office:value-type="string" table:style-name="ce12">
            <text:p>4.2.1</text:p>
          </table:table-cell>
          <table:table-cell office:value-type="string" table:style-name="ce16">
            <text:p>RECEITAS NAO OPERACIONAIS</text:p>
          </table:table-cell>
          <table:table-cell office:value-type="float" office:value="0" table:formula="of:=[.C171]" table:style-name="ce17">
            <text:p>0,00</text:p>
          </table:table-cell>
          <table:table-cell office:value-type="float" office:value="0" table:formula="of:=[.D171]" table:style-name="ce17">
            <text:p>0,00</text:p>
          </table:table-cell>
          <table:table-cell office:value-type="float" office:value="0" table:formula="of:=[.E171]" table:style-name="ce17">
            <text:p>0,00</text:p>
          </table:table-cell>
          <table:table-cell office:value-type="float" office:value="0" table:formula="of:=[.F171]" table:style-name="ce17">
            <text:p>0,00</text:p>
          </table:table-cell>
          <table:table-cell office:value-type="float" office:value="0" table:formula="of:=[.G171]" table:style-name="ce17">
            <text:p>0,00</text:p>
          </table:table-cell>
          <table:table-cell office:value-type="float" office:value="0" table:formula="of:=[.H171]" table:style-name="ce17">
            <text:p>0,00</text:p>
          </table:table-cell>
          <table:table-cell office:value-type="float" office:value="0" table:formula="of:=[.I171]" table:style-name="ce17">
            <text:p>0,00</text:p>
          </table:table-cell>
          <table:table-cell office:value-type="float" office:value="0" table:formula="of:=[.J171]" table:style-name="ce17">
            <text:p>0,00</text:p>
          </table:table-cell>
          <table:table-cell office:value-type="float" office:value="0" table:formula="of:=[.K171]" table:style-name="ce17">
            <text:p>0,00</text:p>
          </table:table-cell>
          <table:table-cell office:value-type="float" office:value="0" table:formula="of:=[.L171]" table:style-name="ce17">
            <text:p>0,00</text:p>
          </table:table-cell>
          <table:table-cell office:value-type="float" office:value="0" table:formula="of:=[.M171]" table:style-name="ce17">
            <text:p>0,00</text:p>
          </table:table-cell>
          <table:table-cell office:value-type="float" office:value="0" table:formula="of:=[.N171]" table:style-name="ce17">
            <text:p>0,00</text:p>
          </table:table-cell>
          <table:table-cell office:value-type="float" office:value="0" table:formula="of:=[.O171]" table:style-name="ce17">
            <text:p>0,00</text:p>
          </table:table-cell>
          <table:table-cell office:value-type="percentage" office:value="0" table:formula="of:=[.O170]/[.$O$148]" table:style-name="ce119">
            <text:p>0,00%</text:p>
          </table:table-cell>
          <table:table-cell table:number-columns-repeated="230" table:style-name="ce11"/>
          <table:table-cell table:number-columns-repeated="16138" table:style-name="ce50"/>
        </table:table-row>
        <table:table-row table:style-name="ro3">
          <table:table-cell office:value-type="string" table:style-name="ce12">
            <text:p>4.2.1.01</text:p>
          </table:table-cell>
          <table:table-cell office:value-type="string" table:style-name="ce16">
            <text:p>RECEITAS DIVERSAS</text:p>
          </table:table-cell>
          <table:table-cell office:value-type="float" office:value="0" table:formula="of:=[.C172]" table:style-name="ce17">
            <text:p>0,00</text:p>
          </table:table-cell>
          <table:table-cell office:value-type="float" office:value="0" table:formula="of:=[.D172]" table:style-name="ce17">
            <text:p>0,00</text:p>
          </table:table-cell>
          <table:table-cell office:value-type="float" office:value="0" table:formula="of:=[.E172]" table:style-name="ce17">
            <text:p>0,00</text:p>
          </table:table-cell>
          <table:table-cell office:value-type="float" office:value="0" table:formula="of:=[.F172]" table:style-name="ce17">
            <text:p>0,00</text:p>
          </table:table-cell>
          <table:table-cell office:value-type="float" office:value="0" table:formula="of:=[.G172]" table:style-name="ce17">
            <text:p>0,00</text:p>
          </table:table-cell>
          <table:table-cell office:value-type="float" office:value="0" table:formula="of:=[.H172]" table:style-name="ce17">
            <text:p>0,00</text:p>
          </table:table-cell>
          <table:table-cell office:value-type="float" office:value="0" table:formula="of:=[.I172]" table:style-name="ce17">
            <text:p>0,00</text:p>
          </table:table-cell>
          <table:table-cell office:value-type="float" office:value="0" table:formula="of:=[.J172]" table:style-name="ce17">
            <text:p>0,00</text:p>
          </table:table-cell>
          <table:table-cell office:value-type="float" office:value="0" table:formula="of:=[.K172]" table:style-name="ce17">
            <text:p>0,00</text:p>
          </table:table-cell>
          <table:table-cell office:value-type="float" office:value="0" table:formula="of:=[.L172]" table:style-name="ce17">
            <text:p>0,00</text:p>
          </table:table-cell>
          <table:table-cell office:value-type="float" office:value="0" table:formula="of:=[.M172]" table:style-name="ce17">
            <text:p>0,00</text:p>
          </table:table-cell>
          <table:table-cell office:value-type="float" office:value="0" table:formula="of:=[.N172]" table:style-name="ce17">
            <text:p>0,00</text:p>
          </table:table-cell>
          <table:table-cell office:value-type="float" office:value="0" table:formula="of:=[.O172]" table:style-name="ce17">
            <text:p>0,00</text:p>
          </table:table-cell>
          <table:table-cell office:value-type="percentage" office:value="0" table:formula="of:=[.O171]/[.$O$148]" table:style-name="ce119">
            <text:p>0,00%</text:p>
          </table:table-cell>
          <table:table-cell table:number-columns-repeated="230" table:style-name="ce11"/>
          <table:table-cell table:number-columns-repeated="16138" table:style-name="ce50"/>
        </table:table-row>
        <table:table-row table:style-name="ro3">
          <table:table-cell office:value-type="string" table:style-name="ce120">
            <text:p>4.2.1.01.02</text:p>
          </table:table-cell>
          <table:table-cell office:value-type="string" table:style-name="ce120">
            <text:p>OUTRAS RECEITAS</text:p>
          </table:table-cell>
          <table:table-cell office:value-type="float" office:value="0" table:formula="of:=SUM([.C173:.C175])" table:style-name="ce19">
            <text:p>0,00</text:p>
          </table:table-cell>
          <table:table-cell office:value-type="float" office:value="0" table:formula="of:=SUM([.D173:.D175])" table:style-name="ce19">
            <text:p>0,00</text:p>
          </table:table-cell>
          <table:table-cell office:value-type="float" office:value="0" table:formula="of:=SUM([.E173:.E175])" table:style-name="ce19">
            <text:p>0,00</text:p>
          </table:table-cell>
          <table:table-cell office:value-type="float" office:value="0" table:formula="of:=SUM([.F173:.F175])" table:style-name="ce19">
            <text:p>0,00</text:p>
          </table:table-cell>
          <table:table-cell office:value-type="float" office:value="0" table:formula="of:=SUM([.G173:.G175])" table:style-name="ce19">
            <text:p>0,00</text:p>
          </table:table-cell>
          <table:table-cell office:value-type="float" office:value="0" table:formula="of:=SUM([.H173:.H175])" table:style-name="ce19">
            <text:p>0,00</text:p>
          </table:table-cell>
          <table:table-cell office:value-type="float" office:value="0" table:formula="of:=SUM([.I173:.I175])" table:style-name="ce19">
            <text:p>0,00</text:p>
          </table:table-cell>
          <table:table-cell office:value-type="float" office:value="0" table:formula="of:=SUM([.J173:.J175])" table:style-name="ce19">
            <text:p>0,00</text:p>
          </table:table-cell>
          <table:table-cell office:value-type="float" office:value="0" table:formula="of:=SUM([.K173:.K175])" table:style-name="ce19">
            <text:p>0,00</text:p>
          </table:table-cell>
          <table:table-cell office:value-type="float" office:value="0" table:formula="of:=SUM([.L173:.L175])" table:style-name="ce19">
            <text:p>0,00</text:p>
          </table:table-cell>
          <table:table-cell office:value-type="float" office:value="0" table:formula="of:=SUM([.M173:.M175])" table:style-name="ce19">
            <text:p>0,00</text:p>
          </table:table-cell>
          <table:table-cell office:value-type="float" office:value="0" table:formula="of:=SUM([.N173:.N175])" table:style-name="ce19">
            <text:p>0,00</text:p>
          </table:table-cell>
          <table:table-cell office:value-type="float" office:value="0" table:formula="of:=SUM([.O174:.O175])" table:style-name="ce19">
            <text:p>0,00</text:p>
          </table:table-cell>
          <table:table-cell office:value-type="percentage" office:value="0" table:formula="of:=[.O172]/[.$O$148]" table:style-name="ce121">
            <text:p>0,00%</text:p>
          </table:table-cell>
          <table:table-cell table:number-columns-repeated="230" table:style-name="ce11"/>
          <table:table-cell table:number-columns-repeated="16138" table:style-name="ce50"/>
        </table:table-row>
        <table:table-row table:style-name="ro3">
          <table:table-cell office:value-type="string" table:style-name="ce26">
            <text:p>4.2.1.01.02.00950</text:p>
          </table:table-cell>
          <table:table-cell office:value-type="string" table:style-name="ce26">
            <text:p>ALUGUEIS C/RECEITAS</text:p>
          </table:table-cell>
          <table:table-cell office:value-type="float" office:value="0" table:style-name="ce34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formula="of:=SUM([.C173:.N173])" table:style-name="ce112">
            <text:p>0,00</text:p>
          </table:table-cell>
          <table:table-cell office:value-type="percentage" office:value="0" table:formula="of:=[.O173]/[.$O$148]" table:style-name="ce23">
            <text:p>0,00%</text:p>
          </table:table-cell>
          <table:table-cell table:number-columns-repeated="230" table:style-name="ce11"/>
          <table:table-cell table:number-columns-repeated="16138" table:style-name="ce50"/>
        </table:table-row>
        <table:table-row table:style-name="ro3">
          <table:table-cell office:value-type="string" table:style-name="ce26">
            <text:p>4.2.1.01.02.00953</text:p>
          </table:table-cell>
          <table:table-cell office:value-type="string" table:style-name="ce26">
            <text:p>RESSARCIMENTOS RECEBIDOS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percentage" office:value="0" table:formula="of:=[.O174]/[.$O$148]" table:style-name="ce23">
            <text:p>0,00%</text:p>
          </table:table-cell>
          <table:table-cell table:number-columns-repeated="230" table:style-name="ce11"/>
          <table:table-cell table:number-columns-repeated="16138" table:style-name="ce50"/>
        </table:table-row>
        <table:table-row table:style-name="ro3">
          <table:table-cell office:value-type="string" table:style-name="ce122">
            <text:p>4.2.1.01.02.00955</text:p>
          </table:table-cell>
          <table:table-cell office:value-type="string" table:style-name="ce122">
            <text:p>OUTRAS RECEITAS</text:p>
          </table:table-cell>
          <table:table-cell office:value-type="float" office:value="0" table:style-name="ce123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12">
            <text:p>0,00</text:p>
          </table:table-cell>
          <table:table-cell office:value-type="float" office:value="0" table:style-name="ce123">
            <text:p>0,00</text:p>
          </table:table-cell>
          <table:table-cell office:value-type="percentage" office:value="0" table:formula="of:=[.O175]/[.$O$148]" table:style-name="ce124">
            <text:p>0,00%</text:p>
          </table:table-cell>
          <table:table-cell table:number-columns-repeated="230" table:style-name="ce11"/>
          <table:table-cell table:number-columns-repeated="16138" table:style-name="ce50"/>
        </table:table-row>
        <table:table-row table:style-name="ro3">
          <table:table-cell office:value-type="string" table:number-columns-spanned="2" table:number-rows-spanned="1" table:style-name="ce126">
            <text:p>RESULTADO</text:p>
          </table:table-cell>
          <table:covered-table-cell/>
          <table:table-cell office:value-type="float" office:value="-155268.59000000008" table:formula="of:=[.C7]+[.C144]" table:style-name="ce43">
            <text:p>-155.268,59</text:p>
          </table:table-cell>
          <table:table-cell office:value-type="float" office:value="-210838.97999999986" table:formula="of:=[.D7]+[.D144]" table:style-name="ce125">
            <text:p>-210.838,98</text:p>
          </table:table-cell>
          <table:table-cell office:value-type="float" office:value="273697.57000000007" table:formula="of:=[.E7]+[.E144]" table:style-name="ce125">
            <text:p>273.697,57</text:p>
          </table:table-cell>
          <table:table-cell office:value-type="float" office:value="226372.80999999982" table:formula="of:=[.F7]+[.F144]" table:style-name="ce125">
            <text:p>226.372,81</text:p>
          </table:table-cell>
          <table:table-cell office:value-type="float" office:value="301265.3199999996" table:formula="of:=[.G7]+[.G144]" table:style-name="ce125">
            <text:p>301.265,32</text:p>
          </table:table-cell>
          <table:table-cell office:value-type="float" office:value="501375.28000000026" table:formula="of:=[.H7]+[.H144]" table:style-name="ce125">
            <text:p>501.375,28</text:p>
          </table:table-cell>
          <table:table-cell office:value-type="float" office:value="0" table:formula="of:=[.I7]+[.I144]" table:style-name="ce125">
            <text:p>0,00</text:p>
          </table:table-cell>
          <table:table-cell office:value-type="float" office:value="0" table:formula="of:=[.J7]+[.J144]" table:style-name="ce125">
            <text:p>0,00</text:p>
          </table:table-cell>
          <table:table-cell office:value-type="float" office:value="0" table:formula="of:=[.K7]+[.K144]" table:style-name="ce125">
            <text:p>0,00</text:p>
          </table:table-cell>
          <table:table-cell office:value-type="float" office:value="0" table:formula="of:=[.L7]+[.L144]" table:style-name="ce125">
            <text:p>0,00</text:p>
          </table:table-cell>
          <table:table-cell office:value-type="float" office:value="0" table:formula="of:=[.M7]+[.M144]" table:style-name="ce125">
            <text:p>0,00</text:p>
          </table:table-cell>
          <table:table-cell office:value-type="float" office:value="0" table:formula="of:=[.N7]+[.N144]" table:style-name="ce125">
            <text:p>0,00</text:p>
          </table:table-cell>
          <table:table-cell office:value-type="float" office:value="936603.43999999575" table:formula="of:=[.O7]+[.O144]" table:style-name="ce125">
            <text:p>936.603,44</text:p>
          </table:table-cell>
          <table:table-cell office:value-type="percentage" office:value="0.10917589676651354" table:formula="of:=[.O176]/[.$O$148]" table:style-name="ce42">
            <text:p>10,92%</text:p>
          </table:table-cell>
          <table:table-cell table:number-columns-repeated="230" table:style-name="ce11"/>
          <table:table-cell table:number-columns-repeated="16138" table:style-name="ce50"/>
        </table:table-row>
        <table:table-row table:number-rows-repeated="65277" table:style-name="ro3">
          <table:table-cell table:number-columns-repeated="16384"/>
        </table:table-row>
        <table:table-row table:number-rows-repeated="38" table:style-name="ro7">
          <table:table-cell table:number-columns-repeated="16384"/>
        </table:table-row>
        <table:table-row table:number-rows-repeated="98308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Calibri" svg:font-family="Calibri"/>
    <style:font-face style:name="Calibri11" svg:font-family="Calibri11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 number:style="long"/>
      <number:text>/</number:text>
      <number:month number:textual="true"/>
    </number:date-style>
    <number:text-style style:name="N30">
      <number:text-content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7P1" number:language="pt" number:country="BR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7P2" number:language="pt" number:country="BR">
      <number:currency-symbol number:language="pt" number:country="BR">R$</number:currency-symbol>
      <number:text> -</number:text>
      <number:number number:decimal-places="0" number:min-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R$ </number:text>
      <number:number number:decimal-places="2" number:min-decimal-places="2" number:min-integer-digits="1" number:grouping="true"/>
      <number:text> </number:text>
    </number:number-style>
    <number:number-style style:name="N38P1">
      <number:text>-R$ </number:text>
      <number:number number:decimal-places="2" number:min-decimal-places="2" number:min-integer-digits="1" number:grouping="true"/>
      <number:text> </number:text>
    </number:number-style>
    <number:number-style style:name="N38P2">
      <number:text> R$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Accent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wrap-option="wrap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wrap-option="wrap" fo:background-color="#80808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wrap-option="wrap" fo:background-color="#DDDDDD" style:repeat-content="false"/>
      <style:paragraph-properties fo:text-align="start" fo:margin-left="0cm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wrap-option="wrap" fo:background-color="#FFCCCC" style:repeat-content="false"/>
      <style:paragraph-properties fo:text-align="start" fo:margin-left="0cm"/>
      <style:text-properties fo:color="#CC0000"/>
    </style:style>
    <style:style style:name="Default" style:family="table-cell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Error" style:family="table-cell" style:data-style-name="N0">
      <style:table-cell-properties style:vertical-align="automatic" fo:wrap-option="wrap" fo:background-color="#CC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Excel_BuiltIn_Currency" style:family="table-cell" style:data-style-name="N38">
      <style:table-cell-properties style:vertical-align="top" fo:wrap-option="wrap" fo:background-color="transparent" style:repeat-content="false"/>
      <style:paragraph-properties fo:text-align="start" fo:margin-left="0cm"/>
    </style:style>
    <style:style style:name="Excel_BuiltIn_Percent" style:family="table-cell" style:data-style-name="N13">
      <style:table-cell-properties style:vertical-align="top" fo:wrap-option="wrap" fo:background-color="transparent" style:repeat-content="false"/>
      <style:paragraph-properties fo:text-align="start" fo:margin-left="0cm"/>
    </style:style>
    <style:style style:name="Footnote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wrap-option="wrap" fo:background-color="#CCFFCC" style:repeat-content="false"/>
      <style:paragraph-properties fo:text-align="start" fo:margin-left="0cm"/>
      <style:text-properties fo:color="#006600"/>
    </style:style>
    <style:style style:name="Heading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EE" style:text-underline-style="solid" style:text-underline-type="single"/>
    </style:style>
    <style:style style:name="Moeda" style:family="table-cell" style:data-style-name="N37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Moeda_32_2" style:display-name="Moeda 2" style:family="table-cell" style:data-style-name="N38">
      <style:table-cell-properties style:vertical-align="top" fo:wrap-option="wrap" style:repeat-content="false"/>
      <style:paragraph-properties fo:text-align="start" fo:margin-left="0cm"/>
    </style:style>
    <style:style style:name="Neutral" style:family="table-cell" style:data-style-name="N0">
      <style:table-cell-properties style:vertical-align="automatic" fo:wrap-option="wrap" fo:background-color="#FFFFCC" style:repeat-content="false"/>
      <style:paragraph-properties fo:text-align="start" fo:margin-left="0cm"/>
      <style:text-properties fo:color="#996600"/>
    </style:style>
    <style:style style:name="Default_1" style:display-name="Default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Note" style:family="table-cell" style:data-style-name="N0">
      <style:table-cell-properties fo:border="thin solid #808080" style:vertical-align="automatic" fo:wrap-option="wrap" fo:background-color="#FFFFCC" style:repeat-content="false"/>
      <style:paragraph-properties fo:text-align="start" fo:margin-left="0cm"/>
      <style:text-properties fo:color="#333333"/>
    </style:style>
    <style:style style:name="Porcentagem" style:family="table-cell" style:data-style-name="N13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Porcentagem_32_2" style:display-name="Porcentagem 2" style:family="table-cell" style:data-style-name="N13">
      <style:table-cell-properties style:vertical-align="top" fo:wrap-option="wrap" style:repeat-content="false"/>
      <style:paragraph-properties fo:text-align="start" fo:margin-left="0cm"/>
    </style:style>
    <style:style style:name="Result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12" style:family="table-cell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font-size="6pt" style:font-size-asian="6pt" style:font-size-complex="6pt"/>
    </style:style>
    <style:style style:name="S12_32_2" style:display-name="S12 2" style:family="table-cell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font-size="6pt" style:font-size-asian="6pt" style:font-size-complex="6pt"/>
    </style:style>
    <style:style style:name="S2" style:family="table-cell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S2_32_2" style:display-name="S2 2" style:family="table-cell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S5" style:family="table-cell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S5_32_2" style:display-name="S5 2" style:family="table-cell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S6" style:family="table-cell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fo:font-size="7pt" style:font-size-asian="7pt" style:font-size-complex="7pt"/>
    </style:style>
    <style:style style:name="S6_32_2" style:display-name="S6 2" style:family="table-cell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fo:font-size="7pt" style:font-size-asian="7pt" style:font-size-complex="7pt"/>
    </style:style>
    <style:style style:name="S8" style:family="table-cell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S8_32_2" style:display-name="S8 2" style:family="table-cell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S9" style:family="table-cell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font-size="5pt" style:font-size-asian="5pt" style:font-size-complex="5pt"/>
    </style:style>
    <style:style style:name="S9_32_2" style:display-name="S9 2" style:family="table-cell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font-size="5pt" style:font-size-asian="5pt" style:font-size-complex="5pt"/>
    </style:style>
    <style:style style:name="Status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Text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Warning" style:family="table-cel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5354330708661in" fo:margin-left="0.511811023622047in" fo:margin-right="0.511811023622047in" style:print-orientation="landscape" style:print-page-order="ltr" style:first-page-number="1" style:scale-to="100%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Paulo C</dc:creator>
    <meta:creation-date>2024-04-02T09:39:39Z</meta:creation-date>
    <dc:date>2025-11-05T17:58:31Z</dc:date>
    <meta:editing-cycles>32</meta:editing-cycles>
    <meta:editing-duration>PT33610S</meta:editing-duration>
  </office:meta>
</office:document-meta>
</file>